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29pt"/>
    </style:style>
    <style:style style:name="co2" style:family="table-column">
      <style:table-column-properties fo:break-before="auto" style:column-width="38.95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py_with_ichimoku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Ichimoku Cloud</text:p>
          </table:table-cell>
          <table:table-cell office:value-type="string" calcext:value-type="string">
            <text:p>TenkanMaximum</text:p>
          </table:table-cell>
          <table:table-cell office:value-type="string" calcext:value-type="string">
            <text:p>TenkanMinimum</text:p>
          </table:table-cell>
          <table:table-cell office:value-type="string" calcext:value-type="string">
            <text:p>Tenkan</text:p>
          </table:table-cell>
          <table:table-cell office:value-type="string" calcext:value-type="string">
            <text:p>KijunMaximum</text:p>
          </table:table-cell>
          <table:table-cell office:value-type="string" calcext:value-type="string">
            <text:p>KijunMinimum</text:p>
          </table:table-cell>
          <table:table-cell office:value-type="string" calcext:value-type="string">
            <text:p>Kijun</text:p>
          </table:table-cell>
          <table:table-cell office:value-type="string" calcext:value-type="string">
            <text:p>Senkou A</text:p>
          </table:table-cell>
          <table:table-cell office:value-type="string" calcext:value-type="string">
            <text:p>SenkouBMaximum</text:p>
          </table:table-cell>
          <table:table-cell office:value-type="string" calcext:value-type="string">
            <text:p>SenkouBMinimum</text:p>
          </table:table-cell>
          <table:table-cell office:value-type="string" calcext:value-type="string">
            <text:p>Senkou B</text:p>
          </table:table-cell>
        </table:table-row>
        <table:table-row table:style-name="ro1">
          <table:table-cell office:value-type="string" calcext:value-type="string">
            <text:p>12/03/15 14:00:00 +08:00</text:p>
          </table:table-cell>
          <table:table-cell office:value-type="float" office:value="206.42" calcext:value-type="float">
            <text:p>206.42</text:p>
          </table:table-cell>
          <table:table-cell office:value-type="float" office:value="206.69" calcext:value-type="float">
            <text:p>206.69</text:p>
          </table:table-cell>
          <table:table-cell office:value-type="float" office:value="206.34" calcext:value-type="float">
            <text:p>206.34</text:p>
          </table:table-cell>
          <table:table-cell office:value-type="float" office:value="206.59" calcext:value-type="float">
            <text:p>206.59</text:p>
          </table:table-cell>
          <table:table-cell office:value-type="float" office:value="206.515" calcext:value-type="float">
            <text:p>206.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03/15 15:00:00 +08:00</text:p>
          </table:table-cell>
          <table:table-cell office:value-type="float" office:value="206.59" calcext:value-type="float">
            <text:p>206.59</text:p>
          </table:table-cell>
          <table:table-cell office:value-type="float" office:value="206.88" calcext:value-type="float">
            <text:p>206.88</text:p>
          </table:table-cell>
          <table:table-cell office:value-type="float" office:value="206.42" calcext:value-type="float">
            <text:p>206.42</text:p>
          </table:table-cell>
          <table:table-cell office:value-type="float" office:value="206.84" calcext:value-type="float">
            <text:p>206.84</text:p>
          </table:table-cell>
          <table:table-cell office:value-type="float" office:value="206.61" calcext:value-type="float">
            <text:p>206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03/15 16:00:00 +08:00</text:p>
          </table:table-cell>
          <table:table-cell office:value-type="float" office:value="206.84" calcext:value-type="float">
            <text:p>206.84</text:p>
          </table:table-cell>
          <table:table-cell office:value-type="float" office:value="207.18" calcext:value-type="float">
            <text:p>207.18</text:p>
          </table:table-cell>
          <table:table-cell office:value-type="float" office:value="206.84" calcext:value-type="float">
            <text:p>206.84</text:p>
          </table:table-cell>
          <table:table-cell office:value-type="float" office:value="207.13" calcext:value-type="float">
            <text:p>207.13</text:p>
          </table:table-cell>
          <table:table-cell office:value-type="float" office:value="206.76" calcext:value-type="float">
            <text:p>206.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3/15 10:00:00 +08:00</text:p>
          </table:table-cell>
          <table:table-cell office:value-type="float" office:value="206.76" calcext:value-type="float">
            <text:p>206.76</text:p>
          </table:table-cell>
          <table:table-cell office:value-type="float" office:value="206.93" calcext:value-type="float">
            <text:p>206.93</text:p>
          </table:table-cell>
          <table:table-cell office:value-type="float" office:value="206.22" calcext:value-type="float">
            <text:p>206.22</text:p>
          </table:table-cell>
          <table:table-cell office:value-type="float" office:value="206.48" calcext:value-type="float">
            <text:p>206.48</text:p>
          </table:table-cell>
          <table:table-cell office:value-type="float" office:value="206.7" calcext:value-type="float">
            <text:p>206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3/15 11:00:00 +08:00</text:p>
          </table:table-cell>
          <table:table-cell office:value-type="float" office:value="206.48" calcext:value-type="float">
            <text:p>206.48</text:p>
          </table:table-cell>
          <table:table-cell office:value-type="float" office:value="206.59" calcext:value-type="float">
            <text:p>206.59</text:p>
          </table:table-cell>
          <table:table-cell table:number-columns-repeated="2" office:value-type="float" office:value="205.12" calcext:value-type="float">
            <text:p>205.12</text:p>
          </table:table-cell>
          <table:table-cell office:value-type="float" office:value="206.15" calcext:value-type="float">
            <text:p>206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3/15 12:00:00 +08:00</text:p>
          </table:table-cell>
          <table:table-cell office:value-type="float" office:value="205.13" calcext:value-type="float">
            <text:p>205.13</text:p>
          </table:table-cell>
          <table:table-cell office:value-type="float" office:value="206.16" calcext:value-type="float">
            <text:p>206.16</text:p>
          </table:table-cell>
          <table:table-cell office:value-type="float" office:value="204.58" calcext:value-type="float">
            <text:p>204.58</text:p>
          </table:table-cell>
          <table:table-cell office:value-type="float" office:value="205.07" calcext:value-type="float">
            <text:p>205.07</text:p>
          </table:table-cell>
          <table:table-cell office:value-type="float" office:value="205.88" calcext:value-type="float">
            <text:p>205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3/15 13:00:00 +08:00</text:p>
          </table:table-cell>
          <table:table-cell office:value-type="float" office:value="205.08" calcext:value-type="float">
            <text:p>205.08</text:p>
          </table:table-cell>
          <table:table-cell office:value-type="float" office:value="205.5" calcext:value-type="float">
            <text:p>205.5</text:p>
          </table:table-cell>
          <table:table-cell office:value-type="float" office:value="204.73" calcext:value-type="float">
            <text:p>204.73</text:p>
          </table:table-cell>
          <table:table-cell office:value-type="float" office:value="205.37" calcext:value-type="float">
            <text:p>205.37</text:p>
          </table:table-cell>
          <table:table-cell office:value-type="float" office:value="205.88" calcext:value-type="float">
            <text:p>205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3/15 14:00:00 +08:00</text:p>
          </table:table-cell>
          <table:table-cell office:value-type="float" office:value="205.37" calcext:value-type="float">
            <text:p>205.37</text:p>
          </table:table-cell>
          <table:table-cell office:value-type="float" office:value="205.4" calcext:value-type="float">
            <text:p>205.4</text:p>
          </table:table-cell>
          <table:table-cell office:value-type="float" office:value="204.76" calcext:value-type="float">
            <text:p>204.76</text:p>
          </table:table-cell>
          <table:table-cell office:value-type="float" office:value="205.07" calcext:value-type="float">
            <text:p>205.07</text:p>
          </table:table-cell>
          <table:table-cell office:value-type="float" office:value="205.88" calcext:value-type="float">
            <text:p>205.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3/15 15:00:00 +08:00</text:p>
          </table:table-cell>
          <table:table-cell office:value-type="float" office:value="205.06" calcext:value-type="float">
            <text:p>205.06</text:p>
          </table:table-cell>
          <table:table-cell office:value-type="float" office:value="205.14" calcext:value-type="float">
            <text:p>205.14</text:p>
          </table:table-cell>
          <table:table-cell office:value-type="float" office:value="204.64" calcext:value-type="float">
            <text:p>204.64</text:p>
          </table:table-cell>
          <table:table-cell office:value-type="float" office:value="205.07" calcext:value-type="float">
            <text:p>205.07</text:p>
          </table:table-cell>
          <table:table-cell office:value-type="float" office:value="205.88" calcext:value-type="float">
            <text:p>205.88</text:p>
          </table:table-cell>
          <table:table-cell table:formula="of:=MAX([.C2:.C10])" office:value-type="float" office:value="207.18" calcext:value-type="float">
            <text:p>207.18</text:p>
          </table:table-cell>
          <table:table-cell table:formula="of:=MIN([.D2:.D10])" office:value-type="float" office:value="204.58" calcext:value-type="float">
            <text:p>204.58</text:p>
          </table:table-cell>
          <table:table-cell table:formula="of:=([.G10]+[.H10])/2" office:value-type="float" office:value="205.88" calcext:value-type="float">
            <text:p>205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/03/15 16:00:00 +08:00</text:p>
          </table:table-cell>
          <table:table-cell office:value-type="float" office:value="205.07" calcext:value-type="float">
            <text:p>205.07</text:p>
          </table:table-cell>
          <table:table-cell office:value-type="float" office:value="206.13" calcext:value-type="float">
            <text:p>206.13</text:p>
          </table:table-cell>
          <table:table-cell office:value-type="float" office:value="204.93" calcext:value-type="float">
            <text:p>204.93</text:p>
          </table:table-cell>
          <table:table-cell office:value-type="float" office:value="205.84" calcext:value-type="float">
            <text:p>205.84</text:p>
          </table:table-cell>
          <table:table-cell office:value-type="float" office:value="205.88" calcext:value-type="float">
            <text:p>205.88</text:p>
          </table:table-cell>
          <table:table-cell table:formula="of:=MAX([.C3:.C11])" office:value-type="float" office:value="207.18" calcext:value-type="float">
            <text:p>207.18</text:p>
          </table:table-cell>
          <table:table-cell table:formula="of:=MIN([.D3:.D11])" office:value-type="float" office:value="204.58" calcext:value-type="float">
            <text:p>204.58</text:p>
          </table:table-cell>
          <table:table-cell table:formula="of:=([.G11]+[.H11])/2" office:value-type="float" office:value="205.88" calcext:value-type="float">
            <text:p>205.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03/15 10:00:00 +08:00</text:p>
          </table:table-cell>
          <table:table-cell office:value-type="float" office:value="206.68" calcext:value-type="float">
            <text:p>206.68</text:p>
          </table:table-cell>
          <table:table-cell office:value-type="float" office:value="207.72" calcext:value-type="float">
            <text:p>207.72</text:p>
          </table:table-cell>
          <table:table-cell office:value-type="float" office:value="206.68" calcext:value-type="float">
            <text:p>206.68</text:p>
          </table:table-cell>
          <table:table-cell office:value-type="float" office:value="207.6" calcext:value-type="float">
            <text:p>207.6</text:p>
          </table:table-cell>
          <table:table-cell office:value-type="float" office:value="206.15" calcext:value-type="float">
            <text:p>206.15</text:p>
          </table:table-cell>
          <table:table-cell table:formula="of:=MAX([.C4:.C12])" office:value-type="float" office:value="207.72" calcext:value-type="float">
            <text:p>207.72</text:p>
          </table:table-cell>
          <table:table-cell table:formula="of:=MIN([.D4:.D12])" office:value-type="float" office:value="204.58" calcext:value-type="float">
            <text:p>204.58</text:p>
          </table:table-cell>
          <table:table-cell table:formula="of:=([.G12]+[.H12])/2" office:value-type="float" office:value="206.15" calcext:value-type="float">
            <text:p>206.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03/15 11:00:00 +08:00</text:p>
          </table:table-cell>
          <table:table-cell office:value-type="float" office:value="207.6" calcext:value-type="float">
            <text:p>207.6</text:p>
          </table:table-cell>
          <table:table-cell office:value-type="float" office:value="207.94" calcext:value-type="float">
            <text:p>207.94</text:p>
          </table:table-cell>
          <table:table-cell office:value-type="float" office:value="207.56" calcext:value-type="float">
            <text:p>207.56</text:p>
          </table:table-cell>
          <table:table-cell office:value-type="float" office:value="207.77" calcext:value-type="float">
            <text:p>207.77</text:p>
          </table:table-cell>
          <table:table-cell office:value-type="float" office:value="206.26" calcext:value-type="float">
            <text:p>206.26</text:p>
          </table:table-cell>
          <table:table-cell table:formula="of:=MAX([.C5:.C13])" office:value-type="float" office:value="207.94" calcext:value-type="float">
            <text:p>207.94</text:p>
          </table:table-cell>
          <table:table-cell table:formula="of:=MIN([.D5:.D13])" office:value-type="float" office:value="204.58" calcext:value-type="float">
            <text:p>204.58</text:p>
          </table:table-cell>
          <table:table-cell table:formula="of:=([.G13]+[.H13])/2" office:value-type="float" office:value="206.26" calcext:value-type="float">
            <text:p>206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03/15 12:00:00 +08:00</text:p>
          </table:table-cell>
          <table:table-cell office:value-type="float" office:value="207.77" calcext:value-type="float">
            <text:p>207.77</text:p>
          </table:table-cell>
          <table:table-cell office:value-type="float" office:value="208.22" calcext:value-type="float">
            <text:p>208.22</text:p>
          </table:table-cell>
          <table:table-cell office:value-type="float" office:value="207.74" calcext:value-type="float">
            <text:p>207.74</text:p>
          </table:table-cell>
          <table:table-cell office:value-type="float" office:value="208.08" calcext:value-type="float">
            <text:p>208.08</text:p>
          </table:table-cell>
          <table:table-cell office:value-type="float" office:value="206.4" calcext:value-type="float">
            <text:p>206.4</text:p>
          </table:table-cell>
          <table:table-cell table:formula="of:=MAX([.C6:.C14])" office:value-type="float" office:value="208.22" calcext:value-type="float">
            <text:p>208.22</text:p>
          </table:table-cell>
          <table:table-cell table:formula="of:=MIN([.D6:.D14])" office:value-type="float" office:value="204.58" calcext:value-type="float">
            <text:p>204.58</text:p>
          </table:table-cell>
          <table:table-cell table:formula="of:=([.G14]+[.H14])/2" office:value-type="float" office:value="206.4" calcext:value-type="float">
            <text:p>206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03/15 13:00:00 +08:00</text:p>
          </table:table-cell>
          <table:table-cell office:value-type="float" office:value="208.08" calcext:value-type="float">
            <text:p>208.08</text:p>
          </table:table-cell>
          <table:table-cell office:value-type="float" office:value="208.11" calcext:value-type="float">
            <text:p>208.11</text:p>
          </table:table-cell>
          <table:table-cell office:value-type="float" office:value="207.76" calcext:value-type="float">
            <text:p>207.76</text:p>
          </table:table-cell>
          <table:table-cell office:value-type="float" office:value="207.94" calcext:value-type="float">
            <text:p>207.94</text:p>
          </table:table-cell>
          <table:table-cell office:value-type="float" office:value="206.4" calcext:value-type="float">
            <text:p>206.4</text:p>
          </table:table-cell>
          <table:table-cell table:formula="of:=MAX([.C7:.C15])" office:value-type="float" office:value="208.22" calcext:value-type="float">
            <text:p>208.22</text:p>
          </table:table-cell>
          <table:table-cell table:formula="of:=MIN([.D7:.D15])" office:value-type="float" office:value="204.58" calcext:value-type="float">
            <text:p>204.58</text:p>
          </table:table-cell>
          <table:table-cell table:formula="of:=([.G15]+[.H15])/2" office:value-type="float" office:value="206.4" calcext:value-type="float">
            <text:p>206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03/15 14:00:00 +08:00</text:p>
          </table:table-cell>
          <table:table-cell office:value-type="float" office:value="207.94" calcext:value-type="float">
            <text:p>207.94</text:p>
          </table:table-cell>
          <table:table-cell office:value-type="float" office:value="208.16" calcext:value-type="float">
            <text:p>208.16</text:p>
          </table:table-cell>
          <table:table-cell office:value-type="float" office:value="207.67" calcext:value-type="float">
            <text:p>207.67</text:p>
          </table:table-cell>
          <table:table-cell office:value-type="float" office:value="208.06" calcext:value-type="float">
            <text:p>208.06</text:p>
          </table:table-cell>
          <table:table-cell office:value-type="float" office:value="206.4" calcext:value-type="float">
            <text:p>206.4</text:p>
          </table:table-cell>
          <table:table-cell table:formula="of:=MAX([.C8:.C16])" office:value-type="float" office:value="208.22" calcext:value-type="float">
            <text:p>208.22</text:p>
          </table:table-cell>
          <table:table-cell table:formula="of:=MIN([.D8:.D16])" office:value-type="float" office:value="204.64" calcext:value-type="float">
            <text:p>204.64</text:p>
          </table:table-cell>
          <table:table-cell table:formula="of:=([.G16]+[.H16])/2" office:value-type="float" office:value="206.43" calcext:value-type="float">
            <text:p>206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03/15 15:00:00 +08:00</text:p>
          </table:table-cell>
          <table:table-cell office:value-type="float" office:value="208.06" calcext:value-type="float">
            <text:p>208.06</text:p>
          </table:table-cell>
          <table:table-cell office:value-type="float" office:value="208.52" calcext:value-type="float">
            <text:p>208.52</text:p>
          </table:table-cell>
          <table:table-cell office:value-type="float" office:value="207.94" calcext:value-type="float">
            <text:p>207.94</text:p>
          </table:table-cell>
          <table:table-cell office:value-type="float" office:value="208.47" calcext:value-type="float">
            <text:p>208.47</text:p>
          </table:table-cell>
          <table:table-cell office:value-type="float" office:value="206.55" calcext:value-type="float">
            <text:p>206.55</text:p>
          </table:table-cell>
          <table:table-cell table:formula="of:=MAX([.C9:.C17])" office:value-type="float" office:value="208.52" calcext:value-type="float">
            <text:p>208.52</text:p>
          </table:table-cell>
          <table:table-cell table:formula="of:=MIN([.D9:.D17])" office:value-type="float" office:value="204.64" calcext:value-type="float">
            <text:p>204.64</text:p>
          </table:table-cell>
          <table:table-cell table:formula="of:=([.G17]+[.H17])/2" office:value-type="float" office:value="206.58" calcext:value-type="float">
            <text:p>206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/03/15 16:00:00 +08:00</text:p>
          </table:table-cell>
          <table:table-cell office:value-type="float" office:value="208.47" calcext:value-type="float">
            <text:p>208.47</text:p>
          </table:table-cell>
          <table:table-cell office:value-type="float" office:value="208.69" calcext:value-type="float">
            <text:p>208.69</text:p>
          </table:table-cell>
          <table:table-cell office:value-type="float" office:value="208.34" calcext:value-type="float">
            <text:p>208.34</text:p>
          </table:table-cell>
          <table:table-cell office:value-type="float" office:value="208.64" calcext:value-type="float">
            <text:p>208.64</text:p>
          </table:table-cell>
          <table:table-cell office:value-type="float" office:value="206.635" calcext:value-type="float">
            <text:p>206.635</text:p>
          </table:table-cell>
          <table:table-cell table:formula="of:=MAX([.C10:.C18])" office:value-type="float" office:value="208.69" calcext:value-type="float">
            <text:p>208.69</text:p>
          </table:table-cell>
          <table:table-cell table:formula="of:=MIN([.D10:.D18])" office:value-type="float" office:value="204.64" calcext:value-type="float">
            <text:p>204.64</text:p>
          </table:table-cell>
          <table:table-cell table:formula="of:=([.G18]+[.H18])/2" office:value-type="float" office:value="206.665" calcext:value-type="float">
            <text:p>206.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/03/15 10:00:00 +08:00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8.05" calcext:value-type="float">
            <text:p>208.05</text:p>
          </table:table-cell>
          <table:table-cell office:value-type="float" office:value="207.25" calcext:value-type="float">
            <text:p>207.25</text:p>
          </table:table-cell>
          <table:table-cell office:value-type="float" office:value="207.57" calcext:value-type="float">
            <text:p>207.57</text:p>
          </table:table-cell>
          <table:table-cell office:value-type="float" office:value="206.635" calcext:value-type="float">
            <text:p>206.635</text:p>
          </table:table-cell>
          <table:table-cell table:formula="of:=MAX([.C11:.C19])" office:value-type="float" office:value="208.69" calcext:value-type="float">
            <text:p>208.69</text:p>
          </table:table-cell>
          <table:table-cell table:formula="of:=MIN([.D11:.D19])" office:value-type="float" office:value="204.93" calcext:value-type="float">
            <text:p>204.93</text:p>
          </table:table-cell>
          <table:table-cell table:formula="of:=([.G19]+[.H19])/2" office:value-type="float" office:value="206.81" calcext:value-type="float">
            <text:p>206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/03/15 11:00:00 +08:00</text:p>
          </table:table-cell>
          <table:table-cell office:value-type="float" office:value="207.58" calcext:value-type="float">
            <text:p>207.58</text:p>
          </table:table-cell>
          <table:table-cell office:value-type="float" office:value="207.86" calcext:value-type="float">
            <text:p>207.86</text:p>
          </table:table-cell>
          <table:table-cell office:value-type="float" office:value="207.44" calcext:value-type="float">
            <text:p>207.44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6.635" calcext:value-type="float">
            <text:p>206.635</text:p>
          </table:table-cell>
          <table:table-cell table:formula="of:=MAX([.C12:.C20])" office:value-type="float" office:value="208.69" calcext:value-type="float">
            <text:p>208.69</text:p>
          </table:table-cell>
          <table:table-cell table:formula="of:=MIN([.D12:.D20])" office:value-type="float" office:value="206.68" calcext:value-type="float">
            <text:p>206.68</text:p>
          </table:table-cell>
          <table:table-cell table:formula="of:=([.G20]+[.H20])/2" office:value-type="float" office:value="207.685" calcext:value-type="float">
            <text:p>207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/03/15 12:00:00 +08:00</text:p>
          </table:table-cell>
          <table:table-cell table:number-columns-repeated="2" office:value-type="float" office:value="207.65" calcext:value-type="float">
            <text:p>207.65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7.47" calcext:value-type="float">
            <text:p>207.47</text:p>
          </table:table-cell>
          <table:table-cell office:value-type="float" office:value="206.635" calcext:value-type="float">
            <text:p>206.635</text:p>
          </table:table-cell>
          <table:table-cell table:formula="of:=MAX([.C13:.C21])" office:value-type="float" office:value="208.69" calcext:value-type="float">
            <text:p>208.69</text:p>
          </table:table-cell>
          <table:table-cell table:formula="of:=MIN([.D13:.D21])" office:value-type="float" office:value="206.98" calcext:value-type="float">
            <text:p>206.98</text:p>
          </table:table-cell>
          <table:table-cell table:formula="of:=([.G21]+[.H21])/2" office:value-type="float" office:value="207.835" calcext:value-type="float">
            <text:p>207.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/03/15 13:00:00 +08:00</text:p>
          </table:table-cell>
          <table:table-cell office:value-type="float" office:value="207.47" calcext:value-type="float">
            <text:p>207.47</text:p>
          </table:table-cell>
          <table:table-cell office:value-type="float" office:value="207.86" calcext:value-type="float">
            <text:p>207.86</text:p>
          </table:table-cell>
          <table:table-cell office:value-type="float" office:value="207.14" calcext:value-type="float">
            <text:p>207.14</text:p>
          </table:table-cell>
          <table:table-cell office:value-type="float" office:value="207.85" calcext:value-type="float">
            <text:p>207.85</text:p>
          </table:table-cell>
          <table:table-cell office:value-type="float" office:value="206.635" calcext:value-type="float">
            <text:p>206.635</text:p>
          </table:table-cell>
          <table:table-cell table:formula="of:=MAX([.C14:.C22])" office:value-type="float" office:value="208.69" calcext:value-type="float">
            <text:p>208.69</text:p>
          </table:table-cell>
          <table:table-cell table:formula="of:=MIN([.D14:.D22])" office:value-type="float" office:value="206.98" calcext:value-type="float">
            <text:p>206.98</text:p>
          </table:table-cell>
          <table:table-cell table:formula="of:=([.G22]+[.H22])/2" office:value-type="float" office:value="207.835" calcext:value-type="float">
            <text:p>207.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/03/15 14:00:00 +08:00</text:p>
          </table:table-cell>
          <table:table-cell office:value-type="float" office:value="207.85" calcext:value-type="float">
            <text:p>207.85</text:p>
          </table:table-cell>
          <table:table-cell office:value-type="float" office:value="208.15" calcext:value-type="float">
            <text:p>208.15</text:p>
          </table:table-cell>
          <table:table-cell office:value-type="float" office:value="207.72" calcext:value-type="float">
            <text:p>207.72</text:p>
          </table:table-cell>
          <table:table-cell office:value-type="float" office:value="208.1" calcext:value-type="float">
            <text:p>208.1</text:p>
          </table:table-cell>
          <table:table-cell office:value-type="float" office:value="206.635" calcext:value-type="float">
            <text:p>206.635</text:p>
          </table:table-cell>
          <table:table-cell table:formula="of:=MAX([.C15:.C23])" office:value-type="float" office:value="208.69" calcext:value-type="float">
            <text:p>208.69</text:p>
          </table:table-cell>
          <table:table-cell table:formula="of:=MIN([.D15:.D23])" office:value-type="float" office:value="206.98" calcext:value-type="float">
            <text:p>206.98</text:p>
          </table:table-cell>
          <table:table-cell table:formula="of:=([.G23]+[.H23])/2" office:value-type="float" office:value="207.835" calcext:value-type="float">
            <text:p>207.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/03/15 15:00:00 +08:00</text:p>
          </table:table-cell>
          <table:table-cell office:value-type="float" office:value="208.1" calcext:value-type="float">
            <text:p>208.1</text:p>
          </table:table-cell>
          <table:table-cell office:value-type="float" office:value="208.25" calcext:value-type="float">
            <text:p>208.25</text:p>
          </table:table-cell>
          <table:table-cell office:value-type="float" office:value="207.69" calcext:value-type="float">
            <text:p>207.69</text:p>
          </table:table-cell>
          <table:table-cell office:value-type="float" office:value="207.99" calcext:value-type="float">
            <text:p>207.99</text:p>
          </table:table-cell>
          <table:table-cell office:value-type="float" office:value="206.635" calcext:value-type="float">
            <text:p>206.635</text:p>
          </table:table-cell>
          <table:table-cell table:formula="of:=MAX([.C16:.C24])" office:value-type="float" office:value="208.69" calcext:value-type="float">
            <text:p>208.69</text:p>
          </table:table-cell>
          <table:table-cell table:formula="of:=MIN([.D16:.D24])" office:value-type="float" office:value="206.98" calcext:value-type="float">
            <text:p>206.98</text:p>
          </table:table-cell>
          <table:table-cell table:formula="of:=([.G24]+[.H24])/2" office:value-type="float" office:value="207.835" calcext:value-type="float">
            <text:p>207.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/03/15 16:00:00 +08:00</text:p>
          </table:table-cell>
          <table:table-cell office:value-type="float" office:value="207.99" calcext:value-type="float">
            <text:p>207.99</text:p>
          </table:table-cell>
          <table:table-cell office:value-type="float" office:value="208.42" calcext:value-type="float">
            <text:p>208.42</text:p>
          </table:table-cell>
          <table:table-cell office:value-type="float" office:value="207.89" calcext:value-type="float">
            <text:p>207.89</text:p>
          </table:table-cell>
          <table:table-cell office:value-type="float" office:value="207.97" calcext:value-type="float">
            <text:p>207.97</text:p>
          </table:table-cell>
          <table:table-cell office:value-type="float" office:value="206.635" calcext:value-type="float">
            <text:p>206.635</text:p>
          </table:table-cell>
          <table:table-cell table:formula="of:=MAX([.C17:.C25])" office:value-type="float" office:value="208.69" calcext:value-type="float">
            <text:p>208.69</text:p>
          </table:table-cell>
          <table:table-cell table:formula="of:=MIN([.D17:.D25])" office:value-type="float" office:value="206.98" calcext:value-type="float">
            <text:p>206.98</text:p>
          </table:table-cell>
          <table:table-cell table:formula="of:=([.G25]+[.H25])/2" office:value-type="float" office:value="207.835" calcext:value-type="float">
            <text:p>207.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/03/15 10:00:00 +08:00</text:p>
          </table:table-cell>
          <table:table-cell office:value-type="float" office:value="207.43" calcext:value-type="float">
            <text:p>207.43</text:p>
          </table:table-cell>
          <table:table-cell office:value-type="float" office:value="207.44" calcext:value-type="float">
            <text:p>207.44</text:p>
          </table:table-cell>
          <table:table-cell office:value-type="float" office:value="206.95" calcext:value-type="float">
            <text:p>206.95</text:p>
          </table:table-cell>
          <table:table-cell office:value-type="float" office:value="207.14" calcext:value-type="float">
            <text:p>207.14</text:p>
          </table:table-cell>
          <table:table-cell office:value-type="float" office:value="206.635" calcext:value-type="float">
            <text:p>206.635</text:p>
          </table:table-cell>
          <table:table-cell table:formula="of:=MAX([.C18:.C26])" office:value-type="float" office:value="208.69" calcext:value-type="float">
            <text:p>208.69</text:p>
          </table:table-cell>
          <table:table-cell table:formula="of:=MIN([.D18:.D26])" office:value-type="float" office:value="206.95" calcext:value-type="float">
            <text:p>206.95</text:p>
          </table:table-cell>
          <table:table-cell table:formula="of:=([.G26]+[.H26])/2" office:value-type="float" office:value="207.82" calcext:value-type="float">
            <text:p>207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/03/15 11:00:00 +08:00</text:p>
          </table:table-cell>
          <table:table-cell office:value-type="float" office:value="207.14" calcext:value-type="float">
            <text:p>207.14</text:p>
          </table:table-cell>
          <table:table-cell office:value-type="float" office:value="207.57" calcext:value-type="float">
            <text:p>207.57</text:p>
          </table:table-cell>
          <table:table-cell office:value-type="float" office:value="207.11" calcext:value-type="float">
            <text:p>207.11</text:p>
          </table:table-cell>
          <table:table-cell office:value-type="float" office:value="207.51" calcext:value-type="float">
            <text:p>207.51</text:p>
          </table:table-cell>
          <table:table-cell office:value-type="float" office:value="206.635" calcext:value-type="float">
            <text:p>206.635</text:p>
          </table:table-cell>
          <table:table-cell table:formula="of:=MAX([.C19:.C27])" office:value-type="float" office:value="208.42" calcext:value-type="float">
            <text:p>208.42</text:p>
          </table:table-cell>
          <table:table-cell table:formula="of:=MIN([.D19:.D27])" office:value-type="float" office:value="206.95" calcext:value-type="float">
            <text:p>206.95</text:p>
          </table:table-cell>
          <table:table-cell table:formula="of:=([.G27]+[.H27])/2" office:value-type="float" office:value="207.685" calcext:value-type="float">
            <text:p>207.685</text:p>
          </table:table-cell>
          <table:table-cell table:formula="of:=MAX([.C2:.C27])" office:value-type="float" office:value="208.69" calcext:value-type="float">
            <text:p>208.69</text:p>
          </table:table-cell>
          <table:table-cell table:formula="of:=MIN([.D2:.D27])" office:value-type="float" office:value="204.58" calcext:value-type="float">
            <text:p>204.58</text:p>
          </table:table-cell>
          <table:table-cell table:formula="of:=([.J27]+[.K27])/2" office:value-type="float" office:value="206.635" calcext:value-type="float">
            <text:p>206.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03/15 12:00:00 +08:00</text:p>
          </table:table-cell>
          <table:table-cell office:value-type="float" office:value="207.51" calcext:value-type="float">
            <text:p>207.51</text:p>
          </table:table-cell>
          <table:table-cell office:value-type="float" office:value="207.58" calcext:value-type="float">
            <text:p>207.58</text:p>
          </table:table-cell>
          <table:table-cell office:value-type="float" office:value="207.12" calcext:value-type="float">
            <text:p>207.12</text:p>
          </table:table-cell>
          <table:table-cell office:value-type="float" office:value="207.27" calcext:value-type="float">
            <text:p>207.27</text:p>
          </table:table-cell>
          <table:table-cell office:value-type="float" office:value="206.515" calcext:value-type="float">
            <text:p>206.515</text:p>
          </table:table-cell>
          <table:table-cell table:formula="of:=MAX([.C20:.C28])" office:value-type="float" office:value="208.42" calcext:value-type="float">
            <text:p>208.42</text:p>
          </table:table-cell>
          <table:table-cell table:formula="of:=MIN([.D20:.D28])" office:value-type="float" office:value="206.95" calcext:value-type="float">
            <text:p>206.95</text:p>
          </table:table-cell>
          <table:table-cell table:formula="of:=([.G28]+[.H28])/2" office:value-type="float" office:value="207.685" calcext:value-type="float">
            <text:p>207.685</text:p>
          </table:table-cell>
          <table:table-cell table:formula="of:=MAX([.C3:.C28])" office:value-type="float" office:value="208.69" calcext:value-type="float">
            <text:p>208.69</text:p>
          </table:table-cell>
          <table:table-cell table:formula="of:=MIN([.D3:.D28])" office:value-type="float" office:value="204.58" calcext:value-type="float">
            <text:p>204.58</text:p>
          </table:table-cell>
          <table:table-cell table:formula="of:=([.J28]+[.K28])/2" office:value-type="float" office:value="206.635" calcext:value-type="float">
            <text:p>206.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03/15 13:00:00 +08:00</text:p>
          </table:table-cell>
          <table:table-cell office:value-type="float" office:value="207.27" calcext:value-type="float">
            <text:p>207.27</text:p>
          </table:table-cell>
          <table:table-cell office:value-type="float" office:value="207.34" calcext:value-type="float">
            <text:p>207.34</text:p>
          </table:table-cell>
          <table:table-cell office:value-type="float" office:value="206.95" calcext:value-type="float">
            <text:p>206.95</text:p>
          </table:table-cell>
          <table:table-cell office:value-type="float" office:value="207.04" calcext:value-type="float">
            <text:p>207.04</text:p>
          </table:table-cell>
          <table:table-cell office:value-type="float" office:value="206.61" calcext:value-type="float">
            <text:p>206.61</text:p>
          </table:table-cell>
          <table:table-cell table:formula="of:=MAX([.C21:.C29])" office:value-type="float" office:value="208.42" calcext:value-type="float">
            <text:p>208.42</text:p>
          </table:table-cell>
          <table:table-cell table:formula="of:=MIN([.D21:.D29])" office:value-type="float" office:value="206.95" calcext:value-type="float">
            <text:p>206.95</text:p>
          </table:table-cell>
          <table:table-cell table:formula="of:=([.G29]+[.H29])/2" office:value-type="float" office:value="207.685" calcext:value-type="float">
            <text:p>207.685</text:p>
          </table:table-cell>
          <table:table-cell table:formula="of:=MAX([.C4:.C29])" office:value-type="float" office:value="208.69" calcext:value-type="float">
            <text:p>208.69</text:p>
          </table:table-cell>
          <table:table-cell table:formula="of:=MIN([.D4:.D29])" office:value-type="float" office:value="204.58" calcext:value-type="float">
            <text:p>204.58</text:p>
          </table:table-cell>
          <table:table-cell table:formula="of:=([.J29]+[.K29])/2" office:value-type="float" office:value="206.635" calcext:value-type="float">
            <text:p>206.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03/15 14:00:00 +08:00</text:p>
          </table:table-cell>
          <table:table-cell office:value-type="float" office:value="207.03" calcext:value-type="float">
            <text:p>207.03</text:p>
          </table:table-cell>
          <table:table-cell office:value-type="float" office:value="207.34" calcext:value-type="float">
            <text:p>207.34</text:p>
          </table:table-cell>
          <table:table-cell office:value-type="float" office:value="206.62" calcext:value-type="float">
            <text:p>206.62</text:p>
          </table:table-cell>
          <table:table-cell office:value-type="float" office:value="207.29" calcext:value-type="float">
            <text:p>207.29</text:p>
          </table:table-cell>
          <table:table-cell office:value-type="float" office:value="206.635" calcext:value-type="float">
            <text:p>206.635</text:p>
          </table:table-cell>
          <table:table-cell table:formula="of:=MAX([.C22:.C30])" office:value-type="float" office:value="208.42" calcext:value-type="float">
            <text:p>208.42</text:p>
          </table:table-cell>
          <table:table-cell table:formula="of:=MIN([.D22:.D30])" office:value-type="float" office:value="206.62" calcext:value-type="float">
            <text:p>206.62</text:p>
          </table:table-cell>
          <table:table-cell table:formula="of:=([.G30]+[.H30])/2" office:value-type="float" office:value="207.52" calcext:value-type="float">
            <text:p>207.52</text:p>
          </table:table-cell>
          <table:table-cell table:formula="of:=MAX([.C5:.C30])" office:value-type="float" office:value="208.69" calcext:value-type="float">
            <text:p>208.69</text:p>
          </table:table-cell>
          <table:table-cell table:formula="of:=MIN([.D5:.D30])" office:value-type="float" office:value="204.58" calcext:value-type="float">
            <text:p>204.58</text:p>
          </table:table-cell>
          <table:table-cell table:formula="of:=([.J30]+[.K30])/2" office:value-type="float" office:value="206.635" calcext:value-type="float">
            <text:p>206.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03/15 15:00:00 +08:00</text:p>
          </table:table-cell>
          <table:table-cell office:value-type="float" office:value="207.3" calcext:value-type="float">
            <text:p>207.3</text:p>
          </table:table-cell>
          <table:table-cell office:value-type="float" office:value="210.37" calcext:value-type="float">
            <text:p>210.37</text:p>
          </table:table-cell>
          <table:table-cell office:value-type="float" office:value="207.24" calcext:value-type="float">
            <text:p>207.24</text:p>
          </table:table-cell>
          <table:table-cell office:value-type="float" office:value="210.11" calcext:value-type="float">
            <text:p>210.11</text:p>
          </table:table-cell>
          <table:table-cell office:value-type="float" office:value="206.7" calcext:value-type="float">
            <text:p>206.7</text:p>
          </table:table-cell>
          <table:table-cell table:formula="of:=MAX([.C23:.C31])" office:value-type="float" office:value="210.37" calcext:value-type="float">
            <text:p>210.37</text:p>
          </table:table-cell>
          <table:table-cell table:formula="of:=MIN([.D23:.D31])" office:value-type="float" office:value="206.62" calcext:value-type="float">
            <text:p>206.62</text:p>
          </table:table-cell>
          <table:table-cell table:formula="of:=([.G31]+[.H31])/2" office:value-type="float" office:value="208.495" calcext:value-type="float">
            <text:p>208.495</text:p>
          </table:table-cell>
          <table:table-cell table:formula="of:=MAX([.C6:.C31])" office:value-type="float" office:value="210.37" calcext:value-type="float">
            <text:p>210.37</text:p>
          </table:table-cell>
          <table:table-cell table:formula="of:=MIN([.D6:.D31])" office:value-type="float" office:value="204.58" calcext:value-type="float">
            <text:p>204.58</text:p>
          </table:table-cell>
          <table:table-cell table:formula="of:=([.J31]+[.K31])/2" office:value-type="float" office:value="207.475" calcext:value-type="float">
            <text:p>207.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03/15 16:00:00 +08:00</text:p>
          </table:table-cell>
          <table:table-cell office:value-type="float" office:value="210.1" calcext:value-type="float">
            <text:p>210.1</text:p>
          </table:table-cell>
          <table:table-cell office:value-type="float" office:value="211.27" calcext:value-type="float">
            <text:p>211.27</text:p>
          </table:table-cell>
          <table:table-cell office:value-type="float" office:value="209.99" calcext:value-type="float">
            <text:p>209.99</text:p>
          </table:table-cell>
          <table:table-cell office:value-type="float" office:value="210.42" calcext:value-type="float">
            <text:p>210.42</text:p>
          </table:table-cell>
          <table:table-cell office:value-type="float" office:value="206.15" calcext:value-type="float">
            <text:p>206.15</text:p>
          </table:table-cell>
          <table:table-cell table:formula="of:=MAX([.C24:.C32])" office:value-type="float" office:value="211.27" calcext:value-type="float">
            <text:p>211.27</text:p>
          </table:table-cell>
          <table:table-cell table:formula="of:=MIN([.D24:.D32])" office:value-type="float" office:value="206.62" calcext:value-type="float">
            <text:p>206.62</text:p>
          </table:table-cell>
          <table:table-cell table:formula="of:=([.G32]+[.H32])/2" office:value-type="float" office:value="208.945" calcext:value-type="float">
            <text:p>208.945</text:p>
          </table:table-cell>
          <table:table-cell table:formula="of:=MAX([.C7:.C32])" office:value-type="float" office:value="211.27" calcext:value-type="float">
            <text:p>211.27</text:p>
          </table:table-cell>
          <table:table-cell table:formula="of:=MIN([.D7:.D32])" office:value-type="float" office:value="204.58" calcext:value-type="float">
            <text:p>204.58</text:p>
          </table:table-cell>
          <table:table-cell table:formula="of:=([.J32]+[.K32])/2" office:value-type="float" office:value="207.925" calcext:value-type="float">
            <text:p>207.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03/15 10:00:00 +08:00</text:p>
          </table:table-cell>
          <table:table-cell office:value-type="float" office:value="210.04" calcext:value-type="float">
            <text:p>210.04</text:p>
          </table:table-cell>
          <table:table-cell office:value-type="float" office:value="210.1" calcext:value-type="float">
            <text:p>210.1</text:p>
          </table:table-cell>
          <table:table-cell office:value-type="float" office:value="209.49" calcext:value-type="float">
            <text:p>209.49</text:p>
          </table:table-cell>
          <table:table-cell office:value-type="float" office:value="210.02" calcext:value-type="float">
            <text:p>210.02</text:p>
          </table:table-cell>
          <table:table-cell office:value-type="float" office:value="205.88" calcext:value-type="float">
            <text:p>205.88</text:p>
          </table:table-cell>
          <table:table-cell table:formula="of:=MAX([.C25:.C33])" office:value-type="float" office:value="211.27" calcext:value-type="float">
            <text:p>211.27</text:p>
          </table:table-cell>
          <table:table-cell table:formula="of:=MIN([.D25:.D33])" office:value-type="float" office:value="206.62" calcext:value-type="float">
            <text:p>206.62</text:p>
          </table:table-cell>
          <table:table-cell table:formula="of:=([.G33]+[.H33])/2" office:value-type="float" office:value="208.945" calcext:value-type="float">
            <text:p>208.945</text:p>
          </table:table-cell>
          <table:table-cell table:formula="of:=MAX([.C8:.C33])" office:value-type="float" office:value="211.27" calcext:value-type="float">
            <text:p>211.27</text:p>
          </table:table-cell>
          <table:table-cell table:formula="of:=MIN([.D8:.D33])" office:value-type="float" office:value="204.64" calcext:value-type="float">
            <text:p>204.64</text:p>
          </table:table-cell>
          <table:table-cell table:formula="of:=([.J33]+[.K33])/2" office:value-type="float" office:value="207.955" calcext:value-type="float">
            <text:p>207.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03/15 11:00:00 +08:00</text:p>
          </table:table-cell>
          <table:table-cell office:value-type="float" office:value="209.99" calcext:value-type="float">
            <text:p>209.99</text:p>
          </table:table-cell>
          <table:table-cell office:value-type="float" office:value="210.29" calcext:value-type="float">
            <text:p>210.29</text:p>
          </table:table-cell>
          <table:table-cell office:value-type="float" office:value="209.48" calcext:value-type="float">
            <text:p>209.48</text:p>
          </table:table-cell>
          <table:table-cell office:value-type="float" office:value="209.72" calcext:value-type="float">
            <text:p>209.72</text:p>
          </table:table-cell>
          <table:table-cell office:value-type="float" office:value="205.88" calcext:value-type="float">
            <text:p>205.88</text:p>
          </table:table-cell>
          <table:table-cell table:formula="of:=MAX([.C26:.C34])" office:value-type="float" office:value="211.27" calcext:value-type="float">
            <text:p>211.27</text:p>
          </table:table-cell>
          <table:table-cell table:formula="of:=MIN([.D26:.D34])" office:value-type="float" office:value="206.62" calcext:value-type="float">
            <text:p>206.62</text:p>
          </table:table-cell>
          <table:table-cell table:formula="of:=([.G34]+[.H34])/2" office:value-type="float" office:value="208.945" calcext:value-type="float">
            <text:p>208.945</text:p>
          </table:table-cell>
          <table:table-cell table:formula="of:=MAX([.C9:.C34])" office:value-type="float" office:value="211.27" calcext:value-type="float">
            <text:p>211.27</text:p>
          </table:table-cell>
          <table:table-cell table:formula="of:=MIN([.D9:.D34])" office:value-type="float" office:value="204.64" calcext:value-type="float">
            <text:p>204.64</text:p>
          </table:table-cell>
          <table:table-cell table:formula="of:=([.J34]+[.K34])/2" office:value-type="float" office:value="207.955" calcext:value-type="float">
            <text:p>207.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03/15 12:00:00 +08:00</text:p>
          </table:table-cell>
          <table:table-cell office:value-type="float" office:value="209.71" calcext:value-type="float">
            <text:p>209.71</text:p>
          </table:table-cell>
          <table:table-cell office:value-type="float" office:value="209.87" calcext:value-type="float">
            <text:p>209.87</text:p>
          </table:table-cell>
          <table:table-cell office:value-type="float" office:value="209.03" calcext:value-type="float">
            <text:p>209.03</text:p>
          </table:table-cell>
          <table:table-cell office:value-type="float" office:value="209.35" calcext:value-type="float">
            <text:p>209.35</text:p>
          </table:table-cell>
          <table:table-cell office:value-type="float" office:value="205.88" calcext:value-type="float">
            <text:p>205.88</text:p>
          </table:table-cell>
          <table:table-cell table:formula="of:=MAX([.C27:.C35])" office:value-type="float" office:value="211.27" calcext:value-type="float">
            <text:p>211.27</text:p>
          </table:table-cell>
          <table:table-cell table:formula="of:=MIN([.D27:.D35])" office:value-type="float" office:value="206.62" calcext:value-type="float">
            <text:p>206.62</text:p>
          </table:table-cell>
          <table:table-cell table:formula="of:=([.G35]+[.H35])/2" office:value-type="float" office:value="208.945" calcext:value-type="float">
            <text:p>208.945</text:p>
          </table:table-cell>
          <table:table-cell table:formula="of:=MAX([.C10:.C35])" office:value-type="float" office:value="211.27" calcext:value-type="float">
            <text:p>211.27</text:p>
          </table:table-cell>
          <table:table-cell table:formula="of:=MIN([.D10:.D35])" office:value-type="float" office:value="204.64" calcext:value-type="float">
            <text:p>204.64</text:p>
          </table:table-cell>
          <table:table-cell table:formula="of:=([.J35]+[.K35])/2" office:value-type="float" office:value="207.955" calcext:value-type="float">
            <text:p>207.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03/15 13:00:00 +08:00</text:p>
          </table:table-cell>
          <table:table-cell office:value-type="float" office:value="209.34" calcext:value-type="float">
            <text:p>209.34</text:p>
          </table:table-cell>
          <table:table-cell office:value-type="float" office:value="209.46" calcext:value-type="float">
            <text:p>209.46</text:p>
          </table:table-cell>
          <table:table-cell office:value-type="float" office:value="209.07" calcext:value-type="float">
            <text:p>209.07</text:p>
          </table:table-cell>
          <table:table-cell office:value-type="float" office:value="209.17" calcext:value-type="float">
            <text:p>209.17</text:p>
          </table:table-cell>
          <table:table-cell office:value-type="float" office:value="205.88" calcext:value-type="float">
            <text:p>205.88</text:p>
          </table:table-cell>
          <table:table-cell table:formula="of:=MAX([.C28:.C36])" office:value-type="float" office:value="211.27" calcext:value-type="float">
            <text:p>211.27</text:p>
          </table:table-cell>
          <table:table-cell table:formula="of:=MIN([.D28:.D36])" office:value-type="float" office:value="206.62" calcext:value-type="float">
            <text:p>206.62</text:p>
          </table:table-cell>
          <table:table-cell table:formula="of:=([.G36]+[.H36])/2" office:value-type="float" office:value="208.945" calcext:value-type="float">
            <text:p>208.945</text:p>
          </table:table-cell>
          <table:table-cell table:formula="of:=MAX([.C11:.C36])" office:value-type="float" office:value="211.27" calcext:value-type="float">
            <text:p>211.27</text:p>
          </table:table-cell>
          <table:table-cell table:formula="of:=MIN([.D11:.D36])" office:value-type="float" office:value="204.93" calcext:value-type="float">
            <text:p>204.93</text:p>
          </table:table-cell>
          <table:table-cell table:formula="of:=([.J36]+[.K36])/2" office:value-type="float" office:value="208.1" calcext:value-type="float">
            <text:p>20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03/15 14:00:00 +08:00</text:p>
          </table:table-cell>
          <table:table-cell office:value-type="float" office:value="209.17" calcext:value-type="float">
            <text:p>209.17</text:p>
          </table:table-cell>
          <table:table-cell office:value-type="float" office:value="209.76" calcext:value-type="float">
            <text:p>209.76</text:p>
          </table:table-cell>
          <table:table-cell office:value-type="float" office:value="209.07" calcext:value-type="float">
            <text:p>209.07</text:p>
          </table:table-cell>
          <table:table-cell office:value-type="float" office:value="209.36" calcext:value-type="float">
            <text:p>209.36</text:p>
          </table:table-cell>
          <table:table-cell office:value-type="float" office:value="205.88" calcext:value-type="float">
            <text:p>205.88</text:p>
          </table:table-cell>
          <table:table-cell table:formula="of:=MAX([.C29:.C37])" office:value-type="float" office:value="211.27" calcext:value-type="float">
            <text:p>211.27</text:p>
          </table:table-cell>
          <table:table-cell table:formula="of:=MIN([.D29:.D37])" office:value-type="float" office:value="206.62" calcext:value-type="float">
            <text:p>206.62</text:p>
          </table:table-cell>
          <table:table-cell table:formula="of:=([.G37]+[.H37])/2" office:value-type="float" office:value="208.945" calcext:value-type="float">
            <text:p>208.945</text:p>
          </table:table-cell>
          <table:table-cell table:formula="of:=MAX([.C12:.C37])" office:value-type="float" office:value="211.27" calcext:value-type="float">
            <text:p>211.27</text:p>
          </table:table-cell>
          <table:table-cell table:formula="of:=MIN([.D12:.D37])" office:value-type="float" office:value="206.62" calcext:value-type="float">
            <text:p>206.62</text:p>
          </table:table-cell>
          <table:table-cell table:formula="of:=([.J37]+[.K37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03/15 15:00:00 +08:00</text:p>
          </table:table-cell>
          <table:table-cell office:value-type="float" office:value="209.35" calcext:value-type="float">
            <text:p>209.35</text:p>
          </table:table-cell>
          <table:table-cell office:value-type="float" office:value="209.81" calcext:value-type="float">
            <text:p>209.81</text:p>
          </table:table-cell>
          <table:table-cell office:value-type="float" office:value="209.32" calcext:value-type="float">
            <text:p>209.32</text:p>
          </table:table-cell>
          <table:table-cell office:value-type="float" office:value="209.68" calcext:value-type="float">
            <text:p>209.68</text:p>
          </table:table-cell>
          <table:table-cell office:value-type="float" office:value="206.15" calcext:value-type="float">
            <text:p>206.15</text:p>
          </table:table-cell>
          <table:table-cell table:formula="of:=MAX([.C30:.C38])" office:value-type="float" office:value="211.27" calcext:value-type="float">
            <text:p>211.27</text:p>
          </table:table-cell>
          <table:table-cell table:formula="of:=MIN([.D30:.D38])" office:value-type="float" office:value="206.62" calcext:value-type="float">
            <text:p>206.62</text:p>
          </table:table-cell>
          <table:table-cell table:formula="of:=([.G38]+[.H38])/2" office:value-type="float" office:value="208.945" calcext:value-type="float">
            <text:p>208.945</text:p>
          </table:table-cell>
          <table:table-cell table:formula="of:=MAX([.C13:.C38])" office:value-type="float" office:value="211.27" calcext:value-type="float">
            <text:p>211.27</text:p>
          </table:table-cell>
          <table:table-cell table:formula="of:=MIN([.D13:.D38])" office:value-type="float" office:value="206.62" calcext:value-type="float">
            <text:p>206.62</text:p>
          </table:table-cell>
          <table:table-cell table:formula="of:=([.J38]+[.K38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03/15 16:00:00 +08:00</text:p>
          </table:table-cell>
          <table:table-cell office:value-type="float" office:value="209.68" calcext:value-type="float">
            <text:p>209.68</text:p>
          </table:table-cell>
          <table:table-cell office:value-type="float" office:value="209.85" calcext:value-type="float">
            <text:p>209.85</text:p>
          </table:table-cell>
          <table:table-cell office:value-type="float" office:value="209.31" calcext:value-type="float">
            <text:p>209.31</text:p>
          </table:table-cell>
          <table:table-cell office:value-type="float" office:value="209.5" calcext:value-type="float">
            <text:p>209.5</text:p>
          </table:table-cell>
          <table:table-cell office:value-type="float" office:value="206.26" calcext:value-type="float">
            <text:p>206.26</text:p>
          </table:table-cell>
          <table:table-cell table:formula="of:=MAX([.C31:.C39])" office:value-type="float" office:value="211.27" calcext:value-type="float">
            <text:p>211.27</text:p>
          </table:table-cell>
          <table:table-cell table:formula="of:=MIN([.D31:.D39])" office:value-type="float" office:value="207.24" calcext:value-type="float">
            <text:p>207.24</text:p>
          </table:table-cell>
          <table:table-cell table:formula="of:=([.G39]+[.H39])/2" office:value-type="float" office:value="209.255" calcext:value-type="float">
            <text:p>209.255</text:p>
          </table:table-cell>
          <table:table-cell table:formula="of:=MAX([.C14:.C39])" office:value-type="float" office:value="211.27" calcext:value-type="float">
            <text:p>211.27</text:p>
          </table:table-cell>
          <table:table-cell table:formula="of:=MIN([.D14:.D39])" office:value-type="float" office:value="206.62" calcext:value-type="float">
            <text:p>206.62</text:p>
          </table:table-cell>
          <table:table-cell table:formula="of:=([.J39]+[.K39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03/15 10:00:00 +08:00</text:p>
          </table:table-cell>
          <table:table-cell office:value-type="float" office:value="209.66" calcext:value-type="float">
            <text:p>209.66</text:p>
          </table:table-cell>
          <table:table-cell office:value-type="float" office:value="210.02" calcext:value-type="float">
            <text:p>210.02</text:p>
          </table:table-cell>
          <table:table-cell office:value-type="float" office:value="209.61" calcext:value-type="float">
            <text:p>209.61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6.4" calcext:value-type="float">
            <text:p>206.4</text:p>
          </table:table-cell>
          <table:table-cell table:formula="of:=MAX([.C32:.C40])" office:value-type="float" office:value="211.27" calcext:value-type="float">
            <text:p>211.27</text:p>
          </table:table-cell>
          <table:table-cell table:formula="of:=MIN([.D32:.D40])" office:value-type="float" office:value="209.03" calcext:value-type="float">
            <text:p>209.03</text:p>
          </table:table-cell>
          <table:table-cell table:formula="of:=([.G40]+[.H40])/2" office:value-type="float" office:value="210.15" calcext:value-type="float">
            <text:p>210.15</text:p>
          </table:table-cell>
          <table:table-cell table:formula="of:=MAX([.C15:.C40])" office:value-type="float" office:value="211.27" calcext:value-type="float">
            <text:p>211.27</text:p>
          </table:table-cell>
          <table:table-cell table:formula="of:=MIN([.D15:.D40])" office:value-type="float" office:value="206.62" calcext:value-type="float">
            <text:p>206.62</text:p>
          </table:table-cell>
          <table:table-cell table:formula="of:=([.J40]+[.K40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03/15 11:00:00 +08:00</text:p>
          </table:table-cell>
          <table:table-cell office:value-type="float" office:value="209.82" calcext:value-type="float">
            <text:p>209.82</text:p>
          </table:table-cell>
          <table:table-cell office:value-type="float" office:value="210.35" calcext:value-type="float">
            <text:p>210.35</text:p>
          </table:table-cell>
          <table:table-cell office:value-type="float" office:value="209.75" calcext:value-type="float">
            <text:p>209.75</text:p>
          </table:table-cell>
          <table:table-cell office:value-type="float" office:value="210.25" calcext:value-type="float">
            <text:p>210.25</text:p>
          </table:table-cell>
          <table:table-cell office:value-type="float" office:value="205.76" calcext:value-type="float">
            <text:p>205.76</text:p>
          </table:table-cell>
          <table:table-cell table:formula="of:=MAX([.C33:.C41])" office:value-type="float" office:value="210.35" calcext:value-type="float">
            <text:p>210.35</text:p>
          </table:table-cell>
          <table:table-cell table:formula="of:=MIN([.D33:.D41])" office:value-type="float" office:value="209.03" calcext:value-type="float">
            <text:p>209.03</text:p>
          </table:table-cell>
          <table:table-cell table:formula="of:=([.G41]+[.H41])/2" office:value-type="float" office:value="209.69" calcext:value-type="float">
            <text:p>209.69</text:p>
          </table:table-cell>
          <table:table-cell table:formula="of:=MAX([.C16:.C41])" office:value-type="float" office:value="211.27" calcext:value-type="float">
            <text:p>211.27</text:p>
          </table:table-cell>
          <table:table-cell table:formula="of:=MIN([.D16:.D41])" office:value-type="float" office:value="206.62" calcext:value-type="float">
            <text:p>206.62</text:p>
          </table:table-cell>
          <table:table-cell table:formula="of:=([.J41]+[.K41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03/15 12:00:00 +08:00</text:p>
          </table:table-cell>
          <table:table-cell office:value-type="float" office:value="210.26" calcext:value-type="float">
            <text:p>210.26</text:p>
          </table:table-cell>
          <table:table-cell office:value-type="float" office:value="210.61" calcext:value-type="float">
            <text:p>210.61</text:p>
          </table:table-cell>
          <table:table-cell office:value-type="float" office:value="210.24" calcext:value-type="float">
            <text:p>210.24</text:p>
          </table:table-cell>
          <table:table-cell office:value-type="float" office:value="210.47" calcext:value-type="float">
            <text:p>210.47</text:p>
          </table:table-cell>
          <table:table-cell office:value-type="float" office:value="204.79" calcext:value-type="float">
            <text:p>204.79</text:p>
          </table:table-cell>
          <table:table-cell table:formula="of:=MAX([.C34:.C42])" office:value-type="float" office:value="210.61" calcext:value-type="float">
            <text:p>210.61</text:p>
          </table:table-cell>
          <table:table-cell table:formula="of:=MIN([.D34:.D42])" office:value-type="float" office:value="209.03" calcext:value-type="float">
            <text:p>209.03</text:p>
          </table:table-cell>
          <table:table-cell table:formula="of:=([.G42]+[.H42])/2" office:value-type="float" office:value="209.82" calcext:value-type="float">
            <text:p>209.82</text:p>
          </table:table-cell>
          <table:table-cell table:formula="of:=MAX([.C17:.C42])" office:value-type="float" office:value="211.27" calcext:value-type="float">
            <text:p>211.27</text:p>
          </table:table-cell>
          <table:table-cell table:formula="of:=MIN([.D17:.D42])" office:value-type="float" office:value="206.62" calcext:value-type="float">
            <text:p>206.62</text:p>
          </table:table-cell>
          <table:table-cell table:formula="of:=([.J42]+[.K42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03/15 13:00:00 +08:00</text:p>
          </table:table-cell>
          <table:table-cell office:value-type="float" office:value="210.47" calcext:value-type="float">
            <text:p>210.47</text:p>
          </table:table-cell>
          <table:table-cell office:value-type="float" office:value="210.84" calcext:value-type="float">
            <text:p>210.84</text:p>
          </table:table-cell>
          <table:table-cell office:value-type="float" office:value="210.43" calcext:value-type="float">
            <text:p>210.43</text:p>
          </table:table-cell>
          <table:table-cell office:value-type="float" office:value="210.77" calcext:value-type="float">
            <text:p>210.77</text:p>
          </table:table-cell>
          <table:table-cell office:value-type="float" office:value="205.23" calcext:value-type="float">
            <text:p>205.23</text:p>
          </table:table-cell>
          <table:table-cell table:formula="of:=MAX([.C35:.C43])" office:value-type="float" office:value="210.84" calcext:value-type="float">
            <text:p>210.84</text:p>
          </table:table-cell>
          <table:table-cell table:formula="of:=MIN([.D35:.D43])" office:value-type="float" office:value="209.03" calcext:value-type="float">
            <text:p>209.03</text:p>
          </table:table-cell>
          <table:table-cell table:formula="of:=([.G43]+[.H43])/2" office:value-type="float" office:value="209.935" calcext:value-type="float">
            <text:p>209.935</text:p>
          </table:table-cell>
          <table:table-cell table:formula="of:=MAX([.C18:.C43])" office:value-type="float" office:value="211.27" calcext:value-type="float">
            <text:p>211.27</text:p>
          </table:table-cell>
          <table:table-cell table:formula="of:=MIN([.D18:.D43])" office:value-type="float" office:value="206.62" calcext:value-type="float">
            <text:p>206.62</text:p>
          </table:table-cell>
          <table:table-cell table:formula="of:=([.J43]+[.K43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03/15 14:00:00 +08:00</text:p>
          </table:table-cell>
          <table:table-cell office:value-type="float" office:value="210.78" calcext:value-type="float">
            <text:p>210.78</text:p>
          </table:table-cell>
          <table:table-cell office:value-type="float" office:value="211.02" calcext:value-type="float">
            <text:p>211.02</text:p>
          </table:table-cell>
          <table:table-cell office:value-type="float" office:value="210.72" calcext:value-type="float">
            <text:p>210.72</text:p>
          </table:table-cell>
          <table:table-cell office:value-type="float" office:value="210.86" calcext:value-type="float">
            <text:p>210.86</text:p>
          </table:table-cell>
          <table:table-cell office:value-type="float" office:value="205.81" calcext:value-type="float">
            <text:p>205.81</text:p>
          </table:table-cell>
          <table:table-cell table:formula="of:=MAX([.C36:.C44])" office:value-type="float" office:value="211.02" calcext:value-type="float">
            <text:p>211.02</text:p>
          </table:table-cell>
          <table:table-cell table:formula="of:=MIN([.D36:.D44])" office:value-type="float" office:value="209.07" calcext:value-type="float">
            <text:p>209.07</text:p>
          </table:table-cell>
          <table:table-cell table:formula="of:=([.G44]+[.H44])/2" office:value-type="float" office:value="210.045" calcext:value-type="float">
            <text:p>210.045</text:p>
          </table:table-cell>
          <table:table-cell table:formula="of:=MAX([.C19:.C44])" office:value-type="float" office:value="211.27" calcext:value-type="float">
            <text:p>211.27</text:p>
          </table:table-cell>
          <table:table-cell table:formula="of:=MIN([.D19:.D44])" office:value-type="float" office:value="206.62" calcext:value-type="float">
            <text:p>206.62</text:p>
          </table:table-cell>
          <table:table-cell table:formula="of:=([.J44]+[.K44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03/15 15:00:00 +08:00</text:p>
          </table:table-cell>
          <table:table-cell office:value-type="float" office:value="210.86" calcext:value-type="float">
            <text:p>210.86</text:p>
          </table:table-cell>
          <table:table-cell office:value-type="float" office:value="210.98" calcext:value-type="float">
            <text:p>210.98</text:p>
          </table:table-cell>
          <table:table-cell office:value-type="float" office:value="210.66" calcext:value-type="float">
            <text:p>210.66</text:p>
          </table:table-cell>
          <table:table-cell office:value-type="float" office:value="210.95" calcext:value-type="float">
            <text:p>210.95</text:p>
          </table:table-cell>
          <table:table-cell office:value-type="float" office:value="205.77" calcext:value-type="float">
            <text:p>205.77</text:p>
          </table:table-cell>
          <table:table-cell table:formula="of:=MAX([.C37:.C45])" office:value-type="float" office:value="211.02" calcext:value-type="float">
            <text:p>211.02</text:p>
          </table:table-cell>
          <table:table-cell table:formula="of:=MIN([.D37:.D45])" office:value-type="float" office:value="209.07" calcext:value-type="float">
            <text:p>209.07</text:p>
          </table:table-cell>
          <table:table-cell table:formula="of:=([.G45]+[.H45])/2" office:value-type="float" office:value="210.045" calcext:value-type="float">
            <text:p>210.045</text:p>
          </table:table-cell>
          <table:table-cell table:formula="of:=MAX([.C20:.C45])" office:value-type="float" office:value="211.27" calcext:value-type="float">
            <text:p>211.27</text:p>
          </table:table-cell>
          <table:table-cell table:formula="of:=MIN([.D20:.D45])" office:value-type="float" office:value="206.62" calcext:value-type="float">
            <text:p>206.62</text:p>
          </table:table-cell>
          <table:table-cell table:formula="of:=([.J45]+[.K45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03/15 16:00:00 +08:00</text:p>
          </table:table-cell>
          <table:table-cell office:value-type="float" office:value="210.96" calcext:value-type="float">
            <text:p>210.96</text:p>
          </table:table-cell>
          <table:table-cell office:value-type="float" office:value="211" calcext:value-type="float">
            <text:p>211</text:p>
          </table:table-cell>
          <table:table-cell office:value-type="float" office:value="210.36" calcext:value-type="float">
            <text:p>210.36</text:p>
          </table:table-cell>
          <table:table-cell office:value-type="float" office:value="210.45" calcext:value-type="float">
            <text:p>210.45</text:p>
          </table:table-cell>
          <table:table-cell office:value-type="float" office:value="206.17" calcext:value-type="float">
            <text:p>206.17</text:p>
          </table:table-cell>
          <table:table-cell table:formula="of:=MAX([.C38:.C46])" office:value-type="float" office:value="211.02" calcext:value-type="float">
            <text:p>211.02</text:p>
          </table:table-cell>
          <table:table-cell table:formula="of:=MIN([.D38:.D46])" office:value-type="float" office:value="209.31" calcext:value-type="float">
            <text:p>209.31</text:p>
          </table:table-cell>
          <table:table-cell table:formula="of:=([.G46]+[.H46])/2" office:value-type="float" office:value="210.165" calcext:value-type="float">
            <text:p>210.165</text:p>
          </table:table-cell>
          <table:table-cell table:formula="of:=MAX([.C21:.C46])" office:value-type="float" office:value="211.27" calcext:value-type="float">
            <text:p>211.27</text:p>
          </table:table-cell>
          <table:table-cell table:formula="of:=MIN([.D21:.D46])" office:value-type="float" office:value="206.62" calcext:value-type="float">
            <text:p>206.62</text:p>
          </table:table-cell>
          <table:table-cell table:formula="of:=([.J46]+[.K46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3/15 10:00:00 +08:00</text:p>
          </table:table-cell>
          <table:table-cell office:value-type="float" office:value="210.43" calcext:value-type="float">
            <text:p>210.43</text:p>
          </table:table-cell>
          <table:table-cell office:value-type="float" office:value="210.98" calcext:value-type="float">
            <text:p>210.98</text:p>
          </table:table-cell>
          <table:table-cell office:value-type="float" office:value="210.33" calcext:value-type="float">
            <text:p>210.33</text:p>
          </table:table-cell>
          <table:table-cell office:value-type="float" office:value="210.75" calcext:value-type="float">
            <text:p>210.75</text:p>
          </table:table-cell>
          <table:table-cell office:value-type="float" office:value="205.39" calcext:value-type="float">
            <text:p>205.39</text:p>
          </table:table-cell>
          <table:table-cell table:formula="of:=MAX([.C39:.C47])" office:value-type="float" office:value="211.02" calcext:value-type="float">
            <text:p>211.02</text:p>
          </table:table-cell>
          <table:table-cell table:formula="of:=MIN([.D39:.D47])" office:value-type="float" office:value="209.31" calcext:value-type="float">
            <text:p>209.31</text:p>
          </table:table-cell>
          <table:table-cell table:formula="of:=([.G47]+[.H47])/2" office:value-type="float" office:value="210.165" calcext:value-type="float">
            <text:p>210.165</text:p>
          </table:table-cell>
          <table:table-cell table:formula="of:=MAX([.C22:.C47])" office:value-type="float" office:value="211.27" calcext:value-type="float">
            <text:p>211.27</text:p>
          </table:table-cell>
          <table:table-cell table:formula="of:=MIN([.D22:.D47])" office:value-type="float" office:value="206.62" calcext:value-type="float">
            <text:p>206.62</text:p>
          </table:table-cell>
          <table:table-cell table:formula="of:=([.J47]+[.K47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3/15 11:00:00 +08:00</text:p>
          </table:table-cell>
          <table:table-cell office:value-type="float" office:value="210.75" calcext:value-type="float">
            <text:p>210.75</text:p>
          </table:table-cell>
          <table:table-cell office:value-type="float" office:value="211.11" calcext:value-type="float">
            <text:p>211.11</text:p>
          </table:table-cell>
          <table:table-cell office:value-type="float" office:value="210.67" calcext:value-type="float">
            <text:p>210.67</text:p>
          </table:table-cell>
          <table:table-cell office:value-type="float" office:value="210.81" calcext:value-type="float">
            <text:p>210.81</text:p>
          </table:table-cell>
          <table:table-cell office:value-type="float" office:value="205.28" calcext:value-type="float">
            <text:p>205.28</text:p>
          </table:table-cell>
          <table:table-cell table:formula="of:=MAX([.C40:.C48])" office:value-type="float" office:value="211.11" calcext:value-type="float">
            <text:p>211.11</text:p>
          </table:table-cell>
          <table:table-cell table:formula="of:=MIN([.D40:.D48])" office:value-type="float" office:value="209.61" calcext:value-type="float">
            <text:p>209.61</text:p>
          </table:table-cell>
          <table:table-cell table:formula="of:=([.G48]+[.H48])/2" office:value-type="float" office:value="210.36" calcext:value-type="float">
            <text:p>210.36</text:p>
          </table:table-cell>
          <table:table-cell table:formula="of:=MAX([.C23:.C48])" office:value-type="float" office:value="211.27" calcext:value-type="float">
            <text:p>211.27</text:p>
          </table:table-cell>
          <table:table-cell table:formula="of:=MIN([.D23:.D48])" office:value-type="float" office:value="206.62" calcext:value-type="float">
            <text:p>206.62</text:p>
          </table:table-cell>
          <table:table-cell table:formula="of:=([.J48]+[.K48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3/15 12:00:00 +08:00</text:p>
          </table:table-cell>
          <table:table-cell office:value-type="float" office:value="210.81" calcext:value-type="float">
            <text:p>210.81</text:p>
          </table:table-cell>
          <table:table-cell office:value-type="float" office:value="210.91" calcext:value-type="float">
            <text:p>210.91</text:p>
          </table:table-cell>
          <table:table-cell office:value-type="float" office:value="210.55" calcext:value-type="float">
            <text:p>210.55</text:p>
          </table:table-cell>
          <table:table-cell office:value-type="float" office:value="210.74" calcext:value-type="float">
            <text:p>210.74</text:p>
          </table:table-cell>
          <table:table-cell office:value-type="float" office:value="205.59" calcext:value-type="float">
            <text:p>205.59</text:p>
          </table:table-cell>
          <table:table-cell table:formula="of:=MAX([.C41:.C49])" office:value-type="float" office:value="211.11" calcext:value-type="float">
            <text:p>211.11</text:p>
          </table:table-cell>
          <table:table-cell table:formula="of:=MIN([.D41:.D49])" office:value-type="float" office:value="209.75" calcext:value-type="float">
            <text:p>209.75</text:p>
          </table:table-cell>
          <table:table-cell table:formula="of:=([.G49]+[.H49])/2" office:value-type="float" office:value="210.43" calcext:value-type="float">
            <text:p>210.43</text:p>
          </table:table-cell>
          <table:table-cell table:formula="of:=MAX([.C24:.C49])" office:value-type="float" office:value="211.27" calcext:value-type="float">
            <text:p>211.27</text:p>
          </table:table-cell>
          <table:table-cell table:formula="of:=MIN([.D24:.D49])" office:value-type="float" office:value="206.62" calcext:value-type="float">
            <text:p>206.62</text:p>
          </table:table-cell>
          <table:table-cell table:formula="of:=([.J49]+[.K49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3/15 13:00:00 +08:00</text:p>
          </table:table-cell>
          <table:table-cell office:value-type="float" office:value="210.73" calcext:value-type="float">
            <text:p>210.73</text:p>
          </table:table-cell>
          <table:table-cell office:value-type="float" office:value="210.89" calcext:value-type="float">
            <text:p>210.89</text:p>
          </table:table-cell>
          <table:table-cell office:value-type="float" office:value="210.5" calcext:value-type="float">
            <text:p>210.5</text:p>
          </table:table-cell>
          <table:table-cell office:value-type="float" office:value="210.71" calcext:value-type="float">
            <text:p>210.71</text:p>
          </table:table-cell>
          <table:table-cell office:value-type="float" office:value="205.89" calcext:value-type="float">
            <text:p>205.89</text:p>
          </table:table-cell>
          <table:table-cell table:formula="of:=MAX([.C42:.C50])" office:value-type="float" office:value="211.11" calcext:value-type="float">
            <text:p>211.11</text:p>
          </table:table-cell>
          <table:table-cell table:formula="of:=MIN([.D42:.D50])" office:value-type="float" office:value="210.24" calcext:value-type="float">
            <text:p>210.24</text:p>
          </table:table-cell>
          <table:table-cell table:formula="of:=([.G50]+[.H50])/2" office:value-type="float" office:value="210.675" calcext:value-type="float">
            <text:p>210.675</text:p>
          </table:table-cell>
          <table:table-cell table:formula="of:=MAX([.C25:.C50])" office:value-type="float" office:value="211.27" calcext:value-type="float">
            <text:p>211.27</text:p>
          </table:table-cell>
          <table:table-cell table:formula="of:=MIN([.D25:.D50])" office:value-type="float" office:value="206.62" calcext:value-type="float">
            <text:p>206.62</text:p>
          </table:table-cell>
          <table:table-cell table:formula="of:=([.J50]+[.K50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3/15 14:00:00 +08:00</text:p>
          </table:table-cell>
          <table:table-cell office:value-type="float" office:value="210.71" calcext:value-type="float">
            <text:p>210.71</text:p>
          </table:table-cell>
          <table:table-cell office:value-type="float" office:value="210.79" calcext:value-type="float">
            <text:p>210.79</text:p>
          </table:table-cell>
          <table:table-cell office:value-type="float" office:value="210.55" calcext:value-type="float">
            <text:p>210.55</text:p>
          </table:table-cell>
          <table:table-cell office:value-type="float" office:value="210.65" calcext:value-type="float">
            <text:p>210.65</text:p>
          </table:table-cell>
          <table:table-cell office:value-type="float" office:value="205.56" calcext:value-type="float">
            <text:p>205.56</text:p>
          </table:table-cell>
          <table:table-cell table:formula="of:=MAX([.C43:.C51])" office:value-type="float" office:value="211.11" calcext:value-type="float">
            <text:p>211.11</text:p>
          </table:table-cell>
          <table:table-cell table:formula="of:=MIN([.D43:.D51])" office:value-type="float" office:value="210.33" calcext:value-type="float">
            <text:p>210.33</text:p>
          </table:table-cell>
          <table:table-cell table:formula="of:=([.G51]+[.H51])/2" office:value-type="float" office:value="210.72" calcext:value-type="float">
            <text:p>210.72</text:p>
          </table:table-cell>
          <table:table-cell table:formula="of:=MAX([.C26:.C51])" office:value-type="float" office:value="211.27" calcext:value-type="float">
            <text:p>211.27</text:p>
          </table:table-cell>
          <table:table-cell table:formula="of:=MIN([.D26:.D51])" office:value-type="float" office:value="206.62" calcext:value-type="float">
            <text:p>206.62</text:p>
          </table:table-cell>
          <table:table-cell table:formula="of:=([.J51]+[.K51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3/15 15:00:00 +08:00</text:p>
          </table:table-cell>
          <table:table-cell office:value-type="float" office:value="210.65" calcext:value-type="float">
            <text:p>210.65</text:p>
          </table:table-cell>
          <table:table-cell office:value-type="float" office:value="210.98" calcext:value-type="float">
            <text:p>210.98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0.72" calcext:value-type="float">
            <text:p>210.72</text:p>
          </table:table-cell>
          <table:table-cell office:value-type="float" office:value="205.61" calcext:value-type="float">
            <text:p>205.61</text:p>
          </table:table-cell>
          <table:table-cell table:formula="of:=MAX([.C44:.C52])" office:value-type="float" office:value="211.11" calcext:value-type="float">
            <text:p>211.11</text:p>
          </table:table-cell>
          <table:table-cell table:formula="of:=MIN([.D44:.D52])" office:value-type="float" office:value="210.33" calcext:value-type="float">
            <text:p>210.33</text:p>
          </table:table-cell>
          <table:table-cell table:formula="of:=([.G52]+[.H52])/2" office:value-type="float" office:value="210.72" calcext:value-type="float">
            <text:p>210.72</text:p>
          </table:table-cell>
          <table:table-cell table:formula="of:=MAX([.C27:.C52])" office:value-type="float" office:value="211.27" calcext:value-type="float">
            <text:p>211.27</text:p>
          </table:table-cell>
          <table:table-cell table:formula="of:=MIN([.D27:.D52])" office:value-type="float" office:value="206.62" calcext:value-type="float">
            <text:p>206.62</text:p>
          </table:table-cell>
          <table:table-cell table:formula="of:=([.J52]+[.K52])/2" office:value-type="float" office:value="208.945" calcext:value-type="float">
            <text:p>208.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3/15 16:00:00 +08:00</text:p>
          </table:table-cell>
          <table:table-cell office:value-type="float" office:value="210.72" calcext:value-type="float">
            <text:p>210.72</text:p>
          </table:table-cell>
          <table:table-cell office:value-type="float" office:value="210.78" calcext:value-type="float">
            <text:p>210.78</text:p>
          </table:table-cell>
          <table:table-cell office:value-type="float" office:value="210.01" calcext:value-type="float">
            <text:p>210.01</text:p>
          </table:table-cell>
          <table:table-cell office:value-type="float" office:value="210.02" calcext:value-type="float">
            <text:p>210.02</text:p>
          </table:table-cell>
          <table:table-cell office:value-type="float" office:value="205.55" calcext:value-type="float">
            <text:p>205.55</text:p>
          </table:table-cell>
          <table:table-cell table:formula="of:=MAX([.C45:.C53])" office:value-type="float" office:value="211.11" calcext:value-type="float">
            <text:p>211.11</text:p>
          </table:table-cell>
          <table:table-cell table:formula="of:=MIN([.D45:.D53])" office:value-type="float" office:value="210.01" calcext:value-type="float">
            <text:p>210.01</text:p>
          </table:table-cell>
          <table:table-cell table:formula="of:=([.G53]+[.H53])/2" office:value-type="float" office:value="210.56" calcext:value-type="float">
            <text:p>210.56</text:p>
          </table:table-cell>
          <table:table-cell table:formula="of:=MAX([.C28:.C53])" office:value-type="float" office:value="211.27" calcext:value-type="float">
            <text:p>211.27</text:p>
          </table:table-cell>
          <table:table-cell table:formula="of:=MIN([.D28:.D53])" office:value-type="float" office:value="206.62" calcext:value-type="float">
            <text:p>206.62</text:p>
          </table:table-cell>
          <table:table-cell table:formula="of:=([.J53]+[.K53])/2" office:value-type="float" office:value="208.945" calcext:value-type="float">
            <text:p>208.945</text:p>
          </table:table-cell>
          <table:table-cell table:formula="of:=([.I27]+[.L27])/2" office:value-type="float" office:value="207.16" calcext:value-type="float">
            <text:p>207.16</text:p>
          </table:table-cell>
          <table:table-cell table:formula="of:=MAX([.C2:.C53])" office:value-type="float" office:value="211.27" calcext:value-type="float">
            <text:p>211.27</text:p>
          </table:table-cell>
          <table:table-cell table:formula="of:=MIN([.D2:.D53])" office:value-type="float" office:value="204.58" calcext:value-type="float">
            <text:p>204.58</text:p>
          </table:table-cell>
          <table:table-cell/>
        </table:table-row>
        <table:table-row table:style-name="ro1">
          <table:table-cell office:value-type="string" calcext:value-type="string">
            <text:p>24/03/15 10:00:00 +08:00</text:p>
          </table:table-cell>
          <table:table-cell office:value-type="float" office:value="209.87" calcext:value-type="float">
            <text:p>209.87</text:p>
          </table:table-cell>
          <table:table-cell office:value-type="float" office:value="210.01" calcext:value-type="float">
            <text:p>210.01</text:p>
          </table:table-cell>
          <table:table-cell office:value-type="float" office:value="209.45" calcext:value-type="float">
            <text:p>209.45</text:p>
          </table:table-cell>
          <table:table-cell office:value-type="float" office:value="209.98" calcext:value-type="float">
            <text:p>209.98</text:p>
          </table:table-cell>
          <table:table-cell office:value-type="float" office:value="205.53" calcext:value-type="float">
            <text:p>205.53</text:p>
          </table:table-cell>
          <table:table-cell table:formula="of:=MAX([.C46:.C54])" office:value-type="float" office:value="211.11" calcext:value-type="float">
            <text:p>211.11</text:p>
          </table:table-cell>
          <table:table-cell table:formula="of:=MIN([.D46:.D54])" office:value-type="float" office:value="209.45" calcext:value-type="float">
            <text:p>209.45</text:p>
          </table:table-cell>
          <table:table-cell table:formula="of:=([.G54]+[.H54])/2" office:value-type="float" office:value="210.28" calcext:value-type="float">
            <text:p>210.28</text:p>
          </table:table-cell>
          <table:table-cell table:formula="of:=MAX([.C29:.C54])" office:value-type="float" office:value="211.27" calcext:value-type="float">
            <text:p>211.27</text:p>
          </table:table-cell>
          <table:table-cell table:formula="of:=MIN([.D29:.D54])" office:value-type="float" office:value="206.62" calcext:value-type="float">
            <text:p>206.62</text:p>
          </table:table-cell>
          <table:table-cell table:formula="of:=([.J54]+[.K54])/2" office:value-type="float" office:value="208.945" calcext:value-type="float">
            <text:p>208.945</text:p>
          </table:table-cell>
          <table:table-cell table:formula="of:=([.I28]+[.L28])/2" office:value-type="float" office:value="207.16" calcext:value-type="float">
            <text:p>207.16</text:p>
          </table:table-cell>
          <table:table-cell table:formula="of:=MAX([.C3:.C54])" office:value-type="float" office:value="211.27" calcext:value-type="float">
            <text:p>211.27</text:p>
          </table:table-cell>
          <table:table-cell table:formula="of:=MIN([.D3:.D54])" office:value-type="float" office:value="204.58" calcext:value-type="float">
            <text:p>204.58</text:p>
          </table:table-cell>
          <table:table-cell/>
        </table:table-row>
        <table:table-row table:style-name="ro1">
          <table:table-cell office:value-type="string" calcext:value-type="string">
            <text:p>24/03/15 11:00:00 +08:00</text:p>
          </table:table-cell>
          <table:table-cell office:value-type="float" office:value="209.98" calcext:value-type="float">
            <text:p>209.98</text:p>
          </table:table-cell>
          <table:table-cell office:value-type="float" office:value="210.23" calcext:value-type="float">
            <text:p>210.23</text:p>
          </table:table-cell>
          <table:table-cell office:value-type="float" office:value="209.84" calcext:value-type="float">
            <text:p>209.84</text:p>
          </table:table-cell>
          <table:table-cell office:value-type="float" office:value="210" calcext:value-type="float">
            <text:p>210</text:p>
          </table:table-cell>
          <table:table-cell office:value-type="float" office:value="205.75" calcext:value-type="float">
            <text:p>205.75</text:p>
          </table:table-cell>
          <table:table-cell table:formula="of:=MAX([.C47:.C55])" office:value-type="float" office:value="211.11" calcext:value-type="float">
            <text:p>211.11</text:p>
          </table:table-cell>
          <table:table-cell table:formula="of:=MIN([.D47:.D55])" office:value-type="float" office:value="209.45" calcext:value-type="float">
            <text:p>209.45</text:p>
          </table:table-cell>
          <table:table-cell table:formula="of:=([.G55]+[.H55])/2" office:value-type="float" office:value="210.28" calcext:value-type="float">
            <text:p>210.28</text:p>
          </table:table-cell>
          <table:table-cell table:formula="of:=MAX([.C30:.C55])" office:value-type="float" office:value="211.27" calcext:value-type="float">
            <text:p>211.27</text:p>
          </table:table-cell>
          <table:table-cell table:formula="of:=MIN([.D30:.D55])" office:value-type="float" office:value="206.62" calcext:value-type="float">
            <text:p>206.62</text:p>
          </table:table-cell>
          <table:table-cell table:formula="of:=([.J55]+[.K55])/2" office:value-type="float" office:value="208.945" calcext:value-type="float">
            <text:p>208.945</text:p>
          </table:table-cell>
          <table:table-cell table:formula="of:=([.I29]+[.L29])/2" office:value-type="float" office:value="207.16" calcext:value-type="float">
            <text:p>207.16</text:p>
          </table:table-cell>
          <table:table-cell table:formula="of:=MAX([.C4:.C55])" office:value-type="float" office:value="211.27" calcext:value-type="float">
            <text:p>211.27</text:p>
          </table:table-cell>
          <table:table-cell table:formula="of:=MIN([.D4:.D55])" office:value-type="float" office:value="204.58" calcext:value-type="float">
            <text:p>204.58</text:p>
          </table:table-cell>
          <table:table-cell/>
        </table:table-row>
        <table:table-row table:style-name="ro1">
          <table:table-cell office:value-type="string" calcext:value-type="string">
            <text:p>24/03/15 12:00:00 +08:00</text:p>
          </table:table-cell>
          <table:table-cell office:value-type="float" office:value="210.01" calcext:value-type="float">
            <text:p>210.01</text:p>
          </table:table-cell>
          <table:table-cell office:value-type="float" office:value="210.4" calcext:value-type="float">
            <text:p>210.4</text:p>
          </table:table-cell>
          <table:table-cell office:value-type="float" office:value="209.86" calcext:value-type="float">
            <text:p>209.86</text:p>
          </table:table-cell>
          <table:table-cell office:value-type="float" office:value="210.14" calcext:value-type="float">
            <text:p>210.14</text:p>
          </table:table-cell>
          <table:table-cell office:value-type="float" office:value="206.635" calcext:value-type="float">
            <text:p>206.635</text:p>
          </table:table-cell>
          <table:table-cell table:formula="of:=MAX([.C48:.C56])" office:value-type="float" office:value="211.11" calcext:value-type="float">
            <text:p>211.11</text:p>
          </table:table-cell>
          <table:table-cell table:formula="of:=MIN([.D48:.D56])" office:value-type="float" office:value="209.45" calcext:value-type="float">
            <text:p>209.45</text:p>
          </table:table-cell>
          <table:table-cell table:formula="of:=([.G56]+[.H56])/2" office:value-type="float" office:value="210.28" calcext:value-type="float">
            <text:p>210.28</text:p>
          </table:table-cell>
          <table:table-cell table:formula="of:=MAX([.C31:.C56])" office:value-type="float" office:value="211.27" calcext:value-type="float">
            <text:p>211.27</text:p>
          </table:table-cell>
          <table:table-cell table:formula="of:=MIN([.D31:.D56])" office:value-type="float" office:value="207.24" calcext:value-type="float">
            <text:p>207.24</text:p>
          </table:table-cell>
          <table:table-cell table:formula="of:=([.J56]+[.K56])/2" office:value-type="float" office:value="209.255" calcext:value-type="float">
            <text:p>209.255</text:p>
          </table:table-cell>
          <table:table-cell table:formula="of:=([.I30]+[.L30])/2" office:value-type="float" office:value="207.0775" calcext:value-type="float">
            <text:p>207.0775</text:p>
          </table:table-cell>
          <table:table-cell table:formula="of:=MAX([.C5:.C56])" office:value-type="float" office:value="211.27" calcext:value-type="float">
            <text:p>211.27</text:p>
          </table:table-cell>
          <table:table-cell table:formula="of:=MIN([.D5:.D56])" office:value-type="float" office:value="204.58" calcext:value-type="float">
            <text:p>204.58</text:p>
          </table:table-cell>
          <table:table-cell/>
        </table:table-row>
        <table:table-row table:style-name="ro1">
          <table:table-cell office:value-type="string" calcext:value-type="string">
            <text:p>24/03/15 13:00:00 +08:00</text:p>
          </table:table-cell>
          <table:table-cell office:value-type="float" office:value="210.14" calcext:value-type="float">
            <text:p>210.14</text:p>
          </table:table-cell>
          <table:table-cell office:value-type="float" office:value="210.27" calcext:value-type="float">
            <text:p>210.27</text:p>
          </table:table-cell>
          <table:table-cell office:value-type="float" office:value="209.52" calcext:value-type="float">
            <text:p>209.52</text:p>
          </table:table-cell>
          <table:table-cell office:value-type="float" office:value="209.54" calcext:value-type="float">
            <text:p>209.54</text:p>
          </table:table-cell>
          <table:table-cell office:value-type="float" office:value="207.475" calcext:value-type="float">
            <text:p>207.475</text:p>
          </table:table-cell>
          <table:table-cell table:formula="of:=MAX([.C49:.C57])" office:value-type="float" office:value="210.98" calcext:value-type="float">
            <text:p>210.98</text:p>
          </table:table-cell>
          <table:table-cell table:formula="of:=MIN([.D49:.D57])" office:value-type="float" office:value="209.45" calcext:value-type="float">
            <text:p>209.45</text:p>
          </table:table-cell>
          <table:table-cell table:formula="of:=([.G57]+[.H57])/2" office:value-type="float" office:value="210.215" calcext:value-type="float">
            <text:p>210.215</text:p>
          </table:table-cell>
          <table:table-cell table:formula="of:=MAX([.C32:.C57])" office:value-type="float" office:value="211.27" calcext:value-type="float">
            <text:p>211.27</text:p>
          </table:table-cell>
          <table:table-cell table:formula="of:=MIN([.D32:.D57])" office:value-type="float" office:value="209.03" calcext:value-type="float">
            <text:p>209.03</text:p>
          </table:table-cell>
          <table:table-cell table:formula="of:=([.J57]+[.K57])/2" office:value-type="float" office:value="210.15" calcext:value-type="float">
            <text:p>210.15</text:p>
          </table:table-cell>
          <table:table-cell table:formula="of:=([.I31]+[.L31])/2" office:value-type="float" office:value="207.985" calcext:value-type="float">
            <text:p>207.985</text:p>
          </table:table-cell>
          <table:table-cell table:formula="of:=MAX([.C6:.C57])" office:value-type="float" office:value="211.27" calcext:value-type="float">
            <text:p>211.27</text:p>
          </table:table-cell>
          <table:table-cell table:formula="of:=MIN([.D6:.D57])" office:value-type="float" office:value="204.58" calcext:value-type="float">
            <text:p>204.58</text:p>
          </table:table-cell>
          <table:table-cell/>
        </table:table-row>
        <table:table-row table:style-name="ro1">
          <table:table-cell office:value-type="string" calcext:value-type="string">
            <text:p>24/03/15 14:00:00 +08:00</text:p>
          </table:table-cell>
          <table:table-cell office:value-type="float" office:value="209.54" calcext:value-type="float">
            <text:p>209.54</text:p>
          </table:table-cell>
          <table:table-cell office:value-type="float" office:value="209.74" calcext:value-type="float">
            <text:p>209.74</text:p>
          </table:table-cell>
          <table:table-cell office:value-type="float" office:value="209.22" calcext:value-type="float">
            <text:p>209.22</text:p>
          </table:table-cell>
          <table:table-cell office:value-type="float" office:value="209.51" calcext:value-type="float">
            <text:p>209.51</text:p>
          </table:table-cell>
          <table:table-cell office:value-type="float" office:value="207.925" calcext:value-type="float">
            <text:p>207.925</text:p>
          </table:table-cell>
          <table:table-cell table:formula="of:=MAX([.C50:.C58])" office:value-type="float" office:value="210.98" calcext:value-type="float">
            <text:p>210.98</text:p>
          </table:table-cell>
          <table:table-cell table:formula="of:=MIN([.D50:.D58])" office:value-type="float" office:value="209.22" calcext:value-type="float">
            <text:p>209.22</text:p>
          </table:table-cell>
          <table:table-cell table:formula="of:=([.G58]+[.H58])/2" office:value-type="float" office:value="210.1" calcext:value-type="float">
            <text:p>210.1</text:p>
          </table:table-cell>
          <table:table-cell table:formula="of:=MAX([.C33:.C58])" office:value-type="float" office:value="211.11" calcext:value-type="float">
            <text:p>211.11</text:p>
          </table:table-cell>
          <table:table-cell table:formula="of:=MIN([.D33:.D58])" office:value-type="float" office:value="209.03" calcext:value-type="float">
            <text:p>209.03</text:p>
          </table:table-cell>
          <table:table-cell table:formula="of:=([.J58]+[.K58])/2" office:value-type="float" office:value="210.07" calcext:value-type="float">
            <text:p>210.07</text:p>
          </table:table-cell>
          <table:table-cell table:formula="of:=([.I32]+[.L32])/2" office:value-type="float" office:value="208.435" calcext:value-type="float">
            <text:p>208.435</text:p>
          </table:table-cell>
          <table:table-cell table:formula="of:=MAX([.C7:.C58])" office:value-type="float" office:value="211.27" calcext:value-type="float">
            <text:p>211.27</text:p>
          </table:table-cell>
          <table:table-cell table:formula="of:=MIN([.D7:.D58])" office:value-type="float" office:value="204.58" calcext:value-type="float">
            <text:p>204.58</text:p>
          </table:table-cell>
          <table:table-cell/>
        </table:table-row>
        <table:table-row table:style-name="ro1">
          <table:table-cell office:value-type="string" calcext:value-type="string">
            <text:p>24/03/15 15:00:00 +08:00</text:p>
          </table:table-cell>
          <table:table-cell office:value-type="float" office:value="209.51" calcext:value-type="float">
            <text:p>209.51</text:p>
          </table:table-cell>
          <table:table-cell office:value-type="float" office:value="209.52" calcext:value-type="float">
            <text:p>209.52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9.22" calcext:value-type="float">
            <text:p>209.22</text:p>
          </table:table-cell>
          <table:table-cell office:value-type="float" office:value="207.925" calcext:value-type="float">
            <text:p>207.925</text:p>
          </table:table-cell>
          <table:table-cell table:formula="of:=MAX([.C51:.C59])" office:value-type="float" office:value="210.98" calcext:value-type="float">
            <text:p>210.98</text:p>
          </table:table-cell>
          <table:table-cell table:formula="of:=MIN([.D51:.D59])" office:value-type="float" office:value="208.98" calcext:value-type="float">
            <text:p>208.98</text:p>
          </table:table-cell>
          <table:table-cell table:formula="of:=([.G59]+[.H59])/2" office:value-type="float" office:value="209.98" calcext:value-type="float">
            <text:p>209.98</text:p>
          </table:table-cell>
          <table:table-cell table:formula="of:=MAX([.C34:.C59])" office:value-type="float" office:value="211.11" calcext:value-type="float">
            <text:p>211.11</text:p>
          </table:table-cell>
          <table:table-cell table:formula="of:=MIN([.D34:.D59])" office:value-type="float" office:value="208.98" calcext:value-type="float">
            <text:p>208.98</text:p>
          </table:table-cell>
          <table:table-cell table:formula="of:=([.J59]+[.K59])/2" office:value-type="float" office:value="210.045" calcext:value-type="float">
            <text:p>210.045</text:p>
          </table:table-cell>
          <table:table-cell table:formula="of:=([.I33]+[.L33])/2" office:value-type="float" office:value="208.45" calcext:value-type="float">
            <text:p>208.45</text:p>
          </table:table-cell>
          <table:table-cell table:formula="of:=MAX([.C8:.C59])" office:value-type="float" office:value="211.27" calcext:value-type="float">
            <text:p>211.27</text:p>
          </table:table-cell>
          <table:table-cell table:formula="of:=MIN([.D8:.D59])" office:value-type="float" office:value="204.64" calcext:value-type="float">
            <text:p>204.64</text:p>
          </table:table-cell>
          <table:table-cell/>
        </table:table-row>
        <table:table-row table:style-name="ro1">
          <table:table-cell office:value-type="string" calcext:value-type="string">
            <text:p>24/03/15 16:00:00 +08:00</text:p>
          </table:table-cell>
          <table:table-cell office:value-type="float" office:value="209.22" calcext:value-type="float">
            <text:p>209.22</text:p>
          </table:table-cell>
          <table:table-cell office:value-type="float" office:value="209.5" calcext:value-type="float">
            <text:p>209.5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8.78" calcext:value-type="float">
            <text:p>208.78</text:p>
          </table:table-cell>
          <table:table-cell office:value-type="float" office:value="207.925" calcext:value-type="float">
            <text:p>207.925</text:p>
          </table:table-cell>
          <table:table-cell table:formula="of:=MAX([.C52:.C60])" office:value-type="float" office:value="210.98" calcext:value-type="float">
            <text:p>210.98</text:p>
          </table:table-cell>
          <table:table-cell table:formula="of:=MIN([.D52:.D60])" office:value-type="float" office:value="208.74" calcext:value-type="float">
            <text:p>208.74</text:p>
          </table:table-cell>
          <table:table-cell table:formula="of:=([.G60]+[.H60])/2" office:value-type="float" office:value="209.86" calcext:value-type="float">
            <text:p>209.86</text:p>
          </table:table-cell>
          <table:table-cell table:formula="of:=MAX([.C35:.C60])" office:value-type="float" office:value="211.11" calcext:value-type="float">
            <text:p>211.11</text:p>
          </table:table-cell>
          <table:table-cell table:formula="of:=MIN([.D35:.D60])" office:value-type="float" office:value="208.74" calcext:value-type="float">
            <text:p>208.74</text:p>
          </table:table-cell>
          <table:table-cell table:formula="of:=([.J60]+[.K60])/2" office:value-type="float" office:value="209.925" calcext:value-type="float">
            <text:p>209.925</text:p>
          </table:table-cell>
          <table:table-cell table:formula="of:=([.I34]+[.L34])/2" office:value-type="float" office:value="208.45" calcext:value-type="float">
            <text:p>208.45</text:p>
          </table:table-cell>
          <table:table-cell table:formula="of:=MAX([.C9:.C60])" office:value-type="float" office:value="211.27" calcext:value-type="float">
            <text:p>211.27</text:p>
          </table:table-cell>
          <table:table-cell table:formula="of:=MIN([.D9:.D60])" office:value-type="float" office:value="204.64" calcext:value-type="float">
            <text:p>204.64</text:p>
          </table:table-cell>
          <table:table-cell/>
        </table:table-row>
        <table:table-row table:style-name="ro1">
          <table:table-cell office:value-type="string" calcext:value-type="string">
            <text:p>25/03/15 10:00:00 +08:00</text:p>
          </table:table-cell>
          <table:table-cell office:value-type="float" office:value="209.01" calcext:value-type="float">
            <text:p>209.01</text:p>
          </table:table-cell>
          <table:table-cell office:value-type="float" office:value="209.35" calcext:value-type="float">
            <text:p>209.35</text:p>
          </table:table-cell>
          <table:table-cell office:value-type="float" office:value="208.29" calcext:value-type="float">
            <text:p>208.29</text:p>
          </table:table-cell>
          <table:table-cell office:value-type="float" office:value="208.52" calcext:value-type="float">
            <text:p>208.52</text:p>
          </table:table-cell>
          <table:table-cell office:value-type="float" office:value="207.925" calcext:value-type="float">
            <text:p>207.925</text:p>
          </table:table-cell>
          <table:table-cell table:formula="of:=MAX([.C53:.C61])" office:value-type="float" office:value="210.78" calcext:value-type="float">
            <text:p>210.78</text:p>
          </table:table-cell>
          <table:table-cell table:formula="of:=MIN([.D53:.D61])" office:value-type="float" office:value="208.29" calcext:value-type="float">
            <text:p>208.29</text:p>
          </table:table-cell>
          <table:table-cell table:formula="of:=([.G61]+[.H61])/2" office:value-type="float" office:value="209.535" calcext:value-type="float">
            <text:p>209.535</text:p>
          </table:table-cell>
          <table:table-cell table:formula="of:=MAX([.C36:.C61])" office:value-type="float" office:value="211.11" calcext:value-type="float">
            <text:p>211.11</text:p>
          </table:table-cell>
          <table:table-cell table:formula="of:=MIN([.D36:.D61])" office:value-type="float" office:value="208.29" calcext:value-type="float">
            <text:p>208.29</text:p>
          </table:table-cell>
          <table:table-cell table:formula="of:=([.J61]+[.K61])/2" office:value-type="float" office:value="209.7" calcext:value-type="float">
            <text:p>209.7</text:p>
          </table:table-cell>
          <table:table-cell table:formula="of:=([.I35]+[.L35])/2" office:value-type="float" office:value="208.45" calcext:value-type="float">
            <text:p>208.45</text:p>
          </table:table-cell>
          <table:table-cell table:formula="of:=MAX([.C10:.C61])" office:value-type="float" office:value="211.27" calcext:value-type="float">
            <text:p>211.27</text:p>
          </table:table-cell>
          <table:table-cell table:formula="of:=MIN([.D10:.D61])" office:value-type="float" office:value="204.64" calcext:value-type="float">
            <text:p>204.64</text:p>
          </table:table-cell>
          <table:table-cell/>
        </table:table-row>
        <table:table-row table:style-name="ro1">
          <table:table-cell office:value-type="string" calcext:value-type="string">
            <text:p>25/03/15 11:00:00 +08:00</text:p>
          </table:table-cell>
          <table:table-cell office:value-type="float" office:value="208.51" calcext:value-type="float">
            <text:p>208.51</text:p>
          </table:table-cell>
          <table:table-cell office:value-type="float" office:value="208.96" calcext:value-type="float">
            <text:p>208.96</text:p>
          </table:table-cell>
          <table:table-cell office:value-type="float" office:value="208.29" calcext:value-type="float">
            <text:p>208.29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925" calcext:value-type="float">
            <text:p>207.925</text:p>
          </table:table-cell>
          <table:table-cell table:formula="of:=MAX([.C54:.C62])" office:value-type="float" office:value="210.4" calcext:value-type="float">
            <text:p>210.4</text:p>
          </table:table-cell>
          <table:table-cell table:formula="of:=MIN([.D54:.D62])" office:value-type="float" office:value="208.29" calcext:value-type="float">
            <text:p>208.29</text:p>
          </table:table-cell>
          <table:table-cell table:formula="of:=([.G62]+[.H62])/2" office:value-type="float" office:value="209.345" calcext:value-type="float">
            <text:p>209.345</text:p>
          </table:table-cell>
          <table:table-cell table:formula="of:=MAX([.C37:.C62])" office:value-type="float" office:value="211.11" calcext:value-type="float">
            <text:p>211.11</text:p>
          </table:table-cell>
          <table:table-cell table:formula="of:=MIN([.D37:.D62])" office:value-type="float" office:value="208.29" calcext:value-type="float">
            <text:p>208.29</text:p>
          </table:table-cell>
          <table:table-cell table:formula="of:=([.J62]+[.K62])/2" office:value-type="float" office:value="209.7" calcext:value-type="float">
            <text:p>209.7</text:p>
          </table:table-cell>
          <table:table-cell table:formula="of:=([.I36]+[.L36])/2" office:value-type="float" office:value="208.5225" calcext:value-type="float">
            <text:p>208.5225</text:p>
          </table:table-cell>
          <table:table-cell table:formula="of:=MAX([.C11:.C62])" office:value-type="float" office:value="211.27" calcext:value-type="float">
            <text:p>211.27</text:p>
          </table:table-cell>
          <table:table-cell table:formula="of:=MIN([.D11:.D62])" office:value-type="float" office:value="204.93" calcext:value-type="float">
            <text:p>204.93</text:p>
          </table:table-cell>
          <table:table-cell/>
        </table:table-row>
        <table:table-row table:style-name="ro1">
          <table:table-cell office:value-type="string" calcext:value-type="string">
            <text:p>25/03/15 12:00:00 +08:00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8.87" calcext:value-type="float">
            <text:p>208.87</text:p>
          </table:table-cell>
          <table:table-cell office:value-type="float" office:value="207.08" calcext:value-type="float">
            <text:p>207.08</text:p>
          </table:table-cell>
          <table:table-cell office:value-type="float" office:value="207.35" calcext:value-type="float">
            <text:p>207.35</text:p>
          </table:table-cell>
          <table:table-cell office:value-type="float" office:value="207.36" calcext:value-type="float">
            <text:p>207.36</text:p>
          </table:table-cell>
          <table:table-cell table:formula="of:=MAX([.C55:.C63])" office:value-type="float" office:value="210.4" calcext:value-type="float">
            <text:p>210.4</text:p>
          </table:table-cell>
          <table:table-cell table:formula="of:=MIN([.D55:.D63])" office:value-type="float" office:value="207.08" calcext:value-type="float">
            <text:p>207.08</text:p>
          </table:table-cell>
          <table:table-cell table:formula="of:=([.G63]+[.H63])/2" office:value-type="float" office:value="208.74" calcext:value-type="float">
            <text:p>208.74</text:p>
          </table:table-cell>
          <table:table-cell table:formula="of:=MAX([.C38:.C63])" office:value-type="float" office:value="211.11" calcext:value-type="float">
            <text:p>211.11</text:p>
          </table:table-cell>
          <table:table-cell table:formula="of:=MIN([.D38:.D63])" office:value-type="float" office:value="207.08" calcext:value-type="float">
            <text:p>207.08</text:p>
          </table:table-cell>
          <table:table-cell table:formula="of:=([.J63]+[.K63])/2" office:value-type="float" office:value="209.095" calcext:value-type="float">
            <text:p>209.095</text:p>
          </table:table-cell>
          <table:table-cell table:formula="of:=([.I37]+[.L37])/2" office:value-type="float" office:value="208.945" calcext:value-type="float">
            <text:p>208.945</text:p>
          </table:table-cell>
          <table:table-cell table:formula="of:=MAX([.C12:.C63])" office:value-type="float" office:value="211.27" calcext:value-type="float">
            <text:p>211.27</text:p>
          </table:table-cell>
          <table:table-cell table:formula="of:=MIN([.D12:.D63])" office:value-type="float" office:value="206.62" calcext:value-type="float">
            <text:p>206.62</text:p>
          </table:table-cell>
          <table:table-cell/>
        </table:table-row>
        <table:table-row table:style-name="ro1">
          <table:table-cell office:value-type="string" calcext:value-type="string">
            <text:p>25/03/15 13:00:00 +08:00</text:p>
          </table:table-cell>
          <table:table-cell office:value-type="float" office:value="207.35" calcext:value-type="float">
            <text:p>207.35</text:p>
          </table:table-cell>
          <table:table-cell office:value-type="float" office:value="207.42" calcext:value-type="float">
            <text:p>207.42</text:p>
          </table:table-cell>
          <table:table-cell office:value-type="float" office:value="206.65" calcext:value-type="float">
            <text:p>206.65</text:p>
          </table:table-cell>
          <table:table-cell office:value-type="float" office:value="207.03" calcext:value-type="float">
            <text:p>207.03</text:p>
          </table:table-cell>
          <table:table-cell office:value-type="float" office:value="207.55" calcext:value-type="float">
            <text:p>207.55</text:p>
          </table:table-cell>
          <table:table-cell table:formula="of:=MAX([.C56:.C64])" office:value-type="float" office:value="210.4" calcext:value-type="float">
            <text:p>210.4</text:p>
          </table:table-cell>
          <table:table-cell table:formula="of:=MIN([.D56:.D64])" office:value-type="float" office:value="206.65" calcext:value-type="float">
            <text:p>206.65</text:p>
          </table:table-cell>
          <table:table-cell table:formula="of:=([.G64]+[.H64])/2" office:value-type="float" office:value="208.525" calcext:value-type="float">
            <text:p>208.525</text:p>
          </table:table-cell>
          <table:table-cell table:formula="of:=MAX([.C39:.C64])" office:value-type="float" office:value="211.11" calcext:value-type="float">
            <text:p>211.11</text:p>
          </table:table-cell>
          <table:table-cell table:formula="of:=MIN([.D39:.D64])" office:value-type="float" office:value="206.65" calcext:value-type="float">
            <text:p>206.65</text:p>
          </table:table-cell>
          <table:table-cell table:formula="of:=([.J64]+[.K64])/2" office:value-type="float" office:value="208.88" calcext:value-type="float">
            <text:p>208.88</text:p>
          </table:table-cell>
          <table:table-cell table:formula="of:=([.I38]+[.L38])/2" office:value-type="float" office:value="208.945" calcext:value-type="float">
            <text:p>208.945</text:p>
          </table:table-cell>
          <table:table-cell table:formula="of:=MAX([.C13:.C64])" office:value-type="float" office:value="211.27" calcext:value-type="float">
            <text:p>211.27</text:p>
          </table:table-cell>
          <table:table-cell table:formula="of:=MIN([.D13:.D64])" office:value-type="float" office:value="206.62" calcext:value-type="float">
            <text:p>206.62</text:p>
          </table:table-cell>
          <table:table-cell/>
        </table:table-row>
        <table:table-row table:style-name="ro1">
          <table:table-cell office:value-type="string" calcext:value-type="string">
            <text:p>25/03/15 14:00:00 +08:00</text:p>
          </table:table-cell>
          <table:table-cell office:value-type="float" office:value="207.03" calcext:value-type="float">
            <text:p>207.03</text:p>
          </table:table-cell>
          <table:table-cell office:value-type="float" office:value="207.16" calcext:value-type="float">
            <text:p>207.16</text:p>
          </table:table-cell>
          <table:table-cell office:value-type="float" office:value="206.5" calcext:value-type="float">
            <text:p>206.5</text:p>
          </table:table-cell>
          <table:table-cell office:value-type="float" office:value="206.89" calcext:value-type="float">
            <text:p>206.89</text:p>
          </table:table-cell>
          <table:table-cell office:value-type="float" office:value="207.38" calcext:value-type="float">
            <text:p>207.38</text:p>
          </table:table-cell>
          <table:table-cell table:formula="of:=MAX([.C57:.C65])" office:value-type="float" office:value="210.27" calcext:value-type="float">
            <text:p>210.27</text:p>
          </table:table-cell>
          <table:table-cell table:formula="of:=MIN([.D57:.D65])" office:value-type="float" office:value="206.5" calcext:value-type="float">
            <text:p>206.5</text:p>
          </table:table-cell>
          <table:table-cell table:formula="of:=([.G65]+[.H65])/2" office:value-type="float" office:value="208.385" calcext:value-type="float">
            <text:p>208.385</text:p>
          </table:table-cell>
          <table:table-cell table:formula="of:=MAX([.C40:.C65])" office:value-type="float" office:value="211.11" calcext:value-type="float">
            <text:p>211.11</text:p>
          </table:table-cell>
          <table:table-cell table:formula="of:=MIN([.D40:.D65])" office:value-type="float" office:value="206.5" calcext:value-type="float">
            <text:p>206.5</text:p>
          </table:table-cell>
          <table:table-cell table:formula="of:=([.J65]+[.K65])/2" office:value-type="float" office:value="208.805" calcext:value-type="float">
            <text:p>208.805</text:p>
          </table:table-cell>
          <table:table-cell table:formula="of:=([.I39]+[.L39])/2" office:value-type="float" office:value="209.1" calcext:value-type="float">
            <text:p>209.1</text:p>
          </table:table-cell>
          <table:table-cell table:formula="of:=MAX([.C14:.C65])" office:value-type="float" office:value="211.27" calcext:value-type="float">
            <text:p>211.27</text:p>
          </table:table-cell>
          <table:table-cell table:formula="of:=MIN([.D14:.D65])" office:value-type="float" office:value="206.5" calcext:value-type="float">
            <text:p>206.5</text:p>
          </table:table-cell>
          <table:table-cell/>
        </table:table-row>
        <table:table-row table:style-name="ro1">
          <table:table-cell office:value-type="string" calcext:value-type="string">
            <text:p>25/03/15 15:00:00 +08:00</text:p>
          </table:table-cell>
          <table:table-cell office:value-type="float" office:value="206.89" calcext:value-type="float">
            <text:p>206.89</text:p>
          </table:table-cell>
          <table:table-cell office:value-type="float" office:value="207.13" calcext:value-type="float">
            <text:p>207.13</text:p>
          </table:table-cell>
          <table:table-cell office:value-type="float" office:value="206.64" calcext:value-type="float">
            <text:p>206.64</text:p>
          </table:table-cell>
          <table:table-cell office:value-type="float" office:value="206.74" calcext:value-type="float">
            <text:p>206.74</text:p>
          </table:table-cell>
          <table:table-cell office:value-type="float" office:value="207.47" calcext:value-type="float">
            <text:p>207.47</text:p>
          </table:table-cell>
          <table:table-cell table:formula="of:=MAX([.C58:.C66])" office:value-type="float" office:value="209.74" calcext:value-type="float">
            <text:p>209.74</text:p>
          </table:table-cell>
          <table:table-cell table:formula="of:=MIN([.D58:.D66])" office:value-type="float" office:value="206.5" calcext:value-type="float">
            <text:p>206.5</text:p>
          </table:table-cell>
          <table:table-cell table:formula="of:=([.G66]+[.H66])/2" office:value-type="float" office:value="208.12" calcext:value-type="float">
            <text:p>208.12</text:p>
          </table:table-cell>
          <table:table-cell table:formula="of:=MAX([.C41:.C66])" office:value-type="float" office:value="211.11" calcext:value-type="float">
            <text:p>211.11</text:p>
          </table:table-cell>
          <table:table-cell table:formula="of:=MIN([.D41:.D66])" office:value-type="float" office:value="206.5" calcext:value-type="float">
            <text:p>206.5</text:p>
          </table:table-cell>
          <table:table-cell table:formula="of:=([.J66]+[.K66])/2" office:value-type="float" office:value="208.805" calcext:value-type="float">
            <text:p>208.805</text:p>
          </table:table-cell>
          <table:table-cell table:formula="of:=([.I40]+[.L40])/2" office:value-type="float" office:value="209.5475" calcext:value-type="float">
            <text:p>209.5475</text:p>
          </table:table-cell>
          <table:table-cell table:formula="of:=MAX([.C15:.C66])" office:value-type="float" office:value="211.27" calcext:value-type="float">
            <text:p>211.27</text:p>
          </table:table-cell>
          <table:table-cell table:formula="of:=MIN([.D15:.D66])" office:value-type="float" office:value="206.5" calcext:value-type="float">
            <text:p>206.5</text:p>
          </table:table-cell>
          <table:table-cell/>
        </table:table-row>
        <table:table-row table:style-name="ro1">
          <table:table-cell office:value-type="string" calcext:value-type="string">
            <text:p>25/03/15 16:00:00 +08:00</text:p>
          </table:table-cell>
          <table:table-cell office:value-type="float" office:value="206.75" calcext:value-type="float">
            <text:p>206.75</text:p>
          </table:table-cell>
          <table:table-cell office:value-type="float" office:value="206.76" calcext:value-type="float">
            <text:p>206.76</text:p>
          </table:table-cell>
          <table:table-cell office:value-type="float" office:value="205.71" calcext:value-type="float">
            <text:p>205.71</text:p>
          </table:table-cell>
          <table:table-cell office:value-type="float" office:value="205.76" calcext:value-type="float">
            <text:p>205.76</text:p>
          </table:table-cell>
          <table:table-cell office:value-type="float" office:value="207.47" calcext:value-type="float">
            <text:p>207.47</text:p>
          </table:table-cell>
          <table:table-cell table:formula="of:=MAX([.C59:.C67])" office:value-type="float" office:value="209.52" calcext:value-type="float">
            <text:p>209.52</text:p>
          </table:table-cell>
          <table:table-cell table:formula="of:=MIN([.D59:.D67])" office:value-type="float" office:value="205.71" calcext:value-type="float">
            <text:p>205.71</text:p>
          </table:table-cell>
          <table:table-cell table:formula="of:=([.G67]+[.H67])/2" office:value-type="float" office:value="207.615" calcext:value-type="float">
            <text:p>207.615</text:p>
          </table:table-cell>
          <table:table-cell table:formula="of:=MAX([.C42:.C67])" office:value-type="float" office:value="211.11" calcext:value-type="float">
            <text:p>211.11</text:p>
          </table:table-cell>
          <table:table-cell table:formula="of:=MIN([.D42:.D67])" office:value-type="float" office:value="205.71" calcext:value-type="float">
            <text:p>205.71</text:p>
          </table:table-cell>
          <table:table-cell table:formula="of:=([.J67]+[.K67])/2" office:value-type="float" office:value="208.41" calcext:value-type="float">
            <text:p>208.41</text:p>
          </table:table-cell>
          <table:table-cell table:formula="of:=([.I41]+[.L41])/2" office:value-type="float" office:value="209.3175" calcext:value-type="float">
            <text:p>209.3175</text:p>
          </table:table-cell>
          <table:table-cell table:formula="of:=MAX([.C16:.C67])" office:value-type="float" office:value="211.27" calcext:value-type="float">
            <text:p>211.27</text:p>
          </table:table-cell>
          <table:table-cell table:formula="of:=MIN([.D16:.D67])" office:value-type="float" office:value="205.71" calcext:value-type="float">
            <text:p>205.71</text:p>
          </table:table-cell>
          <table:table-cell/>
        </table:table-row>
        <table:table-row table:style-name="ro1">
          <table:table-cell office:value-type="string" calcext:value-type="string">
            <text:p>26/03/15 10:00:00 +08:00</text:p>
          </table:table-cell>
          <table:table-cell office:value-type="float" office:value="204.96" calcext:value-type="float">
            <text:p>204.96</text:p>
          </table:table-cell>
          <table:table-cell office:value-type="float" office:value="205.51" calcext:value-type="float">
            <text:p>205.51</text:p>
          </table:table-cell>
          <table:table-cell office:value-type="float" office:value="204.5" calcext:value-type="float">
            <text:p>204.5</text:p>
          </table:table-cell>
          <table:table-cell office:value-type="float" office:value="204.79" calcext:value-type="float">
            <text:p>204.79</text:p>
          </table:table-cell>
          <table:table-cell office:value-type="float" office:value="207" calcext:value-type="float">
            <text:p>207</text:p>
          </table:table-cell>
          <table:table-cell table:formula="of:=MAX([.C60:.C68])" office:value-type="float" office:value="209.5" calcext:value-type="float">
            <text:p>209.5</text:p>
          </table:table-cell>
          <table:table-cell table:formula="of:=MIN([.D60:.D68])" office:value-type="float" office:value="204.5" calcext:value-type="float">
            <text:p>204.5</text:p>
          </table:table-cell>
          <table:table-cell table:formula="of:=([.G68]+[.H68])/2" office:value-type="float" office:value="207" calcext:value-type="float">
            <text:p>207</text:p>
          </table:table-cell>
          <table:table-cell table:formula="of:=MAX([.C43:.C68])" office:value-type="float" office:value="211.11" calcext:value-type="float">
            <text:p>211.11</text:p>
          </table:table-cell>
          <table:table-cell table:formula="of:=MIN([.D43:.D68])" office:value-type="float" office:value="204.5" calcext:value-type="float">
            <text:p>204.5</text:p>
          </table:table-cell>
          <table:table-cell table:formula="of:=([.J68]+[.K68])/2" office:value-type="float" office:value="207.805" calcext:value-type="float">
            <text:p>207.805</text:p>
          </table:table-cell>
          <table:table-cell table:formula="of:=([.I42]+[.L42])/2" office:value-type="float" office:value="209.3825" calcext:value-type="float">
            <text:p>209.3825</text:p>
          </table:table-cell>
          <table:table-cell table:formula="of:=MAX([.C17:.C68])" office:value-type="float" office:value="211.27" calcext:value-type="float">
            <text:p>211.27</text:p>
          </table:table-cell>
          <table:table-cell table:formula="of:=MIN([.D17:.D68])" office:value-type="float" office:value="204.5" calcext:value-type="float">
            <text:p>204.5</text:p>
          </table:table-cell>
          <table:table-cell/>
        </table:table-row>
        <table:table-row table:style-name="ro1">
          <table:table-cell office:value-type="string" calcext:value-type="string">
            <text:p>26/03/15 11:00:00 +08:00</text:p>
          </table:table-cell>
          <table:table-cell office:value-type="float" office:value="204.79" calcext:value-type="float">
            <text:p>204.79</text:p>
          </table:table-cell>
          <table:table-cell office:value-type="float" office:value="205.38" calcext:value-type="float">
            <text:p>205.38</text:p>
          </table:table-cell>
          <table:table-cell office:value-type="float" office:value="204.12" calcext:value-type="float">
            <text:p>204.12</text:p>
          </table:table-cell>
          <table:table-cell office:value-type="float" office:value="205.23" calcext:value-type="float">
            <text:p>205.23</text:p>
          </table:table-cell>
          <table:table-cell office:value-type="float" office:value="206.45" calcext:value-type="float">
            <text:p>206.45</text:p>
          </table:table-cell>
          <table:table-cell table:formula="of:=MAX([.C61:.C69])" office:value-type="float" office:value="209.35" calcext:value-type="float">
            <text:p>209.35</text:p>
          </table:table-cell>
          <table:table-cell table:formula="of:=MIN([.D61:.D69])" office:value-type="float" office:value="204.12" calcext:value-type="float">
            <text:p>204.12</text:p>
          </table:table-cell>
          <table:table-cell table:formula="of:=([.G69]+[.H69])/2" office:value-type="float" office:value="206.735" calcext:value-type="float">
            <text:p>206.735</text:p>
          </table:table-cell>
          <table:table-cell table:formula="of:=MAX([.C44:.C69])" office:value-type="float" office:value="211.11" calcext:value-type="float">
            <text:p>211.11</text:p>
          </table:table-cell>
          <table:table-cell table:formula="of:=MIN([.D44:.D69])" office:value-type="float" office:value="204.12" calcext:value-type="float">
            <text:p>204.12</text:p>
          </table:table-cell>
          <table:table-cell table:formula="of:=([.J69]+[.K69])/2" office:value-type="float" office:value="207.615" calcext:value-type="float">
            <text:p>207.615</text:p>
          </table:table-cell>
          <table:table-cell table:formula="of:=([.I43]+[.L43])/2" office:value-type="float" office:value="209.44" calcext:value-type="float">
            <text:p>209.44</text:p>
          </table:table-cell>
          <table:table-cell table:formula="of:=MAX([.C18:.C69])" office:value-type="float" office:value="211.27" calcext:value-type="float">
            <text:p>211.27</text:p>
          </table:table-cell>
          <table:table-cell table:formula="of:=MIN([.D18:.D69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6/03/15 12:00:00 +08:00</text:p>
          </table:table-cell>
          <table:table-cell office:value-type="float" office:value="205.23" calcext:value-type="float">
            <text:p>205.23</text:p>
          </table:table-cell>
          <table:table-cell office:value-type="float" office:value="205.82" calcext:value-type="float">
            <text:p>205.82</text:p>
          </table:table-cell>
          <table:table-cell office:value-type="float" office:value="204.69" calcext:value-type="float">
            <text:p>204.69</text:p>
          </table:table-cell>
          <table:table-cell office:value-type="float" office:value="205.81" calcext:value-type="float">
            <text:p>205.81</text:p>
          </table:table-cell>
          <table:table-cell office:value-type="float" office:value="204.84" calcext:value-type="float">
            <text:p>204.84</text:p>
          </table:table-cell>
          <table:table-cell table:formula="of:=MAX([.C62:.C70])" office:value-type="float" office:value="208.96" calcext:value-type="float">
            <text:p>208.96</text:p>
          </table:table-cell>
          <table:table-cell table:formula="of:=MIN([.D62:.D70])" office:value-type="float" office:value="204.12" calcext:value-type="float">
            <text:p>204.12</text:p>
          </table:table-cell>
          <table:table-cell table:formula="of:=([.G70]+[.H70])/2" office:value-type="float" office:value="206.54" calcext:value-type="float">
            <text:p>206.54</text:p>
          </table:table-cell>
          <table:table-cell table:formula="of:=MAX([.C45:.C70])" office:value-type="float" office:value="211.11" calcext:value-type="float">
            <text:p>211.11</text:p>
          </table:table-cell>
          <table:table-cell table:formula="of:=MIN([.D45:.D70])" office:value-type="float" office:value="204.12" calcext:value-type="float">
            <text:p>204.12</text:p>
          </table:table-cell>
          <table:table-cell table:formula="of:=([.J70]+[.K70])/2" office:value-type="float" office:value="207.615" calcext:value-type="float">
            <text:p>207.615</text:p>
          </table:table-cell>
          <table:table-cell table:formula="of:=([.I44]+[.L44])/2" office:value-type="float" office:value="209.495" calcext:value-type="float">
            <text:p>209.495</text:p>
          </table:table-cell>
          <table:table-cell table:formula="of:=MAX([.C19:.C70])" office:value-type="float" office:value="211.27" calcext:value-type="float">
            <text:p>211.27</text:p>
          </table:table-cell>
          <table:table-cell table:formula="of:=MIN([.D19:.D70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6/03/15 13:00:00 +08:00</text:p>
          </table:table-cell>
          <table:table-cell office:value-type="float" office:value="205.81" calcext:value-type="float">
            <text:p>205.81</text:p>
          </table:table-cell>
          <table:table-cell office:value-type="float" office:value="205.9" calcext:value-type="float">
            <text:p>205.9</text:p>
          </table:table-cell>
          <table:table-cell office:value-type="float" office:value="205.25" calcext:value-type="float">
            <text:p>205.25</text:p>
          </table:table-cell>
          <table:table-cell office:value-type="float" office:value="205.77" calcext:value-type="float">
            <text:p>205.77</text:p>
          </table:table-cell>
          <table:table-cell office:value-type="float" office:value="205.7" calcext:value-type="float">
            <text:p>205.7</text:p>
          </table:table-cell>
          <table:table-cell table:formula="of:=MAX([.C63:.C71])" office:value-type="float" office:value="208.87" calcext:value-type="float">
            <text:p>208.87</text:p>
          </table:table-cell>
          <table:table-cell table:formula="of:=MIN([.D63:.D71])" office:value-type="float" office:value="204.12" calcext:value-type="float">
            <text:p>204.12</text:p>
          </table:table-cell>
          <table:table-cell table:formula="of:=([.G71]+[.H71])/2" office:value-type="float" office:value="206.495" calcext:value-type="float">
            <text:p>206.495</text:p>
          </table:table-cell>
          <table:table-cell table:formula="of:=MAX([.C46:.C71])" office:value-type="float" office:value="211.11" calcext:value-type="float">
            <text:p>211.11</text:p>
          </table:table-cell>
          <table:table-cell table:formula="of:=MIN([.D46:.D71])" office:value-type="float" office:value="204.12" calcext:value-type="float">
            <text:p>204.12</text:p>
          </table:table-cell>
          <table:table-cell table:formula="of:=([.J71]+[.K71])/2" office:value-type="float" office:value="207.615" calcext:value-type="float">
            <text:p>207.615</text:p>
          </table:table-cell>
          <table:table-cell table:formula="of:=([.I45]+[.L45])/2" office:value-type="float" office:value="209.495" calcext:value-type="float">
            <text:p>209.495</text:p>
          </table:table-cell>
          <table:table-cell table:formula="of:=MAX([.C20:.C71])" office:value-type="float" office:value="211.27" calcext:value-type="float">
            <text:p>211.27</text:p>
          </table:table-cell>
          <table:table-cell table:formula="of:=MIN([.D20:.D71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6/03/15 14:00:00 +08:00</text:p>
          </table:table-cell>
          <table:table-cell office:value-type="float" office:value="205.76" calcext:value-type="float">
            <text:p>205.76</text:p>
          </table:table-cell>
          <table:table-cell office:value-type="float" office:value="206.37" calcext:value-type="float">
            <text:p>206.37</text:p>
          </table:table-cell>
          <table:table-cell office:value-type="float" office:value="205.17" calcext:value-type="float">
            <text:p>205.17</text:p>
          </table:table-cell>
          <table:table-cell office:value-type="float" office:value="206.17" calcext:value-type="float">
            <text:p>206.17</text:p>
          </table:table-cell>
          <table:table-cell office:value-type="float" office:value="205.47" calcext:value-type="float">
            <text:p>205.47</text:p>
          </table:table-cell>
          <table:table-cell table:formula="of:=MAX([.C64:.C72])" office:value-type="float" office:value="207.42" calcext:value-type="float">
            <text:p>207.42</text:p>
          </table:table-cell>
          <table:table-cell table:formula="of:=MIN([.D64:.D72])" office:value-type="float" office:value="204.12" calcext:value-type="float">
            <text:p>204.12</text:p>
          </table:table-cell>
          <table:table-cell table:formula="of:=([.G72]+[.H72])/2" office:value-type="float" office:value="205.77" calcext:value-type="float">
            <text:p>205.77</text:p>
          </table:table-cell>
          <table:table-cell table:formula="of:=MAX([.C47:.C72])" office:value-type="float" office:value="211.11" calcext:value-type="float">
            <text:p>211.11</text:p>
          </table:table-cell>
          <table:table-cell table:formula="of:=MIN([.D47:.D72])" office:value-type="float" office:value="204.12" calcext:value-type="float">
            <text:p>204.12</text:p>
          </table:table-cell>
          <table:table-cell table:formula="of:=([.J72]+[.K72])/2" office:value-type="float" office:value="207.615" calcext:value-type="float">
            <text:p>207.615</text:p>
          </table:table-cell>
          <table:table-cell table:formula="of:=([.I46]+[.L46])/2" office:value-type="float" office:value="209.555" calcext:value-type="float">
            <text:p>209.555</text:p>
          </table:table-cell>
          <table:table-cell table:formula="of:=MAX([.C21:.C72])" office:value-type="float" office:value="211.27" calcext:value-type="float">
            <text:p>211.27</text:p>
          </table:table-cell>
          <table:table-cell table:formula="of:=MIN([.D21:.D72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6/03/15 15:00:00 +08:00</text:p>
          </table:table-cell>
          <table:table-cell office:value-type="float" office:value="206.17" calcext:value-type="float">
            <text:p>206.17</text:p>
          </table:table-cell>
          <table:table-cell office:value-type="float" office:value="206.22" calcext:value-type="float">
            <text:p>206.22</text:p>
          </table:table-cell>
          <table:table-cell office:value-type="float" office:value="205.37" calcext:value-type="float">
            <text:p>205.37</text:p>
          </table:table-cell>
          <table:table-cell office:value-type="float" office:value="205.39" calcext:value-type="float">
            <text:p>205.39</text:p>
          </table:table-cell>
          <table:table-cell office:value-type="float" office:value="205.49" calcext:value-type="float">
            <text:p>205.49</text:p>
          </table:table-cell>
          <table:table-cell table:formula="of:=MAX([.C65:.C73])" office:value-type="float" office:value="207.16" calcext:value-type="float">
            <text:p>207.16</text:p>
          </table:table-cell>
          <table:table-cell table:formula="of:=MIN([.D65:.D73])" office:value-type="float" office:value="204.12" calcext:value-type="float">
            <text:p>204.12</text:p>
          </table:table-cell>
          <table:table-cell table:formula="of:=([.G73]+[.H73])/2" office:value-type="float" office:value="205.64" calcext:value-type="float">
            <text:p>205.64</text:p>
          </table:table-cell>
          <table:table-cell table:formula="of:=MAX([.C48:.C73])" office:value-type="float" office:value="211.11" calcext:value-type="float">
            <text:p>211.11</text:p>
          </table:table-cell>
          <table:table-cell table:formula="of:=MIN([.D48:.D73])" office:value-type="float" office:value="204.12" calcext:value-type="float">
            <text:p>204.12</text:p>
          </table:table-cell>
          <table:table-cell table:formula="of:=([.J73]+[.K73])/2" office:value-type="float" office:value="207.615" calcext:value-type="float">
            <text:p>207.615</text:p>
          </table:table-cell>
          <table:table-cell table:formula="of:=([.I47]+[.L47])/2" office:value-type="float" office:value="209.555" calcext:value-type="float">
            <text:p>209.555</text:p>
          </table:table-cell>
          <table:table-cell table:formula="of:=MAX([.C22:.C73])" office:value-type="float" office:value="211.27" calcext:value-type="float">
            <text:p>211.27</text:p>
          </table:table-cell>
          <table:table-cell table:formula="of:=MIN([.D22:.D73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6/03/15 16:00:00 +08:00</text:p>
          </table:table-cell>
          <table:table-cell office:value-type="float" office:value="205.37" calcext:value-type="float">
            <text:p>205.37</text:p>
          </table:table-cell>
          <table:table-cell office:value-type="float" office:value="205.9" calcext:value-type="float">
            <text:p>205.9</text:p>
          </table:table-cell>
          <table:table-cell office:value-type="float" office:value="205.17" calcext:value-type="float">
            <text:p>205.17</text:p>
          </table:table-cell>
          <table:table-cell office:value-type="float" office:value="205.28" calcext:value-type="float">
            <text:p>205.28</text:p>
          </table:table-cell>
          <table:table-cell office:value-type="float" office:value="205.625" calcext:value-type="float">
            <text:p>205.625</text:p>
          </table:table-cell>
          <table:table-cell table:formula="of:=MAX([.C66:.C74])" office:value-type="float" office:value="207.13" calcext:value-type="float">
            <text:p>207.13</text:p>
          </table:table-cell>
          <table:table-cell table:formula="of:=MIN([.D66:.D74])" office:value-type="float" office:value="204.12" calcext:value-type="float">
            <text:p>204.12</text:p>
          </table:table-cell>
          <table:table-cell table:formula="of:=([.G74]+[.H74])/2" office:value-type="float" office:value="205.625" calcext:value-type="float">
            <text:p>205.625</text:p>
          </table:table-cell>
          <table:table-cell table:formula="of:=MAX([.C49:.C74])" office:value-type="float" office:value="210.98" calcext:value-type="float">
            <text:p>210.98</text:p>
          </table:table-cell>
          <table:table-cell table:formula="of:=MIN([.D49:.D74])" office:value-type="float" office:value="204.12" calcext:value-type="float">
            <text:p>204.12</text:p>
          </table:table-cell>
          <table:table-cell table:formula="of:=([.J74]+[.K74])/2" office:value-type="float" office:value="207.55" calcext:value-type="float">
            <text:p>207.55</text:p>
          </table:table-cell>
          <table:table-cell table:formula="of:=([.I48]+[.L48])/2" office:value-type="float" office:value="209.6525" calcext:value-type="float">
            <text:p>209.6525</text:p>
          </table:table-cell>
          <table:table-cell table:formula="of:=MAX([.C23:.C74])" office:value-type="float" office:value="211.27" calcext:value-type="float">
            <text:p>211.27</text:p>
          </table:table-cell>
          <table:table-cell table:formula="of:=MIN([.D23:.D74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7/03/15 10:00:00 +08:00</text:p>
          </table:table-cell>
          <table:table-cell office:value-type="float" office:value="205.16" calcext:value-type="float">
            <text:p>205.16</text:p>
          </table:table-cell>
          <table:table-cell office:value-type="float" office:value="205.66" calcext:value-type="float">
            <text:p>205.66</text:p>
          </table:table-cell>
          <table:table-cell office:value-type="float" office:value="205.13" calcext:value-type="float">
            <text:p>205.13</text:p>
          </table:table-cell>
          <table:table-cell office:value-type="float" office:value="205.59" calcext:value-type="float">
            <text:p>205.59</text:p>
          </table:table-cell>
          <table:table-cell office:value-type="float" office:value="205.42" calcext:value-type="float">
            <text:p>205.42</text:p>
          </table:table-cell>
          <table:table-cell table:formula="of:=MAX([.C67:.C75])" office:value-type="float" office:value="206.76" calcext:value-type="float">
            <text:p>206.76</text:p>
          </table:table-cell>
          <table:table-cell table:formula="of:=MIN([.D67:.D75])" office:value-type="float" office:value="204.12" calcext:value-type="float">
            <text:p>204.12</text:p>
          </table:table-cell>
          <table:table-cell table:formula="of:=([.G75]+[.H75])/2" office:value-type="float" office:value="205.44" calcext:value-type="float">
            <text:p>205.44</text:p>
          </table:table-cell>
          <table:table-cell table:formula="of:=MAX([.C50:.C75])" office:value-type="float" office:value="210.98" calcext:value-type="float">
            <text:p>210.98</text:p>
          </table:table-cell>
          <table:table-cell table:formula="of:=MIN([.D50:.D75])" office:value-type="float" office:value="204.12" calcext:value-type="float">
            <text:p>204.12</text:p>
          </table:table-cell>
          <table:table-cell table:formula="of:=([.J75]+[.K75])/2" office:value-type="float" office:value="207.55" calcext:value-type="float">
            <text:p>207.55</text:p>
          </table:table-cell>
          <table:table-cell table:formula="of:=([.I49]+[.L49])/2" office:value-type="float" office:value="209.6875" calcext:value-type="float">
            <text:p>209.6875</text:p>
          </table:table-cell>
          <table:table-cell table:formula="of:=MAX([.C24:.C75])" office:value-type="float" office:value="211.27" calcext:value-type="float">
            <text:p>211.27</text:p>
          </table:table-cell>
          <table:table-cell table:formula="of:=MIN([.D24:.D75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7/03/15 11:00:00 +08:00</text:p>
          </table:table-cell>
          <table:table-cell office:value-type="float" office:value="205.58" calcext:value-type="float">
            <text:p>205.58</text:p>
          </table:table-cell>
          <table:table-cell office:value-type="float" office:value="205.92" calcext:value-type="float">
            <text:p>205.92</text:p>
          </table:table-cell>
          <table:table-cell office:value-type="float" office:value="204.9" calcext:value-type="float">
            <text:p>204.9</text:p>
          </table:table-cell>
          <table:table-cell office:value-type="float" office:value="205.89" calcext:value-type="float">
            <text:p>205.89</text:p>
          </table:table-cell>
          <table:table-cell office:value-type="float" office:value="205.245" calcext:value-type="float">
            <text:p>205.245</text:p>
          </table:table-cell>
          <table:table-cell table:formula="of:=MAX([.C68:.C76])" office:value-type="float" office:value="206.37" calcext:value-type="float">
            <text:p>206.37</text:p>
          </table:table-cell>
          <table:table-cell table:formula="of:=MIN([.D68:.D76])" office:value-type="float" office:value="204.12" calcext:value-type="float">
            <text:p>204.12</text:p>
          </table:table-cell>
          <table:table-cell table:formula="of:=([.G76]+[.H76])/2" office:value-type="float" office:value="205.245" calcext:value-type="float">
            <text:p>205.245</text:p>
          </table:table-cell>
          <table:table-cell table:formula="of:=MAX([.C51:.C76])" office:value-type="float" office:value="210.98" calcext:value-type="float">
            <text:p>210.98</text:p>
          </table:table-cell>
          <table:table-cell table:formula="of:=MIN([.D51:.D76])" office:value-type="float" office:value="204.12" calcext:value-type="float">
            <text:p>204.12</text:p>
          </table:table-cell>
          <table:table-cell table:formula="of:=([.J76]+[.K76])/2" office:value-type="float" office:value="207.55" calcext:value-type="float">
            <text:p>207.55</text:p>
          </table:table-cell>
          <table:table-cell table:formula="of:=([.I50]+[.L50])/2" office:value-type="float" office:value="209.81" calcext:value-type="float">
            <text:p>209.81</text:p>
          </table:table-cell>
          <table:table-cell table:formula="of:=MAX([.C25:.C76])" office:value-type="float" office:value="211.27" calcext:value-type="float">
            <text:p>211.27</text:p>
          </table:table-cell>
          <table:table-cell table:formula="of:=MIN([.D25:.D76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7/03/15 12:00:00 +08:00</text:p>
          </table:table-cell>
          <table:table-cell office:value-type="float" office:value="205.88" calcext:value-type="float">
            <text:p>205.88</text:p>
          </table:table-cell>
          <table:table-cell office:value-type="float" office:value="205.95" calcext:value-type="float">
            <text:p>205.95</text:p>
          </table:table-cell>
          <table:table-cell office:value-type="float" office:value="205.27" calcext:value-type="float">
            <text:p>205.27</text:p>
          </table:table-cell>
          <table:table-cell office:value-type="float" office:value="205.56" calcext:value-type="float">
            <text:p>205.56</text:p>
          </table:table-cell>
          <table:table-cell office:value-type="float" office:value="205.245" calcext:value-type="float">
            <text:p>205.245</text:p>
          </table:table-cell>
          <table:table-cell table:formula="of:=MAX([.C69:.C77])" office:value-type="float" office:value="206.37" calcext:value-type="float">
            <text:p>206.37</text:p>
          </table:table-cell>
          <table:table-cell table:formula="of:=MIN([.D69:.D77])" office:value-type="float" office:value="204.12" calcext:value-type="float">
            <text:p>204.12</text:p>
          </table:table-cell>
          <table:table-cell table:formula="of:=([.G77]+[.H77])/2" office:value-type="float" office:value="205.245" calcext:value-type="float">
            <text:p>205.245</text:p>
          </table:table-cell>
          <table:table-cell table:formula="of:=MAX([.C52:.C77])" office:value-type="float" office:value="210.98" calcext:value-type="float">
            <text:p>210.98</text:p>
          </table:table-cell>
          <table:table-cell table:formula="of:=MIN([.D52:.D77])" office:value-type="float" office:value="204.12" calcext:value-type="float">
            <text:p>204.12</text:p>
          </table:table-cell>
          <table:table-cell table:formula="of:=([.J77]+[.K77])/2" office:value-type="float" office:value="207.55" calcext:value-type="float">
            <text:p>207.55</text:p>
          </table:table-cell>
          <table:table-cell table:formula="of:=([.I51]+[.L51])/2" office:value-type="float" office:value="209.8325" calcext:value-type="float">
            <text:p>209.8325</text:p>
          </table:table-cell>
          <table:table-cell table:formula="of:=MAX([.C26:.C77])" office:value-type="float" office:value="211.27" calcext:value-type="float">
            <text:p>211.27</text:p>
          </table:table-cell>
          <table:table-cell table:formula="of:=MIN([.D26:.D77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7/03/15 13:00:00 +08:00</text:p>
          </table:table-cell>
          <table:table-cell office:value-type="float" office:value="205.57" calcext:value-type="float">
            <text:p>205.57</text:p>
          </table:table-cell>
          <table:table-cell office:value-type="float" office:value="205.65" calcext:value-type="float">
            <text:p>205.65</text:p>
          </table:table-cell>
          <table:table-cell office:value-type="float" office:value="205.25" calcext:value-type="float">
            <text:p>205.25</text:p>
          </table:table-cell>
          <table:table-cell office:value-type="float" office:value="205.61" calcext:value-type="float">
            <text:p>205.61</text:p>
          </table:table-cell>
          <table:table-cell office:value-type="float" office:value="205.53" calcext:value-type="float">
            <text:p>205.53</text:p>
          </table:table-cell>
          <table:table-cell table:formula="of:=MAX([.C70:.C78])" office:value-type="float" office:value="206.37" calcext:value-type="float">
            <text:p>206.37</text:p>
          </table:table-cell>
          <table:table-cell table:formula="of:=MIN([.D70:.D78])" office:value-type="float" office:value="204.69" calcext:value-type="float">
            <text:p>204.69</text:p>
          </table:table-cell>
          <table:table-cell table:formula="of:=([.G78]+[.H78])/2" office:value-type="float" office:value="205.53" calcext:value-type="float">
            <text:p>205.53</text:p>
          </table:table-cell>
          <table:table-cell table:formula="of:=MAX([.C53:.C78])" office:value-type="float" office:value="210.78" calcext:value-type="float">
            <text:p>210.78</text:p>
          </table:table-cell>
          <table:table-cell table:formula="of:=MIN([.D53:.D78])" office:value-type="float" office:value="204.12" calcext:value-type="float">
            <text:p>204.12</text:p>
          </table:table-cell>
          <table:table-cell table:formula="of:=([.J78]+[.K78])/2" office:value-type="float" office:value="207.45" calcext:value-type="float">
            <text:p>207.45</text:p>
          </table:table-cell>
          <table:table-cell table:formula="of:=([.I52]+[.L52])/2" office:value-type="float" office:value="209.8325" calcext:value-type="float">
            <text:p>209.8325</text:p>
          </table:table-cell>
          <table:table-cell table:formula="of:=MAX([.C27:.C78])" office:value-type="float" office:value="211.27" calcext:value-type="float">
            <text:p>211.27</text:p>
          </table:table-cell>
          <table:table-cell table:formula="of:=MIN([.D27:.D78])" office:value-type="float" office:value="204.12" calcext:value-type="float">
            <text:p>204.12</text:p>
          </table:table-cell>
          <table:table-cell/>
        </table:table-row>
        <table:table-row table:style-name="ro1">
          <table:table-cell office:value-type="string" calcext:value-type="string">
            <text:p>27/03/15 14:00:00 +08:00</text:p>
          </table:table-cell>
          <table:table-cell office:value-type="float" office:value="205.62" calcext:value-type="float">
            <text:p>205.62</text:p>
          </table:table-cell>
          <table:table-cell office:value-type="float" office:value="205.66" calcext:value-type="float">
            <text:p>205.66</text:p>
          </table:table-cell>
          <table:table-cell office:value-type="float" office:value="205.3" calcext:value-type="float">
            <text:p>205.3</text:p>
          </table:table-cell>
          <table:table-cell office:value-type="float" office:value="205.55" calcext:value-type="float">
            <text:p>205.55</text:p>
          </table:table-cell>
          <table:table-cell office:value-type="float" office:value="205.635" calcext:value-type="float">
            <text:p>205.635</text:p>
          </table:table-cell>
          <table:table-cell table:formula="of:=MAX([.C71:.C79])" office:value-type="float" office:value="206.37" calcext:value-type="float">
            <text:p>206.37</text:p>
          </table:table-cell>
          <table:table-cell table:formula="of:=MIN([.D71:.D79])" office:value-type="float" office:value="204.9" calcext:value-type="float">
            <text:p>204.9</text:p>
          </table:table-cell>
          <table:table-cell table:formula="of:=([.G79]+[.H79])/2" office:value-type="float" office:value="205.635" calcext:value-type="float">
            <text:p>205.635</text:p>
          </table:table-cell>
          <table:table-cell table:formula="of:=MAX([.C54:.C79])" office:value-type="float" office:value="210.4" calcext:value-type="float">
            <text:p>210.4</text:p>
          </table:table-cell>
          <table:table-cell table:formula="of:=MIN([.D54:.D79])" office:value-type="float" office:value="204.12" calcext:value-type="float">
            <text:p>204.12</text:p>
          </table:table-cell>
          <table:table-cell table:formula="of:=([.J79]+[.K79])/2" office:value-type="float" office:value="207.26" calcext:value-type="float">
            <text:p>207.26</text:p>
          </table:table-cell>
          <table:table-cell table:formula="of:=([.I53]+[.L53])/2" office:value-type="float" office:value="209.7525" calcext:value-type="float">
            <text:p>209.7525</text:p>
          </table:table-cell>
          <table:table-cell table:formula="of:=MAX([.C28:.C79])" office:value-type="float" office:value="211.27" calcext:value-type="float">
            <text:p>211.27</text:p>
          </table:table-cell>
          <table:table-cell table:formula="of:=MIN([.D28:.D79])" office:value-type="float" office:value="204.12" calcext:value-type="float">
            <text:p>204.12</text:p>
          </table:table-cell>
          <table:table-cell table:formula="of:=([.O53]+[.N53])/2" office:value-type="float" office:value="207.925" calcext:value-type="float">
            <text:p>207.925</text:p>
          </table:table-cell>
        </table:table-row>
        <table:table-row table:style-name="ro1">
          <table:table-cell office:value-type="string" calcext:value-type="string">
            <text:p>27/03/15 15:00:00 +08:00</text:p>
          </table:table-cell>
          <table:table-cell office:value-type="float" office:value="205.54" calcext:value-type="float">
            <text:p>205.54</text:p>
          </table:table-cell>
          <table:table-cell office:value-type="float" office:value="205.67" calcext:value-type="float">
            <text:p>205.67</text:p>
          </table:table-cell>
          <table:table-cell office:value-type="float" office:value="205.37" calcext:value-type="float">
            <text:p>205.37</text:p>
          </table:table-cell>
          <table:table-cell office:value-type="float" office:value="205.53" calcext:value-type="float">
            <text:p>205.53</text:p>
          </table:table-cell>
          <table:table-cell office:value-type="float" office:value="205.635" calcext:value-type="float">
            <text:p>205.635</text:p>
          </table:table-cell>
          <table:table-cell table:formula="of:=MAX([.C72:.C80])" office:value-type="float" office:value="206.37" calcext:value-type="float">
            <text:p>206.37</text:p>
          </table:table-cell>
          <table:table-cell table:formula="of:=MIN([.D72:.D80])" office:value-type="float" office:value="204.9" calcext:value-type="float">
            <text:p>204.9</text:p>
          </table:table-cell>
          <table:table-cell table:formula="of:=([.G80]+[.H80])/2" office:value-type="float" office:value="205.635" calcext:value-type="float">
            <text:p>205.635</text:p>
          </table:table-cell>
          <table:table-cell table:formula="of:=MAX([.C55:.C80])" office:value-type="float" office:value="210.4" calcext:value-type="float">
            <text:p>210.4</text:p>
          </table:table-cell>
          <table:table-cell table:formula="of:=MIN([.D55:.D80])" office:value-type="float" office:value="204.12" calcext:value-type="float">
            <text:p>204.12</text:p>
          </table:table-cell>
          <table:table-cell table:formula="of:=([.J80]+[.K80])/2" office:value-type="float" office:value="207.26" calcext:value-type="float">
            <text:p>207.26</text:p>
          </table:table-cell>
          <table:table-cell table:formula="of:=([.I54]+[.L54])/2" office:value-type="float" office:value="209.6125" calcext:value-type="float">
            <text:p>209.6125</text:p>
          </table:table-cell>
          <table:table-cell table:formula="of:=MAX([.C29:.C80])" office:value-type="float" office:value="211.27" calcext:value-type="float">
            <text:p>211.27</text:p>
          </table:table-cell>
          <table:table-cell table:formula="of:=MIN([.D29:.D80])" office:value-type="float" office:value="204.12" calcext:value-type="float">
            <text:p>204.12</text:p>
          </table:table-cell>
          <table:table-cell table:formula="of:=([.O54]+[.N54])/2" office:value-type="float" office:value="207.925" calcext:value-type="float">
            <text:p>207.925</text:p>
          </table:table-cell>
        </table:table-row>
        <table:table-row table:style-name="ro1">
          <table:table-cell office:value-type="string" calcext:value-type="string">
            <text:p>27/03/15 16:00:00 +08:00</text:p>
          </table:table-cell>
          <table:table-cell office:value-type="float" office:value="205.52" calcext:value-type="float">
            <text:p>205.52</text:p>
          </table:table-cell>
          <table:table-cell office:value-type="float" office:value="205.95" calcext:value-type="float">
            <text:p>205.95</text:p>
          </table:table-cell>
          <table:table-cell office:value-type="float" office:value="205.38" calcext:value-type="float">
            <text:p>205.38</text:p>
          </table:table-cell>
          <table:table-cell office:value-type="float" office:value="205.75" calcext:value-type="float">
            <text:p>205.75</text:p>
          </table:table-cell>
          <table:table-cell office:value-type="float" office:value="205.56" calcext:value-type="float">
            <text:p>205.56</text:p>
          </table:table-cell>
          <table:table-cell table:formula="of:=MAX([.C73:.C81])" office:value-type="float" office:value="206.22" calcext:value-type="float">
            <text:p>206.22</text:p>
          </table:table-cell>
          <table:table-cell table:formula="of:=MIN([.D73:.D81])" office:value-type="float" office:value="204.9" calcext:value-type="float">
            <text:p>204.9</text:p>
          </table:table-cell>
          <table:table-cell table:formula="of:=([.G81]+[.H81])/2" office:value-type="float" office:value="205.56" calcext:value-type="float">
            <text:p>205.56</text:p>
          </table:table-cell>
          <table:table-cell table:formula="of:=MAX([.C56:.C81])" office:value-type="float" office:value="210.4" calcext:value-type="float">
            <text:p>210.4</text:p>
          </table:table-cell>
          <table:table-cell table:formula="of:=MIN([.D56:.D81])" office:value-type="float" office:value="204.12" calcext:value-type="float">
            <text:p>204.12</text:p>
          </table:table-cell>
          <table:table-cell table:formula="of:=([.J81]+[.K81])/2" office:value-type="float" office:value="207.26" calcext:value-type="float">
            <text:p>207.26</text:p>
          </table:table-cell>
          <table:table-cell table:formula="of:=([.I55]+[.L55])/2" office:value-type="float" office:value="209.6125" calcext:value-type="float">
            <text:p>209.6125</text:p>
          </table:table-cell>
          <table:table-cell table:formula="of:=MAX([.C30:.C81])" office:value-type="float" office:value="211.27" calcext:value-type="float">
            <text:p>211.27</text:p>
          </table:table-cell>
          <table:table-cell table:formula="of:=MIN([.D30:.D81])" office:value-type="float" office:value="204.12" calcext:value-type="float">
            <text:p>204.12</text:p>
          </table:table-cell>
          <table:table-cell table:formula="of:=([.O55]+[.N55])/2" office:value-type="float" office:value="207.925" calcext:value-type="float">
            <text:p>207.925</text:p>
          </table:table-cell>
        </table:table-row>
        <table:table-row table:style-name="ro1">
          <table:table-cell office:value-type="string" calcext:value-type="string">
            <text:p>30/03/15 10:00:00 +08:00</text:p>
          </table:table-cell>
          <table:table-cell office:value-type="float" office:value="206.96" calcext:value-type="float">
            <text:p>206.96</text:p>
          </table:table-cell>
          <table:table-cell office:value-type="float" office:value="208.05" calcext:value-type="float">
            <text:p>208.05</text:p>
          </table:table-cell>
          <table:table-cell office:value-type="float" office:value="206.96" calcext:value-type="float">
            <text:p>206.96</text:p>
          </table:table-cell>
          <table:table-cell office:value-type="float" office:value="207.94" calcext:value-type="float">
            <text:p>207.94</text:p>
          </table:table-cell>
          <table:table-cell office:value-type="float" office:value="206.33" calcext:value-type="float">
            <text:p>206.33</text:p>
          </table:table-cell>
          <table:table-cell table:formula="of:=MAX([.C74:.C82])" office:value-type="float" office:value="208.05" calcext:value-type="float">
            <text:p>208.05</text:p>
          </table:table-cell>
          <table:table-cell table:formula="of:=MIN([.D74:.D82])" office:value-type="float" office:value="204.9" calcext:value-type="float">
            <text:p>204.9</text:p>
          </table:table-cell>
          <table:table-cell table:formula="of:=([.G82]+[.H82])/2" office:value-type="float" office:value="206.475" calcext:value-type="float">
            <text:p>206.475</text:p>
          </table:table-cell>
          <table:table-cell table:formula="of:=MAX([.C57:.C82])" office:value-type="float" office:value="210.27" calcext:value-type="float">
            <text:p>210.27</text:p>
          </table:table-cell>
          <table:table-cell table:formula="of:=MIN([.D57:.D82])" office:value-type="float" office:value="204.12" calcext:value-type="float">
            <text:p>204.12</text:p>
          </table:table-cell>
          <table:table-cell table:formula="of:=([.J82]+[.K82])/2" office:value-type="float" office:value="207.195" calcext:value-type="float">
            <text:p>207.195</text:p>
          </table:table-cell>
          <table:table-cell table:formula="of:=([.I56]+[.L56])/2" office:value-type="float" office:value="209.7675" calcext:value-type="float">
            <text:p>209.7675</text:p>
          </table:table-cell>
          <table:table-cell table:formula="of:=MAX([.C31:.C82])" office:value-type="float" office:value="211.27" calcext:value-type="float">
            <text:p>211.27</text:p>
          </table:table-cell>
          <table:table-cell table:formula="of:=MIN([.D31:.D82])" office:value-type="float" office:value="204.12" calcext:value-type="float">
            <text:p>204.12</text:p>
          </table:table-cell>
          <table:table-cell table:formula="of:=([.O56]+[.N56])/2" office:value-type="float" office:value="207.925" calcext:value-type="float">
            <text:p>207.925</text:p>
          </table:table-cell>
        </table:table-row>
        <table:table-row table:style-name="ro1">
          <table:table-cell office:value-type="string" calcext:value-type="string">
            <text:p>30/03/15 11:00:00 +08:00</text:p>
          </table:table-cell>
          <table:table-cell office:value-type="float" office:value="207.93" calcext:value-type="float">
            <text:p>207.93</text:p>
          </table:table-cell>
          <table:table-cell office:value-type="float" office:value="208.1" calcext:value-type="float">
            <text:p>208.1</text:p>
          </table:table-cell>
          <table:table-cell office:value-type="float" office:value="207.52" calcext:value-type="float">
            <text:p>207.52</text:p>
          </table:table-cell>
          <table:table-cell office:value-type="float" office:value="207.85" calcext:value-type="float">
            <text:p>207.85</text:p>
          </table:table-cell>
          <table:table-cell office:value-type="float" office:value="206.4" calcext:value-type="float">
            <text:p>206.4</text:p>
          </table:table-cell>
          <table:table-cell table:formula="of:=MAX([.C75:.C83])" office:value-type="float" office:value="208.1" calcext:value-type="float">
            <text:p>208.1</text:p>
          </table:table-cell>
          <table:table-cell table:formula="of:=MIN([.D75:.D83])" office:value-type="float" office:value="204.9" calcext:value-type="float">
            <text:p>204.9</text:p>
          </table:table-cell>
          <table:table-cell table:formula="of:=([.G83]+[.H83])/2" office:value-type="float" office:value="206.5" calcext:value-type="float">
            <text:p>206.5</text:p>
          </table:table-cell>
          <table:table-cell table:formula="of:=MAX([.C58:.C83])" office:value-type="float" office:value="209.74" calcext:value-type="float">
            <text:p>209.74</text:p>
          </table:table-cell>
          <table:table-cell table:formula="of:=MIN([.D58:.D83])" office:value-type="float" office:value="204.12" calcext:value-type="float">
            <text:p>204.12</text:p>
          </table:table-cell>
          <table:table-cell table:formula="of:=([.J83]+[.K83])/2" office:value-type="float" office:value="206.93" calcext:value-type="float">
            <text:p>206.93</text:p>
          </table:table-cell>
          <table:table-cell table:formula="of:=([.I57]+[.L57])/2" office:value-type="float" office:value="210.1825" calcext:value-type="float">
            <text:p>210.1825</text:p>
          </table:table-cell>
          <table:table-cell table:formula="of:=MAX([.C32:.C83])" office:value-type="float" office:value="211.27" calcext:value-type="float">
            <text:p>211.27</text:p>
          </table:table-cell>
          <table:table-cell table:formula="of:=MIN([.D32:.D83])" office:value-type="float" office:value="204.12" calcext:value-type="float">
            <text:p>204.12</text:p>
          </table:table-cell>
          <table:table-cell table:formula="of:=([.O57]+[.N57])/2" office:value-type="float" office:value="207.925" calcext:value-type="float">
            <text:p>207.925</text:p>
          </table:table-cell>
        </table:table-row>
        <table:table-row table:style-name="ro1">
          <table:table-cell office:value-type="string" calcext:value-type="string">
            <text:p>30/03/15 12:00:00 +08:00</text:p>
          </table:table-cell>
          <table:table-cell office:value-type="float" office:value="207.85" calcext:value-type="float">
            <text:p>207.85</text:p>
          </table:table-cell>
          <table:table-cell office:value-type="float" office:value="208" calcext:value-type="float">
            <text:p>208</text:p>
          </table:table-cell>
          <table:table-cell office:value-type="float" office:value="207.66" calcext:value-type="float">
            <text:p>207.66</text:p>
          </table:table-cell>
          <table:table-cell office:value-type="float" office:value="207.93" calcext:value-type="float">
            <text:p>207.93</text:p>
          </table:table-cell>
          <table:table-cell office:value-type="float" office:value="206.5" calcext:value-type="float">
            <text:p>206.5</text:p>
          </table:table-cell>
          <table:table-cell table:formula="of:=MAX([.C76:.C84])" office:value-type="float" office:value="208.1" calcext:value-type="float">
            <text:p>208.1</text:p>
          </table:table-cell>
          <table:table-cell table:formula="of:=MIN([.D76:.D84])" office:value-type="float" office:value="204.9" calcext:value-type="float">
            <text:p>204.9</text:p>
          </table:table-cell>
          <table:table-cell table:formula="of:=([.G84]+[.H84])/2" office:value-type="float" office:value="206.5" calcext:value-type="float">
            <text:p>206.5</text:p>
          </table:table-cell>
          <table:table-cell table:formula="of:=MAX([.C59:.C84])" office:value-type="float" office:value="209.52" calcext:value-type="float">
            <text:p>209.52</text:p>
          </table:table-cell>
          <table:table-cell table:formula="of:=MIN([.D59:.D84])" office:value-type="float" office:value="204.12" calcext:value-type="float">
            <text:p>204.12</text:p>
          </table:table-cell>
          <table:table-cell table:formula="of:=([.J84]+[.K84])/2" office:value-type="float" office:value="206.82" calcext:value-type="float">
            <text:p>206.82</text:p>
          </table:table-cell>
          <table:table-cell table:formula="of:=([.I58]+[.L58])/2" office:value-type="float" office:value="210.085" calcext:value-type="float">
            <text:p>210.085</text:p>
          </table:table-cell>
          <table:table-cell table:formula="of:=MAX([.C33:.C84])" office:value-type="float" office:value="211.11" calcext:value-type="float">
            <text:p>211.11</text:p>
          </table:table-cell>
          <table:table-cell table:formula="of:=MIN([.D33:.D84])" office:value-type="float" office:value="204.12" calcext:value-type="float">
            <text:p>204.12</text:p>
          </table:table-cell>
          <table:table-cell table:formula="of:=([.O58]+[.N58])/2" office:value-type="float" office:value="207.925" calcext:value-type="float">
            <text:p>207.925</text:p>
          </table:table-cell>
        </table:table-row>
        <table:table-row table:style-name="ro1">
          <table:table-cell office:value-type="string" calcext:value-type="string">
            <text:p>30/03/15 13:00:00 +08:00</text:p>
          </table:table-cell>
          <table:table-cell office:value-type="float" office:value="207.93" calcext:value-type="float">
            <text:p>207.93</text:p>
          </table:table-cell>
          <table:table-cell office:value-type="float" office:value="208.23" calcext:value-type="float">
            <text:p>208.23</text:p>
          </table:table-cell>
          <table:table-cell office:value-type="float" office:value="207.9" calcext:value-type="float">
            <text:p>207.9</text:p>
          </table:table-cell>
          <table:table-cell office:value-type="float" office:value="208.18" calcext:value-type="float">
            <text:p>208.18</text:p>
          </table:table-cell>
          <table:table-cell office:value-type="float" office:value="206.74" calcext:value-type="float">
            <text:p>206.74</text:p>
          </table:table-cell>
          <table:table-cell table:formula="of:=MAX([.C77:.C85])" office:value-type="float" office:value="208.23" calcext:value-type="float">
            <text:p>208.23</text:p>
          </table:table-cell>
          <table:table-cell table:formula="of:=MIN([.D77:.D85])" office:value-type="float" office:value="205.25" calcext:value-type="float">
            <text:p>205.25</text:p>
          </table:table-cell>
          <table:table-cell table:formula="of:=([.G85]+[.H85])/2" office:value-type="float" office:value="206.74" calcext:value-type="float">
            <text:p>206.74</text:p>
          </table:table-cell>
          <table:table-cell table:formula="of:=MAX([.C60:.C85])" office:value-type="float" office:value="209.5" calcext:value-type="float">
            <text:p>209.5</text:p>
          </table:table-cell>
          <table:table-cell table:formula="of:=MIN([.D60:.D85])" office:value-type="float" office:value="204.12" calcext:value-type="float">
            <text:p>204.12</text:p>
          </table:table-cell>
          <table:table-cell table:formula="of:=([.J85]+[.K85])/2" office:value-type="float" office:value="206.81" calcext:value-type="float">
            <text:p>206.81</text:p>
          </table:table-cell>
          <table:table-cell table:formula="of:=([.I59]+[.L59])/2" office:value-type="float" office:value="210.0125" calcext:value-type="float">
            <text:p>210.0125</text:p>
          </table:table-cell>
          <table:table-cell table:formula="of:=MAX([.C34:.C85])" office:value-type="float" office:value="211.11" calcext:value-type="float">
            <text:p>211.11</text:p>
          </table:table-cell>
          <table:table-cell table:formula="of:=MIN([.D34:.D85])" office:value-type="float" office:value="204.12" calcext:value-type="float">
            <text:p>204.12</text:p>
          </table:table-cell>
          <table:table-cell table:formula="of:=([.O59]+[.N59])/2" office:value-type="float" office:value="207.955" calcext:value-type="float">
            <text:p>207.955</text:p>
          </table:table-cell>
        </table:table-row>
        <table:table-row table:style-name="ro1">
          <table:table-cell office:value-type="string" calcext:value-type="string">
            <text:p>30/03/15 14:00:00 +08:00</text:p>
          </table:table-cell>
          <table:table-cell office:value-type="float" office:value="208.18" calcext:value-type="float">
            <text:p>208.18</text:p>
          </table:table-cell>
          <table:table-cell office:value-type="float" office:value="208.48" calcext:value-type="float">
            <text:p>208.48</text:p>
          </table:table-cell>
          <table:table-cell office:value-type="float" office:value="208.14" calcext:value-type="float">
            <text:p>208.14</text:p>
          </table:table-cell>
          <table:table-cell office:value-type="float" office:value="208.27" calcext:value-type="float">
            <text:p>208.27</text:p>
          </table:table-cell>
          <table:table-cell office:value-type="float" office:value="206.735" calcext:value-type="float">
            <text:p>206.735</text:p>
          </table:table-cell>
          <table:table-cell table:formula="of:=MAX([.C78:.C86])" office:value-type="float" office:value="208.48" calcext:value-type="float">
            <text:p>208.48</text:p>
          </table:table-cell>
          <table:table-cell table:formula="of:=MIN([.D78:.D86])" office:value-type="float" office:value="205.25" calcext:value-type="float">
            <text:p>205.25</text:p>
          </table:table-cell>
          <table:table-cell table:formula="of:=([.G86]+[.H86])/2" office:value-type="float" office:value="206.865" calcext:value-type="float">
            <text:p>206.865</text:p>
          </table:table-cell>
          <table:table-cell table:formula="of:=MAX([.C61:.C86])" office:value-type="float" office:value="209.35" calcext:value-type="float">
            <text:p>209.35</text:p>
          </table:table-cell>
          <table:table-cell table:formula="of:=MIN([.D61:.D86])" office:value-type="float" office:value="204.12" calcext:value-type="float">
            <text:p>204.12</text:p>
          </table:table-cell>
          <table:table-cell table:formula="of:=([.J86]+[.K86])/2" office:value-type="float" office:value="206.735" calcext:value-type="float">
            <text:p>206.735</text:p>
          </table:table-cell>
          <table:table-cell table:formula="of:=([.I60]+[.L60])/2" office:value-type="float" office:value="209.8925" calcext:value-type="float">
            <text:p>209.8925</text:p>
          </table:table-cell>
          <table:table-cell table:formula="of:=MAX([.C35:.C86])" office:value-type="float" office:value="211.11" calcext:value-type="float">
            <text:p>211.11</text:p>
          </table:table-cell>
          <table:table-cell table:formula="of:=MIN([.D35:.D86])" office:value-type="float" office:value="204.12" calcext:value-type="float">
            <text:p>204.12</text:p>
          </table:table-cell>
          <table:table-cell table:formula="of:=([.O60]+[.N60])/2" office:value-type="float" office:value="207.955" calcext:value-type="float">
            <text:p>207.955</text:p>
          </table:table-cell>
        </table:table-row>
        <table:table-row table:style-name="ro1">
          <table:table-cell office:value-type="string" calcext:value-type="string">
            <text:p>30/03/15 15:00:00 +08:00</text:p>
          </table:table-cell>
          <table:table-cell office:value-type="float" office:value="208.27" calcext:value-type="float">
            <text:p>208.27</text:p>
          </table:table-cell>
          <table:table-cell office:value-type="float" office:value="208.54" calcext:value-type="float">
            <text:p>208.54</text:p>
          </table:table-cell>
          <table:table-cell office:value-type="float" office:value="208.27" calcext:value-type="float">
            <text:p>208.27</text:p>
          </table:table-cell>
          <table:table-cell office:value-type="float" office:value="208.52" calcext:value-type="float">
            <text:p>208.52</text:p>
          </table:table-cell>
          <table:table-cell office:value-type="float" office:value="206.54" calcext:value-type="float">
            <text:p>206.54</text:p>
          </table:table-cell>
          <table:table-cell table:formula="of:=MAX([.C79:.C87])" office:value-type="float" office:value="208.54" calcext:value-type="float">
            <text:p>208.54</text:p>
          </table:table-cell>
          <table:table-cell table:formula="of:=MIN([.D79:.D87])" office:value-type="float" office:value="205.3" calcext:value-type="float">
            <text:p>205.3</text:p>
          </table:table-cell>
          <table:table-cell table:formula="of:=([.G87]+[.H87])/2" office:value-type="float" office:value="206.92" calcext:value-type="float">
            <text:p>206.92</text:p>
          </table:table-cell>
          <table:table-cell table:formula="of:=MAX([.C62:.C87])" office:value-type="float" office:value="208.96" calcext:value-type="float">
            <text:p>208.96</text:p>
          </table:table-cell>
          <table:table-cell table:formula="of:=MIN([.D62:.D87])" office:value-type="float" office:value="204.12" calcext:value-type="float">
            <text:p>204.12</text:p>
          </table:table-cell>
          <table:table-cell table:formula="of:=([.J87]+[.K87])/2" office:value-type="float" office:value="206.54" calcext:value-type="float">
            <text:p>206.54</text:p>
          </table:table-cell>
          <table:table-cell table:formula="of:=([.I61]+[.L61])/2" office:value-type="float" office:value="209.6175" calcext:value-type="float">
            <text:p>209.6175</text:p>
          </table:table-cell>
          <table:table-cell table:formula="of:=MAX([.C36:.C87])" office:value-type="float" office:value="211.11" calcext:value-type="float">
            <text:p>211.11</text:p>
          </table:table-cell>
          <table:table-cell table:formula="of:=MIN([.D36:.D87])" office:value-type="float" office:value="204.12" calcext:value-type="float">
            <text:p>204.12</text:p>
          </table:table-cell>
          <table:table-cell table:formula="of:=([.O61]+[.N61])/2" office:value-type="float" office:value="207.955" calcext:value-type="float">
            <text:p>207.955</text:p>
          </table:table-cell>
        </table:table-row>
        <table:table-row table:style-name="ro1">
          <table:table-cell office:value-type="string" calcext:value-type="string">
            <text:p>30/03/15 16:00:00 +08:00</text:p>
          </table:table-cell>
          <table:table-cell office:value-type="float" office:value="208.52" calcext:value-type="float">
            <text:p>208.52</text:p>
          </table:table-cell>
          <table:table-cell office:value-type="float" office:value="208.61" calcext:value-type="float">
            <text:p>208.61</text:p>
          </table:table-cell>
          <table:table-cell office:value-type="float" office:value="208.24" calcext:value-type="float">
            <text:p>208.24</text:p>
          </table:table-cell>
          <table:table-cell office:value-type="float" office:value="208.27" calcext:value-type="float">
            <text:p>208.27</text:p>
          </table:table-cell>
          <table:table-cell office:value-type="float" office:value="206.495" calcext:value-type="float">
            <text:p>206.495</text:p>
          </table:table-cell>
          <table:table-cell table:formula="of:=MAX([.C80:.C88])" office:value-type="float" office:value="208.61" calcext:value-type="float">
            <text:p>208.61</text:p>
          </table:table-cell>
          <table:table-cell table:formula="of:=MIN([.D80:.D88])" office:value-type="float" office:value="205.37" calcext:value-type="float">
            <text:p>205.37</text:p>
          </table:table-cell>
          <table:table-cell table:formula="of:=([.G88]+[.H88])/2" office:value-type="float" office:value="206.99" calcext:value-type="float">
            <text:p>206.99</text:p>
          </table:table-cell>
          <table:table-cell table:formula="of:=MAX([.C63:.C88])" office:value-type="float" office:value="208.87" calcext:value-type="float">
            <text:p>208.87</text:p>
          </table:table-cell>
          <table:table-cell table:formula="of:=MIN([.D63:.D88])" office:value-type="float" office:value="204.12" calcext:value-type="float">
            <text:p>204.12</text:p>
          </table:table-cell>
          <table:table-cell table:formula="of:=([.J88]+[.K88])/2" office:value-type="float" office:value="206.495" calcext:value-type="float">
            <text:p>206.495</text:p>
          </table:table-cell>
          <table:table-cell table:formula="of:=([.I62]+[.L62])/2" office:value-type="float" office:value="209.5225" calcext:value-type="float">
            <text:p>209.5225</text:p>
          </table:table-cell>
          <table:table-cell table:formula="of:=MAX([.C37:.C88])" office:value-type="float" office:value="211.11" calcext:value-type="float">
            <text:p>211.11</text:p>
          </table:table-cell>
          <table:table-cell table:formula="of:=MIN([.D37:.D88])" office:value-type="float" office:value="204.12" calcext:value-type="float">
            <text:p>204.12</text:p>
          </table:table-cell>
          <table:table-cell table:formula="of:=([.O62]+[.N62])/2" office:value-type="float" office:value="208.1" calcext:value-type="float">
            <text:p>208.1</text:p>
          </table:table-cell>
        </table:table-row>
        <table:table-row table:style-name="ro1">
          <table:table-cell office:value-type="string" calcext:value-type="string">
            <text:p>31/03/15 10:00:00 +08:00</text:p>
          </table:table-cell>
          <table:table-cell office:value-type="float" office:value="207.26" calcext:value-type="float">
            <text:p>207.26</text:p>
          </table:table-cell>
          <table:table-cell office:value-type="float" office:value="207.56" calcext:value-type="float">
            <text:p>207.56</text:p>
          </table:table-cell>
          <table:table-cell office:value-type="float" office:value="206.97" calcext:value-type="float">
            <text:p>206.97</text:p>
          </table:table-cell>
          <table:table-cell office:value-type="float" office:value="207.36" calcext:value-type="float">
            <text:p>207.36</text:p>
          </table:table-cell>
          <table:table-cell office:value-type="float" office:value="206.365" calcext:value-type="float">
            <text:p>206.365</text:p>
          </table:table-cell>
          <table:table-cell table:formula="of:=MAX([.C81:.C89])" office:value-type="float" office:value="208.61" calcext:value-type="float">
            <text:p>208.61</text:p>
          </table:table-cell>
          <table:table-cell table:formula="of:=MIN([.D81:.D89])" office:value-type="float" office:value="205.38" calcext:value-type="float">
            <text:p>205.38</text:p>
          </table:table-cell>
          <table:table-cell table:formula="of:=([.G89]+[.H89])/2" office:value-type="float" office:value="206.995" calcext:value-type="float">
            <text:p>206.995</text:p>
          </table:table-cell>
          <table:table-cell table:formula="of:=MAX([.C64:.C89])" office:value-type="float" office:value="208.61" calcext:value-type="float">
            <text:p>208.61</text:p>
          </table:table-cell>
          <table:table-cell table:formula="of:=MIN([.D64:.D89])" office:value-type="float" office:value="204.12" calcext:value-type="float">
            <text:p>204.12</text:p>
          </table:table-cell>
          <table:table-cell table:formula="of:=([.J89]+[.K89])/2" office:value-type="float" office:value="206.365" calcext:value-type="float">
            <text:p>206.365</text:p>
          </table:table-cell>
          <table:table-cell table:formula="of:=([.I63]+[.L63])/2" office:value-type="float" office:value="208.9175" calcext:value-type="float">
            <text:p>208.9175</text:p>
          </table:table-cell>
          <table:table-cell table:formula="of:=MAX([.C38:.C89])" office:value-type="float" office:value="211.11" calcext:value-type="float">
            <text:p>211.11</text:p>
          </table:table-cell>
          <table:table-cell table:formula="of:=MIN([.D38:.D89])" office:value-type="float" office:value="204.12" calcext:value-type="float">
            <text:p>204.12</text:p>
          </table:table-cell>
          <table:table-cell table:formula="of:=([.O63]+[.N63])/2" office:value-type="float" office:value="208.945" calcext:value-type="float">
            <text:p>208.945</text:p>
          </table:table-cell>
        </table:table-row>
        <table:table-row table:style-name="ro1">
          <table:table-cell office:value-type="string" calcext:value-type="string">
            <text:p>31/03/15 11:00:00 +08:00</text:p>
          </table:table-cell>
          <table:table-cell office:value-type="float" office:value="207.35" calcext:value-type="float">
            <text:p>207.35</text:p>
          </table:table-cell>
          <table:table-cell office:value-type="float" office:value="207.86" calcext:value-type="float">
            <text:p>207.86</text:p>
          </table:table-cell>
          <table:table-cell office:value-type="float" office:value="207.3" calcext:value-type="float">
            <text:p>207.3</text:p>
          </table:table-cell>
          <table:table-cell office:value-type="float" office:value="207.55" calcext:value-type="float">
            <text:p>207.55</text:p>
          </table:table-cell>
          <table:table-cell office:value-type="float" office:value="206.365" calcext:value-type="float">
            <text:p>206.365</text:p>
          </table:table-cell>
          <table:table-cell table:formula="of:=MAX([.C82:.C90])" office:value-type="float" office:value="208.61" calcext:value-type="float">
            <text:p>208.61</text:p>
          </table:table-cell>
          <table:table-cell table:formula="of:=MIN([.D82:.D90])" office:value-type="float" office:value="206.96" calcext:value-type="float">
            <text:p>206.96</text:p>
          </table:table-cell>
          <table:table-cell table:formula="of:=([.G90]+[.H90])/2" office:value-type="float" office:value="207.785" calcext:value-type="float">
            <text:p>207.785</text:p>
          </table:table-cell>
          <table:table-cell table:formula="of:=MAX([.C65:.C90])" office:value-type="float" office:value="208.61" calcext:value-type="float">
            <text:p>208.61</text:p>
          </table:table-cell>
          <table:table-cell table:formula="of:=MIN([.D65:.D90])" office:value-type="float" office:value="204.12" calcext:value-type="float">
            <text:p>204.12</text:p>
          </table:table-cell>
          <table:table-cell table:formula="of:=([.J90]+[.K90])/2" office:value-type="float" office:value="206.365" calcext:value-type="float">
            <text:p>206.365</text:p>
          </table:table-cell>
          <table:table-cell table:formula="of:=([.I64]+[.L64])/2" office:value-type="float" office:value="208.7025" calcext:value-type="float">
            <text:p>208.7025</text:p>
          </table:table-cell>
          <table:table-cell table:formula="of:=MAX([.C39:.C90])" office:value-type="float" office:value="211.11" calcext:value-type="float">
            <text:p>211.11</text:p>
          </table:table-cell>
          <table:table-cell table:formula="of:=MIN([.D39:.D90])" office:value-type="float" office:value="204.12" calcext:value-type="float">
            <text:p>204.12</text:p>
          </table:table-cell>
          <table:table-cell table:formula="of:=([.O64]+[.N64])/2" office:value-type="float" office:value="208.945" calcext:value-type="float">
            <text:p>208.945</text:p>
          </table:table-cell>
        </table:table-row>
        <table:table-row table:style-name="ro1">
          <table:table-cell office:value-type="string" calcext:value-type="string">
            <text:p>31/03/15 12:00:00 +08:00</text:p>
          </table:table-cell>
          <table:table-cell office:value-type="float" office:value="207.55" calcext:value-type="float">
            <text:p>207.55</text:p>
          </table:table-cell>
          <table:table-cell office:value-type="float" office:value="208.1" calcext:value-type="float">
            <text:p>208.1</text:p>
          </table:table-cell>
          <table:table-cell office:value-type="float" office:value="207.37" calcext:value-type="float">
            <text:p>207.37</text:p>
          </table:table-cell>
          <table:table-cell office:value-type="float" office:value="207.38" calcext:value-type="float">
            <text:p>207.38</text:p>
          </table:table-cell>
          <table:table-cell office:value-type="float" office:value="206.365" calcext:value-type="float">
            <text:p>206.365</text:p>
          </table:table-cell>
          <table:table-cell table:formula="of:=MAX([.C83:.C91])" office:value-type="float" office:value="208.61" calcext:value-type="float">
            <text:p>208.61</text:p>
          </table:table-cell>
          <table:table-cell table:formula="of:=MIN([.D83:.D91])" office:value-type="float" office:value="206.97" calcext:value-type="float">
            <text:p>206.97</text:p>
          </table:table-cell>
          <table:table-cell table:formula="of:=([.G91]+[.H91])/2" office:value-type="float" office:value="207.79" calcext:value-type="float">
            <text:p>207.79</text:p>
          </table:table-cell>
          <table:table-cell table:formula="of:=MAX([.C66:.C91])" office:value-type="float" office:value="208.61" calcext:value-type="float">
            <text:p>208.61</text:p>
          </table:table-cell>
          <table:table-cell table:formula="of:=MIN([.D66:.D91])" office:value-type="float" office:value="204.12" calcext:value-type="float">
            <text:p>204.12</text:p>
          </table:table-cell>
          <table:table-cell table:formula="of:=([.J91]+[.K91])/2" office:value-type="float" office:value="206.365" calcext:value-type="float">
            <text:p>206.365</text:p>
          </table:table-cell>
          <table:table-cell table:formula="of:=([.I65]+[.L65])/2" office:value-type="float" office:value="208.595" calcext:value-type="float">
            <text:p>208.595</text:p>
          </table:table-cell>
          <table:table-cell table:formula="of:=MAX([.C40:.C91])" office:value-type="float" office:value="211.11" calcext:value-type="float">
            <text:p>211.11</text:p>
          </table:table-cell>
          <table:table-cell table:formula="of:=MIN([.D40:.D91])" office:value-type="float" office:value="204.12" calcext:value-type="float">
            <text:p>204.12</text:p>
          </table:table-cell>
          <table:table-cell table:formula="of:=([.O65]+[.N65])/2" office:value-type="float" office:value="208.885" calcext:value-type="float">
            <text:p>208.885</text:p>
          </table:table-cell>
        </table:table-row>
        <table:table-row table:style-name="ro1">
          <table:table-cell office:value-type="string" calcext:value-type="string">
            <text:p>31/03/15 13:00:00 +08:00</text:p>
          </table:table-cell>
          <table:table-cell office:value-type="float" office:value="207.38" calcext:value-type="float">
            <text:p>207.38</text:p>
          </table:table-cell>
          <table:table-cell office:value-type="float" office:value="207.58" calcext:value-type="float">
            <text:p>207.58</text:p>
          </table:table-cell>
          <table:table-cell office:value-type="float" office:value="207.14" calcext:value-type="float">
            <text:p>207.14</text:p>
          </table:table-cell>
          <table:table-cell office:value-type="float" office:value="207.47" calcext:value-type="float">
            <text:p>207.47</text:p>
          </table:table-cell>
          <table:table-cell office:value-type="float" office:value="206.365" calcext:value-type="float">
            <text:p>206.365</text:p>
          </table:table-cell>
          <table:table-cell table:formula="of:=MAX([.C84:.C92])" office:value-type="float" office:value="208.61" calcext:value-type="float">
            <text:p>208.61</text:p>
          </table:table-cell>
          <table:table-cell table:formula="of:=MIN([.D84:.D92])" office:value-type="float" office:value="206.97" calcext:value-type="float">
            <text:p>206.97</text:p>
          </table:table-cell>
          <table:table-cell table:formula="of:=([.G92]+[.H92])/2" office:value-type="float" office:value="207.79" calcext:value-type="float">
            <text:p>207.79</text:p>
          </table:table-cell>
          <table:table-cell table:formula="of:=MAX([.C67:.C92])" office:value-type="float" office:value="208.61" calcext:value-type="float">
            <text:p>208.61</text:p>
          </table:table-cell>
          <table:table-cell table:formula="of:=MIN([.D67:.D92])" office:value-type="float" office:value="204.12" calcext:value-type="float">
            <text:p>204.12</text:p>
          </table:table-cell>
          <table:table-cell table:formula="of:=([.J92]+[.K92])/2" office:value-type="float" office:value="206.365" calcext:value-type="float">
            <text:p>206.365</text:p>
          </table:table-cell>
          <table:table-cell table:formula="of:=([.I66]+[.L66])/2" office:value-type="float" office:value="208.4625" calcext:value-type="float">
            <text:p>208.4625</text:p>
          </table:table-cell>
          <table:table-cell table:formula="of:=MAX([.C41:.C92])" office:value-type="float" office:value="211.11" calcext:value-type="float">
            <text:p>211.11</text:p>
          </table:table-cell>
          <table:table-cell table:formula="of:=MIN([.D41:.D92])" office:value-type="float" office:value="204.12" calcext:value-type="float">
            <text:p>204.12</text:p>
          </table:table-cell>
          <table:table-cell table:formula="of:=([.O66]+[.N66])/2" office:value-type="float" office:value="208.885" calcext:value-type="float">
            <text:p>208.885</text:p>
          </table:table-cell>
        </table:table-row>
        <table:table-row table:style-name="ro1">
          <table:table-cell office:value-type="string" calcext:value-type="string">
            <text:p>31/03/15 14:00:00 +08:00</text:p>
          </table:table-cell>
          <table:table-cell office:value-type="float" office:value="207.46" calcext:value-type="float">
            <text:p>207.46</text:p>
          </table:table-cell>
          <table:table-cell office:value-type="float" office:value="207.88" calcext:value-type="float">
            <text:p>207.88</text:p>
          </table:table-cell>
          <table:table-cell office:value-type="float" office:value="207.39" calcext:value-type="float">
            <text:p>207.39</text:p>
          </table:table-cell>
          <table:table-cell office:value-type="float" office:value="207.47" calcext:value-type="float">
            <text:p>207.47</text:p>
          </table:table-cell>
          <table:table-cell office:value-type="float" office:value="206.365" calcext:value-type="float">
            <text:p>206.365</text:p>
          </table:table-cell>
          <table:table-cell table:formula="of:=MAX([.C85:.C93])" office:value-type="float" office:value="208.61" calcext:value-type="float">
            <text:p>208.61</text:p>
          </table:table-cell>
          <table:table-cell table:formula="of:=MIN([.D85:.D93])" office:value-type="float" office:value="206.97" calcext:value-type="float">
            <text:p>206.97</text:p>
          </table:table-cell>
          <table:table-cell table:formula="of:=([.G93]+[.H93])/2" office:value-type="float" office:value="207.79" calcext:value-type="float">
            <text:p>207.79</text:p>
          </table:table-cell>
          <table:table-cell table:formula="of:=MAX([.C68:.C93])" office:value-type="float" office:value="208.61" calcext:value-type="float">
            <text:p>208.61</text:p>
          </table:table-cell>
          <table:table-cell table:formula="of:=MIN([.D68:.D93])" office:value-type="float" office:value="204.12" calcext:value-type="float">
            <text:p>204.12</text:p>
          </table:table-cell>
          <table:table-cell table:formula="of:=([.J93]+[.K93])/2" office:value-type="float" office:value="206.365" calcext:value-type="float">
            <text:p>206.365</text:p>
          </table:table-cell>
          <table:table-cell table:formula="of:=([.I67]+[.L67])/2" office:value-type="float" office:value="208.0125" calcext:value-type="float">
            <text:p>208.0125</text:p>
          </table:table-cell>
          <table:table-cell table:formula="of:=MAX([.C42:.C93])" office:value-type="float" office:value="211.11" calcext:value-type="float">
            <text:p>211.11</text:p>
          </table:table-cell>
          <table:table-cell table:formula="of:=MIN([.D42:.D93])" office:value-type="float" office:value="204.12" calcext:value-type="float">
            <text:p>204.12</text:p>
          </table:table-cell>
          <table:table-cell table:formula="of:=([.O67]+[.N67])/2" office:value-type="float" office:value="208.49" calcext:value-type="float">
            <text:p>208.49</text:p>
          </table:table-cell>
        </table:table-row>
        <table:table-row table:style-name="ro1">
          <table:table-cell office:value-type="string" calcext:value-type="string">
            <text:p>31/03/15 15:00:00 +08:00</text:p>
          </table:table-cell>
          <table:table-cell office:value-type="float" office:value="207.47" calcext:value-type="float">
            <text:p>207.47</text:p>
          </table:table-cell>
          <table:table-cell office:value-type="float" office:value="207.64" calcext:value-type="float">
            <text:p>207.64</text:p>
          </table:table-cell>
          <table:table-cell office:value-type="float" office:value="207.29" calcext:value-type="float">
            <text:p>207.29</text:p>
          </table:table-cell>
          <table:table-cell office:value-type="float" office:value="207.57" calcext:value-type="float">
            <text:p>207.57</text:p>
          </table:table-cell>
          <table:table-cell office:value-type="float" office:value="206.365" calcext:value-type="float">
            <text:p>206.365</text:p>
          </table:table-cell>
          <table:table-cell table:formula="of:=MAX([.C86:.C94])" office:value-type="float" office:value="208.61" calcext:value-type="float">
            <text:p>208.61</text:p>
          </table:table-cell>
          <table:table-cell table:formula="of:=MIN([.D86:.D94])" office:value-type="float" office:value="206.97" calcext:value-type="float">
            <text:p>206.97</text:p>
          </table:table-cell>
          <table:table-cell table:formula="of:=([.G94]+[.H94])/2" office:value-type="float" office:value="207.79" calcext:value-type="float">
            <text:p>207.79</text:p>
          </table:table-cell>
          <table:table-cell table:formula="of:=MAX([.C69:.C94])" office:value-type="float" office:value="208.61" calcext:value-type="float">
            <text:p>208.61</text:p>
          </table:table-cell>
          <table:table-cell table:formula="of:=MIN([.D69:.D94])" office:value-type="float" office:value="204.12" calcext:value-type="float">
            <text:p>204.12</text:p>
          </table:table-cell>
          <table:table-cell table:formula="of:=([.J94]+[.K94])/2" office:value-type="float" office:value="206.365" calcext:value-type="float">
            <text:p>206.365</text:p>
          </table:table-cell>
          <table:table-cell table:formula="of:=([.I68]+[.L68])/2" office:value-type="float" office:value="207.4025" calcext:value-type="float">
            <text:p>207.4025</text:p>
          </table:table-cell>
          <table:table-cell table:formula="of:=MAX([.C43:.C94])" office:value-type="float" office:value="211.11" calcext:value-type="float">
            <text:p>211.11</text:p>
          </table:table-cell>
          <table:table-cell table:formula="of:=MIN([.D43:.D94])" office:value-type="float" office:value="204.12" calcext:value-type="float">
            <text:p>204.12</text:p>
          </table:table-cell>
          <table:table-cell table:formula="of:=([.O68]+[.N68])/2" office:value-type="float" office:value="207.885" calcext:value-type="float">
            <text:p>207.885</text:p>
          </table:table-cell>
        </table:table-row>
        <table:table-row table:style-name="ro1">
          <table:table-cell office:value-type="string" calcext:value-type="string">
            <text:p>31/03/15 16:00:00 +08:00</text:p>
          </table:table-cell>
          <table:table-cell office:value-type="float" office:value="207.57" calcext:value-type="float">
            <text:p>207.57</text:p>
          </table:table-cell>
          <table:table-cell office:value-type="float" office:value="207.59" calcext:value-type="float">
            <text:p>207.59</text:p>
          </table:table-cell>
          <table:table-cell office:value-type="float" office:value="206.36" calcext:value-type="float">
            <text:p>206.36</text:p>
          </table:table-cell>
          <table:table-cell office:value-type="float" office:value="206.45" calcext:value-type="float">
            <text:p>206.45</text:p>
          </table:table-cell>
          <table:table-cell office:value-type="float" office:value="206.65" calcext:value-type="float">
            <text:p>206.65</text:p>
          </table:table-cell>
          <table:table-cell table:formula="of:=MAX([.C87:.C95])" office:value-type="float" office:value="208.61" calcext:value-type="float">
            <text:p>208.61</text:p>
          </table:table-cell>
          <table:table-cell table:formula="of:=MIN([.D87:.D95])" office:value-type="float" office:value="206.36" calcext:value-type="float">
            <text:p>206.36</text:p>
          </table:table-cell>
          <table:table-cell table:formula="of:=([.G95]+[.H95])/2" office:value-type="float" office:value="207.485" calcext:value-type="float">
            <text:p>207.485</text:p>
          </table:table-cell>
          <table:table-cell table:formula="of:=MAX([.C70:.C95])" office:value-type="float" office:value="208.61" calcext:value-type="float">
            <text:p>208.61</text:p>
          </table:table-cell>
          <table:table-cell table:formula="of:=MIN([.D70:.D95])" office:value-type="float" office:value="204.69" calcext:value-type="float">
            <text:p>204.69</text:p>
          </table:table-cell>
          <table:table-cell table:formula="of:=([.J95]+[.K95])/2" office:value-type="float" office:value="206.65" calcext:value-type="float">
            <text:p>206.65</text:p>
          </table:table-cell>
          <table:table-cell table:formula="of:=([.I69]+[.L69])/2" office:value-type="float" office:value="207.175" calcext:value-type="float">
            <text:p>207.175</text:p>
          </table:table-cell>
          <table:table-cell table:formula="of:=MAX([.C44:.C95])" office:value-type="float" office:value="211.11" calcext:value-type="float">
            <text:p>211.11</text:p>
          </table:table-cell>
          <table:table-cell table:formula="of:=MIN([.D44:.D95])" office:value-type="float" office:value="204.12" calcext:value-type="float">
            <text:p>204.12</text:p>
          </table:table-cell>
          <table:table-cell table:formula="of:=([.O69]+[.N69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1/04/15 10:00:00 +08:00</text:p>
          </table:table-cell>
          <table:table-cell office:value-type="float" office:value="206.36" calcext:value-type="float">
            <text:p>206.36</text:p>
          </table:table-cell>
          <table:table-cell office:value-type="float" office:value="206.42" calcext:value-type="float">
            <text:p>206.42</text:p>
          </table:table-cell>
          <table:table-cell office:value-type="float" office:value="204.51" calcext:value-type="float">
            <text:p>204.51</text:p>
          </table:table-cell>
          <table:table-cell office:value-type="float" office:value="204.84" calcext:value-type="float">
            <text:p>204.84</text:p>
          </table:table-cell>
          <table:table-cell office:value-type="float" office:value="206.56" calcext:value-type="float">
            <text:p>206.56</text:p>
          </table:table-cell>
          <table:table-cell table:formula="of:=MAX([.C88:.C96])" office:value-type="float" office:value="208.61" calcext:value-type="float">
            <text:p>208.61</text:p>
          </table:table-cell>
          <table:table-cell table:formula="of:=MIN([.D88:.D96])" office:value-type="float" office:value="204.51" calcext:value-type="float">
            <text:p>204.51</text:p>
          </table:table-cell>
          <table:table-cell table:formula="of:=([.G96]+[.H96])/2" office:value-type="float" office:value="206.56" calcext:value-type="float">
            <text:p>206.56</text:p>
          </table:table-cell>
          <table:table-cell table:formula="of:=MAX([.C71:.C96])" office:value-type="float" office:value="208.61" calcext:value-type="float">
            <text:p>208.61</text:p>
          </table:table-cell>
          <table:table-cell table:formula="of:=MIN([.D71:.D96])" office:value-type="float" office:value="204.51" calcext:value-type="float">
            <text:p>204.51</text:p>
          </table:table-cell>
          <table:table-cell table:formula="of:=([.J96]+[.K96])/2" office:value-type="float" office:value="206.56" calcext:value-type="float">
            <text:p>206.56</text:p>
          </table:table-cell>
          <table:table-cell table:formula="of:=([.I70]+[.L70])/2" office:value-type="float" office:value="207.0775" calcext:value-type="float">
            <text:p>207.0775</text:p>
          </table:table-cell>
          <table:table-cell table:formula="of:=MAX([.C45:.C96])" office:value-type="float" office:value="211.11" calcext:value-type="float">
            <text:p>211.11</text:p>
          </table:table-cell>
          <table:table-cell table:formula="of:=MIN([.D45:.D96])" office:value-type="float" office:value="204.12" calcext:value-type="float">
            <text:p>204.12</text:p>
          </table:table-cell>
          <table:table-cell table:formula="of:=([.O70]+[.N70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1/04/15 11:00:00 +08:00</text:p>
          </table:table-cell>
          <table:table-cell office:value-type="float" office:value="204.84" calcext:value-type="float">
            <text:p>204.84</text:p>
          </table:table-cell>
          <table:table-cell office:value-type="float" office:value="205.93" calcext:value-type="float">
            <text:p>205.93</text:p>
          </table:table-cell>
          <table:table-cell office:value-type="float" office:value="204.67" calcext:value-type="float">
            <text:p>204.67</text:p>
          </table:table-cell>
          <table:table-cell office:value-type="float" office:value="205.7" calcext:value-type="float">
            <text:p>205.7</text:p>
          </table:table-cell>
          <table:table-cell office:value-type="float" office:value="206.305" calcext:value-type="float">
            <text:p>206.305</text:p>
          </table:table-cell>
          <table:table-cell table:formula="of:=MAX([.C89:.C97])" office:value-type="float" office:value="208.1" calcext:value-type="float">
            <text:p>208.1</text:p>
          </table:table-cell>
          <table:table-cell table:formula="of:=MIN([.D89:.D97])" office:value-type="float" office:value="204.51" calcext:value-type="float">
            <text:p>204.51</text:p>
          </table:table-cell>
          <table:table-cell table:formula="of:=([.G97]+[.H97])/2" office:value-type="float" office:value="206.305" calcext:value-type="float">
            <text:p>206.305</text:p>
          </table:table-cell>
          <table:table-cell table:formula="of:=MAX([.C72:.C97])" office:value-type="float" office:value="208.61" calcext:value-type="float">
            <text:p>208.61</text:p>
          </table:table-cell>
          <table:table-cell table:formula="of:=MIN([.D72:.D97])" office:value-type="float" office:value="204.51" calcext:value-type="float">
            <text:p>204.51</text:p>
          </table:table-cell>
          <table:table-cell table:formula="of:=([.J97]+[.K97])/2" office:value-type="float" office:value="206.56" calcext:value-type="float">
            <text:p>206.56</text:p>
          </table:table-cell>
          <table:table-cell table:formula="of:=([.I71]+[.L71])/2" office:value-type="float" office:value="207.055" calcext:value-type="float">
            <text:p>207.055</text:p>
          </table:table-cell>
          <table:table-cell table:formula="of:=MAX([.C46:.C97])" office:value-type="float" office:value="211.11" calcext:value-type="float">
            <text:p>211.11</text:p>
          </table:table-cell>
          <table:table-cell table:formula="of:=MIN([.D46:.D97])" office:value-type="float" office:value="204.12" calcext:value-type="float">
            <text:p>204.12</text:p>
          </table:table-cell>
          <table:table-cell table:formula="of:=([.O71]+[.N71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1/04/15 12:00:00 +08:00</text:p>
          </table:table-cell>
          <table:table-cell office:value-type="float" office:value="205.69" calcext:value-type="float">
            <text:p>205.69</text:p>
          </table:table-cell>
          <table:table-cell office:value-type="float" office:value="206.02" calcext:value-type="float">
            <text:p>206.02</text:p>
          </table:table-cell>
          <table:table-cell office:value-type="float" office:value="205.34" calcext:value-type="float">
            <text:p>205.34</text:p>
          </table:table-cell>
          <table:table-cell office:value-type="float" office:value="205.47" calcext:value-type="float">
            <text:p>205.47</text:p>
          </table:table-cell>
          <table:table-cell office:value-type="float" office:value="206.305" calcext:value-type="float">
            <text:p>206.305</text:p>
          </table:table-cell>
          <table:table-cell table:formula="of:=MAX([.C90:.C98])" office:value-type="float" office:value="208.1" calcext:value-type="float">
            <text:p>208.1</text:p>
          </table:table-cell>
          <table:table-cell table:formula="of:=MIN([.D90:.D98])" office:value-type="float" office:value="204.51" calcext:value-type="float">
            <text:p>204.51</text:p>
          </table:table-cell>
          <table:table-cell table:formula="of:=([.G98]+[.H98])/2" office:value-type="float" office:value="206.305" calcext:value-type="float">
            <text:p>206.305</text:p>
          </table:table-cell>
          <table:table-cell table:formula="of:=MAX([.C73:.C98])" office:value-type="float" office:value="208.61" calcext:value-type="float">
            <text:p>208.61</text:p>
          </table:table-cell>
          <table:table-cell table:formula="of:=MIN([.D73:.D98])" office:value-type="float" office:value="204.51" calcext:value-type="float">
            <text:p>204.51</text:p>
          </table:table-cell>
          <table:table-cell table:formula="of:=([.J98]+[.K98])/2" office:value-type="float" office:value="206.56" calcext:value-type="float">
            <text:p>206.56</text:p>
          </table:table-cell>
          <table:table-cell table:formula="of:=([.I72]+[.L72])/2" office:value-type="float" office:value="206.6925" calcext:value-type="float">
            <text:p>206.6925</text:p>
          </table:table-cell>
          <table:table-cell table:formula="of:=MAX([.C47:.C98])" office:value-type="float" office:value="211.11" calcext:value-type="float">
            <text:p>211.11</text:p>
          </table:table-cell>
          <table:table-cell table:formula="of:=MIN([.D47:.D98])" office:value-type="float" office:value="204.12" calcext:value-type="float">
            <text:p>204.12</text:p>
          </table:table-cell>
          <table:table-cell table:formula="of:=([.O72]+[.N72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1/04/15 13:00:00 +08:00</text:p>
          </table:table-cell>
          <table:table-cell office:value-type="float" office:value="205.47" calcext:value-type="float">
            <text:p>205.47</text:p>
          </table:table-cell>
          <table:table-cell office:value-type="float" office:value="205.71" calcext:value-type="float">
            <text:p>205.71</text:p>
          </table:table-cell>
          <table:table-cell office:value-type="float" office:value="205.06" calcext:value-type="float">
            <text:p>205.06</text:p>
          </table:table-cell>
          <table:table-cell office:value-type="float" office:value="205.49" calcext:value-type="float">
            <text:p>205.49</text:p>
          </table:table-cell>
          <table:table-cell office:value-type="float" office:value="206.305" calcext:value-type="float">
            <text:p>206.305</text:p>
          </table:table-cell>
          <table:table-cell table:formula="of:=MAX([.C91:.C99])" office:value-type="float" office:value="208.1" calcext:value-type="float">
            <text:p>208.1</text:p>
          </table:table-cell>
          <table:table-cell table:formula="of:=MIN([.D91:.D99])" office:value-type="float" office:value="204.51" calcext:value-type="float">
            <text:p>204.51</text:p>
          </table:table-cell>
          <table:table-cell table:formula="of:=([.G99]+[.H99])/2" office:value-type="float" office:value="206.305" calcext:value-type="float">
            <text:p>206.305</text:p>
          </table:table-cell>
          <table:table-cell table:formula="of:=MAX([.C74:.C99])" office:value-type="float" office:value="208.61" calcext:value-type="float">
            <text:p>208.61</text:p>
          </table:table-cell>
          <table:table-cell table:formula="of:=MIN([.D74:.D99])" office:value-type="float" office:value="204.51" calcext:value-type="float">
            <text:p>204.51</text:p>
          </table:table-cell>
          <table:table-cell table:formula="of:=([.J99]+[.K99])/2" office:value-type="float" office:value="206.56" calcext:value-type="float">
            <text:p>206.56</text:p>
          </table:table-cell>
          <table:table-cell table:formula="of:=([.I73]+[.L73])/2" office:value-type="float" office:value="206.6275" calcext:value-type="float">
            <text:p>206.6275</text:p>
          </table:table-cell>
          <table:table-cell table:formula="of:=MAX([.C48:.C99])" office:value-type="float" office:value="211.11" calcext:value-type="float">
            <text:p>211.11</text:p>
          </table:table-cell>
          <table:table-cell table:formula="of:=MIN([.D48:.D99])" office:value-type="float" office:value="204.12" calcext:value-type="float">
            <text:p>204.12</text:p>
          </table:table-cell>
          <table:table-cell table:formula="of:=([.O73]+[.N73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1/04/15 14:00:00 +08:00</text:p>
          </table:table-cell>
          <table:table-cell office:value-type="float" office:value="205.5" calcext:value-type="float">
            <text:p>205.5</text:p>
          </table:table-cell>
          <table:table-cell office:value-type="float" office:value="205.95" calcext:value-type="float">
            <text:p>205.95</text:p>
          </table:table-cell>
          <table:table-cell office:value-type="float" office:value="205.29" calcext:value-type="float">
            <text:p>205.29</text:p>
          </table:table-cell>
          <table:table-cell office:value-type="float" office:value="205.74" calcext:value-type="float">
            <text:p>205.74</text:p>
          </table:table-cell>
          <table:table-cell office:value-type="float" office:value="206.195" calcext:value-type="float">
            <text:p>206.195</text:p>
          </table:table-cell>
          <table:table-cell table:formula="of:=MAX([.C92:.C100])" office:value-type="float" office:value="207.88" calcext:value-type="float">
            <text:p>207.88</text:p>
          </table:table-cell>
          <table:table-cell table:formula="of:=MIN([.D92:.D100])" office:value-type="float" office:value="204.51" calcext:value-type="float">
            <text:p>204.51</text:p>
          </table:table-cell>
          <table:table-cell table:formula="of:=([.G100]+[.H100])/2" office:value-type="float" office:value="206.195" calcext:value-type="float">
            <text:p>206.195</text:p>
          </table:table-cell>
          <table:table-cell table:formula="of:=MAX([.C75:.C100])" office:value-type="float" office:value="208.61" calcext:value-type="float">
            <text:p>208.61</text:p>
          </table:table-cell>
          <table:table-cell table:formula="of:=MIN([.D75:.D100])" office:value-type="float" office:value="204.51" calcext:value-type="float">
            <text:p>204.51</text:p>
          </table:table-cell>
          <table:table-cell table:formula="of:=([.J100]+[.K100])/2" office:value-type="float" office:value="206.56" calcext:value-type="float">
            <text:p>206.56</text:p>
          </table:table-cell>
          <table:table-cell table:formula="of:=([.I74]+[.L74])/2" office:value-type="float" office:value="206.5875" calcext:value-type="float">
            <text:p>206.5875</text:p>
          </table:table-cell>
          <table:table-cell table:formula="of:=MAX([.C49:.C100])" office:value-type="float" office:value="210.98" calcext:value-type="float">
            <text:p>210.98</text:p>
          </table:table-cell>
          <table:table-cell table:formula="of:=MIN([.D49:.D100])" office:value-type="float" office:value="204.12" calcext:value-type="float">
            <text:p>204.12</text:p>
          </table:table-cell>
          <table:table-cell table:formula="of:=([.O74]+[.N74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1/04/15 15:00:00 +08:00</text:p>
          </table:table-cell>
          <table:table-cell office:value-type="float" office:value="205.75" calcext:value-type="float">
            <text:p>205.75</text:p>
          </table:table-cell>
          <table:table-cell office:value-type="float" office:value="205.8" calcext:value-type="float">
            <text:p>205.8</text:p>
          </table:table-cell>
          <table:table-cell office:value-type="float" office:value="205.1" calcext:value-type="float">
            <text:p>205.1</text:p>
          </table:table-cell>
          <table:table-cell office:value-type="float" office:value="205.42" calcext:value-type="float">
            <text:p>205.42</text:p>
          </table:table-cell>
          <table:table-cell office:value-type="float" office:value="206.195" calcext:value-type="float">
            <text:p>206.195</text:p>
          </table:table-cell>
          <table:table-cell table:formula="of:=MAX([.C93:.C101])" office:value-type="float" office:value="207.88" calcext:value-type="float">
            <text:p>207.88</text:p>
          </table:table-cell>
          <table:table-cell table:formula="of:=MIN([.D93:.D101])" office:value-type="float" office:value="204.51" calcext:value-type="float">
            <text:p>204.51</text:p>
          </table:table-cell>
          <table:table-cell table:formula="of:=([.G101]+[.H101])/2" office:value-type="float" office:value="206.195" calcext:value-type="float">
            <text:p>206.195</text:p>
          </table:table-cell>
          <table:table-cell table:formula="of:=MAX([.C76:.C101])" office:value-type="float" office:value="208.61" calcext:value-type="float">
            <text:p>208.61</text:p>
          </table:table-cell>
          <table:table-cell table:formula="of:=MIN([.D76:.D101])" office:value-type="float" office:value="204.51" calcext:value-type="float">
            <text:p>204.51</text:p>
          </table:table-cell>
          <table:table-cell table:formula="of:=([.J101]+[.K101])/2" office:value-type="float" office:value="206.56" calcext:value-type="float">
            <text:p>206.56</text:p>
          </table:table-cell>
          <table:table-cell table:formula="of:=([.I75]+[.L75])/2" office:value-type="float" office:value="206.495" calcext:value-type="float">
            <text:p>206.495</text:p>
          </table:table-cell>
          <table:table-cell table:formula="of:=MAX([.C50:.C101])" office:value-type="float" office:value="210.98" calcext:value-type="float">
            <text:p>210.98</text:p>
          </table:table-cell>
          <table:table-cell table:formula="of:=MIN([.D50:.D101])" office:value-type="float" office:value="204.12" calcext:value-type="float">
            <text:p>204.12</text:p>
          </table:table-cell>
          <table:table-cell table:formula="of:=([.O75]+[.N75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1/04/15 16:00:00 +08:00</text:p>
          </table:table-cell>
          <table:table-cell office:value-type="float" office:value="205.42" calcext:value-type="float">
            <text:p>205.42</text:p>
          </table:table-cell>
          <table:table-cell office:value-type="float" office:value="205.74" calcext:value-type="float">
            <text:p>205.74</text:p>
          </table:table-cell>
          <table:table-cell office:value-type="float" office:value="205.03" calcext:value-type="float">
            <text:p>205.03</text:p>
          </table:table-cell>
          <table:table-cell office:value-type="float" office:value="205.74" calcext:value-type="float">
            <text:p>205.74</text:p>
          </table:table-cell>
          <table:table-cell office:value-type="float" office:value="206.075" calcext:value-type="float">
            <text:p>206.075</text:p>
          </table:table-cell>
          <table:table-cell table:formula="of:=MAX([.C94:.C102])" office:value-type="float" office:value="207.64" calcext:value-type="float">
            <text:p>207.64</text:p>
          </table:table-cell>
          <table:table-cell table:formula="of:=MIN([.D94:.D102])" office:value-type="float" office:value="204.51" calcext:value-type="float">
            <text:p>204.51</text:p>
          </table:table-cell>
          <table:table-cell table:formula="of:=([.G102]+[.H102])/2" office:value-type="float" office:value="206.075" calcext:value-type="float">
            <text:p>206.075</text:p>
          </table:table-cell>
          <table:table-cell table:formula="of:=MAX([.C77:.C102])" office:value-type="float" office:value="208.61" calcext:value-type="float">
            <text:p>208.61</text:p>
          </table:table-cell>
          <table:table-cell table:formula="of:=MIN([.D77:.D102])" office:value-type="float" office:value="204.51" calcext:value-type="float">
            <text:p>204.51</text:p>
          </table:table-cell>
          <table:table-cell table:formula="of:=([.J102]+[.K102])/2" office:value-type="float" office:value="206.56" calcext:value-type="float">
            <text:p>206.56</text:p>
          </table:table-cell>
          <table:table-cell table:formula="of:=([.I76]+[.L76])/2" office:value-type="float" office:value="206.3975" calcext:value-type="float">
            <text:p>206.3975</text:p>
          </table:table-cell>
          <table:table-cell table:formula="of:=MAX([.C51:.C102])" office:value-type="float" office:value="210.98" calcext:value-type="float">
            <text:p>210.98</text:p>
          </table:table-cell>
          <table:table-cell table:formula="of:=MIN([.D51:.D102])" office:value-type="float" office:value="204.12" calcext:value-type="float">
            <text:p>204.12</text:p>
          </table:table-cell>
          <table:table-cell table:formula="of:=([.O76]+[.N76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2/04/15 10:00:00 +08:00</text:p>
          </table:table-cell>
          <table:table-cell office:value-type="float" office:value="205.58" calcext:value-type="float">
            <text:p>205.58</text:p>
          </table:table-cell>
          <table:table-cell office:value-type="float" office:value="206.85" calcext:value-type="float">
            <text:p>206.85</text:p>
          </table:table-cell>
          <table:table-cell office:value-type="float" office:value="205.4" calcext:value-type="float">
            <text:p>205.4</text:p>
          </table:table-cell>
          <table:table-cell office:value-type="float" office:value="206.76" calcext:value-type="float">
            <text:p>206.76</text:p>
          </table:table-cell>
          <table:table-cell office:value-type="float" office:value="206.05" calcext:value-type="float">
            <text:p>206.05</text:p>
          </table:table-cell>
          <table:table-cell table:formula="of:=MAX([.C95:.C103])" office:value-type="float" office:value="207.59" calcext:value-type="float">
            <text:p>207.59</text:p>
          </table:table-cell>
          <table:table-cell table:formula="of:=MIN([.D95:.D103])" office:value-type="float" office:value="204.51" calcext:value-type="float">
            <text:p>204.51</text:p>
          </table:table-cell>
          <table:table-cell table:formula="of:=([.G103]+[.H103])/2" office:value-type="float" office:value="206.05" calcext:value-type="float">
            <text:p>206.05</text:p>
          </table:table-cell>
          <table:table-cell table:formula="of:=MAX([.C78:.C103])" office:value-type="float" office:value="208.61" calcext:value-type="float">
            <text:p>208.61</text:p>
          </table:table-cell>
          <table:table-cell table:formula="of:=MIN([.D78:.D103])" office:value-type="float" office:value="204.51" calcext:value-type="float">
            <text:p>204.51</text:p>
          </table:table-cell>
          <table:table-cell table:formula="of:=([.J103]+[.K103])/2" office:value-type="float" office:value="206.56" calcext:value-type="float">
            <text:p>206.56</text:p>
          </table:table-cell>
          <table:table-cell table:formula="of:=([.I77]+[.L77])/2" office:value-type="float" office:value="206.3975" calcext:value-type="float">
            <text:p>206.3975</text:p>
          </table:table-cell>
          <table:table-cell table:formula="of:=MAX([.C52:.C103])" office:value-type="float" office:value="210.98" calcext:value-type="float">
            <text:p>210.98</text:p>
          </table:table-cell>
          <table:table-cell table:formula="of:=MIN([.D52:.D103])" office:value-type="float" office:value="204.12" calcext:value-type="float">
            <text:p>204.12</text:p>
          </table:table-cell>
          <table:table-cell table:formula="of:=([.O77]+[.N77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2/04/15 11:00:00 +08:00</text:p>
          </table:table-cell>
          <table:table-cell office:value-type="float" office:value="206.76" calcext:value-type="float">
            <text:p>206.76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6.23" calcext:value-type="float">
            <text:p>206.23</text:p>
          </table:table-cell>
          <table:table-cell office:value-type="float" office:value="206.39" calcext:value-type="float">
            <text:p>206.39</text:p>
          </table:table-cell>
          <table:table-cell office:value-type="float" office:value="205.745" calcext:value-type="float">
            <text:p>205.745</text:p>
          </table:table-cell>
          <table:table-cell table:formula="of:=MAX([.C96:.C104])" office:value-type="float" office:value="206.98" calcext:value-type="float">
            <text:p>206.98</text:p>
          </table:table-cell>
          <table:table-cell table:formula="of:=MIN([.D96:.D104])" office:value-type="float" office:value="204.51" calcext:value-type="float">
            <text:p>204.51</text:p>
          </table:table-cell>
          <table:table-cell table:formula="of:=([.G104]+[.H104])/2" office:value-type="float" office:value="205.745" calcext:value-type="float">
            <text:p>205.745</text:p>
          </table:table-cell>
          <table:table-cell table:formula="of:=MAX([.C79:.C104])" office:value-type="float" office:value="208.61" calcext:value-type="float">
            <text:p>208.61</text:p>
          </table:table-cell>
          <table:table-cell table:formula="of:=MIN([.D79:.D104])" office:value-type="float" office:value="204.51" calcext:value-type="float">
            <text:p>204.51</text:p>
          </table:table-cell>
          <table:table-cell table:formula="of:=([.J104]+[.K104])/2" office:value-type="float" office:value="206.56" calcext:value-type="float">
            <text:p>206.56</text:p>
          </table:table-cell>
          <table:table-cell table:formula="of:=([.I78]+[.L78])/2" office:value-type="float" office:value="206.49" calcext:value-type="float">
            <text:p>206.49</text:p>
          </table:table-cell>
          <table:table-cell table:formula="of:=MAX([.C53:.C104])" office:value-type="float" office:value="210.78" calcext:value-type="float">
            <text:p>210.78</text:p>
          </table:table-cell>
          <table:table-cell table:formula="of:=MIN([.D53:.D104])" office:value-type="float" office:value="204.12" calcext:value-type="float">
            <text:p>204.12</text:p>
          </table:table-cell>
          <table:table-cell table:formula="of:=([.O78]+[.N78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2/04/15 12:00:00 +08:00</text:p>
          </table:table-cell>
          <table:table-cell office:value-type="float" office:value="206.39" calcext:value-type="float">
            <text:p>206.39</text:p>
          </table:table-cell>
          <table:table-cell office:value-type="float" office:value="206.63" calcext:value-type="float">
            <text:p>206.63</text:p>
          </table:table-cell>
          <table:table-cell office:value-type="float" office:value="206.17" calcext:value-type="float">
            <text:p>206.17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5.825" calcext:value-type="float">
            <text:p>205.825</text:p>
          </table:table-cell>
          <table:table-cell table:formula="of:=MAX([.C97:.C105])" office:value-type="float" office:value="206.98" calcext:value-type="float">
            <text:p>206.98</text:p>
          </table:table-cell>
          <table:table-cell table:formula="of:=MIN([.D97:.D105])" office:value-type="float" office:value="204.67" calcext:value-type="float">
            <text:p>204.67</text:p>
          </table:table-cell>
          <table:table-cell table:formula="of:=([.G105]+[.H105])/2" office:value-type="float" office:value="205.825" calcext:value-type="float">
            <text:p>205.825</text:p>
          </table:table-cell>
          <table:table-cell table:formula="of:=MAX([.C80:.C105])" office:value-type="float" office:value="208.61" calcext:value-type="float">
            <text:p>208.61</text:p>
          </table:table-cell>
          <table:table-cell table:formula="of:=MIN([.D80:.D105])" office:value-type="float" office:value="204.51" calcext:value-type="float">
            <text:p>204.51</text:p>
          </table:table-cell>
          <table:table-cell table:formula="of:=([.J105]+[.K105])/2" office:value-type="float" office:value="206.56" calcext:value-type="float">
            <text:p>206.56</text:p>
          </table:table-cell>
          <table:table-cell table:formula="of:=([.I79]+[.L79])/2" office:value-type="float" office:value="206.4475" calcext:value-type="float">
            <text:p>206.4475</text:p>
          </table:table-cell>
          <table:table-cell table:formula="of:=MAX([.C54:.C105])" office:value-type="float" office:value="210.4" calcext:value-type="float">
            <text:p>210.4</text:p>
          </table:table-cell>
          <table:table-cell table:formula="of:=MIN([.D54:.D105])" office:value-type="float" office:value="204.12" calcext:value-type="float">
            <text:p>204.12</text:p>
          </table:table-cell>
          <table:table-cell table:formula="of:=([.O79]+[.N79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2/04/15 13:00:00 +08:00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6.42" calcext:value-type="float">
            <text:p>206.42</text:p>
          </table:table-cell>
          <table:table-cell office:value-type="float" office:value="205.83" calcext:value-type="float">
            <text:p>205.83</text:p>
          </table:table-cell>
          <table:table-cell office:value-type="float" office:value="206.29" calcext:value-type="float">
            <text:p>206.29</text:p>
          </table:table-cell>
          <table:table-cell office:value-type="float" office:value="206.005" calcext:value-type="float">
            <text:p>206.005</text:p>
          </table:table-cell>
          <table:table-cell table:formula="of:=MAX([.C98:.C106])" office:value-type="float" office:value="206.98" calcext:value-type="float">
            <text:p>206.98</text:p>
          </table:table-cell>
          <table:table-cell table:formula="of:=MIN([.D98:.D106])" office:value-type="float" office:value="205.03" calcext:value-type="float">
            <text:p>205.03</text:p>
          </table:table-cell>
          <table:table-cell table:formula="of:=([.G106]+[.H106])/2" office:value-type="float" office:value="206.005" calcext:value-type="float">
            <text:p>206.005</text:p>
          </table:table-cell>
          <table:table-cell table:formula="of:=MAX([.C81:.C106])" office:value-type="float" office:value="208.61" calcext:value-type="float">
            <text:p>208.61</text:p>
          </table:table-cell>
          <table:table-cell table:formula="of:=MIN([.D81:.D106])" office:value-type="float" office:value="204.51" calcext:value-type="float">
            <text:p>204.51</text:p>
          </table:table-cell>
          <table:table-cell table:formula="of:=([.J106]+[.K106])/2" office:value-type="float" office:value="206.56" calcext:value-type="float">
            <text:p>206.56</text:p>
          </table:table-cell>
          <table:table-cell table:formula="of:=([.I80]+[.L80])/2" office:value-type="float" office:value="206.4475" calcext:value-type="float">
            <text:p>206.4475</text:p>
          </table:table-cell>
          <table:table-cell table:formula="of:=MAX([.C55:.C106])" office:value-type="float" office:value="210.4" calcext:value-type="float">
            <text:p>210.4</text:p>
          </table:table-cell>
          <table:table-cell table:formula="of:=MIN([.D55:.D106])" office:value-type="float" office:value="204.12" calcext:value-type="float">
            <text:p>204.12</text:p>
          </table:table-cell>
          <table:table-cell table:formula="of:=([.O80]+[.N80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2/04/15 14:00:00 +08:00</text:p>
          </table:table-cell>
          <table:table-cell office:value-type="float" office:value="206.29" calcext:value-type="float">
            <text:p>206.29</text:p>
          </table:table-cell>
          <table:table-cell office:value-type="float" office:value="206.55" calcext:value-type="float">
            <text:p>206.55</text:p>
          </table:table-cell>
          <table:table-cell office:value-type="float" office:value="206.2" calcext:value-type="float">
            <text:p>206.2</text:p>
          </table:table-cell>
          <table:table-cell office:value-type="float" office:value="206.42" calcext:value-type="float">
            <text:p>206.42</text:p>
          </table:table-cell>
          <table:table-cell office:value-type="float" office:value="206.005" calcext:value-type="float">
            <text:p>206.005</text:p>
          </table:table-cell>
          <table:table-cell table:formula="of:=MAX([.C99:.C107])" office:value-type="float" office:value="206.98" calcext:value-type="float">
            <text:p>206.98</text:p>
          </table:table-cell>
          <table:table-cell table:formula="of:=MIN([.D99:.D107])" office:value-type="float" office:value="205.03" calcext:value-type="float">
            <text:p>205.03</text:p>
          </table:table-cell>
          <table:table-cell table:formula="of:=([.G107]+[.H107])/2" office:value-type="float" office:value="206.005" calcext:value-type="float">
            <text:p>206.005</text:p>
          </table:table-cell>
          <table:table-cell table:formula="of:=MAX([.C82:.C107])" office:value-type="float" office:value="208.61" calcext:value-type="float">
            <text:p>208.61</text:p>
          </table:table-cell>
          <table:table-cell table:formula="of:=MIN([.D82:.D107])" office:value-type="float" office:value="204.51" calcext:value-type="float">
            <text:p>204.51</text:p>
          </table:table-cell>
          <table:table-cell table:formula="of:=([.J107]+[.K107])/2" office:value-type="float" office:value="206.56" calcext:value-type="float">
            <text:p>206.56</text:p>
          </table:table-cell>
          <table:table-cell table:formula="of:=([.I81]+[.L81])/2" office:value-type="float" office:value="206.41" calcext:value-type="float">
            <text:p>206.41</text:p>
          </table:table-cell>
          <table:table-cell table:formula="of:=MAX([.C56:.C107])" office:value-type="float" office:value="210.4" calcext:value-type="float">
            <text:p>210.4</text:p>
          </table:table-cell>
          <table:table-cell table:formula="of:=MIN([.D56:.D107])" office:value-type="float" office:value="204.12" calcext:value-type="float">
            <text:p>204.12</text:p>
          </table:table-cell>
          <table:table-cell table:formula="of:=([.O81]+[.N81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2/04/15 15:00:00 +08:00</text:p>
          </table:table-cell>
          <table:table-cell office:value-type="float" office:value="206.42" calcext:value-type="float">
            <text:p>206.42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6.15" calcext:value-type="float">
            <text:p>206.15</text:p>
          </table:table-cell>
          <table:table-cell office:value-type="float" office:value="206.33" calcext:value-type="float">
            <text:p>206.33</text:p>
          </table:table-cell>
          <table:table-cell office:value-type="float" office:value="206.005" calcext:value-type="float">
            <text:p>206.005</text:p>
          </table:table-cell>
          <table:table-cell table:formula="of:=MAX([.C100:.C108])" office:value-type="float" office:value="206.98" calcext:value-type="float">
            <text:p>206.98</text:p>
          </table:table-cell>
          <table:table-cell table:formula="of:=MIN([.D100:.D108])" office:value-type="float" office:value="205.03" calcext:value-type="float">
            <text:p>205.03</text:p>
          </table:table-cell>
          <table:table-cell table:formula="of:=([.G108]+[.H108])/2" office:value-type="float" office:value="206.005" calcext:value-type="float">
            <text:p>206.005</text:p>
          </table:table-cell>
          <table:table-cell table:formula="of:=MAX([.C83:.C108])" office:value-type="float" office:value="208.61" calcext:value-type="float">
            <text:p>208.61</text:p>
          </table:table-cell>
          <table:table-cell table:formula="of:=MIN([.D83:.D108])" office:value-type="float" office:value="204.51" calcext:value-type="float">
            <text:p>204.51</text:p>
          </table:table-cell>
          <table:table-cell table:formula="of:=([.J108]+[.K108])/2" office:value-type="float" office:value="206.56" calcext:value-type="float">
            <text:p>206.56</text:p>
          </table:table-cell>
          <table:table-cell table:formula="of:=([.I82]+[.L82])/2" office:value-type="float" office:value="206.835" calcext:value-type="float">
            <text:p>206.835</text:p>
          </table:table-cell>
          <table:table-cell table:formula="of:=MAX([.C57:.C108])" office:value-type="float" office:value="210.27" calcext:value-type="float">
            <text:p>210.27</text:p>
          </table:table-cell>
          <table:table-cell table:formula="of:=MIN([.D57:.D108])" office:value-type="float" office:value="204.12" calcext:value-type="float">
            <text:p>204.12</text:p>
          </table:table-cell>
          <table:table-cell table:formula="of:=([.O82]+[.N82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2/04/15 16:00:00 +08:00</text:p>
          </table:table-cell>
          <table:table-cell office:value-type="float" office:value="206.33" calcext:value-type="float">
            <text:p>206.33</text:p>
          </table:table-cell>
          <table:table-cell office:value-type="float" office:value="206.77" calcext:value-type="float">
            <text:p>206.77</text:p>
          </table:table-cell>
          <table:table-cell office:value-type="float" office:value="206.22" calcext:value-type="float">
            <text:p>206.22</text:p>
          </table:table-cell>
          <table:table-cell office:value-type="float" office:value="206.4" calcext:value-type="float">
            <text:p>206.4</text:p>
          </table:table-cell>
          <table:table-cell office:value-type="float" office:value="206.005" calcext:value-type="float">
            <text:p>206.005</text:p>
          </table:table-cell>
          <table:table-cell table:formula="of:=MAX([.C101:.C109])" office:value-type="float" office:value="206.98" calcext:value-type="float">
            <text:p>206.98</text:p>
          </table:table-cell>
          <table:table-cell table:formula="of:=MIN([.D101:.D109])" office:value-type="float" office:value="205.03" calcext:value-type="float">
            <text:p>205.03</text:p>
          </table:table-cell>
          <table:table-cell table:formula="of:=([.G109]+[.H109])/2" office:value-type="float" office:value="206.005" calcext:value-type="float">
            <text:p>206.005</text:p>
          </table:table-cell>
          <table:table-cell table:formula="of:=MAX([.C84:.C109])" office:value-type="float" office:value="208.61" calcext:value-type="float">
            <text:p>208.61</text:p>
          </table:table-cell>
          <table:table-cell table:formula="of:=MIN([.D84:.D109])" office:value-type="float" office:value="204.51" calcext:value-type="float">
            <text:p>204.51</text:p>
          </table:table-cell>
          <table:table-cell table:formula="of:=([.J109]+[.K109])/2" office:value-type="float" office:value="206.56" calcext:value-type="float">
            <text:p>206.56</text:p>
          </table:table-cell>
          <table:table-cell table:formula="of:=([.I83]+[.L83])/2" office:value-type="float" office:value="206.715" calcext:value-type="float">
            <text:p>206.715</text:p>
          </table:table-cell>
          <table:table-cell table:formula="of:=MAX([.C58:.C109])" office:value-type="float" office:value="209.74" calcext:value-type="float">
            <text:p>209.74</text:p>
          </table:table-cell>
          <table:table-cell table:formula="of:=MIN([.D58:.D109])" office:value-type="float" office:value="204.12" calcext:value-type="float">
            <text:p>204.12</text:p>
          </table:table-cell>
          <table:table-cell table:formula="of:=([.O83]+[.N83])/2" office:value-type="float" office:value="207.695" calcext:value-type="float">
            <text:p>207.695</text:p>
          </table:table-cell>
        </table:table-row>
        <table:table-row table:style-name="ro1">
          <table:table-cell office:value-type="string" calcext:value-type="string">
            <text:p>6/04/15 10:00:00 +08:00</text:p>
          </table:table-cell>
          <table:table-cell office:value-type="float" office:value="205.39" calcext:value-type="float">
            <text:p>205.39</text:p>
          </table:table-cell>
          <table:table-cell office:value-type="float" office:value="206.71" calcext:value-type="float">
            <text:p>206.71</text:p>
          </table:table-cell>
          <table:table-cell office:value-type="float" office:value="205.21" calcext:value-type="float">
            <text:p>205.21</text:p>
          </table:table-cell>
          <table:table-cell office:value-type="float" office:value="206.51" calcext:value-type="float">
            <text:p>206.51</text:p>
          </table:table-cell>
          <table:table-cell office:value-type="float" office:value="206.005" calcext:value-type="float">
            <text:p>206.005</text:p>
          </table:table-cell>
          <table:table-cell table:formula="of:=MAX([.C102:.C110])" office:value-type="float" office:value="206.98" calcext:value-type="float">
            <text:p>206.98</text:p>
          </table:table-cell>
          <table:table-cell table:formula="of:=MIN([.D102:.D110])" office:value-type="float" office:value="205.03" calcext:value-type="float">
            <text:p>205.03</text:p>
          </table:table-cell>
          <table:table-cell table:formula="of:=([.G110]+[.H110])/2" office:value-type="float" office:value="206.005" calcext:value-type="float">
            <text:p>206.005</text:p>
          </table:table-cell>
          <table:table-cell table:formula="of:=MAX([.C85:.C110])" office:value-type="float" office:value="208.61" calcext:value-type="float">
            <text:p>208.61</text:p>
          </table:table-cell>
          <table:table-cell table:formula="of:=MIN([.D85:.D110])" office:value-type="float" office:value="204.51" calcext:value-type="float">
            <text:p>204.51</text:p>
          </table:table-cell>
          <table:table-cell table:formula="of:=([.J110]+[.K110])/2" office:value-type="float" office:value="206.56" calcext:value-type="float">
            <text:p>206.56</text:p>
          </table:table-cell>
          <table:table-cell table:formula="of:=([.I84]+[.L84])/2" office:value-type="float" office:value="206.66" calcext:value-type="float">
            <text:p>206.66</text:p>
          </table:table-cell>
          <table:table-cell table:formula="of:=MAX([.C59:.C110])" office:value-type="float" office:value="209.52" calcext:value-type="float">
            <text:p>209.52</text:p>
          </table:table-cell>
          <table:table-cell table:formula="of:=MIN([.D59:.D110])" office:value-type="float" office:value="204.12" calcext:value-type="float">
            <text:p>204.12</text:p>
          </table:table-cell>
          <table:table-cell table:formula="of:=([.O84]+[.N84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6/04/15 11:00:00 +08:00</text:p>
          </table:table-cell>
          <table:table-cell office:value-type="float" office:value="206.51" calcext:value-type="float">
            <text:p>206.51</text:p>
          </table:table-cell>
          <table:table-cell office:value-type="float" office:value="207.73" calcext:value-type="float">
            <text:p>207.73</text:p>
          </table:table-cell>
          <table:table-cell office:value-type="float" office:value="206.49" calcext:value-type="float">
            <text:p>206.49</text:p>
          </table:table-cell>
          <table:table-cell office:value-type="float" office:value="207.59" calcext:value-type="float">
            <text:p>207.59</text:p>
          </table:table-cell>
          <table:table-cell office:value-type="float" office:value="206.47" calcext:value-type="float">
            <text:p>206.47</text:p>
          </table:table-cell>
          <table:table-cell table:formula="of:=MAX([.C103:.C111])" office:value-type="float" office:value="207.73" calcext:value-type="float">
            <text:p>207.73</text:p>
          </table:table-cell>
          <table:table-cell table:formula="of:=MIN([.D103:.D111])" office:value-type="float" office:value="205.21" calcext:value-type="float">
            <text:p>205.21</text:p>
          </table:table-cell>
          <table:table-cell table:formula="of:=([.G111]+[.H111])/2" office:value-type="float" office:value="206.47" calcext:value-type="float">
            <text:p>206.47</text:p>
          </table:table-cell>
          <table:table-cell table:formula="of:=MAX([.C86:.C111])" office:value-type="float" office:value="208.61" calcext:value-type="float">
            <text:p>208.61</text:p>
          </table:table-cell>
          <table:table-cell table:formula="of:=MIN([.D86:.D111])" office:value-type="float" office:value="204.51" calcext:value-type="float">
            <text:p>204.51</text:p>
          </table:table-cell>
          <table:table-cell table:formula="of:=([.J111]+[.K111])/2" office:value-type="float" office:value="206.56" calcext:value-type="float">
            <text:p>206.56</text:p>
          </table:table-cell>
          <table:table-cell table:formula="of:=([.I85]+[.L85])/2" office:value-type="float" office:value="206.775" calcext:value-type="float">
            <text:p>206.775</text:p>
          </table:table-cell>
          <table:table-cell table:formula="of:=MAX([.C60:.C111])" office:value-type="float" office:value="209.5" calcext:value-type="float">
            <text:p>209.5</text:p>
          </table:table-cell>
          <table:table-cell table:formula="of:=MIN([.D60:.D111])" office:value-type="float" office:value="204.12" calcext:value-type="float">
            <text:p>204.12</text:p>
          </table:table-cell>
          <table:table-cell table:formula="of:=([.O85]+[.N85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6/04/15 12:00:00 +08:00</text:p>
          </table:table-cell>
          <table:table-cell office:value-type="float" office:value="207.59" calcext:value-type="float">
            <text:p>207.59</text:p>
          </table:table-cell>
          <table:table-cell office:value-type="float" office:value="208.03" calcext:value-type="float">
            <text:p>208.03</text:p>
          </table:table-cell>
          <table:table-cell office:value-type="float" office:value="207.57" calcext:value-type="float">
            <text:p>207.57</text:p>
          </table:table-cell>
          <table:table-cell office:value-type="float" office:value="207.92" calcext:value-type="float">
            <text:p>207.92</text:p>
          </table:table-cell>
          <table:table-cell office:value-type="float" office:value="206.56" calcext:value-type="float">
            <text:p>206.56</text:p>
          </table:table-cell>
          <table:table-cell table:formula="of:=MAX([.C104:.C112])" office:value-type="float" office:value="208.03" calcext:value-type="float">
            <text:p>208.03</text:p>
          </table:table-cell>
          <table:table-cell table:formula="of:=MIN([.D104:.D112])" office:value-type="float" office:value="205.21" calcext:value-type="float">
            <text:p>205.21</text:p>
          </table:table-cell>
          <table:table-cell table:formula="of:=([.G112]+[.H112])/2" office:value-type="float" office:value="206.62" calcext:value-type="float">
            <text:p>206.62</text:p>
          </table:table-cell>
          <table:table-cell table:formula="of:=MAX([.C87:.C112])" office:value-type="float" office:value="208.61" calcext:value-type="float">
            <text:p>208.61</text:p>
          </table:table-cell>
          <table:table-cell table:formula="of:=MIN([.D87:.D112])" office:value-type="float" office:value="204.51" calcext:value-type="float">
            <text:p>204.51</text:p>
          </table:table-cell>
          <table:table-cell table:formula="of:=([.J112]+[.K112])/2" office:value-type="float" office:value="206.56" calcext:value-type="float">
            <text:p>206.56</text:p>
          </table:table-cell>
          <table:table-cell table:formula="of:=([.I86]+[.L86])/2" office:value-type="float" office:value="206.8" calcext:value-type="float">
            <text:p>206.8</text:p>
          </table:table-cell>
          <table:table-cell table:formula="of:=MAX([.C61:.C112])" office:value-type="float" office:value="209.35" calcext:value-type="float">
            <text:p>209.35</text:p>
          </table:table-cell>
          <table:table-cell table:formula="of:=MIN([.D61:.D112])" office:value-type="float" office:value="204.12" calcext:value-type="float">
            <text:p>204.12</text:p>
          </table:table-cell>
          <table:table-cell table:formula="of:=([.O86]+[.N86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6/04/15 13:00:00 +08:00</text:p>
          </table:table-cell>
          <table:table-cell office:value-type="float" office:value="207.92" calcext:value-type="float">
            <text:p>207.92</text:p>
          </table:table-cell>
          <table:table-cell office:value-type="float" office:value="208.27" calcext:value-type="float">
            <text:p>208.27</text:p>
          </table:table-cell>
          <table:table-cell office:value-type="float" office:value="207.9" calcext:value-type="float">
            <text:p>207.9</text:p>
          </table:table-cell>
          <table:table-cell office:value-type="float" office:value="208.23" calcext:value-type="float">
            <text:p>208.23</text:p>
          </table:table-cell>
          <table:table-cell office:value-type="float" office:value="206.56" calcext:value-type="float">
            <text:p>206.56</text:p>
          </table:table-cell>
          <table:table-cell table:formula="of:=MAX([.C105:.C113])" office:value-type="float" office:value="208.27" calcext:value-type="float">
            <text:p>208.27</text:p>
          </table:table-cell>
          <table:table-cell table:formula="of:=MIN([.D105:.D113])" office:value-type="float" office:value="205.21" calcext:value-type="float">
            <text:p>205.21</text:p>
          </table:table-cell>
          <table:table-cell table:formula="of:=([.G113]+[.H113])/2" office:value-type="float" office:value="206.74" calcext:value-type="float">
            <text:p>206.74</text:p>
          </table:table-cell>
          <table:table-cell table:formula="of:=MAX([.C88:.C113])" office:value-type="float" office:value="208.61" calcext:value-type="float">
            <text:p>208.61</text:p>
          </table:table-cell>
          <table:table-cell table:formula="of:=MIN([.D88:.D113])" office:value-type="float" office:value="204.51" calcext:value-type="float">
            <text:p>204.51</text:p>
          </table:table-cell>
          <table:table-cell table:formula="of:=([.J113]+[.K113])/2" office:value-type="float" office:value="206.56" calcext:value-type="float">
            <text:p>206.56</text:p>
          </table:table-cell>
          <table:table-cell table:formula="of:=([.I87]+[.L87])/2" office:value-type="float" office:value="206.73" calcext:value-type="float">
            <text:p>206.73</text:p>
          </table:table-cell>
          <table:table-cell table:formula="of:=MAX([.C62:.C113])" office:value-type="float" office:value="208.96" calcext:value-type="float">
            <text:p>208.96</text:p>
          </table:table-cell>
          <table:table-cell table:formula="of:=MIN([.D62:.D113])" office:value-type="float" office:value="204.12" calcext:value-type="float">
            <text:p>204.12</text:p>
          </table:table-cell>
          <table:table-cell table:formula="of:=([.O87]+[.N87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6/04/15 14:00:00 +08:00</text:p>
          </table:table-cell>
          <table:table-cell office:value-type="float" office:value="208.23" calcext:value-type="float">
            <text:p>208.23</text:p>
          </table:table-cell>
          <table:table-cell office:value-type="float" office:value="208.45" calcext:value-type="float">
            <text:p>208.45</text:p>
          </table:table-cell>
          <table:table-cell office:value-type="float" office:value="208.22" calcext:value-type="float">
            <text:p>208.22</text:p>
          </table:table-cell>
          <table:table-cell office:value-type="float" office:value="208.3" calcext:value-type="float">
            <text:p>208.3</text:p>
          </table:table-cell>
          <table:table-cell office:value-type="float" office:value="206.48" calcext:value-type="float">
            <text:p>206.48</text:p>
          </table:table-cell>
          <table:table-cell table:formula="of:=MAX([.C106:.C114])" office:value-type="float" office:value="208.45" calcext:value-type="float">
            <text:p>208.45</text:p>
          </table:table-cell>
          <table:table-cell table:formula="of:=MIN([.D106:.D114])" office:value-type="float" office:value="205.21" calcext:value-type="float">
            <text:p>205.21</text:p>
          </table:table-cell>
          <table:table-cell table:formula="of:=([.G114]+[.H114])/2" office:value-type="float" office:value="206.83" calcext:value-type="float">
            <text:p>206.83</text:p>
          </table:table-cell>
          <table:table-cell table:formula="of:=MAX([.C89:.C114])" office:value-type="float" office:value="208.45" calcext:value-type="float">
            <text:p>208.45</text:p>
          </table:table-cell>
          <table:table-cell table:formula="of:=MIN([.D89:.D114])" office:value-type="float" office:value="204.51" calcext:value-type="float">
            <text:p>204.51</text:p>
          </table:table-cell>
          <table:table-cell table:formula="of:=([.J114]+[.K114])/2" office:value-type="float" office:value="206.48" calcext:value-type="float">
            <text:p>206.48</text:p>
          </table:table-cell>
          <table:table-cell table:formula="of:=([.I88]+[.L88])/2" office:value-type="float" office:value="206.7425" calcext:value-type="float">
            <text:p>206.7425</text:p>
          </table:table-cell>
          <table:table-cell table:formula="of:=MAX([.C63:.C114])" office:value-type="float" office:value="208.87" calcext:value-type="float">
            <text:p>208.87</text:p>
          </table:table-cell>
          <table:table-cell table:formula="of:=MIN([.D63:.D114])" office:value-type="float" office:value="204.12" calcext:value-type="float">
            <text:p>204.12</text:p>
          </table:table-cell>
          <table:table-cell table:formula="of:=([.O88]+[.N88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6/04/15 15:00:00 +08:00</text:p>
          </table:table-cell>
          <table:table-cell office:value-type="float" office:value="208.3" calcext:value-type="float">
            <text:p>208.3</text:p>
          </table:table-cell>
          <table:table-cell office:value-type="float" office:value="208.42" calcext:value-type="float">
            <text:p>208.42</text:p>
          </table:table-cell>
          <table:table-cell office:value-type="float" office:value="208.12" calcext:value-type="float">
            <text:p>208.12</text:p>
          </table:table-cell>
          <table:table-cell office:value-type="float" office:value="208.32" calcext:value-type="float">
            <text:p>208.32</text:p>
          </table:table-cell>
          <table:table-cell office:value-type="float" office:value="206.48" calcext:value-type="float">
            <text:p>206.48</text:p>
          </table:table-cell>
          <table:table-cell table:formula="of:=MAX([.C107:.C115])" office:value-type="float" office:value="208.45" calcext:value-type="float">
            <text:p>208.45</text:p>
          </table:table-cell>
          <table:table-cell table:formula="of:=MIN([.D107:.D115])" office:value-type="float" office:value="205.21" calcext:value-type="float">
            <text:p>205.21</text:p>
          </table:table-cell>
          <table:table-cell table:formula="of:=([.G115]+[.H115])/2" office:value-type="float" office:value="206.83" calcext:value-type="float">
            <text:p>206.83</text:p>
          </table:table-cell>
          <table:table-cell table:formula="of:=MAX([.C90:.C115])" office:value-type="float" office:value="208.45" calcext:value-type="float">
            <text:p>208.45</text:p>
          </table:table-cell>
          <table:table-cell table:formula="of:=MIN([.D90:.D115])" office:value-type="float" office:value="204.51" calcext:value-type="float">
            <text:p>204.51</text:p>
          </table:table-cell>
          <table:table-cell table:formula="of:=([.J115]+[.K115])/2" office:value-type="float" office:value="206.48" calcext:value-type="float">
            <text:p>206.48</text:p>
          </table:table-cell>
          <table:table-cell table:formula="of:=([.I89]+[.L89])/2" office:value-type="float" office:value="206.68" calcext:value-type="float">
            <text:p>206.68</text:p>
          </table:table-cell>
          <table:table-cell table:formula="of:=MAX([.C64:.C115])" office:value-type="float" office:value="208.61" calcext:value-type="float">
            <text:p>208.61</text:p>
          </table:table-cell>
          <table:table-cell table:formula="of:=MIN([.D64:.D115])" office:value-type="float" office:value="204.12" calcext:value-type="float">
            <text:p>204.12</text:p>
          </table:table-cell>
          <table:table-cell table:formula="of:=([.O89]+[.N89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6/04/15 16:00:00 +08:00</text:p>
          </table:table-cell>
          <table:table-cell office:value-type="float" office:value="208.33" calcext:value-type="float">
            <text:p>208.33</text:p>
          </table:table-cell>
          <table:table-cell office:value-type="float" office:value="208.4" calcext:value-type="float">
            <text:p>208.4</text:p>
          </table:table-cell>
          <table:table-cell office:value-type="float" office:value="207.75" calcext:value-type="float">
            <text:p>207.75</text:p>
          </table:table-cell>
          <table:table-cell office:value-type="float" office:value="207.84" calcext:value-type="float">
            <text:p>207.84</text:p>
          </table:table-cell>
          <table:table-cell office:value-type="float" office:value="206.48" calcext:value-type="float">
            <text:p>206.48</text:p>
          </table:table-cell>
          <table:table-cell table:formula="of:=MAX([.C108:.C116])" office:value-type="float" office:value="208.45" calcext:value-type="float">
            <text:p>208.45</text:p>
          </table:table-cell>
          <table:table-cell table:formula="of:=MIN([.D108:.D116])" office:value-type="float" office:value="205.21" calcext:value-type="float">
            <text:p>205.21</text:p>
          </table:table-cell>
          <table:table-cell table:formula="of:=([.G116]+[.H116])/2" office:value-type="float" office:value="206.83" calcext:value-type="float">
            <text:p>206.83</text:p>
          </table:table-cell>
          <table:table-cell table:formula="of:=MAX([.C91:.C116])" office:value-type="float" office:value="208.45" calcext:value-type="float">
            <text:p>208.45</text:p>
          </table:table-cell>
          <table:table-cell table:formula="of:=MIN([.D91:.D116])" office:value-type="float" office:value="204.51" calcext:value-type="float">
            <text:p>204.51</text:p>
          </table:table-cell>
          <table:table-cell table:formula="of:=([.J116]+[.K116])/2" office:value-type="float" office:value="206.48" calcext:value-type="float">
            <text:p>206.48</text:p>
          </table:table-cell>
          <table:table-cell table:formula="of:=([.I90]+[.L90])/2" office:value-type="float" office:value="207.075" calcext:value-type="float">
            <text:p>207.075</text:p>
          </table:table-cell>
          <table:table-cell table:formula="of:=MAX([.C65:.C116])" office:value-type="float" office:value="208.61" calcext:value-type="float">
            <text:p>208.61</text:p>
          </table:table-cell>
          <table:table-cell table:formula="of:=MIN([.D65:.D116])" office:value-type="float" office:value="204.12" calcext:value-type="float">
            <text:p>204.12</text:p>
          </table:table-cell>
          <table:table-cell table:formula="of:=([.O90]+[.N90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7/04/15 10:00:00 +08:00</text:p>
          </table:table-cell>
          <table:table-cell office:value-type="float" office:value="207.86" calcext:value-type="float">
            <text:p>207.86</text:p>
          </table:table-cell>
          <table:table-cell office:value-type="float" office:value="208.64" calcext:value-type="float">
            <text:p>208.64</text:p>
          </table:table-cell>
          <table:table-cell office:value-type="float" office:value="207.76" calcext:value-type="float">
            <text:p>207.76</text:p>
          </table:table-cell>
          <table:table-cell office:value-type="float" office:value="208.08" calcext:value-type="float">
            <text:p>208.08</text:p>
          </table:table-cell>
          <table:table-cell office:value-type="float" office:value="206.575" calcext:value-type="float">
            <text:p>206.575</text:p>
          </table:table-cell>
          <table:table-cell table:formula="of:=MAX([.C109:.C117])" office:value-type="float" office:value="208.64" calcext:value-type="float">
            <text:p>208.64</text:p>
          </table:table-cell>
          <table:table-cell table:formula="of:=MIN([.D109:.D117])" office:value-type="float" office:value="205.21" calcext:value-type="float">
            <text:p>205.21</text:p>
          </table:table-cell>
          <table:table-cell table:formula="of:=([.G117]+[.H117])/2" office:value-type="float" office:value="206.925" calcext:value-type="float">
            <text:p>206.925</text:p>
          </table:table-cell>
          <table:table-cell table:formula="of:=MAX([.C92:.C117])" office:value-type="float" office:value="208.64" calcext:value-type="float">
            <text:p>208.64</text:p>
          </table:table-cell>
          <table:table-cell table:formula="of:=MIN([.D92:.D117])" office:value-type="float" office:value="204.51" calcext:value-type="float">
            <text:p>204.51</text:p>
          </table:table-cell>
          <table:table-cell table:formula="of:=([.J117]+[.K117])/2" office:value-type="float" office:value="206.575" calcext:value-type="float">
            <text:p>206.575</text:p>
          </table:table-cell>
          <table:table-cell table:formula="of:=([.I91]+[.L91])/2" office:value-type="float" office:value="207.0775" calcext:value-type="float">
            <text:p>207.0775</text:p>
          </table:table-cell>
          <table:table-cell table:formula="of:=MAX([.C66:.C117])" office:value-type="float" office:value="208.64" calcext:value-type="float">
            <text:p>208.64</text:p>
          </table:table-cell>
          <table:table-cell table:formula="of:=MIN([.D66:.D117])" office:value-type="float" office:value="204.12" calcext:value-type="float">
            <text:p>204.12</text:p>
          </table:table-cell>
          <table:table-cell table:formula="of:=([.O91]+[.N91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7/04/15 11:00:00 +08:00</text:p>
          </table:table-cell>
          <table:table-cell office:value-type="float" office:value="208.08" calcext:value-type="float">
            <text:p>208.08</text:p>
          </table:table-cell>
          <table:table-cell office:value-type="float" office:value="208.76" calcext:value-type="float">
            <text:p>208.76</text:p>
          </table:table-cell>
          <table:table-cell office:value-type="float" office:value="207.73" calcext:value-type="float">
            <text:p>207.73</text:p>
          </table:table-cell>
          <table:table-cell office:value-type="float" office:value="208.48" calcext:value-type="float">
            <text:p>208.48</text:p>
          </table:table-cell>
          <table:table-cell office:value-type="float" office:value="206.635" calcext:value-type="float">
            <text:p>206.635</text:p>
          </table:table-cell>
          <table:table-cell table:formula="of:=MAX([.C110:.C118])" office:value-type="float" office:value="208.76" calcext:value-type="float">
            <text:p>208.76</text:p>
          </table:table-cell>
          <table:table-cell table:formula="of:=MIN([.D110:.D118])" office:value-type="float" office:value="205.21" calcext:value-type="float">
            <text:p>205.21</text:p>
          </table:table-cell>
          <table:table-cell table:formula="of:=([.G118]+[.H118])/2" office:value-type="float" office:value="206.985" calcext:value-type="float">
            <text:p>206.985</text:p>
          </table:table-cell>
          <table:table-cell table:formula="of:=MAX([.C93:.C118])" office:value-type="float" office:value="208.76" calcext:value-type="float">
            <text:p>208.76</text:p>
          </table:table-cell>
          <table:table-cell table:formula="of:=MIN([.D93:.D118])" office:value-type="float" office:value="204.51" calcext:value-type="float">
            <text:p>204.51</text:p>
          </table:table-cell>
          <table:table-cell table:formula="of:=([.J118]+[.K118])/2" office:value-type="float" office:value="206.635" calcext:value-type="float">
            <text:p>206.635</text:p>
          </table:table-cell>
          <table:table-cell table:formula="of:=([.I92]+[.L92])/2" office:value-type="float" office:value="207.0775" calcext:value-type="float">
            <text:p>207.0775</text:p>
          </table:table-cell>
          <table:table-cell table:formula="of:=MAX([.C67:.C118])" office:value-type="float" office:value="208.76" calcext:value-type="float">
            <text:p>208.76</text:p>
          </table:table-cell>
          <table:table-cell table:formula="of:=MIN([.D67:.D118])" office:value-type="float" office:value="204.12" calcext:value-type="float">
            <text:p>204.12</text:p>
          </table:table-cell>
          <table:table-cell table:formula="of:=([.O92]+[.N92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7/04/15 12:00:00 +08:00</text:p>
          </table:table-cell>
          <table:table-cell office:value-type="float" office:value="208.48" calcext:value-type="float">
            <text:p>208.48</text:p>
          </table:table-cell>
          <table:table-cell office:value-type="float" office:value="208.54" calcext:value-type="float">
            <text:p>208.54</text:p>
          </table:table-cell>
          <table:table-cell office:value-type="float" office:value="208.2" calcext:value-type="float">
            <text:p>208.2</text:p>
          </table:table-cell>
          <table:table-cell office:value-type="float" office:value="208.51" calcext:value-type="float">
            <text:p>208.51</text:p>
          </table:table-cell>
          <table:table-cell office:value-type="float" office:value="206.635" calcext:value-type="float">
            <text:p>206.635</text:p>
          </table:table-cell>
          <table:table-cell table:formula="of:=MAX([.C111:.C119])" office:value-type="float" office:value="208.76" calcext:value-type="float">
            <text:p>208.76</text:p>
          </table:table-cell>
          <table:table-cell table:formula="of:=MIN([.D111:.D119])" office:value-type="float" office:value="206.49" calcext:value-type="float">
            <text:p>206.49</text:p>
          </table:table-cell>
          <table:table-cell table:formula="of:=([.G119]+[.H119])/2" office:value-type="float" office:value="207.625" calcext:value-type="float">
            <text:p>207.625</text:p>
          </table:table-cell>
          <table:table-cell table:formula="of:=MAX([.C94:.C119])" office:value-type="float" office:value="208.76" calcext:value-type="float">
            <text:p>208.76</text:p>
          </table:table-cell>
          <table:table-cell table:formula="of:=MIN([.D94:.D119])" office:value-type="float" office:value="204.51" calcext:value-type="float">
            <text:p>204.51</text:p>
          </table:table-cell>
          <table:table-cell table:formula="of:=([.J119]+[.K119])/2" office:value-type="float" office:value="206.635" calcext:value-type="float">
            <text:p>206.635</text:p>
          </table:table-cell>
          <table:table-cell table:formula="of:=([.I93]+[.L93])/2" office:value-type="float" office:value="207.0775" calcext:value-type="float">
            <text:p>207.0775</text:p>
          </table:table-cell>
          <table:table-cell table:formula="of:=MAX([.C68:.C119])" office:value-type="float" office:value="208.76" calcext:value-type="float">
            <text:p>208.76</text:p>
          </table:table-cell>
          <table:table-cell table:formula="of:=MIN([.D68:.D119])" office:value-type="float" office:value="204.12" calcext:value-type="float">
            <text:p>204.12</text:p>
          </table:table-cell>
          <table:table-cell table:formula="of:=([.O93]+[.N93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7/04/15 13:00:00 +08:00</text:p>
          </table:table-cell>
          <table:table-cell office:value-type="float" office:value="208.51" calcext:value-type="float">
            <text:p>208.51</text:p>
          </table:table-cell>
          <table:table-cell office:value-type="float" office:value="208.65" calcext:value-type="float">
            <text:p>208.65</text:p>
          </table:table-cell>
          <table:table-cell office:value-type="float" office:value="208.31" calcext:value-type="float">
            <text:p>208.31</text:p>
          </table:table-cell>
          <table:table-cell office:value-type="float" office:value="208.41" calcext:value-type="float">
            <text:p>208.41</text:p>
          </table:table-cell>
          <table:table-cell office:value-type="float" office:value="206.635" calcext:value-type="float">
            <text:p>206.635</text:p>
          </table:table-cell>
          <table:table-cell table:formula="of:=MAX([.C112:.C120])" office:value-type="float" office:value="208.76" calcext:value-type="float">
            <text:p>208.76</text:p>
          </table:table-cell>
          <table:table-cell table:formula="of:=MIN([.D112:.D120])" office:value-type="float" office:value="207.57" calcext:value-type="float">
            <text:p>207.57</text:p>
          </table:table-cell>
          <table:table-cell table:formula="of:=([.G120]+[.H120])/2" office:value-type="float" office:value="208.165" calcext:value-type="float">
            <text:p>208.165</text:p>
          </table:table-cell>
          <table:table-cell table:formula="of:=MAX([.C95:.C120])" office:value-type="float" office:value="208.76" calcext:value-type="float">
            <text:p>208.76</text:p>
          </table:table-cell>
          <table:table-cell table:formula="of:=MIN([.D95:.D120])" office:value-type="float" office:value="204.51" calcext:value-type="float">
            <text:p>204.51</text:p>
          </table:table-cell>
          <table:table-cell table:formula="of:=([.J120]+[.K120])/2" office:value-type="float" office:value="206.635" calcext:value-type="float">
            <text:p>206.635</text:p>
          </table:table-cell>
          <table:table-cell table:formula="of:=([.I94]+[.L94])/2" office:value-type="float" office:value="207.0775" calcext:value-type="float">
            <text:p>207.0775</text:p>
          </table:table-cell>
          <table:table-cell table:formula="of:=MAX([.C69:.C120])" office:value-type="float" office:value="208.76" calcext:value-type="float">
            <text:p>208.76</text:p>
          </table:table-cell>
          <table:table-cell table:formula="of:=MIN([.D69:.D120])" office:value-type="float" office:value="204.12" calcext:value-type="float">
            <text:p>204.12</text:p>
          </table:table-cell>
          <table:table-cell table:formula="of:=([.O94]+[.N94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7/04/15 14:00:00 +08:00</text:p>
          </table:table-cell>
          <table:table-cell office:value-type="float" office:value="208.41" calcext:value-type="float">
            <text:p>208.41</text:p>
          </table:table-cell>
          <table:table-cell office:value-type="float" office:value="208.55" calcext:value-type="float">
            <text:p>208.55</text:p>
          </table:table-cell>
          <table:table-cell office:value-type="float" office:value="208.14" calcext:value-type="float">
            <text:p>208.14</text:p>
          </table:table-cell>
          <table:table-cell office:value-type="float" office:value="208.25" calcext:value-type="float">
            <text:p>208.25</text:p>
          </table:table-cell>
          <table:table-cell office:value-type="float" office:value="206.635" calcext:value-type="float">
            <text:p>206.635</text:p>
          </table:table-cell>
          <table:table-cell table:formula="of:=MAX([.C113:.C121])" office:value-type="float" office:value="208.76" calcext:value-type="float">
            <text:p>208.76</text:p>
          </table:table-cell>
          <table:table-cell table:formula="of:=MIN([.D113:.D121])" office:value-type="float" office:value="207.73" calcext:value-type="float">
            <text:p>207.73</text:p>
          </table:table-cell>
          <table:table-cell table:formula="of:=([.G121]+[.H121])/2" office:value-type="float" office:value="208.245" calcext:value-type="float">
            <text:p>208.245</text:p>
          </table:table-cell>
          <table:table-cell table:formula="of:=MAX([.C96:.C121])" office:value-type="float" office:value="208.76" calcext:value-type="float">
            <text:p>208.76</text:p>
          </table:table-cell>
          <table:table-cell table:formula="of:=MIN([.D96:.D121])" office:value-type="float" office:value="204.51" calcext:value-type="float">
            <text:p>204.51</text:p>
          </table:table-cell>
          <table:table-cell table:formula="of:=([.J121]+[.K121])/2" office:value-type="float" office:value="206.635" calcext:value-type="float">
            <text:p>206.635</text:p>
          </table:table-cell>
          <table:table-cell table:formula="of:=([.I95]+[.L95])/2" office:value-type="float" office:value="207.0675" calcext:value-type="float">
            <text:p>207.0675</text:p>
          </table:table-cell>
          <table:table-cell table:formula="of:=MAX([.C70:.C121])" office:value-type="float" office:value="208.76" calcext:value-type="float">
            <text:p>208.76</text:p>
          </table:table-cell>
          <table:table-cell table:formula="of:=MIN([.D70:.D121])" office:value-type="float" office:value="204.51" calcext:value-type="float">
            <text:p>204.51</text:p>
          </table:table-cell>
          <table:table-cell table:formula="of:=([.O95]+[.N95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7/04/15 15:00:00 +08:00</text:p>
          </table:table-cell>
          <table:table-cell office:value-type="float" office:value="208.25" calcext:value-type="float">
            <text:p>208.25</text:p>
          </table:table-cell>
          <table:table-cell office:value-type="float" office:value="208.47" calcext:value-type="float">
            <text:p>208.47</text:p>
          </table:table-cell>
          <table:table-cell office:value-type="float" office:value="208.22" calcext:value-type="float">
            <text:p>208.22</text:p>
          </table:table-cell>
          <table:table-cell office:value-type="float" office:value="208.24" calcext:value-type="float">
            <text:p>208.24</text:p>
          </table:table-cell>
          <table:table-cell office:value-type="float" office:value="206.56" calcext:value-type="float">
            <text:p>206.56</text:p>
          </table:table-cell>
          <table:table-cell table:formula="of:=MAX([.C114:.C122])" office:value-type="float" office:value="208.76" calcext:value-type="float">
            <text:p>208.76</text:p>
          </table:table-cell>
          <table:table-cell table:formula="of:=MIN([.D114:.D122])" office:value-type="float" office:value="207.73" calcext:value-type="float">
            <text:p>207.73</text:p>
          </table:table-cell>
          <table:table-cell table:formula="of:=([.G122]+[.H122])/2" office:value-type="float" office:value="208.245" calcext:value-type="float">
            <text:p>208.245</text:p>
          </table:table-cell>
          <table:table-cell table:formula="of:=MAX([.C97:.C122])" office:value-type="float" office:value="208.76" calcext:value-type="float">
            <text:p>208.76</text:p>
          </table:table-cell>
          <table:table-cell table:formula="of:=MIN([.D97:.D122])" office:value-type="float" office:value="204.67" calcext:value-type="float">
            <text:p>204.67</text:p>
          </table:table-cell>
          <table:table-cell table:formula="of:=([.J122]+[.K122])/2" office:value-type="float" office:value="206.715" calcext:value-type="float">
            <text:p>206.715</text:p>
          </table:table-cell>
          <table:table-cell table:formula="of:=([.I96]+[.L96])/2" office:value-type="float" office:value="206.56" calcext:value-type="float">
            <text:p>206.56</text:p>
          </table:table-cell>
          <table:table-cell table:formula="of:=MAX([.C71:.C122])" office:value-type="float" office:value="208.76" calcext:value-type="float">
            <text:p>208.76</text:p>
          </table:table-cell>
          <table:table-cell table:formula="of:=MIN([.D71:.D122])" office:value-type="float" office:value="204.51" calcext:value-type="float">
            <text:p>204.51</text:p>
          </table:table-cell>
          <table:table-cell table:formula="of:=([.O96]+[.N96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7/04/15 16:00:00 +08:00</text:p>
          </table:table-cell>
          <table:table-cell office:value-type="float" office:value="208.24" calcext:value-type="float">
            <text:p>208.24</text:p>
          </table:table-cell>
          <table:table-cell office:value-type="float" office:value="208.28" calcext:value-type="float">
            <text:p>208.28</text:p>
          </table:table-cell>
          <table:table-cell office:value-type="float" office:value="207.24" calcext:value-type="float">
            <text:p>207.24</text:p>
          </table:table-cell>
          <table:table-cell office:value-type="float" office:value="207.28" calcext:value-type="float">
            <text:p>207.28</text:p>
          </table:table-cell>
          <table:table-cell office:value-type="float" office:value="206.4325" calcext:value-type="float">
            <text:p>206.4325</text:p>
          </table:table-cell>
          <table:table-cell table:formula="of:=MAX([.C115:.C123])" office:value-type="float" office:value="208.76" calcext:value-type="float">
            <text:p>208.76</text:p>
          </table:table-cell>
          <table:table-cell table:formula="of:=MIN([.D115:.D123])" office:value-type="float" office:value="207.24" calcext:value-type="float">
            <text:p>207.24</text:p>
          </table:table-cell>
          <table:table-cell table:formula="of:=([.G123]+[.H123])/2" office:value-type="float" office:value="208" calcext:value-type="float">
            <text:p>208</text:p>
          </table:table-cell>
          <table:table-cell table:formula="of:=MAX([.C98:.C123])" office:value-type="float" office:value="208.76" calcext:value-type="float">
            <text:p>208.76</text:p>
          </table:table-cell>
          <table:table-cell table:formula="of:=MIN([.D98:.D123])" office:value-type="float" office:value="205.03" calcext:value-type="float">
            <text:p>205.03</text:p>
          </table:table-cell>
          <table:table-cell table:formula="of:=([.J123]+[.K123])/2" office:value-type="float" office:value="206.895" calcext:value-type="float">
            <text:p>206.895</text:p>
          </table:table-cell>
          <table:table-cell table:formula="of:=([.I97]+[.L97])/2" office:value-type="float" office:value="206.4325" calcext:value-type="float">
            <text:p>206.4325</text:p>
          </table:table-cell>
          <table:table-cell table:formula="of:=MAX([.C72:.C123])" office:value-type="float" office:value="208.76" calcext:value-type="float">
            <text:p>208.76</text:p>
          </table:table-cell>
          <table:table-cell table:formula="of:=MIN([.D72:.D123])" office:value-type="float" office:value="204.51" calcext:value-type="float">
            <text:p>204.51</text:p>
          </table:table-cell>
          <table:table-cell table:formula="of:=([.O97]+[.N97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8/04/15 10:00:00 +08:00</text:p>
          </table:table-cell>
          <table:table-cell office:value-type="float" office:value="207.53" calcext:value-type="float">
            <text:p>207.53</text:p>
          </table:table-cell>
          <table:table-cell office:value-type="float" office:value="208.45" calcext:value-type="float">
            <text:p>208.45</text:p>
          </table:table-cell>
          <table:table-cell office:value-type="float" office:value="207.52" calcext:value-type="float">
            <text:p>207.52</text:p>
          </table:table-cell>
          <table:table-cell office:value-type="float" office:value="208.39" calcext:value-type="float">
            <text:p>208.39</text:p>
          </table:table-cell>
          <table:table-cell office:value-type="float" office:value="206.4325" calcext:value-type="float">
            <text:p>206.4325</text:p>
          </table:table-cell>
          <table:table-cell table:formula="of:=MAX([.C116:.C124])" office:value-type="float" office:value="208.76" calcext:value-type="float">
            <text:p>208.76</text:p>
          </table:table-cell>
          <table:table-cell table:formula="of:=MIN([.D116:.D124])" office:value-type="float" office:value="207.24" calcext:value-type="float">
            <text:p>207.24</text:p>
          </table:table-cell>
          <table:table-cell table:formula="of:=([.G124]+[.H124])/2" office:value-type="float" office:value="208" calcext:value-type="float">
            <text:p>208</text:p>
          </table:table-cell>
          <table:table-cell table:formula="of:=MAX([.C99:.C124])" office:value-type="float" office:value="208.76" calcext:value-type="float">
            <text:p>208.76</text:p>
          </table:table-cell>
          <table:table-cell table:formula="of:=MIN([.D99:.D124])" office:value-type="float" office:value="205.03" calcext:value-type="float">
            <text:p>205.03</text:p>
          </table:table-cell>
          <table:table-cell table:formula="of:=([.J124]+[.K124])/2" office:value-type="float" office:value="206.895" calcext:value-type="float">
            <text:p>206.895</text:p>
          </table:table-cell>
          <table:table-cell table:formula="of:=([.I98]+[.L98])/2" office:value-type="float" office:value="206.4325" calcext:value-type="float">
            <text:p>206.4325</text:p>
          </table:table-cell>
          <table:table-cell table:formula="of:=MAX([.C73:.C124])" office:value-type="float" office:value="208.76" calcext:value-type="float">
            <text:p>208.76</text:p>
          </table:table-cell>
          <table:table-cell table:formula="of:=MIN([.D73:.D124])" office:value-type="float" office:value="204.51" calcext:value-type="float">
            <text:p>204.51</text:p>
          </table:table-cell>
          <table:table-cell table:formula="of:=([.O98]+[.N98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8/04/15 11:00:00 +08:00</text:p>
          </table:table-cell>
          <table:table-cell office:value-type="float" office:value="208.38" calcext:value-type="float">
            <text:p>208.38</text:p>
          </table:table-cell>
          <table:table-cell office:value-type="float" office:value="208.51" calcext:value-type="float">
            <text:p>208.51</text:p>
          </table:table-cell>
          <table:table-cell office:value-type="float" office:value="207.15" calcext:value-type="float">
            <text:p>207.1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06.4325" calcext:value-type="float">
            <text:p>206.4325</text:p>
          </table:table-cell>
          <table:table-cell table:formula="of:=MAX([.C117:.C125])" office:value-type="float" office:value="208.76" calcext:value-type="float">
            <text:p>208.76</text:p>
          </table:table-cell>
          <table:table-cell table:formula="of:=MIN([.D117:.D125])" office:value-type="float" office:value="207.15" calcext:value-type="float">
            <text:p>207.15</text:p>
          </table:table-cell>
          <table:table-cell table:formula="of:=([.G125]+[.H125])/2" office:value-type="float" office:value="207.955" calcext:value-type="float">
            <text:p>207.955</text:p>
          </table:table-cell>
          <table:table-cell table:formula="of:=MAX([.C100:.C125])" office:value-type="float" office:value="208.76" calcext:value-type="float">
            <text:p>208.76</text:p>
          </table:table-cell>
          <table:table-cell table:formula="of:=MIN([.D100:.D125])" office:value-type="float" office:value="205.03" calcext:value-type="float">
            <text:p>205.03</text:p>
          </table:table-cell>
          <table:table-cell table:formula="of:=([.J125]+[.K125])/2" office:value-type="float" office:value="206.895" calcext:value-type="float">
            <text:p>206.895</text:p>
          </table:table-cell>
          <table:table-cell table:formula="of:=([.I99]+[.L99])/2" office:value-type="float" office:value="206.4325" calcext:value-type="float">
            <text:p>206.4325</text:p>
          </table:table-cell>
          <table:table-cell table:formula="of:=MAX([.C74:.C125])" office:value-type="float" office:value="208.76" calcext:value-type="float">
            <text:p>208.76</text:p>
          </table:table-cell>
          <table:table-cell table:formula="of:=MIN([.D74:.D125])" office:value-type="float" office:value="204.51" calcext:value-type="float">
            <text:p>204.51</text:p>
          </table:table-cell>
          <table:table-cell table:formula="of:=([.O99]+[.N99])/2" office:value-type="float" office:value="207.615" calcext:value-type="float">
            <text:p>207.615</text:p>
          </table:table-cell>
        </table:table-row>
        <table:table-row table:style-name="ro1">
          <table:table-cell office:value-type="string" calcext:value-type="string">
            <text:p>8/04/15 12:00:00 +08:00</text:p>
          </table:table-cell>
          <table:table-cell office:value-type="float" office:value="207.6" calcext:value-type="float">
            <text:p>207.6</text:p>
          </table:table-cell>
          <table:table-cell office:value-type="float" office:value="208.24" calcext:value-type="float">
            <text:p>208.24</text:p>
          </table:table-cell>
          <table:table-cell office:value-type="float" office:value="207.45" calcext:value-type="float">
            <text:p>207.45</text:p>
          </table:table-cell>
          <table:table-cell office:value-type="float" office:value="208.07" calcext:value-type="float">
            <text:p>208.07</text:p>
          </table:table-cell>
          <table:table-cell office:value-type="float" office:value="206.3775" calcext:value-type="float">
            <text:p>206.3775</text:p>
          </table:table-cell>
          <table:table-cell table:formula="of:=MAX([.C118:.C126])" office:value-type="float" office:value="208.76" calcext:value-type="float">
            <text:p>208.76</text:p>
          </table:table-cell>
          <table:table-cell table:formula="of:=MIN([.D118:.D126])" office:value-type="float" office:value="207.15" calcext:value-type="float">
            <text:p>207.15</text:p>
          </table:table-cell>
          <table:table-cell table:formula="of:=([.G126]+[.H126])/2" office:value-type="float" office:value="207.955" calcext:value-type="float">
            <text:p>207.955</text:p>
          </table:table-cell>
          <table:table-cell table:formula="of:=MAX([.C101:.C126])" office:value-type="float" office:value="208.76" calcext:value-type="float">
            <text:p>208.76</text:p>
          </table:table-cell>
          <table:table-cell table:formula="of:=MIN([.D101:.D126])" office:value-type="float" office:value="205.03" calcext:value-type="float">
            <text:p>205.03</text:p>
          </table:table-cell>
          <table:table-cell table:formula="of:=([.J126]+[.K126])/2" office:value-type="float" office:value="206.895" calcext:value-type="float">
            <text:p>206.895</text:p>
          </table:table-cell>
          <table:table-cell table:formula="of:=([.I100]+[.L100])/2" office:value-type="float" office:value="206.3775" calcext:value-type="float">
            <text:p>206.3775</text:p>
          </table:table-cell>
          <table:table-cell table:formula="of:=MAX([.C75:.C126])" office:value-type="float" office:value="208.76" calcext:value-type="float">
            <text:p>208.76</text:p>
          </table:table-cell>
          <table:table-cell table:formula="of:=MIN([.D75:.D126])" office:value-type="float" office:value="204.51" calcext:value-type="float">
            <text:p>204.51</text:p>
          </table:table-cell>
          <table:table-cell table:formula="of:=([.O100]+[.N100])/2" office:value-type="float" office:value="207.55" calcext:value-type="float">
            <text:p>207.55</text:p>
          </table:table-cell>
        </table:table-row>
        <table:table-row table:style-name="ro1">
          <table:table-cell office:value-type="string" calcext:value-type="string">
            <text:p>8/04/15 13:00:00 +08:00</text:p>
          </table:table-cell>
          <table:table-cell office:value-type="float" office:value="208.07" calcext:value-type="float">
            <text:p>208.07</text:p>
          </table:table-cell>
          <table:table-cell office:value-type="float" office:value="208.13" calcext:value-type="float">
            <text:p>208.13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89" calcext:value-type="float">
            <text:p>207.89</text:p>
          </table:table-cell>
          <table:table-cell office:value-type="float" office:value="206.3775" calcext:value-type="float">
            <text:p>206.3775</text:p>
          </table:table-cell>
          <table:table-cell table:formula="of:=MAX([.C119:.C127])" office:value-type="float" office:value="208.65" calcext:value-type="float">
            <text:p>208.65</text:p>
          </table:table-cell>
          <table:table-cell table:formula="of:=MIN([.D119:.D127])" office:value-type="float" office:value="207.15" calcext:value-type="float">
            <text:p>207.15</text:p>
          </table:table-cell>
          <table:table-cell table:formula="of:=([.G127]+[.H127])/2" office:value-type="float" office:value="207.9" calcext:value-type="float">
            <text:p>207.9</text:p>
          </table:table-cell>
          <table:table-cell table:formula="of:=MAX([.C102:.C127])" office:value-type="float" office:value="208.76" calcext:value-type="float">
            <text:p>208.76</text:p>
          </table:table-cell>
          <table:table-cell table:formula="of:=MIN([.D102:.D127])" office:value-type="float" office:value="205.03" calcext:value-type="float">
            <text:p>205.03</text:p>
          </table:table-cell>
          <table:table-cell table:formula="of:=([.J127]+[.K127])/2" office:value-type="float" office:value="206.895" calcext:value-type="float">
            <text:p>206.895</text:p>
          </table:table-cell>
          <table:table-cell table:formula="of:=([.I101]+[.L101])/2" office:value-type="float" office:value="206.3775" calcext:value-type="float">
            <text:p>206.3775</text:p>
          </table:table-cell>
          <table:table-cell table:formula="of:=MAX([.C76:.C127])" office:value-type="float" office:value="208.76" calcext:value-type="float">
            <text:p>208.76</text:p>
          </table:table-cell>
          <table:table-cell table:formula="of:=MIN([.D76:.D127])" office:value-type="float" office:value="204.51" calcext:value-type="float">
            <text:p>204.51</text:p>
          </table:table-cell>
          <table:table-cell table:formula="of:=([.O101]+[.N101])/2" office:value-type="float" office:value="207.55" calcext:value-type="float">
            <text:p>207.55</text:p>
          </table:table-cell>
        </table:table-row>
        <table:table-row table:style-name="ro1">
          <table:table-cell office:value-type="string" calcext:value-type="string">
            <text:p>8/04/15 14:00:00 +08:00</text:p>
          </table:table-cell>
          <table:table-cell office:value-type="float" office:value="207.9" calcext:value-type="float">
            <text:p>207.9</text:p>
          </table:table-cell>
          <table:table-cell office:value-type="float" office:value="208.03" calcext:value-type="float">
            <text:p>208.03</text:p>
          </table:table-cell>
          <table:table-cell office:value-type="float" office:value="207.64" calcext:value-type="float">
            <text:p>207.64</text:p>
          </table:table-cell>
          <table:table-cell office:value-type="float" office:value="207.95" calcext:value-type="float">
            <text:p>207.95</text:p>
          </table:table-cell>
          <table:table-cell office:value-type="float" office:value="206.3175" calcext:value-type="float">
            <text:p>206.3175</text:p>
          </table:table-cell>
          <table:table-cell table:formula="of:=MAX([.C120:.C128])" office:value-type="float" office:value="208.65" calcext:value-type="float">
            <text:p>208.65</text:p>
          </table:table-cell>
          <table:table-cell table:formula="of:=MIN([.D120:.D128])" office:value-type="float" office:value="207.15" calcext:value-type="float">
            <text:p>207.15</text:p>
          </table:table-cell>
          <table:table-cell table:formula="of:=([.G128]+[.H128])/2" office:value-type="float" office:value="207.9" calcext:value-type="float">
            <text:p>207.9</text:p>
          </table:table-cell>
          <table:table-cell table:formula="of:=MAX([.C103:.C128])" office:value-type="float" office:value="208.76" calcext:value-type="float">
            <text:p>208.76</text:p>
          </table:table-cell>
          <table:table-cell table:formula="of:=MIN([.D103:.D128])" office:value-type="float" office:value="205.21" calcext:value-type="float">
            <text:p>205.21</text:p>
          </table:table-cell>
          <table:table-cell table:formula="of:=([.J128]+[.K128])/2" office:value-type="float" office:value="206.985" calcext:value-type="float">
            <text:p>206.985</text:p>
          </table:table-cell>
          <table:table-cell table:formula="of:=([.I102]+[.L102])/2" office:value-type="float" office:value="206.3175" calcext:value-type="float">
            <text:p>206.3175</text:p>
          </table:table-cell>
          <table:table-cell table:formula="of:=MAX([.C77:.C128])" office:value-type="float" office:value="208.76" calcext:value-type="float">
            <text:p>208.76</text:p>
          </table:table-cell>
          <table:table-cell table:formula="of:=MIN([.D77:.D128])" office:value-type="float" office:value="204.51" calcext:value-type="float">
            <text:p>204.51</text:p>
          </table:table-cell>
          <table:table-cell table:formula="of:=([.O102]+[.N102])/2" office:value-type="float" office:value="207.55" calcext:value-type="float">
            <text:p>207.55</text:p>
          </table:table-cell>
        </table:table-row>
        <table:table-row table:style-name="ro1">
          <table:table-cell office:value-type="string" calcext:value-type="string">
            <text:p>8/04/15 15:00:00 +08:00</text:p>
          </table:table-cell>
          <table:table-cell office:value-type="float" office:value="207.95" calcext:value-type="float">
            <text:p>207.95</text:p>
          </table:table-cell>
          <table:table-cell office:value-type="float" office:value="208.45" calcext:value-type="float">
            <text:p>208.45</text:p>
          </table:table-cell>
          <table:table-cell office:value-type="float" office:value="207.08" calcext:value-type="float">
            <text:p>207.08</text:p>
          </table:table-cell>
          <table:table-cell office:value-type="float" office:value="207.79" calcext:value-type="float">
            <text:p>207.79</text:p>
          </table:table-cell>
          <table:table-cell office:value-type="float" office:value="206.305" calcext:value-type="float">
            <text:p>206.305</text:p>
          </table:table-cell>
          <table:table-cell table:formula="of:=MAX([.C121:.C129])" office:value-type="float" office:value="208.55" calcext:value-type="float">
            <text:p>208.55</text:p>
          </table:table-cell>
          <table:table-cell table:formula="of:=MIN([.D121:.D129])" office:value-type="float" office:value="207.08" calcext:value-type="float">
            <text:p>207.08</text:p>
          </table:table-cell>
          <table:table-cell table:formula="of:=([.G129]+[.H129])/2" office:value-type="float" office:value="207.815" calcext:value-type="float">
            <text:p>207.815</text:p>
          </table:table-cell>
          <table:table-cell table:formula="of:=MAX([.C104:.C129])" office:value-type="float" office:value="208.76" calcext:value-type="float">
            <text:p>208.76</text:p>
          </table:table-cell>
          <table:table-cell table:formula="of:=MIN([.D104:.D129])" office:value-type="float" office:value="205.21" calcext:value-type="float">
            <text:p>205.21</text:p>
          </table:table-cell>
          <table:table-cell table:formula="of:=([.J129]+[.K129])/2" office:value-type="float" office:value="206.985" calcext:value-type="float">
            <text:p>206.985</text:p>
          </table:table-cell>
          <table:table-cell table:formula="of:=([.I103]+[.L103])/2" office:value-type="float" office:value="206.305" calcext:value-type="float">
            <text:p>206.305</text:p>
          </table:table-cell>
          <table:table-cell table:formula="of:=MAX([.C78:.C129])" office:value-type="float" office:value="208.76" calcext:value-type="float">
            <text:p>208.76</text:p>
          </table:table-cell>
          <table:table-cell table:formula="of:=MIN([.D78:.D129])" office:value-type="float" office:value="204.51" calcext:value-type="float">
            <text:p>204.51</text:p>
          </table:table-cell>
          <table:table-cell table:formula="of:=([.O103]+[.N103])/2" office:value-type="float" office:value="207.55" calcext:value-type="float">
            <text:p>207.55</text:p>
          </table:table-cell>
        </table:table-row>
        <table:table-row table:style-name="ro1">
          <table:table-cell office:value-type="string" calcext:value-type="string">
            <text:p>8/04/15 16:00:00 +08:00</text:p>
          </table:table-cell>
          <table:table-cell office:value-type="float" office:value="207.79" calcext:value-type="float">
            <text:p>207.79</text:p>
          </table:table-cell>
          <table:table-cell office:value-type="float" office:value="208.08" calcext:value-type="float">
            <text:p>208.08</text:p>
          </table:table-cell>
          <table:table-cell office:value-type="float" office:value="207.6" calcext:value-type="float">
            <text:p>207.6</text:p>
          </table:table-cell>
          <table:table-cell office:value-type="float" office:value="207.99" calcext:value-type="float">
            <text:p>207.99</text:p>
          </table:table-cell>
          <table:table-cell office:value-type="float" office:value="206.1525" calcext:value-type="float">
            <text:p>206.1525</text:p>
          </table:table-cell>
          <table:table-cell table:formula="of:=MAX([.C122:.C130])" office:value-type="float" office:value="208.51" calcext:value-type="float">
            <text:p>208.51</text:p>
          </table:table-cell>
          <table:table-cell table:formula="of:=MIN([.D122:.D130])" office:value-type="float" office:value="207.08" calcext:value-type="float">
            <text:p>207.08</text:p>
          </table:table-cell>
          <table:table-cell table:formula="of:=([.G130]+[.H130])/2" office:value-type="float" office:value="207.795" calcext:value-type="float">
            <text:p>207.795</text:p>
          </table:table-cell>
          <table:table-cell table:formula="of:=MAX([.C105:.C130])" office:value-type="float" office:value="208.76" calcext:value-type="float">
            <text:p>208.76</text:p>
          </table:table-cell>
          <table:table-cell table:formula="of:=MIN([.D105:.D130])" office:value-type="float" office:value="205.21" calcext:value-type="float">
            <text:p>205.21</text:p>
          </table:table-cell>
          <table:table-cell table:formula="of:=([.J130]+[.K130])/2" office:value-type="float" office:value="206.985" calcext:value-type="float">
            <text:p>206.985</text:p>
          </table:table-cell>
          <table:table-cell table:formula="of:=([.I104]+[.L104])/2" office:value-type="float" office:value="206.1525" calcext:value-type="float">
            <text:p>206.1525</text:p>
          </table:table-cell>
          <table:table-cell table:formula="of:=MAX([.C79:.C130])" office:value-type="float" office:value="208.76" calcext:value-type="float">
            <text:p>208.76</text:p>
          </table:table-cell>
          <table:table-cell table:formula="of:=MIN([.D79:.D130])" office:value-type="float" office:value="204.51" calcext:value-type="float">
            <text:p>204.51</text:p>
          </table:table-cell>
          <table:table-cell table:formula="of:=([.O104]+[.N104])/2" office:value-type="float" office:value="207.45" calcext:value-type="float">
            <text:p>207.45</text:p>
          </table:table-cell>
        </table:table-row>
        <table:table-row table:style-name="ro1">
          <table:table-cell office:value-type="string" calcext:value-type="string">
            <text:p>9/04/15 10:00:00 +08:00</text:p>
          </table:table-cell>
          <table:table-cell office:value-type="float" office:value="207.82" calcext:value-type="float">
            <text:p>207.82</text:p>
          </table:table-cell>
          <table:table-cell office:value-type="float" office:value="208.65" calcext:value-type="float">
            <text:p>208.65</text:p>
          </table:table-cell>
          <table:table-cell office:value-type="float" office:value="207.75" calcext:value-type="float">
            <text:p>207.75</text:p>
          </table:table-cell>
          <table:table-cell office:value-type="float" office:value="208.01" calcext:value-type="float">
            <text:p>208.01</text:p>
          </table:table-cell>
          <table:table-cell office:value-type="float" office:value="206.1925" calcext:value-type="float">
            <text:p>206.1925</text:p>
          </table:table-cell>
          <table:table-cell table:formula="of:=MAX([.C123:.C131])" office:value-type="float" office:value="208.65" calcext:value-type="float">
            <text:p>208.65</text:p>
          </table:table-cell>
          <table:table-cell table:formula="of:=MIN([.D123:.D131])" office:value-type="float" office:value="207.08" calcext:value-type="float">
            <text:p>207.08</text:p>
          </table:table-cell>
          <table:table-cell table:formula="of:=([.G131]+[.H131])/2" office:value-type="float" office:value="207.865" calcext:value-type="float">
            <text:p>207.865</text:p>
          </table:table-cell>
          <table:table-cell table:formula="of:=MAX([.C106:.C131])" office:value-type="float" office:value="208.76" calcext:value-type="float">
            <text:p>208.76</text:p>
          </table:table-cell>
          <table:table-cell table:formula="of:=MIN([.D106:.D131])" office:value-type="float" office:value="205.21" calcext:value-type="float">
            <text:p>205.21</text:p>
          </table:table-cell>
          <table:table-cell table:formula="of:=([.J131]+[.K131])/2" office:value-type="float" office:value="206.985" calcext:value-type="float">
            <text:p>206.985</text:p>
          </table:table-cell>
          <table:table-cell table:formula="of:=([.I105]+[.L105])/2" office:value-type="float" office:value="206.1925" calcext:value-type="float">
            <text:p>206.1925</text:p>
          </table:table-cell>
          <table:table-cell table:formula="of:=MAX([.C80:.C131])" office:value-type="float" office:value="208.76" calcext:value-type="float">
            <text:p>208.76</text:p>
          </table:table-cell>
          <table:table-cell table:formula="of:=MIN([.D80:.D131])" office:value-type="float" office:value="204.51" calcext:value-type="float">
            <text:p>204.51</text:p>
          </table:table-cell>
          <table:table-cell table:formula="of:=([.O105]+[.N105])/2" office:value-type="float" office:value="207.26" calcext:value-type="float">
            <text:p>207.26</text:p>
          </table:table-cell>
        </table:table-row>
        <table:table-row table:style-name="ro1">
          <table:table-cell office:value-type="string" calcext:value-type="string">
            <text:p>9/04/15 11:00:00 +08:00</text:p>
          </table:table-cell>
          <table:table-cell office:value-type="float" office:value="208" calcext:value-type="float">
            <text:p>208</text:p>
          </table:table-cell>
          <table:table-cell office:value-type="float" office:value="208.34" calcext:value-type="float">
            <text:p>208.34</text:p>
          </table:table-cell>
          <table:table-cell office:value-type="float" office:value="207.4" calcext:value-type="float">
            <text:p>207.4</text:p>
          </table:table-cell>
          <table:table-cell office:value-type="float" office:value="207.79" calcext:value-type="float">
            <text:p>207.79</text:p>
          </table:table-cell>
          <table:table-cell office:value-type="float" office:value="206.2825" calcext:value-type="float">
            <text:p>206.2825</text:p>
          </table:table-cell>
          <table:table-cell table:formula="of:=MAX([.C124:.C132])" office:value-type="float" office:value="208.65" calcext:value-type="float">
            <text:p>208.65</text:p>
          </table:table-cell>
          <table:table-cell table:formula="of:=MIN([.D124:.D132])" office:value-type="float" office:value="207.08" calcext:value-type="float">
            <text:p>207.08</text:p>
          </table:table-cell>
          <table:table-cell table:formula="of:=([.G132]+[.H132])/2" office:value-type="float" office:value="207.865" calcext:value-type="float">
            <text:p>207.865</text:p>
          </table:table-cell>
          <table:table-cell table:formula="of:=MAX([.C107:.C132])" office:value-type="float" office:value="208.76" calcext:value-type="float">
            <text:p>208.76</text:p>
          </table:table-cell>
          <table:table-cell table:formula="of:=MIN([.D107:.D132])" office:value-type="float" office:value="205.21" calcext:value-type="float">
            <text:p>205.21</text:p>
          </table:table-cell>
          <table:table-cell table:formula="of:=([.J132]+[.K132])/2" office:value-type="float" office:value="206.985" calcext:value-type="float">
            <text:p>206.985</text:p>
          </table:table-cell>
          <table:table-cell table:formula="of:=([.I106]+[.L106])/2" office:value-type="float" office:value="206.2825" calcext:value-type="float">
            <text:p>206.2825</text:p>
          </table:table-cell>
          <table:table-cell table:formula="of:=MAX([.C81:.C132])" office:value-type="float" office:value="208.76" calcext:value-type="float">
            <text:p>208.76</text:p>
          </table:table-cell>
          <table:table-cell table:formula="of:=MIN([.D81:.D132])" office:value-type="float" office:value="204.51" calcext:value-type="float">
            <text:p>204.51</text:p>
          </table:table-cell>
          <table:table-cell table:formula="of:=([.O106]+[.N106])/2" office:value-type="float" office:value="207.26" calcext:value-type="float">
            <text:p>207.26</text:p>
          </table:table-cell>
        </table:table-row>
        <table:table-row table:style-name="ro1">
          <table:table-cell office:value-type="string" calcext:value-type="string">
            <text:p>9/04/15 12:00:00 +08:00</text:p>
          </table:table-cell>
          <table:table-cell office:value-type="float" office:value="207.78" calcext:value-type="float">
            <text:p>207.78</text:p>
          </table:table-cell>
          <table:table-cell office:value-type="float" office:value="208.01" calcext:value-type="float">
            <text:p>208.01</text:p>
          </table:table-cell>
          <table:table-cell office:value-type="float" office:value="207.19" calcext:value-type="float">
            <text:p>207.19</text:p>
          </table:table-cell>
          <table:table-cell office:value-type="float" office:value="207.88" calcext:value-type="float">
            <text:p>207.88</text:p>
          </table:table-cell>
          <table:table-cell office:value-type="float" office:value="206.2825" calcext:value-type="float">
            <text:p>206.2825</text:p>
          </table:table-cell>
          <table:table-cell table:formula="of:=MAX([.C125:.C133])" office:value-type="float" office:value="208.65" calcext:value-type="float">
            <text:p>208.65</text:p>
          </table:table-cell>
          <table:table-cell table:formula="of:=MIN([.D125:.D133])" office:value-type="float" office:value="207.08" calcext:value-type="float">
            <text:p>207.08</text:p>
          </table:table-cell>
          <table:table-cell table:formula="of:=([.G133]+[.H133])/2" office:value-type="float" office:value="207.865" calcext:value-type="float">
            <text:p>207.865</text:p>
          </table:table-cell>
          <table:table-cell table:formula="of:=MAX([.C108:.C133])" office:value-type="float" office:value="208.76" calcext:value-type="float">
            <text:p>208.76</text:p>
          </table:table-cell>
          <table:table-cell table:formula="of:=MIN([.D108:.D133])" office:value-type="float" office:value="205.21" calcext:value-type="float">
            <text:p>205.21</text:p>
          </table:table-cell>
          <table:table-cell table:formula="of:=([.J133]+[.K133])/2" office:value-type="float" office:value="206.985" calcext:value-type="float">
            <text:p>206.985</text:p>
          </table:table-cell>
          <table:table-cell table:formula="of:=([.I107]+[.L107])/2" office:value-type="float" office:value="206.2825" calcext:value-type="float">
            <text:p>206.2825</text:p>
          </table:table-cell>
          <table:table-cell table:formula="of:=MAX([.C82:.C133])" office:value-type="float" office:value="208.76" calcext:value-type="float">
            <text:p>208.76</text:p>
          </table:table-cell>
          <table:table-cell table:formula="of:=MIN([.D82:.D133])" office:value-type="float" office:value="204.51" calcext:value-type="float">
            <text:p>204.51</text:p>
          </table:table-cell>
          <table:table-cell table:formula="of:=([.O107]+[.N107])/2" office:value-type="float" office:value="207.26" calcext:value-type="float">
            <text:p>207.26</text:p>
          </table:table-cell>
        </table:table-row>
        <table:table-row table:style-name="ro1">
          <table:table-cell office:value-type="string" calcext:value-type="string">
            <text:p>9/04/15 13:00:00 +08:00</text:p>
          </table:table-cell>
          <table:table-cell office:value-type="float" office:value="207.88" calcext:value-type="float">
            <text:p>207.88</text:p>
          </table:table-cell>
          <table:table-cell office:value-type="float" office:value="208.32" calcext:value-type="float">
            <text:p>208.32</text:p>
          </table:table-cell>
          <table:table-cell office:value-type="float" office:value="207.83" calcext:value-type="float">
            <text:p>207.83</text:p>
          </table:table-cell>
          <table:table-cell office:value-type="float" office:value="208.29" calcext:value-type="float">
            <text:p>208.29</text:p>
          </table:table-cell>
          <table:table-cell office:value-type="float" office:value="206.2825" calcext:value-type="float">
            <text:p>206.2825</text:p>
          </table:table-cell>
          <table:table-cell table:formula="of:=MAX([.C126:.C134])" office:value-type="float" office:value="208.65" calcext:value-type="float">
            <text:p>208.65</text:p>
          </table:table-cell>
          <table:table-cell table:formula="of:=MIN([.D126:.D134])" office:value-type="float" office:value="207.08" calcext:value-type="float">
            <text:p>207.08</text:p>
          </table:table-cell>
          <table:table-cell table:formula="of:=([.G134]+[.H134])/2" office:value-type="float" office:value="207.865" calcext:value-type="float">
            <text:p>207.865</text:p>
          </table:table-cell>
          <table:table-cell table:formula="of:=MAX([.C109:.C134])" office:value-type="float" office:value="208.76" calcext:value-type="float">
            <text:p>208.76</text:p>
          </table:table-cell>
          <table:table-cell table:formula="of:=MIN([.D109:.D134])" office:value-type="float" office:value="205.21" calcext:value-type="float">
            <text:p>205.21</text:p>
          </table:table-cell>
          <table:table-cell table:formula="of:=([.J134]+[.K134])/2" office:value-type="float" office:value="206.985" calcext:value-type="float">
            <text:p>206.985</text:p>
          </table:table-cell>
          <table:table-cell table:formula="of:=([.I108]+[.L108])/2" office:value-type="float" office:value="206.2825" calcext:value-type="float">
            <text:p>206.2825</text:p>
          </table:table-cell>
          <table:table-cell table:formula="of:=MAX([.C83:.C134])" office:value-type="float" office:value="208.76" calcext:value-type="float">
            <text:p>208.76</text:p>
          </table:table-cell>
          <table:table-cell table:formula="of:=MIN([.D83:.D134])" office:value-type="float" office:value="204.51" calcext:value-type="float">
            <text:p>204.51</text:p>
          </table:table-cell>
          <table:table-cell table:formula="of:=([.O108]+[.N108])/2" office:value-type="float" office:value="207.195" calcext:value-type="float">
            <text:p>207.195</text:p>
          </table:table-cell>
        </table:table-row>
        <table:table-row table:style-name="ro1">
          <table:table-cell office:value-type="string" calcext:value-type="string">
            <text:p>9/04/15 14:00:00 +08:00</text:p>
          </table:table-cell>
          <table:table-cell office:value-type="float" office:value="208.3" calcext:value-type="float">
            <text:p>208.3</text:p>
          </table:table-cell>
          <table:table-cell office:value-type="float" office:value="208.46" calcext:value-type="float">
            <text:p>208.46</text:p>
          </table:table-cell>
          <table:table-cell office:value-type="float" office:value="208.04" calcext:value-type="float">
            <text:p>208.04</text:p>
          </table:table-cell>
          <table:table-cell office:value-type="float" office:value="208.13" calcext:value-type="float">
            <text:p>208.13</text:p>
          </table:table-cell>
          <table:table-cell office:value-type="float" office:value="206.2825" calcext:value-type="float">
            <text:p>206.2825</text:p>
          </table:table-cell>
          <table:table-cell table:formula="of:=MAX([.C127:.C135])" office:value-type="float" office:value="208.65" calcext:value-type="float">
            <text:p>208.65</text:p>
          </table:table-cell>
          <table:table-cell table:formula="of:=MIN([.D127:.D135])" office:value-type="float" office:value="207.08" calcext:value-type="float">
            <text:p>207.08</text:p>
          </table:table-cell>
          <table:table-cell table:formula="of:=([.G135]+[.H135])/2" office:value-type="float" office:value="207.865" calcext:value-type="float">
            <text:p>207.865</text:p>
          </table:table-cell>
          <table:table-cell table:formula="of:=MAX([.C110:.C135])" office:value-type="float" office:value="208.76" calcext:value-type="float">
            <text:p>208.76</text:p>
          </table:table-cell>
          <table:table-cell table:formula="of:=MIN([.D110:.D135])" office:value-type="float" office:value="205.21" calcext:value-type="float">
            <text:p>205.21</text:p>
          </table:table-cell>
          <table:table-cell table:formula="of:=([.J135]+[.K135])/2" office:value-type="float" office:value="206.985" calcext:value-type="float">
            <text:p>206.985</text:p>
          </table:table-cell>
          <table:table-cell table:formula="of:=([.I109]+[.L109])/2" office:value-type="float" office:value="206.2825" calcext:value-type="float">
            <text:p>206.2825</text:p>
          </table:table-cell>
          <table:table-cell table:formula="of:=MAX([.C84:.C135])" office:value-type="float" office:value="208.76" calcext:value-type="float">
            <text:p>208.76</text:p>
          </table:table-cell>
          <table:table-cell table:formula="of:=MIN([.D84:.D135])" office:value-type="float" office:value="204.51" calcext:value-type="float">
            <text:p>204.51</text:p>
          </table:table-cell>
          <table:table-cell table:formula="of:=([.O109]+[.N109])/2" office:value-type="float" office:value="206.93" calcext:value-type="float">
            <text:p>206.93</text:p>
          </table:table-cell>
        </table:table-row>
        <table:table-row table:style-name="ro1">
          <table:table-cell office:value-type="string" calcext:value-type="string">
            <text:p>9/04/15 15:00:00 +08:00</text:p>
          </table:table-cell>
          <table:table-cell office:value-type="float" office:value="208.14" calcext:value-type="float">
            <text:p>208.14</text:p>
          </table:table-cell>
          <table:table-cell office:value-type="float" office:value="208.53" calcext:value-type="float">
            <text:p>208.53</text:p>
          </table:table-cell>
          <table:table-cell office:value-type="float" office:value="208.04" calcext:value-type="float">
            <text:p>208.04</text:p>
          </table:table-cell>
          <table:table-cell office:value-type="float" office:value="208.47" calcext:value-type="float">
            <text:p>208.47</text:p>
          </table:table-cell>
          <table:table-cell office:value-type="float" office:value="206.2825" calcext:value-type="float">
            <text:p>206.2825</text:p>
          </table:table-cell>
          <table:table-cell table:formula="of:=MAX([.C128:.C136])" office:value-type="float" office:value="208.65" calcext:value-type="float">
            <text:p>208.65</text:p>
          </table:table-cell>
          <table:table-cell table:formula="of:=MIN([.D128:.D136])" office:value-type="float" office:value="207.08" calcext:value-type="float">
            <text:p>207.08</text:p>
          </table:table-cell>
          <table:table-cell table:formula="of:=([.G136]+[.H136])/2" office:value-type="float" office:value="207.865" calcext:value-type="float">
            <text:p>207.865</text:p>
          </table:table-cell>
          <table:table-cell table:formula="of:=MAX([.C111:.C136])" office:value-type="float" office:value="208.76" calcext:value-type="float">
            <text:p>208.76</text:p>
          </table:table-cell>
          <table:table-cell table:formula="of:=MIN([.D111:.D136])" office:value-type="float" office:value="206.49" calcext:value-type="float">
            <text:p>206.49</text:p>
          </table:table-cell>
          <table:table-cell table:formula="of:=([.J136]+[.K136])/2" office:value-type="float" office:value="207.625" calcext:value-type="float">
            <text:p>207.625</text:p>
          </table:table-cell>
          <table:table-cell table:formula="of:=([.I110]+[.L110])/2" office:value-type="float" office:value="206.2825" calcext:value-type="float">
            <text:p>206.2825</text:p>
          </table:table-cell>
          <table:table-cell table:formula="of:=MAX([.C85:.C136])" office:value-type="float" office:value="208.76" calcext:value-type="float">
            <text:p>208.76</text:p>
          </table:table-cell>
          <table:table-cell table:formula="of:=MIN([.D85:.D136])" office:value-type="float" office:value="204.51" calcext:value-type="float">
            <text:p>204.51</text:p>
          </table:table-cell>
          <table:table-cell table:formula="of:=([.O110]+[.N110])/2" office:value-type="float" office:value="206.82" calcext:value-type="float">
            <text:p>206.82</text:p>
          </table:table-cell>
        </table:table-row>
        <table:table-row table:style-name="ro1">
          <table:table-cell office:value-type="string" calcext:value-type="string">
            <text:p>9/04/15 16:00:00 +08:00</text:p>
          </table:table-cell>
          <table:table-cell office:value-type="float" office:value="208.47" calcext:value-type="float">
            <text:p>208.47</text:p>
          </table:table-cell>
          <table:table-cell office:value-type="float" office:value="209.18" calcext:value-type="float">
            <text:p>209.18</text:p>
          </table:table-cell>
          <table:table-cell office:value-type="float" office:value="208.46" calcext:value-type="float">
            <text:p>208.46</text:p>
          </table:table-cell>
          <table:table-cell office:value-type="float" office:value="208.92" calcext:value-type="float">
            <text:p>208.92</text:p>
          </table:table-cell>
          <table:table-cell office:value-type="float" office:value="206.515" calcext:value-type="float">
            <text:p>206.515</text:p>
          </table:table-cell>
          <table:table-cell table:formula="of:=MAX([.C129:.C137])" office:value-type="float" office:value="209.18" calcext:value-type="float">
            <text:p>209.18</text:p>
          </table:table-cell>
          <table:table-cell table:formula="of:=MIN([.D129:.D137])" office:value-type="float" office:value="207.08" calcext:value-type="float">
            <text:p>207.08</text:p>
          </table:table-cell>
          <table:table-cell table:formula="of:=([.G137]+[.H137])/2" office:value-type="float" office:value="208.13" calcext:value-type="float">
            <text:p>208.13</text:p>
          </table:table-cell>
          <table:table-cell table:formula="of:=MAX([.C112:.C137])" office:value-type="float" office:value="209.18" calcext:value-type="float">
            <text:p>209.18</text:p>
          </table:table-cell>
          <table:table-cell table:formula="of:=MIN([.D112:.D137])" office:value-type="float" office:value="207.08" calcext:value-type="float">
            <text:p>207.08</text:p>
          </table:table-cell>
          <table:table-cell table:formula="of:=([.J137]+[.K137])/2" office:value-type="float" office:value="208.13" calcext:value-type="float">
            <text:p>208.13</text:p>
          </table:table-cell>
          <table:table-cell table:formula="of:=([.I111]+[.L111])/2" office:value-type="float" office:value="206.515" calcext:value-type="float">
            <text:p>206.515</text:p>
          </table:table-cell>
          <table:table-cell table:formula="of:=MAX([.C86:.C137])" office:value-type="float" office:value="209.18" calcext:value-type="float">
            <text:p>209.18</text:p>
          </table:table-cell>
          <table:table-cell table:formula="of:=MIN([.D86:.D137])" office:value-type="float" office:value="204.51" calcext:value-type="float">
            <text:p>204.51</text:p>
          </table:table-cell>
          <table:table-cell table:formula="of:=([.O111]+[.N111])/2" office:value-type="float" office:value="206.81" calcext:value-type="float">
            <text:p>206.81</text:p>
          </table:table-cell>
        </table:table-row>
        <table:table-row table:style-name="ro1">
          <table:table-cell office:value-type="string" calcext:value-type="string">
            <text:p>10/04/15 10:00:00 +08:00</text:p>
          </table:table-cell>
          <table:table-cell office:value-type="float" office:value="209.21" calcext:value-type="float">
            <text:p>209.21</text:p>
          </table:table-cell>
          <table:table-cell office:value-type="float" office:value="209.36" calcext:value-type="float">
            <text:p>209.36</text:p>
          </table:table-cell>
          <table:table-cell office:value-type="float" office:value="208.96" calcext:value-type="float">
            <text:p>208.96</text:p>
          </table:table-cell>
          <table:table-cell office:value-type="float" office:value="209.23" calcext:value-type="float">
            <text:p>209.23</text:p>
          </table:table-cell>
          <table:table-cell office:value-type="float" office:value="206.59" calcext:value-type="float">
            <text:p>206.59</text:p>
          </table:table-cell>
          <table:table-cell table:formula="of:=MAX([.C130:.C138])" office:value-type="float" office:value="209.36" calcext:value-type="float">
            <text:p>209.36</text:p>
          </table:table-cell>
          <table:table-cell table:formula="of:=MIN([.D130:.D138])" office:value-type="float" office:value="207.19" calcext:value-type="float">
            <text:p>207.19</text:p>
          </table:table-cell>
          <table:table-cell table:formula="of:=([.G138]+[.H138])/2" office:value-type="float" office:value="208.275" calcext:value-type="float">
            <text:p>208.275</text:p>
          </table:table-cell>
          <table:table-cell table:formula="of:=MAX([.C113:.C138])" office:value-type="float" office:value="209.36" calcext:value-type="float">
            <text:p>209.36</text:p>
          </table:table-cell>
          <table:table-cell table:formula="of:=MIN([.D113:.D138])" office:value-type="float" office:value="207.08" calcext:value-type="float">
            <text:p>207.08</text:p>
          </table:table-cell>
          <table:table-cell table:formula="of:=([.J138]+[.K138])/2" office:value-type="float" office:value="208.22" calcext:value-type="float">
            <text:p>208.22</text:p>
          </table:table-cell>
          <table:table-cell table:formula="of:=([.I112]+[.L112])/2" office:value-type="float" office:value="206.59" calcext:value-type="float">
            <text:p>206.59</text:p>
          </table:table-cell>
          <table:table-cell table:formula="of:=MAX([.C87:.C138])" office:value-type="float" office:value="209.36" calcext:value-type="float">
            <text:p>209.36</text:p>
          </table:table-cell>
          <table:table-cell table:formula="of:=MIN([.D87:.D138])" office:value-type="float" office:value="204.51" calcext:value-type="float">
            <text:p>204.51</text:p>
          </table:table-cell>
          <table:table-cell table:formula="of:=([.O112]+[.N112])/2" office:value-type="float" office:value="206.735" calcext:value-type="float">
            <text:p>206.735</text:p>
          </table:table-cell>
        </table:table-row>
        <table:table-row table:style-name="ro1">
          <table:table-cell office:value-type="string" calcext:value-type="string">
            <text:p>10/04/15 11:00:00 +08:00</text:p>
          </table:table-cell>
          <table:table-cell office:value-type="float" office:value="209.22" calcext:value-type="float">
            <text:p>209.22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9.2" calcext:value-type="float">
            <text:p>209.2</text:p>
          </table:table-cell>
          <table:table-cell office:value-type="float" office:value="209.67" calcext:value-type="float">
            <text:p>209.67</text:p>
          </table:table-cell>
          <table:table-cell office:value-type="float" office:value="206.54" calcext:value-type="float">
            <text:p>206.54</text:p>
          </table:table-cell>
          <table:table-cell table:formula="of:=MAX([.C131:.C139])" office:value-type="float" office:value="209.82" calcext:value-type="float">
            <text:p>209.82</text:p>
          </table:table-cell>
          <table:table-cell table:formula="of:=MIN([.D131:.D139])" office:value-type="float" office:value="207.19" calcext:value-type="float">
            <text:p>207.19</text:p>
          </table:table-cell>
          <table:table-cell table:formula="of:=([.G139]+[.H139])/2" office:value-type="float" office:value="208.505" calcext:value-type="float">
            <text:p>208.505</text:p>
          </table:table-cell>
          <table:table-cell table:formula="of:=MAX([.C114:.C139])" office:value-type="float" office:value="209.82" calcext:value-type="float">
            <text:p>209.82</text:p>
          </table:table-cell>
          <table:table-cell table:formula="of:=MIN([.D114:.D139])" office:value-type="float" office:value="207.08" calcext:value-type="float">
            <text:p>207.08</text:p>
          </table:table-cell>
          <table:table-cell table:formula="of:=([.J139]+[.K139])/2" office:value-type="float" office:value="208.45" calcext:value-type="float">
            <text:p>208.45</text:p>
          </table:table-cell>
          <table:table-cell table:formula="of:=([.I113]+[.L113])/2" office:value-type="float" office:value="206.65" calcext:value-type="float">
            <text:p>206.65</text:p>
          </table:table-cell>
          <table:table-cell table:formula="of:=MAX([.C88:.C139])" office:value-type="float" office:value="209.82" calcext:value-type="float">
            <text:p>209.82</text:p>
          </table:table-cell>
          <table:table-cell table:formula="of:=MIN([.D88:.D139])" office:value-type="float" office:value="204.51" calcext:value-type="float">
            <text:p>204.51</text:p>
          </table:table-cell>
          <table:table-cell table:formula="of:=([.O113]+[.N113])/2" office:value-type="float" office:value="206.54" calcext:value-type="float">
            <text:p>206.54</text:p>
          </table:table-cell>
        </table:table-row>
        <table:table-row table:style-name="ro1">
          <table:table-cell office:value-type="string" calcext:value-type="string">
            <text:p>10/04/15 12:00:00 +08:00</text:p>
          </table:table-cell>
          <table:table-cell office:value-type="float" office:value="209.67" calcext:value-type="float">
            <text:p>209.67</text:p>
          </table:table-cell>
          <table:table-cell office:value-type="float" office:value="209.98" calcext:value-type="float">
            <text:p>209.98</text:p>
          </table:table-cell>
          <table:table-cell office:value-type="float" office:value="209.62" calcext:value-type="float">
            <text:p>209.62</text:p>
          </table:table-cell>
          <table:table-cell office:value-type="float" office:value="209.75" calcext:value-type="float">
            <text:p>209.75</text:p>
          </table:table-cell>
          <table:table-cell office:value-type="float" office:value="206.495" calcext:value-type="float">
            <text:p>206.495</text:p>
          </table:table-cell>
          <table:table-cell table:formula="of:=MAX([.C132:.C140])" office:value-type="float" office:value="209.98" calcext:value-type="float">
            <text:p>209.98</text:p>
          </table:table-cell>
          <table:table-cell table:formula="of:=MIN([.D132:.D140])" office:value-type="float" office:value="207.19" calcext:value-type="float">
            <text:p>207.19</text:p>
          </table:table-cell>
          <table:table-cell table:formula="of:=([.G140]+[.H140])/2" office:value-type="float" office:value="208.585" calcext:value-type="float">
            <text:p>208.585</text:p>
          </table:table-cell>
          <table:table-cell table:formula="of:=MAX([.C115:.C140])" office:value-type="float" office:value="209.98" calcext:value-type="float">
            <text:p>209.98</text:p>
          </table:table-cell>
          <table:table-cell table:formula="of:=MIN([.D115:.D140])" office:value-type="float" office:value="207.08" calcext:value-type="float">
            <text:p>207.08</text:p>
          </table:table-cell>
          <table:table-cell table:formula="of:=([.J140]+[.K140])/2" office:value-type="float" office:value="208.53" calcext:value-type="float">
            <text:p>208.53</text:p>
          </table:table-cell>
          <table:table-cell table:formula="of:=([.I114]+[.L114])/2" office:value-type="float" office:value="206.655" calcext:value-type="float">
            <text:p>206.655</text:p>
          </table:table-cell>
          <table:table-cell table:formula="of:=MAX([.C89:.C140])" office:value-type="float" office:value="209.98" calcext:value-type="float">
            <text:p>209.98</text:p>
          </table:table-cell>
          <table:table-cell table:formula="of:=MIN([.D89:.D140])" office:value-type="float" office:value="204.51" calcext:value-type="float">
            <text:p>204.51</text:p>
          </table:table-cell>
          <table:table-cell table:formula="of:=([.O114]+[.N114])/2" office:value-type="float" office:value="206.495" calcext:value-type="float">
            <text:p>206.495</text:p>
          </table:table-cell>
        </table:table-row>
        <table:table-row table:style-name="ro1">
          <table:table-cell office:value-type="string" calcext:value-type="string">
            <text:p>10/04/15 13:00:00 +08:00</text:p>
          </table:table-cell>
          <table:table-cell office:value-type="float" office:value="209.75" calcext:value-type="float">
            <text:p>209.75</text:p>
          </table:table-cell>
          <table:table-cell office:value-type="float" office:value="209.93" calcext:value-type="float">
            <text:p>209.93</text:p>
          </table:table-cell>
          <table:table-cell office:value-type="float" office:value="209.72" calcext:value-type="float">
            <text:p>209.72</text:p>
          </table:table-cell>
          <table:table-cell office:value-type="float" office:value="209.84" calcext:value-type="float">
            <text:p>209.84</text:p>
          </table:table-cell>
          <table:table-cell office:value-type="float" office:value="206.365" calcext:value-type="float">
            <text:p>206.365</text:p>
          </table:table-cell>
          <table:table-cell table:formula="of:=MAX([.C133:.C141])" office:value-type="float" office:value="209.98" calcext:value-type="float">
            <text:p>209.98</text:p>
          </table:table-cell>
          <table:table-cell table:formula="of:=MIN([.D133:.D141])" office:value-type="float" office:value="207.19" calcext:value-type="float">
            <text:p>207.19</text:p>
          </table:table-cell>
          <table:table-cell table:formula="of:=([.G141]+[.H141])/2" office:value-type="float" office:value="208.585" calcext:value-type="float">
            <text:p>208.585</text:p>
          </table:table-cell>
          <table:table-cell table:formula="of:=MAX([.C116:.C141])" office:value-type="float" office:value="209.98" calcext:value-type="float">
            <text:p>209.98</text:p>
          </table:table-cell>
          <table:table-cell table:formula="of:=MIN([.D116:.D141])" office:value-type="float" office:value="207.08" calcext:value-type="float">
            <text:p>207.08</text:p>
          </table:table-cell>
          <table:table-cell table:formula="of:=([.J141]+[.K141])/2" office:value-type="float" office:value="208.53" calcext:value-type="float">
            <text:p>208.53</text:p>
          </table:table-cell>
          <table:table-cell table:formula="of:=([.I115]+[.L115])/2" office:value-type="float" office:value="206.655" calcext:value-type="float">
            <text:p>206.655</text:p>
          </table:table-cell>
          <table:table-cell table:formula="of:=MAX([.C90:.C141])" office:value-type="float" office:value="209.98" calcext:value-type="float">
            <text:p>209.98</text:p>
          </table:table-cell>
          <table:table-cell table:formula="of:=MIN([.D90:.D141])" office:value-type="float" office:value="204.51" calcext:value-type="float">
            <text:p>204.51</text:p>
          </table:table-cell>
          <table:table-cell table:formula="of:=([.O115]+[.N115])/2" office:value-type="float" office:value="206.365" calcext:value-type="float">
            <text:p>206.365</text:p>
          </table:table-cell>
        </table:table-row>
        <table:table-row table:style-name="ro1">
          <table:table-cell office:value-type="string" calcext:value-type="string">
            <text:p>10/04/15 14:00:00 +08:00</text:p>
          </table:table-cell>
          <table:table-cell office:value-type="float" office:value="209.84" calcext:value-type="float">
            <text:p>209.84</text:p>
          </table:table-cell>
          <table:table-cell office:value-type="float" office:value="209.95" calcext:value-type="float">
            <text:p>209.95</text:p>
          </table:table-cell>
          <table:table-cell office:value-type="float" office:value="209.66" calcext:value-type="float">
            <text:p>209.66</text:p>
          </table:table-cell>
          <table:table-cell office:value-type="float" office:value="209.89" calcext:value-type="float">
            <text:p>209.89</text:p>
          </table:table-cell>
          <table:table-cell office:value-type="float" office:value="206.365" calcext:value-type="float">
            <text:p>206.365</text:p>
          </table:table-cell>
          <table:table-cell table:formula="of:=MAX([.C134:.C142])" office:value-type="float" office:value="209.98" calcext:value-type="float">
            <text:p>209.98</text:p>
          </table:table-cell>
          <table:table-cell table:formula="of:=MIN([.D134:.D142])" office:value-type="float" office:value="207.83" calcext:value-type="float">
            <text:p>207.83</text:p>
          </table:table-cell>
          <table:table-cell table:formula="of:=([.G142]+[.H142])/2" office:value-type="float" office:value="208.905" calcext:value-type="float">
            <text:p>208.905</text:p>
          </table:table-cell>
          <table:table-cell table:formula="of:=MAX([.C117:.C142])" office:value-type="float" office:value="209.98" calcext:value-type="float">
            <text:p>209.98</text:p>
          </table:table-cell>
          <table:table-cell table:formula="of:=MIN([.D117:.D142])" office:value-type="float" office:value="207.08" calcext:value-type="float">
            <text:p>207.08</text:p>
          </table:table-cell>
          <table:table-cell table:formula="of:=([.J142]+[.K142])/2" office:value-type="float" office:value="208.53" calcext:value-type="float">
            <text:p>208.53</text:p>
          </table:table-cell>
          <table:table-cell table:formula="of:=([.I116]+[.L116])/2" office:value-type="float" office:value="206.655" calcext:value-type="float">
            <text:p>206.655</text:p>
          </table:table-cell>
          <table:table-cell table:formula="of:=MAX([.C91:.C142])" office:value-type="float" office:value="209.98" calcext:value-type="float">
            <text:p>209.98</text:p>
          </table:table-cell>
          <table:table-cell table:formula="of:=MIN([.D91:.D142])" office:value-type="float" office:value="204.51" calcext:value-type="float">
            <text:p>204.51</text:p>
          </table:table-cell>
          <table:table-cell table:formula="of:=([.O116]+[.N116])/2" office:value-type="float" office:value="206.365" calcext:value-type="float">
            <text:p>206.365</text:p>
          </table:table-cell>
        </table:table-row>
        <table:table-row table:style-name="ro1">
          <table:table-cell office:value-type="string" calcext:value-type="string">
            <text:p>10/04/15 15:00:00 +08:00</text:p>
          </table:table-cell>
          <table:table-cell office:value-type="float" office:value="209.9" calcext:value-type="float">
            <text:p>209.9</text:p>
          </table:table-cell>
          <table:table-cell office:value-type="float" office:value="210.09" calcext:value-type="float">
            <text:p>210.09</text:p>
          </table:table-cell>
          <table:table-cell office:value-type="float" office:value="209.74" calcext:value-type="float">
            <text:p>209.74</text:p>
          </table:table-cell>
          <table:table-cell office:value-type="float" office:value="209.96" calcext:value-type="float">
            <text:p>209.96</text:p>
          </table:table-cell>
          <table:table-cell office:value-type="float" office:value="206.38" calcext:value-type="float">
            <text:p>206.38</text:p>
          </table:table-cell>
          <table:table-cell table:formula="of:=MAX([.C135:.C143])" office:value-type="float" office:value="210.09" calcext:value-type="float">
            <text:p>210.09</text:p>
          </table:table-cell>
          <table:table-cell table:formula="of:=MIN([.D135:.D143])" office:value-type="float" office:value="208.04" calcext:value-type="float">
            <text:p>208.04</text:p>
          </table:table-cell>
          <table:table-cell table:formula="of:=([.G143]+[.H143])/2" office:value-type="float" office:value="209.065" calcext:value-type="float">
            <text:p>209.065</text:p>
          </table:table-cell>
          <table:table-cell table:formula="of:=MAX([.C118:.C143])" office:value-type="float" office:value="210.09" calcext:value-type="float">
            <text:p>210.09</text:p>
          </table:table-cell>
          <table:table-cell table:formula="of:=MIN([.D118:.D143])" office:value-type="float" office:value="207.08" calcext:value-type="float">
            <text:p>207.08</text:p>
          </table:table-cell>
          <table:table-cell table:formula="of:=([.J143]+[.K143])/2" office:value-type="float" office:value="208.585" calcext:value-type="float">
            <text:p>208.585</text:p>
          </table:table-cell>
          <table:table-cell table:formula="of:=([.I117]+[.L117])/2" office:value-type="float" office:value="206.75" calcext:value-type="float">
            <text:p>206.75</text:p>
          </table:table-cell>
          <table:table-cell table:formula="of:=MAX([.C92:.C143])" office:value-type="float" office:value="210.09" calcext:value-type="float">
            <text:p>210.09</text:p>
          </table:table-cell>
          <table:table-cell table:formula="of:=MIN([.D92:.D143])" office:value-type="float" office:value="204.51" calcext:value-type="float">
            <text:p>204.51</text:p>
          </table:table-cell>
          <table:table-cell table:formula="of:=([.O117]+[.N117])/2" office:value-type="float" office:value="206.38" calcext:value-type="float">
            <text:p>206.38</text:p>
          </table:table-cell>
        </table:table-row>
        <table:table-row table:style-name="ro1">
          <table:table-cell office:value-type="string" calcext:value-type="string">
            <text:p>10/04/15 16:00:00 +08:00</text:p>
          </table:table-cell>
          <table:table-cell office:value-type="float" office:value="209.96" calcext:value-type="float">
            <text:p>209.96</text:p>
          </table:table-cell>
          <table:table-cell office:value-type="float" office:value="210.06" calcext:value-type="float">
            <text:p>210.06</text:p>
          </table:table-cell>
          <table:table-cell office:value-type="float" office:value="209.74" calcext:value-type="float">
            <text:p>209.74</text:p>
          </table:table-cell>
          <table:table-cell office:value-type="float" office:value="210.06" calcext:value-type="float">
            <text:p>210.06</text:p>
          </table:table-cell>
          <table:table-cell office:value-type="float" office:value="206.44" calcext:value-type="float">
            <text:p>206.44</text:p>
          </table:table-cell>
          <table:table-cell table:formula="of:=MAX([.C136:.C144])" office:value-type="float" office:value="210.09" calcext:value-type="float">
            <text:p>210.09</text:p>
          </table:table-cell>
          <table:table-cell table:formula="of:=MIN([.D136:.D144])" office:value-type="float" office:value="208.04" calcext:value-type="float">
            <text:p>208.04</text:p>
          </table:table-cell>
          <table:table-cell table:formula="of:=([.G144]+[.H144])/2" office:value-type="float" office:value="209.065" calcext:value-type="float">
            <text:p>209.065</text:p>
          </table:table-cell>
          <table:table-cell table:formula="of:=MAX([.C119:.C144])" office:value-type="float" office:value="210.09" calcext:value-type="float">
            <text:p>210.09</text:p>
          </table:table-cell>
          <table:table-cell table:formula="of:=MIN([.D119:.D144])" office:value-type="float" office:value="207.08" calcext:value-type="float">
            <text:p>207.08</text:p>
          </table:table-cell>
          <table:table-cell table:formula="of:=([.J144]+[.K144])/2" office:value-type="float" office:value="208.585" calcext:value-type="float">
            <text:p>208.585</text:p>
          </table:table-cell>
          <table:table-cell table:formula="of:=([.I118]+[.L118])/2" office:value-type="float" office:value="206.81" calcext:value-type="float">
            <text:p>206.81</text:p>
          </table:table-cell>
          <table:table-cell table:formula="of:=MAX([.C93:.C144])" office:value-type="float" office:value="210.09" calcext:value-type="float">
            <text:p>210.09</text:p>
          </table:table-cell>
          <table:table-cell table:formula="of:=MIN([.D93:.D144])" office:value-type="float" office:value="204.51" calcext:value-type="float">
            <text:p>204.51</text:p>
          </table:table-cell>
          <table:table-cell table:formula="of:=([.O118]+[.N118])/2" office:value-type="float" office:value="206.44" calcext:value-type="float">
            <text:p>206.44</text:p>
          </table:table-cell>
        </table:table-row>
        <table:table-row table:style-name="ro1">
          <table:table-cell office:value-type="string" calcext:value-type="string">
            <text:p>13/04/15 10:00:00 +08:00</text:p>
          </table:table-cell>
          <table:table-cell office:value-type="float" office:value="209.84" calcext:value-type="float">
            <text:p>209.84</text:p>
          </table:table-cell>
          <table:table-cell office:value-type="float" office:value="210.5" calcext:value-type="float">
            <text:p>210.5</text:p>
          </table:table-cell>
          <table:table-cell office:value-type="float" office:value="209.84" calcext:value-type="float">
            <text:p>209.84</text:p>
          </table:table-cell>
          <table:table-cell office:value-type="float" office:value="210.45" calcext:value-type="float">
            <text:p>210.45</text:p>
          </table:table-cell>
          <table:table-cell office:value-type="float" office:value="206.44" calcext:value-type="float">
            <text:p>206.44</text:p>
          </table:table-cell>
          <table:table-cell table:formula="of:=MAX([.C137:.C145])" office:value-type="float" office:value="210.5" calcext:value-type="float">
            <text:p>210.5</text:p>
          </table:table-cell>
          <table:table-cell table:formula="of:=MIN([.D137:.D145])" office:value-type="float" office:value="208.46" calcext:value-type="float">
            <text:p>208.46</text:p>
          </table:table-cell>
          <table:table-cell table:formula="of:=([.G145]+[.H145])/2" office:value-type="float" office:value="209.48" calcext:value-type="float">
            <text:p>209.48</text:p>
          </table:table-cell>
          <table:table-cell table:formula="of:=MAX([.C120:.C145])" office:value-type="float" office:value="210.5" calcext:value-type="float">
            <text:p>210.5</text:p>
          </table:table-cell>
          <table:table-cell table:formula="of:=MIN([.D120:.D145])" office:value-type="float" office:value="207.08" calcext:value-type="float">
            <text:p>207.08</text:p>
          </table:table-cell>
          <table:table-cell table:formula="of:=([.J145]+[.K145])/2" office:value-type="float" office:value="208.79" calcext:value-type="float">
            <text:p>208.79</text:p>
          </table:table-cell>
          <table:table-cell table:formula="of:=([.I119]+[.L119])/2" office:value-type="float" office:value="207.13" calcext:value-type="float">
            <text:p>207.13</text:p>
          </table:table-cell>
          <table:table-cell table:formula="of:=MAX([.C94:.C145])" office:value-type="float" office:value="210.5" calcext:value-type="float">
            <text:p>210.5</text:p>
          </table:table-cell>
          <table:table-cell table:formula="of:=MIN([.D94:.D145])" office:value-type="float" office:value="204.51" calcext:value-type="float">
            <text:p>204.51</text:p>
          </table:table-cell>
          <table:table-cell table:formula="of:=([.O119]+[.N119])/2" office:value-type="float" office:value="206.44" calcext:value-type="float">
            <text:p>206.44</text:p>
          </table:table-cell>
        </table:table-row>
        <table:table-row table:style-name="ro1">
          <table:table-cell office:value-type="string" calcext:value-type="string">
            <text:p>13/04/15 11:00:00 +08:00</text:p>
          </table:table-cell>
          <table:table-cell office:value-type="float" office:value="210.45" calcext:value-type="float">
            <text:p>210.45</text:p>
          </table:table-cell>
          <table:table-cell office:value-type="float" office:value="210.63" calcext:value-type="float">
            <text:p>210.63</text:p>
          </table:table-cell>
          <table:table-cell office:value-type="float" office:value="210.2" calcext:value-type="float">
            <text:p>210.2</text:p>
          </table:table-cell>
          <table:table-cell office:value-type="float" office:value="210.22" calcext:value-type="float">
            <text:p>210.22</text:p>
          </table:table-cell>
          <table:table-cell office:value-type="float" office:value="206.44" calcext:value-type="float">
            <text:p>206.44</text:p>
          </table:table-cell>
          <table:table-cell table:formula="of:=MAX([.C138:.C146])" office:value-type="float" office:value="210.63" calcext:value-type="float">
            <text:p>210.63</text:p>
          </table:table-cell>
          <table:table-cell table:formula="of:=MIN([.D138:.D146])" office:value-type="float" office:value="208.96" calcext:value-type="float">
            <text:p>208.96</text:p>
          </table:table-cell>
          <table:table-cell table:formula="of:=([.G146]+[.H146])/2" office:value-type="float" office:value="209.795" calcext:value-type="float">
            <text:p>209.795</text:p>
          </table:table-cell>
          <table:table-cell table:formula="of:=MAX([.C121:.C146])" office:value-type="float" office:value="210.63" calcext:value-type="float">
            <text:p>210.63</text:p>
          </table:table-cell>
          <table:table-cell table:formula="of:=MIN([.D121:.D146])" office:value-type="float" office:value="207.08" calcext:value-type="float">
            <text:p>207.08</text:p>
          </table:table-cell>
          <table:table-cell table:formula="of:=([.J146]+[.K146])/2" office:value-type="float" office:value="208.855" calcext:value-type="float">
            <text:p>208.855</text:p>
          </table:table-cell>
          <table:table-cell table:formula="of:=([.I120]+[.L120])/2" office:value-type="float" office:value="207.4" calcext:value-type="float">
            <text:p>207.4</text:p>
          </table:table-cell>
          <table:table-cell table:formula="of:=MAX([.C95:.C146])" office:value-type="float" office:value="210.63" calcext:value-type="float">
            <text:p>210.63</text:p>
          </table:table-cell>
          <table:table-cell table:formula="of:=MIN([.D95:.D146])" office:value-type="float" office:value="204.51" calcext:value-type="float">
            <text:p>204.51</text:p>
          </table:table-cell>
          <table:table-cell table:formula="of:=([.O120]+[.N120])/2" office:value-type="float" office:value="206.44" calcext:value-type="float">
            <text:p>206.44</text:p>
          </table:table-cell>
        </table:table-row>
        <table:table-row table:style-name="ro1">
          <table:table-cell office:value-type="string" calcext:value-type="string">
            <text:p>13/04/15 12:00:00 +08:00</text:p>
          </table:table-cell>
          <table:table-cell office:value-type="float" office:value="210.22" calcext:value-type="float">
            <text:p>210.22</text:p>
          </table:table-cell>
          <table:table-cell office:value-type="float" office:value="210.44" calcext:value-type="float">
            <text:p>210.44</text:p>
          </table:table-cell>
          <table:table-cell office:value-type="float" office:value="210.14" calcext:value-type="float">
            <text:p>210.14</text:p>
          </table:table-cell>
          <table:table-cell office:value-type="float" office:value="210.16" calcext:value-type="float">
            <text:p>210.16</text:p>
          </table:table-cell>
          <table:table-cell office:value-type="float" office:value="206.635" calcext:value-type="float">
            <text:p>206.635</text:p>
          </table:table-cell>
          <table:table-cell table:formula="of:=MAX([.C139:.C147])" office:value-type="float" office:value="210.63" calcext:value-type="float">
            <text:p>210.63</text:p>
          </table:table-cell>
          <table:table-cell table:formula="of:=MIN([.D139:.D147])" office:value-type="float" office:value="209.2" calcext:value-type="float">
            <text:p>209.2</text:p>
          </table:table-cell>
          <table:table-cell table:formula="of:=([.G147]+[.H147])/2" office:value-type="float" office:value="209.915" calcext:value-type="float">
            <text:p>209.915</text:p>
          </table:table-cell>
          <table:table-cell table:formula="of:=MAX([.C122:.C147])" office:value-type="float" office:value="210.63" calcext:value-type="float">
            <text:p>210.63</text:p>
          </table:table-cell>
          <table:table-cell table:formula="of:=MIN([.D122:.D147])" office:value-type="float" office:value="207.08" calcext:value-type="float">
            <text:p>207.08</text:p>
          </table:table-cell>
          <table:table-cell table:formula="of:=([.J147]+[.K147])/2" office:value-type="float" office:value="208.855" calcext:value-type="float">
            <text:p>208.855</text:p>
          </table:table-cell>
          <table:table-cell table:formula="of:=([.I121]+[.L121])/2" office:value-type="float" office:value="207.44" calcext:value-type="float">
            <text:p>207.44</text:p>
          </table:table-cell>
          <table:table-cell table:formula="of:=MAX([.C96:.C147])" office:value-type="float" office:value="210.63" calcext:value-type="float">
            <text:p>210.63</text:p>
          </table:table-cell>
          <table:table-cell table:formula="of:=MIN([.D96:.D147])" office:value-type="float" office:value="204.51" calcext:value-type="float">
            <text:p>204.51</text:p>
          </table:table-cell>
          <table:table-cell table:formula="of:=([.O121]+[.N121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3/04/15 13:00:00 +08:00</text:p>
          </table:table-cell>
          <table:table-cell office:value-type="float" office:value="210.16" calcext:value-type="float">
            <text:p>210.16</text:p>
          </table:table-cell>
          <table:table-cell office:value-type="float" office:value="210.21" calcext:value-type="float">
            <text:p>210.21</text:p>
          </table:table-cell>
          <table:table-cell office:value-type="float" office:value="209.87" calcext:value-type="float">
            <text:p>209.87</text:p>
          </table:table-cell>
          <table:table-cell office:value-type="float" office:value="210.05" calcext:value-type="float">
            <text:p>210.05</text:p>
          </table:table-cell>
          <table:table-cell office:value-type="float" office:value="206.635" calcext:value-type="float">
            <text:p>206.635</text:p>
          </table:table-cell>
          <table:table-cell table:formula="of:=MAX([.C140:.C148])" office:value-type="float" office:value="210.63" calcext:value-type="float">
            <text:p>210.63</text:p>
          </table:table-cell>
          <table:table-cell table:formula="of:=MIN([.D140:.D148])" office:value-type="float" office:value="209.62" calcext:value-type="float">
            <text:p>209.62</text:p>
          </table:table-cell>
          <table:table-cell table:formula="of:=([.G148]+[.H148])/2" office:value-type="float" office:value="210.125" calcext:value-type="float">
            <text:p>210.125</text:p>
          </table:table-cell>
          <table:table-cell table:formula="of:=MAX([.C123:.C148])" office:value-type="float" office:value="210.63" calcext:value-type="float">
            <text:p>210.63</text:p>
          </table:table-cell>
          <table:table-cell table:formula="of:=MIN([.D123:.D148])" office:value-type="float" office:value="207.08" calcext:value-type="float">
            <text:p>207.08</text:p>
          </table:table-cell>
          <table:table-cell table:formula="of:=([.J148]+[.K148])/2" office:value-type="float" office:value="208.855" calcext:value-type="float">
            <text:p>208.855</text:p>
          </table:table-cell>
          <table:table-cell table:formula="of:=([.I122]+[.L122])/2" office:value-type="float" office:value="207.48" calcext:value-type="float">
            <text:p>207.48</text:p>
          </table:table-cell>
          <table:table-cell table:formula="of:=MAX([.C97:.C148])" office:value-type="float" office:value="210.63" calcext:value-type="float">
            <text:p>210.63</text:p>
          </table:table-cell>
          <table:table-cell table:formula="of:=MIN([.D97:.D148])" office:value-type="float" office:value="204.67" calcext:value-type="float">
            <text:p>204.67</text:p>
          </table:table-cell>
          <table:table-cell table:formula="of:=([.O122]+[.N122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3/04/15 14:00:00 +08:00</text:p>
          </table:table-cell>
          <table:table-cell table:number-columns-repeated="2" office:value-type="float" office:value="210.05" calcext:value-type="float">
            <text:p>210.05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9.66" calcext:value-type="float">
            <text:p>209.66</text:p>
          </table:table-cell>
          <table:table-cell office:value-type="float" office:value="206.635" calcext:value-type="float">
            <text:p>206.635</text:p>
          </table:table-cell>
          <table:table-cell table:formula="of:=MAX([.C141:.C149])" office:value-type="float" office:value="210.63" calcext:value-type="float">
            <text:p>210.63</text:p>
          </table:table-cell>
          <table:table-cell table:formula="of:=MIN([.D141:.D149])" office:value-type="float" office:value="209.38" calcext:value-type="float">
            <text:p>209.38</text:p>
          </table:table-cell>
          <table:table-cell table:formula="of:=([.G149]+[.H149])/2" office:value-type="float" office:value="210.005" calcext:value-type="float">
            <text:p>210.005</text:p>
          </table:table-cell>
          <table:table-cell table:formula="of:=MAX([.C124:.C149])" office:value-type="float" office:value="210.63" calcext:value-type="float">
            <text:p>210.63</text:p>
          </table:table-cell>
          <table:table-cell table:formula="of:=MIN([.D124:.D149])" office:value-type="float" office:value="207.08" calcext:value-type="float">
            <text:p>207.08</text:p>
          </table:table-cell>
          <table:table-cell table:formula="of:=([.J149]+[.K149])/2" office:value-type="float" office:value="208.855" calcext:value-type="float">
            <text:p>208.855</text:p>
          </table:table-cell>
          <table:table-cell table:formula="of:=([.I123]+[.L123])/2" office:value-type="float" office:value="207.4475" calcext:value-type="float">
            <text:p>207.4475</text:p>
          </table:table-cell>
          <table:table-cell table:formula="of:=MAX([.C98:.C149])" office:value-type="float" office:value="210.63" calcext:value-type="float">
            <text:p>210.63</text:p>
          </table:table-cell>
          <table:table-cell table:formula="of:=MIN([.D98:.D149])" office:value-type="float" office:value="205.03" calcext:value-type="float">
            <text:p>205.03</text:p>
          </table:table-cell>
          <table:table-cell table:formula="of:=([.O123]+[.N123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3/04/15 15:00:00 +08:00</text:p>
          </table:table-cell>
          <table:table-cell office:value-type="float" office:value="209.66" calcext:value-type="float">
            <text:p>209.66</text:p>
          </table:table-cell>
          <table:table-cell office:value-type="float" office:value="209.78" calcext:value-type="float">
            <text:p>209.78</text:p>
          </table:table-cell>
          <table:table-cell office:value-type="float" office:value="209.27" calcext:value-type="float">
            <text:p>209.27</text:p>
          </table:table-cell>
          <table:table-cell office:value-type="float" office:value="209.44" calcext:value-type="float">
            <text:p>209.44</text:p>
          </table:table-cell>
          <table:table-cell office:value-type="float" office:value="206.635" calcext:value-type="float">
            <text:p>206.635</text:p>
          </table:table-cell>
          <table:table-cell table:formula="of:=MAX([.C142:.C150])" office:value-type="float" office:value="210.63" calcext:value-type="float">
            <text:p>210.63</text:p>
          </table:table-cell>
          <table:table-cell table:formula="of:=MIN([.D142:.D150])" office:value-type="float" office:value="209.27" calcext:value-type="float">
            <text:p>209.27</text:p>
          </table:table-cell>
          <table:table-cell table:formula="of:=([.G150]+[.H150])/2" office:value-type="float" office:value="209.95" calcext:value-type="float">
            <text:p>209.95</text:p>
          </table:table-cell>
          <table:table-cell table:formula="of:=MAX([.C125:.C150])" office:value-type="float" office:value="210.63" calcext:value-type="float">
            <text:p>210.63</text:p>
          </table:table-cell>
          <table:table-cell table:formula="of:=MIN([.D125:.D150])" office:value-type="float" office:value="207.08" calcext:value-type="float">
            <text:p>207.08</text:p>
          </table:table-cell>
          <table:table-cell table:formula="of:=([.J150]+[.K150])/2" office:value-type="float" office:value="208.855" calcext:value-type="float">
            <text:p>208.855</text:p>
          </table:table-cell>
          <table:table-cell table:formula="of:=([.I124]+[.L124])/2" office:value-type="float" office:value="207.4475" calcext:value-type="float">
            <text:p>207.4475</text:p>
          </table:table-cell>
          <table:table-cell table:formula="of:=MAX([.C99:.C150])" office:value-type="float" office:value="210.63" calcext:value-type="float">
            <text:p>210.63</text:p>
          </table:table-cell>
          <table:table-cell table:formula="of:=MIN([.D99:.D150])" office:value-type="float" office:value="205.03" calcext:value-type="float">
            <text:p>205.03</text:p>
          </table:table-cell>
          <table:table-cell table:formula="of:=([.O124]+[.N124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3/04/15 16:00:00 +08:00</text:p>
          </table:table-cell>
          <table:table-cell office:value-type="float" office:value="209.44" calcext:value-type="float">
            <text:p>209.44</text:p>
          </table:table-cell>
          <table:table-cell office:value-type="float" office:value="209.65" calcext:value-type="float">
            <text:p>209.65</text:p>
          </table:table-cell>
          <table:table-cell office:value-type="float" office:value="209.03" calcext:value-type="float">
            <text:p>209.03</text:p>
          </table:table-cell>
          <table:table-cell office:value-type="float" office:value="209.06" calcext:value-type="float">
            <text:p>209.06</text:p>
          </table:table-cell>
          <table:table-cell office:value-type="float" office:value="206.635" calcext:value-type="float">
            <text:p>206.635</text:p>
          </table:table-cell>
          <table:table-cell table:formula="of:=MAX([.C143:.C151])" office:value-type="float" office:value="210.63" calcext:value-type="float">
            <text:p>210.63</text:p>
          </table:table-cell>
          <table:table-cell table:formula="of:=MIN([.D143:.D151])" office:value-type="float" office:value="209.03" calcext:value-type="float">
            <text:p>209.03</text:p>
          </table:table-cell>
          <table:table-cell table:formula="of:=([.G151]+[.H151])/2" office:value-type="float" office:value="209.83" calcext:value-type="float">
            <text:p>209.83</text:p>
          </table:table-cell>
          <table:table-cell table:formula="of:=MAX([.C126:.C151])" office:value-type="float" office:value="210.63" calcext:value-type="float">
            <text:p>210.63</text:p>
          </table:table-cell>
          <table:table-cell table:formula="of:=MIN([.D126:.D151])" office:value-type="float" office:value="207.08" calcext:value-type="float">
            <text:p>207.08</text:p>
          </table:table-cell>
          <table:table-cell table:formula="of:=([.J151]+[.K151])/2" office:value-type="float" office:value="208.855" calcext:value-type="float">
            <text:p>208.855</text:p>
          </table:table-cell>
          <table:table-cell table:formula="of:=([.I125]+[.L125])/2" office:value-type="float" office:value="207.425" calcext:value-type="float">
            <text:p>207.425</text:p>
          </table:table-cell>
          <table:table-cell table:formula="of:=MAX([.C100:.C151])" office:value-type="float" office:value="210.63" calcext:value-type="float">
            <text:p>210.63</text:p>
          </table:table-cell>
          <table:table-cell table:formula="of:=MIN([.D100:.D151])" office:value-type="float" office:value="205.03" calcext:value-type="float">
            <text:p>205.03</text:p>
          </table:table-cell>
          <table:table-cell table:formula="of:=([.O125]+[.N125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4/04/15 10:00:00 +08:00</text:p>
          </table:table-cell>
          <table:table-cell office:value-type="float" office:value="208.86" calcext:value-type="float">
            <text:p>208.86</text:p>
          </table:table-cell>
          <table:table-cell office:value-type="float" office:value="209.5" calcext:value-type="float">
            <text:p>209.5</text:p>
          </table:table-cell>
          <table:table-cell office:value-type="float" office:value="208.56" calcext:value-type="float">
            <text:p>208.56</text:p>
          </table:table-cell>
          <table:table-cell office:value-type="float" office:value="208.73" calcext:value-type="float">
            <text:p>208.73</text:p>
          </table:table-cell>
          <table:table-cell office:value-type="float" office:value="206.635" calcext:value-type="float">
            <text:p>206.635</text:p>
          </table:table-cell>
          <table:table-cell table:formula="of:=MAX([.C144:.C152])" office:value-type="float" office:value="210.63" calcext:value-type="float">
            <text:p>210.63</text:p>
          </table:table-cell>
          <table:table-cell table:formula="of:=MIN([.D144:.D152])" office:value-type="float" office:value="208.56" calcext:value-type="float">
            <text:p>208.56</text:p>
          </table:table-cell>
          <table:table-cell table:formula="of:=([.G152]+[.H152])/2" office:value-type="float" office:value="209.595" calcext:value-type="float">
            <text:p>209.595</text:p>
          </table:table-cell>
          <table:table-cell table:formula="of:=MAX([.C127:.C152])" office:value-type="float" office:value="210.63" calcext:value-type="float">
            <text:p>210.63</text:p>
          </table:table-cell>
          <table:table-cell table:formula="of:=MIN([.D127:.D152])" office:value-type="float" office:value="207.08" calcext:value-type="float">
            <text:p>207.08</text:p>
          </table:table-cell>
          <table:table-cell table:formula="of:=([.J152]+[.K152])/2" office:value-type="float" office:value="208.855" calcext:value-type="float">
            <text:p>208.855</text:p>
          </table:table-cell>
          <table:table-cell table:formula="of:=([.I126]+[.L126])/2" office:value-type="float" office:value="207.425" calcext:value-type="float">
            <text:p>207.425</text:p>
          </table:table-cell>
          <table:table-cell table:formula="of:=MAX([.C101:.C152])" office:value-type="float" office:value="210.63" calcext:value-type="float">
            <text:p>210.63</text:p>
          </table:table-cell>
          <table:table-cell table:formula="of:=MIN([.D101:.D152])" office:value-type="float" office:value="205.03" calcext:value-type="float">
            <text:p>205.03</text:p>
          </table:table-cell>
          <table:table-cell table:formula="of:=([.O126]+[.N126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4/04/15 11:00:00 +08:00</text:p>
          </table:table-cell>
          <table:table-cell office:value-type="float" office:value="208.73" calcext:value-type="float">
            <text:p>208.73</text:p>
          </table:table-cell>
          <table:table-cell office:value-type="float" office:value="208.75" calcext:value-type="float">
            <text:p>208.75</text:p>
          </table:table-cell>
          <table:table-cell office:value-type="float" office:value="208.1" calcext:value-type="float">
            <text:p>208.1</text:p>
          </table:table-cell>
          <table:table-cell office:value-type="float" office:value="208.58" calcext:value-type="float">
            <text:p>208.58</text:p>
          </table:table-cell>
          <table:table-cell office:value-type="float" office:value="206.635" calcext:value-type="float">
            <text:p>206.635</text:p>
          </table:table-cell>
          <table:table-cell table:formula="of:=MAX([.C145:.C153])" office:value-type="float" office:value="210.63" calcext:value-type="float">
            <text:p>210.63</text:p>
          </table:table-cell>
          <table:table-cell table:formula="of:=MIN([.D145:.D153])" office:value-type="float" office:value="208.1" calcext:value-type="float">
            <text:p>208.1</text:p>
          </table:table-cell>
          <table:table-cell table:formula="of:=([.G153]+[.H153])/2" office:value-type="float" office:value="209.365" calcext:value-type="float">
            <text:p>209.365</text:p>
          </table:table-cell>
          <table:table-cell table:formula="of:=MAX([.C128:.C153])" office:value-type="float" office:value="210.63" calcext:value-type="float">
            <text:p>210.63</text:p>
          </table:table-cell>
          <table:table-cell table:formula="of:=MIN([.D128:.D153])" office:value-type="float" office:value="207.08" calcext:value-type="float">
            <text:p>207.08</text:p>
          </table:table-cell>
          <table:table-cell table:formula="of:=([.J153]+[.K153])/2" office:value-type="float" office:value="208.855" calcext:value-type="float">
            <text:p>208.855</text:p>
          </table:table-cell>
          <table:table-cell table:formula="of:=([.I127]+[.L127])/2" office:value-type="float" office:value="207.3975" calcext:value-type="float">
            <text:p>207.3975</text:p>
          </table:table-cell>
          <table:table-cell table:formula="of:=MAX([.C102:.C153])" office:value-type="float" office:value="210.63" calcext:value-type="float">
            <text:p>210.63</text:p>
          </table:table-cell>
          <table:table-cell table:formula="of:=MIN([.D102:.D153])" office:value-type="float" office:value="205.03" calcext:value-type="float">
            <text:p>205.03</text:p>
          </table:table-cell>
          <table:table-cell table:formula="of:=([.O127]+[.N127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4/04/15 12:00:00 +08:00</text:p>
          </table:table-cell>
          <table:table-cell office:value-type="float" office:value="208.58" calcext:value-type="float">
            <text:p>208.58</text:p>
          </table:table-cell>
          <table:table-cell office:value-type="float" office:value="209.33" calcext:value-type="float">
            <text:p>209.33</text:p>
          </table:table-cell>
          <table:table-cell office:value-type="float" office:value="208.42" calcext:value-type="float">
            <text:p>208.42</text:p>
          </table:table-cell>
          <table:table-cell office:value-type="float" office:value="209.19" calcext:value-type="float">
            <text:p>209.19</text:p>
          </table:table-cell>
          <table:table-cell office:value-type="float" office:value="206.635" calcext:value-type="float">
            <text:p>206.635</text:p>
          </table:table-cell>
          <table:table-cell table:formula="of:=MAX([.C146:.C154])" office:value-type="float" office:value="210.63" calcext:value-type="float">
            <text:p>210.63</text:p>
          </table:table-cell>
          <table:table-cell table:formula="of:=MIN([.D146:.D154])" office:value-type="float" office:value="208.1" calcext:value-type="float">
            <text:p>208.1</text:p>
          </table:table-cell>
          <table:table-cell table:formula="of:=([.G154]+[.H154])/2" office:value-type="float" office:value="209.365" calcext:value-type="float">
            <text:p>209.365</text:p>
          </table:table-cell>
          <table:table-cell table:formula="of:=MAX([.C129:.C154])" office:value-type="float" office:value="210.63" calcext:value-type="float">
            <text:p>210.63</text:p>
          </table:table-cell>
          <table:table-cell table:formula="of:=MIN([.D129:.D154])" office:value-type="float" office:value="207.08" calcext:value-type="float">
            <text:p>207.08</text:p>
          </table:table-cell>
          <table:table-cell table:formula="of:=([.J154]+[.K154])/2" office:value-type="float" office:value="208.855" calcext:value-type="float">
            <text:p>208.855</text:p>
          </table:table-cell>
          <table:table-cell table:formula="of:=([.I128]+[.L128])/2" office:value-type="float" office:value="207.4425" calcext:value-type="float">
            <text:p>207.4425</text:p>
          </table:table-cell>
          <table:table-cell table:formula="of:=MAX([.C103:.C154])" office:value-type="float" office:value="210.63" calcext:value-type="float">
            <text:p>210.63</text:p>
          </table:table-cell>
          <table:table-cell table:formula="of:=MIN([.D103:.D154])" office:value-type="float" office:value="205.21" calcext:value-type="float">
            <text:p>205.21</text:p>
          </table:table-cell>
          <table:table-cell table:formula="of:=([.O128]+[.N128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4/04/15 13:00:00 +08:00</text:p>
          </table:table-cell>
          <table:table-cell office:value-type="float" office:value="209.19" calcext:value-type="float">
            <text:p>209.19</text:p>
          </table:table-cell>
          <table:table-cell office:value-type="float" office:value="209.71" calcext:value-type="float">
            <text:p>209.71</text:p>
          </table:table-cell>
          <table:table-cell office:value-type="float" office:value="209.15" calcext:value-type="float">
            <text:p>209.15</text:p>
          </table:table-cell>
          <table:table-cell office:value-type="float" office:value="209.41" calcext:value-type="float">
            <text:p>209.41</text:p>
          </table:table-cell>
          <table:table-cell office:value-type="float" office:value="206.635" calcext:value-type="float">
            <text:p>206.635</text:p>
          </table:table-cell>
          <table:table-cell table:formula="of:=MAX([.C147:.C155])" office:value-type="float" office:value="210.44" calcext:value-type="float">
            <text:p>210.44</text:p>
          </table:table-cell>
          <table:table-cell table:formula="of:=MIN([.D147:.D155])" office:value-type="float" office:value="208.1" calcext:value-type="float">
            <text:p>208.1</text:p>
          </table:table-cell>
          <table:table-cell table:formula="of:=([.G155]+[.H155])/2" office:value-type="float" office:value="209.27" calcext:value-type="float">
            <text:p>209.27</text:p>
          </table:table-cell>
          <table:table-cell table:formula="of:=MAX([.C130:.C155])" office:value-type="float" office:value="210.63" calcext:value-type="float">
            <text:p>210.63</text:p>
          </table:table-cell>
          <table:table-cell table:formula="of:=MIN([.D130:.D155])" office:value-type="float" office:value="207.19" calcext:value-type="float">
            <text:p>207.19</text:p>
          </table:table-cell>
          <table:table-cell table:formula="of:=([.J155]+[.K155])/2" office:value-type="float" office:value="208.91" calcext:value-type="float">
            <text:p>208.91</text:p>
          </table:table-cell>
          <table:table-cell table:formula="of:=([.I129]+[.L129])/2" office:value-type="float" office:value="207.4" calcext:value-type="float">
            <text:p>207.4</text:p>
          </table:table-cell>
          <table:table-cell table:formula="of:=MAX([.C104:.C155])" office:value-type="float" office:value="210.63" calcext:value-type="float">
            <text:p>210.63</text:p>
          </table:table-cell>
          <table:table-cell table:formula="of:=MIN([.D104:.D155])" office:value-type="float" office:value="205.21" calcext:value-type="float">
            <text:p>205.21</text:p>
          </table:table-cell>
          <table:table-cell table:formula="of:=([.O129]+[.N129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4/04/15 14:00:00 +08:00</text:p>
          </table:table-cell>
          <table:table-cell office:value-type="float" office:value="209.41" calcext:value-type="float">
            <text:p>209.41</text:p>
          </table:table-cell>
          <table:table-cell office:value-type="float" office:value="209.48" calcext:value-type="float">
            <text:p>209.48</text:p>
          </table:table-cell>
          <table:table-cell office:value-type="float" office:value="209.23" calcext:value-type="float">
            <text:p>209.23</text:p>
          </table:table-cell>
          <table:table-cell office:value-type="float" office:value="209.36" calcext:value-type="float">
            <text:p>209.36</text:p>
          </table:table-cell>
          <table:table-cell office:value-type="float" office:value="206.635" calcext:value-type="float">
            <text:p>206.635</text:p>
          </table:table-cell>
          <table:table-cell table:formula="of:=MAX([.C148:.C156])" office:value-type="float" office:value="210.21" calcext:value-type="float">
            <text:p>210.21</text:p>
          </table:table-cell>
          <table:table-cell table:formula="of:=MIN([.D148:.D156])" office:value-type="float" office:value="208.1" calcext:value-type="float">
            <text:p>208.1</text:p>
          </table:table-cell>
          <table:table-cell table:formula="of:=([.G156]+[.H156])/2" office:value-type="float" office:value="209.155" calcext:value-type="float">
            <text:p>209.155</text:p>
          </table:table-cell>
          <table:table-cell table:formula="of:=MAX([.C131:.C156])" office:value-type="float" office:value="210.63" calcext:value-type="float">
            <text:p>210.63</text:p>
          </table:table-cell>
          <table:table-cell table:formula="of:=MIN([.D131:.D156])" office:value-type="float" office:value="207.19" calcext:value-type="float">
            <text:p>207.19</text:p>
          </table:table-cell>
          <table:table-cell table:formula="of:=([.J156]+[.K156])/2" office:value-type="float" office:value="208.91" calcext:value-type="float">
            <text:p>208.91</text:p>
          </table:table-cell>
          <table:table-cell table:formula="of:=([.I130]+[.L130])/2" office:value-type="float" office:value="207.39" calcext:value-type="float">
            <text:p>207.39</text:p>
          </table:table-cell>
          <table:table-cell table:formula="of:=MAX([.C105:.C156])" office:value-type="float" office:value="210.63" calcext:value-type="float">
            <text:p>210.63</text:p>
          </table:table-cell>
          <table:table-cell table:formula="of:=MIN([.D105:.D156])" office:value-type="float" office:value="205.21" calcext:value-type="float">
            <text:p>205.21</text:p>
          </table:table-cell>
          <table:table-cell table:formula="of:=([.O130]+[.N130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4/04/15 15:00:00 +08:00</text:p>
          </table:table-cell>
          <table:table-cell office:value-type="float" office:value="209.35" calcext:value-type="float">
            <text:p>209.35</text:p>
          </table:table-cell>
          <table:table-cell office:value-type="float" office:value="209.42" calcext:value-type="float">
            <text:p>209.42</text:p>
          </table:table-cell>
          <table:table-cell office:value-type="float" office:value="209.09" calcext:value-type="float">
            <text:p>209.09</text:p>
          </table:table-cell>
          <table:table-cell office:value-type="float" office:value="209.37" calcext:value-type="float">
            <text:p>209.37</text:p>
          </table:table-cell>
          <table:table-cell office:value-type="float" office:value="206.635" calcext:value-type="float">
            <text:p>206.635</text:p>
          </table:table-cell>
          <table:table-cell table:formula="of:=MAX([.C149:.C157])" office:value-type="float" office:value="210.05" calcext:value-type="float">
            <text:p>210.05</text:p>
          </table:table-cell>
          <table:table-cell table:formula="of:=MIN([.D149:.D157])" office:value-type="float" office:value="208.1" calcext:value-type="float">
            <text:p>208.1</text:p>
          </table:table-cell>
          <table:table-cell table:formula="of:=([.G157]+[.H157])/2" office:value-type="float" office:value="209.075" calcext:value-type="float">
            <text:p>209.075</text:p>
          </table:table-cell>
          <table:table-cell table:formula="of:=MAX([.C132:.C157])" office:value-type="float" office:value="210.63" calcext:value-type="float">
            <text:p>210.63</text:p>
          </table:table-cell>
          <table:table-cell table:formula="of:=MIN([.D132:.D157])" office:value-type="float" office:value="207.19" calcext:value-type="float">
            <text:p>207.19</text:p>
          </table:table-cell>
          <table:table-cell table:formula="of:=([.J157]+[.K157])/2" office:value-type="float" office:value="208.91" calcext:value-type="float">
            <text:p>208.91</text:p>
          </table:table-cell>
          <table:table-cell table:formula="of:=([.I131]+[.L131])/2" office:value-type="float" office:value="207.425" calcext:value-type="float">
            <text:p>207.425</text:p>
          </table:table-cell>
          <table:table-cell table:formula="of:=MAX([.C106:.C157])" office:value-type="float" office:value="210.63" calcext:value-type="float">
            <text:p>210.63</text:p>
          </table:table-cell>
          <table:table-cell table:formula="of:=MIN([.D106:.D157])" office:value-type="float" office:value="205.21" calcext:value-type="float">
            <text:p>205.21</text:p>
          </table:table-cell>
          <table:table-cell table:formula="of:=([.O131]+[.N131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4/04/15 16:00:00 +08:00</text:p>
          </table:table-cell>
          <table:table-cell office:value-type="float" office:value="209.37" calcext:value-type="float">
            <text:p>209.37</text:p>
          </table:table-cell>
          <table:table-cell office:value-type="float" office:value="209.6" calcext:value-type="float">
            <text:p>209.6</text:p>
          </table:table-cell>
          <table:table-cell office:value-type="float" office:value="209.19" calcext:value-type="float">
            <text:p>209.19</text:p>
          </table:table-cell>
          <table:table-cell office:value-type="float" office:value="209.49" calcext:value-type="float">
            <text:p>209.49</text:p>
          </table:table-cell>
          <table:table-cell office:value-type="float" office:value="206.635" calcext:value-type="float">
            <text:p>206.635</text:p>
          </table:table-cell>
          <table:table-cell table:formula="of:=MAX([.C150:.C158])" office:value-type="float" office:value="209.78" calcext:value-type="float">
            <text:p>209.78</text:p>
          </table:table-cell>
          <table:table-cell table:formula="of:=MIN([.D150:.D158])" office:value-type="float" office:value="208.1" calcext:value-type="float">
            <text:p>208.1</text:p>
          </table:table-cell>
          <table:table-cell table:formula="of:=([.G158]+[.H158])/2" office:value-type="float" office:value="208.94" calcext:value-type="float">
            <text:p>208.94</text:p>
          </table:table-cell>
          <table:table-cell table:formula="of:=MAX([.C133:.C158])" office:value-type="float" office:value="210.63" calcext:value-type="float">
            <text:p>210.63</text:p>
          </table:table-cell>
          <table:table-cell table:formula="of:=MIN([.D133:.D158])" office:value-type="float" office:value="207.19" calcext:value-type="float">
            <text:p>207.19</text:p>
          </table:table-cell>
          <table:table-cell table:formula="of:=([.J158]+[.K158])/2" office:value-type="float" office:value="208.91" calcext:value-type="float">
            <text:p>208.91</text:p>
          </table:table-cell>
          <table:table-cell table:formula="of:=([.I132]+[.L132])/2" office:value-type="float" office:value="207.425" calcext:value-type="float">
            <text:p>207.425</text:p>
          </table:table-cell>
          <table:table-cell table:formula="of:=MAX([.C107:.C158])" office:value-type="float" office:value="210.63" calcext:value-type="float">
            <text:p>210.63</text:p>
          </table:table-cell>
          <table:table-cell table:formula="of:=MIN([.D107:.D158])" office:value-type="float" office:value="205.21" calcext:value-type="float">
            <text:p>205.21</text:p>
          </table:table-cell>
          <table:table-cell table:formula="of:=([.O132]+[.N132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5/04/15 10:00:00 +08:00</text:p>
          </table:table-cell>
          <table:table-cell office:value-type="float" office:value="210.07" calcext:value-type="float">
            <text:p>210.07</text:p>
          </table:table-cell>
          <table:table-cell office:value-type="float" office:value="210.71" calcext:value-type="float">
            <text:p>210.71</text:p>
          </table:table-cell>
          <table:table-cell office:value-type="float" office:value="209.95" calcext:value-type="float">
            <text:p>209.95</text:p>
          </table:table-cell>
          <table:table-cell office:value-type="float" office:value="210.45" calcext:value-type="float">
            <text:p>210.45</text:p>
          </table:table-cell>
          <table:table-cell office:value-type="float" office:value="206.635" calcext:value-type="float">
            <text:p>206.635</text:p>
          </table:table-cell>
          <table:table-cell table:formula="of:=MAX([.C151:.C159])" office:value-type="float" office:value="210.71" calcext:value-type="float">
            <text:p>210.71</text:p>
          </table:table-cell>
          <table:table-cell table:formula="of:=MIN([.D151:.D159])" office:value-type="float" office:value="208.1" calcext:value-type="float">
            <text:p>208.1</text:p>
          </table:table-cell>
          <table:table-cell table:formula="of:=([.G159]+[.H159])/2" office:value-type="float" office:value="209.405" calcext:value-type="float">
            <text:p>209.405</text:p>
          </table:table-cell>
          <table:table-cell table:formula="of:=MAX([.C134:.C159])" office:value-type="float" office:value="210.71" calcext:value-type="float">
            <text:p>210.71</text:p>
          </table:table-cell>
          <table:table-cell table:formula="of:=MIN([.D134:.D159])" office:value-type="float" office:value="207.83" calcext:value-type="float">
            <text:p>207.83</text:p>
          </table:table-cell>
          <table:table-cell table:formula="of:=([.J159]+[.K159])/2" office:value-type="float" office:value="209.27" calcext:value-type="float">
            <text:p>209.27</text:p>
          </table:table-cell>
          <table:table-cell table:formula="of:=([.I133]+[.L133])/2" office:value-type="float" office:value="207.425" calcext:value-type="float">
            <text:p>207.425</text:p>
          </table:table-cell>
          <table:table-cell table:formula="of:=MAX([.C108:.C159])" office:value-type="float" office:value="210.71" calcext:value-type="float">
            <text:p>210.71</text:p>
          </table:table-cell>
          <table:table-cell table:formula="of:=MIN([.D108:.D159])" office:value-type="float" office:value="205.21" calcext:value-type="float">
            <text:p>205.21</text:p>
          </table:table-cell>
          <table:table-cell table:formula="of:=([.O133]+[.N133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5/04/15 11:00:00 +08:00</text:p>
          </table:table-cell>
          <table:table-cell office:value-type="float" office:value="210.45" calcext:value-type="float">
            <text:p>210.45</text:p>
          </table:table-cell>
          <table:table-cell office:value-type="float" office:value="210.65" calcext:value-type="float">
            <text:p>210.65</text:p>
          </table:table-cell>
          <table:table-cell office:value-type="float" office:value="210.26" calcext:value-type="float">
            <text:p>210.26</text:p>
          </table:table-cell>
          <table:table-cell office:value-type="float" office:value="210.63" calcext:value-type="float">
            <text:p>210.63</text:p>
          </table:table-cell>
          <table:table-cell office:value-type="float" office:value="206.635" calcext:value-type="float">
            <text:p>206.635</text:p>
          </table:table-cell>
          <table:table-cell table:formula="of:=MAX([.C152:.C160])" office:value-type="float" office:value="210.71" calcext:value-type="float">
            <text:p>210.71</text:p>
          </table:table-cell>
          <table:table-cell table:formula="of:=MIN([.D152:.D160])" office:value-type="float" office:value="208.1" calcext:value-type="float">
            <text:p>208.1</text:p>
          </table:table-cell>
          <table:table-cell table:formula="of:=([.G160]+[.H160])/2" office:value-type="float" office:value="209.405" calcext:value-type="float">
            <text:p>209.405</text:p>
          </table:table-cell>
          <table:table-cell table:formula="of:=MAX([.C135:.C160])" office:value-type="float" office:value="210.71" calcext:value-type="float">
            <text:p>210.71</text:p>
          </table:table-cell>
          <table:table-cell table:formula="of:=MIN([.D135:.D160])" office:value-type="float" office:value="208.04" calcext:value-type="float">
            <text:p>208.04</text:p>
          </table:table-cell>
          <table:table-cell table:formula="of:=([.J160]+[.K160])/2" office:value-type="float" office:value="209.375" calcext:value-type="float">
            <text:p>209.375</text:p>
          </table:table-cell>
          <table:table-cell table:formula="of:=([.I134]+[.L134])/2" office:value-type="float" office:value="207.425" calcext:value-type="float">
            <text:p>207.425</text:p>
          </table:table-cell>
          <table:table-cell table:formula="of:=MAX([.C109:.C160])" office:value-type="float" office:value="210.71" calcext:value-type="float">
            <text:p>210.71</text:p>
          </table:table-cell>
          <table:table-cell table:formula="of:=MIN([.D109:.D160])" office:value-type="float" office:value="205.21" calcext:value-type="float">
            <text:p>205.21</text:p>
          </table:table-cell>
          <table:table-cell table:formula="of:=([.O134]+[.N134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5/04/15 12:00:00 +08:00</text:p>
          </table:table-cell>
          <table:table-cell office:value-type="float" office:value="210.63" calcext:value-type="float">
            <text:p>210.63</text:p>
          </table:table-cell>
          <table:table-cell office:value-type="float" office:value="210.66" calcext:value-type="float">
            <text:p>210.66</text:p>
          </table:table-cell>
          <table:table-cell office:value-type="float" office:value="210.06" calcext:value-type="float">
            <text:p>210.06</text:p>
          </table:table-cell>
          <table:table-cell office:value-type="float" office:value="210.4" calcext:value-type="float">
            <text:p>210.4</text:p>
          </table:table-cell>
          <table:table-cell office:value-type="float" office:value="206.635" calcext:value-type="float">
            <text:p>206.635</text:p>
          </table:table-cell>
          <table:table-cell table:formula="of:=MAX([.C153:.C161])" office:value-type="float" office:value="210.71" calcext:value-type="float">
            <text:p>210.71</text:p>
          </table:table-cell>
          <table:table-cell table:formula="of:=MIN([.D153:.D161])" office:value-type="float" office:value="208.1" calcext:value-type="float">
            <text:p>208.1</text:p>
          </table:table-cell>
          <table:table-cell table:formula="of:=([.G161]+[.H161])/2" office:value-type="float" office:value="209.405" calcext:value-type="float">
            <text:p>209.405</text:p>
          </table:table-cell>
          <table:table-cell table:formula="of:=MAX([.C136:.C161])" office:value-type="float" office:value="210.71" calcext:value-type="float">
            <text:p>210.71</text:p>
          </table:table-cell>
          <table:table-cell table:formula="of:=MIN([.D136:.D161])" office:value-type="float" office:value="208.04" calcext:value-type="float">
            <text:p>208.04</text:p>
          </table:table-cell>
          <table:table-cell table:formula="of:=([.J161]+[.K161])/2" office:value-type="float" office:value="209.375" calcext:value-type="float">
            <text:p>209.375</text:p>
          </table:table-cell>
          <table:table-cell table:formula="of:=([.I135]+[.L135])/2" office:value-type="float" office:value="207.425" calcext:value-type="float">
            <text:p>207.425</text:p>
          </table:table-cell>
          <table:table-cell table:formula="of:=MAX([.C110:.C161])" office:value-type="float" office:value="210.71" calcext:value-type="float">
            <text:p>210.71</text:p>
          </table:table-cell>
          <table:table-cell table:formula="of:=MIN([.D110:.D161])" office:value-type="float" office:value="205.21" calcext:value-type="float">
            <text:p>205.21</text:p>
          </table:table-cell>
          <table:table-cell table:formula="of:=([.O135]+[.N135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5/04/15 13:00:00 +08:00</text:p>
          </table:table-cell>
          <table:table-cell office:value-type="float" office:value="210.41" calcext:value-type="float">
            <text:p>210.41</text:p>
          </table:table-cell>
          <table:table-cell office:value-type="float" office:value="210.54" calcext:value-type="float">
            <text:p>210.54</text:p>
          </table:table-cell>
          <table:table-cell office:value-type="float" office:value="210.22" calcext:value-type="float">
            <text:p>210.22</text:p>
          </table:table-cell>
          <table:table-cell office:value-type="float" office:value="210.51" calcext:value-type="float">
            <text:p>210.51</text:p>
          </table:table-cell>
          <table:table-cell office:value-type="float" office:value="206.635" calcext:value-type="float">
            <text:p>206.635</text:p>
          </table:table-cell>
          <table:table-cell table:formula="of:=MAX([.C154:.C162])" office:value-type="float" office:value="210.71" calcext:value-type="float">
            <text:p>210.71</text:p>
          </table:table-cell>
          <table:table-cell table:formula="of:=MIN([.D154:.D162])" office:value-type="float" office:value="208.42" calcext:value-type="float">
            <text:p>208.42</text:p>
          </table:table-cell>
          <table:table-cell table:formula="of:=([.G162]+[.H162])/2" office:value-type="float" office:value="209.565" calcext:value-type="float">
            <text:p>209.565</text:p>
          </table:table-cell>
          <table:table-cell table:formula="of:=MAX([.C137:.C162])" office:value-type="float" office:value="210.71" calcext:value-type="float">
            <text:p>210.71</text:p>
          </table:table-cell>
          <table:table-cell table:formula="of:=MIN([.D137:.D162])" office:value-type="float" office:value="208.1" calcext:value-type="float">
            <text:p>208.1</text:p>
          </table:table-cell>
          <table:table-cell table:formula="of:=([.J162]+[.K162])/2" office:value-type="float" office:value="209.405" calcext:value-type="float">
            <text:p>209.405</text:p>
          </table:table-cell>
          <table:table-cell table:formula="of:=([.I136]+[.L136])/2" office:value-type="float" office:value="207.745" calcext:value-type="float">
            <text:p>207.745</text:p>
          </table:table-cell>
          <table:table-cell table:formula="of:=MAX([.C111:.C162])" office:value-type="float" office:value="210.71" calcext:value-type="float">
            <text:p>210.71</text:p>
          </table:table-cell>
          <table:table-cell table:formula="of:=MIN([.D111:.D162])" office:value-type="float" office:value="206.49" calcext:value-type="float">
            <text:p>206.49</text:p>
          </table:table-cell>
          <table:table-cell table:formula="of:=([.O136]+[.N136])/2" office:value-type="float" office:value="206.635" calcext:value-type="float">
            <text:p>206.635</text:p>
          </table:table-cell>
        </table:table-row>
        <table:table-row table:style-name="ro1">
          <table:table-cell office:value-type="string" calcext:value-type="string">
            <text:p>15/04/15 14:00:00 +08:00</text:p>
          </table:table-cell>
          <table:table-cell office:value-type="float" office:value="210.51" calcext:value-type="float">
            <text:p>210.51</text:p>
          </table:table-cell>
          <table:table-cell office:value-type="float" office:value="210.98" calcext:value-type="float">
            <text:p>210.98</text:p>
          </table:table-cell>
          <table:table-cell office:value-type="float" office:value="210.46" calcext:value-type="float">
            <text:p>210.46</text:p>
          </table:table-cell>
          <table:table-cell office:value-type="float" office:value="210.8" calcext:value-type="float">
            <text:p>210.8</text:p>
          </table:table-cell>
          <table:table-cell office:value-type="float" office:value="206.845" calcext:value-type="float">
            <text:p>206.845</text:p>
          </table:table-cell>
          <table:table-cell table:formula="of:=MAX([.C155:.C163])" office:value-type="float" office:value="210.98" calcext:value-type="float">
            <text:p>210.98</text:p>
          </table:table-cell>
          <table:table-cell table:formula="of:=MIN([.D155:.D163])" office:value-type="float" office:value="209.09" calcext:value-type="float">
            <text:p>209.09</text:p>
          </table:table-cell>
          <table:table-cell table:formula="of:=([.G163]+[.H163])/2" office:value-type="float" office:value="210.035" calcext:value-type="float">
            <text:p>210.035</text:p>
          </table:table-cell>
          <table:table-cell table:formula="of:=MAX([.C138:.C163])" office:value-type="float" office:value="210.98" calcext:value-type="float">
            <text:p>210.98</text:p>
          </table:table-cell>
          <table:table-cell table:formula="of:=MIN([.D138:.D163])" office:value-type="float" office:value="208.1" calcext:value-type="float">
            <text:p>208.1</text:p>
          </table:table-cell>
          <table:table-cell table:formula="of:=([.J163]+[.K163])/2" office:value-type="float" office:value="209.54" calcext:value-type="float">
            <text:p>209.54</text:p>
          </table:table-cell>
          <table:table-cell table:formula="of:=([.I137]+[.L137])/2" office:value-type="float" office:value="208.13" calcext:value-type="float">
            <text:p>208.13</text:p>
          </table:table-cell>
          <table:table-cell table:formula="of:=MAX([.C112:.C163])" office:value-type="float" office:value="210.98" calcext:value-type="float">
            <text:p>210.98</text:p>
          </table:table-cell>
          <table:table-cell table:formula="of:=MIN([.D112:.D163])" office:value-type="float" office:value="207.08" calcext:value-type="float">
            <text:p>207.08</text:p>
          </table:table-cell>
          <table:table-cell table:formula="of:=([.O137]+[.N137])/2" office:value-type="float" office:value="206.845" calcext:value-type="float">
            <text:p>206.845</text:p>
          </table:table-cell>
        </table:table-row>
        <table:table-row table:style-name="ro1">
          <table:table-cell office:value-type="string" calcext:value-type="string">
            <text:p>15/04/15 15:00:00 +08:00</text:p>
          </table:table-cell>
          <table:table-cell office:value-type="float" office:value="210.8" calcext:value-type="float">
            <text:p>210.8</text:p>
          </table:table-cell>
          <table:table-cell office:value-type="float" office:value="211.04" calcext:value-type="float">
            <text:p>211.04</text:p>
          </table:table-cell>
          <table:table-cell office:value-type="float" office:value="210.73" calcext:value-type="float">
            <text:p>210.73</text:p>
          </table:table-cell>
          <table:table-cell office:value-type="float" office:value="210.91" calcext:value-type="float">
            <text:p>210.91</text:p>
          </table:table-cell>
          <table:table-cell office:value-type="float" office:value="206.935" calcext:value-type="float">
            <text:p>206.935</text:p>
          </table:table-cell>
          <table:table-cell table:formula="of:=MAX([.C156:.C164])" office:value-type="float" office:value="211.04" calcext:value-type="float">
            <text:p>211.04</text:p>
          </table:table-cell>
          <table:table-cell table:formula="of:=MIN([.D156:.D164])" office:value-type="float" office:value="209.09" calcext:value-type="float">
            <text:p>209.09</text:p>
          </table:table-cell>
          <table:table-cell table:formula="of:=([.G164]+[.H164])/2" office:value-type="float" office:value="210.065" calcext:value-type="float">
            <text:p>210.065</text:p>
          </table:table-cell>
          <table:table-cell table:formula="of:=MAX([.C139:.C164])" office:value-type="float" office:value="211.04" calcext:value-type="float">
            <text:p>211.04</text:p>
          </table:table-cell>
          <table:table-cell table:formula="of:=MIN([.D139:.D164])" office:value-type="float" office:value="208.1" calcext:value-type="float">
            <text:p>208.1</text:p>
          </table:table-cell>
          <table:table-cell table:formula="of:=([.J164]+[.K164])/2" office:value-type="float" office:value="209.57" calcext:value-type="float">
            <text:p>209.57</text:p>
          </table:table-cell>
          <table:table-cell table:formula="of:=([.I138]+[.L138])/2" office:value-type="float" office:value="208.2475" calcext:value-type="float">
            <text:p>208.2475</text:p>
          </table:table-cell>
          <table:table-cell table:formula="of:=MAX([.C113:.C164])" office:value-type="float" office:value="211.04" calcext:value-type="float">
            <text:p>211.04</text:p>
          </table:table-cell>
          <table:table-cell table:formula="of:=MIN([.D113:.D164])" office:value-type="float" office:value="207.08" calcext:value-type="float">
            <text:p>207.08</text:p>
          </table:table-cell>
          <table:table-cell table:formula="of:=([.O138]+[.N138])/2" office:value-type="float" office:value="206.935" calcext:value-type="float">
            <text:p>206.935</text:p>
          </table:table-cell>
        </table:table-row>
        <table:table-row table:style-name="ro1">
          <table:table-cell office:value-type="string" calcext:value-type="string">
            <text:p>15/04/15 16:00:00 +08:00</text:p>
          </table:table-cell>
          <table:table-cell office:value-type="float" office:value="210.91" calcext:value-type="float">
            <text:p>210.91</text:p>
          </table:table-cell>
          <table:table-cell office:value-type="float" office:value="210.96" calcext:value-type="float">
            <text:p>210.96</text:p>
          </table:table-cell>
          <table:table-cell office:value-type="float" office:value="210.41" calcext:value-type="float">
            <text:p>210.41</text:p>
          </table:table-cell>
          <table:table-cell office:value-type="float" office:value="210.47" calcext:value-type="float">
            <text:p>210.47</text:p>
          </table:table-cell>
          <table:table-cell office:value-type="float" office:value="207.165" calcext:value-type="float">
            <text:p>207.165</text:p>
          </table:table-cell>
          <table:table-cell table:formula="of:=MAX([.C157:.C165])" office:value-type="float" office:value="211.04" calcext:value-type="float">
            <text:p>211.04</text:p>
          </table:table-cell>
          <table:table-cell table:formula="of:=MIN([.D157:.D165])" office:value-type="float" office:value="209.09" calcext:value-type="float">
            <text:p>209.09</text:p>
          </table:table-cell>
          <table:table-cell table:formula="of:=([.G165]+[.H165])/2" office:value-type="float" office:value="210.065" calcext:value-type="float">
            <text:p>210.065</text:p>
          </table:table-cell>
          <table:table-cell table:formula="of:=MAX([.C140:.C165])" office:value-type="float" office:value="211.04" calcext:value-type="float">
            <text:p>211.04</text:p>
          </table:table-cell>
          <table:table-cell table:formula="of:=MIN([.D140:.D165])" office:value-type="float" office:value="208.1" calcext:value-type="float">
            <text:p>208.1</text:p>
          </table:table-cell>
          <table:table-cell table:formula="of:=([.J165]+[.K165])/2" office:value-type="float" office:value="209.57" calcext:value-type="float">
            <text:p>209.57</text:p>
          </table:table-cell>
          <table:table-cell table:formula="of:=([.I139]+[.L139])/2" office:value-type="float" office:value="208.4775" calcext:value-type="float">
            <text:p>208.4775</text:p>
          </table:table-cell>
          <table:table-cell table:formula="of:=MAX([.C114:.C165])" office:value-type="float" office:value="211.04" calcext:value-type="float">
            <text:p>211.04</text:p>
          </table:table-cell>
          <table:table-cell table:formula="of:=MIN([.D114:.D165])" office:value-type="float" office:value="207.08" calcext:value-type="float">
            <text:p>207.08</text:p>
          </table:table-cell>
          <table:table-cell table:formula="of:=([.O139]+[.N139])/2" office:value-type="float" office:value="207.165" calcext:value-type="float">
            <text:p>207.165</text:p>
          </table:table-cell>
        </table:table-row>
        <table:table-row table:style-name="ro1">
          <table:table-cell office:value-type="string" calcext:value-type="string">
            <text:p>16/04/15 10:00:00 +08:00</text:p>
          </table:table-cell>
          <table:table-cell office:value-type="float" office:value="210.04" calcext:value-type="float">
            <text:p>210.04</text:p>
          </table:table-cell>
          <table:table-cell office:value-type="float" office:value="210.25" calcext:value-type="float">
            <text:p>210.25</text:p>
          </table:table-cell>
          <table:table-cell office:value-type="float" office:value="209.81" calcext:value-type="float">
            <text:p>209.81</text:p>
          </table:table-cell>
          <table:table-cell office:value-type="float" office:value="210" calcext:value-type="float">
            <text:p>210</text:p>
          </table:table-cell>
          <table:table-cell office:value-type="float" office:value="207.245" calcext:value-type="float">
            <text:p>207.245</text:p>
          </table:table-cell>
          <table:table-cell table:formula="of:=MAX([.C158:.C166])" office:value-type="float" office:value="211.04" calcext:value-type="float">
            <text:p>211.04</text:p>
          </table:table-cell>
          <table:table-cell table:formula="of:=MIN([.D158:.D166])" office:value-type="float" office:value="209.19" calcext:value-type="float">
            <text:p>209.19</text:p>
          </table:table-cell>
          <table:table-cell table:formula="of:=([.G166]+[.H166])/2" office:value-type="float" office:value="210.115" calcext:value-type="float">
            <text:p>210.115</text:p>
          </table:table-cell>
          <table:table-cell table:formula="of:=MAX([.C141:.C166])" office:value-type="float" office:value="211.04" calcext:value-type="float">
            <text:p>211.04</text:p>
          </table:table-cell>
          <table:table-cell table:formula="of:=MIN([.D141:.D166])" office:value-type="float" office:value="208.1" calcext:value-type="float">
            <text:p>208.1</text:p>
          </table:table-cell>
          <table:table-cell table:formula="of:=([.J166]+[.K166])/2" office:value-type="float" office:value="209.57" calcext:value-type="float">
            <text:p>209.57</text:p>
          </table:table-cell>
          <table:table-cell table:formula="of:=([.I140]+[.L140])/2" office:value-type="float" office:value="208.5575" calcext:value-type="float">
            <text:p>208.5575</text:p>
          </table:table-cell>
          <table:table-cell table:formula="of:=MAX([.C115:.C166])" office:value-type="float" office:value="211.04" calcext:value-type="float">
            <text:p>211.04</text:p>
          </table:table-cell>
          <table:table-cell table:formula="of:=MIN([.D115:.D166])" office:value-type="float" office:value="207.08" calcext:value-type="float">
            <text:p>207.08</text:p>
          </table:table-cell>
          <table:table-cell table:formula="of:=([.O140]+[.N140])/2" office:value-type="float" office:value="207.245" calcext:value-type="float">
            <text:p>207.245</text:p>
          </table:table-cell>
        </table:table-row>
        <table:table-row table:style-name="ro1">
          <table:table-cell office:value-type="string" calcext:value-type="string">
            <text:p>16/04/15 11:00:00 +08:00</text:p>
          </table:table-cell>
          <table:table-cell office:value-type="float" office:value="210" calcext:value-type="float">
            <text:p>210</text:p>
          </table:table-cell>
          <table:table-cell office:value-type="float" office:value="210.4" calcext:value-type="float">
            <text:p>210.4</text:p>
          </table:table-cell>
          <table:table-cell office:value-type="float" office:value="209.79" calcext:value-type="float">
            <text:p>209.79</text:p>
          </table:table-cell>
          <table:table-cell office:value-type="float" office:value="210.22" calcext:value-type="float">
            <text:p>210.22</text:p>
          </table:table-cell>
          <table:table-cell office:value-type="float" office:value="207.245" calcext:value-type="float">
            <text:p>207.245</text:p>
          </table:table-cell>
          <table:table-cell table:formula="of:=MAX([.C159:.C167])" office:value-type="float" office:value="211.04" calcext:value-type="float">
            <text:p>211.04</text:p>
          </table:table-cell>
          <table:table-cell table:formula="of:=MIN([.D159:.D167])" office:value-type="float" office:value="209.79" calcext:value-type="float">
            <text:p>209.79</text:p>
          </table:table-cell>
          <table:table-cell table:formula="of:=([.G167]+[.H167])/2" office:value-type="float" office:value="210.415" calcext:value-type="float">
            <text:p>210.415</text:p>
          </table:table-cell>
          <table:table-cell table:formula="of:=MAX([.C142:.C167])" office:value-type="float" office:value="211.04" calcext:value-type="float">
            <text:p>211.04</text:p>
          </table:table-cell>
          <table:table-cell table:formula="of:=MIN([.D142:.D167])" office:value-type="float" office:value="208.1" calcext:value-type="float">
            <text:p>208.1</text:p>
          </table:table-cell>
          <table:table-cell table:formula="of:=([.J167]+[.K167])/2" office:value-type="float" office:value="209.57" calcext:value-type="float">
            <text:p>209.57</text:p>
          </table:table-cell>
          <table:table-cell table:formula="of:=([.I141]+[.L141])/2" office:value-type="float" office:value="208.5575" calcext:value-type="float">
            <text:p>208.5575</text:p>
          </table:table-cell>
          <table:table-cell table:formula="of:=MAX([.C116:.C167])" office:value-type="float" office:value="211.04" calcext:value-type="float">
            <text:p>211.04</text:p>
          </table:table-cell>
          <table:table-cell table:formula="of:=MIN([.D116:.D167])" office:value-type="float" office:value="207.08" calcext:value-type="float">
            <text:p>207.08</text:p>
          </table:table-cell>
          <table:table-cell table:formula="of:=([.O141]+[.N141])/2" office:value-type="float" office:value="207.245" calcext:value-type="float">
            <text:p>207.245</text:p>
          </table:table-cell>
        </table:table-row>
        <table:table-row table:style-name="ro1">
          <table:table-cell office:value-type="string" calcext:value-type="string">
            <text:p>16/04/15 12:00:00 +08:00</text:p>
          </table:table-cell>
          <table:table-cell office:value-type="float" office:value="210.21" calcext:value-type="float">
            <text:p>210.21</text:p>
          </table:table-cell>
          <table:table-cell office:value-type="float" office:value="210.46" calcext:value-type="float">
            <text:p>210.46</text:p>
          </table:table-cell>
          <table:table-cell office:value-type="float" office:value="210.02" calcext:value-type="float">
            <text:p>210.02</text:p>
          </table:table-cell>
          <table:table-cell office:value-type="float" office:value="210.2" calcext:value-type="float">
            <text:p>210.2</text:p>
          </table:table-cell>
          <table:table-cell office:value-type="float" office:value="207.245" calcext:value-type="float">
            <text:p>207.245</text:p>
          </table:table-cell>
          <table:table-cell table:formula="of:=MAX([.C160:.C168])" office:value-type="float" office:value="211.04" calcext:value-type="float">
            <text:p>211.04</text:p>
          </table:table-cell>
          <table:table-cell table:formula="of:=MIN([.D160:.D168])" office:value-type="float" office:value="209.79" calcext:value-type="float">
            <text:p>209.79</text:p>
          </table:table-cell>
          <table:table-cell table:formula="of:=([.G168]+[.H168])/2" office:value-type="float" office:value="210.415" calcext:value-type="float">
            <text:p>210.415</text:p>
          </table:table-cell>
          <table:table-cell table:formula="of:=MAX([.C143:.C168])" office:value-type="float" office:value="211.04" calcext:value-type="float">
            <text:p>211.04</text:p>
          </table:table-cell>
          <table:table-cell table:formula="of:=MIN([.D143:.D168])" office:value-type="float" office:value="208.1" calcext:value-type="float">
            <text:p>208.1</text:p>
          </table:table-cell>
          <table:table-cell table:formula="of:=([.J168]+[.K168])/2" office:value-type="float" office:value="209.57" calcext:value-type="float">
            <text:p>209.57</text:p>
          </table:table-cell>
          <table:table-cell table:formula="of:=([.I142]+[.L142])/2" office:value-type="float" office:value="208.7175" calcext:value-type="float">
            <text:p>208.7175</text:p>
          </table:table-cell>
          <table:table-cell table:formula="of:=MAX([.C117:.C168])" office:value-type="float" office:value="211.04" calcext:value-type="float">
            <text:p>211.04</text:p>
          </table:table-cell>
          <table:table-cell table:formula="of:=MIN([.D117:.D168])" office:value-type="float" office:value="207.08" calcext:value-type="float">
            <text:p>207.08</text:p>
          </table:table-cell>
          <table:table-cell table:formula="of:=([.O142]+[.N142])/2" office:value-type="float" office:value="207.245" calcext:value-type="float">
            <text:p>207.245</text:p>
          </table:table-cell>
        </table:table-row>
        <table:table-row table:style-name="ro1">
          <table:table-cell office:value-type="string" calcext:value-type="string">
            <text:p>16/04/15 13:00:00 +08:00</text:p>
          </table:table-cell>
          <table:table-cell office:value-type="float" office:value="210.2" calcext:value-type="float">
            <text:p>210.2</text:p>
          </table:table-cell>
          <table:table-cell office:value-type="float" office:value="210.48" calcext:value-type="float">
            <text:p>210.48</text:p>
          </table:table-cell>
          <table:table-cell office:value-type="float" office:value="210.19" calcext:value-type="float">
            <text:p>210.19</text:p>
          </table:table-cell>
          <table:table-cell office:value-type="float" office:value="210.36" calcext:value-type="float">
            <text:p>210.36</text:p>
          </table:table-cell>
          <table:table-cell office:value-type="float" office:value="207.3" calcext:value-type="float">
            <text:p>207.3</text:p>
          </table:table-cell>
          <table:table-cell table:formula="of:=MAX([.C161:.C169])" office:value-type="float" office:value="211.04" calcext:value-type="float">
            <text:p>211.04</text:p>
          </table:table-cell>
          <table:table-cell table:formula="of:=MIN([.D161:.D169])" office:value-type="float" office:value="209.79" calcext:value-type="float">
            <text:p>209.79</text:p>
          </table:table-cell>
          <table:table-cell table:formula="of:=([.G169]+[.H169])/2" office:value-type="float" office:value="210.415" calcext:value-type="float">
            <text:p>210.415</text:p>
          </table:table-cell>
          <table:table-cell table:formula="of:=MAX([.C144:.C169])" office:value-type="float" office:value="211.04" calcext:value-type="float">
            <text:p>211.04</text:p>
          </table:table-cell>
          <table:table-cell table:formula="of:=MIN([.D144:.D169])" office:value-type="float" office:value="208.1" calcext:value-type="float">
            <text:p>208.1</text:p>
          </table:table-cell>
          <table:table-cell table:formula="of:=([.J169]+[.K169])/2" office:value-type="float" office:value="209.57" calcext:value-type="float">
            <text:p>209.57</text:p>
          </table:table-cell>
          <table:table-cell table:formula="of:=([.I143]+[.L143])/2" office:value-type="float" office:value="208.825" calcext:value-type="float">
            <text:p>208.825</text:p>
          </table:table-cell>
          <table:table-cell table:formula="of:=MAX([.C118:.C169])" office:value-type="float" office:value="211.04" calcext:value-type="float">
            <text:p>211.04</text:p>
          </table:table-cell>
          <table:table-cell table:formula="of:=MIN([.D118:.D169])" office:value-type="float" office:value="207.08" calcext:value-type="float">
            <text:p>207.08</text:p>
          </table:table-cell>
          <table:table-cell table:formula="of:=([.O143]+[.N143])/2" office:value-type="float" office:value="207.3" calcext:value-type="float">
            <text:p>207.3</text:p>
          </table:table-cell>
        </table:table-row>
        <table:table-row table:style-name="ro1">
          <table:table-cell office:value-type="string" calcext:value-type="string">
            <text:p>16/04/15 14:00:00 +08:00</text:p>
          </table:table-cell>
          <table:table-cell office:value-type="float" office:value="210.36" calcext:value-type="float">
            <text:p>210.36</text:p>
          </table:table-cell>
          <table:table-cell office:value-type="float" office:value="210.97" calcext:value-type="float">
            <text:p>210.97</text:p>
          </table:table-cell>
          <table:table-cell office:value-type="float" office:value="210.28" calcext:value-type="float">
            <text:p>210.28</text:p>
          </table:table-cell>
          <table:table-cell office:value-type="float" office:value="210.94" calcext:value-type="float">
            <text:p>210.94</text:p>
          </table:table-cell>
          <table:table-cell office:value-type="float" office:value="207.3" calcext:value-type="float">
            <text:p>207.3</text:p>
          </table:table-cell>
          <table:table-cell table:formula="of:=MAX([.C162:.C170])" office:value-type="float" office:value="211.04" calcext:value-type="float">
            <text:p>211.04</text:p>
          </table:table-cell>
          <table:table-cell table:formula="of:=MIN([.D162:.D170])" office:value-type="float" office:value="209.79" calcext:value-type="float">
            <text:p>209.79</text:p>
          </table:table-cell>
          <table:table-cell table:formula="of:=([.G170]+[.H170])/2" office:value-type="float" office:value="210.415" calcext:value-type="float">
            <text:p>210.415</text:p>
          </table:table-cell>
          <table:table-cell table:formula="of:=MAX([.C145:.C170])" office:value-type="float" office:value="211.04" calcext:value-type="float">
            <text:p>211.04</text:p>
          </table:table-cell>
          <table:table-cell table:formula="of:=MIN([.D145:.D170])" office:value-type="float" office:value="208.1" calcext:value-type="float">
            <text:p>208.1</text:p>
          </table:table-cell>
          <table:table-cell table:formula="of:=([.J170]+[.K170])/2" office:value-type="float" office:value="209.57" calcext:value-type="float">
            <text:p>209.57</text:p>
          </table:table-cell>
          <table:table-cell table:formula="of:=([.I144]+[.L144])/2" office:value-type="float" office:value="208.825" calcext:value-type="float">
            <text:p>208.825</text:p>
          </table:table-cell>
          <table:table-cell table:formula="of:=MAX([.C119:.C170])" office:value-type="float" office:value="211.04" calcext:value-type="float">
            <text:p>211.04</text:p>
          </table:table-cell>
          <table:table-cell table:formula="of:=MIN([.D119:.D170])" office:value-type="float" office:value="207.08" calcext:value-type="float">
            <text:p>207.08</text:p>
          </table:table-cell>
          <table:table-cell table:formula="of:=([.O144]+[.N144])/2" office:value-type="float" office:value="207.3" calcext:value-type="float">
            <text:p>207.3</text:p>
          </table:table-cell>
        </table:table-row>
        <table:table-row table:style-name="ro1">
          <table:table-cell office:value-type="string" calcext:value-type="string">
            <text:p>16/04/15 15:00:00 +08:00</text:p>
          </table:table-cell>
          <table:table-cell office:value-type="float" office:value="210.94" calcext:value-type="float">
            <text:p>210.94</text:p>
          </table:table-cell>
          <table:table-cell office:value-type="float" office:value="210.98" calcext:value-type="float">
            <text:p>210.98</text:p>
          </table:table-cell>
          <table:table-cell table:number-columns-repeated="2" office:value-type="float" office:value="210.65" calcext:value-type="float">
            <text:p>210.65</text:p>
          </table:table-cell>
          <table:table-cell office:value-type="float" office:value="207.505" calcext:value-type="float">
            <text:p>207.505</text:p>
          </table:table-cell>
          <table:table-cell table:formula="of:=MAX([.C163:.C171])" office:value-type="float" office:value="211.04" calcext:value-type="float">
            <text:p>211.04</text:p>
          </table:table-cell>
          <table:table-cell table:formula="of:=MIN([.D163:.D171])" office:value-type="float" office:value="209.79" calcext:value-type="float">
            <text:p>209.79</text:p>
          </table:table-cell>
          <table:table-cell table:formula="of:=([.G171]+[.H171])/2" office:value-type="float" office:value="210.415" calcext:value-type="float">
            <text:p>210.415</text:p>
          </table:table-cell>
          <table:table-cell table:formula="of:=MAX([.C146:.C171])" office:value-type="float" office:value="211.04" calcext:value-type="float">
            <text:p>211.04</text:p>
          </table:table-cell>
          <table:table-cell table:formula="of:=MIN([.D146:.D171])" office:value-type="float" office:value="208.1" calcext:value-type="float">
            <text:p>208.1</text:p>
          </table:table-cell>
          <table:table-cell table:formula="of:=([.J171]+[.K171])/2" office:value-type="float" office:value="209.57" calcext:value-type="float">
            <text:p>209.57</text:p>
          </table:table-cell>
          <table:table-cell table:formula="of:=([.I145]+[.L145])/2" office:value-type="float" office:value="209.135" calcext:value-type="float">
            <text:p>209.135</text:p>
          </table:table-cell>
          <table:table-cell table:formula="of:=MAX([.C120:.C171])" office:value-type="float" office:value="211.04" calcext:value-type="float">
            <text:p>211.04</text:p>
          </table:table-cell>
          <table:table-cell table:formula="of:=MIN([.D120:.D171])" office:value-type="float" office:value="207.08" calcext:value-type="float">
            <text:p>207.08</text:p>
          </table:table-cell>
          <table:table-cell table:formula="of:=([.O145]+[.N145])/2" office:value-type="float" office:value="207.505" calcext:value-type="float">
            <text:p>207.505</text:p>
          </table:table-cell>
        </table:table-row>
        <table:table-row table:style-name="ro1">
          <table:table-cell office:value-type="string" calcext:value-type="string">
            <text:p>16/04/15 16:00:00 +08:00</text:p>
          </table:table-cell>
          <table:table-cell office:value-type="float" office:value="210.66" calcext:value-type="float">
            <text:p>210.66</text:p>
          </table:table-cell>
          <table:table-cell office:value-type="float" office:value="210.72" calcext:value-type="float">
            <text:p>210.72</text:p>
          </table:table-cell>
          <table:table-cell office:value-type="float" office:value="210.24" calcext:value-type="float">
            <text:p>210.24</text:p>
          </table:table-cell>
          <table:table-cell office:value-type="float" office:value="210.37" calcext:value-type="float">
            <text:p>210.37</text:p>
          </table:table-cell>
          <table:table-cell office:value-type="float" office:value="207.57" calcext:value-type="float">
            <text:p>207.57</text:p>
          </table:table-cell>
          <table:table-cell table:formula="of:=MAX([.C164:.C172])" office:value-type="float" office:value="211.04" calcext:value-type="float">
            <text:p>211.04</text:p>
          </table:table-cell>
          <table:table-cell table:formula="of:=MIN([.D164:.D172])" office:value-type="float" office:value="209.79" calcext:value-type="float">
            <text:p>209.79</text:p>
          </table:table-cell>
          <table:table-cell table:formula="of:=([.G172]+[.H172])/2" office:value-type="float" office:value="210.415" calcext:value-type="float">
            <text:p>210.415</text:p>
          </table:table-cell>
          <table:table-cell table:formula="of:=MAX([.C147:.C172])" office:value-type="float" office:value="211.04" calcext:value-type="float">
            <text:p>211.04</text:p>
          </table:table-cell>
          <table:table-cell table:formula="of:=MIN([.D147:.D172])" office:value-type="float" office:value="208.1" calcext:value-type="float">
            <text:p>208.1</text:p>
          </table:table-cell>
          <table:table-cell table:formula="of:=([.J172]+[.K172])/2" office:value-type="float" office:value="209.57" calcext:value-type="float">
            <text:p>209.57</text:p>
          </table:table-cell>
          <table:table-cell table:formula="of:=([.I146]+[.L146])/2" office:value-type="float" office:value="209.325" calcext:value-type="float">
            <text:p>209.325</text:p>
          </table:table-cell>
          <table:table-cell table:formula="of:=MAX([.C121:.C172])" office:value-type="float" office:value="211.04" calcext:value-type="float">
            <text:p>211.04</text:p>
          </table:table-cell>
          <table:table-cell table:formula="of:=MIN([.D121:.D172])" office:value-type="float" office:value="207.08" calcext:value-type="float">
            <text:p>207.08</text:p>
          </table:table-cell>
          <table:table-cell table:formula="of:=([.O146]+[.N146])/2" office:value-type="float" office:value="207.57" calcext:value-type="float">
            <text:p>207.57</text:p>
          </table:table-cell>
        </table:table-row>
        <table:table-row table:style-name="ro1">
          <table:table-cell office:value-type="string" calcext:value-type="string">
            <text:p>17/04/15 10:00:00 +08:00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9.23" calcext:value-type="float">
            <text:p>209.23</text:p>
          </table:table-cell>
          <table:table-cell office:value-type="float" office:value="208.17" calcext:value-type="float">
            <text:p>208.17</text:p>
          </table:table-cell>
          <table:table-cell office:value-type="float" office:value="208.4" calcext:value-type="float">
            <text:p>208.4</text:p>
          </table:table-cell>
          <table:table-cell office:value-type="float" office:value="207.57" calcext:value-type="float">
            <text:p>207.57</text:p>
          </table:table-cell>
          <table:table-cell table:formula="of:=MAX([.C165:.C173])" office:value-type="float" office:value="210.98" calcext:value-type="float">
            <text:p>210.98</text:p>
          </table:table-cell>
          <table:table-cell table:formula="of:=MIN([.D165:.D173])" office:value-type="float" office:value="208.17" calcext:value-type="float">
            <text:p>208.17</text:p>
          </table:table-cell>
          <table:table-cell table:formula="of:=([.G173]+[.H173])/2" office:value-type="float" office:value="209.575" calcext:value-type="float">
            <text:p>209.575</text:p>
          </table:table-cell>
          <table:table-cell table:formula="of:=MAX([.C148:.C173])" office:value-type="float" office:value="211.04" calcext:value-type="float">
            <text:p>211.04</text:p>
          </table:table-cell>
          <table:table-cell table:formula="of:=MIN([.D148:.D173])" office:value-type="float" office:value="208.1" calcext:value-type="float">
            <text:p>208.1</text:p>
          </table:table-cell>
          <table:table-cell table:formula="of:=([.J173]+[.K173])/2" office:value-type="float" office:value="209.57" calcext:value-type="float">
            <text:p>209.57</text:p>
          </table:table-cell>
          <table:table-cell table:formula="of:=([.I147]+[.L147])/2" office:value-type="float" office:value="209.385" calcext:value-type="float">
            <text:p>209.385</text:p>
          </table:table-cell>
          <table:table-cell table:formula="of:=MAX([.C122:.C173])" office:value-type="float" office:value="211.04" calcext:value-type="float">
            <text:p>211.04</text:p>
          </table:table-cell>
          <table:table-cell table:formula="of:=MIN([.D122:.D173])" office:value-type="float" office:value="207.08" calcext:value-type="float">
            <text:p>207.08</text:p>
          </table:table-cell>
          <table:table-cell table:formula="of:=([.O147]+[.N147])/2" office:value-type="float" office:value="207.57" calcext:value-type="float">
            <text:p>207.57</text:p>
          </table:table-cell>
        </table:table-row>
        <table:table-row table:style-name="ro1">
          <table:table-cell office:value-type="string" calcext:value-type="string">
            <text:p>17/04/15 11:00:00 +08:00</text:p>
          </table:table-cell>
          <table:table-cell office:value-type="float" office:value="208.4" calcext:value-type="float">
            <text:p>208.4</text:p>
          </table:table-cell>
          <table:table-cell office:value-type="float" office:value="208.51" calcext:value-type="float">
            <text:p>208.51</text:p>
          </table:table-cell>
          <table:table-cell office:value-type="float" office:value="207.8" calcext:value-type="float">
            <text:p>207.8</text:p>
          </table:table-cell>
          <table:table-cell office:value-type="float" office:value="207.97" calcext:value-type="float">
            <text:p>207.97</text:p>
          </table:table-cell>
          <table:table-cell office:value-type="float" office:value="207.65" calcext:value-type="float">
            <text:p>207.65</text:p>
          </table:table-cell>
          <table:table-cell table:formula="of:=MAX([.C166:.C174])" office:value-type="float" office:value="210.98" calcext:value-type="float">
            <text:p>210.98</text:p>
          </table:table-cell>
          <table:table-cell table:formula="of:=MIN([.D166:.D174])" office:value-type="float" office:value="207.8" calcext:value-type="float">
            <text:p>207.8</text:p>
          </table:table-cell>
          <table:table-cell table:formula="of:=([.G174]+[.H174])/2" office:value-type="float" office:value="209.39" calcext:value-type="float">
            <text:p>209.39</text:p>
          </table:table-cell>
          <table:table-cell table:formula="of:=MAX([.C149:.C174])" office:value-type="float" office:value="211.04" calcext:value-type="float">
            <text:p>211.04</text:p>
          </table:table-cell>
          <table:table-cell table:formula="of:=MIN([.D149:.D174])" office:value-type="float" office:value="207.8" calcext:value-type="float">
            <text:p>207.8</text:p>
          </table:table-cell>
          <table:table-cell table:formula="of:=([.J174]+[.K174])/2" office:value-type="float" office:value="209.42" calcext:value-type="float">
            <text:p>209.42</text:p>
          </table:table-cell>
          <table:table-cell table:formula="of:=([.I148]+[.L148])/2" office:value-type="float" office:value="209.49" calcext:value-type="float">
            <text:p>209.49</text:p>
          </table:table-cell>
          <table:table-cell table:formula="of:=MAX([.C123:.C174])" office:value-type="float" office:value="211.04" calcext:value-type="float">
            <text:p>211.04</text:p>
          </table:table-cell>
          <table:table-cell table:formula="of:=MIN([.D123:.D174])" office:value-type="float" office:value="207.08" calcext:value-type="float">
            <text:p>207.08</text:p>
          </table:table-cell>
          <table:table-cell table:formula="of:=([.O148]+[.N148])/2" office:value-type="float" office:value="207.65" calcext:value-type="float">
            <text:p>207.65</text:p>
          </table:table-cell>
        </table:table-row>
        <table:table-row table:style-name="ro1">
          <table:table-cell office:value-type="string" calcext:value-type="string">
            <text:p>17/04/15 12:00:00 +08:00</text:p>
          </table:table-cell>
          <table:table-cell office:value-type="float" office:value="207.97" calcext:value-type="float">
            <text:p>207.97</text:p>
          </table:table-cell>
          <table:table-cell office:value-type="float" office:value="208.35" calcext:value-type="float">
            <text:p>208.35</text:p>
          </table:table-cell>
          <table:table-cell office:value-type="float" office:value="207.69" calcext:value-type="float">
            <text:p>207.69</text:p>
          </table:table-cell>
          <table:table-cell office:value-type="float" office:value="208.19" calcext:value-type="float">
            <text:p>208.19</text:p>
          </table:table-cell>
          <table:table-cell office:value-type="float" office:value="207.83" calcext:value-type="float">
            <text:p>207.83</text:p>
          </table:table-cell>
          <table:table-cell table:formula="of:=MAX([.C167:.C175])" office:value-type="float" office:value="210.98" calcext:value-type="float">
            <text:p>210.98</text:p>
          </table:table-cell>
          <table:table-cell table:formula="of:=MIN([.D167:.D175])" office:value-type="float" office:value="207.69" calcext:value-type="float">
            <text:p>207.69</text:p>
          </table:table-cell>
          <table:table-cell table:formula="of:=([.G175]+[.H175])/2" office:value-type="float" office:value="209.335" calcext:value-type="float">
            <text:p>209.335</text:p>
          </table:table-cell>
          <table:table-cell table:formula="of:=MAX([.C150:.C175])" office:value-type="float" office:value="211.04" calcext:value-type="float">
            <text:p>211.04</text:p>
          </table:table-cell>
          <table:table-cell table:formula="of:=MIN([.D150:.D175])" office:value-type="float" office:value="207.69" calcext:value-type="float">
            <text:p>207.69</text:p>
          </table:table-cell>
          <table:table-cell table:formula="of:=([.J175]+[.K175])/2" office:value-type="float" office:value="209.365" calcext:value-type="float">
            <text:p>209.365</text:p>
          </table:table-cell>
          <table:table-cell table:formula="of:=([.I149]+[.L149])/2" office:value-type="float" office:value="209.43" calcext:value-type="float">
            <text:p>209.43</text:p>
          </table:table-cell>
          <table:table-cell table:formula="of:=MAX([.C124:.C175])" office:value-type="float" office:value="211.04" calcext:value-type="float">
            <text:p>211.04</text:p>
          </table:table-cell>
          <table:table-cell table:formula="of:=MIN([.D124:.D175])" office:value-type="float" office:value="207.08" calcext:value-type="float">
            <text:p>207.08</text:p>
          </table:table-cell>
          <table:table-cell table:formula="of:=([.O149]+[.N149])/2" office:value-type="float" office:value="207.83" calcext:value-type="float">
            <text:p>207.83</text:p>
          </table:table-cell>
        </table:table-row>
        <table:table-row table:style-name="ro1">
          <table:table-cell office:value-type="string" calcext:value-type="string">
            <text:p>17/04/15 13:00:00 +08:00</text:p>
          </table:table-cell>
          <table:table-cell office:value-type="float" office:value="208.19" calcext:value-type="float">
            <text:p>208.19</text:p>
          </table:table-cell>
          <table:table-cell office:value-type="float" office:value="208.33" calcext:value-type="float">
            <text:p>208.33</text:p>
          </table:table-cell>
          <table:table-cell office:value-type="float" office:value="207.98" calcext:value-type="float">
            <text:p>207.98</text:p>
          </table:table-cell>
          <table:table-cell office:value-type="float" office:value="208.16" calcext:value-type="float">
            <text:p>208.16</text:p>
          </table:table-cell>
          <table:table-cell office:value-type="float" office:value="207.83" calcext:value-type="float">
            <text:p>207.83</text:p>
          </table:table-cell>
          <table:table-cell table:formula="of:=MAX([.C168:.C176])" office:value-type="float" office:value="210.98" calcext:value-type="float">
            <text:p>210.98</text:p>
          </table:table-cell>
          <table:table-cell table:formula="of:=MIN([.D168:.D176])" office:value-type="float" office:value="207.69" calcext:value-type="float">
            <text:p>207.69</text:p>
          </table:table-cell>
          <table:table-cell table:formula="of:=([.G176]+[.H176])/2" office:value-type="float" office:value="209.335" calcext:value-type="float">
            <text:p>209.335</text:p>
          </table:table-cell>
          <table:table-cell table:formula="of:=MAX([.C151:.C176])" office:value-type="float" office:value="211.04" calcext:value-type="float">
            <text:p>211.04</text:p>
          </table:table-cell>
          <table:table-cell table:formula="of:=MIN([.D151:.D176])" office:value-type="float" office:value="207.69" calcext:value-type="float">
            <text:p>207.69</text:p>
          </table:table-cell>
          <table:table-cell table:formula="of:=([.J176]+[.K176])/2" office:value-type="float" office:value="209.365" calcext:value-type="float">
            <text:p>209.365</text:p>
          </table:table-cell>
          <table:table-cell table:formula="of:=([.I150]+[.L150])/2" office:value-type="float" office:value="209.4025" calcext:value-type="float">
            <text:p>209.4025</text:p>
          </table:table-cell>
          <table:table-cell table:formula="of:=MAX([.C125:.C176])" office:value-type="float" office:value="211.04" calcext:value-type="float">
            <text:p>211.04</text:p>
          </table:table-cell>
          <table:table-cell table:formula="of:=MIN([.D125:.D176])" office:value-type="float" office:value="207.08" calcext:value-type="float">
            <text:p>207.08</text:p>
          </table:table-cell>
          <table:table-cell table:formula="of:=([.O150]+[.N150])/2" office:value-type="float" office:value="207.83" calcext:value-type="float">
            <text:p>207.83</text:p>
          </table:table-cell>
        </table:table-row>
        <table:table-row table:style-name="ro1">
          <table:table-cell office:value-type="string" calcext:value-type="string">
            <text:p>17/04/15 14:00:00 +08:00</text:p>
          </table:table-cell>
          <table:table-cell office:value-type="float" office:value="208.15" calcext:value-type="float">
            <text:p>208.15</text:p>
          </table:table-cell>
          <table:table-cell office:value-type="float" office:value="208.3" calcext:value-type="float">
            <text:p>208.3</text:p>
          </table:table-cell>
          <table:table-cell office:value-type="float" office:value="207.34" calcext:value-type="float">
            <text:p>207.34</text:p>
          </table:table-cell>
          <table:table-cell office:value-type="float" office:value="207.45" calcext:value-type="float">
            <text:p>207.45</text:p>
          </table:table-cell>
          <table:table-cell office:value-type="float" office:value="207.83" calcext:value-type="float">
            <text:p>207.83</text:p>
          </table:table-cell>
          <table:table-cell table:formula="of:=MAX([.C169:.C177])" office:value-type="float" office:value="210.98" calcext:value-type="float">
            <text:p>210.98</text:p>
          </table:table-cell>
          <table:table-cell table:formula="of:=MIN([.D169:.D177])" office:value-type="float" office:value="207.34" calcext:value-type="float">
            <text:p>207.34</text:p>
          </table:table-cell>
          <table:table-cell table:formula="of:=([.G177]+[.H177])/2" office:value-type="float" office:value="209.16" calcext:value-type="float">
            <text:p>209.16</text:p>
          </table:table-cell>
          <table:table-cell table:formula="of:=MAX([.C152:.C177])" office:value-type="float" office:value="211.04" calcext:value-type="float">
            <text:p>211.04</text:p>
          </table:table-cell>
          <table:table-cell table:formula="of:=MIN([.D152:.D177])" office:value-type="float" office:value="207.34" calcext:value-type="float">
            <text:p>207.34</text:p>
          </table:table-cell>
          <table:table-cell table:formula="of:=([.J177]+[.K177])/2" office:value-type="float" office:value="209.19" calcext:value-type="float">
            <text:p>209.19</text:p>
          </table:table-cell>
          <table:table-cell table:formula="of:=([.I151]+[.L151])/2" office:value-type="float" office:value="209.3425" calcext:value-type="float">
            <text:p>209.3425</text:p>
          </table:table-cell>
          <table:table-cell table:formula="of:=MAX([.C126:.C177])" office:value-type="float" office:value="211.04" calcext:value-type="float">
            <text:p>211.04</text:p>
          </table:table-cell>
          <table:table-cell table:formula="of:=MIN([.D126:.D177])" office:value-type="float" office:value="207.08" calcext:value-type="float">
            <text:p>207.08</text:p>
          </table:table-cell>
          <table:table-cell table:formula="of:=([.O151]+[.N151])/2" office:value-type="float" office:value="207.83" calcext:value-type="float">
            <text:p>207.83</text:p>
          </table:table-cell>
        </table:table-row>
        <table:table-row table:style-name="ro1">
          <table:table-cell office:value-type="string" calcext:value-type="string">
            <text:p>17/04/15 15:00:00 +08:00</text:p>
          </table:table-cell>
          <table:table-cell office:value-type="float" office:value="207.45" calcext:value-type="float">
            <text:p>207.45</text:p>
          </table:table-cell>
          <table:table-cell office:value-type="float" office:value="207.56" calcext:value-type="float">
            <text:p>207.56</text:p>
          </table:table-cell>
          <table:table-cell office:value-type="float" office:value="207.01" calcext:value-type="float">
            <text:p>207.01</text:p>
          </table:table-cell>
          <table:table-cell office:value-type="float" office:value="207.38" calcext:value-type="float">
            <text:p>207.38</text:p>
          </table:table-cell>
          <table:table-cell office:value-type="float" office:value="207.83" calcext:value-type="float">
            <text:p>207.83</text:p>
          </table:table-cell>
          <table:table-cell table:formula="of:=MAX([.C170:.C178])" office:value-type="float" office:value="210.98" calcext:value-type="float">
            <text:p>210.98</text:p>
          </table:table-cell>
          <table:table-cell table:formula="of:=MIN([.D170:.D178])" office:value-type="float" office:value="207.01" calcext:value-type="float">
            <text:p>207.01</text:p>
          </table:table-cell>
          <table:table-cell table:formula="of:=([.G178]+[.H178])/2" office:value-type="float" office:value="208.995" calcext:value-type="float">
            <text:p>208.995</text:p>
          </table:table-cell>
          <table:table-cell table:formula="of:=MAX([.C153:.C178])" office:value-type="float" office:value="211.04" calcext:value-type="float">
            <text:p>211.04</text:p>
          </table:table-cell>
          <table:table-cell table:formula="of:=MIN([.D153:.D178])" office:value-type="float" office:value="207.01" calcext:value-type="float">
            <text:p>207.01</text:p>
          </table:table-cell>
          <table:table-cell table:formula="of:=([.J178]+[.K178])/2" office:value-type="float" office:value="209.025" calcext:value-type="float">
            <text:p>209.025</text:p>
          </table:table-cell>
          <table:table-cell table:formula="of:=([.I152]+[.L152])/2" office:value-type="float" office:value="209.225" calcext:value-type="float">
            <text:p>209.225</text:p>
          </table:table-cell>
          <table:table-cell table:formula="of:=MAX([.C127:.C178])" office:value-type="float" office:value="211.04" calcext:value-type="float">
            <text:p>211.04</text:p>
          </table:table-cell>
          <table:table-cell table:formula="of:=MIN([.D127:.D178])" office:value-type="float" office:value="207.01" calcext:value-type="float">
            <text:p>207.01</text:p>
          </table:table-cell>
          <table:table-cell table:formula="of:=([.O152]+[.N152])/2" office:value-type="float" office:value="207.83" calcext:value-type="float">
            <text:p>207.83</text:p>
          </table:table-cell>
        </table:table-row>
        <table:table-row table:style-name="ro1">
          <table:table-cell office:value-type="string" calcext:value-type="string">
            <text:p>17/04/15 16:00:00 +08:00</text:p>
          </table:table-cell>
          <table:table-cell office:value-type="float" office:value="207.38" calcext:value-type="float">
            <text:p>207.38</text:p>
          </table:table-cell>
          <table:table-cell office:value-type="float" office:value="208.2" calcext:value-type="float">
            <text:p>208.2</text:p>
          </table:table-cell>
          <table:table-cell office:value-type="float" office:value="207.33" calcext:value-type="float">
            <text:p>207.33</text:p>
          </table:table-cell>
          <table:table-cell office:value-type="float" office:value="207.95" calcext:value-type="float">
            <text:p>207.95</text:p>
          </table:table-cell>
          <table:table-cell office:value-type="float" office:value="207.83" calcext:value-type="float">
            <text:p>207.83</text:p>
          </table:table-cell>
          <table:table-cell table:formula="of:=MAX([.C171:.C179])" office:value-type="float" office:value="210.98" calcext:value-type="float">
            <text:p>210.98</text:p>
          </table:table-cell>
          <table:table-cell table:formula="of:=MIN([.D171:.D179])" office:value-type="float" office:value="207.01" calcext:value-type="float">
            <text:p>207.01</text:p>
          </table:table-cell>
          <table:table-cell table:formula="of:=([.G179]+[.H179])/2" office:value-type="float" office:value="208.995" calcext:value-type="float">
            <text:p>208.995</text:p>
          </table:table-cell>
          <table:table-cell table:formula="of:=MAX([.C154:.C179])" office:value-type="float" office:value="211.04" calcext:value-type="float">
            <text:p>211.04</text:p>
          </table:table-cell>
          <table:table-cell table:formula="of:=MIN([.D154:.D179])" office:value-type="float" office:value="207.01" calcext:value-type="float">
            <text:p>207.01</text:p>
          </table:table-cell>
          <table:table-cell table:formula="of:=([.J179]+[.K179])/2" office:value-type="float" office:value="209.025" calcext:value-type="float">
            <text:p>209.025</text:p>
          </table:table-cell>
          <table:table-cell table:formula="of:=([.I153]+[.L153])/2" office:value-type="float" office:value="209.11" calcext:value-type="float">
            <text:p>209.11</text:p>
          </table:table-cell>
          <table:table-cell table:formula="of:=MAX([.C128:.C179])" office:value-type="float" office:value="211.04" calcext:value-type="float">
            <text:p>211.04</text:p>
          </table:table-cell>
          <table:table-cell table:formula="of:=MIN([.D128:.D179])" office:value-type="float" office:value="207.01" calcext:value-type="float">
            <text:p>207.01</text:p>
          </table:table-cell>
          <table:table-cell table:formula="of:=([.O153]+[.N153])/2" office:value-type="float" office:value="207.83" calcext:value-type="float">
            <text:p>207.83</text:p>
          </table:table-cell>
        </table:table-row>
        <table:table-row table:style-name="ro1">
          <table:table-cell office:value-type="string" calcext:value-type="string">
            <text:p>20/04/15 10:00:00 +08:00</text:p>
          </table:table-cell>
          <table:table-cell office:value-type="float" office:value="209.09" calcext:value-type="float">
            <text:p>209.09</text:p>
          </table:table-cell>
          <table:table-cell office:value-type="float" office:value="209.91" calcext:value-type="float">
            <text:p>209.91</text:p>
          </table:table-cell>
          <table:table-cell office:value-type="float" office:value="208.96" calcext:value-type="float">
            <text:p>208.96</text:p>
          </table:table-cell>
          <table:table-cell office:value-type="float" office:value="209.8" calcext:value-type="float">
            <text:p>209.8</text:p>
          </table:table-cell>
          <table:table-cell office:value-type="float" office:value="207.92" calcext:value-type="float">
            <text:p>207.92</text:p>
          </table:table-cell>
          <table:table-cell table:formula="of:=MAX([.C172:.C180])" office:value-type="float" office:value="210.72" calcext:value-type="float">
            <text:p>210.72</text:p>
          </table:table-cell>
          <table:table-cell table:formula="of:=MIN([.D172:.D180])" office:value-type="float" office:value="207.01" calcext:value-type="float">
            <text:p>207.01</text:p>
          </table:table-cell>
          <table:table-cell table:formula="of:=([.G180]+[.H180])/2" office:value-type="float" office:value="208.865" calcext:value-type="float">
            <text:p>208.865</text:p>
          </table:table-cell>
          <table:table-cell table:formula="of:=MAX([.C155:.C180])" office:value-type="float" office:value="211.04" calcext:value-type="float">
            <text:p>211.04</text:p>
          </table:table-cell>
          <table:table-cell table:formula="of:=MIN([.D155:.D180])" office:value-type="float" office:value="207.01" calcext:value-type="float">
            <text:p>207.01</text:p>
          </table:table-cell>
          <table:table-cell table:formula="of:=([.J180]+[.K180])/2" office:value-type="float" office:value="209.025" calcext:value-type="float">
            <text:p>209.025</text:p>
          </table:table-cell>
          <table:table-cell table:formula="of:=([.I154]+[.L154])/2" office:value-type="float" office:value="209.11" calcext:value-type="float">
            <text:p>209.11</text:p>
          </table:table-cell>
          <table:table-cell table:formula="of:=MAX([.C129:.C180])" office:value-type="float" office:value="211.04" calcext:value-type="float">
            <text:p>211.04</text:p>
          </table:table-cell>
          <table:table-cell table:formula="of:=MIN([.D129:.D180])" office:value-type="float" office:value="207.01" calcext:value-type="float">
            <text:p>207.01</text:p>
          </table:table-cell>
          <table:table-cell table:formula="of:=([.O154]+[.N154])/2" office:value-type="float" office:value="207.92" calcext:value-type="float">
            <text:p>207.92</text:p>
          </table:table-cell>
        </table:table-row>
        <table:table-row table:style-name="ro1">
          <table:table-cell office:value-type="string" calcext:value-type="string">
            <text:p>20/04/15 11:00:00 +08:00</text:p>
          </table:table-cell>
          <table:table-cell office:value-type="float" office:value="209.8" calcext:value-type="float">
            <text:p>209.8</text:p>
          </table:table-cell>
          <table:table-cell office:value-type="float" office:value="210.09" calcext:value-type="float">
            <text:p>210.09</text:p>
          </table:table-cell>
          <table:table-cell office:value-type="float" office:value="209.53" calcext:value-type="float">
            <text:p>209.53</text:p>
          </table:table-cell>
          <table:table-cell office:value-type="float" office:value="210.05" calcext:value-type="float">
            <text:p>210.05</text:p>
          </table:table-cell>
          <table:table-cell office:value-type="float" office:value="207.92" calcext:value-type="float">
            <text:p>207.92</text:p>
          </table:table-cell>
          <table:table-cell table:formula="of:=MAX([.C173:.C181])" office:value-type="float" office:value="210.09" calcext:value-type="float">
            <text:p>210.09</text:p>
          </table:table-cell>
          <table:table-cell table:formula="of:=MIN([.D173:.D181])" office:value-type="float" office:value="207.01" calcext:value-type="float">
            <text:p>207.01</text:p>
          </table:table-cell>
          <table:table-cell table:formula="of:=([.G181]+[.H181])/2" office:value-type="float" office:value="208.55" calcext:value-type="float">
            <text:p>208.55</text:p>
          </table:table-cell>
          <table:table-cell table:formula="of:=MAX([.C156:.C181])" office:value-type="float" office:value="211.04" calcext:value-type="float">
            <text:p>211.04</text:p>
          </table:table-cell>
          <table:table-cell table:formula="of:=MIN([.D156:.D181])" office:value-type="float" office:value="207.01" calcext:value-type="float">
            <text:p>207.01</text:p>
          </table:table-cell>
          <table:table-cell table:formula="of:=([.J181]+[.K181])/2" office:value-type="float" office:value="209.025" calcext:value-type="float">
            <text:p>209.025</text:p>
          </table:table-cell>
          <table:table-cell table:formula="of:=([.I155]+[.L155])/2" office:value-type="float" office:value="209.09" calcext:value-type="float">
            <text:p>209.09</text:p>
          </table:table-cell>
          <table:table-cell table:formula="of:=MAX([.C130:.C181])" office:value-type="float" office:value="211.04" calcext:value-type="float">
            <text:p>211.04</text:p>
          </table:table-cell>
          <table:table-cell table:formula="of:=MIN([.D130:.D181])" office:value-type="float" office:value="207.01" calcext:value-type="float">
            <text:p>207.01</text:p>
          </table:table-cell>
          <table:table-cell table:formula="of:=([.O155]+[.N155])/2" office:value-type="float" office:value="207.92" calcext:value-type="float">
            <text:p>207.92</text:p>
          </table:table-cell>
        </table:table-row>
        <table:table-row table:style-name="ro1">
          <table:table-cell office:value-type="string" calcext:value-type="string">
            <text:p>20/04/15 12:00:00 +08:00</text:p>
          </table:table-cell>
          <table:table-cell office:value-type="float" office:value="210.05" calcext:value-type="float">
            <text:p>210.05</text:p>
          </table:table-cell>
          <table:table-cell office:value-type="float" office:value="210.25" calcext:value-type="float">
            <text:p>210.25</text:p>
          </table:table-cell>
          <table:table-cell office:value-type="float" office:value="209.97" calcext:value-type="float">
            <text:p>209.97</text:p>
          </table:table-cell>
          <table:table-cell office:value-type="float" office:value="210.16" calcext:value-type="float">
            <text:p>210.16</text:p>
          </table:table-cell>
          <table:table-cell office:value-type="float" office:value="207.92" calcext:value-type="float">
            <text:p>207.92</text:p>
          </table:table-cell>
          <table:table-cell table:formula="of:=MAX([.C174:.C182])" office:value-type="float" office:value="210.25" calcext:value-type="float">
            <text:p>210.25</text:p>
          </table:table-cell>
          <table:table-cell table:formula="of:=MIN([.D174:.D182])" office:value-type="float" office:value="207.01" calcext:value-type="float">
            <text:p>207.01</text:p>
          </table:table-cell>
          <table:table-cell table:formula="of:=([.G182]+[.H182])/2" office:value-type="float" office:value="208.63" calcext:value-type="float">
            <text:p>208.63</text:p>
          </table:table-cell>
          <table:table-cell table:formula="of:=MAX([.C157:.C182])" office:value-type="float" office:value="211.04" calcext:value-type="float">
            <text:p>211.04</text:p>
          </table:table-cell>
          <table:table-cell table:formula="of:=MIN([.D157:.D182])" office:value-type="float" office:value="207.01" calcext:value-type="float">
            <text:p>207.01</text:p>
          </table:table-cell>
          <table:table-cell table:formula="of:=([.J182]+[.K182])/2" office:value-type="float" office:value="209.025" calcext:value-type="float">
            <text:p>209.025</text:p>
          </table:table-cell>
          <table:table-cell table:formula="of:=([.I156]+[.L156])/2" office:value-type="float" office:value="209.0325" calcext:value-type="float">
            <text:p>209.0325</text:p>
          </table:table-cell>
          <table:table-cell table:formula="of:=MAX([.C131:.C182])" office:value-type="float" office:value="211.04" calcext:value-type="float">
            <text:p>211.04</text:p>
          </table:table-cell>
          <table:table-cell table:formula="of:=MIN([.D131:.D182])" office:value-type="float" office:value="207.01" calcext:value-type="float">
            <text:p>207.01</text:p>
          </table:table-cell>
          <table:table-cell table:formula="of:=([.O156]+[.N156])/2" office:value-type="float" office:value="207.92" calcext:value-type="float">
            <text:p>207.92</text:p>
          </table:table-cell>
        </table:table-row>
        <table:table-row table:style-name="ro1">
          <table:table-cell office:value-type="string" calcext:value-type="string">
            <text:p>20/04/15 13:00:00 +08:00</text:p>
          </table:table-cell>
          <table:table-cell office:value-type="float" office:value="210.15" calcext:value-type="float">
            <text:p>210.15</text:p>
          </table:table-cell>
          <table:table-cell office:value-type="float" office:value="210.17" calcext:value-type="float">
            <text:p>210.17</text:p>
          </table:table-cell>
          <table:table-cell office:value-type="float" office:value="209.95" calcext:value-type="float">
            <text:p>209.95</text:p>
          </table:table-cell>
          <table:table-cell office:value-type="float" office:value="210.03" calcext:value-type="float">
            <text:p>210.03</text:p>
          </table:table-cell>
          <table:table-cell office:value-type="float" office:value="207.92" calcext:value-type="float">
            <text:p>207.92</text:p>
          </table:table-cell>
          <table:table-cell table:formula="of:=MAX([.C175:.C183])" office:value-type="float" office:value="210.25" calcext:value-type="float">
            <text:p>210.25</text:p>
          </table:table-cell>
          <table:table-cell table:formula="of:=MIN([.D175:.D183])" office:value-type="float" office:value="207.01" calcext:value-type="float">
            <text:p>207.01</text:p>
          </table:table-cell>
          <table:table-cell table:formula="of:=([.G183]+[.H183])/2" office:value-type="float" office:value="208.63" calcext:value-type="float">
            <text:p>208.63</text:p>
          </table:table-cell>
          <table:table-cell table:formula="of:=MAX([.C158:.C183])" office:value-type="float" office:value="211.04" calcext:value-type="float">
            <text:p>211.04</text:p>
          </table:table-cell>
          <table:table-cell table:formula="of:=MIN([.D158:.D183])" office:value-type="float" office:value="207.01" calcext:value-type="float">
            <text:p>207.01</text:p>
          </table:table-cell>
          <table:table-cell table:formula="of:=([.J183]+[.K183])/2" office:value-type="float" office:value="209.025" calcext:value-type="float">
            <text:p>209.025</text:p>
          </table:table-cell>
          <table:table-cell table:formula="of:=([.I157]+[.L157])/2" office:value-type="float" office:value="208.9925" calcext:value-type="float">
            <text:p>208.9925</text:p>
          </table:table-cell>
          <table:table-cell table:formula="of:=MAX([.C132:.C183])" office:value-type="float" office:value="211.04" calcext:value-type="float">
            <text:p>211.04</text:p>
          </table:table-cell>
          <table:table-cell table:formula="of:=MIN([.D132:.D183])" office:value-type="float" office:value="207.01" calcext:value-type="float">
            <text:p>207.01</text:p>
          </table:table-cell>
          <table:table-cell table:formula="of:=([.O157]+[.N157])/2" office:value-type="float" office:value="207.92" calcext:value-type="float">
            <text:p>207.92</text:p>
          </table:table-cell>
        </table:table-row>
        <table:table-row table:style-name="ro1">
          <table:table-cell office:value-type="string" calcext:value-type="string">
            <text:p>20/04/15 14:00:00 +08:00</text:p>
          </table:table-cell>
          <table:table-cell office:value-type="float" office:value="210.03" calcext:value-type="float">
            <text:p>210.03</text:p>
          </table:table-cell>
          <table:table-cell office:value-type="float" office:value="210.18" calcext:value-type="float">
            <text:p>210.18</text:p>
          </table:table-cell>
          <table:table-cell office:value-type="float" office:value="209.85" calcext:value-type="float">
            <text:p>209.85</text:p>
          </table:table-cell>
          <table:table-cell office:value-type="float" office:value="209.86" calcext:value-type="float">
            <text:p>209.86</text:p>
          </table:table-cell>
          <table:table-cell office:value-type="float" office:value="207.92" calcext:value-type="float">
            <text:p>207.92</text:p>
          </table:table-cell>
          <table:table-cell table:formula="of:=MAX([.C176:.C184])" office:value-type="float" office:value="210.25" calcext:value-type="float">
            <text:p>210.25</text:p>
          </table:table-cell>
          <table:table-cell table:formula="of:=MIN([.D176:.D184])" office:value-type="float" office:value="207.01" calcext:value-type="float">
            <text:p>207.01</text:p>
          </table:table-cell>
          <table:table-cell table:formula="of:=([.G184]+[.H184])/2" office:value-type="float" office:value="208.63" calcext:value-type="float">
            <text:p>208.63</text:p>
          </table:table-cell>
          <table:table-cell table:formula="of:=MAX([.C159:.C184])" office:value-type="float" office:value="211.04" calcext:value-type="float">
            <text:p>211.04</text:p>
          </table:table-cell>
          <table:table-cell table:formula="of:=MIN([.D159:.D184])" office:value-type="float" office:value="207.01" calcext:value-type="float">
            <text:p>207.01</text:p>
          </table:table-cell>
          <table:table-cell table:formula="of:=([.J184]+[.K184])/2" office:value-type="float" office:value="209.025" calcext:value-type="float">
            <text:p>209.025</text:p>
          </table:table-cell>
          <table:table-cell table:formula="of:=([.I158]+[.L158])/2" office:value-type="float" office:value="208.925" calcext:value-type="float">
            <text:p>208.925</text:p>
          </table:table-cell>
          <table:table-cell table:formula="of:=MAX([.C133:.C184])" office:value-type="float" office:value="211.04" calcext:value-type="float">
            <text:p>211.04</text:p>
          </table:table-cell>
          <table:table-cell table:formula="of:=MIN([.D133:.D184])" office:value-type="float" office:value="207.01" calcext:value-type="float">
            <text:p>207.01</text:p>
          </table:table-cell>
          <table:table-cell table:formula="of:=([.O158]+[.N158])/2" office:value-type="float" office:value="207.92" calcext:value-type="float">
            <text:p>207.92</text:p>
          </table:table-cell>
        </table:table-row>
        <table:table-row table:style-name="ro1">
          <table:table-cell office:value-type="string" calcext:value-type="string">
            <text:p>20/04/15 15:00:00 +08:00</text:p>
          </table:table-cell>
          <table:table-cell office:value-type="float" office:value="209.88" calcext:value-type="float">
            <text:p>209.88</text:p>
          </table:table-cell>
          <table:table-cell office:value-type="float" office:value="209.97" calcext:value-type="float">
            <text:p>209.97</text:p>
          </table:table-cell>
          <table:table-cell office:value-type="float" office:value="209.71" calcext:value-type="float">
            <text:p>209.71</text:p>
          </table:table-cell>
          <table:table-cell office:value-type="float" office:value="209.96" calcext:value-type="float">
            <text:p>209.96</text:p>
          </table:table-cell>
          <table:table-cell office:value-type="float" office:value="207.96" calcext:value-type="float">
            <text:p>207.96</text:p>
          </table:table-cell>
          <table:table-cell table:formula="of:=MAX([.C177:.C185])" office:value-type="float" office:value="210.25" calcext:value-type="float">
            <text:p>210.25</text:p>
          </table:table-cell>
          <table:table-cell table:formula="of:=MIN([.D177:.D185])" office:value-type="float" office:value="207.01" calcext:value-type="float">
            <text:p>207.01</text:p>
          </table:table-cell>
          <table:table-cell table:formula="of:=([.G185]+[.H185])/2" office:value-type="float" office:value="208.63" calcext:value-type="float">
            <text:p>208.63</text:p>
          </table:table-cell>
          <table:table-cell table:formula="of:=MAX([.C160:.C185])" office:value-type="float" office:value="211.04" calcext:value-type="float">
            <text:p>211.04</text:p>
          </table:table-cell>
          <table:table-cell table:formula="of:=MIN([.D160:.D185])" office:value-type="float" office:value="207.01" calcext:value-type="float">
            <text:p>207.01</text:p>
          </table:table-cell>
          <table:table-cell table:formula="of:=([.J185]+[.K185])/2" office:value-type="float" office:value="209.025" calcext:value-type="float">
            <text:p>209.025</text:p>
          </table:table-cell>
          <table:table-cell table:formula="of:=([.I159]+[.L159])/2" office:value-type="float" office:value="209.3375" calcext:value-type="float">
            <text:p>209.3375</text:p>
          </table:table-cell>
          <table:table-cell table:formula="of:=MAX([.C134:.C185])" office:value-type="float" office:value="211.04" calcext:value-type="float">
            <text:p>211.04</text:p>
          </table:table-cell>
          <table:table-cell table:formula="of:=MIN([.D134:.D185])" office:value-type="float" office:value="207.01" calcext:value-type="float">
            <text:p>207.01</text:p>
          </table:table-cell>
          <table:table-cell table:formula="of:=([.O159]+[.N159])/2" office:value-type="float" office:value="207.96" calcext:value-type="float">
            <text:p>207.96</text:p>
          </table:table-cell>
        </table:table-row>
        <table:table-row table:style-name="ro1">
          <table:table-cell office:value-type="string" calcext:value-type="string">
            <text:p>20/04/15 16:00:00 +08:00</text:p>
          </table:table-cell>
          <table:table-cell office:value-type="float" office:value="209.96" calcext:value-type="float">
            <text:p>209.96</text:p>
          </table:table-cell>
          <table:table-cell office:value-type="float" office:value="210.2" calcext:value-type="float">
            <text:p>210.2</text:p>
          </table:table-cell>
          <table:table-cell office:value-type="float" office:value="209.77" calcext:value-type="float">
            <text:p>209.77</text:p>
          </table:table-cell>
          <table:table-cell office:value-type="float" office:value="209.85" calcext:value-type="float">
            <text:p>209.85</text:p>
          </table:table-cell>
          <table:table-cell office:value-type="float" office:value="207.96" calcext:value-type="float">
            <text:p>207.96</text:p>
          </table:table-cell>
          <table:table-cell table:formula="of:=MAX([.C178:.C186])" office:value-type="float" office:value="210.25" calcext:value-type="float">
            <text:p>210.25</text:p>
          </table:table-cell>
          <table:table-cell table:formula="of:=MIN([.D178:.D186])" office:value-type="float" office:value="207.01" calcext:value-type="float">
            <text:p>207.01</text:p>
          </table:table-cell>
          <table:table-cell table:formula="of:=([.G186]+[.H186])/2" office:value-type="float" office:value="208.63" calcext:value-type="float">
            <text:p>208.63</text:p>
          </table:table-cell>
          <table:table-cell table:formula="of:=MAX([.C161:.C186])" office:value-type="float" office:value="211.04" calcext:value-type="float">
            <text:p>211.04</text:p>
          </table:table-cell>
          <table:table-cell table:formula="of:=MIN([.D161:.D186])" office:value-type="float" office:value="207.01" calcext:value-type="float">
            <text:p>207.01</text:p>
          </table:table-cell>
          <table:table-cell table:formula="of:=([.J186]+[.K186])/2" office:value-type="float" office:value="209.025" calcext:value-type="float">
            <text:p>209.025</text:p>
          </table:table-cell>
          <table:table-cell table:formula="of:=([.I160]+[.L160])/2" office:value-type="float" office:value="209.39" calcext:value-type="float">
            <text:p>209.39</text:p>
          </table:table-cell>
          <table:table-cell table:formula="of:=MAX([.C135:.C186])" office:value-type="float" office:value="211.04" calcext:value-type="float">
            <text:p>211.04</text:p>
          </table:table-cell>
          <table:table-cell table:formula="of:=MIN([.D135:.D186])" office:value-type="float" office:value="207.01" calcext:value-type="float">
            <text:p>207.01</text:p>
          </table:table-cell>
          <table:table-cell table:formula="of:=([.O160]+[.N160])/2" office:value-type="float" office:value="207.96" calcext:value-type="float">
            <text:p>207.96</text:p>
          </table:table-cell>
        </table:table-row>
        <table:table-row table:style-name="ro1">
          <table:table-cell office:value-type="string" calcext:value-type="string">
            <text:p>21/04/15 10:00:00 +08:00</text:p>
          </table:table-cell>
          <table:table-cell office:value-type="float" office:value="210.65" calcext:value-type="float">
            <text:p>210.65</text:p>
          </table:table-cell>
          <table:table-cell office:value-type="float" office:value="210.86" calcext:value-type="float">
            <text:p>210.86</text:p>
          </table:table-cell>
          <table:table-cell office:value-type="float" office:value="210" calcext:value-type="float">
            <text:p>210</text:p>
          </table:table-cell>
          <table:table-cell office:value-type="float" office:value="210.06" calcext:value-type="float">
            <text:p>210.06</text:p>
          </table:table-cell>
          <table:table-cell office:value-type="float" office:value="207.96" calcext:value-type="float">
            <text:p>207.96</text:p>
          </table:table-cell>
          <table:table-cell table:formula="of:=MAX([.C179:.C187])" office:value-type="float" office:value="210.86" calcext:value-type="float">
            <text:p>210.86</text:p>
          </table:table-cell>
          <table:table-cell table:formula="of:=MIN([.D179:.D187])" office:value-type="float" office:value="207.33" calcext:value-type="float">
            <text:p>207.33</text:p>
          </table:table-cell>
          <table:table-cell table:formula="of:=([.G187]+[.H187])/2" office:value-type="float" office:value="209.095" calcext:value-type="float">
            <text:p>209.095</text:p>
          </table:table-cell>
          <table:table-cell table:formula="of:=MAX([.C162:.C187])" office:value-type="float" office:value="211.04" calcext:value-type="float">
            <text:p>211.04</text:p>
          </table:table-cell>
          <table:table-cell table:formula="of:=MIN([.D162:.D187])" office:value-type="float" office:value="207.01" calcext:value-type="float">
            <text:p>207.01</text:p>
          </table:table-cell>
          <table:table-cell table:formula="of:=([.J187]+[.K187])/2" office:value-type="float" office:value="209.025" calcext:value-type="float">
            <text:p>209.025</text:p>
          </table:table-cell>
          <table:table-cell table:formula="of:=([.I161]+[.L161])/2" office:value-type="float" office:value="209.39" calcext:value-type="float">
            <text:p>209.39</text:p>
          </table:table-cell>
          <table:table-cell table:formula="of:=MAX([.C136:.C187])" office:value-type="float" office:value="211.04" calcext:value-type="float">
            <text:p>211.04</text:p>
          </table:table-cell>
          <table:table-cell table:formula="of:=MIN([.D136:.D187])" office:value-type="float" office:value="207.01" calcext:value-type="float">
            <text:p>207.01</text:p>
          </table:table-cell>
          <table:table-cell table:formula="of:=([.O161]+[.N161])/2" office:value-type="float" office:value="207.96" calcext:value-type="float">
            <text:p>207.96</text:p>
          </table:table-cell>
        </table:table-row>
        <table:table-row table:style-name="ro1">
          <table:table-cell office:value-type="string" calcext:value-type="string">
            <text:p>21/04/15 11:00:00 +08:00</text:p>
          </table:table-cell>
          <table:table-cell office:value-type="float" office:value="210.07" calcext:value-type="float">
            <text:p>210.07</text:p>
          </table:table-cell>
          <table:table-cell office:value-type="float" office:value="210.26" calcext:value-type="float">
            <text:p>210.26</text:p>
          </table:table-cell>
          <table:table-cell office:value-type="float" office:value="209.65" calcext:value-type="float">
            <text:p>209.65</text:p>
          </table:table-cell>
          <table:table-cell office:value-type="float" office:value="209.88" calcext:value-type="float">
            <text:p>209.88</text:p>
          </table:table-cell>
          <table:table-cell office:value-type="float" office:value="208.6" calcext:value-type="float">
            <text:p>208.6</text:p>
          </table:table-cell>
          <table:table-cell table:formula="of:=MAX([.C180:.C188])" office:value-type="float" office:value="210.86" calcext:value-type="float">
            <text:p>210.86</text:p>
          </table:table-cell>
          <table:table-cell table:formula="of:=MIN([.D180:.D188])" office:value-type="float" office:value="208.96" calcext:value-type="float">
            <text:p>208.96</text:p>
          </table:table-cell>
          <table:table-cell table:formula="of:=([.G188]+[.H188])/2" office:value-type="float" office:value="209.91" calcext:value-type="float">
            <text:p>209.91</text:p>
          </table:table-cell>
          <table:table-cell table:formula="of:=MAX([.C163:.C188])" office:value-type="float" office:value="211.04" calcext:value-type="float">
            <text:p>211.04</text:p>
          </table:table-cell>
          <table:table-cell table:formula="of:=MIN([.D163:.D188])" office:value-type="float" office:value="207.01" calcext:value-type="float">
            <text:p>207.01</text:p>
          </table:table-cell>
          <table:table-cell table:formula="of:=([.J188]+[.K188])/2" office:value-type="float" office:value="209.025" calcext:value-type="float">
            <text:p>209.025</text:p>
          </table:table-cell>
          <table:table-cell table:formula="of:=([.I162]+[.L162])/2" office:value-type="float" office:value="209.485" calcext:value-type="float">
            <text:p>209.485</text:p>
          </table:table-cell>
          <table:table-cell table:formula="of:=MAX([.C137:.C188])" office:value-type="float" office:value="211.04" calcext:value-type="float">
            <text:p>211.04</text:p>
          </table:table-cell>
          <table:table-cell table:formula="of:=MIN([.D137:.D188])" office:value-type="float" office:value="207.01" calcext:value-type="float">
            <text:p>207.01</text:p>
          </table:table-cell>
          <table:table-cell table:formula="of:=([.O162]+[.N162])/2" office:value-type="float" office:value="208.6" calcext:value-type="float">
            <text:p>208.6</text:p>
          </table:table-cell>
        </table:table-row>
        <table:table-row table:style-name="ro1">
          <table:table-cell office:value-type="string" calcext:value-type="string">
            <text:p>21/04/15 12:00:00 +08:00</text:p>
          </table:table-cell>
          <table:table-cell office:value-type="float" office:value="209.88" calcext:value-type="float">
            <text:p>209.88</text:p>
          </table:table-cell>
          <table:table-cell office:value-type="float" office:value="210.15" calcext:value-type="float">
            <text:p>210.15</text:p>
          </table:table-cell>
          <table:table-cell office:value-type="float" office:value="209.5" calcext:value-type="float">
            <text:p>209.5</text:p>
          </table:table-cell>
          <table:table-cell office:value-type="float" office:value="209.65" calcext:value-type="float">
            <text:p>209.65</text:p>
          </table:table-cell>
          <table:table-cell office:value-type="float" office:value="209.025" calcext:value-type="float">
            <text:p>209.025</text:p>
          </table:table-cell>
          <table:table-cell table:formula="of:=MAX([.C181:.C189])" office:value-type="float" office:value="210.86" calcext:value-type="float">
            <text:p>210.86</text:p>
          </table:table-cell>
          <table:table-cell table:formula="of:=MIN([.D181:.D189])" office:value-type="float" office:value="209.5" calcext:value-type="float">
            <text:p>209.5</text:p>
          </table:table-cell>
          <table:table-cell table:formula="of:=([.G189]+[.H189])/2" office:value-type="float" office:value="210.18" calcext:value-type="float">
            <text:p>210.18</text:p>
          </table:table-cell>
          <table:table-cell table:formula="of:=MAX([.C164:.C189])" office:value-type="float" office:value="211.04" calcext:value-type="float">
            <text:p>211.04</text:p>
          </table:table-cell>
          <table:table-cell table:formula="of:=MIN([.D164:.D189])" office:value-type="float" office:value="207.01" calcext:value-type="float">
            <text:p>207.01</text:p>
          </table:table-cell>
          <table:table-cell table:formula="of:=([.J189]+[.K189])/2" office:value-type="float" office:value="209.025" calcext:value-type="float">
            <text:p>209.025</text:p>
          </table:table-cell>
          <table:table-cell table:formula="of:=([.I163]+[.L163])/2" office:value-type="float" office:value="209.7875" calcext:value-type="float">
            <text:p>209.7875</text:p>
          </table:table-cell>
          <table:table-cell table:formula="of:=MAX([.C138:.C189])" office:value-type="float" office:value="211.04" calcext:value-type="float">
            <text:p>211.04</text:p>
          </table:table-cell>
          <table:table-cell table:formula="of:=MIN([.D138:.D189])" office:value-type="float" office:value="207.01" calcext:value-type="float">
            <text:p>207.01</text:p>
          </table:table-cell>
          <table:table-cell table:formula="of:=([.O163]+[.N163])/2" office:value-type="float" office:value="209.03" calcext:value-type="float">
            <text:p>209.03</text:p>
          </table:table-cell>
        </table:table-row>
        <table:table-row table:style-name="ro1">
          <table:table-cell office:value-type="string" calcext:value-type="string">
            <text:p>21/04/15 13:00:00 +08:00</text:p>
          </table:table-cell>
          <table:table-cell office:value-type="float" office:value="209.66" calcext:value-type="float">
            <text:p>209.6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9.53" calcext:value-type="float">
            <text:p>209.53</text:p>
          </table:table-cell>
          <table:table-cell office:value-type="float" office:value="209.72" calcext:value-type="float">
            <text:p>209.72</text:p>
          </table:table-cell>
          <table:table-cell office:value-type="float" office:value="208.995" calcext:value-type="float">
            <text:p>208.995</text:p>
          </table:table-cell>
          <table:table-cell table:formula="of:=MAX([.C182:.C190])" office:value-type="float" office:value="210.86" calcext:value-type="float">
            <text:p>210.86</text:p>
          </table:table-cell>
          <table:table-cell table:formula="of:=MIN([.D182:.D190])" office:value-type="float" office:value="209.5" calcext:value-type="float">
            <text:p>209.5</text:p>
          </table:table-cell>
          <table:table-cell table:formula="of:=([.G190]+[.H190])/2" office:value-type="float" office:value="210.18" calcext:value-type="float">
            <text:p>210.18</text:p>
          </table:table-cell>
          <table:table-cell table:formula="of:=MAX([.C165:.C190])" office:value-type="float" office:value="210.98" calcext:value-type="float">
            <text:p>210.98</text:p>
          </table:table-cell>
          <table:table-cell table:formula="of:=MIN([.D165:.D190])" office:value-type="float" office:value="207.01" calcext:value-type="float">
            <text:p>207.01</text:p>
          </table:table-cell>
          <table:table-cell table:formula="of:=([.J190]+[.K190])/2" office:value-type="float" office:value="208.995" calcext:value-type="float">
            <text:p>208.995</text:p>
          </table:table-cell>
          <table:table-cell table:formula="of:=([.I164]+[.L164])/2" office:value-type="float" office:value="209.8175" calcext:value-type="float">
            <text:p>209.8175</text:p>
          </table:table-cell>
          <table:table-cell table:formula="of:=MAX([.C139:.C190])" office:value-type="float" office:value="211.04" calcext:value-type="float">
            <text:p>211.04</text:p>
          </table:table-cell>
          <table:table-cell table:formula="of:=MIN([.D139:.D190])" office:value-type="float" office:value="207.01" calcext:value-type="float">
            <text:p>207.01</text:p>
          </table:table-cell>
          <table:table-cell table:formula="of:=([.O164]+[.N164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1/04/15 14:00:00 +08:00</text:p>
          </table:table-cell>
          <table:table-cell office:value-type="float" office:value="209.72" calcext:value-type="float">
            <text:p>209.72</text:p>
          </table:table-cell>
          <table:table-cell office:value-type="float" office:value="209.96" calcext:value-type="float">
            <text:p>209.96</text:p>
          </table:table-cell>
          <table:table-cell table:number-columns-repeated="2" office:value-type="float" office:value="209.44" calcext:value-type="float">
            <text:p>209.44</text:p>
          </table:table-cell>
          <table:table-cell office:value-type="float" office:value="208.995" calcext:value-type="float">
            <text:p>208.995</text:p>
          </table:table-cell>
          <table:table-cell table:formula="of:=MAX([.C183:.C191])" office:value-type="float" office:value="210.86" calcext:value-type="float">
            <text:p>210.86</text:p>
          </table:table-cell>
          <table:table-cell table:formula="of:=MIN([.D183:.D191])" office:value-type="float" office:value="209.44" calcext:value-type="float">
            <text:p>209.44</text:p>
          </table:table-cell>
          <table:table-cell table:formula="of:=([.G191]+[.H191])/2" office:value-type="float" office:value="210.15" calcext:value-type="float">
            <text:p>210.15</text:p>
          </table:table-cell>
          <table:table-cell table:formula="of:=MAX([.C166:.C191])" office:value-type="float" office:value="210.98" calcext:value-type="float">
            <text:p>210.98</text:p>
          </table:table-cell>
          <table:table-cell table:formula="of:=MIN([.D166:.D191])" office:value-type="float" office:value="207.01" calcext:value-type="float">
            <text:p>207.01</text:p>
          </table:table-cell>
          <table:table-cell table:formula="of:=([.J191]+[.K191])/2" office:value-type="float" office:value="208.995" calcext:value-type="float">
            <text:p>208.995</text:p>
          </table:table-cell>
          <table:table-cell table:formula="of:=([.I165]+[.L165])/2" office:value-type="float" office:value="209.8175" calcext:value-type="float">
            <text:p>209.8175</text:p>
          </table:table-cell>
          <table:table-cell table:formula="of:=MAX([.C140:.C191])" office:value-type="float" office:value="211.04" calcext:value-type="float">
            <text:p>211.04</text:p>
          </table:table-cell>
          <table:table-cell table:formula="of:=MIN([.D140:.D191])" office:value-type="float" office:value="207.01" calcext:value-type="float">
            <text:p>207.01</text:p>
          </table:table-cell>
          <table:table-cell table:formula="of:=([.O165]+[.N165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1/04/15 15:00:00 +08:00</text:p>
          </table:table-cell>
          <table:table-cell office:value-type="float" office:value="209.44" calcext:value-type="float">
            <text:p>209.44</text:p>
          </table:table-cell>
          <table:table-cell office:value-type="float" office:value="209.86" calcext:value-type="float">
            <text:p>209.86</text:p>
          </table:table-cell>
          <table:table-cell office:value-type="float" office:value="209.24" calcext:value-type="float">
            <text:p>209.24</text:p>
          </table:table-cell>
          <table:table-cell office:value-type="float" office:value="209.78" calcext:value-type="float">
            <text:p>209.78</text:p>
          </table:table-cell>
          <table:table-cell office:value-type="float" office:value="208.995" calcext:value-type="float">
            <text:p>208.995</text:p>
          </table:table-cell>
          <table:table-cell table:formula="of:=MAX([.C184:.C192])" office:value-type="float" office:value="210.86" calcext:value-type="float">
            <text:p>210.86</text:p>
          </table:table-cell>
          <table:table-cell table:formula="of:=MIN([.D184:.D192])" office:value-type="float" office:value="209.24" calcext:value-type="float">
            <text:p>209.24</text:p>
          </table:table-cell>
          <table:table-cell table:formula="of:=([.G192]+[.H192])/2" office:value-type="float" office:value="210.05" calcext:value-type="float">
            <text:p>210.05</text:p>
          </table:table-cell>
          <table:table-cell table:formula="of:=MAX([.C167:.C192])" office:value-type="float" office:value="210.98" calcext:value-type="float">
            <text:p>210.98</text:p>
          </table:table-cell>
          <table:table-cell table:formula="of:=MIN([.D167:.D192])" office:value-type="float" office:value="207.01" calcext:value-type="float">
            <text:p>207.01</text:p>
          </table:table-cell>
          <table:table-cell table:formula="of:=([.J192]+[.K192])/2" office:value-type="float" office:value="208.995" calcext:value-type="float">
            <text:p>208.995</text:p>
          </table:table-cell>
          <table:table-cell table:formula="of:=([.I166]+[.L166])/2" office:value-type="float" office:value="209.8425" calcext:value-type="float">
            <text:p>209.8425</text:p>
          </table:table-cell>
          <table:table-cell table:formula="of:=MAX([.C141:.C192])" office:value-type="float" office:value="211.04" calcext:value-type="float">
            <text:p>211.04</text:p>
          </table:table-cell>
          <table:table-cell table:formula="of:=MIN([.D141:.D192])" office:value-type="float" office:value="207.01" calcext:value-type="float">
            <text:p>207.01</text:p>
          </table:table-cell>
          <table:table-cell table:formula="of:=([.O166]+[.N166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1/04/15 16:00:00 +08:00</text:p>
          </table:table-cell>
          <table:table-cell office:value-type="float" office:value="209.78" calcext:value-type="float">
            <text:p>209.78</text:p>
          </table:table-cell>
          <table:table-cell office:value-type="float" office:value="209.8" calcext:value-type="float">
            <text:p>209.8</text:p>
          </table:table-cell>
          <table:table-cell office:value-type="float" office:value="209.43" calcext:value-type="float">
            <text:p>209.43</text:p>
          </table:table-cell>
          <table:table-cell office:value-type="float" office:value="209.56" calcext:value-type="float">
            <text:p>209.56</text:p>
          </table:table-cell>
          <table:table-cell office:value-type="float" office:value="208.995" calcext:value-type="float">
            <text:p>208.995</text:p>
          </table:table-cell>
          <table:table-cell table:formula="of:=MAX([.C185:.C193])" office:value-type="float" office:value="210.86" calcext:value-type="float">
            <text:p>210.86</text:p>
          </table:table-cell>
          <table:table-cell table:formula="of:=MIN([.D185:.D193])" office:value-type="float" office:value="209.24" calcext:value-type="float">
            <text:p>209.24</text:p>
          </table:table-cell>
          <table:table-cell table:formula="of:=([.G193]+[.H193])/2" office:value-type="float" office:value="210.05" calcext:value-type="float">
            <text:p>210.05</text:p>
          </table:table-cell>
          <table:table-cell table:formula="of:=MAX([.C168:.C193])" office:value-type="float" office:value="210.98" calcext:value-type="float">
            <text:p>210.98</text:p>
          </table:table-cell>
          <table:table-cell table:formula="of:=MIN([.D168:.D193])" office:value-type="float" office:value="207.01" calcext:value-type="float">
            <text:p>207.01</text:p>
          </table:table-cell>
          <table:table-cell table:formula="of:=([.J193]+[.K193])/2" office:value-type="float" office:value="208.995" calcext:value-type="float">
            <text:p>208.995</text:p>
          </table:table-cell>
          <table:table-cell table:formula="of:=([.I167]+[.L167])/2" office:value-type="float" office:value="209.9925" calcext:value-type="float">
            <text:p>209.9925</text:p>
          </table:table-cell>
          <table:table-cell table:formula="of:=MAX([.C142:.C193])" office:value-type="float" office:value="211.04" calcext:value-type="float">
            <text:p>211.04</text:p>
          </table:table-cell>
          <table:table-cell table:formula="of:=MIN([.D142:.D193])" office:value-type="float" office:value="207.01" calcext:value-type="float">
            <text:p>207.01</text:p>
          </table:table-cell>
          <table:table-cell table:formula="of:=([.O167]+[.N167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2/04/15 10:00:00 +08:00</text:p>
          </table:table-cell>
          <table:table-cell office:value-type="float" office:value="210.04" calcext:value-type="float">
            <text:p>210.04</text:p>
          </table:table-cell>
          <table:table-cell office:value-type="float" office:value="210.1" calcext:value-type="float">
            <text:p>210.1</text:p>
          </table:table-cell>
          <table:table-cell office:value-type="float" office:value="209.28" calcext:value-type="float">
            <text:p>209.28</text:p>
          </table:table-cell>
          <table:table-cell office:value-type="float" office:value="209.54" calcext:value-type="float">
            <text:p>209.54</text:p>
          </table:table-cell>
          <table:table-cell office:value-type="float" office:value="208.995" calcext:value-type="float">
            <text:p>208.995</text:p>
          </table:table-cell>
          <table:table-cell table:formula="of:=MAX([.C186:.C194])" office:value-type="float" office:value="210.86" calcext:value-type="float">
            <text:p>210.86</text:p>
          </table:table-cell>
          <table:table-cell table:formula="of:=MIN([.D186:.D194])" office:value-type="float" office:value="209.24" calcext:value-type="float">
            <text:p>209.24</text:p>
          </table:table-cell>
          <table:table-cell table:formula="of:=([.G194]+[.H194])/2" office:value-type="float" office:value="210.05" calcext:value-type="float">
            <text:p>210.05</text:p>
          </table:table-cell>
          <table:table-cell table:formula="of:=MAX([.C169:.C194])" office:value-type="float" office:value="210.98" calcext:value-type="float">
            <text:p>210.98</text:p>
          </table:table-cell>
          <table:table-cell table:formula="of:=MIN([.D169:.D194])" office:value-type="float" office:value="207.01" calcext:value-type="float">
            <text:p>207.01</text:p>
          </table:table-cell>
          <table:table-cell table:formula="of:=([.J194]+[.K194])/2" office:value-type="float" office:value="208.995" calcext:value-type="float">
            <text:p>208.995</text:p>
          </table:table-cell>
          <table:table-cell table:formula="of:=([.I168]+[.L168])/2" office:value-type="float" office:value="209.9925" calcext:value-type="float">
            <text:p>209.9925</text:p>
          </table:table-cell>
          <table:table-cell table:formula="of:=MAX([.C143:.C194])" office:value-type="float" office:value="211.04" calcext:value-type="float">
            <text:p>211.04</text:p>
          </table:table-cell>
          <table:table-cell table:formula="of:=MIN([.D143:.D194])" office:value-type="float" office:value="207.01" calcext:value-type="float">
            <text:p>207.01</text:p>
          </table:table-cell>
          <table:table-cell table:formula="of:=([.O168]+[.N168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2/04/15 11:00:00 +08:00</text:p>
          </table:table-cell>
          <table:table-cell office:value-type="float" office:value="209.54" calcext:value-type="float">
            <text:p>209.54</text:p>
          </table:table-cell>
          <table:table-cell office:value-type="float" office:value="210.16" calcext:value-type="float">
            <text:p>210.16</text:p>
          </table:table-cell>
          <table:table-cell office:value-type="float" office:value="208.9" calcext:value-type="float">
            <text:p>208.9</text:p>
          </table:table-cell>
          <table:table-cell office:value-type="float" office:value="210.08" calcext:value-type="float">
            <text:p>210.08</text:p>
          </table:table-cell>
          <table:table-cell office:value-type="float" office:value="208.995" calcext:value-type="float">
            <text:p>208.995</text:p>
          </table:table-cell>
          <table:table-cell table:formula="of:=MAX([.C187:.C195])" office:value-type="float" office:value="210.86" calcext:value-type="float">
            <text:p>210.86</text:p>
          </table:table-cell>
          <table:table-cell table:formula="of:=MIN([.D187:.D195])" office:value-type="float" office:value="208.9" calcext:value-type="float">
            <text:p>208.9</text:p>
          </table:table-cell>
          <table:table-cell table:formula="of:=([.G195]+[.H195])/2" office:value-type="float" office:value="209.88" calcext:value-type="float">
            <text:p>209.88</text:p>
          </table:table-cell>
          <table:table-cell table:formula="of:=MAX([.C170:.C195])" office:value-type="float" office:value="210.98" calcext:value-type="float">
            <text:p>210.98</text:p>
          </table:table-cell>
          <table:table-cell table:formula="of:=MIN([.D170:.D195])" office:value-type="float" office:value="207.01" calcext:value-type="float">
            <text:p>207.01</text:p>
          </table:table-cell>
          <table:table-cell table:formula="of:=([.J195]+[.K195])/2" office:value-type="float" office:value="208.995" calcext:value-type="float">
            <text:p>208.995</text:p>
          </table:table-cell>
          <table:table-cell table:formula="of:=([.I169]+[.L169])/2" office:value-type="float" office:value="209.9925" calcext:value-type="float">
            <text:p>209.9925</text:p>
          </table:table-cell>
          <table:table-cell table:formula="of:=MAX([.C144:.C195])" office:value-type="float" office:value="211.04" calcext:value-type="float">
            <text:p>211.04</text:p>
          </table:table-cell>
          <table:table-cell table:formula="of:=MIN([.D144:.D195])" office:value-type="float" office:value="207.01" calcext:value-type="float">
            <text:p>207.01</text:p>
          </table:table-cell>
          <table:table-cell table:formula="of:=([.O169]+[.N169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2/04/15 12:00:00 +08:00</text:p>
          </table:table-cell>
          <table:table-cell office:value-type="float" office:value="210.08" calcext:value-type="float">
            <text:p>210.08</text:p>
          </table:table-cell>
          <table:table-cell office:value-type="float" office:value="210.24" calcext:value-type="float">
            <text:p>210.24</text:p>
          </table:table-cell>
          <table:table-cell office:value-type="float" office:value="209.92" calcext:value-type="float">
            <text:p>209.92</text:p>
          </table:table-cell>
          <table:table-cell office:value-type="float" office:value="210.21" calcext:value-type="float">
            <text:p>210.21</text:p>
          </table:table-cell>
          <table:table-cell office:value-type="float" office:value="208.995" calcext:value-type="float">
            <text:p>208.995</text:p>
          </table:table-cell>
          <table:table-cell table:formula="of:=MAX([.C188:.C196])" office:value-type="float" office:value="210.26" calcext:value-type="float">
            <text:p>210.26</text:p>
          </table:table-cell>
          <table:table-cell table:formula="of:=MIN([.D188:.D196])" office:value-type="float" office:value="208.9" calcext:value-type="float">
            <text:p>208.9</text:p>
          </table:table-cell>
          <table:table-cell table:formula="of:=([.G196]+[.H196])/2" office:value-type="float" office:value="209.58" calcext:value-type="float">
            <text:p>209.58</text:p>
          </table:table-cell>
          <table:table-cell table:formula="of:=MAX([.C171:.C196])" office:value-type="float" office:value="210.98" calcext:value-type="float">
            <text:p>210.98</text:p>
          </table:table-cell>
          <table:table-cell table:formula="of:=MIN([.D171:.D196])" office:value-type="float" office:value="207.01" calcext:value-type="float">
            <text:p>207.01</text:p>
          </table:table-cell>
          <table:table-cell table:formula="of:=([.J196]+[.K196])/2" office:value-type="float" office:value="208.995" calcext:value-type="float">
            <text:p>208.995</text:p>
          </table:table-cell>
          <table:table-cell table:formula="of:=([.I170]+[.L170])/2" office:value-type="float" office:value="209.9925" calcext:value-type="float">
            <text:p>209.9925</text:p>
          </table:table-cell>
          <table:table-cell table:formula="of:=MAX([.C145:.C196])" office:value-type="float" office:value="211.04" calcext:value-type="float">
            <text:p>211.04</text:p>
          </table:table-cell>
          <table:table-cell table:formula="of:=MIN([.D145:.D196])" office:value-type="float" office:value="207.01" calcext:value-type="float">
            <text:p>207.01</text:p>
          </table:table-cell>
          <table:table-cell table:formula="of:=([.O170]+[.N170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2/04/15 13:00:00 +08:00</text:p>
          </table:table-cell>
          <table:table-cell office:value-type="float" office:value="210.21" calcext:value-type="float">
            <text:p>210.21</text:p>
          </table:table-cell>
          <table:table-cell office:value-type="float" office:value="210.37" calcext:value-type="float">
            <text:p>210.37</text:p>
          </table:table-cell>
          <table:table-cell office:value-type="float" office:value="209.91" calcext:value-type="float">
            <text:p>209.91</text:p>
          </table:table-cell>
          <table:table-cell office:value-type="float" office:value="210.26" calcext:value-type="float">
            <text:p>210.26</text:p>
          </table:table-cell>
          <table:table-cell office:value-type="float" office:value="208.935" calcext:value-type="float">
            <text:p>208.935</text:p>
          </table:table-cell>
          <table:table-cell table:formula="of:=MAX([.C189:.C197])" office:value-type="float" office:value="210.37" calcext:value-type="float">
            <text:p>210.37</text:p>
          </table:table-cell>
          <table:table-cell table:formula="of:=MIN([.D189:.D197])" office:value-type="float" office:value="208.9" calcext:value-type="float">
            <text:p>208.9</text:p>
          </table:table-cell>
          <table:table-cell table:formula="of:=([.G197]+[.H197])/2" office:value-type="float" office:value="209.635" calcext:value-type="float">
            <text:p>209.635</text:p>
          </table:table-cell>
          <table:table-cell table:formula="of:=MAX([.C172:.C197])" office:value-type="float" office:value="210.86" calcext:value-type="float">
            <text:p>210.86</text:p>
          </table:table-cell>
          <table:table-cell table:formula="of:=MIN([.D172:.D197])" office:value-type="float" office:value="207.01" calcext:value-type="float">
            <text:p>207.01</text:p>
          </table:table-cell>
          <table:table-cell table:formula="of:=([.J197]+[.K197])/2" office:value-type="float" office:value="208.935" calcext:value-type="float">
            <text:p>208.935</text:p>
          </table:table-cell>
          <table:table-cell table:formula="of:=([.I171]+[.L171])/2" office:value-type="float" office:value="209.9925" calcext:value-type="float">
            <text:p>209.9925</text:p>
          </table:table-cell>
          <table:table-cell table:formula="of:=MAX([.C146:.C197])" office:value-type="float" office:value="211.04" calcext:value-type="float">
            <text:p>211.04</text:p>
          </table:table-cell>
          <table:table-cell table:formula="of:=MIN([.D146:.D197])" office:value-type="float" office:value="207.01" calcext:value-type="float">
            <text:p>207.01</text:p>
          </table:table-cell>
          <table:table-cell table:formula="of:=([.O171]+[.N171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2/04/15 14:00:00 +08:00</text:p>
          </table:table-cell>
          <table:table-cell office:value-type="float" office:value="210.26" calcext:value-type="float">
            <text:p>210.26</text:p>
          </table:table-cell>
          <table:table-cell office:value-type="float" office:value="210.67" calcext:value-type="float">
            <text:p>210.67</text:p>
          </table:table-cell>
          <table:table-cell office:value-type="float" office:value="210.12" calcext:value-type="float">
            <text:p>210.12</text:p>
          </table:table-cell>
          <table:table-cell office:value-type="float" office:value="210.58" calcext:value-type="float">
            <text:p>210.58</text:p>
          </table:table-cell>
          <table:table-cell office:value-type="float" office:value="208.935" calcext:value-type="float">
            <text:p>208.935</text:p>
          </table:table-cell>
          <table:table-cell table:formula="of:=MAX([.C190:.C198])" office:value-type="float" office:value="210.67" calcext:value-type="float">
            <text:p>210.67</text:p>
          </table:table-cell>
          <table:table-cell table:formula="of:=MIN([.D190:.D198])" office:value-type="float" office:value="208.9" calcext:value-type="float">
            <text:p>208.9</text:p>
          </table:table-cell>
          <table:table-cell table:formula="of:=([.G198]+[.H198])/2" office:value-type="float" office:value="209.785" calcext:value-type="float">
            <text:p>209.785</text:p>
          </table:table-cell>
          <table:table-cell table:formula="of:=MAX([.C173:.C198])" office:value-type="float" office:value="210.86" calcext:value-type="float">
            <text:p>210.86</text:p>
          </table:table-cell>
          <table:table-cell table:formula="of:=MIN([.D173:.D198])" office:value-type="float" office:value="207.01" calcext:value-type="float">
            <text:p>207.01</text:p>
          </table:table-cell>
          <table:table-cell table:formula="of:=([.J198]+[.K198])/2" office:value-type="float" office:value="208.935" calcext:value-type="float">
            <text:p>208.935</text:p>
          </table:table-cell>
          <table:table-cell table:formula="of:=([.I172]+[.L172])/2" office:value-type="float" office:value="209.9925" calcext:value-type="float">
            <text:p>209.9925</text:p>
          </table:table-cell>
          <table:table-cell table:formula="of:=MAX([.C147:.C198])" office:value-type="float" office:value="211.04" calcext:value-type="float">
            <text:p>211.04</text:p>
          </table:table-cell>
          <table:table-cell table:formula="of:=MIN([.D147:.D198])" office:value-type="float" office:value="207.01" calcext:value-type="float">
            <text:p>207.01</text:p>
          </table:table-cell>
          <table:table-cell table:formula="of:=([.O172]+[.N172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2/04/15 15:00:00 +08:00</text:p>
          </table:table-cell>
          <table:table-cell office:value-type="float" office:value="210.58" calcext:value-type="float">
            <text:p>210.58</text:p>
          </table:table-cell>
          <table:table-cell office:value-type="float" office:value="210.77" calcext:value-type="float">
            <text:p>210.77</text:p>
          </table:table-cell>
          <table:table-cell office:value-type="float" office:value="210.53" calcext:value-type="float">
            <text:p>210.53</text:p>
          </table:table-cell>
          <table:table-cell office:value-type="float" office:value="210.58" calcext:value-type="float">
            <text:p>210.58</text:p>
          </table:table-cell>
          <table:table-cell office:value-type="float" office:value="208.935" calcext:value-type="float">
            <text:p>208.935</text:p>
          </table:table-cell>
          <table:table-cell table:formula="of:=MAX([.C191:.C199])" office:value-type="float" office:value="210.77" calcext:value-type="float">
            <text:p>210.77</text:p>
          </table:table-cell>
          <table:table-cell table:formula="of:=MIN([.D191:.D199])" office:value-type="float" office:value="208.9" calcext:value-type="float">
            <text:p>208.9</text:p>
          </table:table-cell>
          <table:table-cell table:formula="of:=([.G199]+[.H199])/2" office:value-type="float" office:value="209.835" calcext:value-type="float">
            <text:p>209.835</text:p>
          </table:table-cell>
          <table:table-cell table:formula="of:=MAX([.C174:.C199])" office:value-type="float" office:value="210.86" calcext:value-type="float">
            <text:p>210.86</text:p>
          </table:table-cell>
          <table:table-cell table:formula="of:=MIN([.D174:.D199])" office:value-type="float" office:value="207.01" calcext:value-type="float">
            <text:p>207.01</text:p>
          </table:table-cell>
          <table:table-cell table:formula="of:=([.J199]+[.K199])/2" office:value-type="float" office:value="208.935" calcext:value-type="float">
            <text:p>208.935</text:p>
          </table:table-cell>
          <table:table-cell table:formula="of:=([.I173]+[.L173])/2" office:value-type="float" office:value="209.5725" calcext:value-type="float">
            <text:p>209.5725</text:p>
          </table:table-cell>
          <table:table-cell table:formula="of:=MAX([.C148:.C199])" office:value-type="float" office:value="211.04" calcext:value-type="float">
            <text:p>211.04</text:p>
          </table:table-cell>
          <table:table-cell table:formula="of:=MIN([.D148:.D199])" office:value-type="float" office:value="207.01" calcext:value-type="float">
            <text:p>207.01</text:p>
          </table:table-cell>
          <table:table-cell table:formula="of:=([.O173]+[.N173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2/04/15 16:00:00 +08:00</text:p>
          </table:table-cell>
          <table:table-cell office:value-type="float" office:value="210.58" calcext:value-type="float">
            <text:p>210.58</text:p>
          </table:table-cell>
          <table:table-cell office:value-type="float" office:value="210.85" calcext:value-type="float">
            <text:p>210.85</text:p>
          </table:table-cell>
          <table:table-cell office:value-type="float" office:value="210.08" calcext:value-type="float">
            <text:p>210.08</text:p>
          </table:table-cell>
          <table:table-cell office:value-type="float" office:value="210.63" calcext:value-type="float">
            <text:p>210.63</text:p>
          </table:table-cell>
          <table:table-cell office:value-type="float" office:value="208.935" calcext:value-type="float">
            <text:p>208.935</text:p>
          </table:table-cell>
          <table:table-cell table:formula="of:=MAX([.C192:.C200])" office:value-type="float" office:value="210.85" calcext:value-type="float">
            <text:p>210.85</text:p>
          </table:table-cell>
          <table:table-cell table:formula="of:=MIN([.D192:.D200])" office:value-type="float" office:value="208.9" calcext:value-type="float">
            <text:p>208.9</text:p>
          </table:table-cell>
          <table:table-cell table:formula="of:=([.G200]+[.H200])/2" office:value-type="float" office:value="209.875" calcext:value-type="float">
            <text:p>209.875</text:p>
          </table:table-cell>
          <table:table-cell table:formula="of:=MAX([.C175:.C200])" office:value-type="float" office:value="210.86" calcext:value-type="float">
            <text:p>210.86</text:p>
          </table:table-cell>
          <table:table-cell table:formula="of:=MIN([.D175:.D200])" office:value-type="float" office:value="207.01" calcext:value-type="float">
            <text:p>207.01</text:p>
          </table:table-cell>
          <table:table-cell table:formula="of:=([.J200]+[.K200])/2" office:value-type="float" office:value="208.935" calcext:value-type="float">
            <text:p>208.935</text:p>
          </table:table-cell>
          <table:table-cell table:formula="of:=([.I174]+[.L174])/2" office:value-type="float" office:value="209.405" calcext:value-type="float">
            <text:p>209.405</text:p>
          </table:table-cell>
          <table:table-cell table:formula="of:=MAX([.C149:.C200])" office:value-type="float" office:value="211.04" calcext:value-type="float">
            <text:p>211.04</text:p>
          </table:table-cell>
          <table:table-cell table:formula="of:=MIN([.D149:.D200])" office:value-type="float" office:value="207.01" calcext:value-type="float">
            <text:p>207.01</text:p>
          </table:table-cell>
          <table:table-cell table:formula="of:=([.O174]+[.N174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3/04/15 10:00:00 +08:00</text:p>
          </table:table-cell>
          <table:table-cell office:value-type="float" office:value="210.17" calcext:value-type="float">
            <text:p>210.17</text:p>
          </table:table-cell>
          <table:table-cell office:value-type="float" office:value="210.65" calcext:value-type="float">
            <text:p>210.65</text:p>
          </table:table-cell>
          <table:table-cell office:value-type="float" office:value="210.01" calcext:value-type="float">
            <text:p>210.01</text:p>
          </table:table-cell>
          <table:table-cell office:value-type="float" office:value="210.62" calcext:value-type="float">
            <text:p>210.62</text:p>
          </table:table-cell>
          <table:table-cell office:value-type="float" office:value="208.935" calcext:value-type="float">
            <text:p>208.935</text:p>
          </table:table-cell>
          <table:table-cell table:formula="of:=MAX([.C193:.C201])" office:value-type="float" office:value="210.85" calcext:value-type="float">
            <text:p>210.85</text:p>
          </table:table-cell>
          <table:table-cell table:formula="of:=MIN([.D193:.D201])" office:value-type="float" office:value="208.9" calcext:value-type="float">
            <text:p>208.9</text:p>
          </table:table-cell>
          <table:table-cell table:formula="of:=([.G201]+[.H201])/2" office:value-type="float" office:value="209.875" calcext:value-type="float">
            <text:p>209.875</text:p>
          </table:table-cell>
          <table:table-cell table:formula="of:=MAX([.C176:.C201])" office:value-type="float" office:value="210.86" calcext:value-type="float">
            <text:p>210.86</text:p>
          </table:table-cell>
          <table:table-cell table:formula="of:=MIN([.D176:.D201])" office:value-type="float" office:value="207.01" calcext:value-type="float">
            <text:p>207.01</text:p>
          </table:table-cell>
          <table:table-cell table:formula="of:=([.J201]+[.K201])/2" office:value-type="float" office:value="208.935" calcext:value-type="float">
            <text:p>208.935</text:p>
          </table:table-cell>
          <table:table-cell table:formula="of:=([.I175]+[.L175])/2" office:value-type="float" office:value="209.35" calcext:value-type="float">
            <text:p>209.35</text:p>
          </table:table-cell>
          <table:table-cell table:formula="of:=MAX([.C150:.C201])" office:value-type="float" office:value="211.04" calcext:value-type="float">
            <text:p>211.04</text:p>
          </table:table-cell>
          <table:table-cell table:formula="of:=MIN([.D150:.D201])" office:value-type="float" office:value="207.01" calcext:value-type="float">
            <text:p>207.01</text:p>
          </table:table-cell>
          <table:table-cell table:formula="of:=([.O175]+[.N175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3/04/15 11:00:00 +08:00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0.86" calcext:value-type="float">
            <text:p>210.86</text:p>
          </table:table-cell>
          <table:table-cell office:value-type="float" office:value="210.16" calcext:value-type="float">
            <text:p>210.16</text:p>
          </table:table-cell>
          <table:table-cell office:value-type="float" office:value="210.32" calcext:value-type="float">
            <text:p>210.32</text:p>
          </table:table-cell>
          <table:table-cell office:value-type="float" office:value="208.935" calcext:value-type="float">
            <text:p>208.935</text:p>
          </table:table-cell>
          <table:table-cell table:formula="of:=MAX([.C194:.C202])" office:value-type="float" office:value="210.86" calcext:value-type="float">
            <text:p>210.86</text:p>
          </table:table-cell>
          <table:table-cell table:formula="of:=MIN([.D194:.D202])" office:value-type="float" office:value="208.9" calcext:value-type="float">
            <text:p>208.9</text:p>
          </table:table-cell>
          <table:table-cell table:formula="of:=([.G202]+[.H202])/2" office:value-type="float" office:value="209.88" calcext:value-type="float">
            <text:p>209.88</text:p>
          </table:table-cell>
          <table:table-cell table:formula="of:=MAX([.C177:.C202])" office:value-type="float" office:value="210.86" calcext:value-type="float">
            <text:p>210.86</text:p>
          </table:table-cell>
          <table:table-cell table:formula="of:=MIN([.D177:.D202])" office:value-type="float" office:value="207.01" calcext:value-type="float">
            <text:p>207.01</text:p>
          </table:table-cell>
          <table:table-cell table:formula="of:=([.J202]+[.K202])/2" office:value-type="float" office:value="208.935" calcext:value-type="float">
            <text:p>208.935</text:p>
          </table:table-cell>
          <table:table-cell table:formula="of:=([.I176]+[.L176])/2" office:value-type="float" office:value="209.35" calcext:value-type="float">
            <text:p>209.35</text:p>
          </table:table-cell>
          <table:table-cell table:formula="of:=MAX([.C151:.C202])" office:value-type="float" office:value="211.04" calcext:value-type="float">
            <text:p>211.04</text:p>
          </table:table-cell>
          <table:table-cell table:formula="of:=MIN([.D151:.D202])" office:value-type="float" office:value="207.01" calcext:value-type="float">
            <text:p>207.01</text:p>
          </table:table-cell>
          <table:table-cell table:formula="of:=([.O176]+[.N176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3/04/15 12:00:00 +08:00</text:p>
          </table:table-cell>
          <table:table-cell office:value-type="float" office:value="210.32" calcext:value-type="float">
            <text:p>210.32</text:p>
          </table:table-cell>
          <table:table-cell office:value-type="float" office:value="211.4" calcext:value-type="float">
            <text:p>211.4</text:p>
          </table:table-cell>
          <table:table-cell office:value-type="float" office:value="210.29" calcext:value-type="float">
            <text:p>210.29</text:p>
          </table:table-cell>
          <table:table-cell office:value-type="float" office:value="211.22" calcext:value-type="float">
            <text:p>211.22</text:p>
          </table:table-cell>
          <table:table-cell office:value-type="float" office:value="209.06" calcext:value-type="float">
            <text:p>209.06</text:p>
          </table:table-cell>
          <table:table-cell table:formula="of:=MAX([.C195:.C203])" office:value-type="float" office:value="211.4" calcext:value-type="float">
            <text:p>211.4</text:p>
          </table:table-cell>
          <table:table-cell table:formula="of:=MIN([.D195:.D203])" office:value-type="float" office:value="208.9" calcext:value-type="float">
            <text:p>208.9</text:p>
          </table:table-cell>
          <table:table-cell table:formula="of:=([.G203]+[.H203])/2" office:value-type="float" office:value="210.15" calcext:value-type="float">
            <text:p>210.15</text:p>
          </table:table-cell>
          <table:table-cell table:formula="of:=MAX([.C178:.C203])" office:value-type="float" office:value="211.4" calcext:value-type="float">
            <text:p>211.4</text:p>
          </table:table-cell>
          <table:table-cell table:formula="of:=MIN([.D178:.D203])" office:value-type="float" office:value="207.01" calcext:value-type="float">
            <text:p>207.01</text:p>
          </table:table-cell>
          <table:table-cell table:formula="of:=([.J203]+[.K203])/2" office:value-type="float" office:value="209.205" calcext:value-type="float">
            <text:p>209.205</text:p>
          </table:table-cell>
          <table:table-cell table:formula="of:=([.I177]+[.L177])/2" office:value-type="float" office:value="209.175" calcext:value-type="float">
            <text:p>209.175</text:p>
          </table:table-cell>
          <table:table-cell table:formula="of:=MAX([.C152:.C203])" office:value-type="float" office:value="211.4" calcext:value-type="float">
            <text:p>211.4</text:p>
          </table:table-cell>
          <table:table-cell table:formula="of:=MIN([.D152:.D203])" office:value-type="float" office:value="207.01" calcext:value-type="float">
            <text:p>207.01</text:p>
          </table:table-cell>
          <table:table-cell table:formula="of:=([.O177]+[.N177])/2" office:value-type="float" office:value="209.06" calcext:value-type="float">
            <text:p>209.06</text:p>
          </table:table-cell>
        </table:table-row>
        <table:table-row table:style-name="ro1">
          <table:table-cell office:value-type="string" calcext:value-type="string">
            <text:p>23/04/15 13:00:00 +08:00</text:p>
          </table:table-cell>
          <table:table-cell office:value-type="float" office:value="211.22" calcext:value-type="float">
            <text:p>211.22</text:p>
          </table:table-cell>
          <table:table-cell office:value-type="float" office:value="211.78" calcext:value-type="float">
            <text:p>211.78</text:p>
          </table:table-cell>
          <table:table-cell office:value-type="float" office:value="211.11" calcext:value-type="float">
            <text:p>211.11</text:p>
          </table:table-cell>
          <table:table-cell office:value-type="float" office:value="211.74" calcext:value-type="float">
            <text:p>211.74</text:p>
          </table:table-cell>
          <table:table-cell office:value-type="float" office:value="209.01" calcext:value-type="float">
            <text:p>209.01</text:p>
          </table:table-cell>
          <table:table-cell table:formula="of:=MAX([.C196:.C204])" office:value-type="float" office:value="211.78" calcext:value-type="float">
            <text:p>211.78</text:p>
          </table:table-cell>
          <table:table-cell table:formula="of:=MIN([.D196:.D204])" office:value-type="float" office:value="209.91" calcext:value-type="float">
            <text:p>209.91</text:p>
          </table:table-cell>
          <table:table-cell table:formula="of:=([.G204]+[.H204])/2" office:value-type="float" office:value="210.845" calcext:value-type="float">
            <text:p>210.845</text:p>
          </table:table-cell>
          <table:table-cell table:formula="of:=MAX([.C179:.C204])" office:value-type="float" office:value="211.78" calcext:value-type="float">
            <text:p>211.78</text:p>
          </table:table-cell>
          <table:table-cell table:formula="of:=MIN([.D179:.D204])" office:value-type="float" office:value="207.33" calcext:value-type="float">
            <text:p>207.33</text:p>
          </table:table-cell>
          <table:table-cell table:formula="of:=([.J204]+[.K204])/2" office:value-type="float" office:value="209.555" calcext:value-type="float">
            <text:p>209.555</text:p>
          </table:table-cell>
          <table:table-cell table:formula="of:=([.I178]+[.L178])/2" office:value-type="float" office:value="209.01" calcext:value-type="float">
            <text:p>209.01</text:p>
          </table:table-cell>
          <table:table-cell table:formula="of:=MAX([.C153:.C204])" office:value-type="float" office:value="211.78" calcext:value-type="float">
            <text:p>211.78</text:p>
          </table:table-cell>
          <table:table-cell table:formula="of:=MIN([.D153:.D204])" office:value-type="float" office:value="207.01" calcext:value-type="float">
            <text:p>207.01</text:p>
          </table:table-cell>
          <table:table-cell table:formula="of:=([.O178]+[.N178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3/04/15 14:00:00 +08:00</text:p>
          </table:table-cell>
          <table:table-cell office:value-type="float" office:value="211.73" calcext:value-type="float">
            <text:p>211.73</text:p>
          </table:table-cell>
          <table:table-cell office:value-type="float" office:value="211.77" calcext:value-type="float">
            <text:p>211.77</text:p>
          </table:table-cell>
          <table:table-cell office:value-type="float" office:value="211.45" calcext:value-type="float">
            <text:p>211.45</text:p>
          </table:table-cell>
          <table:table-cell office:value-type="float" office:value="211.65" calcext:value-type="float">
            <text:p>211.65</text:p>
          </table:table-cell>
          <table:table-cell office:value-type="float" office:value="209.01" calcext:value-type="float">
            <text:p>209.01</text:p>
          </table:table-cell>
          <table:table-cell table:formula="of:=MAX([.C197:.C205])" office:value-type="float" office:value="211.78" calcext:value-type="float">
            <text:p>211.78</text:p>
          </table:table-cell>
          <table:table-cell table:formula="of:=MIN([.D197:.D205])" office:value-type="float" office:value="209.91" calcext:value-type="float">
            <text:p>209.91</text:p>
          </table:table-cell>
          <table:table-cell table:formula="of:=([.G205]+[.H205])/2" office:value-type="float" office:value="210.845" calcext:value-type="float">
            <text:p>210.845</text:p>
          </table:table-cell>
          <table:table-cell table:formula="of:=MAX([.C180:.C205])" office:value-type="float" office:value="211.78" calcext:value-type="float">
            <text:p>211.78</text:p>
          </table:table-cell>
          <table:table-cell table:formula="of:=MIN([.D180:.D205])" office:value-type="float" office:value="208.9" calcext:value-type="float">
            <text:p>208.9</text:p>
          </table:table-cell>
          <table:table-cell table:formula="of:=([.J205]+[.K205])/2" office:value-type="float" office:value="210.34" calcext:value-type="float">
            <text:p>210.34</text:p>
          </table:table-cell>
          <table:table-cell table:formula="of:=([.I179]+[.L179])/2" office:value-type="float" office:value="209.01" calcext:value-type="float">
            <text:p>209.01</text:p>
          </table:table-cell>
          <table:table-cell table:formula="of:=MAX([.C154:.C205])" office:value-type="float" office:value="211.78" calcext:value-type="float">
            <text:p>211.78</text:p>
          </table:table-cell>
          <table:table-cell table:formula="of:=MIN([.D154:.D205])" office:value-type="float" office:value="207.01" calcext:value-type="float">
            <text:p>207.01</text:p>
          </table:table-cell>
          <table:table-cell table:formula="of:=([.O179]+[.N179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3/04/15 15:00:00 +08:00</text:p>
          </table:table-cell>
          <table:table-cell office:value-type="float" office:value="211.65" calcext:value-type="float">
            <text:p>211.65</text:p>
          </table:table-cell>
          <table:table-cell office:value-type="float" office:value="211.72" calcext:value-type="float">
            <text:p>211.72</text:p>
          </table:table-cell>
          <table:table-cell office:value-type="float" office:value="211.41" calcext:value-type="float">
            <text:p>211.41</text:p>
          </table:table-cell>
          <table:table-cell office:value-type="float" office:value="211.57" calcext:value-type="float">
            <text:p>211.57</text:p>
          </table:table-cell>
          <table:table-cell office:value-type="float" office:value="208.945" calcext:value-type="float">
            <text:p>208.945</text:p>
          </table:table-cell>
          <table:table-cell table:formula="of:=MAX([.C198:.C206])" office:value-type="float" office:value="211.78" calcext:value-type="float">
            <text:p>211.78</text:p>
          </table:table-cell>
          <table:table-cell table:formula="of:=MIN([.D198:.D206])" office:value-type="float" office:value="210.01" calcext:value-type="float">
            <text:p>210.01</text:p>
          </table:table-cell>
          <table:table-cell table:formula="of:=([.G206]+[.H206])/2" office:value-type="float" office:value="210.895" calcext:value-type="float">
            <text:p>210.895</text:p>
          </table:table-cell>
          <table:table-cell table:formula="of:=MAX([.C181:.C206])" office:value-type="float" office:value="211.78" calcext:value-type="float">
            <text:p>211.78</text:p>
          </table:table-cell>
          <table:table-cell table:formula="of:=MIN([.D181:.D206])" office:value-type="float" office:value="208.9" calcext:value-type="float">
            <text:p>208.9</text:p>
          </table:table-cell>
          <table:table-cell table:formula="of:=([.J206]+[.K206])/2" office:value-type="float" office:value="210.34" calcext:value-type="float">
            <text:p>210.34</text:p>
          </table:table-cell>
          <table:table-cell table:formula="of:=([.I180]+[.L180])/2" office:value-type="float" office:value="208.945" calcext:value-type="float">
            <text:p>208.945</text:p>
          </table:table-cell>
          <table:table-cell table:formula="of:=MAX([.C155:.C206])" office:value-type="float" office:value="211.78" calcext:value-type="float">
            <text:p>211.78</text:p>
          </table:table-cell>
          <table:table-cell table:formula="of:=MIN([.D155:.D206])" office:value-type="float" office:value="207.01" calcext:value-type="float">
            <text:p>207.01</text:p>
          </table:table-cell>
          <table:table-cell table:formula="of:=([.O180]+[.N180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3/04/15 16:00:00 +08:00</text:p>
          </table:table-cell>
          <table:table-cell office:value-type="float" office:value="211.57" calcext:value-type="float">
            <text:p>211.57</text:p>
          </table:table-cell>
          <table:table-cell office:value-type="float" office:value="211.94" calcext:value-type="float">
            <text:p>211.94</text:p>
          </table:table-cell>
          <table:table-cell office:value-type="float" office:value="211.16" calcext:value-type="float">
            <text:p>211.16</text:p>
          </table:table-cell>
          <table:table-cell office:value-type="float" office:value="211.18" calcext:value-type="float">
            <text:p>211.18</text:p>
          </table:table-cell>
          <table:table-cell office:value-type="float" office:value="208.7875" calcext:value-type="float">
            <text:p>208.7875</text:p>
          </table:table-cell>
          <table:table-cell table:formula="of:=MAX([.C199:.C207])" office:value-type="float" office:value="211.94" calcext:value-type="float">
            <text:p>211.94</text:p>
          </table:table-cell>
          <table:table-cell table:formula="of:=MIN([.D199:.D207])" office:value-type="float" office:value="210.01" calcext:value-type="float">
            <text:p>210.01</text:p>
          </table:table-cell>
          <table:table-cell table:formula="of:=([.G207]+[.H207])/2" office:value-type="float" office:value="210.975" calcext:value-type="float">
            <text:p>210.975</text:p>
          </table:table-cell>
          <table:table-cell table:formula="of:=MAX([.C182:.C207])" office:value-type="float" office:value="211.94" calcext:value-type="float">
            <text:p>211.94</text:p>
          </table:table-cell>
          <table:table-cell table:formula="of:=MIN([.D182:.D207])" office:value-type="float" office:value="208.9" calcext:value-type="float">
            <text:p>208.9</text:p>
          </table:table-cell>
          <table:table-cell table:formula="of:=([.J207]+[.K207])/2" office:value-type="float" office:value="210.42" calcext:value-type="float">
            <text:p>210.42</text:p>
          </table:table-cell>
          <table:table-cell table:formula="of:=([.I181]+[.L181])/2" office:value-type="float" office:value="208.7875" calcext:value-type="float">
            <text:p>208.7875</text:p>
          </table:table-cell>
          <table:table-cell table:formula="of:=MAX([.C156:.C207])" office:value-type="float" office:value="211.94" calcext:value-type="float">
            <text:p>211.94</text:p>
          </table:table-cell>
          <table:table-cell table:formula="of:=MIN([.D156:.D207])" office:value-type="float" office:value="207.01" calcext:value-type="float">
            <text:p>207.01</text:p>
          </table:table-cell>
          <table:table-cell table:formula="of:=([.O181]+[.N181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4/04/15 10:00:00 +08:00</text:p>
          </table:table-cell>
          <table:table-cell office:value-type="float" office:value="211.7" calcext:value-type="float">
            <text:p>211.7</text:p>
          </table:table-cell>
          <table:table-cell office:value-type="float" office:value="211.76" calcext:value-type="float">
            <text:p>211.76</text:p>
          </table:table-cell>
          <table:table-cell office:value-type="float" office:value="211.12" calcext:value-type="float">
            <text:p>211.12</text:p>
          </table:table-cell>
          <table:table-cell office:value-type="float" office:value="211.54" calcext:value-type="float">
            <text:p>211.54</text:p>
          </table:table-cell>
          <table:table-cell office:value-type="float" office:value="208.8275" calcext:value-type="float">
            <text:p>208.8275</text:p>
          </table:table-cell>
          <table:table-cell table:formula="of:=MAX([.C200:.C208])" office:value-type="float" office:value="211.94" calcext:value-type="float">
            <text:p>211.94</text:p>
          </table:table-cell>
          <table:table-cell table:formula="of:=MIN([.D200:.D208])" office:value-type="float" office:value="210.01" calcext:value-type="float">
            <text:p>210.01</text:p>
          </table:table-cell>
          <table:table-cell table:formula="of:=([.G208]+[.H208])/2" office:value-type="float" office:value="210.975" calcext:value-type="float">
            <text:p>210.975</text:p>
          </table:table-cell>
          <table:table-cell table:formula="of:=MAX([.C183:.C208])" office:value-type="float" office:value="211.94" calcext:value-type="float">
            <text:p>211.94</text:p>
          </table:table-cell>
          <table:table-cell table:formula="of:=MIN([.D183:.D208])" office:value-type="float" office:value="208.9" calcext:value-type="float">
            <text:p>208.9</text:p>
          </table:table-cell>
          <table:table-cell table:formula="of:=([.J208]+[.K208])/2" office:value-type="float" office:value="210.42" calcext:value-type="float">
            <text:p>210.42</text:p>
          </table:table-cell>
          <table:table-cell table:formula="of:=([.I182]+[.L182])/2" office:value-type="float" office:value="208.8275" calcext:value-type="float">
            <text:p>208.8275</text:p>
          </table:table-cell>
          <table:table-cell table:formula="of:=MAX([.C157:.C208])" office:value-type="float" office:value="211.94" calcext:value-type="float">
            <text:p>211.94</text:p>
          </table:table-cell>
          <table:table-cell table:formula="of:=MIN([.D157:.D208])" office:value-type="float" office:value="207.01" calcext:value-type="float">
            <text:p>207.01</text:p>
          </table:table-cell>
          <table:table-cell table:formula="of:=([.O182]+[.N182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4/04/15 11:00:00 +08:00</text:p>
          </table:table-cell>
          <table:table-cell office:value-type="float" office:value="211.54" calcext:value-type="float">
            <text:p>211.54</text:p>
          </table:table-cell>
          <table:table-cell office:value-type="float" office:value="211.59" calcext:value-type="float">
            <text:p>211.59</text:p>
          </table:table-cell>
          <table:table-cell office:value-type="float" office:value="211.11" calcext:value-type="float">
            <text:p>211.11</text:p>
          </table:table-cell>
          <table:table-cell office:value-type="float" office:value="211.5" calcext:value-type="float">
            <text:p>211.5</text:p>
          </table:table-cell>
          <table:table-cell office:value-type="float" office:value="208.8275" calcext:value-type="float">
            <text:p>208.8275</text:p>
          </table:table-cell>
          <table:table-cell table:formula="of:=MAX([.C201:.C209])" office:value-type="float" office:value="211.94" calcext:value-type="float">
            <text:p>211.94</text:p>
          </table:table-cell>
          <table:table-cell table:formula="of:=MIN([.D201:.D209])" office:value-type="float" office:value="210.01" calcext:value-type="float">
            <text:p>210.01</text:p>
          </table:table-cell>
          <table:table-cell table:formula="of:=([.G209]+[.H209])/2" office:value-type="float" office:value="210.975" calcext:value-type="float">
            <text:p>210.975</text:p>
          </table:table-cell>
          <table:table-cell table:formula="of:=MAX([.C184:.C209])" office:value-type="float" office:value="211.94" calcext:value-type="float">
            <text:p>211.94</text:p>
          </table:table-cell>
          <table:table-cell table:formula="of:=MIN([.D184:.D209])" office:value-type="float" office:value="208.9" calcext:value-type="float">
            <text:p>208.9</text:p>
          </table:table-cell>
          <table:table-cell table:formula="of:=([.J209]+[.K209])/2" office:value-type="float" office:value="210.42" calcext:value-type="float">
            <text:p>210.42</text:p>
          </table:table-cell>
          <table:table-cell table:formula="of:=([.I183]+[.L183])/2" office:value-type="float" office:value="208.8275" calcext:value-type="float">
            <text:p>208.8275</text:p>
          </table:table-cell>
          <table:table-cell table:formula="of:=MAX([.C158:.C209])" office:value-type="float" office:value="211.94" calcext:value-type="float">
            <text:p>211.94</text:p>
          </table:table-cell>
          <table:table-cell table:formula="of:=MIN([.D158:.D209])" office:value-type="float" office:value="207.01" calcext:value-type="float">
            <text:p>207.01</text:p>
          </table:table-cell>
          <table:table-cell table:formula="of:=([.O183]+[.N183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4/04/15 12:00:00 +08:00</text:p>
          </table:table-cell>
          <table:table-cell office:value-type="float" office:value="211.5" calcext:value-type="float">
            <text:p>211.5</text:p>
          </table:table-cell>
          <table:table-cell office:value-type="float" office:value="211.79" calcext:value-type="float">
            <text:p>211.79</text:p>
          </table:table-cell>
          <table:table-cell office:value-type="float" office:value="211.42" calcext:value-type="float">
            <text:p>211.42</text:p>
          </table:table-cell>
          <table:table-cell office:value-type="float" office:value="211.64" calcext:value-type="float">
            <text:p>211.64</text:p>
          </table:table-cell>
          <table:table-cell office:value-type="float" office:value="208.8275" calcext:value-type="float">
            <text:p>208.8275</text:p>
          </table:table-cell>
          <table:table-cell table:formula="of:=MAX([.C202:.C210])" office:value-type="float" office:value="211.94" calcext:value-type="float">
            <text:p>211.94</text:p>
          </table:table-cell>
          <table:table-cell table:formula="of:=MIN([.D202:.D210])" office:value-type="float" office:value="210.16" calcext:value-type="float">
            <text:p>210.16</text:p>
          </table:table-cell>
          <table:table-cell table:formula="of:=([.G210]+[.H210])/2" office:value-type="float" office:value="211.05" calcext:value-type="float">
            <text:p>211.05</text:p>
          </table:table-cell>
          <table:table-cell table:formula="of:=MAX([.C185:.C210])" office:value-type="float" office:value="211.94" calcext:value-type="float">
            <text:p>211.94</text:p>
          </table:table-cell>
          <table:table-cell table:formula="of:=MIN([.D185:.D210])" office:value-type="float" office:value="208.9" calcext:value-type="float">
            <text:p>208.9</text:p>
          </table:table-cell>
          <table:table-cell table:formula="of:=([.J210]+[.K210])/2" office:value-type="float" office:value="210.42" calcext:value-type="float">
            <text:p>210.42</text:p>
          </table:table-cell>
          <table:table-cell table:formula="of:=([.I184]+[.L184])/2" office:value-type="float" office:value="208.8275" calcext:value-type="float">
            <text:p>208.8275</text:p>
          </table:table-cell>
          <table:table-cell table:formula="of:=MAX([.C159:.C210])" office:value-type="float" office:value="211.94" calcext:value-type="float">
            <text:p>211.94</text:p>
          </table:table-cell>
          <table:table-cell table:formula="of:=MIN([.D159:.D210])" office:value-type="float" office:value="207.01" calcext:value-type="float">
            <text:p>207.01</text:p>
          </table:table-cell>
          <table:table-cell table:formula="of:=([.O184]+[.N184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4/04/15 13:00:00 +08:00</text:p>
          </table:table-cell>
          <table:table-cell office:value-type="float" office:value="211.64" calcext:value-type="float">
            <text:p>211.64</text:p>
          </table:table-cell>
          <table:table-cell office:value-type="float" office:value="211.97" calcext:value-type="float">
            <text:p>211.97</text:p>
          </table:table-cell>
          <table:table-cell office:value-type="float" office:value="211.62" calcext:value-type="float">
            <text:p>211.62</text:p>
          </table:table-cell>
          <table:table-cell office:value-type="float" office:value="211.73" calcext:value-type="float">
            <text:p>211.73</text:p>
          </table:table-cell>
          <table:table-cell office:value-type="float" office:value="208.8275" calcext:value-type="float">
            <text:p>208.8275</text:p>
          </table:table-cell>
          <table:table-cell table:formula="of:=MAX([.C203:.C211])" office:value-type="float" office:value="211.97" calcext:value-type="float">
            <text:p>211.97</text:p>
          </table:table-cell>
          <table:table-cell table:formula="of:=MIN([.D203:.D211])" office:value-type="float" office:value="210.29" calcext:value-type="float">
            <text:p>210.29</text:p>
          </table:table-cell>
          <table:table-cell table:formula="of:=([.G211]+[.H211])/2" office:value-type="float" office:value="211.13" calcext:value-type="float">
            <text:p>211.13</text:p>
          </table:table-cell>
          <table:table-cell table:formula="of:=MAX([.C186:.C211])" office:value-type="float" office:value="211.97" calcext:value-type="float">
            <text:p>211.97</text:p>
          </table:table-cell>
          <table:table-cell table:formula="of:=MIN([.D186:.D211])" office:value-type="float" office:value="208.9" calcext:value-type="float">
            <text:p>208.9</text:p>
          </table:table-cell>
          <table:table-cell table:formula="of:=([.J211]+[.K211])/2" office:value-type="float" office:value="210.435" calcext:value-type="float">
            <text:p>210.435</text:p>
          </table:table-cell>
          <table:table-cell table:formula="of:=([.I185]+[.L185])/2" office:value-type="float" office:value="208.8275" calcext:value-type="float">
            <text:p>208.8275</text:p>
          </table:table-cell>
          <table:table-cell table:formula="of:=MAX([.C160:.C211])" office:value-type="float" office:value="211.97" calcext:value-type="float">
            <text:p>211.97</text:p>
          </table:table-cell>
          <table:table-cell table:formula="of:=MIN([.D160:.D211])" office:value-type="float" office:value="207.01" calcext:value-type="float">
            <text:p>207.01</text:p>
          </table:table-cell>
          <table:table-cell table:formula="of:=([.O185]+[.N185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4/04/15 14:00:00 +08:00</text:p>
          </table:table-cell>
          <table:table-cell office:value-type="float" office:value="211.73" calcext:value-type="float">
            <text:p>211.73</text:p>
          </table:table-cell>
          <table:table-cell office:value-type="float" office:value="211.87" calcext:value-type="float">
            <text:p>211.87</text:p>
          </table:table-cell>
          <table:table-cell office:value-type="float" office:value="211.59" calcext:value-type="float">
            <text:p>211.59</text:p>
          </table:table-cell>
          <table:table-cell office:value-type="float" office:value="211.74" calcext:value-type="float">
            <text:p>211.74</text:p>
          </table:table-cell>
          <table:table-cell office:value-type="float" office:value="208.8275" calcext:value-type="float">
            <text:p>208.8275</text:p>
          </table:table-cell>
          <table:table-cell table:formula="of:=MAX([.C204:.C212])" office:value-type="float" office:value="211.97" calcext:value-type="float">
            <text:p>211.97</text:p>
          </table:table-cell>
          <table:table-cell table:formula="of:=MIN([.D204:.D212])" office:value-type="float" office:value="211.11" calcext:value-type="float">
            <text:p>211.11</text:p>
          </table:table-cell>
          <table:table-cell table:formula="of:=([.G212]+[.H212])/2" office:value-type="float" office:value="211.54" calcext:value-type="float">
            <text:p>211.54</text:p>
          </table:table-cell>
          <table:table-cell table:formula="of:=MAX([.C187:.C212])" office:value-type="float" office:value="211.97" calcext:value-type="float">
            <text:p>211.97</text:p>
          </table:table-cell>
          <table:table-cell table:formula="of:=MIN([.D187:.D212])" office:value-type="float" office:value="208.9" calcext:value-type="float">
            <text:p>208.9</text:p>
          </table:table-cell>
          <table:table-cell table:formula="of:=([.J212]+[.K212])/2" office:value-type="float" office:value="210.435" calcext:value-type="float">
            <text:p>210.435</text:p>
          </table:table-cell>
          <table:table-cell table:formula="of:=([.I186]+[.L186])/2" office:value-type="float" office:value="208.8275" calcext:value-type="float">
            <text:p>208.8275</text:p>
          </table:table-cell>
          <table:table-cell table:formula="of:=MAX([.C161:.C212])" office:value-type="float" office:value="211.97" calcext:value-type="float">
            <text:p>211.97</text:p>
          </table:table-cell>
          <table:table-cell table:formula="of:=MIN([.D161:.D212])" office:value-type="float" office:value="207.01" calcext:value-type="float">
            <text:p>207.01</text:p>
          </table:table-cell>
          <table:table-cell table:formula="of:=([.O186]+[.N186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4/04/15 15:00:00 +08:00</text:p>
          </table:table-cell>
          <table:table-cell office:value-type="float" office:value="211.75" calcext:value-type="float">
            <text:p>211.75</text:p>
          </table:table-cell>
          <table:table-cell office:value-type="float" office:value="211.82" calcext:value-type="float">
            <text:p>211.82</text:p>
          </table:table-cell>
          <table:table-cell office:value-type="float" office:value="211.41" calcext:value-type="float">
            <text:p>211.41</text:p>
          </table:table-cell>
          <table:table-cell office:value-type="float" office:value="211.49" calcext:value-type="float">
            <text:p>211.49</text:p>
          </table:table-cell>
          <table:table-cell office:value-type="float" office:value="209.025" calcext:value-type="float">
            <text:p>209.025</text:p>
          </table:table-cell>
          <table:table-cell table:formula="of:=MAX([.C205:.C213])" office:value-type="float" office:value="211.97" calcext:value-type="float">
            <text:p>211.97</text:p>
          </table:table-cell>
          <table:table-cell table:formula="of:=MIN([.D205:.D213])" office:value-type="float" office:value="211.11" calcext:value-type="float">
            <text:p>211.11</text:p>
          </table:table-cell>
          <table:table-cell table:formula="of:=([.G213]+[.H213])/2" office:value-type="float" office:value="211.54" calcext:value-type="float">
            <text:p>211.54</text:p>
          </table:table-cell>
          <table:table-cell table:formula="of:=MAX([.C188:.C213])" office:value-type="float" office:value="211.97" calcext:value-type="float">
            <text:p>211.97</text:p>
          </table:table-cell>
          <table:table-cell table:formula="of:=MIN([.D188:.D213])" office:value-type="float" office:value="208.9" calcext:value-type="float">
            <text:p>208.9</text:p>
          </table:table-cell>
          <table:table-cell table:formula="of:=([.J213]+[.K213])/2" office:value-type="float" office:value="210.435" calcext:value-type="float">
            <text:p>210.435</text:p>
          </table:table-cell>
          <table:table-cell table:formula="of:=([.I187]+[.L187])/2" office:value-type="float" office:value="209.06" calcext:value-type="float">
            <text:p>209.06</text:p>
          </table:table-cell>
          <table:table-cell table:formula="of:=MAX([.C162:.C213])" office:value-type="float" office:value="211.97" calcext:value-type="float">
            <text:p>211.97</text:p>
          </table:table-cell>
          <table:table-cell table:formula="of:=MIN([.D162:.D213])" office:value-type="float" office:value="207.01" calcext:value-type="float">
            <text:p>207.01</text:p>
          </table:table-cell>
          <table:table-cell table:formula="of:=([.O187]+[.N187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4/04/15 16:00:00 +08:00</text:p>
          </table:table-cell>
          <table:table-cell office:value-type="float" office:value="211.49" calcext:value-type="float">
            <text:p>211.49</text:p>
          </table:table-cell>
          <table:table-cell office:value-type="float" office:value="211.71" calcext:value-type="float">
            <text:p>211.71</text:p>
          </table:table-cell>
          <table:table-cell office:value-type="float" office:value="211.43" calcext:value-type="float">
            <text:p>211.43</text:p>
          </table:table-cell>
          <table:table-cell office:value-type="float" office:value="211.65" calcext:value-type="float">
            <text:p>211.65</text:p>
          </table:table-cell>
          <table:table-cell office:value-type="float" office:value="209.025" calcext:value-type="float">
            <text:p>209.025</text:p>
          </table:table-cell>
          <table:table-cell table:formula="of:=MAX([.C206:.C214])" office:value-type="float" office:value="211.97" calcext:value-type="float">
            <text:p>211.97</text:p>
          </table:table-cell>
          <table:table-cell table:formula="of:=MIN([.D206:.D214])" office:value-type="float" office:value="211.11" calcext:value-type="float">
            <text:p>211.11</text:p>
          </table:table-cell>
          <table:table-cell table:formula="of:=([.G214]+[.H214])/2" office:value-type="float" office:value="211.54" calcext:value-type="float">
            <text:p>211.54</text:p>
          </table:table-cell>
          <table:table-cell table:formula="of:=MAX([.C189:.C214])" office:value-type="float" office:value="211.97" calcext:value-type="float">
            <text:p>211.97</text:p>
          </table:table-cell>
          <table:table-cell table:formula="of:=MIN([.D189:.D214])" office:value-type="float" office:value="208.9" calcext:value-type="float">
            <text:p>208.9</text:p>
          </table:table-cell>
          <table:table-cell table:formula="of:=([.J214]+[.K214])/2" office:value-type="float" office:value="210.435" calcext:value-type="float">
            <text:p>210.435</text:p>
          </table:table-cell>
          <table:table-cell table:formula="of:=([.I188]+[.L188])/2" office:value-type="float" office:value="209.4675" calcext:value-type="float">
            <text:p>209.4675</text:p>
          </table:table-cell>
          <table:table-cell table:formula="of:=MAX([.C163:.C214])" office:value-type="float" office:value="211.97" calcext:value-type="float">
            <text:p>211.97</text:p>
          </table:table-cell>
          <table:table-cell table:formula="of:=MIN([.D163:.D214])" office:value-type="float" office:value="207.01" calcext:value-type="float">
            <text:p>207.01</text:p>
          </table:table-cell>
          <table:table-cell table:formula="of:=([.O188]+[.N188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7/04/15 10:00:00 +08:00</text:p>
          </table:table-cell>
          <table:table-cell office:value-type="float" office:value="212.34" calcext:value-type="float">
            <text:p>212.34</text:p>
          </table:table-cell>
          <table:table-cell office:value-type="float" office:value="212.43" calcext:value-type="float">
            <text:p>212.43</text:p>
          </table:table-cell>
          <table:table-cell office:value-type="float" office:value="211.87" calcext:value-type="float">
            <text:p>211.87</text:p>
          </table:table-cell>
          <table:table-cell office:value-type="float" office:value="212.32" calcext:value-type="float">
            <text:p>212.32</text:p>
          </table:table-cell>
          <table:table-cell office:value-type="float" office:value="208.2" calcext:value-type="float">
            <text:p>208.2</text:p>
          </table:table-cell>
          <table:table-cell table:formula="of:=MAX([.C207:.C215])" office:value-type="float" office:value="212.43" calcext:value-type="float">
            <text:p>212.43</text:p>
          </table:table-cell>
          <table:table-cell table:formula="of:=MIN([.D207:.D215])" office:value-type="float" office:value="211.11" calcext:value-type="float">
            <text:p>211.11</text:p>
          </table:table-cell>
          <table:table-cell table:formula="of:=([.G215]+[.H215])/2" office:value-type="float" office:value="211.77" calcext:value-type="float">
            <text:p>211.77</text:p>
          </table:table-cell>
          <table:table-cell table:formula="of:=MAX([.C190:.C215])" office:value-type="float" office:value="212.43" calcext:value-type="float">
            <text:p>212.43</text:p>
          </table:table-cell>
          <table:table-cell table:formula="of:=MIN([.D190:.D215])" office:value-type="float" office:value="208.9" calcext:value-type="float">
            <text:p>208.9</text:p>
          </table:table-cell>
          <table:table-cell table:formula="of:=([.J215]+[.K215])/2" office:value-type="float" office:value="210.665" calcext:value-type="float">
            <text:p>210.665</text:p>
          </table:table-cell>
          <table:table-cell table:formula="of:=([.I189]+[.L189])/2" office:value-type="float" office:value="209.6025" calcext:value-type="float">
            <text:p>209.6025</text:p>
          </table:table-cell>
          <table:table-cell table:formula="of:=MAX([.C164:.C215])" office:value-type="float" office:value="212.43" calcext:value-type="float">
            <text:p>212.43</text:p>
          </table:table-cell>
          <table:table-cell table:formula="of:=MIN([.D164:.D215])" office:value-type="float" office:value="207.01" calcext:value-type="float">
            <text:p>207.01</text:p>
          </table:table-cell>
          <table:table-cell table:formula="of:=([.O189]+[.N189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7/04/15 11:00:00 +08:00</text:p>
          </table:table-cell>
          <table:table-cell office:value-type="float" office:value="212.32" calcext:value-type="float">
            <text:p>212.32</text:p>
          </table:table-cell>
          <table:table-cell office:value-type="float" office:value="212.48" calcext:value-type="float">
            <text:p>212.48</text:p>
          </table:table-cell>
          <table:table-cell office:value-type="float" office:value="211.81" calcext:value-type="float">
            <text:p>211.81</text:p>
          </table:table-cell>
          <table:table-cell office:value-type="float" office:value="211.9" calcext:value-type="float">
            <text:p>211.9</text:p>
          </table:table-cell>
          <table:table-cell office:value-type="float" office:value="208.48" calcext:value-type="float">
            <text:p>208.48</text:p>
          </table:table-cell>
          <table:table-cell table:formula="of:=MAX([.C208:.C216])" office:value-type="float" office:value="212.48" calcext:value-type="float">
            <text:p>212.48</text:p>
          </table:table-cell>
          <table:table-cell table:formula="of:=MIN([.D208:.D216])" office:value-type="float" office:value="211.11" calcext:value-type="float">
            <text:p>211.11</text:p>
          </table:table-cell>
          <table:table-cell table:formula="of:=([.G216]+[.H216])/2" office:value-type="float" office:value="211.795" calcext:value-type="float">
            <text:p>211.795</text:p>
          </table:table-cell>
          <table:table-cell table:formula="of:=MAX([.C191:.C216])" office:value-type="float" office:value="212.48" calcext:value-type="float">
            <text:p>212.48</text:p>
          </table:table-cell>
          <table:table-cell table:formula="of:=MIN([.D191:.D216])" office:value-type="float" office:value="208.9" calcext:value-type="float">
            <text:p>208.9</text:p>
          </table:table-cell>
          <table:table-cell table:formula="of:=([.J216]+[.K216])/2" office:value-type="float" office:value="210.69" calcext:value-type="float">
            <text:p>210.69</text:p>
          </table:table-cell>
          <table:table-cell table:formula="of:=([.I190]+[.L190])/2" office:value-type="float" office:value="209.5875" calcext:value-type="float">
            <text:p>209.5875</text:p>
          </table:table-cell>
          <table:table-cell table:formula="of:=MAX([.C165:.C216])" office:value-type="float" office:value="212.48" calcext:value-type="float">
            <text:p>212.48</text:p>
          </table:table-cell>
          <table:table-cell table:formula="of:=MIN([.D165:.D216])" office:value-type="float" office:value="207.01" calcext:value-type="float">
            <text:p>207.01</text:p>
          </table:table-cell>
          <table:table-cell table:formula="of:=([.O190]+[.N190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7/04/15 12:00:00 +08:00</text:p>
          </table:table-cell>
          <table:table-cell office:value-type="float" office:value="211.89" calcext:value-type="float">
            <text:p>211.89</text:p>
          </table:table-cell>
          <table:table-cell office:value-type="float" office:value="212.12" calcext:value-type="float">
            <text:p>212.12</text:p>
          </table:table-cell>
          <table:table-cell office:value-type="float" office:value="211.65" calcext:value-type="float">
            <text:p>211.65</text:p>
          </table:table-cell>
          <table:table-cell office:value-type="float" office:value="211.74" calcext:value-type="float">
            <text:p>211.74</text:p>
          </table:table-cell>
          <table:table-cell office:value-type="float" office:value="209.025" calcext:value-type="float">
            <text:p>209.025</text:p>
          </table:table-cell>
          <table:table-cell table:formula="of:=MAX([.C209:.C217])" office:value-type="float" office:value="212.48" calcext:value-type="float">
            <text:p>212.48</text:p>
          </table:table-cell>
          <table:table-cell table:formula="of:=MIN([.D209:.D217])" office:value-type="float" office:value="211.11" calcext:value-type="float">
            <text:p>211.11</text:p>
          </table:table-cell>
          <table:table-cell table:formula="of:=([.G217]+[.H217])/2" office:value-type="float" office:value="211.795" calcext:value-type="float">
            <text:p>211.795</text:p>
          </table:table-cell>
          <table:table-cell table:formula="of:=MAX([.C192:.C217])" office:value-type="float" office:value="212.48" calcext:value-type="float">
            <text:p>212.48</text:p>
          </table:table-cell>
          <table:table-cell table:formula="of:=MIN([.D192:.D217])" office:value-type="float" office:value="208.9" calcext:value-type="float">
            <text:p>208.9</text:p>
          </table:table-cell>
          <table:table-cell table:formula="of:=([.J217]+[.K217])/2" office:value-type="float" office:value="210.69" calcext:value-type="float">
            <text:p>210.69</text:p>
          </table:table-cell>
          <table:table-cell table:formula="of:=([.I191]+[.L191])/2" office:value-type="float" office:value="209.5725" calcext:value-type="float">
            <text:p>209.5725</text:p>
          </table:table-cell>
          <table:table-cell table:formula="of:=MAX([.C166:.C217])" office:value-type="float" office:value="212.48" calcext:value-type="float">
            <text:p>212.48</text:p>
          </table:table-cell>
          <table:table-cell table:formula="of:=MIN([.D166:.D217])" office:value-type="float" office:value="207.01" calcext:value-type="float">
            <text:p>207.01</text:p>
          </table:table-cell>
          <table:table-cell table:formula="of:=([.O191]+[.N191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7/04/15 13:00:00 +08:00</text:p>
          </table:table-cell>
          <table:table-cell office:value-type="float" office:value="211.74" calcext:value-type="float">
            <text:p>211.74</text:p>
          </table:table-cell>
          <table:table-cell office:value-type="float" office:value="211.81" calcext:value-type="float">
            <text:p>211.81</text:p>
          </table:table-cell>
          <table:table-cell office:value-type="float" office:value="211.01" calcext:value-type="float">
            <text:p>211.01</text:p>
          </table:table-cell>
          <table:table-cell office:value-type="float" office:value="211.17" calcext:value-type="float">
            <text:p>211.17</text:p>
          </table:table-cell>
          <table:table-cell office:value-type="float" office:value="209.025" calcext:value-type="float">
            <text:p>209.025</text:p>
          </table:table-cell>
          <table:table-cell table:formula="of:=MAX([.C210:.C218])" office:value-type="float" office:value="212.48" calcext:value-type="float">
            <text:p>212.48</text:p>
          </table:table-cell>
          <table:table-cell table:formula="of:=MIN([.D210:.D218])" office:value-type="float" office:value="211.01" calcext:value-type="float">
            <text:p>211.01</text:p>
          </table:table-cell>
          <table:table-cell table:formula="of:=([.G218]+[.H218])/2" office:value-type="float" office:value="211.745" calcext:value-type="float">
            <text:p>211.745</text:p>
          </table:table-cell>
          <table:table-cell table:formula="of:=MAX([.C193:.C218])" office:value-type="float" office:value="212.48" calcext:value-type="float">
            <text:p>212.48</text:p>
          </table:table-cell>
          <table:table-cell table:formula="of:=MIN([.D193:.D218])" office:value-type="float" office:value="208.9" calcext:value-type="float">
            <text:p>208.9</text:p>
          </table:table-cell>
          <table:table-cell table:formula="of:=([.J218]+[.K218])/2" office:value-type="float" office:value="210.69" calcext:value-type="float">
            <text:p>210.69</text:p>
          </table:table-cell>
          <table:table-cell table:formula="of:=([.I192]+[.L192])/2" office:value-type="float" office:value="209.5225" calcext:value-type="float">
            <text:p>209.5225</text:p>
          </table:table-cell>
          <table:table-cell table:formula="of:=MAX([.C167:.C218])" office:value-type="float" office:value="212.48" calcext:value-type="float">
            <text:p>212.48</text:p>
          </table:table-cell>
          <table:table-cell table:formula="of:=MIN([.D167:.D218])" office:value-type="float" office:value="207.01" calcext:value-type="float">
            <text:p>207.01</text:p>
          </table:table-cell>
          <table:table-cell table:formula="of:=([.O192]+[.N192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7/04/15 14:00:00 +08:00</text:p>
          </table:table-cell>
          <table:table-cell office:value-type="float" office:value="211.16" calcext:value-type="float">
            <text:p>211.16</text:p>
          </table:table-cell>
          <table:table-cell office:value-type="float" office:value="211.4" calcext:value-type="float">
            <text:p>211.4</text:p>
          </table:table-cell>
          <table:table-cell office:value-type="float" office:value="210.92" calcext:value-type="float">
            <text:p>210.92</text:p>
          </table:table-cell>
          <table:table-cell office:value-type="float" office:value="211.23" calcext:value-type="float">
            <text:p>211.23</text:p>
          </table:table-cell>
          <table:table-cell office:value-type="float" office:value="209.025" calcext:value-type="float">
            <text:p>209.025</text:p>
          </table:table-cell>
          <table:table-cell table:formula="of:=MAX([.C211:.C219])" office:value-type="float" office:value="212.48" calcext:value-type="float">
            <text:p>212.48</text:p>
          </table:table-cell>
          <table:table-cell table:formula="of:=MIN([.D211:.D219])" office:value-type="float" office:value="210.92" calcext:value-type="float">
            <text:p>210.92</text:p>
          </table:table-cell>
          <table:table-cell table:formula="of:=([.G219]+[.H219])/2" office:value-type="float" office:value="211.7" calcext:value-type="float">
            <text:p>211.7</text:p>
          </table:table-cell>
          <table:table-cell table:formula="of:=MAX([.C194:.C219])" office:value-type="float" office:value="212.48" calcext:value-type="float">
            <text:p>212.48</text:p>
          </table:table-cell>
          <table:table-cell table:formula="of:=MIN([.D194:.D219])" office:value-type="float" office:value="208.9" calcext:value-type="float">
            <text:p>208.9</text:p>
          </table:table-cell>
          <table:table-cell table:formula="of:=([.J219]+[.K219])/2" office:value-type="float" office:value="210.69" calcext:value-type="float">
            <text:p>210.69</text:p>
          </table:table-cell>
          <table:table-cell table:formula="of:=([.I193]+[.L193])/2" office:value-type="float" office:value="209.5225" calcext:value-type="float">
            <text:p>209.5225</text:p>
          </table:table-cell>
          <table:table-cell table:formula="of:=MAX([.C168:.C219])" office:value-type="float" office:value="212.48" calcext:value-type="float">
            <text:p>212.48</text:p>
          </table:table-cell>
          <table:table-cell table:formula="of:=MIN([.D168:.D219])" office:value-type="float" office:value="207.01" calcext:value-type="float">
            <text:p>207.01</text:p>
          </table:table-cell>
          <table:table-cell table:formula="of:=([.O193]+[.N193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7/04/15 15:00:00 +08:00</text:p>
          </table:table-cell>
          <table:table-cell office:value-type="float" office:value="211.23" calcext:value-type="float">
            <text:p>211.23</text:p>
          </table:table-cell>
          <table:table-cell office:value-type="float" office:value="211.37" calcext:value-type="float">
            <text:p>211.37</text:p>
          </table:table-cell>
          <table:table-cell office:value-type="float" office:value="210.89" calcext:value-type="float">
            <text:p>210.89</text:p>
          </table:table-cell>
          <table:table-cell office:value-type="float" office:value="211.08" calcext:value-type="float">
            <text:p>211.08</text:p>
          </table:table-cell>
          <table:table-cell office:value-type="float" office:value="209.025" calcext:value-type="float">
            <text:p>209.025</text:p>
          </table:table-cell>
          <table:table-cell table:formula="of:=MAX([.C212:.C220])" office:value-type="float" office:value="212.48" calcext:value-type="float">
            <text:p>212.48</text:p>
          </table:table-cell>
          <table:table-cell table:formula="of:=MIN([.D212:.D220])" office:value-type="float" office:value="210.89" calcext:value-type="float">
            <text:p>210.89</text:p>
          </table:table-cell>
          <table:table-cell table:formula="of:=([.G220]+[.H220])/2" office:value-type="float" office:value="211.685" calcext:value-type="float">
            <text:p>211.685</text:p>
          </table:table-cell>
          <table:table-cell table:formula="of:=MAX([.C195:.C220])" office:value-type="float" office:value="212.48" calcext:value-type="float">
            <text:p>212.48</text:p>
          </table:table-cell>
          <table:table-cell table:formula="of:=MIN([.D195:.D220])" office:value-type="float" office:value="208.9" calcext:value-type="float">
            <text:p>208.9</text:p>
          </table:table-cell>
          <table:table-cell table:formula="of:=([.J220]+[.K220])/2" office:value-type="float" office:value="210.69" calcext:value-type="float">
            <text:p>210.69</text:p>
          </table:table-cell>
          <table:table-cell table:formula="of:=([.I194]+[.L194])/2" office:value-type="float" office:value="209.5225" calcext:value-type="float">
            <text:p>209.5225</text:p>
          </table:table-cell>
          <table:table-cell table:formula="of:=MAX([.C169:.C220])" office:value-type="float" office:value="212.48" calcext:value-type="float">
            <text:p>212.48</text:p>
          </table:table-cell>
          <table:table-cell table:formula="of:=MIN([.D169:.D220])" office:value-type="float" office:value="207.01" calcext:value-type="float">
            <text:p>207.01</text:p>
          </table:table-cell>
          <table:table-cell table:formula="of:=([.O194]+[.N194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7/04/15 16:00:00 +08:00</text:p>
          </table:table-cell>
          <table:table-cell office:value-type="float" office:value="211.08" calcext:value-type="float">
            <text:p>211.08</text:p>
          </table:table-cell>
          <table:table-cell office:value-type="float" office:value="211.25" calcext:value-type="float">
            <text:p>211.25</text:p>
          </table:table-cell>
          <table:table-cell office:value-type="float" office:value="210.54" calcext:value-type="float">
            <text:p>210.54</text:p>
          </table:table-cell>
          <table:table-cell office:value-type="float" office:value="210.74" calcext:value-type="float">
            <text:p>210.74</text:p>
          </table:table-cell>
          <table:table-cell office:value-type="float" office:value="209.025" calcext:value-type="float">
            <text:p>209.025</text:p>
          </table:table-cell>
          <table:table-cell table:formula="of:=MAX([.C213:.C221])" office:value-type="float" office:value="212.48" calcext:value-type="float">
            <text:p>212.48</text:p>
          </table:table-cell>
          <table:table-cell table:formula="of:=MIN([.D213:.D221])" office:value-type="float" office:value="210.54" calcext:value-type="float">
            <text:p>210.54</text:p>
          </table:table-cell>
          <table:table-cell table:formula="of:=([.G221]+[.H221])/2" office:value-type="float" office:value="211.51" calcext:value-type="float">
            <text:p>211.51</text:p>
          </table:table-cell>
          <table:table-cell table:formula="of:=MAX([.C196:.C221])" office:value-type="float" office:value="212.48" calcext:value-type="float">
            <text:p>212.48</text:p>
          </table:table-cell>
          <table:table-cell table:formula="of:=MIN([.D196:.D221])" office:value-type="float" office:value="209.91" calcext:value-type="float">
            <text:p>209.91</text:p>
          </table:table-cell>
          <table:table-cell table:formula="of:=([.J221]+[.K221])/2" office:value-type="float" office:value="211.195" calcext:value-type="float">
            <text:p>211.195</text:p>
          </table:table-cell>
          <table:table-cell table:formula="of:=([.I195]+[.L195])/2" office:value-type="float" office:value="209.4375" calcext:value-type="float">
            <text:p>209.4375</text:p>
          </table:table-cell>
          <table:table-cell table:formula="of:=MAX([.C170:.C221])" office:value-type="float" office:value="212.48" calcext:value-type="float">
            <text:p>212.48</text:p>
          </table:table-cell>
          <table:table-cell table:formula="of:=MIN([.D170:.D221])" office:value-type="float" office:value="207.01" calcext:value-type="float">
            <text:p>207.01</text:p>
          </table:table-cell>
          <table:table-cell table:formula="of:=([.O195]+[.N195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8/04/15 10:00:00 +08:00</text:p>
          </table:table-cell>
          <table:table-cell office:value-type="float" office:value="210.71" calcext:value-type="float">
            <text:p>210.71</text:p>
          </table:table-cell>
          <table:table-cell office:value-type="float" office:value="210.92" calcext:value-type="float">
            <text:p>210.92</text:p>
          </table:table-cell>
          <table:table-cell office:value-type="float" office:value="210.4" calcext:value-type="float">
            <text:p>210.4</text:p>
          </table:table-cell>
          <table:table-cell office:value-type="float" office:value="210.63" calcext:value-type="float">
            <text:p>210.63</text:p>
          </table:table-cell>
          <table:table-cell office:value-type="float" office:value="209.025" calcext:value-type="float">
            <text:p>209.025</text:p>
          </table:table-cell>
          <table:table-cell table:formula="of:=MAX([.C214:.C222])" office:value-type="float" office:value="212.48" calcext:value-type="float">
            <text:p>212.48</text:p>
          </table:table-cell>
          <table:table-cell table:formula="of:=MIN([.D214:.D222])" office:value-type="float" office:value="210.4" calcext:value-type="float">
            <text:p>210.4</text:p>
          </table:table-cell>
          <table:table-cell table:formula="of:=([.G222]+[.H222])/2" office:value-type="float" office:value="211.44" calcext:value-type="float">
            <text:p>211.44</text:p>
          </table:table-cell>
          <table:table-cell table:formula="of:=MAX([.C197:.C222])" office:value-type="float" office:value="212.48" calcext:value-type="float">
            <text:p>212.48</text:p>
          </table:table-cell>
          <table:table-cell table:formula="of:=MIN([.D197:.D222])" office:value-type="float" office:value="209.91" calcext:value-type="float">
            <text:p>209.91</text:p>
          </table:table-cell>
          <table:table-cell table:formula="of:=([.J222]+[.K222])/2" office:value-type="float" office:value="211.195" calcext:value-type="float">
            <text:p>211.195</text:p>
          </table:table-cell>
          <table:table-cell table:formula="of:=([.I196]+[.L196])/2" office:value-type="float" office:value="209.2875" calcext:value-type="float">
            <text:p>209.2875</text:p>
          </table:table-cell>
          <table:table-cell table:formula="of:=MAX([.C171:.C222])" office:value-type="float" office:value="212.48" calcext:value-type="float">
            <text:p>212.48</text:p>
          </table:table-cell>
          <table:table-cell table:formula="of:=MIN([.D171:.D222])" office:value-type="float" office:value="207.01" calcext:value-type="float">
            <text:p>207.01</text:p>
          </table:table-cell>
          <table:table-cell table:formula="of:=([.O196]+[.N196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8/04/15 11:00:00 +08:00</text:p>
          </table:table-cell>
          <table:table-cell table:number-columns-repeated="2" office:value-type="float" office:value="210.63" calcext:value-type="float">
            <text:p>210.63</text:p>
          </table:table-cell>
          <table:table-cell office:value-type="float" office:value="209.33" calcext:value-type="float">
            <text:p>209.33</text:p>
          </table:table-cell>
          <table:table-cell office:value-type="float" office:value="210.41" calcext:value-type="float">
            <text:p>210.41</text:p>
          </table:table-cell>
          <table:table-cell office:value-type="float" office:value="209.025" calcext:value-type="float">
            <text:p>209.025</text:p>
          </table:table-cell>
          <table:table-cell table:formula="of:=MAX([.C215:.C223])" office:value-type="float" office:value="212.48" calcext:value-type="float">
            <text:p>212.48</text:p>
          </table:table-cell>
          <table:table-cell table:formula="of:=MIN([.D215:.D223])" office:value-type="float" office:value="209.33" calcext:value-type="float">
            <text:p>209.33</text:p>
          </table:table-cell>
          <table:table-cell table:formula="of:=([.G223]+[.H223])/2" office:value-type="float" office:value="210.905" calcext:value-type="float">
            <text:p>210.905</text:p>
          </table:table-cell>
          <table:table-cell table:formula="of:=MAX([.C198:.C223])" office:value-type="float" office:value="212.48" calcext:value-type="float">
            <text:p>212.48</text:p>
          </table:table-cell>
          <table:table-cell table:formula="of:=MIN([.D198:.D223])" office:value-type="float" office:value="209.33" calcext:value-type="float">
            <text:p>209.33</text:p>
          </table:table-cell>
          <table:table-cell table:formula="of:=([.J223]+[.K223])/2" office:value-type="float" office:value="210.905" calcext:value-type="float">
            <text:p>210.905</text:p>
          </table:table-cell>
          <table:table-cell table:formula="of:=([.I197]+[.L197])/2" office:value-type="float" office:value="209.285" calcext:value-type="float">
            <text:p>209.285</text:p>
          </table:table-cell>
          <table:table-cell table:formula="of:=MAX([.C172:.C223])" office:value-type="float" office:value="212.48" calcext:value-type="float">
            <text:p>212.48</text:p>
          </table:table-cell>
          <table:table-cell table:formula="of:=MIN([.D172:.D223])" office:value-type="float" office:value="207.01" calcext:value-type="float">
            <text:p>207.01</text:p>
          </table:table-cell>
          <table:table-cell table:formula="of:=([.O197]+[.N197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8/04/15 12:00:00 +08:00</text:p>
          </table:table-cell>
          <table:table-cell office:value-type="float" office:value="210.41" calcext:value-type="float">
            <text:p>210.41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0.4" calcext:value-type="float">
            <text:p>210.4</text:p>
          </table:table-cell>
          <table:table-cell office:value-type="float" office:value="211.1" calcext:value-type="float">
            <text:p>211.1</text:p>
          </table:table-cell>
          <table:table-cell office:value-type="float" office:value="209.025" calcext:value-type="float">
            <text:p>209.025</text:p>
          </table:table-cell>
          <table:table-cell table:formula="of:=MAX([.C216:.C224])" office:value-type="float" office:value="212.48" calcext:value-type="float">
            <text:p>212.48</text:p>
          </table:table-cell>
          <table:table-cell table:formula="of:=MIN([.D216:.D224])" office:value-type="float" office:value="209.33" calcext:value-type="float">
            <text:p>209.33</text:p>
          </table:table-cell>
          <table:table-cell table:formula="of:=([.G224]+[.H224])/2" office:value-type="float" office:value="210.905" calcext:value-type="float">
            <text:p>210.905</text:p>
          </table:table-cell>
          <table:table-cell table:formula="of:=MAX([.C199:.C224])" office:value-type="float" office:value="212.48" calcext:value-type="float">
            <text:p>212.48</text:p>
          </table:table-cell>
          <table:table-cell table:formula="of:=MIN([.D199:.D224])" office:value-type="float" office:value="209.33" calcext:value-type="float">
            <text:p>209.33</text:p>
          </table:table-cell>
          <table:table-cell table:formula="of:=([.J224]+[.K224])/2" office:value-type="float" office:value="210.905" calcext:value-type="float">
            <text:p>210.905</text:p>
          </table:table-cell>
          <table:table-cell table:formula="of:=([.I198]+[.L198])/2" office:value-type="float" office:value="209.36" calcext:value-type="float">
            <text:p>209.36</text:p>
          </table:table-cell>
          <table:table-cell table:formula="of:=MAX([.C173:.C224])" office:value-type="float" office:value="212.48" calcext:value-type="float">
            <text:p>212.48</text:p>
          </table:table-cell>
          <table:table-cell table:formula="of:=MIN([.D173:.D224])" office:value-type="float" office:value="207.01" calcext:value-type="float">
            <text:p>207.01</text:p>
          </table:table-cell>
          <table:table-cell table:formula="of:=([.O198]+[.N198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8/04/15 13:00:00 +08:00</text:p>
          </table:table-cell>
          <table:table-cell office:value-type="float" office:value="211.1" calcext:value-type="float">
            <text:p>211.1</text:p>
          </table:table-cell>
          <table:table-cell office:value-type="float" office:value="211.46" calcext:value-type="float">
            <text:p>211.46</text:p>
          </table:table-cell>
          <table:table-cell office:value-type="float" office:value="210.93" calcext:value-type="float">
            <text:p>210.93</text:p>
          </table:table-cell>
          <table:table-cell office:value-type="float" office:value="211.31" calcext:value-type="float">
            <text:p>211.31</text:p>
          </table:table-cell>
          <table:table-cell office:value-type="float" office:value="209.025" calcext:value-type="float">
            <text:p>209.025</text:p>
          </table:table-cell>
          <table:table-cell table:formula="of:=MAX([.C217:.C225])" office:value-type="float" office:value="212.12" calcext:value-type="float">
            <text:p>212.12</text:p>
          </table:table-cell>
          <table:table-cell table:formula="of:=MIN([.D217:.D225])" office:value-type="float" office:value="209.33" calcext:value-type="float">
            <text:p>209.33</text:p>
          </table:table-cell>
          <table:table-cell table:formula="of:=([.G225]+[.H225])/2" office:value-type="float" office:value="210.725" calcext:value-type="float">
            <text:p>210.725</text:p>
          </table:table-cell>
          <table:table-cell table:formula="of:=MAX([.C200:.C225])" office:value-type="float" office:value="212.48" calcext:value-type="float">
            <text:p>212.48</text:p>
          </table:table-cell>
          <table:table-cell table:formula="of:=MIN([.D200:.D225])" office:value-type="float" office:value="209.33" calcext:value-type="float">
            <text:p>209.33</text:p>
          </table:table-cell>
          <table:table-cell table:formula="of:=([.J225]+[.K225])/2" office:value-type="float" office:value="210.905" calcext:value-type="float">
            <text:p>210.905</text:p>
          </table:table-cell>
          <table:table-cell table:formula="of:=([.I199]+[.L199])/2" office:value-type="float" office:value="209.385" calcext:value-type="float">
            <text:p>209.385</text:p>
          </table:table-cell>
          <table:table-cell table:formula="of:=MAX([.C174:.C225])" office:value-type="float" office:value="212.48" calcext:value-type="float">
            <text:p>212.48</text:p>
          </table:table-cell>
          <table:table-cell table:formula="of:=MIN([.D174:.D225])" office:value-type="float" office:value="207.01" calcext:value-type="float">
            <text:p>207.01</text:p>
          </table:table-cell>
          <table:table-cell table:formula="of:=([.O199]+[.N199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8/04/15 14:00:00 +08:00</text:p>
          </table:table-cell>
          <table:table-cell office:value-type="float" office:value="211.3" calcext:value-type="float">
            <text:p>211.3</text:p>
          </table:table-cell>
          <table:table-cell office:value-type="float" office:value="211.5" calcext:value-type="float">
            <text:p>211.5</text:p>
          </table:table-cell>
          <table:table-cell office:value-type="float" office:value="211.17" calcext:value-type="float">
            <text:p>211.17</text:p>
          </table:table-cell>
          <table:table-cell office:value-type="float" office:value="211.29" calcext:value-type="float">
            <text:p>211.29</text:p>
          </table:table-cell>
          <table:table-cell office:value-type="float" office:value="209.025" calcext:value-type="float">
            <text:p>209.025</text:p>
          </table:table-cell>
          <table:table-cell table:formula="of:=MAX([.C218:.C226])" office:value-type="float" office:value="211.81" calcext:value-type="float">
            <text:p>211.81</text:p>
          </table:table-cell>
          <table:table-cell table:formula="of:=MIN([.D218:.D226])" office:value-type="float" office:value="209.33" calcext:value-type="float">
            <text:p>209.33</text:p>
          </table:table-cell>
          <table:table-cell table:formula="of:=([.G226]+[.H226])/2" office:value-type="float" office:value="210.57" calcext:value-type="float">
            <text:p>210.57</text:p>
          </table:table-cell>
          <table:table-cell table:formula="of:=MAX([.C201:.C226])" office:value-type="float" office:value="212.48" calcext:value-type="float">
            <text:p>212.48</text:p>
          </table:table-cell>
          <table:table-cell table:formula="of:=MIN([.D201:.D226])" office:value-type="float" office:value="209.33" calcext:value-type="float">
            <text:p>209.33</text:p>
          </table:table-cell>
          <table:table-cell table:formula="of:=([.J226]+[.K226])/2" office:value-type="float" office:value="210.905" calcext:value-type="float">
            <text:p>210.905</text:p>
          </table:table-cell>
          <table:table-cell table:formula="of:=([.I200]+[.L200])/2" office:value-type="float" office:value="209.405" calcext:value-type="float">
            <text:p>209.405</text:p>
          </table:table-cell>
          <table:table-cell table:formula="of:=MAX([.C175:.C226])" office:value-type="float" office:value="212.48" calcext:value-type="float">
            <text:p>212.48</text:p>
          </table:table-cell>
          <table:table-cell table:formula="of:=MIN([.D175:.D226])" office:value-type="float" office:value="207.01" calcext:value-type="float">
            <text:p>207.01</text:p>
          </table:table-cell>
          <table:table-cell table:formula="of:=([.O200]+[.N200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8/04/15 15:00:00 +08:00</text:p>
          </table:table-cell>
          <table:table-cell office:value-type="float" office:value="211.29" calcext:value-type="float">
            <text:p>211.29</text:p>
          </table:table-cell>
          <table:table-cell office:value-type="float" office:value="211.3" calcext:value-type="float">
            <text:p>211.3</text:p>
          </table:table-cell>
          <table:table-cell office:value-type="float" office:value="210.95" calcext:value-type="float">
            <text:p>210.95</text:p>
          </table:table-cell>
          <table:table-cell office:value-type="float" office:value="211.18" calcext:value-type="float">
            <text:p>211.18</text:p>
          </table:table-cell>
          <table:table-cell office:value-type="float" office:value="209.025" calcext:value-type="float">
            <text:p>209.025</text:p>
          </table:table-cell>
          <table:table-cell table:formula="of:=MAX([.C219:.C227])" office:value-type="float" office:value="211.5" calcext:value-type="float">
            <text:p>211.5</text:p>
          </table:table-cell>
          <table:table-cell table:formula="of:=MIN([.D219:.D227])" office:value-type="float" office:value="209.33" calcext:value-type="float">
            <text:p>209.33</text:p>
          </table:table-cell>
          <table:table-cell table:formula="of:=([.G227]+[.H227])/2" office:value-type="float" office:value="210.415" calcext:value-type="float">
            <text:p>210.415</text:p>
          </table:table-cell>
          <table:table-cell table:formula="of:=MAX([.C202:.C227])" office:value-type="float" office:value="212.48" calcext:value-type="float">
            <text:p>212.48</text:p>
          </table:table-cell>
          <table:table-cell table:formula="of:=MIN([.D202:.D227])" office:value-type="float" office:value="209.33" calcext:value-type="float">
            <text:p>209.33</text:p>
          </table:table-cell>
          <table:table-cell table:formula="of:=([.J227]+[.K227])/2" office:value-type="float" office:value="210.905" calcext:value-type="float">
            <text:p>210.905</text:p>
          </table:table-cell>
          <table:table-cell table:formula="of:=([.I201]+[.L201])/2" office:value-type="float" office:value="209.405" calcext:value-type="float">
            <text:p>209.405</text:p>
          </table:table-cell>
          <table:table-cell table:formula="of:=MAX([.C176:.C227])" office:value-type="float" office:value="212.48" calcext:value-type="float">
            <text:p>212.48</text:p>
          </table:table-cell>
          <table:table-cell table:formula="of:=MIN([.D176:.D227])" office:value-type="float" office:value="207.01" calcext:value-type="float">
            <text:p>207.01</text:p>
          </table:table-cell>
          <table:table-cell table:formula="of:=([.O201]+[.N201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8/04/15 16:00:00 +08:00</text:p>
          </table:table-cell>
          <table:table-cell office:value-type="float" office:value="211.18" calcext:value-type="float">
            <text:p>211.18</text:p>
          </table:table-cell>
          <table:table-cell office:value-type="float" office:value="211.43" calcext:value-type="float">
            <text:p>211.43</text:p>
          </table:table-cell>
          <table:table-cell office:value-type="float" office:value="211.06" calcext:value-type="float">
            <text:p>211.06</text:p>
          </table:table-cell>
          <table:table-cell office:value-type="float" office:value="211.41" calcext:value-type="float">
            <text:p>211.41</text:p>
          </table:table-cell>
          <table:table-cell office:value-type="float" office:value="209.025" calcext:value-type="float">
            <text:p>209.025</text:p>
          </table:table-cell>
          <table:table-cell table:formula="of:=MAX([.C220:.C228])" office:value-type="float" office:value="211.5" calcext:value-type="float">
            <text:p>211.5</text:p>
          </table:table-cell>
          <table:table-cell table:formula="of:=MIN([.D220:.D228])" office:value-type="float" office:value="209.33" calcext:value-type="float">
            <text:p>209.33</text:p>
          </table:table-cell>
          <table:table-cell table:formula="of:=([.G228]+[.H228])/2" office:value-type="float" office:value="210.415" calcext:value-type="float">
            <text:p>210.415</text:p>
          </table:table-cell>
          <table:table-cell table:formula="of:=MAX([.C203:.C228])" office:value-type="float" office:value="212.48" calcext:value-type="float">
            <text:p>212.48</text:p>
          </table:table-cell>
          <table:table-cell table:formula="of:=MIN([.D203:.D228])" office:value-type="float" office:value="209.33" calcext:value-type="float">
            <text:p>209.33</text:p>
          </table:table-cell>
          <table:table-cell table:formula="of:=([.J228]+[.K228])/2" office:value-type="float" office:value="210.905" calcext:value-type="float">
            <text:p>210.905</text:p>
          </table:table-cell>
          <table:table-cell table:formula="of:=([.I202]+[.L202])/2" office:value-type="float" office:value="209.4075" calcext:value-type="float">
            <text:p>209.4075</text:p>
          </table:table-cell>
          <table:table-cell table:formula="of:=MAX([.C177:.C228])" office:value-type="float" office:value="212.48" calcext:value-type="float">
            <text:p>212.48</text:p>
          </table:table-cell>
          <table:table-cell table:formula="of:=MIN([.D177:.D228])" office:value-type="float" office:value="207.01" calcext:value-type="float">
            <text:p>207.01</text:p>
          </table:table-cell>
          <table:table-cell table:formula="of:=([.O202]+[.N202])/2" office:value-type="float" office:value="209.025" calcext:value-type="float">
            <text:p>209.025</text:p>
          </table:table-cell>
        </table:table-row>
        <table:table-row table:style-name="ro1">
          <table:table-cell office:value-type="string" calcext:value-type="string">
            <text:p>29/04/15 10:00:00 +08:00</text:p>
          </table:table-cell>
          <table:table-cell office:value-type="float" office:value="210.32" calcext:value-type="float">
            <text:p>210.32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0.32" calcext:value-type="float">
            <text:p>210.32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9.205" calcext:value-type="float">
            <text:p>209.205</text:p>
          </table:table-cell>
          <table:table-cell table:formula="of:=MAX([.C221:.C229])" office:value-type="float" office:value="211.5" calcext:value-type="float">
            <text:p>211.5</text:p>
          </table:table-cell>
          <table:table-cell table:formula="of:=MIN([.D221:.D229])" office:value-type="float" office:value="209.33" calcext:value-type="float">
            <text:p>209.33</text:p>
          </table:table-cell>
          <table:table-cell table:formula="of:=([.G229]+[.H229])/2" office:value-type="float" office:value="210.415" calcext:value-type="float">
            <text:p>210.415</text:p>
          </table:table-cell>
          <table:table-cell table:formula="of:=MAX([.C204:.C229])" office:value-type="float" office:value="212.48" calcext:value-type="float">
            <text:p>212.48</text:p>
          </table:table-cell>
          <table:table-cell table:formula="of:=MIN([.D204:.D229])" office:value-type="float" office:value="209.33" calcext:value-type="float">
            <text:p>209.33</text:p>
          </table:table-cell>
          <table:table-cell table:formula="of:=([.J229]+[.K229])/2" office:value-type="float" office:value="210.905" calcext:value-type="float">
            <text:p>210.905</text:p>
          </table:table-cell>
          <table:table-cell table:formula="of:=([.I203]+[.L203])/2" office:value-type="float" office:value="209.6775" calcext:value-type="float">
            <text:p>209.6775</text:p>
          </table:table-cell>
          <table:table-cell table:formula="of:=MAX([.C178:.C229])" office:value-type="float" office:value="212.48" calcext:value-type="float">
            <text:p>212.48</text:p>
          </table:table-cell>
          <table:table-cell table:formula="of:=MIN([.D178:.D229])" office:value-type="float" office:value="207.01" calcext:value-type="float">
            <text:p>207.01</text:p>
          </table:table-cell>
          <table:table-cell table:formula="of:=([.O203]+[.N203])/2" office:value-type="float" office:value="209.205" calcext:value-type="float">
            <text:p>209.205</text:p>
          </table:table-cell>
        </table:table-row>
        <table:table-row table:style-name="ro1">
          <table:table-cell office:value-type="string" calcext:value-type="string">
            <text:p>29/04/15 11:00:00 +08:00</text:p>
          </table:table-cell>
          <table:table-cell office:value-type="float" office:value="210.82" calcext:value-type="float">
            <text:p>210.82</text:p>
          </table:table-cell>
          <table:table-cell office:value-type="float" office:value="210.98" calcext:value-type="float">
            <text:p>210.98</text:p>
          </table:table-cell>
          <table:table-cell office:value-type="float" office:value="210.1" calcext:value-type="float">
            <text:p>210.1</text:p>
          </table:table-cell>
          <table:table-cell office:value-type="float" office:value="210.56" calcext:value-type="float">
            <text:p>210.56</text:p>
          </table:table-cell>
          <table:table-cell office:value-type="float" office:value="209.395" calcext:value-type="float">
            <text:p>209.395</text:p>
          </table:table-cell>
          <table:table-cell table:formula="of:=MAX([.C222:.C230])" office:value-type="float" office:value="211.5" calcext:value-type="float">
            <text:p>211.5</text:p>
          </table:table-cell>
          <table:table-cell table:formula="of:=MIN([.D222:.D230])" office:value-type="float" office:value="209.33" calcext:value-type="float">
            <text:p>209.33</text:p>
          </table:table-cell>
          <table:table-cell table:formula="of:=([.G230]+[.H230])/2" office:value-type="float" office:value="210.415" calcext:value-type="float">
            <text:p>210.415</text:p>
          </table:table-cell>
          <table:table-cell table:formula="of:=MAX([.C205:.C230])" office:value-type="float" office:value="212.48" calcext:value-type="float">
            <text:p>212.48</text:p>
          </table:table-cell>
          <table:table-cell table:formula="of:=MIN([.D205:.D230])" office:value-type="float" office:value="209.33" calcext:value-type="float">
            <text:p>209.33</text:p>
          </table:table-cell>
          <table:table-cell table:formula="of:=([.J230]+[.K230])/2" office:value-type="float" office:value="210.905" calcext:value-type="float">
            <text:p>210.905</text:p>
          </table:table-cell>
          <table:table-cell table:formula="of:=([.I204]+[.L204])/2" office:value-type="float" office:value="210.2" calcext:value-type="float">
            <text:p>210.2</text:p>
          </table:table-cell>
          <table:table-cell table:formula="of:=MAX([.C179:.C230])" office:value-type="float" office:value="212.48" calcext:value-type="float">
            <text:p>212.48</text:p>
          </table:table-cell>
          <table:table-cell table:formula="of:=MIN([.D179:.D230])" office:value-type="float" office:value="207.33" calcext:value-type="float">
            <text:p>207.33</text:p>
          </table:table-cell>
          <table:table-cell table:formula="of:=([.O204]+[.N204])/2" office:value-type="float" office:value="209.395" calcext:value-type="float">
            <text:p>209.395</text:p>
          </table:table-cell>
        </table:table-row>
        <table:table-row table:style-name="ro1">
          <table:table-cell office:value-type="string" calcext:value-type="string">
            <text:p>29/04/15 12:00:00 +08:00</text:p>
          </table:table-cell>
          <table:table-cell office:value-type="float" office:value="210.57" calcext:value-type="float">
            <text:p>210.57</text:p>
          </table:table-cell>
          <table:table-cell office:value-type="float" office:value="210.95" calcext:value-type="float">
            <text:p>210.95</text:p>
          </table:table-cell>
          <table:table-cell office:value-type="float" office:value="210.31" calcext:value-type="float">
            <text:p>210.31</text:p>
          </table:table-cell>
          <table:table-cell office:value-type="float" office:value="210.46" calcext:value-type="float">
            <text:p>210.46</text:p>
          </table:table-cell>
          <table:table-cell office:value-type="float" office:value="209.395" calcext:value-type="float">
            <text:p>209.395</text:p>
          </table:table-cell>
          <table:table-cell table:formula="of:=MAX([.C223:.C231])" office:value-type="float" office:value="211.5" calcext:value-type="float">
            <text:p>211.5</text:p>
          </table:table-cell>
          <table:table-cell table:formula="of:=MIN([.D223:.D231])" office:value-type="float" office:value="209.33" calcext:value-type="float">
            <text:p>209.33</text:p>
          </table:table-cell>
          <table:table-cell table:formula="of:=([.G231]+[.H231])/2" office:value-type="float" office:value="210.415" calcext:value-type="float">
            <text:p>210.415</text:p>
          </table:table-cell>
          <table:table-cell table:formula="of:=MAX([.C206:.C231])" office:value-type="float" office:value="212.48" calcext:value-type="float">
            <text:p>212.48</text:p>
          </table:table-cell>
          <table:table-cell table:formula="of:=MIN([.D206:.D231])" office:value-type="float" office:value="209.33" calcext:value-type="float">
            <text:p>209.33</text:p>
          </table:table-cell>
          <table:table-cell table:formula="of:=([.J231]+[.K231])/2" office:value-type="float" office:value="210.905" calcext:value-type="float">
            <text:p>210.905</text:p>
          </table:table-cell>
          <table:table-cell table:formula="of:=([.I205]+[.L205])/2" office:value-type="float" office:value="210.5925" calcext:value-type="float">
            <text:p>210.5925</text:p>
          </table:table-cell>
          <table:table-cell table:formula="of:=MAX([.C180:.C231])" office:value-type="float" office:value="212.48" calcext:value-type="float">
            <text:p>212.48</text:p>
          </table:table-cell>
          <table:table-cell table:formula="of:=MIN([.D180:.D231])" office:value-type="float" office:value="208.9" calcext:value-type="float">
            <text:p>208.9</text:p>
          </table:table-cell>
          <table:table-cell table:formula="of:=([.O205]+[.N205])/2" office:value-type="float" office:value="209.395" calcext:value-type="float">
            <text:p>209.395</text:p>
          </table:table-cell>
        </table:table-row>
        <table:table-row table:style-name="ro1">
          <table:table-cell office:value-type="string" calcext:value-type="string">
            <text:p>29/04/15 13:00:00 +08:00</text:p>
          </table:table-cell>
          <table:table-cell office:value-type="float" office:value="210.46" calcext:value-type="float">
            <text:p>210.46</text:p>
          </table:table-cell>
          <table:table-cell office:value-type="float" office:value="210.52" calcext:value-type="float">
            <text:p>210.52</text:p>
          </table:table-cell>
          <table:table-cell office:value-type="float" office:value="209.6" calcext:value-type="float">
            <text:p>209.6</text:p>
          </table:table-cell>
          <table:table-cell office:value-type="float" office:value="210.14" calcext:value-type="float">
            <text:p>210.14</text:p>
          </table:table-cell>
          <table:table-cell office:value-type="float" office:value="209.395" calcext:value-type="float">
            <text:p>209.395</text:p>
          </table:table-cell>
          <table:table-cell table:formula="of:=MAX([.C224:.C232])" office:value-type="float" office:value="211.5" calcext:value-type="float">
            <text:p>211.5</text:p>
          </table:table-cell>
          <table:table-cell table:formula="of:=MIN([.D224:.D232])" office:value-type="float" office:value="209.6" calcext:value-type="float">
            <text:p>209.6</text:p>
          </table:table-cell>
          <table:table-cell table:formula="of:=([.G232]+[.H232])/2" office:value-type="float" office:value="210.55" calcext:value-type="float">
            <text:p>210.55</text:p>
          </table:table-cell>
          <table:table-cell table:formula="of:=MAX([.C207:.C232])" office:value-type="float" office:value="212.48" calcext:value-type="float">
            <text:p>212.48</text:p>
          </table:table-cell>
          <table:table-cell table:formula="of:=MIN([.D207:.D232])" office:value-type="float" office:value="209.33" calcext:value-type="float">
            <text:p>209.33</text:p>
          </table:table-cell>
          <table:table-cell table:formula="of:=([.J232]+[.K232])/2" office:value-type="float" office:value="210.905" calcext:value-type="float">
            <text:p>210.905</text:p>
          </table:table-cell>
          <table:table-cell table:formula="of:=([.I206]+[.L206])/2" office:value-type="float" office:value="210.6175" calcext:value-type="float">
            <text:p>210.6175</text:p>
          </table:table-cell>
          <table:table-cell table:formula="of:=MAX([.C181:.C232])" office:value-type="float" office:value="212.48" calcext:value-type="float">
            <text:p>212.48</text:p>
          </table:table-cell>
          <table:table-cell table:formula="of:=MIN([.D181:.D232])" office:value-type="float" office:value="208.9" calcext:value-type="float">
            <text:p>208.9</text:p>
          </table:table-cell>
          <table:table-cell table:formula="of:=([.O206]+[.N206])/2" office:value-type="float" office:value="209.395" calcext:value-type="float">
            <text:p>209.395</text:p>
          </table:table-cell>
        </table:table-row>
        <table:table-row table:style-name="ro1">
          <table:table-cell office:value-type="string" calcext:value-type="string">
            <text:p>29/04/15 14:00:00 +08:00</text:p>
          </table:table-cell>
          <table:table-cell office:value-type="float" office:value="210.15" calcext:value-type="float">
            <text:p>210.15</text:p>
          </table:table-cell>
          <table:table-cell office:value-type="float" office:value="210.72" calcext:value-type="float">
            <text:p>210.72</text:p>
          </table:table-cell>
          <table:table-cell office:value-type="float" office:value="209.78" calcext:value-type="float">
            <text:p>209.78</text:p>
          </table:table-cell>
          <table:table-cell office:value-type="float" office:value="210.58" calcext:value-type="float">
            <text:p>210.58</text:p>
          </table:table-cell>
          <table:table-cell office:value-type="float" office:value="209.475" calcext:value-type="float">
            <text:p>209.475</text:p>
          </table:table-cell>
          <table:table-cell table:formula="of:=MAX([.C225:.C233])" office:value-type="float" office:value="211.5" calcext:value-type="float">
            <text:p>211.5</text:p>
          </table:table-cell>
          <table:table-cell table:formula="of:=MIN([.D225:.D233])" office:value-type="float" office:value="209.6" calcext:value-type="float">
            <text:p>209.6</text:p>
          </table:table-cell>
          <table:table-cell table:formula="of:=([.G233]+[.H233])/2" office:value-type="float" office:value="210.55" calcext:value-type="float">
            <text:p>210.55</text:p>
          </table:table-cell>
          <table:table-cell table:formula="of:=MAX([.C208:.C233])" office:value-type="float" office:value="212.48" calcext:value-type="float">
            <text:p>212.48</text:p>
          </table:table-cell>
          <table:table-cell table:formula="of:=MIN([.D208:.D233])" office:value-type="float" office:value="209.33" calcext:value-type="float">
            <text:p>209.33</text:p>
          </table:table-cell>
          <table:table-cell table:formula="of:=([.J233]+[.K233])/2" office:value-type="float" office:value="210.905" calcext:value-type="float">
            <text:p>210.905</text:p>
          </table:table-cell>
          <table:table-cell table:formula="of:=([.I207]+[.L207])/2" office:value-type="float" office:value="210.6975" calcext:value-type="float">
            <text:p>210.6975</text:p>
          </table:table-cell>
          <table:table-cell table:formula="of:=MAX([.C182:.C233])" office:value-type="float" office:value="212.48" calcext:value-type="float">
            <text:p>212.48</text:p>
          </table:table-cell>
          <table:table-cell table:formula="of:=MIN([.D182:.D233])" office:value-type="float" office:value="208.9" calcext:value-type="float">
            <text:p>208.9</text:p>
          </table:table-cell>
          <table:table-cell table:formula="of:=([.O207]+[.N207])/2" office:value-type="float" office:value="209.475" calcext:value-type="float">
            <text:p>209.475</text:p>
          </table:table-cell>
        </table:table-row>
        <table:table-row table:style-name="ro1">
          <table:table-cell office:value-type="string" calcext:value-type="string">
            <text:p>29/04/15 15:00:00 +08:00</text:p>
          </table:table-cell>
          <table:table-cell office:value-type="float" office:value="210.57" calcext:value-type="float">
            <text:p>210.57</text:p>
          </table:table-cell>
          <table:table-cell office:value-type="float" office:value="211.29" calcext:value-type="float">
            <text:p>211.29</text:p>
          </table:table-cell>
          <table:table-cell office:value-type="float" office:value="210.07" calcext:value-type="float">
            <text:p>210.07</text:p>
          </table:table-cell>
          <table:table-cell office:value-type="float" office:value="210.83" calcext:value-type="float">
            <text:p>210.83</text:p>
          </table:table-cell>
          <table:table-cell office:value-type="float" office:value="209.475" calcext:value-type="float">
            <text:p>209.475</text:p>
          </table:table-cell>
          <table:table-cell table:formula="of:=MAX([.C226:.C234])" office:value-type="float" office:value="211.5" calcext:value-type="float">
            <text:p>211.5</text:p>
          </table:table-cell>
          <table:table-cell table:formula="of:=MIN([.D226:.D234])" office:value-type="float" office:value="209.6" calcext:value-type="float">
            <text:p>209.6</text:p>
          </table:table-cell>
          <table:table-cell table:formula="of:=([.G234]+[.H234])/2" office:value-type="float" office:value="210.55" calcext:value-type="float">
            <text:p>210.55</text:p>
          </table:table-cell>
          <table:table-cell table:formula="of:=MAX([.C209:.C234])" office:value-type="float" office:value="212.48" calcext:value-type="float">
            <text:p>212.48</text:p>
          </table:table-cell>
          <table:table-cell table:formula="of:=MIN([.D209:.D234])" office:value-type="float" office:value="209.33" calcext:value-type="float">
            <text:p>209.33</text:p>
          </table:table-cell>
          <table:table-cell table:formula="of:=([.J234]+[.K234])/2" office:value-type="float" office:value="210.905" calcext:value-type="float">
            <text:p>210.905</text:p>
          </table:table-cell>
          <table:table-cell table:formula="of:=([.I208]+[.L208])/2" office:value-type="float" office:value="210.6975" calcext:value-type="float">
            <text:p>210.6975</text:p>
          </table:table-cell>
          <table:table-cell table:formula="of:=MAX([.C183:.C234])" office:value-type="float" office:value="212.48" calcext:value-type="float">
            <text:p>212.48</text:p>
          </table:table-cell>
          <table:table-cell table:formula="of:=MIN([.D183:.D234])" office:value-type="float" office:value="208.9" calcext:value-type="float">
            <text:p>208.9</text:p>
          </table:table-cell>
          <table:table-cell table:formula="of:=([.O208]+[.N208])/2" office:value-type="float" office:value="209.475" calcext:value-type="float">
            <text:p>209.475</text:p>
          </table:table-cell>
        </table:table-row>
        <table:table-row table:style-name="ro1">
          <table:table-cell office:value-type="string" calcext:value-type="string">
            <text:p>29/04/15 16:00:00 +08:00</text:p>
          </table:table-cell>
          <table:table-cell office:value-type="float" office:value="210.83" calcext:value-type="float">
            <text:p>210.83</text:p>
          </table:table-cell>
          <table:table-cell office:value-type="float" office:value="210.97" calcext:value-type="float">
            <text:p>210.97</text:p>
          </table:table-cell>
          <table:table-cell office:value-type="float" office:value="210.28" calcext:value-type="float">
            <text:p>210.28</text:p>
          </table:table-cell>
          <table:table-cell office:value-type="float" office:value="210.53" calcext:value-type="float">
            <text:p>210.53</text:p>
          </table:table-cell>
          <table:table-cell office:value-type="float" office:value="209.4" calcext:value-type="float">
            <text:p>209.4</text:p>
          </table:table-cell>
          <table:table-cell table:formula="of:=MAX([.C227:.C235])" office:value-type="float" office:value="211.43" calcext:value-type="float">
            <text:p>211.43</text:p>
          </table:table-cell>
          <table:table-cell table:formula="of:=MIN([.D227:.D235])" office:value-type="float" office:value="209.6" calcext:value-type="float">
            <text:p>209.6</text:p>
          </table:table-cell>
          <table:table-cell table:formula="of:=([.G235]+[.H235])/2" office:value-type="float" office:value="210.515" calcext:value-type="float">
            <text:p>210.515</text:p>
          </table:table-cell>
          <table:table-cell table:formula="of:=MAX([.C210:.C235])" office:value-type="float" office:value="212.48" calcext:value-type="float">
            <text:p>212.48</text:p>
          </table:table-cell>
          <table:table-cell table:formula="of:=MIN([.D210:.D235])" office:value-type="float" office:value="209.33" calcext:value-type="float">
            <text:p>209.33</text:p>
          </table:table-cell>
          <table:table-cell table:formula="of:=([.J235]+[.K235])/2" office:value-type="float" office:value="210.905" calcext:value-type="float">
            <text:p>210.905</text:p>
          </table:table-cell>
          <table:table-cell table:formula="of:=([.I209]+[.L209])/2" office:value-type="float" office:value="210.6975" calcext:value-type="float">
            <text:p>210.6975</text:p>
          </table:table-cell>
          <table:table-cell table:formula="of:=MAX([.C184:.C235])" office:value-type="float" office:value="212.48" calcext:value-type="float">
            <text:p>212.48</text:p>
          </table:table-cell>
          <table:table-cell table:formula="of:=MIN([.D184:.D235])" office:value-type="float" office:value="208.9" calcext:value-type="float">
            <text:p>208.9</text:p>
          </table:table-cell>
          <table:table-cell table:formula="of:=([.O209]+[.N209])/2" office:value-type="float" office:value="209.475" calcext:value-type="float">
            <text:p>209.475</text:p>
          </table:table-cell>
        </table:table-row>
        <table:table-row table:style-name="ro1">
          <table:table-cell office:value-type="string" calcext:value-type="string">
            <text:p>30/04/15 10:00:00 +08:00</text:p>
          </table:table-cell>
          <table:table-cell office:value-type="float" office:value="209.9" calcext:value-type="float">
            <text:p>209.9</text:p>
          </table:table-cell>
          <table:table-cell office:value-type="float" office:value="210.35" calcext:value-type="float">
            <text:p>210.35</text:p>
          </table:table-cell>
          <table:table-cell office:value-type="float" office:value="209.28" calcext:value-type="float">
            <text:p>209.28</text:p>
          </table:table-cell>
          <table:table-cell office:value-type="float" office:value="209.3" calcext:value-type="float">
            <text:p>209.3</text:p>
          </table:table-cell>
          <table:table-cell office:value-type="float" office:value="208.92" calcext:value-type="float">
            <text:p>208.92</text:p>
          </table:table-cell>
          <table:table-cell table:formula="of:=MAX([.C228:.C236])" office:value-type="float" office:value="211.43" calcext:value-type="float">
            <text:p>211.43</text:p>
          </table:table-cell>
          <table:table-cell table:formula="of:=MIN([.D228:.D236])" office:value-type="float" office:value="209.28" calcext:value-type="float">
            <text:p>209.28</text:p>
          </table:table-cell>
          <table:table-cell table:formula="of:=([.G236]+[.H236])/2" office:value-type="float" office:value="210.355" calcext:value-type="float">
            <text:p>210.355</text:p>
          </table:table-cell>
          <table:table-cell table:formula="of:=MAX([.C211:.C236])" office:value-type="float" office:value="212.48" calcext:value-type="float">
            <text:p>212.48</text:p>
          </table:table-cell>
          <table:table-cell table:formula="of:=MIN([.D211:.D236])" office:value-type="float" office:value="209.28" calcext:value-type="float">
            <text:p>209.28</text:p>
          </table:table-cell>
          <table:table-cell table:formula="of:=([.J236]+[.K236])/2" office:value-type="float" office:value="210.88" calcext:value-type="float">
            <text:p>210.88</text:p>
          </table:table-cell>
          <table:table-cell table:formula="of:=([.I210]+[.L210])/2" office:value-type="float" office:value="210.735" calcext:value-type="float">
            <text:p>210.735</text:p>
          </table:table-cell>
          <table:table-cell table:formula="of:=MAX([.C185:.C236])" office:value-type="float" office:value="212.48" calcext:value-type="float">
            <text:p>212.48</text:p>
          </table:table-cell>
          <table:table-cell table:formula="of:=MIN([.D185:.D236])" office:value-type="float" office:value="208.9" calcext:value-type="float">
            <text:p>208.9</text:p>
          </table:table-cell>
          <table:table-cell table:formula="of:=([.O210]+[.N210])/2" office:value-type="float" office:value="209.475" calcext:value-type="float">
            <text:p>209.475</text:p>
          </table:table-cell>
        </table:table-row>
        <table:table-row table:style-name="ro1">
          <table:table-cell office:value-type="string" calcext:value-type="string">
            <text:p>30/04/15 11:00:00 +08:00</text:p>
          </table:table-cell>
          <table:table-cell office:value-type="float" office:value="209.3" calcext:value-type="float">
            <text:p>209.3</text:p>
          </table:table-cell>
          <table:table-cell office:value-type="float" office:value="209.52" calcext:value-type="float">
            <text:p>209.52</text:p>
          </table:table-cell>
          <table:table-cell office:value-type="float" office:value="208.92" calcext:value-type="float">
            <text:p>208.92</text:p>
          </table:table-cell>
          <table:table-cell office:value-type="float" office:value="209.26" calcext:value-type="float">
            <text:p>209.26</text:p>
          </table:table-cell>
          <table:table-cell office:value-type="float" office:value="208.89" calcext:value-type="float">
            <text:p>208.89</text:p>
          </table:table-cell>
          <table:table-cell table:formula="of:=MAX([.C229:.C237])" office:value-type="float" office:value="211.29" calcext:value-type="float">
            <text:p>211.29</text:p>
          </table:table-cell>
          <table:table-cell table:formula="of:=MIN([.D229:.D237])" office:value-type="float" office:value="208.92" calcext:value-type="float">
            <text:p>208.92</text:p>
          </table:table-cell>
          <table:table-cell table:formula="of:=([.G237]+[.H237])/2" office:value-type="float" office:value="210.105" calcext:value-type="float">
            <text:p>210.105</text:p>
          </table:table-cell>
          <table:table-cell table:formula="of:=MAX([.C212:.C237])" office:value-type="float" office:value="212.48" calcext:value-type="float">
            <text:p>212.48</text:p>
          </table:table-cell>
          <table:table-cell table:formula="of:=MIN([.D212:.D237])" office:value-type="float" office:value="208.92" calcext:value-type="float">
            <text:p>208.92</text:p>
          </table:table-cell>
          <table:table-cell table:formula="of:=([.J237]+[.K237])/2" office:value-type="float" office:value="210.7" calcext:value-type="float">
            <text:p>210.7</text:p>
          </table:table-cell>
          <table:table-cell table:formula="of:=([.I211]+[.L211])/2" office:value-type="float" office:value="210.7825" calcext:value-type="float">
            <text:p>210.7825</text:p>
          </table:table-cell>
          <table:table-cell table:formula="of:=MAX([.C186:.C237])" office:value-type="float" office:value="212.48" calcext:value-type="float">
            <text:p>212.48</text:p>
          </table:table-cell>
          <table:table-cell table:formula="of:=MIN([.D186:.D237])" office:value-type="float" office:value="208.9" calcext:value-type="float">
            <text:p>208.9</text:p>
          </table:table-cell>
          <table:table-cell table:formula="of:=([.O211]+[.N211])/2" office:value-type="float" office:value="209.49" calcext:value-type="float">
            <text:p>209.49</text:p>
          </table:table-cell>
        </table:table-row>
        <table:table-row table:style-name="ro1">
          <table:table-cell office:value-type="string" calcext:value-type="string">
            <text:p>30/04/15 12:00:00 +08:00</text:p>
          </table:table-cell>
          <table:table-cell office:value-type="float" office:value="209.25" calcext:value-type="float">
            <text:p>209.25</text:p>
          </table:table-cell>
          <table:table-cell office:value-type="float" office:value="210.2" calcext:value-type="float">
            <text:p>210.2</text:p>
          </table:table-cell>
          <table:table-cell office:value-type="float" office:value="209.25" calcext:value-type="float">
            <text:p>209.25</text:p>
          </table:table-cell>
          <table:table-cell office:value-type="float" office:value="209.45" calcext:value-type="float">
            <text:p>209.45</text:p>
          </table:table-cell>
          <table:table-cell office:value-type="float" office:value="208.36" calcext:value-type="float">
            <text:p>208.36</text:p>
          </table:table-cell>
          <table:table-cell table:formula="of:=MAX([.C230:.C238])" office:value-type="float" office:value="211.29" calcext:value-type="float">
            <text:p>211.29</text:p>
          </table:table-cell>
          <table:table-cell table:formula="of:=MIN([.D230:.D238])" office:value-type="float" office:value="208.92" calcext:value-type="float">
            <text:p>208.92</text:p>
          </table:table-cell>
          <table:table-cell table:formula="of:=([.G238]+[.H238])/2" office:value-type="float" office:value="210.105" calcext:value-type="float">
            <text:p>210.105</text:p>
          </table:table-cell>
          <table:table-cell table:formula="of:=MAX([.C213:.C238])" office:value-type="float" office:value="212.48" calcext:value-type="float">
            <text:p>212.48</text:p>
          </table:table-cell>
          <table:table-cell table:formula="of:=MIN([.D213:.D238])" office:value-type="float" office:value="208.92" calcext:value-type="float">
            <text:p>208.92</text:p>
          </table:table-cell>
          <table:table-cell table:formula="of:=([.J238]+[.K238])/2" office:value-type="float" office:value="210.7" calcext:value-type="float">
            <text:p>210.7</text:p>
          </table:table-cell>
          <table:table-cell table:formula="of:=([.I212]+[.L212])/2" office:value-type="float" office:value="210.9875" calcext:value-type="float">
            <text:p>210.9875</text:p>
          </table:table-cell>
          <table:table-cell table:formula="of:=MAX([.C187:.C238])" office:value-type="float" office:value="212.48" calcext:value-type="float">
            <text:p>212.48</text:p>
          </table:table-cell>
          <table:table-cell table:formula="of:=MIN([.D187:.D238])" office:value-type="float" office:value="208.9" calcext:value-type="float">
            <text:p>208.9</text:p>
          </table:table-cell>
          <table:table-cell table:formula="of:=([.O212]+[.N212])/2" office:value-type="float" office:value="209.49" calcext:value-type="float">
            <text:p>209.49</text:p>
          </table:table-cell>
        </table:table-row>
        <table:table-row table:style-name="ro1">
          <table:table-cell office:value-type="string" calcext:value-type="string">
            <text:p>30/04/15 13:00:00 +08:00</text:p>
          </table:table-cell>
          <table:table-cell office:value-type="float" office:value="209.44" calcext:value-type="float">
            <text:p>209.44</text:p>
          </table:table-cell>
          <table:table-cell office:value-type="float" office:value="209.72" calcext:value-type="float">
            <text:p>209.72</text:p>
          </table:table-cell>
          <table:table-cell office:value-type="float" office:value="208.97" calcext:value-type="float">
            <text:p>208.97</text:p>
          </table:table-cell>
          <table:table-cell office:value-type="float" office:value="209.31" calcext:value-type="float">
            <text:p>209.31</text:p>
          </table:table-cell>
          <table:table-cell office:value-type="float" office:value="208.8" calcext:value-type="float">
            <text:p>208.8</text:p>
          </table:table-cell>
          <table:table-cell table:formula="of:=MAX([.C231:.C239])" office:value-type="float" office:value="211.29" calcext:value-type="float">
            <text:p>211.29</text:p>
          </table:table-cell>
          <table:table-cell table:formula="of:=MIN([.D231:.D239])" office:value-type="float" office:value="208.92" calcext:value-type="float">
            <text:p>208.92</text:p>
          </table:table-cell>
          <table:table-cell table:formula="of:=([.G239]+[.H239])/2" office:value-type="float" office:value="210.105" calcext:value-type="float">
            <text:p>210.105</text:p>
          </table:table-cell>
          <table:table-cell table:formula="of:=MAX([.C214:.C239])" office:value-type="float" office:value="212.48" calcext:value-type="float">
            <text:p>212.48</text:p>
          </table:table-cell>
          <table:table-cell table:formula="of:=MIN([.D214:.D239])" office:value-type="float" office:value="208.92" calcext:value-type="float">
            <text:p>208.92</text:p>
          </table:table-cell>
          <table:table-cell table:formula="of:=([.J239]+[.K239])/2" office:value-type="float" office:value="210.7" calcext:value-type="float">
            <text:p>210.7</text:p>
          </table:table-cell>
          <table:table-cell table:formula="of:=([.I213]+[.L213])/2" office:value-type="float" office:value="210.9875" calcext:value-type="float">
            <text:p>210.9875</text:p>
          </table:table-cell>
          <table:table-cell table:formula="of:=MAX([.C188:.C239])" office:value-type="float" office:value="212.48" calcext:value-type="float">
            <text:p>212.48</text:p>
          </table:table-cell>
          <table:table-cell table:formula="of:=MIN([.D188:.D239])" office:value-type="float" office:value="208.9" calcext:value-type="float">
            <text:p>208.9</text:p>
          </table:table-cell>
          <table:table-cell table:formula="of:=([.O213]+[.N213])/2" office:value-type="float" office:value="209.49" calcext:value-type="float">
            <text:p>209.49</text:p>
          </table:table-cell>
        </table:table-row>
        <table:table-row table:style-name="ro1">
          <table:table-cell office:value-type="string" calcext:value-type="string">
            <text:p>30/04/15 14:00:00 +08:00</text:p>
          </table:table-cell>
          <table:table-cell office:value-type="float" office:value="209.32" calcext:value-type="float">
            <text:p>209.32</text:p>
          </table:table-cell>
          <table:table-cell office:value-type="float" office:value="209.54" calcext:value-type="float">
            <text:p>209.54</text:p>
          </table:table-cell>
          <table:table-cell office:value-type="float" office:value="209.19" calcext:value-type="float">
            <text:p>209.19</text:p>
          </table:table-cell>
          <table:table-cell office:value-type="float" office:value="209.24" calcext:value-type="float">
            <text:p>209.24</text:p>
          </table:table-cell>
          <table:table-cell office:value-type="float" office:value="208.55" calcext:value-type="float">
            <text:p>208.55</text:p>
          </table:table-cell>
          <table:table-cell table:formula="of:=MAX([.C232:.C240])" office:value-type="float" office:value="211.29" calcext:value-type="float">
            <text:p>211.29</text:p>
          </table:table-cell>
          <table:table-cell table:formula="of:=MIN([.D232:.D240])" office:value-type="float" office:value="208.92" calcext:value-type="float">
            <text:p>208.92</text:p>
          </table:table-cell>
          <table:table-cell table:formula="of:=([.G240]+[.H240])/2" office:value-type="float" office:value="210.105" calcext:value-type="float">
            <text:p>210.105</text:p>
          </table:table-cell>
          <table:table-cell table:formula="of:=MAX([.C215:.C240])" office:value-type="float" office:value="212.48" calcext:value-type="float">
            <text:p>212.48</text:p>
          </table:table-cell>
          <table:table-cell table:formula="of:=MIN([.D215:.D240])" office:value-type="float" office:value="208.92" calcext:value-type="float">
            <text:p>208.92</text:p>
          </table:table-cell>
          <table:table-cell table:formula="of:=([.J240]+[.K240])/2" office:value-type="float" office:value="210.7" calcext:value-type="float">
            <text:p>210.7</text:p>
          </table:table-cell>
          <table:table-cell table:formula="of:=([.I214]+[.L214])/2" office:value-type="float" office:value="210.9875" calcext:value-type="float">
            <text:p>210.9875</text:p>
          </table:table-cell>
          <table:table-cell table:formula="of:=MAX([.C189:.C240])" office:value-type="float" office:value="212.48" calcext:value-type="float">
            <text:p>212.48</text:p>
          </table:table-cell>
          <table:table-cell table:formula="of:=MIN([.D189:.D240])" office:value-type="float" office:value="208.9" calcext:value-type="float">
            <text:p>208.9</text:p>
          </table:table-cell>
          <table:table-cell table:formula="of:=([.O214]+[.N214])/2" office:value-type="float" office:value="209.49" calcext:value-type="float">
            <text:p>209.49</text:p>
          </table:table-cell>
        </table:table-row>
        <table:table-row table:style-name="ro1">
          <table:table-cell office:value-type="string" calcext:value-type="string">
            <text:p>30/04/15 15:00:00 +08:00</text:p>
          </table:table-cell>
          <table:table-cell office:value-type="float" office:value="209.24" calcext:value-type="float">
            <text:p>209.24</text:p>
          </table:table-cell>
          <table:table-cell office:value-type="float" office:value="210.59" calcext:value-type="float">
            <text:p>210.59</text:p>
          </table:table-cell>
          <table:table-cell office:value-type="float" office:value="208.15" calcext:value-type="float">
            <text:p>208.15</text:p>
          </table:table-cell>
          <table:table-cell office:value-type="float" office:value="208.2" calcext:value-type="float">
            <text:p>208.2</text:p>
          </table:table-cell>
          <table:table-cell office:value-type="float" office:value="207.98" calcext:value-type="float">
            <text:p>207.98</text:p>
          </table:table-cell>
          <table:table-cell table:formula="of:=MAX([.C233:.C241])" office:value-type="float" office:value="211.29" calcext:value-type="float">
            <text:p>211.29</text:p>
          </table:table-cell>
          <table:table-cell table:formula="of:=MIN([.D233:.D241])" office:value-type="float" office:value="208.15" calcext:value-type="float">
            <text:p>208.15</text:p>
          </table:table-cell>
          <table:table-cell table:formula="of:=([.G241]+[.H241])/2" office:value-type="float" office:value="209.72" calcext:value-type="float">
            <text:p>209.72</text:p>
          </table:table-cell>
          <table:table-cell table:formula="of:=MAX([.C216:.C241])" office:value-type="float" office:value="212.48" calcext:value-type="float">
            <text:p>212.48</text:p>
          </table:table-cell>
          <table:table-cell table:formula="of:=MIN([.D216:.D241])" office:value-type="float" office:value="208.15" calcext:value-type="float">
            <text:p>208.15</text:p>
          </table:table-cell>
          <table:table-cell table:formula="of:=([.J241]+[.K241])/2" office:value-type="float" office:value="210.315" calcext:value-type="float">
            <text:p>210.315</text:p>
          </table:table-cell>
          <table:table-cell table:formula="of:=([.I215]+[.L215])/2" office:value-type="float" office:value="211.2175" calcext:value-type="float">
            <text:p>211.2175</text:p>
          </table:table-cell>
          <table:table-cell table:formula="of:=MAX([.C190:.C241])" office:value-type="float" office:value="212.48" calcext:value-type="float">
            <text:p>212.48</text:p>
          </table:table-cell>
          <table:table-cell table:formula="of:=MIN([.D190:.D241])" office:value-type="float" office:value="208.15" calcext:value-type="float">
            <text:p>208.15</text:p>
          </table:table-cell>
          <table:table-cell table:formula="of:=([.O215]+[.N215])/2" office:value-type="float" office:value="209.72" calcext:value-type="float">
            <text:p>209.72</text:p>
          </table:table-cell>
        </table:table-row>
        <table:table-row table:style-name="ro1">
          <table:table-cell office:value-type="string" calcext:value-type="string">
            <text:p>30/04/15 16:00:00 +08:00</text:p>
          </table:table-cell>
          <table:table-cell office:value-type="float" office:value="208.19" calcext:value-type="float">
            <text:p>208.19</text:p>
          </table:table-cell>
          <table:table-cell office:value-type="float" office:value="208.53" calcext:value-type="float">
            <text:p>208.53</text:p>
          </table:table-cell>
          <table:table-cell office:value-type="float" office:value="207.62" calcext:value-type="float">
            <text:p>207.62</text:p>
          </table:table-cell>
          <table:table-cell office:value-type="float" office:value="208.48" calcext:value-type="float">
            <text:p>208.48</text:p>
          </table:table-cell>
          <table:table-cell office:value-type="float" office:value="207.51" calcext:value-type="float">
            <text:p>207.51</text:p>
          </table:table-cell>
          <table:table-cell table:formula="of:=MAX([.C234:.C242])" office:value-type="float" office:value="211.29" calcext:value-type="float">
            <text:p>211.29</text:p>
          </table:table-cell>
          <table:table-cell table:formula="of:=MIN([.D234:.D242])" office:value-type="float" office:value="207.62" calcext:value-type="float">
            <text:p>207.62</text:p>
          </table:table-cell>
          <table:table-cell table:formula="of:=([.G242]+[.H242])/2" office:value-type="float" office:value="209.455" calcext:value-type="float">
            <text:p>209.455</text:p>
          </table:table-cell>
          <table:table-cell table:formula="of:=MAX([.C217:.C242])" office:value-type="float" office:value="212.12" calcext:value-type="float">
            <text:p>212.12</text:p>
          </table:table-cell>
          <table:table-cell table:formula="of:=MIN([.D217:.D242])" office:value-type="float" office:value="207.62" calcext:value-type="float">
            <text:p>207.62</text:p>
          </table:table-cell>
          <table:table-cell table:formula="of:=([.J242]+[.K242])/2" office:value-type="float" office:value="209.87" calcext:value-type="float">
            <text:p>209.87</text:p>
          </table:table-cell>
          <table:table-cell table:formula="of:=([.I216]+[.L216])/2" office:value-type="float" office:value="211.2425" calcext:value-type="float">
            <text:p>211.2425</text:p>
          </table:table-cell>
          <table:table-cell table:formula="of:=MAX([.C191:.C242])" office:value-type="float" office:value="212.48" calcext:value-type="float">
            <text:p>212.48</text:p>
          </table:table-cell>
          <table:table-cell table:formula="of:=MIN([.D191:.D242])" office:value-type="float" office:value="207.62" calcext:value-type="float">
            <text:p>207.62</text:p>
          </table:table-cell>
          <table:table-cell table:formula="of:=([.O216]+[.N216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1/05/15 10:00:00 +08:00</text:p>
          </table:table-cell>
          <table:table-cell office:value-type="float" office:value="209.41" calcext:value-type="float">
            <text:p>209.41</text:p>
          </table:table-cell>
          <table:table-cell office:value-type="float" office:value="209.88" calcext:value-type="float">
            <text:p>209.88</text:p>
          </table:table-cell>
          <table:table-cell office:value-type="float" office:value="209.37" calcext:value-type="float">
            <text:p>209.37</text:p>
          </table:table-cell>
          <table:table-cell office:value-type="float" office:value="209.54" calcext:value-type="float">
            <text:p>209.54</text:p>
          </table:table-cell>
          <table:table-cell office:value-type="float" office:value="207.17" calcext:value-type="float">
            <text:p>207.17</text:p>
          </table:table-cell>
          <table:table-cell table:formula="of:=MAX([.C235:.C243])" office:value-type="float" office:value="210.97" calcext:value-type="float">
            <text:p>210.97</text:p>
          </table:table-cell>
          <table:table-cell table:formula="of:=MIN([.D235:.D243])" office:value-type="float" office:value="207.62" calcext:value-type="float">
            <text:p>207.62</text:p>
          </table:table-cell>
          <table:table-cell table:formula="of:=([.G243]+[.H243])/2" office:value-type="float" office:value="209.295" calcext:value-type="float">
            <text:p>209.295</text:p>
          </table:table-cell>
          <table:table-cell table:formula="of:=MAX([.C218:.C243])" office:value-type="float" office:value="211.81" calcext:value-type="float">
            <text:p>211.81</text:p>
          </table:table-cell>
          <table:table-cell table:formula="of:=MIN([.D218:.D243])" office:value-type="float" office:value="207.62" calcext:value-type="float">
            <text:p>207.62</text:p>
          </table:table-cell>
          <table:table-cell table:formula="of:=([.J243]+[.K243])/2" office:value-type="float" office:value="209.715" calcext:value-type="float">
            <text:p>209.715</text:p>
          </table:table-cell>
          <table:table-cell table:formula="of:=([.I217]+[.L217])/2" office:value-type="float" office:value="211.2425" calcext:value-type="float">
            <text:p>211.2425</text:p>
          </table:table-cell>
          <table:table-cell table:formula="of:=MAX([.C192:.C243])" office:value-type="float" office:value="212.48" calcext:value-type="float">
            <text:p>212.48</text:p>
          </table:table-cell>
          <table:table-cell table:formula="of:=MIN([.D192:.D243])" office:value-type="float" office:value="207.62" calcext:value-type="float">
            <text:p>207.62</text:p>
          </table:table-cell>
          <table:table-cell table:formula="of:=([.O217]+[.N217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1/05/15 11:00:00 +08:00</text:p>
          </table:table-cell>
          <table:table-cell office:value-type="float" office:value="209.54" calcext:value-type="float">
            <text:p>209.54</text:p>
          </table:table-cell>
          <table:table-cell office:value-type="float" office:value="210.1" calcext:value-type="float">
            <text:p>210.1</text:p>
          </table:table-cell>
          <table:table-cell office:value-type="float" office:value="209.35" calcext:value-type="float">
            <text:p>209.35</text:p>
          </table:table-cell>
          <table:table-cell office:value-type="float" office:value="209.6" calcext:value-type="float">
            <text:p>209.6</text:p>
          </table:table-cell>
          <table:table-cell office:value-type="float" office:value="208.04" calcext:value-type="float">
            <text:p>208.04</text:p>
          </table:table-cell>
          <table:table-cell table:formula="of:=MAX([.C236:.C244])" office:value-type="float" office:value="210.59" calcext:value-type="float">
            <text:p>210.59</text:p>
          </table:table-cell>
          <table:table-cell table:formula="of:=MIN([.D236:.D244])" office:value-type="float" office:value="207.62" calcext:value-type="float">
            <text:p>207.62</text:p>
          </table:table-cell>
          <table:table-cell table:formula="of:=([.G244]+[.H244])/2" office:value-type="float" office:value="209.105" calcext:value-type="float">
            <text:p>209.105</text:p>
          </table:table-cell>
          <table:table-cell table:formula="of:=MAX([.C219:.C244])" office:value-type="float" office:value="211.5" calcext:value-type="float">
            <text:p>211.5</text:p>
          </table:table-cell>
          <table:table-cell table:formula="of:=MIN([.D219:.D244])" office:value-type="float" office:value="207.62" calcext:value-type="float">
            <text:p>207.62</text:p>
          </table:table-cell>
          <table:table-cell table:formula="of:=([.J244]+[.K244])/2" office:value-type="float" office:value="209.56" calcext:value-type="float">
            <text:p>209.56</text:p>
          </table:table-cell>
          <table:table-cell table:formula="of:=([.I218]+[.L218])/2" office:value-type="float" office:value="211.2175" calcext:value-type="float">
            <text:p>211.2175</text:p>
          </table:table-cell>
          <table:table-cell table:formula="of:=MAX([.C193:.C244])" office:value-type="float" office:value="212.48" calcext:value-type="float">
            <text:p>212.48</text:p>
          </table:table-cell>
          <table:table-cell table:formula="of:=MIN([.D193:.D244])" office:value-type="float" office:value="207.62" calcext:value-type="float">
            <text:p>207.62</text:p>
          </table:table-cell>
          <table:table-cell table:formula="of:=([.O218]+[.N218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1/05/15 12:00:00 +08:00</text:p>
          </table:table-cell>
          <table:table-cell office:value-type="float" office:value="209.61" calcext:value-type="float">
            <text:p>209.61</text:p>
          </table:table-cell>
          <table:table-cell office:value-type="float" office:value="210.1" calcext:value-type="float">
            <text:p>210.1</text:p>
          </table:table-cell>
          <table:table-cell office:value-type="float" office:value="209.28" calcext:value-type="float">
            <text:p>209.28</text:p>
          </table:table-cell>
          <table:table-cell office:value-type="float" office:value="209.6" calcext:value-type="float">
            <text:p>209.6</text:p>
          </table:table-cell>
          <table:table-cell office:value-type="float" office:value="207.66" calcext:value-type="float">
            <text:p>207.66</text:p>
          </table:table-cell>
          <table:table-cell table:formula="of:=MAX([.C237:.C245])" office:value-type="float" office:value="210.59" calcext:value-type="float">
            <text:p>210.59</text:p>
          </table:table-cell>
          <table:table-cell table:formula="of:=MIN([.D237:.D245])" office:value-type="float" office:value="207.62" calcext:value-type="float">
            <text:p>207.62</text:p>
          </table:table-cell>
          <table:table-cell table:formula="of:=([.G245]+[.H245])/2" office:value-type="float" office:value="209.105" calcext:value-type="float">
            <text:p>209.105</text:p>
          </table:table-cell>
          <table:table-cell table:formula="of:=MAX([.C220:.C245])" office:value-type="float" office:value="211.5" calcext:value-type="float">
            <text:p>211.5</text:p>
          </table:table-cell>
          <table:table-cell table:formula="of:=MIN([.D220:.D245])" office:value-type="float" office:value="207.62" calcext:value-type="float">
            <text:p>207.62</text:p>
          </table:table-cell>
          <table:table-cell table:formula="of:=([.J245]+[.K245])/2" office:value-type="float" office:value="209.56" calcext:value-type="float">
            <text:p>209.56</text:p>
          </table:table-cell>
          <table:table-cell table:formula="of:=([.I219]+[.L219])/2" office:value-type="float" office:value="211.195" calcext:value-type="float">
            <text:p>211.195</text:p>
          </table:table-cell>
          <table:table-cell table:formula="of:=MAX([.C194:.C245])" office:value-type="float" office:value="212.48" calcext:value-type="float">
            <text:p>212.48</text:p>
          </table:table-cell>
          <table:table-cell table:formula="of:=MIN([.D194:.D245])" office:value-type="float" office:value="207.62" calcext:value-type="float">
            <text:p>207.62</text:p>
          </table:table-cell>
          <table:table-cell table:formula="of:=([.O219]+[.N219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1/05/15 13:00:00 +08:00</text:p>
          </table:table-cell>
          <table:table-cell office:value-type="float" office:value="209.6" calcext:value-type="float">
            <text:p>209.6</text:p>
          </table:table-cell>
          <table:table-cell office:value-type="float" office:value="209.94" calcext:value-type="float">
            <text:p>209.94</text:p>
          </table:table-cell>
          <table:table-cell office:value-type="float" office:value="209.34" calcext:value-type="float">
            <text:p>209.34</text:p>
          </table:table-cell>
          <table:table-cell office:value-type="float" office:value="209.94" calcext:value-type="float">
            <text:p>209.94</text:p>
          </table:table-cell>
          <table:table-cell office:value-type="float" office:value="208.45" calcext:value-type="float">
            <text:p>208.45</text:p>
          </table:table-cell>
          <table:table-cell table:formula="of:=MAX([.C238:.C246])" office:value-type="float" office:value="210.59" calcext:value-type="float">
            <text:p>210.59</text:p>
          </table:table-cell>
          <table:table-cell table:formula="of:=MIN([.D238:.D246])" office:value-type="float" office:value="207.62" calcext:value-type="float">
            <text:p>207.62</text:p>
          </table:table-cell>
          <table:table-cell table:formula="of:=([.G246]+[.H246])/2" office:value-type="float" office:value="209.105" calcext:value-type="float">
            <text:p>209.105</text:p>
          </table:table-cell>
          <table:table-cell table:formula="of:=MAX([.C221:.C246])" office:value-type="float" office:value="211.5" calcext:value-type="float">
            <text:p>211.5</text:p>
          </table:table-cell>
          <table:table-cell table:formula="of:=MIN([.D221:.D246])" office:value-type="float" office:value="207.62" calcext:value-type="float">
            <text:p>207.62</text:p>
          </table:table-cell>
          <table:table-cell table:formula="of:=([.J246]+[.K246])/2" office:value-type="float" office:value="209.56" calcext:value-type="float">
            <text:p>209.56</text:p>
          </table:table-cell>
          <table:table-cell table:formula="of:=([.I220]+[.L220])/2" office:value-type="float" office:value="211.1875" calcext:value-type="float">
            <text:p>211.1875</text:p>
          </table:table-cell>
          <table:table-cell table:formula="of:=MAX([.C195:.C246])" office:value-type="float" office:value="212.48" calcext:value-type="float">
            <text:p>212.48</text:p>
          </table:table-cell>
          <table:table-cell table:formula="of:=MIN([.D195:.D246])" office:value-type="float" office:value="207.62" calcext:value-type="float">
            <text:p>207.62</text:p>
          </table:table-cell>
          <table:table-cell table:formula="of:=([.O220]+[.N220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1/05/15 14:00:00 +08:00</text:p>
          </table:table-cell>
          <table:table-cell office:value-type="float" office:value="209.94" calcext:value-type="float">
            <text:p>209.94</text:p>
          </table:table-cell>
          <table:table-cell office:value-type="float" office:value="210.49" calcext:value-type="float">
            <text:p>210.49</text:p>
          </table:table-cell>
          <table:table-cell office:value-type="float" office:value="209.78" calcext:value-type="float">
            <text:p>209.78</text:p>
          </table:table-cell>
          <table:table-cell office:value-type="float" office:value="210.38" calcext:value-type="float">
            <text:p>210.38</text:p>
          </table:table-cell>
          <table:table-cell office:value-type="float" office:value="208.71" calcext:value-type="float">
            <text:p>208.71</text:p>
          </table:table-cell>
          <table:table-cell table:formula="of:=MAX([.C239:.C247])" office:value-type="float" office:value="210.59" calcext:value-type="float">
            <text:p>210.59</text:p>
          </table:table-cell>
          <table:table-cell table:formula="of:=MIN([.D239:.D247])" office:value-type="float" office:value="207.62" calcext:value-type="float">
            <text:p>207.62</text:p>
          </table:table-cell>
          <table:table-cell table:formula="of:=([.G247]+[.H247])/2" office:value-type="float" office:value="209.105" calcext:value-type="float">
            <text:p>209.105</text:p>
          </table:table-cell>
          <table:table-cell table:formula="of:=MAX([.C222:.C247])" office:value-type="float" office:value="211.5" calcext:value-type="float">
            <text:p>211.5</text:p>
          </table:table-cell>
          <table:table-cell table:formula="of:=MIN([.D222:.D247])" office:value-type="float" office:value="207.62" calcext:value-type="float">
            <text:p>207.62</text:p>
          </table:table-cell>
          <table:table-cell table:formula="of:=([.J247]+[.K247])/2" office:value-type="float" office:value="209.56" calcext:value-type="float">
            <text:p>209.56</text:p>
          </table:table-cell>
          <table:table-cell table:formula="of:=([.I221]+[.L221])/2" office:value-type="float" office:value="211.3525" calcext:value-type="float">
            <text:p>211.3525</text:p>
          </table:table-cell>
          <table:table-cell table:formula="of:=MAX([.C196:.C247])" office:value-type="float" office:value="212.48" calcext:value-type="float">
            <text:p>212.48</text:p>
          </table:table-cell>
          <table:table-cell table:formula="of:=MIN([.D196:.D247])" office:value-type="float" office:value="207.62" calcext:value-type="float">
            <text:p>207.62</text:p>
          </table:table-cell>
          <table:table-cell table:formula="of:=([.O221]+[.N221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1/05/15 15:00:00 +08:00</text:p>
          </table:table-cell>
          <table:table-cell office:value-type="float" office:value="210.37" calcext:value-type="float">
            <text:p>210.37</text:p>
          </table:table-cell>
          <table:table-cell office:value-type="float" office:value="210.72" calcext:value-type="float">
            <text:p>210.72</text:p>
          </table:table-cell>
          <table:table-cell office:value-type="float" office:value="210.34" calcext:value-type="float">
            <text:p>210.34</text:p>
          </table:table-cell>
          <table:table-cell office:value-type="float" office:value="210.44" calcext:value-type="float">
            <text:p>210.44</text:p>
          </table:table-cell>
          <table:table-cell office:value-type="float" office:value="209.17" calcext:value-type="float">
            <text:p>209.17</text:p>
          </table:table-cell>
          <table:table-cell table:formula="of:=MAX([.C240:.C248])" office:value-type="float" office:value="210.72" calcext:value-type="float">
            <text:p>210.72</text:p>
          </table:table-cell>
          <table:table-cell table:formula="of:=MIN([.D240:.D248])" office:value-type="float" office:value="207.62" calcext:value-type="float">
            <text:p>207.62</text:p>
          </table:table-cell>
          <table:table-cell table:formula="of:=([.G248]+[.H248])/2" office:value-type="float" office:value="209.17" calcext:value-type="float">
            <text:p>209.17</text:p>
          </table:table-cell>
          <table:table-cell table:formula="of:=MAX([.C223:.C248])" office:value-type="float" office:value="211.5" calcext:value-type="float">
            <text:p>211.5</text:p>
          </table:table-cell>
          <table:table-cell table:formula="of:=MIN([.D223:.D248])" office:value-type="float" office:value="207.62" calcext:value-type="float">
            <text:p>207.62</text:p>
          </table:table-cell>
          <table:table-cell table:formula="of:=([.J248]+[.K248])/2" office:value-type="float" office:value="209.56" calcext:value-type="float">
            <text:p>209.56</text:p>
          </table:table-cell>
          <table:table-cell table:formula="of:=([.I222]+[.L222])/2" office:value-type="float" office:value="211.3175" calcext:value-type="float">
            <text:p>211.3175</text:p>
          </table:table-cell>
          <table:table-cell table:formula="of:=MAX([.C197:.C248])" office:value-type="float" office:value="212.48" calcext:value-type="float">
            <text:p>212.48</text:p>
          </table:table-cell>
          <table:table-cell table:formula="of:=MIN([.D197:.D248])" office:value-type="float" office:value="207.62" calcext:value-type="float">
            <text:p>207.62</text:p>
          </table:table-cell>
          <table:table-cell table:formula="of:=([.O222]+[.N222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1/05/15 16:00:00 +08:00</text:p>
          </table:table-cell>
          <table:table-cell office:value-type="float" office:value="210.45" calcext:value-type="float">
            <text:p>210.45</text:p>
          </table:table-cell>
          <table:table-cell office:value-type="float" office:value="210.77" calcext:value-type="float">
            <text:p>210.77</text:p>
          </table:table-cell>
          <table:table-cell office:value-type="float" office:value="210.21" calcext:value-type="float">
            <text:p>210.21</text:p>
          </table:table-cell>
          <table:table-cell office:value-type="float" office:value="210.69" calcext:value-type="float">
            <text:p>210.69</text:p>
          </table:table-cell>
          <table:table-cell office:value-type="float" office:value="208.95" calcext:value-type="float">
            <text:p>208.95</text:p>
          </table:table-cell>
          <table:table-cell table:formula="of:=MAX([.C241:.C249])" office:value-type="float" office:value="210.77" calcext:value-type="float">
            <text:p>210.77</text:p>
          </table:table-cell>
          <table:table-cell table:formula="of:=MIN([.D241:.D249])" office:value-type="float" office:value="207.62" calcext:value-type="float">
            <text:p>207.62</text:p>
          </table:table-cell>
          <table:table-cell table:formula="of:=([.G249]+[.H249])/2" office:value-type="float" office:value="209.195" calcext:value-type="float">
            <text:p>209.195</text:p>
          </table:table-cell>
          <table:table-cell table:formula="of:=MAX([.C224:.C249])" office:value-type="float" office:value="211.5" calcext:value-type="float">
            <text:p>211.5</text:p>
          </table:table-cell>
          <table:table-cell table:formula="of:=MIN([.D224:.D249])" office:value-type="float" office:value="207.62" calcext:value-type="float">
            <text:p>207.62</text:p>
          </table:table-cell>
          <table:table-cell table:formula="of:=([.J249]+[.K249])/2" office:value-type="float" office:value="209.56" calcext:value-type="float">
            <text:p>209.56</text:p>
          </table:table-cell>
          <table:table-cell table:formula="of:=([.I223]+[.L223])/2" office:value-type="float" office:value="210.905" calcext:value-type="float">
            <text:p>210.905</text:p>
          </table:table-cell>
          <table:table-cell table:formula="of:=MAX([.C198:.C249])" office:value-type="float" office:value="212.48" calcext:value-type="float">
            <text:p>212.48</text:p>
          </table:table-cell>
          <table:table-cell table:formula="of:=MIN([.D198:.D249])" office:value-type="float" office:value="207.62" calcext:value-type="float">
            <text:p>207.62</text:p>
          </table:table-cell>
          <table:table-cell table:formula="of:=([.O223]+[.N223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4/05/15 10:00:00 +08:00</text:p>
          </table:table-cell>
          <table:table-cell office:value-type="float" office:value="211.22" calcext:value-type="float">
            <text:p>211.22</text:p>
          </table:table-cell>
          <table:table-cell office:value-type="float" office:value="211.98" calcext:value-type="float">
            <text:p>211.98</text:p>
          </table:table-cell>
          <table:table-cell office:value-type="float" office:value="211.1" calcext:value-type="float">
            <text:p>211.1</text:p>
          </table:table-cell>
          <table:table-cell office:value-type="float" office:value="211.91" calcext:value-type="float">
            <text:p>211.91</text:p>
          </table:table-cell>
          <table:table-cell office:value-type="float" office:value="209.1" calcext:value-type="float">
            <text:p>209.1</text:p>
          </table:table-cell>
          <table:table-cell table:formula="of:=MAX([.C242:.C250])" office:value-type="float" office:value="211.98" calcext:value-type="float">
            <text:p>211.98</text:p>
          </table:table-cell>
          <table:table-cell table:formula="of:=MIN([.D242:.D250])" office:value-type="float" office:value="207.62" calcext:value-type="float">
            <text:p>207.62</text:p>
          </table:table-cell>
          <table:table-cell table:formula="of:=([.G250]+[.H250])/2" office:value-type="float" office:value="209.8" calcext:value-type="float">
            <text:p>209.8</text:p>
          </table:table-cell>
          <table:table-cell table:formula="of:=MAX([.C225:.C250])" office:value-type="float" office:value="211.98" calcext:value-type="float">
            <text:p>211.98</text:p>
          </table:table-cell>
          <table:table-cell table:formula="of:=MIN([.D225:.D250])" office:value-type="float" office:value="207.62" calcext:value-type="float">
            <text:p>207.62</text:p>
          </table:table-cell>
          <table:table-cell table:formula="of:=([.J250]+[.K250])/2" office:value-type="float" office:value="209.8" calcext:value-type="float">
            <text:p>209.8</text:p>
          </table:table-cell>
          <table:table-cell table:formula="of:=([.I224]+[.L224])/2" office:value-type="float" office:value="210.905" calcext:value-type="float">
            <text:p>210.905</text:p>
          </table:table-cell>
          <table:table-cell table:formula="of:=MAX([.C199:.C250])" office:value-type="float" office:value="212.48" calcext:value-type="float">
            <text:p>212.48</text:p>
          </table:table-cell>
          <table:table-cell table:formula="of:=MIN([.D199:.D250])" office:value-type="float" office:value="207.62" calcext:value-type="float">
            <text:p>207.62</text:p>
          </table:table-cell>
          <table:table-cell table:formula="of:=([.O224]+[.N224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4/05/15 11:00:00 +08:00</text:p>
          </table:table-cell>
          <table:table-cell office:value-type="float" office:value="211.92" calcext:value-type="float">
            <text:p>211.92</text:p>
          </table:table-cell>
          <table:table-cell office:value-type="float" office:value="212.02" calcext:value-type="float">
            <text:p>212.02</text:p>
          </table:table-cell>
          <table:table-cell office:value-type="float" office:value="211.53" calcext:value-type="float">
            <text:p>211.53</text:p>
          </table:table-cell>
          <table:table-cell office:value-type="float" office:value="211.6" calcext:value-type="float">
            <text:p>211.6</text:p>
          </table:table-cell>
          <table:table-cell office:value-type="float" office:value="208.87" calcext:value-type="float">
            <text:p>208.87</text:p>
          </table:table-cell>
          <table:table-cell table:formula="of:=MAX([.C243:.C251])" office:value-type="float" office:value="212.02" calcext:value-type="float">
            <text:p>212.02</text:p>
          </table:table-cell>
          <table:table-cell table:formula="of:=MIN([.D243:.D251])" office:value-type="float" office:value="209.28" calcext:value-type="float">
            <text:p>209.28</text:p>
          </table:table-cell>
          <table:table-cell table:formula="of:=([.G251]+[.H251])/2" office:value-type="float" office:value="210.65" calcext:value-type="float">
            <text:p>210.65</text:p>
          </table:table-cell>
          <table:table-cell table:formula="of:=MAX([.C226:.C251])" office:value-type="float" office:value="212.02" calcext:value-type="float">
            <text:p>212.02</text:p>
          </table:table-cell>
          <table:table-cell table:formula="of:=MIN([.D226:.D251])" office:value-type="float" office:value="207.62" calcext:value-type="float">
            <text:p>207.62</text:p>
          </table:table-cell>
          <table:table-cell table:formula="of:=([.J251]+[.K251])/2" office:value-type="float" office:value="209.82" calcext:value-type="float">
            <text:p>209.82</text:p>
          </table:table-cell>
          <table:table-cell table:formula="of:=([.I225]+[.L225])/2" office:value-type="float" office:value="210.815" calcext:value-type="float">
            <text:p>210.815</text:p>
          </table:table-cell>
          <table:table-cell table:formula="of:=MAX([.C200:.C251])" office:value-type="float" office:value="212.48" calcext:value-type="float">
            <text:p>212.48</text:p>
          </table:table-cell>
          <table:table-cell table:formula="of:=MIN([.D200:.D251])" office:value-type="float" office:value="207.62" calcext:value-type="float">
            <text:p>207.62</text:p>
          </table:table-cell>
          <table:table-cell table:formula="of:=([.O225]+[.N225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4/05/15 12:00:00 +08:00</text:p>
          </table:table-cell>
          <table:table-cell office:value-type="float" office:value="211.61" calcext:value-type="float">
            <text:p>211.61</text:p>
          </table:table-cell>
          <table:table-cell office:value-type="float" office:value="211.75" calcext:value-type="float">
            <text:p>211.75</text:p>
          </table:table-cell>
          <table:table-cell office:value-type="float" office:value="211.41" calcext:value-type="float">
            <text:p>211.41</text:p>
          </table:table-cell>
          <table:table-cell office:value-type="float" office:value="211.66" calcext:value-type="float">
            <text:p>211.66</text:p>
          </table:table-cell>
          <table:table-cell office:value-type="float" office:value="209.745" calcext:value-type="float">
            <text:p>209.745</text:p>
          </table:table-cell>
          <table:table-cell table:formula="of:=MAX([.C244:.C252])" office:value-type="float" office:value="212.02" calcext:value-type="float">
            <text:p>212.02</text:p>
          </table:table-cell>
          <table:table-cell table:formula="of:=MIN([.D244:.D252])" office:value-type="float" office:value="209.28" calcext:value-type="float">
            <text:p>209.28</text:p>
          </table:table-cell>
          <table:table-cell table:formula="of:=([.G252]+[.H252])/2" office:value-type="float" office:value="210.65" calcext:value-type="float">
            <text:p>210.65</text:p>
          </table:table-cell>
          <table:table-cell table:formula="of:=MAX([.C227:.C252])" office:value-type="float" office:value="212.02" calcext:value-type="float">
            <text:p>212.02</text:p>
          </table:table-cell>
          <table:table-cell table:formula="of:=MIN([.D227:.D252])" office:value-type="float" office:value="207.62" calcext:value-type="float">
            <text:p>207.62</text:p>
          </table:table-cell>
          <table:table-cell table:formula="of:=([.J252]+[.K252])/2" office:value-type="float" office:value="209.82" calcext:value-type="float">
            <text:p>209.82</text:p>
          </table:table-cell>
          <table:table-cell table:formula="of:=([.I226]+[.L226])/2" office:value-type="float" office:value="210.7375" calcext:value-type="float">
            <text:p>210.7375</text:p>
          </table:table-cell>
          <table:table-cell table:formula="of:=MAX([.C201:.C252])" office:value-type="float" office:value="212.48" calcext:value-type="float">
            <text:p>212.48</text:p>
          </table:table-cell>
          <table:table-cell table:formula="of:=MIN([.D201:.D252])" office:value-type="float" office:value="207.62" calcext:value-type="float">
            <text:p>207.62</text:p>
          </table:table-cell>
          <table:table-cell table:formula="of:=([.O226]+[.N226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4/05/15 13:00:00 +08:00</text:p>
          </table:table-cell>
          <table:table-cell office:value-type="float" office:value="211.66" calcext:value-type="float">
            <text:p>211.66</text:p>
          </table:table-cell>
          <table:table-cell office:value-type="float" office:value="211.74" calcext:value-type="float">
            <text:p>211.74</text:p>
          </table:table-cell>
          <table:table-cell office:value-type="float" office:value="211.37" calcext:value-type="float">
            <text:p>211.37</text:p>
          </table:table-cell>
          <table:table-cell office:value-type="float" office:value="211.43" calcext:value-type="float">
            <text:p>211.43</text:p>
          </table:table-cell>
          <table:table-cell office:value-type="float" office:value="209.745" calcext:value-type="float">
            <text:p>209.745</text:p>
          </table:table-cell>
          <table:table-cell table:formula="of:=MAX([.C245:.C253])" office:value-type="float" office:value="212.02" calcext:value-type="float">
            <text:p>212.02</text:p>
          </table:table-cell>
          <table:table-cell table:formula="of:=MIN([.D245:.D253])" office:value-type="float" office:value="209.28" calcext:value-type="float">
            <text:p>209.28</text:p>
          </table:table-cell>
          <table:table-cell table:formula="of:=([.G253]+[.H253])/2" office:value-type="float" office:value="210.65" calcext:value-type="float">
            <text:p>210.65</text:p>
          </table:table-cell>
          <table:table-cell table:formula="of:=MAX([.C228:.C253])" office:value-type="float" office:value="212.02" calcext:value-type="float">
            <text:p>212.02</text:p>
          </table:table-cell>
          <table:table-cell table:formula="of:=MIN([.D228:.D253])" office:value-type="float" office:value="207.62" calcext:value-type="float">
            <text:p>207.62</text:p>
          </table:table-cell>
          <table:table-cell table:formula="of:=([.J253]+[.K253])/2" office:value-type="float" office:value="209.82" calcext:value-type="float">
            <text:p>209.82</text:p>
          </table:table-cell>
          <table:table-cell table:formula="of:=([.I227]+[.L227])/2" office:value-type="float" office:value="210.66" calcext:value-type="float">
            <text:p>210.66</text:p>
          </table:table-cell>
          <table:table-cell table:formula="of:=MAX([.C202:.C253])" office:value-type="float" office:value="212.48" calcext:value-type="float">
            <text:p>212.48</text:p>
          </table:table-cell>
          <table:table-cell table:formula="of:=MIN([.D202:.D253])" office:value-type="float" office:value="207.62" calcext:value-type="float">
            <text:p>207.62</text:p>
          </table:table-cell>
          <table:table-cell table:formula="of:=([.O227]+[.N227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4/05/15 14:00:00 +08:00</text:p>
          </table:table-cell>
          <table:table-cell office:value-type="float" office:value="211.43" calcext:value-type="float">
            <text:p>211.43</text:p>
          </table:table-cell>
          <table:table-cell office:value-type="float" office:value="211.56" calcext:value-type="float">
            <text:p>211.56</text:p>
          </table:table-cell>
          <table:table-cell office:value-type="float" office:value="211.18" calcext:value-type="float">
            <text:p>211.18</text:p>
          </table:table-cell>
          <table:table-cell office:value-type="float" office:value="211.54" calcext:value-type="float">
            <text:p>211.54</text:p>
          </table:table-cell>
          <table:table-cell office:value-type="float" office:value="209.745" calcext:value-type="float">
            <text:p>209.745</text:p>
          </table:table-cell>
          <table:table-cell table:formula="of:=MAX([.C246:.C254])" office:value-type="float" office:value="212.02" calcext:value-type="float">
            <text:p>212.02</text:p>
          </table:table-cell>
          <table:table-cell table:formula="of:=MIN([.D246:.D254])" office:value-type="float" office:value="209.34" calcext:value-type="float">
            <text:p>209.34</text:p>
          </table:table-cell>
          <table:table-cell table:formula="of:=([.G254]+[.H254])/2" office:value-type="float" office:value="210.68" calcext:value-type="float">
            <text:p>210.68</text:p>
          </table:table-cell>
          <table:table-cell table:formula="of:=MAX([.C229:.C254])" office:value-type="float" office:value="212.02" calcext:value-type="float">
            <text:p>212.02</text:p>
          </table:table-cell>
          <table:table-cell table:formula="of:=MIN([.D229:.D254])" office:value-type="float" office:value="207.62" calcext:value-type="float">
            <text:p>207.62</text:p>
          </table:table-cell>
          <table:table-cell table:formula="of:=([.J254]+[.K254])/2" office:value-type="float" office:value="209.82" calcext:value-type="float">
            <text:p>209.82</text:p>
          </table:table-cell>
          <table:table-cell table:formula="of:=([.I228]+[.L228])/2" office:value-type="float" office:value="210.66" calcext:value-type="float">
            <text:p>210.66</text:p>
          </table:table-cell>
          <table:table-cell table:formula="of:=MAX([.C203:.C254])" office:value-type="float" office:value="212.48" calcext:value-type="float">
            <text:p>212.48</text:p>
          </table:table-cell>
          <table:table-cell table:formula="of:=MIN([.D203:.D254])" office:value-type="float" office:value="207.62" calcext:value-type="float">
            <text:p>207.62</text:p>
          </table:table-cell>
          <table:table-cell table:formula="of:=([.O228]+[.N228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4/05/15 15:00:00 +08:00</text:p>
          </table:table-cell>
          <table:table-cell office:value-type="float" office:value="211.54" calcext:value-type="float">
            <text:p>211.54</text:p>
          </table:table-cell>
          <table:table-cell office:value-type="float" office:value="211.75" calcext:value-type="float">
            <text:p>211.75</text:p>
          </table:table-cell>
          <table:table-cell office:value-type="float" office:value="211.4" calcext:value-type="float">
            <text:p>211.4</text:p>
          </table:table-cell>
          <table:table-cell office:value-type="float" office:value="211.54" calcext:value-type="float">
            <text:p>211.54</text:p>
          </table:table-cell>
          <table:table-cell office:value-type="float" office:value="209.745" calcext:value-type="float">
            <text:p>209.745</text:p>
          </table:table-cell>
          <table:table-cell table:formula="of:=MAX([.C247:.C255])" office:value-type="float" office:value="212.02" calcext:value-type="float">
            <text:p>212.02</text:p>
          </table:table-cell>
          <table:table-cell table:formula="of:=MIN([.D247:.D255])" office:value-type="float" office:value="209.78" calcext:value-type="float">
            <text:p>209.78</text:p>
          </table:table-cell>
          <table:table-cell table:formula="of:=([.G255]+[.H255])/2" office:value-type="float" office:value="210.9" calcext:value-type="float">
            <text:p>210.9</text:p>
          </table:table-cell>
          <table:table-cell table:formula="of:=MAX([.C230:.C255])" office:value-type="float" office:value="212.02" calcext:value-type="float">
            <text:p>212.02</text:p>
          </table:table-cell>
          <table:table-cell table:formula="of:=MIN([.D230:.D255])" office:value-type="float" office:value="207.62" calcext:value-type="float">
            <text:p>207.62</text:p>
          </table:table-cell>
          <table:table-cell table:formula="of:=([.J255]+[.K255])/2" office:value-type="float" office:value="209.82" calcext:value-type="float">
            <text:p>209.82</text:p>
          </table:table-cell>
          <table:table-cell table:formula="of:=([.I229]+[.L229])/2" office:value-type="float" office:value="210.66" calcext:value-type="float">
            <text:p>210.66</text:p>
          </table:table-cell>
          <table:table-cell table:formula="of:=MAX([.C204:.C255])" office:value-type="float" office:value="212.48" calcext:value-type="float">
            <text:p>212.48</text:p>
          </table:table-cell>
          <table:table-cell table:formula="of:=MIN([.D204:.D255])" office:value-type="float" office:value="207.62" calcext:value-type="float">
            <text:p>207.62</text:p>
          </table:table-cell>
          <table:table-cell table:formula="of:=([.O229]+[.N229])/2" office:value-type="float" office:value="209.745" calcext:value-type="float">
            <text:p>209.745</text:p>
          </table:table-cell>
        </table:table-row>
        <table:table-row table:style-name="ro1">
          <table:table-cell office:value-type="string" calcext:value-type="string">
            <text:p>4/05/15 16:00:00 +08:00</text:p>
          </table:table-cell>
          <table:table-cell office:value-type="float" office:value="211.54" calcext:value-type="float">
            <text:p>211.54</text:p>
          </table:table-cell>
          <table:table-cell office:value-type="float" office:value="211.7" calcext:value-type="float">
            <text:p>211.7</text:p>
          </table:table-cell>
          <table:table-cell office:value-type="float" office:value="211.31" calcext:value-type="float">
            <text:p>211.31</text:p>
          </table:table-cell>
          <table:table-cell office:value-type="float" office:value="211.32" calcext:value-type="float">
            <text:p>211.32</text:p>
          </table:table-cell>
          <table:table-cell office:value-type="float" office:value="209.82" calcext:value-type="float">
            <text:p>209.82</text:p>
          </table:table-cell>
          <table:table-cell table:formula="of:=MAX([.C248:.C256])" office:value-type="float" office:value="212.02" calcext:value-type="float">
            <text:p>212.02</text:p>
          </table:table-cell>
          <table:table-cell table:formula="of:=MIN([.D248:.D256])" office:value-type="float" office:value="210.21" calcext:value-type="float">
            <text:p>210.21</text:p>
          </table:table-cell>
          <table:table-cell table:formula="of:=([.G256]+[.H256])/2" office:value-type="float" office:value="211.115" calcext:value-type="float">
            <text:p>211.115</text:p>
          </table:table-cell>
          <table:table-cell table:formula="of:=MAX([.C231:.C256])" office:value-type="float" office:value="212.02" calcext:value-type="float">
            <text:p>212.02</text:p>
          </table:table-cell>
          <table:table-cell table:formula="of:=MIN([.D231:.D256])" office:value-type="float" office:value="207.62" calcext:value-type="float">
            <text:p>207.62</text:p>
          </table:table-cell>
          <table:table-cell table:formula="of:=([.J256]+[.K256])/2" office:value-type="float" office:value="209.82" calcext:value-type="float">
            <text:p>209.82</text:p>
          </table:table-cell>
          <table:table-cell table:formula="of:=([.I230]+[.L230])/2" office:value-type="float" office:value="210.66" calcext:value-type="float">
            <text:p>210.66</text:p>
          </table:table-cell>
          <table:table-cell table:formula="of:=MAX([.C205:.C256])" office:value-type="float" office:value="212.48" calcext:value-type="float">
            <text:p>212.48</text:p>
          </table:table-cell>
          <table:table-cell table:formula="of:=MIN([.D205:.D256])" office:value-type="float" office:value="207.62" calcext:value-type="float">
            <text:p>207.62</text:p>
          </table:table-cell>
          <table:table-cell table:formula="of:=([.O230]+[.N230])/2" office:value-type="float" office:value="209.905" calcext:value-type="float">
            <text:p>209.905</text:p>
          </table:table-cell>
        </table:table-row>
        <table:table-row table:style-name="ro1">
          <table:table-cell office:value-type="string" calcext:value-type="string">
            <text:p>5/05/15 10:00:00 +08:00</text:p>
          </table:table-cell>
          <table:table-cell office:value-type="float" office:value="211.01" calcext:value-type="float">
            <text:p>211.01</text:p>
          </table:table-cell>
          <table:table-cell office:value-type="float" office:value="211.46" calcext:value-type="float">
            <text:p>211.46</text:p>
          </table:table-cell>
          <table:table-cell office:value-type="float" office:value="210.57" calcext:value-type="float">
            <text:p>210.57</text:p>
          </table:table-cell>
          <table:table-cell office:value-type="float" office:value="210.63" calcext:value-type="float">
            <text:p>210.63</text:p>
          </table:table-cell>
          <table:table-cell office:value-type="float" office:value="209.82" calcext:value-type="float">
            <text:p>209.82</text:p>
          </table:table-cell>
          <table:table-cell table:formula="of:=MAX([.C249:.C257])" office:value-type="float" office:value="212.02" calcext:value-type="float">
            <text:p>212.02</text:p>
          </table:table-cell>
          <table:table-cell table:formula="of:=MIN([.D249:.D257])" office:value-type="float" office:value="210.21" calcext:value-type="float">
            <text:p>210.21</text:p>
          </table:table-cell>
          <table:table-cell table:formula="of:=([.G257]+[.H257])/2" office:value-type="float" office:value="211.115" calcext:value-type="float">
            <text:p>211.115</text:p>
          </table:table-cell>
          <table:table-cell table:formula="of:=MAX([.C232:.C257])" office:value-type="float" office:value="212.02" calcext:value-type="float">
            <text:p>212.02</text:p>
          </table:table-cell>
          <table:table-cell table:formula="of:=MIN([.D232:.D257])" office:value-type="float" office:value="207.62" calcext:value-type="float">
            <text:p>207.62</text:p>
          </table:table-cell>
          <table:table-cell table:formula="of:=([.J257]+[.K257])/2" office:value-type="float" office:value="209.82" calcext:value-type="float">
            <text:p>209.82</text:p>
          </table:table-cell>
          <table:table-cell table:formula="of:=([.I231]+[.L231])/2" office:value-type="float" office:value="210.66" calcext:value-type="float">
            <text:p>210.66</text:p>
          </table:table-cell>
          <table:table-cell table:formula="of:=MAX([.C206:.C257])" office:value-type="float" office:value="212.48" calcext:value-type="float">
            <text:p>212.48</text:p>
          </table:table-cell>
          <table:table-cell table:formula="of:=MIN([.D206:.D257])" office:value-type="float" office:value="207.62" calcext:value-type="float">
            <text:p>207.62</text:p>
          </table:table-cell>
          <table:table-cell table:formula="of:=([.O231]+[.N231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5/05/15 11:00:00 +08:00</text:p>
          </table:table-cell>
          <table:table-cell office:value-type="float" office:value="210.64" calcext:value-type="float">
            <text:p>210.64</text:p>
          </table:table-cell>
          <table:table-cell office:value-type="float" office:value="210.88" calcext:value-type="float">
            <text:p>210.88</text:p>
          </table:table-cell>
          <table:table-cell office:value-type="float" office:value="210.27" calcext:value-type="float">
            <text:p>210.27</text:p>
          </table:table-cell>
          <table:table-cell office:value-type="float" office:value="210.51" calcext:value-type="float">
            <text:p>210.51</text:p>
          </table:table-cell>
          <table:table-cell office:value-type="float" office:value="209.82" calcext:value-type="float">
            <text:p>209.82</text:p>
          </table:table-cell>
          <table:table-cell table:formula="of:=MAX([.C250:.C258])" office:value-type="float" office:value="212.02" calcext:value-type="float">
            <text:p>212.02</text:p>
          </table:table-cell>
          <table:table-cell table:formula="of:=MIN([.D250:.D258])" office:value-type="float" office:value="210.27" calcext:value-type="float">
            <text:p>210.27</text:p>
          </table:table-cell>
          <table:table-cell table:formula="of:=([.G258]+[.H258])/2" office:value-type="float" office:value="211.145" calcext:value-type="float">
            <text:p>211.145</text:p>
          </table:table-cell>
          <table:table-cell table:formula="of:=MAX([.C233:.C258])" office:value-type="float" office:value="212.02" calcext:value-type="float">
            <text:p>212.02</text:p>
          </table:table-cell>
          <table:table-cell table:formula="of:=MIN([.D233:.D258])" office:value-type="float" office:value="207.62" calcext:value-type="float">
            <text:p>207.62</text:p>
          </table:table-cell>
          <table:table-cell table:formula="of:=([.J258]+[.K258])/2" office:value-type="float" office:value="209.82" calcext:value-type="float">
            <text:p>209.82</text:p>
          </table:table-cell>
          <table:table-cell table:formula="of:=([.I232]+[.L232])/2" office:value-type="float" office:value="210.7275" calcext:value-type="float">
            <text:p>210.7275</text:p>
          </table:table-cell>
          <table:table-cell table:formula="of:=MAX([.C207:.C258])" office:value-type="float" office:value="212.48" calcext:value-type="float">
            <text:p>212.48</text:p>
          </table:table-cell>
          <table:table-cell table:formula="of:=MIN([.D207:.D258])" office:value-type="float" office:value="207.62" calcext:value-type="float">
            <text:p>207.62</text:p>
          </table:table-cell>
          <table:table-cell table:formula="of:=([.O232]+[.N232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5/05/15 12:00:00 +08:00</text:p>
          </table:table-cell>
          <table:table-cell table:number-columns-repeated="2" office:value-type="float" office:value="210.51" calcext:value-type="float">
            <text:p>210.51</text:p>
          </table:table-cell>
          <table:table-cell office:value-type="float" office:value="209.5" calcext:value-type="float">
            <text:p>209.5</text:p>
          </table:table-cell>
          <table:table-cell office:value-type="float" office:value="209.93" calcext:value-type="float">
            <text:p>209.93</text:p>
          </table:table-cell>
          <table:table-cell office:value-type="float" office:value="209.82" calcext:value-type="float">
            <text:p>209.82</text:p>
          </table:table-cell>
          <table:table-cell table:formula="of:=MAX([.C251:.C259])" office:value-type="float" office:value="212.02" calcext:value-type="float">
            <text:p>212.02</text:p>
          </table:table-cell>
          <table:table-cell table:formula="of:=MIN([.D251:.D259])" office:value-type="float" office:value="209.5" calcext:value-type="float">
            <text:p>209.5</text:p>
          </table:table-cell>
          <table:table-cell table:formula="of:=([.G259]+[.H259])/2" office:value-type="float" office:value="210.76" calcext:value-type="float">
            <text:p>210.76</text:p>
          </table:table-cell>
          <table:table-cell table:formula="of:=MAX([.C234:.C259])" office:value-type="float" office:value="212.02" calcext:value-type="float">
            <text:p>212.02</text:p>
          </table:table-cell>
          <table:table-cell table:formula="of:=MIN([.D234:.D259])" office:value-type="float" office:value="207.62" calcext:value-type="float">
            <text:p>207.62</text:p>
          </table:table-cell>
          <table:table-cell table:formula="of:=([.J259]+[.K259])/2" office:value-type="float" office:value="209.82" calcext:value-type="float">
            <text:p>209.82</text:p>
          </table:table-cell>
          <table:table-cell table:formula="of:=([.I233]+[.L233])/2" office:value-type="float" office:value="210.7275" calcext:value-type="float">
            <text:p>210.7275</text:p>
          </table:table-cell>
          <table:table-cell table:formula="of:=MAX([.C208:.C259])" office:value-type="float" office:value="212.48" calcext:value-type="float">
            <text:p>212.48</text:p>
          </table:table-cell>
          <table:table-cell table:formula="of:=MIN([.D208:.D259])" office:value-type="float" office:value="207.62" calcext:value-type="float">
            <text:p>207.62</text:p>
          </table:table-cell>
          <table:table-cell table:formula="of:=([.O233]+[.N233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5/05/15 13:00:00 +08:00</text:p>
          </table:table-cell>
          <table:table-cell office:value-type="float" office:value="209.93" calcext:value-type="float">
            <text:p>209.93</text:p>
          </table:table-cell>
          <table:table-cell office:value-type="float" office:value="210.23" calcext:value-type="float">
            <text:p>210.23</text:p>
          </table:table-cell>
          <table:table-cell office:value-type="float" office:value="209.75" calcext:value-type="float">
            <text:p>209.75</text:p>
          </table:table-cell>
          <table:table-cell office:value-type="float" office:value="209.77" calcext:value-type="float">
            <text:p>209.77</text:p>
          </table:table-cell>
          <table:table-cell office:value-type="float" office:value="209.82" calcext:value-type="float">
            <text:p>209.82</text:p>
          </table:table-cell>
          <table:table-cell table:formula="of:=MAX([.C252:.C260])" office:value-type="float" office:value="211.75" calcext:value-type="float">
            <text:p>211.75</text:p>
          </table:table-cell>
          <table:table-cell table:formula="of:=MIN([.D252:.D260])" office:value-type="float" office:value="209.5" calcext:value-type="float">
            <text:p>209.5</text:p>
          </table:table-cell>
          <table:table-cell table:formula="of:=([.G260]+[.H260])/2" office:value-type="float" office:value="210.625" calcext:value-type="float">
            <text:p>210.625</text:p>
          </table:table-cell>
          <table:table-cell table:formula="of:=MAX([.C235:.C260])" office:value-type="float" office:value="212.02" calcext:value-type="float">
            <text:p>212.02</text:p>
          </table:table-cell>
          <table:table-cell table:formula="of:=MIN([.D235:.D260])" office:value-type="float" office:value="207.62" calcext:value-type="float">
            <text:p>207.62</text:p>
          </table:table-cell>
          <table:table-cell table:formula="of:=([.J260]+[.K260])/2" office:value-type="float" office:value="209.82" calcext:value-type="float">
            <text:p>209.82</text:p>
          </table:table-cell>
          <table:table-cell table:formula="of:=([.I234]+[.L234])/2" office:value-type="float" office:value="210.7275" calcext:value-type="float">
            <text:p>210.7275</text:p>
          </table:table-cell>
          <table:table-cell table:formula="of:=MAX([.C209:.C260])" office:value-type="float" office:value="212.48" calcext:value-type="float">
            <text:p>212.48</text:p>
          </table:table-cell>
          <table:table-cell table:formula="of:=MIN([.D209:.D260])" office:value-type="float" office:value="207.62" calcext:value-type="float">
            <text:p>207.62</text:p>
          </table:table-cell>
          <table:table-cell table:formula="of:=([.O234]+[.N234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5/05/15 14:00:00 +08:00</text:p>
          </table:table-cell>
          <table:table-cell office:value-type="float" office:value="209.77" calcext:value-type="float">
            <text:p>209.77</text:p>
          </table:table-cell>
          <table:table-cell office:value-type="float" office:value="209.83" calcext:value-type="float">
            <text:p>209.83</text:p>
          </table:table-cell>
          <table:table-cell office:value-type="float" office:value="209.16" calcext:value-type="float">
            <text:p>209.16</text:p>
          </table:table-cell>
          <table:table-cell office:value-type="float" office:value="209.4" calcext:value-type="float">
            <text:p>209.4</text:p>
          </table:table-cell>
          <table:table-cell office:value-type="float" office:value="209.82" calcext:value-type="float">
            <text:p>209.82</text:p>
          </table:table-cell>
          <table:table-cell table:formula="of:=MAX([.C253:.C261])" office:value-type="float" office:value="211.75" calcext:value-type="float">
            <text:p>211.75</text:p>
          </table:table-cell>
          <table:table-cell table:formula="of:=MIN([.D253:.D261])" office:value-type="float" office:value="209.16" calcext:value-type="float">
            <text:p>209.16</text:p>
          </table:table-cell>
          <table:table-cell table:formula="of:=([.G261]+[.H261])/2" office:value-type="float" office:value="210.455" calcext:value-type="float">
            <text:p>210.455</text:p>
          </table:table-cell>
          <table:table-cell table:formula="of:=MAX([.C236:.C261])" office:value-type="float" office:value="212.02" calcext:value-type="float">
            <text:p>212.02</text:p>
          </table:table-cell>
          <table:table-cell table:formula="of:=MIN([.D236:.D261])" office:value-type="float" office:value="207.62" calcext:value-type="float">
            <text:p>207.62</text:p>
          </table:table-cell>
          <table:table-cell table:formula="of:=([.J261]+[.K261])/2" office:value-type="float" office:value="209.82" calcext:value-type="float">
            <text:p>209.82</text:p>
          </table:table-cell>
          <table:table-cell table:formula="of:=([.I235]+[.L235])/2" office:value-type="float" office:value="210.71" calcext:value-type="float">
            <text:p>210.71</text:p>
          </table:table-cell>
          <table:table-cell table:formula="of:=MAX([.C210:.C261])" office:value-type="float" office:value="212.48" calcext:value-type="float">
            <text:p>212.48</text:p>
          </table:table-cell>
          <table:table-cell table:formula="of:=MIN([.D210:.D261])" office:value-type="float" office:value="207.62" calcext:value-type="float">
            <text:p>207.62</text:p>
          </table:table-cell>
          <table:table-cell table:formula="of:=([.O235]+[.N235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5/05/15 15:00:00 +08:00</text:p>
          </table:table-cell>
          <table:table-cell office:value-type="float" office:value="209.4" calcext:value-type="float">
            <text:p>209.4</text:p>
          </table:table-cell>
          <table:table-cell office:value-type="float" office:value="209.62" calcext:value-type="float">
            <text:p>209.62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8.92" calcext:value-type="float">
            <text:p>208.92</text:p>
          </table:table-cell>
          <table:table-cell office:value-type="float" office:value="209.82" calcext:value-type="float">
            <text:p>209.82</text:p>
          </table:table-cell>
          <table:table-cell table:formula="of:=MAX([.C254:.C262])" office:value-type="float" office:value="211.75" calcext:value-type="float">
            <text:p>211.75</text:p>
          </table:table-cell>
          <table:table-cell table:formula="of:=MIN([.D254:.D262])" office:value-type="float" office:value="208.74" calcext:value-type="float">
            <text:p>208.74</text:p>
          </table:table-cell>
          <table:table-cell table:formula="of:=([.G262]+[.H262])/2" office:value-type="float" office:value="210.245" calcext:value-type="float">
            <text:p>210.245</text:p>
          </table:table-cell>
          <table:table-cell table:formula="of:=MAX([.C237:.C262])" office:value-type="float" office:value="212.02" calcext:value-type="float">
            <text:p>212.02</text:p>
          </table:table-cell>
          <table:table-cell table:formula="of:=MIN([.D237:.D262])" office:value-type="float" office:value="207.62" calcext:value-type="float">
            <text:p>207.62</text:p>
          </table:table-cell>
          <table:table-cell table:formula="of:=([.J262]+[.K262])/2" office:value-type="float" office:value="209.82" calcext:value-type="float">
            <text:p>209.82</text:p>
          </table:table-cell>
          <table:table-cell table:formula="of:=([.I236]+[.L236])/2" office:value-type="float" office:value="210.6175" calcext:value-type="float">
            <text:p>210.6175</text:p>
          </table:table-cell>
          <table:table-cell table:formula="of:=MAX([.C211:.C262])" office:value-type="float" office:value="212.48" calcext:value-type="float">
            <text:p>212.48</text:p>
          </table:table-cell>
          <table:table-cell table:formula="of:=MIN([.D211:.D262])" office:value-type="float" office:value="207.62" calcext:value-type="float">
            <text:p>207.62</text:p>
          </table:table-cell>
          <table:table-cell table:formula="of:=([.O236]+[.N236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5/05/15 16:00:00 +08:00</text:p>
          </table:table-cell>
          <table:table-cell office:value-type="float" office:value="208.93" calcext:value-type="float">
            <text:p>208.93</text:p>
          </table:table-cell>
          <table:table-cell office:value-type="float" office:value="209.36" calcext:value-type="float">
            <text:p>209.36</text:p>
          </table:table-cell>
          <table:table-cell office:value-type="float" office:value="208.73" calcext:value-type="float">
            <text:p>208.73</text:p>
          </table:table-cell>
          <table:table-cell office:value-type="float" office:value="208.89" calcext:value-type="float">
            <text:p>208.89</text:p>
          </table:table-cell>
          <table:table-cell office:value-type="float" office:value="209.82" calcext:value-type="float">
            <text:p>209.82</text:p>
          </table:table-cell>
          <table:table-cell table:formula="of:=MAX([.C255:.C263])" office:value-type="float" office:value="211.75" calcext:value-type="float">
            <text:p>211.75</text:p>
          </table:table-cell>
          <table:table-cell table:formula="of:=MIN([.D255:.D263])" office:value-type="float" office:value="208.73" calcext:value-type="float">
            <text:p>208.73</text:p>
          </table:table-cell>
          <table:table-cell table:formula="of:=([.G263]+[.H263])/2" office:value-type="float" office:value="210.24" calcext:value-type="float">
            <text:p>210.24</text:p>
          </table:table-cell>
          <table:table-cell table:formula="of:=MAX([.C238:.C263])" office:value-type="float" office:value="212.02" calcext:value-type="float">
            <text:p>212.02</text:p>
          </table:table-cell>
          <table:table-cell table:formula="of:=MIN([.D238:.D263])" office:value-type="float" office:value="207.62" calcext:value-type="float">
            <text:p>207.62</text:p>
          </table:table-cell>
          <table:table-cell table:formula="of:=([.J263]+[.K263])/2" office:value-type="float" office:value="209.82" calcext:value-type="float">
            <text:p>209.82</text:p>
          </table:table-cell>
          <table:table-cell table:formula="of:=([.I237]+[.L237])/2" office:value-type="float" office:value="210.4025" calcext:value-type="float">
            <text:p>210.4025</text:p>
          </table:table-cell>
          <table:table-cell table:formula="of:=MAX([.C212:.C263])" office:value-type="float" office:value="212.48" calcext:value-type="float">
            <text:p>212.48</text:p>
          </table:table-cell>
          <table:table-cell table:formula="of:=MIN([.D212:.D263])" office:value-type="float" office:value="207.62" calcext:value-type="float">
            <text:p>207.62</text:p>
          </table:table-cell>
          <table:table-cell table:formula="of:=([.O237]+[.N237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6/05/15 10:00:00 +08:00</text:p>
          </table:table-cell>
          <table:table-cell office:value-type="float" office:value="209.54" calcext:value-type="float">
            <text:p>209.54</text:p>
          </table:table-cell>
          <table:table-cell office:value-type="float" office:value="209.93" calcext:value-type="float">
            <text:p>209.93</text:p>
          </table:table-cell>
          <table:table-cell office:value-type="float" office:value="207.98" calcext:value-type="float">
            <text:p>207.98</text:p>
          </table:table-cell>
          <table:table-cell office:value-type="float" office:value="208.36" calcext:value-type="float">
            <text:p>208.36</text:p>
          </table:table-cell>
          <table:table-cell office:value-type="float" office:value="209.82" calcext:value-type="float">
            <text:p>209.82</text:p>
          </table:table-cell>
          <table:table-cell table:formula="of:=MAX([.C256:.C264])" office:value-type="float" office:value="211.7" calcext:value-type="float">
            <text:p>211.7</text:p>
          </table:table-cell>
          <table:table-cell table:formula="of:=MIN([.D256:.D264])" office:value-type="float" office:value="207.98" calcext:value-type="float">
            <text:p>207.98</text:p>
          </table:table-cell>
          <table:table-cell table:formula="of:=([.G264]+[.H264])/2" office:value-type="float" office:value="209.84" calcext:value-type="float">
            <text:p>209.84</text:p>
          </table:table-cell>
          <table:table-cell table:formula="of:=MAX([.C239:.C264])" office:value-type="float" office:value="212.02" calcext:value-type="float">
            <text:p>212.02</text:p>
          </table:table-cell>
          <table:table-cell table:formula="of:=MIN([.D239:.D264])" office:value-type="float" office:value="207.62" calcext:value-type="float">
            <text:p>207.62</text:p>
          </table:table-cell>
          <table:table-cell table:formula="of:=([.J264]+[.K264])/2" office:value-type="float" office:value="209.82" calcext:value-type="float">
            <text:p>209.82</text:p>
          </table:table-cell>
          <table:table-cell table:formula="of:=([.I238]+[.L238])/2" office:value-type="float" office:value="210.4025" calcext:value-type="float">
            <text:p>210.4025</text:p>
          </table:table-cell>
          <table:table-cell table:formula="of:=MAX([.C213:.C264])" office:value-type="float" office:value="212.48" calcext:value-type="float">
            <text:p>212.48</text:p>
          </table:table-cell>
          <table:table-cell table:formula="of:=MIN([.D213:.D264])" office:value-type="float" office:value="207.62" calcext:value-type="float">
            <text:p>207.62</text:p>
          </table:table-cell>
          <table:table-cell table:formula="of:=([.O238]+[.N238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6/05/15 11:00:00 +08:00</text:p>
          </table:table-cell>
          <table:table-cell office:value-type="float" office:value="208.36" calcext:value-type="float">
            <text:p>208.36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8.8" calcext:value-type="float">
            <text:p>208.8</text:p>
          </table:table-cell>
          <table:table-cell office:value-type="float" office:value="209.555" calcext:value-type="float">
            <text:p>209.555</text:p>
          </table:table-cell>
          <table:table-cell table:formula="of:=MAX([.C257:.C265])" office:value-type="float" office:value="211.46" calcext:value-type="float">
            <text:p>211.46</text:p>
          </table:table-cell>
          <table:table-cell table:formula="of:=MIN([.D257:.D265])" office:value-type="float" office:value="207.65" calcext:value-type="float">
            <text:p>207.65</text:p>
          </table:table-cell>
          <table:table-cell table:formula="of:=([.G265]+[.H265])/2" office:value-type="float" office:value="209.555" calcext:value-type="float">
            <text:p>209.555</text:p>
          </table:table-cell>
          <table:table-cell table:formula="of:=MAX([.C240:.C265])" office:value-type="float" office:value="212.02" calcext:value-type="float">
            <text:p>212.02</text:p>
          </table:table-cell>
          <table:table-cell table:formula="of:=MIN([.D240:.D265])" office:value-type="float" office:value="207.62" calcext:value-type="float">
            <text:p>207.62</text:p>
          </table:table-cell>
          <table:table-cell table:formula="of:=([.J265]+[.K265])/2" office:value-type="float" office:value="209.82" calcext:value-type="float">
            <text:p>209.82</text:p>
          </table:table-cell>
          <table:table-cell table:formula="of:=([.I239]+[.L239])/2" office:value-type="float" office:value="210.4025" calcext:value-type="float">
            <text:p>210.4025</text:p>
          </table:table-cell>
          <table:table-cell table:formula="of:=MAX([.C214:.C265])" office:value-type="float" office:value="212.48" calcext:value-type="float">
            <text:p>212.48</text:p>
          </table:table-cell>
          <table:table-cell table:formula="of:=MIN([.D214:.D265])" office:value-type="float" office:value="207.62" calcext:value-type="float">
            <text:p>207.62</text:p>
          </table:table-cell>
          <table:table-cell table:formula="of:=([.O239]+[.N239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6/05/15 12:00:00 +08:00</text:p>
          </table:table-cell>
          <table:table-cell office:value-type="float" office:value="208.81" calcext:value-type="float">
            <text:p>208.81</text:p>
          </table:table-cell>
          <table:table-cell office:value-type="float" office:value="208.89" calcext:value-type="float">
            <text:p>208.89</text:p>
          </table:table-cell>
          <table:table-cell office:value-type="float" office:value="208.12" calcext:value-type="float">
            <text:p>208.12</text:p>
          </table:table-cell>
          <table:table-cell office:value-type="float" office:value="208.55" calcext:value-type="float">
            <text:p>208.55</text:p>
          </table:table-cell>
          <table:table-cell office:value-type="float" office:value="209.05" calcext:value-type="float">
            <text:p>209.05</text:p>
          </table:table-cell>
          <table:table-cell table:formula="of:=MAX([.C258:.C266])" office:value-type="float" office:value="210.88" calcext:value-type="float">
            <text:p>210.88</text:p>
          </table:table-cell>
          <table:table-cell table:formula="of:=MIN([.D258:.D266])" office:value-type="float" office:value="207.65" calcext:value-type="float">
            <text:p>207.65</text:p>
          </table:table-cell>
          <table:table-cell table:formula="of:=([.G266]+[.H266])/2" office:value-type="float" office:value="209.265" calcext:value-type="float">
            <text:p>209.265</text:p>
          </table:table-cell>
          <table:table-cell table:formula="of:=MAX([.C241:.C266])" office:value-type="float" office:value="212.02" calcext:value-type="float">
            <text:p>212.02</text:p>
          </table:table-cell>
          <table:table-cell table:formula="of:=MIN([.D241:.D266])" office:value-type="float" office:value="207.62" calcext:value-type="float">
            <text:p>207.62</text:p>
          </table:table-cell>
          <table:table-cell table:formula="of:=([.J266]+[.K266])/2" office:value-type="float" office:value="209.82" calcext:value-type="float">
            <text:p>209.82</text:p>
          </table:table-cell>
          <table:table-cell table:formula="of:=([.I240]+[.L240])/2" office:value-type="float" office:value="210.4025" calcext:value-type="float">
            <text:p>210.4025</text:p>
          </table:table-cell>
          <table:table-cell table:formula="of:=MAX([.C215:.C266])" office:value-type="float" office:value="212.48" calcext:value-type="float">
            <text:p>212.48</text:p>
          </table:table-cell>
          <table:table-cell table:formula="of:=MIN([.D215:.D266])" office:value-type="float" office:value="207.62" calcext:value-type="float">
            <text:p>207.62</text:p>
          </table:table-cell>
          <table:table-cell table:formula="of:=([.O240]+[.N240])/2" office:value-type="float" office:value="210.69" calcext:value-type="float">
            <text:p>210.69</text:p>
          </table:table-cell>
        </table:table-row>
        <table:table-row table:style-name="ro1">
          <table:table-cell office:value-type="string" calcext:value-type="string">
            <text:p>6/05/15 13:00:00 +08:00</text:p>
          </table:table-cell>
          <table:table-cell office:value-type="float" office:value="208.55" calcext:value-type="float">
            <text:p>208.55</text:p>
          </table:table-cell>
          <table:table-cell office:value-type="float" office:value="208.58" calcext:value-type="float">
            <text:p>208.58</text:p>
          </table:table-cell>
          <table:table-cell office:value-type="float" office:value="207.86" calcext:value-type="float">
            <text:p>207.86</text:p>
          </table:table-cell>
          <table:table-cell office:value-type="float" office:value="207.98" calcext:value-type="float">
            <text:p>207.98</text:p>
          </table:table-cell>
          <table:table-cell office:value-type="float" office:value="209.08" calcext:value-type="float">
            <text:p>209.08</text:p>
          </table:table-cell>
          <table:table-cell table:formula="of:=MAX([.C259:.C267])" office:value-type="float" office:value="210.51" calcext:value-type="float">
            <text:p>210.51</text:p>
          </table:table-cell>
          <table:table-cell table:formula="of:=MIN([.D259:.D267])" office:value-type="float" office:value="207.65" calcext:value-type="float">
            <text:p>207.65</text:p>
          </table:table-cell>
          <table:table-cell table:formula="of:=([.G267]+[.H267])/2" office:value-type="float" office:value="209.08" calcext:value-type="float">
            <text:p>209.08</text:p>
          </table:table-cell>
          <table:table-cell table:formula="of:=MAX([.C242:.C267])" office:value-type="float" office:value="212.02" calcext:value-type="float">
            <text:p>212.02</text:p>
          </table:table-cell>
          <table:table-cell table:formula="of:=MIN([.D242:.D267])" office:value-type="float" office:value="207.62" calcext:value-type="float">
            <text:p>207.62</text:p>
          </table:table-cell>
          <table:table-cell table:formula="of:=([.J267]+[.K267])/2" office:value-type="float" office:value="209.82" calcext:value-type="float">
            <text:p>209.82</text:p>
          </table:table-cell>
          <table:table-cell table:formula="of:=([.I241]+[.L241])/2" office:value-type="float" office:value="210.0175" calcext:value-type="float">
            <text:p>210.0175</text:p>
          </table:table-cell>
          <table:table-cell table:formula="of:=MAX([.C216:.C267])" office:value-type="float" office:value="212.48" calcext:value-type="float">
            <text:p>212.48</text:p>
          </table:table-cell>
          <table:table-cell table:formula="of:=MIN([.D216:.D267])" office:value-type="float" office:value="207.62" calcext:value-type="float">
            <text:p>207.62</text:p>
          </table:table-cell>
          <table:table-cell table:formula="of:=([.O241]+[.N241])/2" office:value-type="float" office:value="210.315" calcext:value-type="float">
            <text:p>210.315</text:p>
          </table:table-cell>
        </table:table-row>
        <table:table-row table:style-name="ro1">
          <table:table-cell office:value-type="string" calcext:value-type="string">
            <text:p>6/05/15 14:00:00 +08:00</text:p>
          </table:table-cell>
          <table:table-cell office:value-type="float" office:value="207.99" calcext:value-type="float">
            <text:p>207.99</text:p>
          </table:table-cell>
          <table:table-cell office:value-type="float" office:value="208.17" calcext:value-type="float">
            <text:p>208.17</text:p>
          </table:table-cell>
          <table:table-cell office:value-type="float" office:value="207.28" calcext:value-type="float">
            <text:p>207.28</text:p>
          </table:table-cell>
          <table:table-cell office:value-type="float" office:value="207.51" calcext:value-type="float">
            <text:p>207.51</text:p>
          </table:table-cell>
          <table:table-cell office:value-type="float" office:value="208.755" calcext:value-type="float">
            <text:p>208.755</text:p>
          </table:table-cell>
          <table:table-cell table:formula="of:=MAX([.C260:.C268])" office:value-type="float" office:value="210.23" calcext:value-type="float">
            <text:p>210.23</text:p>
          </table:table-cell>
          <table:table-cell table:formula="of:=MIN([.D260:.D268])" office:value-type="float" office:value="207.28" calcext:value-type="float">
            <text:p>207.28</text:p>
          </table:table-cell>
          <table:table-cell table:formula="of:=([.G268]+[.H268])/2" office:value-type="float" office:value="208.755" calcext:value-type="float">
            <text:p>208.755</text:p>
          </table:table-cell>
          <table:table-cell table:formula="of:=MAX([.C243:.C268])" office:value-type="float" office:value="212.02" calcext:value-type="float">
            <text:p>212.02</text:p>
          </table:table-cell>
          <table:table-cell table:formula="of:=MIN([.D243:.D268])" office:value-type="float" office:value="207.28" calcext:value-type="float">
            <text:p>207.28</text:p>
          </table:table-cell>
          <table:table-cell table:formula="of:=([.J268]+[.K268])/2" office:value-type="float" office:value="209.65" calcext:value-type="float">
            <text:p>209.65</text:p>
          </table:table-cell>
          <table:table-cell table:formula="of:=([.I242]+[.L242])/2" office:value-type="float" office:value="209.6625" calcext:value-type="float">
            <text:p>209.6625</text:p>
          </table:table-cell>
          <table:table-cell table:formula="of:=MAX([.C217:.C268])" office:value-type="float" office:value="212.12" calcext:value-type="float">
            <text:p>212.12</text:p>
          </table:table-cell>
          <table:table-cell table:formula="of:=MIN([.D217:.D268])" office:value-type="float" office:value="207.28" calcext:value-type="float">
            <text:p>207.28</text:p>
          </table:table-cell>
          <table:table-cell table:formula="of:=([.O242]+[.N242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6/05/15 15:00:00 +08:00</text:p>
          </table:table-cell>
          <table:table-cell office:value-type="float" office:value="207.52" calcext:value-type="float">
            <text:p>207.52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6.76" calcext:value-type="float">
            <text:p>206.76</text:p>
          </table:table-cell>
          <table:table-cell office:value-type="float" office:value="207.17" calcext:value-type="float">
            <text:p>207.17</text:p>
          </table:table-cell>
          <table:table-cell office:value-type="float" office:value="208.345" calcext:value-type="float">
            <text:p>208.345</text:p>
          </table:table-cell>
          <table:table-cell table:formula="of:=MAX([.C261:.C269])" office:value-type="float" office:value="209.93" calcext:value-type="float">
            <text:p>209.93</text:p>
          </table:table-cell>
          <table:table-cell table:formula="of:=MIN([.D261:.D269])" office:value-type="float" office:value="206.76" calcext:value-type="float">
            <text:p>206.76</text:p>
          </table:table-cell>
          <table:table-cell table:formula="of:=([.G269]+[.H269])/2" office:value-type="float" office:value="208.345" calcext:value-type="float">
            <text:p>208.345</text:p>
          </table:table-cell>
          <table:table-cell table:formula="of:=MAX([.C244:.C269])" office:value-type="float" office:value="212.02" calcext:value-type="float">
            <text:p>212.02</text:p>
          </table:table-cell>
          <table:table-cell table:formula="of:=MIN([.D244:.D269])" office:value-type="float" office:value="206.76" calcext:value-type="float">
            <text:p>206.76</text:p>
          </table:table-cell>
          <table:table-cell table:formula="of:=([.J269]+[.K269])/2" office:value-type="float" office:value="209.39" calcext:value-type="float">
            <text:p>209.39</text:p>
          </table:table-cell>
          <table:table-cell table:formula="of:=([.I243]+[.L243])/2" office:value-type="float" office:value="209.505" calcext:value-type="float">
            <text:p>209.505</text:p>
          </table:table-cell>
          <table:table-cell table:formula="of:=MAX([.C218:.C269])" office:value-type="float" office:value="212.02" calcext:value-type="float">
            <text:p>212.02</text:p>
          </table:table-cell>
          <table:table-cell table:formula="of:=MIN([.D218:.D269])" office:value-type="float" office:value="206.76" calcext:value-type="float">
            <text:p>206.76</text:p>
          </table:table-cell>
          <table:table-cell table:formula="of:=([.O243]+[.N243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6/05/15 16:00:00 +08:00</text:p>
          </table:table-cell>
          <table:table-cell office:value-type="float" office:value="207.18" calcext:value-type="float">
            <text:p>207.18</text:p>
          </table:table-cell>
          <table:table-cell office:value-type="float" office:value="208.09" calcext:value-type="float">
            <text:p>208.09</text:p>
          </table:table-cell>
          <table:table-cell office:value-type="float" office:value="206.89" calcext:value-type="float">
            <text:p>206.89</text:p>
          </table:table-cell>
          <table:table-cell office:value-type="float" office:value="208.04" calcext:value-type="float">
            <text:p>208.04</text:p>
          </table:table-cell>
          <table:table-cell office:value-type="float" office:value="208.345" calcext:value-type="float">
            <text:p>208.345</text:p>
          </table:table-cell>
          <table:table-cell table:formula="of:=MAX([.C262:.C270])" office:value-type="float" office:value="209.93" calcext:value-type="float">
            <text:p>209.93</text:p>
          </table:table-cell>
          <table:table-cell table:formula="of:=MIN([.D262:.D270])" office:value-type="float" office:value="206.76" calcext:value-type="float">
            <text:p>206.76</text:p>
          </table:table-cell>
          <table:table-cell table:formula="of:=([.G270]+[.H270])/2" office:value-type="float" office:value="208.345" calcext:value-type="float">
            <text:p>208.345</text:p>
          </table:table-cell>
          <table:table-cell table:formula="of:=MAX([.C245:.C270])" office:value-type="float" office:value="212.02" calcext:value-type="float">
            <text:p>212.02</text:p>
          </table:table-cell>
          <table:table-cell table:formula="of:=MIN([.D245:.D270])" office:value-type="float" office:value="206.76" calcext:value-type="float">
            <text:p>206.76</text:p>
          </table:table-cell>
          <table:table-cell table:formula="of:=([.J270]+[.K270])/2" office:value-type="float" office:value="209.39" calcext:value-type="float">
            <text:p>209.39</text:p>
          </table:table-cell>
          <table:table-cell table:formula="of:=([.I244]+[.L244])/2" office:value-type="float" office:value="209.3325" calcext:value-type="float">
            <text:p>209.3325</text:p>
          </table:table-cell>
          <table:table-cell table:formula="of:=MAX([.C219:.C270])" office:value-type="float" office:value="212.02" calcext:value-type="float">
            <text:p>212.02</text:p>
          </table:table-cell>
          <table:table-cell table:formula="of:=MIN([.D219:.D270])" office:value-type="float" office:value="206.76" calcext:value-type="float">
            <text:p>206.76</text:p>
          </table:table-cell>
          <table:table-cell table:formula="of:=([.O244]+[.N244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7/05/15 10:00:00 +08:00</text:p>
          </table:table-cell>
          <table:table-cell office:value-type="float" office:value="207.91" calcext:value-type="float">
            <text:p>207.91</text:p>
          </table:table-cell>
          <table:table-cell office:value-type="float" office:value="208.39" calcext:value-type="float">
            <text:p>208.39</text:p>
          </table:table-cell>
          <table:table-cell office:value-type="float" office:value="207.57" calcext:value-type="float">
            <text:p>207.57</text:p>
          </table:table-cell>
          <table:table-cell office:value-type="float" office:value="207.66" calcext:value-type="float">
            <text:p>207.66</text:p>
          </table:table-cell>
          <table:table-cell office:value-type="float" office:value="208.345" calcext:value-type="float">
            <text:p>208.345</text:p>
          </table:table-cell>
          <table:table-cell table:formula="of:=MAX([.C263:.C271])" office:value-type="float" office:value="209.93" calcext:value-type="float">
            <text:p>209.93</text:p>
          </table:table-cell>
          <table:table-cell table:formula="of:=MIN([.D263:.D271])" office:value-type="float" office:value="206.76" calcext:value-type="float">
            <text:p>206.76</text:p>
          </table:table-cell>
          <table:table-cell table:formula="of:=([.G271]+[.H271])/2" office:value-type="float" office:value="208.345" calcext:value-type="float">
            <text:p>208.345</text:p>
          </table:table-cell>
          <table:table-cell table:formula="of:=MAX([.C246:.C271])" office:value-type="float" office:value="212.02" calcext:value-type="float">
            <text:p>212.02</text:p>
          </table:table-cell>
          <table:table-cell table:formula="of:=MIN([.D246:.D271])" office:value-type="float" office:value="206.76" calcext:value-type="float">
            <text:p>206.76</text:p>
          </table:table-cell>
          <table:table-cell table:formula="of:=([.J271]+[.K271])/2" office:value-type="float" office:value="209.39" calcext:value-type="float">
            <text:p>209.39</text:p>
          </table:table-cell>
          <table:table-cell table:formula="of:=([.I245]+[.L245])/2" office:value-type="float" office:value="209.3325" calcext:value-type="float">
            <text:p>209.3325</text:p>
          </table:table-cell>
          <table:table-cell table:formula="of:=MAX([.C220:.C271])" office:value-type="float" office:value="212.02" calcext:value-type="float">
            <text:p>212.02</text:p>
          </table:table-cell>
          <table:table-cell table:formula="of:=MIN([.D220:.D271])" office:value-type="float" office:value="206.76" calcext:value-type="float">
            <text:p>206.76</text:p>
          </table:table-cell>
          <table:table-cell table:formula="of:=([.O245]+[.N245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7/05/15 11:00:00 +08:00</text:p>
          </table:table-cell>
          <table:table-cell office:value-type="float" office:value="207.66" calcext:value-type="float">
            <text:p>207.66</text:p>
          </table:table-cell>
          <table:table-cell office:value-type="float" office:value="208.65" calcext:value-type="float">
            <text:p>208.65</text:p>
          </table:table-cell>
          <table:table-cell office:value-type="float" office:value="207.52" calcext:value-type="float">
            <text:p>207.52</text:p>
          </table:table-cell>
          <table:table-cell office:value-type="float" office:value="208.45" calcext:value-type="float">
            <text:p>208.45</text:p>
          </table:table-cell>
          <table:table-cell office:value-type="float" office:value="208.345" calcext:value-type="float">
            <text:p>208.345</text:p>
          </table:table-cell>
          <table:table-cell table:formula="of:=MAX([.C264:.C272])" office:value-type="float" office:value="209.93" calcext:value-type="float">
            <text:p>209.93</text:p>
          </table:table-cell>
          <table:table-cell table:formula="of:=MIN([.D264:.D272])" office:value-type="float" office:value="206.76" calcext:value-type="float">
            <text:p>206.76</text:p>
          </table:table-cell>
          <table:table-cell table:formula="of:=([.G272]+[.H272])/2" office:value-type="float" office:value="208.345" calcext:value-type="float">
            <text:p>208.345</text:p>
          </table:table-cell>
          <table:table-cell table:formula="of:=MAX([.C247:.C272])" office:value-type="float" office:value="212.02" calcext:value-type="float">
            <text:p>212.02</text:p>
          </table:table-cell>
          <table:table-cell table:formula="of:=MIN([.D247:.D272])" office:value-type="float" office:value="206.76" calcext:value-type="float">
            <text:p>206.76</text:p>
          </table:table-cell>
          <table:table-cell table:formula="of:=([.J272]+[.K272])/2" office:value-type="float" office:value="209.39" calcext:value-type="float">
            <text:p>209.39</text:p>
          </table:table-cell>
          <table:table-cell table:formula="of:=([.I246]+[.L246])/2" office:value-type="float" office:value="209.3325" calcext:value-type="float">
            <text:p>209.3325</text:p>
          </table:table-cell>
          <table:table-cell table:formula="of:=MAX([.C221:.C272])" office:value-type="float" office:value="212.02" calcext:value-type="float">
            <text:p>212.02</text:p>
          </table:table-cell>
          <table:table-cell table:formula="of:=MIN([.D221:.D272])" office:value-type="float" office:value="206.76" calcext:value-type="float">
            <text:p>206.76</text:p>
          </table:table-cell>
          <table:table-cell table:formula="of:=([.O246]+[.N246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7/05/15 12:00:00 +08:00</text:p>
          </table:table-cell>
          <table:table-cell office:value-type="float" office:value="208.46" calcext:value-type="float">
            <text:p>208.46</text:p>
          </table:table-cell>
          <table:table-cell office:value-type="float" office:value="209.02" calcext:value-type="float">
            <text:p>209.02</text:p>
          </table:table-cell>
          <table:table-cell office:value-type="float" office:value="208.31" calcext:value-type="float">
            <text:p>208.31</text:p>
          </table:table-cell>
          <table:table-cell office:value-type="float" office:value="208.71" calcext:value-type="float">
            <text:p>208.71</text:p>
          </table:table-cell>
          <table:table-cell office:value-type="float" office:value="207.89" calcext:value-type="float">
            <text:p>207.89</text:p>
          </table:table-cell>
          <table:table-cell table:formula="of:=MAX([.C265:.C273])" office:value-type="float" office:value="209.02" calcext:value-type="float">
            <text:p>209.02</text:p>
          </table:table-cell>
          <table:table-cell table:formula="of:=MIN([.D265:.D273])" office:value-type="float" office:value="206.76" calcext:value-type="float">
            <text:p>206.76</text:p>
          </table:table-cell>
          <table:table-cell table:formula="of:=([.G273]+[.H273])/2" office:value-type="float" office:value="207.89" calcext:value-type="float">
            <text:p>207.89</text:p>
          </table:table-cell>
          <table:table-cell table:formula="of:=MAX([.C248:.C273])" office:value-type="float" office:value="212.02" calcext:value-type="float">
            <text:p>212.02</text:p>
          </table:table-cell>
          <table:table-cell table:formula="of:=MIN([.D248:.D273])" office:value-type="float" office:value="206.76" calcext:value-type="float">
            <text:p>206.76</text:p>
          </table:table-cell>
          <table:table-cell table:formula="of:=([.J273]+[.K273])/2" office:value-type="float" office:value="209.39" calcext:value-type="float">
            <text:p>209.39</text:p>
          </table:table-cell>
          <table:table-cell table:formula="of:=([.I247]+[.L247])/2" office:value-type="float" office:value="209.3325" calcext:value-type="float">
            <text:p>209.3325</text:p>
          </table:table-cell>
          <table:table-cell table:formula="of:=MAX([.C222:.C273])" office:value-type="float" office:value="212.02" calcext:value-type="float">
            <text:p>212.02</text:p>
          </table:table-cell>
          <table:table-cell table:formula="of:=MIN([.D222:.D273])" office:value-type="float" office:value="206.76" calcext:value-type="float">
            <text:p>206.76</text:p>
          </table:table-cell>
          <table:table-cell table:formula="of:=([.O247]+[.N247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7/05/15 13:00:00 +08:00</text:p>
          </table:table-cell>
          <table:table-cell office:value-type="float" office:value="208.71" calcext:value-type="float">
            <text:p>208.71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8.68" calcext:value-type="float">
            <text:p>208.68</text:p>
          </table:table-cell>
          <table:table-cell office:value-type="float" office:value="209.21" calcext:value-type="float">
            <text:p>209.21</text:p>
          </table:table-cell>
          <table:table-cell office:value-type="float" office:value="208.07" calcext:value-type="float">
            <text:p>208.07</text:p>
          </table:table-cell>
          <table:table-cell table:formula="of:=MAX([.C266:.C274])" office:value-type="float" office:value="209.38" calcext:value-type="float">
            <text:p>209.38</text:p>
          </table:table-cell>
          <table:table-cell table:formula="of:=MIN([.D266:.D274])" office:value-type="float" office:value="206.76" calcext:value-type="float">
            <text:p>206.76</text:p>
          </table:table-cell>
          <table:table-cell table:formula="of:=([.G274]+[.H274])/2" office:value-type="float" office:value="208.07" calcext:value-type="float">
            <text:p>208.07</text:p>
          </table:table-cell>
          <table:table-cell table:formula="of:=MAX([.C249:.C274])" office:value-type="float" office:value="212.02" calcext:value-type="float">
            <text:p>212.02</text:p>
          </table:table-cell>
          <table:table-cell table:formula="of:=MIN([.D249:.D274])" office:value-type="float" office:value="206.76" calcext:value-type="float">
            <text:p>206.76</text:p>
          </table:table-cell>
          <table:table-cell table:formula="of:=([.J274]+[.K274])/2" office:value-type="float" office:value="209.39" calcext:value-type="float">
            <text:p>209.39</text:p>
          </table:table-cell>
          <table:table-cell table:formula="of:=([.I248]+[.L248])/2" office:value-type="float" office:value="209.365" calcext:value-type="float">
            <text:p>209.365</text:p>
          </table:table-cell>
          <table:table-cell table:formula="of:=MAX([.C223:.C274])" office:value-type="float" office:value="212.02" calcext:value-type="float">
            <text:p>212.02</text:p>
          </table:table-cell>
          <table:table-cell table:formula="of:=MIN([.D223:.D274])" office:value-type="float" office:value="206.76" calcext:value-type="float">
            <text:p>206.76</text:p>
          </table:table-cell>
          <table:table-cell table:formula="of:=([.O248]+[.N248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7/05/15 14:00:00 +08:00</text:p>
          </table:table-cell>
          <table:table-cell office:value-type="float" office:value="209.21" calcext:value-type="float">
            <text:p>209.21</text:p>
          </table:table-cell>
          <table:table-cell office:value-type="float" office:value="209.36" calcext:value-type="float">
            <text:p>209.36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8.95" calcext:value-type="float">
            <text:p>208.95</text:p>
          </table:table-cell>
          <table:table-cell office:value-type="float" office:value="208.07" calcext:value-type="float">
            <text:p>208.07</text:p>
          </table:table-cell>
          <table:table-cell table:formula="of:=MAX([.C267:.C275])" office:value-type="float" office:value="209.38" calcext:value-type="float">
            <text:p>209.38</text:p>
          </table:table-cell>
          <table:table-cell table:formula="of:=MIN([.D267:.D275])" office:value-type="float" office:value="206.76" calcext:value-type="float">
            <text:p>206.76</text:p>
          </table:table-cell>
          <table:table-cell table:formula="of:=([.G275]+[.H275])/2" office:value-type="float" office:value="208.07" calcext:value-type="float">
            <text:p>208.07</text:p>
          </table:table-cell>
          <table:table-cell table:formula="of:=MAX([.C250:.C275])" office:value-type="float" office:value="212.02" calcext:value-type="float">
            <text:p>212.02</text:p>
          </table:table-cell>
          <table:table-cell table:formula="of:=MIN([.D250:.D275])" office:value-type="float" office:value="206.76" calcext:value-type="float">
            <text:p>206.76</text:p>
          </table:table-cell>
          <table:table-cell table:formula="of:=([.J275]+[.K275])/2" office:value-type="float" office:value="209.39" calcext:value-type="float">
            <text:p>209.39</text:p>
          </table:table-cell>
          <table:table-cell table:formula="of:=([.I249]+[.L249])/2" office:value-type="float" office:value="209.3775" calcext:value-type="float">
            <text:p>209.3775</text:p>
          </table:table-cell>
          <table:table-cell table:formula="of:=MAX([.C224:.C275])" office:value-type="float" office:value="212.02" calcext:value-type="float">
            <text:p>212.02</text:p>
          </table:table-cell>
          <table:table-cell table:formula="of:=MIN([.D224:.D275])" office:value-type="float" office:value="206.76" calcext:value-type="float">
            <text:p>206.76</text:p>
          </table:table-cell>
          <table:table-cell table:formula="of:=([.O249]+[.N249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7/05/15 15:00:00 +08:00</text:p>
          </table:table-cell>
          <table:table-cell office:value-type="float" office:value="208.95" calcext:value-type="float">
            <text:p>208.95</text:p>
          </table:table-cell>
          <table:table-cell office:value-type="float" office:value="209.25" calcext:value-type="float">
            <text:p>209.25</text:p>
          </table:table-cell>
          <table:table-cell office:value-type="float" office:value="208.95" calcext:value-type="float">
            <text:p>208.95</text:p>
          </table:table-cell>
          <table:table-cell office:value-type="float" office:value="209.1" calcext:value-type="float">
            <text:p>209.1</text:p>
          </table:table-cell>
          <table:table-cell office:value-type="float" office:value="208.07" calcext:value-type="float">
            <text:p>208.07</text:p>
          </table:table-cell>
          <table:table-cell table:formula="of:=MAX([.C268:.C276])" office:value-type="float" office:value="209.38" calcext:value-type="float">
            <text:p>209.38</text:p>
          </table:table-cell>
          <table:table-cell table:formula="of:=MIN([.D268:.D276])" office:value-type="float" office:value="206.76" calcext:value-type="float">
            <text:p>206.76</text:p>
          </table:table-cell>
          <table:table-cell table:formula="of:=([.G276]+[.H276])/2" office:value-type="float" office:value="208.07" calcext:value-type="float">
            <text:p>208.07</text:p>
          </table:table-cell>
          <table:table-cell table:formula="of:=MAX([.C251:.C276])" office:value-type="float" office:value="212.02" calcext:value-type="float">
            <text:p>212.02</text:p>
          </table:table-cell>
          <table:table-cell table:formula="of:=MIN([.D251:.D276])" office:value-type="float" office:value="206.76" calcext:value-type="float">
            <text:p>206.76</text:p>
          </table:table-cell>
          <table:table-cell table:formula="of:=([.J276]+[.K276])/2" office:value-type="float" office:value="209.39" calcext:value-type="float">
            <text:p>209.39</text:p>
          </table:table-cell>
          <table:table-cell table:formula="of:=([.I250]+[.L250])/2" office:value-type="float" office:value="209.8" calcext:value-type="float">
            <text:p>209.8</text:p>
          </table:table-cell>
          <table:table-cell table:formula="of:=MAX([.C225:.C276])" office:value-type="float" office:value="212.02" calcext:value-type="float">
            <text:p>212.02</text:p>
          </table:table-cell>
          <table:table-cell table:formula="of:=MIN([.D225:.D276])" office:value-type="float" office:value="206.76" calcext:value-type="float">
            <text:p>206.76</text:p>
          </table:table-cell>
          <table:table-cell table:formula="of:=([.O250]+[.N250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7/05/15 16:00:00 +08:00</text:p>
          </table:table-cell>
          <table:table-cell office:value-type="float" office:value="209.1" calcext:value-type="float">
            <text:p>209.1</text:p>
          </table:table-cell>
          <table:table-cell office:value-type="float" office:value="209.21" calcext:value-type="float">
            <text:p>209.21</text:p>
          </table:table-cell>
          <table:table-cell office:value-type="float" office:value="208.62" calcext:value-type="float">
            <text:p>208.62</text:p>
          </table:table-cell>
          <table:table-cell office:value-type="float" office:value="208.87" calcext:value-type="float">
            <text:p>208.87</text:p>
          </table:table-cell>
          <table:table-cell office:value-type="float" office:value="208.07" calcext:value-type="float">
            <text:p>208.07</text:p>
          </table:table-cell>
          <table:table-cell table:formula="of:=MAX([.C269:.C277])" office:value-type="float" office:value="209.38" calcext:value-type="float">
            <text:p>209.38</text:p>
          </table:table-cell>
          <table:table-cell table:formula="of:=MIN([.D269:.D277])" office:value-type="float" office:value="206.76" calcext:value-type="float">
            <text:p>206.76</text:p>
          </table:table-cell>
          <table:table-cell table:formula="of:=([.G277]+[.H277])/2" office:value-type="float" office:value="208.07" calcext:value-type="float">
            <text:p>208.07</text:p>
          </table:table-cell>
          <table:table-cell table:formula="of:=MAX([.C252:.C277])" office:value-type="float" office:value="211.75" calcext:value-type="float">
            <text:p>211.75</text:p>
          </table:table-cell>
          <table:table-cell table:formula="of:=MIN([.D252:.D277])" office:value-type="float" office:value="206.76" calcext:value-type="float">
            <text:p>206.76</text:p>
          </table:table-cell>
          <table:table-cell table:formula="of:=([.J277]+[.K277])/2" office:value-type="float" office:value="209.255" calcext:value-type="float">
            <text:p>209.255</text:p>
          </table:table-cell>
          <table:table-cell table:formula="of:=([.I251]+[.L251])/2" office:value-type="float" office:value="210.235" calcext:value-type="float">
            <text:p>210.235</text:p>
          </table:table-cell>
          <table:table-cell table:formula="of:=MAX([.C226:.C277])" office:value-type="float" office:value="212.02" calcext:value-type="float">
            <text:p>212.02</text:p>
          </table:table-cell>
          <table:table-cell table:formula="of:=MIN([.D226:.D277])" office:value-type="float" office:value="206.76" calcext:value-type="float">
            <text:p>206.76</text:p>
          </table:table-cell>
          <table:table-cell table:formula="of:=([.O251]+[.N251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8/05/15 10:00:00 +08:00</text:p>
          </table:table-cell>
          <table:table-cell office:value-type="float" office:value="210.84" calcext:value-type="float">
            <text:p>210.84</text:p>
          </table:table-cell>
          <table:table-cell office:value-type="float" office:value="211.43" calcext:value-type="float">
            <text:p>211.43</text:p>
          </table:table-cell>
          <table:table-cell office:value-type="float" office:value="210.78" calcext:value-type="float">
            <text:p>210.78</text:p>
          </table:table-cell>
          <table:table-cell office:value-type="float" office:value="211.29" calcext:value-type="float">
            <text:p>211.29</text:p>
          </table:table-cell>
          <table:table-cell office:value-type="float" office:value="209.16" calcext:value-type="float">
            <text:p>209.16</text:p>
          </table:table-cell>
          <table:table-cell table:formula="of:=MAX([.C270:.C278])" office:value-type="float" office:value="211.43" calcext:value-type="float">
            <text:p>211.43</text:p>
          </table:table-cell>
          <table:table-cell table:formula="of:=MIN([.D270:.D278])" office:value-type="float" office:value="206.89" calcext:value-type="float">
            <text:p>206.89</text:p>
          </table:table-cell>
          <table:table-cell table:formula="of:=([.G278]+[.H278])/2" office:value-type="float" office:value="209.16" calcext:value-type="float">
            <text:p>209.16</text:p>
          </table:table-cell>
          <table:table-cell table:formula="of:=MAX([.C253:.C278])" office:value-type="float" office:value="211.75" calcext:value-type="float">
            <text:p>211.75</text:p>
          </table:table-cell>
          <table:table-cell table:formula="of:=MIN([.D253:.D278])" office:value-type="float" office:value="206.76" calcext:value-type="float">
            <text:p>206.76</text:p>
          </table:table-cell>
          <table:table-cell table:formula="of:=([.J278]+[.K278])/2" office:value-type="float" office:value="209.255" calcext:value-type="float">
            <text:p>209.255</text:p>
          </table:table-cell>
          <table:table-cell table:formula="of:=([.I252]+[.L252])/2" office:value-type="float" office:value="210.235" calcext:value-type="float">
            <text:p>210.235</text:p>
          </table:table-cell>
          <table:table-cell table:formula="of:=MAX([.C227:.C278])" office:value-type="float" office:value="212.02" calcext:value-type="float">
            <text:p>212.02</text:p>
          </table:table-cell>
          <table:table-cell table:formula="of:=MIN([.D227:.D278])" office:value-type="float" office:value="206.76" calcext:value-type="float">
            <text:p>206.76</text:p>
          </table:table-cell>
          <table:table-cell table:formula="of:=([.O252]+[.N252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8/05/15 11:00:00 +08:00</text:p>
          </table:table-cell>
          <table:table-cell office:value-type="float" office:value="211.29" calcext:value-type="float">
            <text:p>211.29</text:p>
          </table:table-cell>
          <table:table-cell office:value-type="float" office:value="211.58" calcext:value-type="float">
            <text:p>211.58</text:p>
          </table:table-cell>
          <table:table-cell office:value-type="float" office:value="211.23" calcext:value-type="float">
            <text:p>211.23</text:p>
          </table:table-cell>
          <table:table-cell office:value-type="float" office:value="211.42" calcext:value-type="float">
            <text:p>211.42</text:p>
          </table:table-cell>
          <table:table-cell office:value-type="float" office:value="209.255" calcext:value-type="float">
            <text:p>209.255</text:p>
          </table:table-cell>
          <table:table-cell table:formula="of:=MAX([.C271:.C279])" office:value-type="float" office:value="211.58" calcext:value-type="float">
            <text:p>211.58</text:p>
          </table:table-cell>
          <table:table-cell table:formula="of:=MIN([.D271:.D279])" office:value-type="float" office:value="207.52" calcext:value-type="float">
            <text:p>207.52</text:p>
          </table:table-cell>
          <table:table-cell table:formula="of:=([.G279]+[.H279])/2" office:value-type="float" office:value="209.55" calcext:value-type="float">
            <text:p>209.55</text:p>
          </table:table-cell>
          <table:table-cell table:formula="of:=MAX([.C254:.C279])" office:value-type="float" office:value="211.75" calcext:value-type="float">
            <text:p>211.75</text:p>
          </table:table-cell>
          <table:table-cell table:formula="of:=MIN([.D254:.D279])" office:value-type="float" office:value="206.76" calcext:value-type="float">
            <text:p>206.76</text:p>
          </table:table-cell>
          <table:table-cell table:formula="of:=([.J279]+[.K279])/2" office:value-type="float" office:value="209.255" calcext:value-type="float">
            <text:p>209.255</text:p>
          </table:table-cell>
          <table:table-cell table:formula="of:=([.I253]+[.L253])/2" office:value-type="float" office:value="210.235" calcext:value-type="float">
            <text:p>210.235</text:p>
          </table:table-cell>
          <table:table-cell table:formula="of:=MAX([.C228:.C279])" office:value-type="float" office:value="212.02" calcext:value-type="float">
            <text:p>212.02</text:p>
          </table:table-cell>
          <table:table-cell table:formula="of:=MIN([.D228:.D279])" office:value-type="float" office:value="206.76" calcext:value-type="float">
            <text:p>206.76</text:p>
          </table:table-cell>
          <table:table-cell table:formula="of:=([.O253]+[.N253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8/05/15 12:00:00 +08:00</text:p>
          </table:table-cell>
          <table:table-cell office:value-type="float" office:value="211.42" calcext:value-type="float">
            <text:p>211.42</text:p>
          </table:table-cell>
          <table:table-cell office:value-type="float" office:value="211.86" calcext:value-type="float">
            <text:p>211.86</text:p>
          </table:table-cell>
          <table:table-cell office:value-type="float" office:value="211.41" calcext:value-type="float">
            <text:p>211.41</text:p>
          </table:table-cell>
          <table:table-cell office:value-type="float" office:value="211.74" calcext:value-type="float">
            <text:p>211.74</text:p>
          </table:table-cell>
          <table:table-cell office:value-type="float" office:value="209.31" calcext:value-type="float">
            <text:p>209.31</text:p>
          </table:table-cell>
          <table:table-cell table:formula="of:=MAX([.C272:.C280])" office:value-type="float" office:value="211.86" calcext:value-type="float">
            <text:p>211.86</text:p>
          </table:table-cell>
          <table:table-cell table:formula="of:=MIN([.D272:.D280])" office:value-type="float" office:value="207.52" calcext:value-type="float">
            <text:p>207.52</text:p>
          </table:table-cell>
          <table:table-cell table:formula="of:=([.G280]+[.H280])/2" office:value-type="float" office:value="209.69" calcext:value-type="float">
            <text:p>209.69</text:p>
          </table:table-cell>
          <table:table-cell table:formula="of:=MAX([.C255:.C280])" office:value-type="float" office:value="211.86" calcext:value-type="float">
            <text:p>211.86</text:p>
          </table:table-cell>
          <table:table-cell table:formula="of:=MIN([.D255:.D280])" office:value-type="float" office:value="206.76" calcext:value-type="float">
            <text:p>206.76</text:p>
          </table:table-cell>
          <table:table-cell table:formula="of:=([.J280]+[.K280])/2" office:value-type="float" office:value="209.31" calcext:value-type="float">
            <text:p>209.31</text:p>
          </table:table-cell>
          <table:table-cell table:formula="of:=([.I254]+[.L254])/2" office:value-type="float" office:value="210.25" calcext:value-type="float">
            <text:p>210.25</text:p>
          </table:table-cell>
          <table:table-cell table:formula="of:=MAX([.C229:.C280])" office:value-type="float" office:value="212.02" calcext:value-type="float">
            <text:p>212.02</text:p>
          </table:table-cell>
          <table:table-cell table:formula="of:=MIN([.D229:.D280])" office:value-type="float" office:value="206.76" calcext:value-type="float">
            <text:p>206.76</text:p>
          </table:table-cell>
          <table:table-cell table:formula="of:=([.O254]+[.N254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8/05/15 13:00:00 +08:00</text:p>
          </table:table-cell>
          <table:table-cell office:value-type="float" office:value="211.74" calcext:value-type="float">
            <text:p>211.74</text:p>
          </table:table-cell>
          <table:table-cell office:value-type="float" office:value="211.82" calcext:value-type="float">
            <text:p>211.82</text:p>
          </table:table-cell>
          <table:table-cell office:value-type="float" office:value="211.52" calcext:value-type="float">
            <text:p>211.52</text:p>
          </table:table-cell>
          <table:table-cell office:value-type="float" office:value="211.61" calcext:value-type="float">
            <text:p>211.61</text:p>
          </table:table-cell>
          <table:table-cell office:value-type="float" office:value="209.31" calcext:value-type="float">
            <text:p>209.31</text:p>
          </table:table-cell>
          <table:table-cell table:formula="of:=MAX([.C273:.C281])" office:value-type="float" office:value="211.86" calcext:value-type="float">
            <text:p>211.86</text:p>
          </table:table-cell>
          <table:table-cell table:formula="of:=MIN([.D273:.D281])" office:value-type="float" office:value="208.31" calcext:value-type="float">
            <text:p>208.31</text:p>
          </table:table-cell>
          <table:table-cell table:formula="of:=([.G281]+[.H281])/2" office:value-type="float" office:value="210.085" calcext:value-type="float">
            <text:p>210.085</text:p>
          </table:table-cell>
          <table:table-cell table:formula="of:=MAX([.C256:.C281])" office:value-type="float" office:value="211.86" calcext:value-type="float">
            <text:p>211.86</text:p>
          </table:table-cell>
          <table:table-cell table:formula="of:=MIN([.D256:.D281])" office:value-type="float" office:value="206.76" calcext:value-type="float">
            <text:p>206.76</text:p>
          </table:table-cell>
          <table:table-cell table:formula="of:=([.J281]+[.K281])/2" office:value-type="float" office:value="209.31" calcext:value-type="float">
            <text:p>209.31</text:p>
          </table:table-cell>
          <table:table-cell table:formula="of:=([.I255]+[.L255])/2" office:value-type="float" office:value="210.36" calcext:value-type="float">
            <text:p>210.36</text:p>
          </table:table-cell>
          <table:table-cell table:formula="of:=MAX([.C230:.C281])" office:value-type="float" office:value="212.02" calcext:value-type="float">
            <text:p>212.02</text:p>
          </table:table-cell>
          <table:table-cell table:formula="of:=MIN([.D230:.D281])" office:value-type="float" office:value="206.76" calcext:value-type="float">
            <text:p>206.76</text:p>
          </table:table-cell>
          <table:table-cell table:formula="of:=([.O255]+[.N255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8/05/15 14:00:00 +08:00</text:p>
          </table:table-cell>
          <table:table-cell office:value-type="float" office:value="211.6" calcext:value-type="float">
            <text:p>211.6</text:p>
          </table:table-cell>
          <table:table-cell office:value-type="float" office:value="211.77" calcext:value-type="float">
            <text:p>211.77</text:p>
          </table:table-cell>
          <table:table-cell office:value-type="float" office:value="211.4" calcext:value-type="float">
            <text:p>211.4</text:p>
          </table:table-cell>
          <table:table-cell office:value-type="float" office:value="211.42" calcext:value-type="float">
            <text:p>211.42</text:p>
          </table:table-cell>
          <table:table-cell office:value-type="float" office:value="209.31" calcext:value-type="float">
            <text:p>209.31</text:p>
          </table:table-cell>
          <table:table-cell table:formula="of:=MAX([.C274:.C282])" office:value-type="float" office:value="211.86" calcext:value-type="float">
            <text:p>211.86</text:p>
          </table:table-cell>
          <table:table-cell table:formula="of:=MIN([.D274:.D282])" office:value-type="float" office:value="208.62" calcext:value-type="float">
            <text:p>208.62</text:p>
          </table:table-cell>
          <table:table-cell table:formula="of:=([.G282]+[.H282])/2" office:value-type="float" office:value="210.24" calcext:value-type="float">
            <text:p>210.24</text:p>
          </table:table-cell>
          <table:table-cell table:formula="of:=MAX([.C257:.C282])" office:value-type="float" office:value="211.86" calcext:value-type="float">
            <text:p>211.86</text:p>
          </table:table-cell>
          <table:table-cell table:formula="of:=MIN([.D257:.D282])" office:value-type="float" office:value="206.76" calcext:value-type="float">
            <text:p>206.76</text:p>
          </table:table-cell>
          <table:table-cell table:formula="of:=([.J282]+[.K282])/2" office:value-type="float" office:value="209.31" calcext:value-type="float">
            <text:p>209.31</text:p>
          </table:table-cell>
          <table:table-cell table:formula="of:=([.I256]+[.L256])/2" office:value-type="float" office:value="210.4675" calcext:value-type="float">
            <text:p>210.4675</text:p>
          </table:table-cell>
          <table:table-cell table:formula="of:=MAX([.C231:.C282])" office:value-type="float" office:value="212.02" calcext:value-type="float">
            <text:p>212.02</text:p>
          </table:table-cell>
          <table:table-cell table:formula="of:=MIN([.D231:.D282])" office:value-type="float" office:value="206.76" calcext:value-type="float">
            <text:p>206.76</text:p>
          </table:table-cell>
          <table:table-cell table:formula="of:=([.O256]+[.N256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8/05/15 15:00:00 +08:00</text:p>
          </table:table-cell>
          <table:table-cell office:value-type="float" office:value="211.43" calcext:value-type="float">
            <text:p>211.43</text:p>
          </table:table-cell>
          <table:table-cell office:value-type="float" office:value="211.58" calcext:value-type="float">
            <text:p>211.58</text:p>
          </table:table-cell>
          <table:table-cell office:value-type="float" office:value="211.3" calcext:value-type="float">
            <text:p>211.3</text:p>
          </table:table-cell>
          <table:table-cell office:value-type="float" office:value="211.57" calcext:value-type="float">
            <text:p>211.57</text:p>
          </table:table-cell>
          <table:table-cell office:value-type="float" office:value="209.31" calcext:value-type="float">
            <text:p>209.31</text:p>
          </table:table-cell>
          <table:table-cell table:formula="of:=MAX([.C275:.C283])" office:value-type="float" office:value="211.86" calcext:value-type="float">
            <text:p>211.86</text:p>
          </table:table-cell>
          <table:table-cell table:formula="of:=MIN([.D275:.D283])" office:value-type="float" office:value="208.62" calcext:value-type="float">
            <text:p>208.62</text:p>
          </table:table-cell>
          <table:table-cell table:formula="of:=([.G283]+[.H283])/2" office:value-type="float" office:value="210.24" calcext:value-type="float">
            <text:p>210.24</text:p>
          </table:table-cell>
          <table:table-cell table:formula="of:=MAX([.C258:.C283])" office:value-type="float" office:value="211.86" calcext:value-type="float">
            <text:p>211.86</text:p>
          </table:table-cell>
          <table:table-cell table:formula="of:=MIN([.D258:.D283])" office:value-type="float" office:value="206.76" calcext:value-type="float">
            <text:p>206.76</text:p>
          </table:table-cell>
          <table:table-cell table:formula="of:=([.J283]+[.K283])/2" office:value-type="float" office:value="209.31" calcext:value-type="float">
            <text:p>209.31</text:p>
          </table:table-cell>
          <table:table-cell table:formula="of:=([.I257]+[.L257])/2" office:value-type="float" office:value="210.4675" calcext:value-type="float">
            <text:p>210.4675</text:p>
          </table:table-cell>
          <table:table-cell table:formula="of:=MAX([.C232:.C283])" office:value-type="float" office:value="212.02" calcext:value-type="float">
            <text:p>212.02</text:p>
          </table:table-cell>
          <table:table-cell table:formula="of:=MIN([.D232:.D283])" office:value-type="float" office:value="206.76" calcext:value-type="float">
            <text:p>206.76</text:p>
          </table:table-cell>
          <table:table-cell table:formula="of:=([.O257]+[.N257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8/05/15 16:00:00 +08:00</text:p>
          </table:table-cell>
          <table:table-cell office:value-type="float" office:value="211.57" calcext:value-type="float">
            <text:p>211.57</text:p>
          </table:table-cell>
          <table:table-cell office:value-type="float" office:value="211.76" calcext:value-type="float">
            <text:p>211.76</text:p>
          </table:table-cell>
          <table:table-cell office:value-type="float" office:value="211.45" calcext:value-type="float">
            <text:p>211.45</text:p>
          </table:table-cell>
          <table:table-cell office:value-type="float" office:value="211.65" calcext:value-type="float">
            <text:p>211.65</text:p>
          </table:table-cell>
          <table:table-cell office:value-type="float" office:value="209.31" calcext:value-type="float">
            <text:p>209.31</text:p>
          </table:table-cell>
          <table:table-cell table:formula="of:=MAX([.C276:.C284])" office:value-type="float" office:value="211.86" calcext:value-type="float">
            <text:p>211.86</text:p>
          </table:table-cell>
          <table:table-cell table:formula="of:=MIN([.D276:.D284])" office:value-type="float" office:value="208.62" calcext:value-type="float">
            <text:p>208.62</text:p>
          </table:table-cell>
          <table:table-cell table:formula="of:=([.G284]+[.H284])/2" office:value-type="float" office:value="210.24" calcext:value-type="float">
            <text:p>210.24</text:p>
          </table:table-cell>
          <table:table-cell table:formula="of:=MAX([.C259:.C284])" office:value-type="float" office:value="211.86" calcext:value-type="float">
            <text:p>211.86</text:p>
          </table:table-cell>
          <table:table-cell table:formula="of:=MIN([.D259:.D284])" office:value-type="float" office:value="206.76" calcext:value-type="float">
            <text:p>206.76</text:p>
          </table:table-cell>
          <table:table-cell table:formula="of:=([.J284]+[.K284])/2" office:value-type="float" office:value="209.31" calcext:value-type="float">
            <text:p>209.31</text:p>
          </table:table-cell>
          <table:table-cell table:formula="of:=([.I258]+[.L258])/2" office:value-type="float" office:value="210.4825" calcext:value-type="float">
            <text:p>210.4825</text:p>
          </table:table-cell>
          <table:table-cell table:formula="of:=MAX([.C233:.C284])" office:value-type="float" office:value="212.02" calcext:value-type="float">
            <text:p>212.02</text:p>
          </table:table-cell>
          <table:table-cell table:formula="of:=MIN([.D233:.D284])" office:value-type="float" office:value="206.76" calcext:value-type="float">
            <text:p>206.76</text:p>
          </table:table-cell>
          <table:table-cell table:formula="of:=([.O258]+[.N258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1/05/15 10:00:00 +08:00</text:p>
          </table:table-cell>
          <table:table-cell office:value-type="float" office:value="211.54" calcext:value-type="float">
            <text:p>211.54</text:p>
          </table:table-cell>
          <table:table-cell office:value-type="float" office:value="211.85" calcext:value-type="float">
            <text:p>211.8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1.66" calcext:value-type="float">
            <text:p>211.66</text:p>
          </table:table-cell>
          <table:table-cell office:value-type="float" office:value="209.31" calcext:value-type="float">
            <text:p>209.31</text:p>
          </table:table-cell>
          <table:table-cell table:formula="of:=MAX([.C277:.C285])" office:value-type="float" office:value="211.86" calcext:value-type="float">
            <text:p>211.86</text:p>
          </table:table-cell>
          <table:table-cell table:formula="of:=MIN([.D277:.D285])" office:value-type="float" office:value="208.62" calcext:value-type="float">
            <text:p>208.62</text:p>
          </table:table-cell>
          <table:table-cell table:formula="of:=([.G285]+[.H285])/2" office:value-type="float" office:value="210.24" calcext:value-type="float">
            <text:p>210.24</text:p>
          </table:table-cell>
          <table:table-cell table:formula="of:=MAX([.C260:.C285])" office:value-type="float" office:value="211.86" calcext:value-type="float">
            <text:p>211.86</text:p>
          </table:table-cell>
          <table:table-cell table:formula="of:=MIN([.D260:.D285])" office:value-type="float" office:value="206.76" calcext:value-type="float">
            <text:p>206.76</text:p>
          </table:table-cell>
          <table:table-cell table:formula="of:=([.J285]+[.K285])/2" office:value-type="float" office:value="209.31" calcext:value-type="float">
            <text:p>209.31</text:p>
          </table:table-cell>
          <table:table-cell table:formula="of:=([.I259]+[.L259])/2" office:value-type="float" office:value="210.29" calcext:value-type="float">
            <text:p>210.29</text:p>
          </table:table-cell>
          <table:table-cell table:formula="of:=MAX([.C234:.C285])" office:value-type="float" office:value="212.02" calcext:value-type="float">
            <text:p>212.02</text:p>
          </table:table-cell>
          <table:table-cell table:formula="of:=MIN([.D234:.D285])" office:value-type="float" office:value="206.76" calcext:value-type="float">
            <text:p>206.76</text:p>
          </table:table-cell>
          <table:table-cell table:formula="of:=([.O259]+[.N259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1/05/15 11:00:00 +08:00</text:p>
          </table:table-cell>
          <table:table-cell office:value-type="float" office:value="211.66" calcext:value-type="float">
            <text:p>211.66</text:p>
          </table:table-cell>
          <table:table-cell office:value-type="float" office:value="211.89" calcext:value-type="float">
            <text:p>211.89</text:p>
          </table:table-cell>
          <table:table-cell office:value-type="float" office:value="211.11" calcext:value-type="float">
            <text:p>211.11</text:p>
          </table:table-cell>
          <table:table-cell office:value-type="float" office:value="211.53" calcext:value-type="float">
            <text:p>211.53</text:p>
          </table:table-cell>
          <table:table-cell office:value-type="float" office:value="209.325" calcext:value-type="float">
            <text:p>209.325</text:p>
          </table:table-cell>
          <table:table-cell table:formula="of:=MAX([.C278:.C286])" office:value-type="float" office:value="211.89" calcext:value-type="float">
            <text:p>211.89</text:p>
          </table:table-cell>
          <table:table-cell table:formula="of:=MIN([.D278:.D286])" office:value-type="float" office:value="210.78" calcext:value-type="float">
            <text:p>210.78</text:p>
          </table:table-cell>
          <table:table-cell table:formula="of:=([.G286]+[.H286])/2" office:value-type="float" office:value="211.335" calcext:value-type="float">
            <text:p>211.335</text:p>
          </table:table-cell>
          <table:table-cell table:formula="of:=MAX([.C261:.C286])" office:value-type="float" office:value="211.89" calcext:value-type="float">
            <text:p>211.89</text:p>
          </table:table-cell>
          <table:table-cell table:formula="of:=MIN([.D261:.D286])" office:value-type="float" office:value="206.76" calcext:value-type="float">
            <text:p>206.76</text:p>
          </table:table-cell>
          <table:table-cell table:formula="of:=([.J286]+[.K286])/2" office:value-type="float" office:value="209.325" calcext:value-type="float">
            <text:p>209.325</text:p>
          </table:table-cell>
          <table:table-cell table:formula="of:=([.I260]+[.L260])/2" office:value-type="float" office:value="210.2225" calcext:value-type="float">
            <text:p>210.2225</text:p>
          </table:table-cell>
          <table:table-cell table:formula="of:=MAX([.C235:.C286])" office:value-type="float" office:value="212.02" calcext:value-type="float">
            <text:p>212.02</text:p>
          </table:table-cell>
          <table:table-cell table:formula="of:=MIN([.D235:.D286])" office:value-type="float" office:value="206.76" calcext:value-type="float">
            <text:p>206.76</text:p>
          </table:table-cell>
          <table:table-cell table:formula="of:=([.O260]+[.N260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1/05/15 12:00:00 +08:00</text:p>
          </table:table-cell>
          <table:table-cell office:value-type="float" office:value="211.53" calcext:value-type="float">
            <text:p>211.53</text:p>
          </table:table-cell>
          <table:table-cell office:value-type="float" office:value="211.68" calcext:value-type="float">
            <text:p>211.68</text:p>
          </table:table-cell>
          <table:table-cell office:value-type="float" office:value="211.25" calcext:value-type="float">
            <text:p>211.25</text:p>
          </table:table-cell>
          <table:table-cell office:value-type="float" office:value="211.54" calcext:value-type="float">
            <text:p>211.54</text:p>
          </table:table-cell>
          <table:table-cell office:value-type="float" office:value="209.325" calcext:value-type="float">
            <text:p>209.325</text:p>
          </table:table-cell>
          <table:table-cell table:formula="of:=MAX([.C279:.C287])" office:value-type="float" office:value="211.89" calcext:value-type="float">
            <text:p>211.89</text:p>
          </table:table-cell>
          <table:table-cell table:formula="of:=MIN([.D279:.D287])" office:value-type="float" office:value="211.11" calcext:value-type="float">
            <text:p>211.11</text:p>
          </table:table-cell>
          <table:table-cell table:formula="of:=([.G287]+[.H287])/2" office:value-type="float" office:value="211.5" calcext:value-type="float">
            <text:p>211.5</text:p>
          </table:table-cell>
          <table:table-cell table:formula="of:=MAX([.C262:.C287])" office:value-type="float" office:value="211.89" calcext:value-type="float">
            <text:p>211.89</text:p>
          </table:table-cell>
          <table:table-cell table:formula="of:=MIN([.D262:.D287])" office:value-type="float" office:value="206.76" calcext:value-type="float">
            <text:p>206.76</text:p>
          </table:table-cell>
          <table:table-cell table:formula="of:=([.J287]+[.K287])/2" office:value-type="float" office:value="209.325" calcext:value-type="float">
            <text:p>209.325</text:p>
          </table:table-cell>
          <table:table-cell table:formula="of:=([.I261]+[.L261])/2" office:value-type="float" office:value="210.1375" calcext:value-type="float">
            <text:p>210.1375</text:p>
          </table:table-cell>
          <table:table-cell table:formula="of:=MAX([.C236:.C287])" office:value-type="float" office:value="212.02" calcext:value-type="float">
            <text:p>212.02</text:p>
          </table:table-cell>
          <table:table-cell table:formula="of:=MIN([.D236:.D287])" office:value-type="float" office:value="206.76" calcext:value-type="float">
            <text:p>206.76</text:p>
          </table:table-cell>
          <table:table-cell table:formula="of:=([.O261]+[.N261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1/05/15 13:00:00 +08:00</text:p>
          </table:table-cell>
          <table:table-cell office:value-type="float" office:value="211.54" calcext:value-type="float">
            <text:p>211.54</text:p>
          </table:table-cell>
          <table:table-cell office:value-type="float" office:value="211.58" calcext:value-type="float">
            <text:p>211.58</text:p>
          </table:table-cell>
          <table:table-cell office:value-type="float" office:value="211.03" calcext:value-type="float">
            <text:p>211.03</text:p>
          </table:table-cell>
          <table:table-cell office:value-type="float" office:value="211.18" calcext:value-type="float">
            <text:p>211.18</text:p>
          </table:table-cell>
          <table:table-cell office:value-type="float" office:value="209.325" calcext:value-type="float">
            <text:p>209.325</text:p>
          </table:table-cell>
          <table:table-cell table:formula="of:=MAX([.C280:.C288])" office:value-type="float" office:value="211.89" calcext:value-type="float">
            <text:p>211.89</text:p>
          </table:table-cell>
          <table:table-cell table:formula="of:=MIN([.D280:.D288])" office:value-type="float" office:value="211.03" calcext:value-type="float">
            <text:p>211.03</text:p>
          </table:table-cell>
          <table:table-cell table:formula="of:=([.G288]+[.H288])/2" office:value-type="float" office:value="211.46" calcext:value-type="float">
            <text:p>211.46</text:p>
          </table:table-cell>
          <table:table-cell table:formula="of:=MAX([.C263:.C288])" office:value-type="float" office:value="211.89" calcext:value-type="float">
            <text:p>211.89</text:p>
          </table:table-cell>
          <table:table-cell table:formula="of:=MIN([.D263:.D288])" office:value-type="float" office:value="206.76" calcext:value-type="float">
            <text:p>206.76</text:p>
          </table:table-cell>
          <table:table-cell table:formula="of:=([.J288]+[.K288])/2" office:value-type="float" office:value="209.325" calcext:value-type="float">
            <text:p>209.325</text:p>
          </table:table-cell>
          <table:table-cell table:formula="of:=([.I262]+[.L262])/2" office:value-type="float" office:value="210.0325" calcext:value-type="float">
            <text:p>210.0325</text:p>
          </table:table-cell>
          <table:table-cell table:formula="of:=MAX([.C237:.C288])" office:value-type="float" office:value="212.02" calcext:value-type="float">
            <text:p>212.02</text:p>
          </table:table-cell>
          <table:table-cell table:formula="of:=MIN([.D237:.D288])" office:value-type="float" office:value="206.76" calcext:value-type="float">
            <text:p>206.76</text:p>
          </table:table-cell>
          <table:table-cell table:formula="of:=([.O262]+[.N262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1/05/15 14:00:00 +08:00</text:p>
          </table:table-cell>
          <table:table-cell office:value-type="float" office:value="211.18" calcext:value-type="float">
            <text:p>211.18</text:p>
          </table:table-cell>
          <table:table-cell office:value-type="float" office:value="211.42" calcext:value-type="float">
            <text:p>211.42</text:p>
          </table:table-cell>
          <table:table-cell table:number-columns-repeated="2" office:value-type="float" office:value="211.13" calcext:value-type="float">
            <text:p>211.13</text:p>
          </table:table-cell>
          <table:table-cell office:value-type="float" office:value="209.325" calcext:value-type="float">
            <text:p>209.325</text:p>
          </table:table-cell>
          <table:table-cell table:formula="of:=MAX([.C281:.C289])" office:value-type="float" office:value="211.89" calcext:value-type="float">
            <text:p>211.89</text:p>
          </table:table-cell>
          <table:table-cell table:formula="of:=MIN([.D281:.D289])" office:value-type="float" office:value="211.03" calcext:value-type="float">
            <text:p>211.03</text:p>
          </table:table-cell>
          <table:table-cell table:formula="of:=([.G289]+[.H289])/2" office:value-type="float" office:value="211.46" calcext:value-type="float">
            <text:p>211.46</text:p>
          </table:table-cell>
          <table:table-cell table:formula="of:=MAX([.C264:.C289])" office:value-type="float" office:value="211.89" calcext:value-type="float">
            <text:p>211.89</text:p>
          </table:table-cell>
          <table:table-cell table:formula="of:=MIN([.D264:.D289])" office:value-type="float" office:value="206.76" calcext:value-type="float">
            <text:p>206.76</text:p>
          </table:table-cell>
          <table:table-cell table:formula="of:=([.J289]+[.K289])/2" office:value-type="float" office:value="209.325" calcext:value-type="float">
            <text:p>209.325</text:p>
          </table:table-cell>
          <table:table-cell table:formula="of:=([.I263]+[.L263])/2" office:value-type="float" office:value="210.03" calcext:value-type="float">
            <text:p>210.03</text:p>
          </table:table-cell>
          <table:table-cell table:formula="of:=MAX([.C238:.C289])" office:value-type="float" office:value="212.02" calcext:value-type="float">
            <text:p>212.02</text:p>
          </table:table-cell>
          <table:table-cell table:formula="of:=MIN([.D238:.D289])" office:value-type="float" office:value="206.76" calcext:value-type="float">
            <text:p>206.76</text:p>
          </table:table-cell>
          <table:table-cell table:formula="of:=([.O263]+[.N263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1/05/15 15:00:00 +08:00</text:p>
          </table:table-cell>
          <table:table-cell office:value-type="float" office:value="211.13" calcext:value-type="float">
            <text:p>211.13</text:p>
          </table:table-cell>
          <table:table-cell office:value-type="float" office:value="211.25" calcext:value-type="float">
            <text:p>211.25</text:p>
          </table:table-cell>
          <table:table-cell office:value-type="float" office:value="210.68" calcext:value-type="float">
            <text:p>210.68</text:p>
          </table:table-cell>
          <table:table-cell office:value-type="float" office:value="210.72" calcext:value-type="float">
            <text:p>210.72</text:p>
          </table:table-cell>
          <table:table-cell office:value-type="float" office:value="209.325" calcext:value-type="float">
            <text:p>209.325</text:p>
          </table:table-cell>
          <table:table-cell table:formula="of:=MAX([.C282:.C290])" office:value-type="float" office:value="211.89" calcext:value-type="float">
            <text:p>211.89</text:p>
          </table:table-cell>
          <table:table-cell table:formula="of:=MIN([.D282:.D290])" office:value-type="float" office:value="210.68" calcext:value-type="float">
            <text:p>210.68</text:p>
          </table:table-cell>
          <table:table-cell table:formula="of:=([.G290]+[.H290])/2" office:value-type="float" office:value="211.285" calcext:value-type="float">
            <text:p>211.285</text:p>
          </table:table-cell>
          <table:table-cell table:formula="of:=MAX([.C265:.C290])" office:value-type="float" office:value="211.89" calcext:value-type="float">
            <text:p>211.89</text:p>
          </table:table-cell>
          <table:table-cell table:formula="of:=MIN([.D265:.D290])" office:value-type="float" office:value="206.76" calcext:value-type="float">
            <text:p>206.76</text:p>
          </table:table-cell>
          <table:table-cell table:formula="of:=([.J290]+[.K290])/2" office:value-type="float" office:value="209.325" calcext:value-type="float">
            <text:p>209.325</text:p>
          </table:table-cell>
          <table:table-cell table:formula="of:=([.I264]+[.L264])/2" office:value-type="float" office:value="209.83" calcext:value-type="float">
            <text:p>209.83</text:p>
          </table:table-cell>
          <table:table-cell table:formula="of:=MAX([.C239:.C290])" office:value-type="float" office:value="212.02" calcext:value-type="float">
            <text:p>212.02</text:p>
          </table:table-cell>
          <table:table-cell table:formula="of:=MIN([.D239:.D290])" office:value-type="float" office:value="206.76" calcext:value-type="float">
            <text:p>206.76</text:p>
          </table:table-cell>
          <table:table-cell table:formula="of:=([.O264]+[.N264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1/05/15 16:00:00 +08:00</text:p>
          </table:table-cell>
          <table:table-cell office:value-type="float" office:value="210.72" calcext:value-type="float">
            <text:p>210.72</text:p>
          </table:table-cell>
          <table:table-cell office:value-type="float" office:value="211.08" calcext:value-type="float">
            <text:p>211.08</text:p>
          </table:table-cell>
          <table:table-cell office:value-type="float" office:value="210.52" calcext:value-type="float">
            <text:p>210.52</text:p>
          </table:table-cell>
          <table:table-cell office:value-type="float" office:value="210.6" calcext:value-type="float">
            <text:p>210.6</text:p>
          </table:table-cell>
          <table:table-cell office:value-type="float" office:value="209.325" calcext:value-type="float">
            <text:p>209.325</text:p>
          </table:table-cell>
          <table:table-cell table:formula="of:=MAX([.C283:.C291])" office:value-type="float" office:value="211.89" calcext:value-type="float">
            <text:p>211.89</text:p>
          </table:table-cell>
          <table:table-cell table:formula="of:=MIN([.D283:.D291])" office:value-type="float" office:value="210.52" calcext:value-type="float">
            <text:p>210.52</text:p>
          </table:table-cell>
          <table:table-cell table:formula="of:=([.G291]+[.H291])/2" office:value-type="float" office:value="211.205" calcext:value-type="float">
            <text:p>211.205</text:p>
          </table:table-cell>
          <table:table-cell table:formula="of:=MAX([.C266:.C291])" office:value-type="float" office:value="211.89" calcext:value-type="float">
            <text:p>211.89</text:p>
          </table:table-cell>
          <table:table-cell table:formula="of:=MIN([.D266:.D291])" office:value-type="float" office:value="206.76" calcext:value-type="float">
            <text:p>206.76</text:p>
          </table:table-cell>
          <table:table-cell table:formula="of:=([.J291]+[.K291])/2" office:value-type="float" office:value="209.325" calcext:value-type="float">
            <text:p>209.325</text:p>
          </table:table-cell>
          <table:table-cell table:formula="of:=([.I265]+[.L265])/2" office:value-type="float" office:value="209.6875" calcext:value-type="float">
            <text:p>209.6875</text:p>
          </table:table-cell>
          <table:table-cell table:formula="of:=MAX([.C240:.C291])" office:value-type="float" office:value="212.02" calcext:value-type="float">
            <text:p>212.02</text:p>
          </table:table-cell>
          <table:table-cell table:formula="of:=MIN([.D240:.D291])" office:value-type="float" office:value="206.76" calcext:value-type="float">
            <text:p>206.76</text:p>
          </table:table-cell>
          <table:table-cell table:formula="of:=([.O265]+[.N265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2/05/15 10:00:00 +08:00</text:p>
          </table:table-cell>
          <table:table-cell office:value-type="float" office:value="209.59" calcext:value-type="float">
            <text:p>209.59</text:p>
          </table:table-cell>
          <table:table-cell office:value-type="float" office:value="209.63" calcext:value-type="float">
            <text:p>209.63</text:p>
          </table:table-cell>
          <table:table-cell office:value-type="float" office:value="208.62" calcext:value-type="float">
            <text:p>208.62</text:p>
          </table:table-cell>
          <table:table-cell office:value-type="float" office:value="209.05" calcext:value-type="float">
            <text:p>209.05</text:p>
          </table:table-cell>
          <table:table-cell office:value-type="float" office:value="209.325" calcext:value-type="float">
            <text:p>209.325</text:p>
          </table:table-cell>
          <table:table-cell table:formula="of:=MAX([.C284:.C292])" office:value-type="float" office:value="211.89" calcext:value-type="float">
            <text:p>211.89</text:p>
          </table:table-cell>
          <table:table-cell table:formula="of:=MIN([.D284:.D292])" office:value-type="float" office:value="208.62" calcext:value-type="float">
            <text:p>208.62</text:p>
          </table:table-cell>
          <table:table-cell table:formula="of:=([.G292]+[.H292])/2" office:value-type="float" office:value="210.255" calcext:value-type="float">
            <text:p>210.255</text:p>
          </table:table-cell>
          <table:table-cell table:formula="of:=MAX([.C267:.C292])" office:value-type="float" office:value="211.89" calcext:value-type="float">
            <text:p>211.89</text:p>
          </table:table-cell>
          <table:table-cell table:formula="of:=MIN([.D267:.D292])" office:value-type="float" office:value="206.76" calcext:value-type="float">
            <text:p>206.76</text:p>
          </table:table-cell>
          <table:table-cell table:formula="of:=([.J292]+[.K292])/2" office:value-type="float" office:value="209.325" calcext:value-type="float">
            <text:p>209.325</text:p>
          </table:table-cell>
          <table:table-cell table:formula="of:=([.I266]+[.L266])/2" office:value-type="float" office:value="209.5425" calcext:value-type="float">
            <text:p>209.5425</text:p>
          </table:table-cell>
          <table:table-cell table:formula="of:=MAX([.C241:.C292])" office:value-type="float" office:value="212.02" calcext:value-type="float">
            <text:p>212.02</text:p>
          </table:table-cell>
          <table:table-cell table:formula="of:=MIN([.D241:.D292])" office:value-type="float" office:value="206.76" calcext:value-type="float">
            <text:p>206.76</text:p>
          </table:table-cell>
          <table:table-cell table:formula="of:=([.O266]+[.N266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2/05/15 11:00:00 +08:00</text:p>
          </table:table-cell>
          <table:table-cell office:value-type="float" office:value="209.04" calcext:value-type="float">
            <text:p>209.04</text:p>
          </table:table-cell>
          <table:table-cell office:value-type="float" office:value="210.19" calcext:value-type="float">
            <text:p>210.19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9.78" calcext:value-type="float">
            <text:p>209.78</text:p>
          </table:table-cell>
          <table:table-cell office:value-type="float" office:value="209.325" calcext:value-type="float">
            <text:p>209.325</text:p>
          </table:table-cell>
          <table:table-cell table:formula="of:=MAX([.C285:.C293])" office:value-type="float" office:value="211.89" calcext:value-type="float">
            <text:p>211.89</text:p>
          </table:table-cell>
          <table:table-cell table:formula="of:=MIN([.D285:.D293])" office:value-type="float" office:value="208.62" calcext:value-type="float">
            <text:p>208.62</text:p>
          </table:table-cell>
          <table:table-cell table:formula="of:=([.G293]+[.H293])/2" office:value-type="float" office:value="210.255" calcext:value-type="float">
            <text:p>210.255</text:p>
          </table:table-cell>
          <table:table-cell table:formula="of:=MAX([.C268:.C293])" office:value-type="float" office:value="211.89" calcext:value-type="float">
            <text:p>211.89</text:p>
          </table:table-cell>
          <table:table-cell table:formula="of:=MIN([.D268:.D293])" office:value-type="float" office:value="206.76" calcext:value-type="float">
            <text:p>206.76</text:p>
          </table:table-cell>
          <table:table-cell table:formula="of:=([.J293]+[.K293])/2" office:value-type="float" office:value="209.325" calcext:value-type="float">
            <text:p>209.325</text:p>
          </table:table-cell>
          <table:table-cell table:formula="of:=([.I267]+[.L267])/2" office:value-type="float" office:value="209.45" calcext:value-type="float">
            <text:p>209.45</text:p>
          </table:table-cell>
          <table:table-cell table:formula="of:=MAX([.C242:.C293])" office:value-type="float" office:value="212.02" calcext:value-type="float">
            <text:p>212.02</text:p>
          </table:table-cell>
          <table:table-cell table:formula="of:=MIN([.D242:.D293])" office:value-type="float" office:value="206.76" calcext:value-type="float">
            <text:p>206.76</text:p>
          </table:table-cell>
          <table:table-cell table:formula="of:=([.O267]+[.N267])/2" office:value-type="float" office:value="210.05" calcext:value-type="float">
            <text:p>210.05</text:p>
          </table:table-cell>
        </table:table-row>
        <table:table-row table:style-name="ro1">
          <table:table-cell office:value-type="string" calcext:value-type="string">
            <text:p>12/05/15 12:00:00 +08:00</text:p>
          </table:table-cell>
          <table:table-cell office:value-type="float" office:value="209.78" calcext:value-type="float">
            <text:p>209.78</text:p>
          </table:table-cell>
          <table:table-cell office:value-type="float" office:value="210.28" calcext:value-type="float">
            <text:p>210.28</text:p>
          </table:table-cell>
          <table:table-cell office:value-type="float" office:value="209.75" calcext:value-type="float">
            <text:p>209.75</text:p>
          </table:table-cell>
          <table:table-cell office:value-type="float" office:value="210.02" calcext:value-type="float">
            <text:p>210.02</text:p>
          </table:table-cell>
          <table:table-cell office:value-type="float" office:value="209.2025" calcext:value-type="float">
            <text:p>209.2025</text:p>
          </table:table-cell>
          <table:table-cell table:formula="of:=MAX([.C286:.C294])" office:value-type="float" office:value="211.89" calcext:value-type="float">
            <text:p>211.89</text:p>
          </table:table-cell>
          <table:table-cell table:formula="of:=MIN([.D286:.D294])" office:value-type="float" office:value="208.62" calcext:value-type="float">
            <text:p>208.62</text:p>
          </table:table-cell>
          <table:table-cell table:formula="of:=([.G294]+[.H294])/2" office:value-type="float" office:value="210.255" calcext:value-type="float">
            <text:p>210.255</text:p>
          </table:table-cell>
          <table:table-cell table:formula="of:=MAX([.C269:.C294])" office:value-type="float" office:value="211.89" calcext:value-type="float">
            <text:p>211.89</text:p>
          </table:table-cell>
          <table:table-cell table:formula="of:=MIN([.D269:.D294])" office:value-type="float" office:value="206.76" calcext:value-type="float">
            <text:p>206.76</text:p>
          </table:table-cell>
          <table:table-cell table:formula="of:=([.J294]+[.K294])/2" office:value-type="float" office:value="209.325" calcext:value-type="float">
            <text:p>209.325</text:p>
          </table:table-cell>
          <table:table-cell table:formula="of:=([.I268]+[.L268])/2" office:value-type="float" office:value="209.2025" calcext:value-type="float">
            <text:p>209.2025</text:p>
          </table:table-cell>
          <table:table-cell table:formula="of:=MAX([.C243:.C294])" office:value-type="float" office:value="212.02" calcext:value-type="float">
            <text:p>212.02</text:p>
          </table:table-cell>
          <table:table-cell table:formula="of:=MIN([.D243:.D294])" office:value-type="float" office:value="206.76" calcext:value-type="float">
            <text:p>206.76</text:p>
          </table:table-cell>
          <table:table-cell table:formula="of:=([.O268]+[.N268])/2" office:value-type="float" office:value="209.7" calcext:value-type="float">
            <text:p>209.7</text:p>
          </table:table-cell>
        </table:table-row>
        <table:table-row table:style-name="ro1">
          <table:table-cell office:value-type="string" calcext:value-type="string">
            <text:p>12/05/15 13:00:00 +08:00</text:p>
          </table:table-cell>
          <table:table-cell office:value-type="float" office:value="210.02" calcext:value-type="float">
            <text:p>210.02</text:p>
          </table:table-cell>
          <table:table-cell office:value-type="float" office:value="210.28" calcext:value-type="float">
            <text:p>210.28</text:p>
          </table:table-cell>
          <table:table-cell office:value-type="float" office:value="209.58" calcext:value-type="float">
            <text:p>209.58</text:p>
          </table:table-cell>
          <table:table-cell office:value-type="float" office:value="210.12" calcext:value-type="float">
            <text:p>210.12</text:p>
          </table:table-cell>
          <table:table-cell office:value-type="float" office:value="208.8675" calcext:value-type="float">
            <text:p>208.8675</text:p>
          </table:table-cell>
          <table:table-cell table:formula="of:=MAX([.C287:.C295])" office:value-type="float" office:value="211.68" calcext:value-type="float">
            <text:p>211.68</text:p>
          </table:table-cell>
          <table:table-cell table:formula="of:=MIN([.D287:.D295])" office:value-type="float" office:value="208.62" calcext:value-type="float">
            <text:p>208.62</text:p>
          </table:table-cell>
          <table:table-cell table:formula="of:=([.G295]+[.H295])/2" office:value-type="float" office:value="210.15" calcext:value-type="float">
            <text:p>210.15</text:p>
          </table:table-cell>
          <table:table-cell table:formula="of:=MAX([.C270:.C295])" office:value-type="float" office:value="211.89" calcext:value-type="float">
            <text:p>211.89</text:p>
          </table:table-cell>
          <table:table-cell table:formula="of:=MIN([.D270:.D295])" office:value-type="float" office:value="206.89" calcext:value-type="float">
            <text:p>206.89</text:p>
          </table:table-cell>
          <table:table-cell table:formula="of:=([.J295]+[.K295])/2" office:value-type="float" office:value="209.39" calcext:value-type="float">
            <text:p>209.39</text:p>
          </table:table-cell>
          <table:table-cell table:formula="of:=([.I269]+[.L269])/2" office:value-type="float" office:value="208.8675" calcext:value-type="float">
            <text:p>208.8675</text:p>
          </table:table-cell>
          <table:table-cell table:formula="of:=MAX([.C244:.C295])" office:value-type="float" office:value="212.02" calcext:value-type="float">
            <text:p>212.02</text:p>
          </table:table-cell>
          <table:table-cell table:formula="of:=MIN([.D244:.D295])" office:value-type="float" office:value="206.76" calcext:value-type="float">
            <text:p>206.76</text:p>
          </table:table-cell>
          <table:table-cell table:formula="of:=([.O269]+[.N269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2/05/15 14:00:00 +08:00</text:p>
          </table:table-cell>
          <table:table-cell office:value-type="float" office:value="210.12" calcext:value-type="float">
            <text:p>210.12</text:p>
          </table:table-cell>
          <table:table-cell office:value-type="float" office:value="210.49" calcext:value-type="float">
            <text:p>210.49</text:p>
          </table:table-cell>
          <table:table-cell office:value-type="float" office:value="209.92" calcext:value-type="float">
            <text:p>209.92</text:p>
          </table:table-cell>
          <table:table-cell office:value-type="float" office:value="210.1" calcext:value-type="float">
            <text:p>210.1</text:p>
          </table:table-cell>
          <table:table-cell office:value-type="float" office:value="208.8675" calcext:value-type="float">
            <text:p>208.8675</text:p>
          </table:table-cell>
          <table:table-cell table:formula="of:=MAX([.C288:.C296])" office:value-type="float" office:value="211.58" calcext:value-type="float">
            <text:p>211.58</text:p>
          </table:table-cell>
          <table:table-cell table:formula="of:=MIN([.D288:.D296])" office:value-type="float" office:value="208.62" calcext:value-type="float">
            <text:p>208.62</text:p>
          </table:table-cell>
          <table:table-cell table:formula="of:=([.G296]+[.H296])/2" office:value-type="float" office:value="210.1" calcext:value-type="float">
            <text:p>210.1</text:p>
          </table:table-cell>
          <table:table-cell table:formula="of:=MAX([.C271:.C296])" office:value-type="float" office:value="211.89" calcext:value-type="float">
            <text:p>211.89</text:p>
          </table:table-cell>
          <table:table-cell table:formula="of:=MIN([.D271:.D296])" office:value-type="float" office:value="207.52" calcext:value-type="float">
            <text:p>207.52</text:p>
          </table:table-cell>
          <table:table-cell table:formula="of:=([.J296]+[.K296])/2" office:value-type="float" office:value="209.705" calcext:value-type="float">
            <text:p>209.705</text:p>
          </table:table-cell>
          <table:table-cell table:formula="of:=([.I270]+[.L270])/2" office:value-type="float" office:value="208.8675" calcext:value-type="float">
            <text:p>208.8675</text:p>
          </table:table-cell>
          <table:table-cell table:formula="of:=MAX([.C245:.C296])" office:value-type="float" office:value="212.02" calcext:value-type="float">
            <text:p>212.02</text:p>
          </table:table-cell>
          <table:table-cell table:formula="of:=MIN([.D245:.D296])" office:value-type="float" office:value="206.76" calcext:value-type="float">
            <text:p>206.76</text:p>
          </table:table-cell>
          <table:table-cell table:formula="of:=([.O270]+[.N270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2/05/15 15:00:00 +08:00</text:p>
          </table:table-cell>
          <table:table-cell office:value-type="float" office:value="210.09" calcext:value-type="float">
            <text:p>210.09</text:p>
          </table:table-cell>
          <table:table-cell office:value-type="float" office:value="210.63" calcext:value-type="float">
            <text:p>210.63</text:p>
          </table:table-cell>
          <table:table-cell office:value-type="float" office:value="209.93" calcext:value-type="float">
            <text:p>209.93</text:p>
          </table:table-cell>
          <table:table-cell office:value-type="float" office:value="210.2" calcext:value-type="float">
            <text:p>210.2</text:p>
          </table:table-cell>
          <table:table-cell office:value-type="float" office:value="208.8675" calcext:value-type="float">
            <text:p>208.8675</text:p>
          </table:table-cell>
          <table:table-cell table:formula="of:=MAX([.C289:.C297])" office:value-type="float" office:value="211.42" calcext:value-type="float">
            <text:p>211.42</text:p>
          </table:table-cell>
          <table:table-cell table:formula="of:=MIN([.D289:.D297])" office:value-type="float" office:value="208.62" calcext:value-type="float">
            <text:p>208.62</text:p>
          </table:table-cell>
          <table:table-cell table:formula="of:=([.G297]+[.H297])/2" office:value-type="float" office:value="210.02" calcext:value-type="float">
            <text:p>210.02</text:p>
          </table:table-cell>
          <table:table-cell table:formula="of:=MAX([.C272:.C297])" office:value-type="float" office:value="211.89" calcext:value-type="float">
            <text:p>211.89</text:p>
          </table:table-cell>
          <table:table-cell table:formula="of:=MIN([.D272:.D297])" office:value-type="float" office:value="207.52" calcext:value-type="float">
            <text:p>207.52</text:p>
          </table:table-cell>
          <table:table-cell table:formula="of:=([.J297]+[.K297])/2" office:value-type="float" office:value="209.705" calcext:value-type="float">
            <text:p>209.705</text:p>
          </table:table-cell>
          <table:table-cell table:formula="of:=([.I271]+[.L271])/2" office:value-type="float" office:value="208.8675" calcext:value-type="float">
            <text:p>208.8675</text:p>
          </table:table-cell>
          <table:table-cell table:formula="of:=MAX([.C246:.C297])" office:value-type="float" office:value="212.02" calcext:value-type="float">
            <text:p>212.02</text:p>
          </table:table-cell>
          <table:table-cell table:formula="of:=MIN([.D246:.D297])" office:value-type="float" office:value="206.76" calcext:value-type="float">
            <text:p>206.76</text:p>
          </table:table-cell>
          <table:table-cell table:formula="of:=([.O271]+[.N271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2/05/15 16:00:00 +08:00</text:p>
          </table:table-cell>
          <table:table-cell office:value-type="float" office:value="210.19" calcext:value-type="float">
            <text:p>210.19</text:p>
          </table:table-cell>
          <table:table-cell office:value-type="float" office:value="210.4" calcext:value-type="float">
            <text:p>210.4</text:p>
          </table:table-cell>
          <table:table-cell office:value-type="float" office:value="209.93" calcext:value-type="float">
            <text:p>209.93</text:p>
          </table:table-cell>
          <table:table-cell office:value-type="float" office:value="209.98" calcext:value-type="float">
            <text:p>209.98</text:p>
          </table:table-cell>
          <table:table-cell office:value-type="float" office:value="208.8675" calcext:value-type="float">
            <text:p>208.8675</text:p>
          </table:table-cell>
          <table:table-cell table:formula="of:=MAX([.C290:.C298])" office:value-type="float" office:value="211.25" calcext:value-type="float">
            <text:p>211.25</text:p>
          </table:table-cell>
          <table:table-cell table:formula="of:=MIN([.D290:.D298])" office:value-type="float" office:value="208.62" calcext:value-type="float">
            <text:p>208.62</text:p>
          </table:table-cell>
          <table:table-cell table:formula="of:=([.G298]+[.H298])/2" office:value-type="float" office:value="209.935" calcext:value-type="float">
            <text:p>209.935</text:p>
          </table:table-cell>
          <table:table-cell table:formula="of:=MAX([.C273:.C298])" office:value-type="float" office:value="211.89" calcext:value-type="float">
            <text:p>211.89</text:p>
          </table:table-cell>
          <table:table-cell table:formula="of:=MIN([.D273:.D298])" office:value-type="float" office:value="208.31" calcext:value-type="float">
            <text:p>208.31</text:p>
          </table:table-cell>
          <table:table-cell table:formula="of:=([.J298]+[.K298])/2" office:value-type="float" office:value="210.1" calcext:value-type="float">
            <text:p>210.1</text:p>
          </table:table-cell>
          <table:table-cell table:formula="of:=([.I272]+[.L272])/2" office:value-type="float" office:value="208.8675" calcext:value-type="float">
            <text:p>208.8675</text:p>
          </table:table-cell>
          <table:table-cell table:formula="of:=MAX([.C247:.C298])" office:value-type="float" office:value="212.02" calcext:value-type="float">
            <text:p>212.02</text:p>
          </table:table-cell>
          <table:table-cell table:formula="of:=MIN([.D247:.D298])" office:value-type="float" office:value="206.76" calcext:value-type="float">
            <text:p>206.76</text:p>
          </table:table-cell>
          <table:table-cell table:formula="of:=([.O272]+[.N272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3/05/15 10:00:00 +08:00</text:p>
          </table:table-cell>
          <table:table-cell office:value-type="float" office:value="210.49" calcext:value-type="float">
            <text:p>210.49</text:p>
          </table:table-cell>
          <table:table-cell office:value-type="float" office:value="211.22" calcext:value-type="float">
            <text:p>211.22</text:p>
          </table:table-cell>
          <table:table-cell office:value-type="float" office:value="210.29" calcext:value-type="float">
            <text:p>210.29</text:p>
          </table:table-cell>
          <table:table-cell office:value-type="float" office:value="210.81" calcext:value-type="float">
            <text:p>210.81</text:p>
          </table:table-cell>
          <table:table-cell office:value-type="float" office:value="208.64" calcext:value-type="float">
            <text:p>208.64</text:p>
          </table:table-cell>
          <table:table-cell table:formula="of:=MAX([.C291:.C299])" office:value-type="float" office:value="211.22" calcext:value-type="float">
            <text:p>211.22</text:p>
          </table:table-cell>
          <table:table-cell table:formula="of:=MIN([.D291:.D299])" office:value-type="float" office:value="208.62" calcext:value-type="float">
            <text:p>208.62</text:p>
          </table:table-cell>
          <table:table-cell table:formula="of:=([.G299]+[.H299])/2" office:value-type="float" office:value="209.92" calcext:value-type="float">
            <text:p>209.92</text:p>
          </table:table-cell>
          <table:table-cell table:formula="of:=MAX([.C274:.C299])" office:value-type="float" office:value="211.89" calcext:value-type="float">
            <text:p>211.89</text:p>
          </table:table-cell>
          <table:table-cell table:formula="of:=MIN([.D274:.D299])" office:value-type="float" office:value="208.62" calcext:value-type="float">
            <text:p>208.62</text:p>
          </table:table-cell>
          <table:table-cell table:formula="of:=([.J299]+[.K299])/2" office:value-type="float" office:value="210.255" calcext:value-type="float">
            <text:p>210.255</text:p>
          </table:table-cell>
          <table:table-cell table:formula="of:=([.I273]+[.L273])/2" office:value-type="float" office:value="208.64" calcext:value-type="float">
            <text:p>208.64</text:p>
          </table:table-cell>
          <table:table-cell table:formula="of:=MAX([.C248:.C299])" office:value-type="float" office:value="212.02" calcext:value-type="float">
            <text:p>212.02</text:p>
          </table:table-cell>
          <table:table-cell table:formula="of:=MIN([.D248:.D299])" office:value-type="float" office:value="206.76" calcext:value-type="float">
            <text:p>206.76</text:p>
          </table:table-cell>
          <table:table-cell table:formula="of:=([.O273]+[.N273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3/05/15 11:00:00 +08:00</text:p>
          </table:table-cell>
          <table:table-cell office:value-type="float" office:value="210.8" calcext:value-type="float">
            <text:p>210.8</text:p>
          </table:table-cell>
          <table:table-cell office:value-type="float" office:value="210.98" calcext:value-type="float">
            <text:p>210.98</text:p>
          </table:table-cell>
          <table:table-cell office:value-type="float" office:value="210.04" calcext:value-type="float">
            <text:p>210.04</text:p>
          </table:table-cell>
          <table:table-cell office:value-type="float" office:value="210.06" calcext:value-type="float">
            <text:p>210.06</text:p>
          </table:table-cell>
          <table:table-cell office:value-type="float" office:value="208.73" calcext:value-type="float">
            <text:p>208.73</text:p>
          </table:table-cell>
          <table:table-cell table:formula="of:=MAX([.C292:.C300])" office:value-type="float" office:value="211.22" calcext:value-type="float">
            <text:p>211.22</text:p>
          </table:table-cell>
          <table:table-cell table:formula="of:=MIN([.D292:.D300])" office:value-type="float" office:value="208.62" calcext:value-type="float">
            <text:p>208.62</text:p>
          </table:table-cell>
          <table:table-cell table:formula="of:=([.G300]+[.H300])/2" office:value-type="float" office:value="209.92" calcext:value-type="float">
            <text:p>209.92</text:p>
          </table:table-cell>
          <table:table-cell table:formula="of:=MAX([.C275:.C300])" office:value-type="float" office:value="211.89" calcext:value-type="float">
            <text:p>211.89</text:p>
          </table:table-cell>
          <table:table-cell table:formula="of:=MIN([.D275:.D300])" office:value-type="float" office:value="208.62" calcext:value-type="float">
            <text:p>208.62</text:p>
          </table:table-cell>
          <table:table-cell table:formula="of:=([.J300]+[.K300])/2" office:value-type="float" office:value="210.255" calcext:value-type="float">
            <text:p>210.255</text:p>
          </table:table-cell>
          <table:table-cell table:formula="of:=([.I274]+[.L274])/2" office:value-type="float" office:value="208.73" calcext:value-type="float">
            <text:p>208.73</text:p>
          </table:table-cell>
          <table:table-cell table:formula="of:=MAX([.C249:.C300])" office:value-type="float" office:value="212.02" calcext:value-type="float">
            <text:p>212.02</text:p>
          </table:table-cell>
          <table:table-cell table:formula="of:=MIN([.D249:.D300])" office:value-type="float" office:value="206.76" calcext:value-type="float">
            <text:p>206.76</text:p>
          </table:table-cell>
          <table:table-cell table:formula="of:=([.O274]+[.N274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3/05/15 12:00:00 +08:00</text:p>
          </table:table-cell>
          <table:table-cell office:value-type="float" office:value="210.06" calcext:value-type="float">
            <text:p>210.06</text:p>
          </table:table-cell>
          <table:table-cell office:value-type="float" office:value="210.44" calcext:value-type="float">
            <text:p>210.44</text:p>
          </table:table-cell>
          <table:table-cell office:value-type="float" office:value="209.85" calcext:value-type="float">
            <text:p>209.85</text:p>
          </table:table-cell>
          <table:table-cell office:value-type="float" office:value="210.24" calcext:value-type="float">
            <text:p>210.24</text:p>
          </table:table-cell>
          <table:table-cell office:value-type="float" office:value="208.73" calcext:value-type="float">
            <text:p>208.73</text:p>
          </table:table-cell>
          <table:table-cell table:formula="of:=MAX([.C293:.C301])" office:value-type="float" office:value="211.22" calcext:value-type="float">
            <text:p>211.22</text:p>
          </table:table-cell>
          <table:table-cell table:formula="of:=MIN([.D293:.D301])" office:value-type="float" office:value="208.74" calcext:value-type="float">
            <text:p>208.74</text:p>
          </table:table-cell>
          <table:table-cell table:formula="of:=([.G301]+[.H301])/2" office:value-type="float" office:value="209.98" calcext:value-type="float">
            <text:p>209.98</text:p>
          </table:table-cell>
          <table:table-cell table:formula="of:=MAX([.C276:.C301])" office:value-type="float" office:value="211.89" calcext:value-type="float">
            <text:p>211.89</text:p>
          </table:table-cell>
          <table:table-cell table:formula="of:=MIN([.D276:.D301])" office:value-type="float" office:value="208.62" calcext:value-type="float">
            <text:p>208.62</text:p>
          </table:table-cell>
          <table:table-cell table:formula="of:=([.J301]+[.K301])/2" office:value-type="float" office:value="210.255" calcext:value-type="float">
            <text:p>210.255</text:p>
          </table:table-cell>
          <table:table-cell table:formula="of:=([.I275]+[.L275])/2" office:value-type="float" office:value="208.73" calcext:value-type="float">
            <text:p>208.73</text:p>
          </table:table-cell>
          <table:table-cell table:formula="of:=MAX([.C250:.C301])" office:value-type="float" office:value="212.02" calcext:value-type="float">
            <text:p>212.02</text:p>
          </table:table-cell>
          <table:table-cell table:formula="of:=MIN([.D250:.D301])" office:value-type="float" office:value="206.76" calcext:value-type="float">
            <text:p>206.76</text:p>
          </table:table-cell>
          <table:table-cell table:formula="of:=([.O275]+[.N275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3/05/15 13:00:00 +08:00</text:p>
          </table:table-cell>
          <table:table-cell office:value-type="float" office:value="210.24" calcext:value-type="float">
            <text:p>210.24</text:p>
          </table:table-cell>
          <table:table-cell office:value-type="float" office:value="210.42" calcext:value-type="float">
            <text:p>210.42</text:p>
          </table:table-cell>
          <table:table-cell office:value-type="float" office:value="209.92" calcext:value-type="float">
            <text:p>209.92</text:p>
          </table:table-cell>
          <table:table-cell office:value-type="float" office:value="210.19" calcext:value-type="float">
            <text:p>210.19</text:p>
          </table:table-cell>
          <table:table-cell office:value-type="float" office:value="208.73" calcext:value-type="float">
            <text:p>208.73</text:p>
          </table:table-cell>
          <table:table-cell table:formula="of:=MAX([.C294:.C302])" office:value-type="float" office:value="211.22" calcext:value-type="float">
            <text:p>211.22</text:p>
          </table:table-cell>
          <table:table-cell table:formula="of:=MIN([.D294:.D302])" office:value-type="float" office:value="209.58" calcext:value-type="float">
            <text:p>209.58</text:p>
          </table:table-cell>
          <table:table-cell table:formula="of:=([.G302]+[.H302])/2" office:value-type="float" office:value="210.4" calcext:value-type="float">
            <text:p>210.4</text:p>
          </table:table-cell>
          <table:table-cell table:formula="of:=MAX([.C277:.C302])" office:value-type="float" office:value="211.89" calcext:value-type="float">
            <text:p>211.89</text:p>
          </table:table-cell>
          <table:table-cell table:formula="of:=MIN([.D277:.D302])" office:value-type="float" office:value="208.62" calcext:value-type="float">
            <text:p>208.62</text:p>
          </table:table-cell>
          <table:table-cell table:formula="of:=([.J302]+[.K302])/2" office:value-type="float" office:value="210.255" calcext:value-type="float">
            <text:p>210.255</text:p>
          </table:table-cell>
          <table:table-cell table:formula="of:=([.I276]+[.L276])/2" office:value-type="float" office:value="208.73" calcext:value-type="float">
            <text:p>208.73</text:p>
          </table:table-cell>
          <table:table-cell table:formula="of:=MAX([.C251:.C302])" office:value-type="float" office:value="212.02" calcext:value-type="float">
            <text:p>212.02</text:p>
          </table:table-cell>
          <table:table-cell table:formula="of:=MIN([.D251:.D302])" office:value-type="float" office:value="206.76" calcext:value-type="float">
            <text:p>206.76</text:p>
          </table:table-cell>
          <table:table-cell table:formula="of:=([.O276]+[.N276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3/05/15 14:00:00 +08:00</text:p>
          </table:table-cell>
          <table:table-cell office:value-type="float" office:value="210.19" calcext:value-type="float">
            <text:p>210.19</text:p>
          </table:table-cell>
          <table:table-cell office:value-type="float" office:value="210.59" calcext:value-type="float">
            <text:p>210.59</text:p>
          </table:table-cell>
          <table:table-cell office:value-type="float" office:value="210.18" calcext:value-type="float">
            <text:p>210.18</text:p>
          </table:table-cell>
          <table:table-cell office:value-type="float" office:value="210.36" calcext:value-type="float">
            <text:p>210.36</text:p>
          </table:table-cell>
          <table:table-cell office:value-type="float" office:value="208.6625" calcext:value-type="float">
            <text:p>208.6625</text:p>
          </table:table-cell>
          <table:table-cell table:formula="of:=MAX([.C295:.C303])" office:value-type="float" office:value="211.22" calcext:value-type="float">
            <text:p>211.22</text:p>
          </table:table-cell>
          <table:table-cell table:formula="of:=MIN([.D295:.D303])" office:value-type="float" office:value="209.58" calcext:value-type="float">
            <text:p>209.58</text:p>
          </table:table-cell>
          <table:table-cell table:formula="of:=([.G303]+[.H303])/2" office:value-type="float" office:value="210.4" calcext:value-type="float">
            <text:p>210.4</text:p>
          </table:table-cell>
          <table:table-cell table:formula="of:=MAX([.C278:.C303])" office:value-type="float" office:value="211.89" calcext:value-type="float">
            <text:p>211.89</text:p>
          </table:table-cell>
          <table:table-cell table:formula="of:=MIN([.D278:.D303])" office:value-type="float" office:value="208.62" calcext:value-type="float">
            <text:p>208.62</text:p>
          </table:table-cell>
          <table:table-cell table:formula="of:=([.J303]+[.K303])/2" office:value-type="float" office:value="210.255" calcext:value-type="float">
            <text:p>210.255</text:p>
          </table:table-cell>
          <table:table-cell table:formula="of:=([.I277]+[.L277])/2" office:value-type="float" office:value="208.6625" calcext:value-type="float">
            <text:p>208.6625</text:p>
          </table:table-cell>
          <table:table-cell table:formula="of:=MAX([.C252:.C303])" office:value-type="float" office:value="211.89" calcext:value-type="float">
            <text:p>211.89</text:p>
          </table:table-cell>
          <table:table-cell table:formula="of:=MIN([.D252:.D303])" office:value-type="float" office:value="206.76" calcext:value-type="float">
            <text:p>206.76</text:p>
          </table:table-cell>
          <table:table-cell table:formula="of:=([.O277]+[.N277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3/05/15 15:00:00 +08:00</text:p>
          </table:table-cell>
          <table:table-cell office:value-type="float" office:value="210.36" calcext:value-type="float">
            <text:p>210.36</text:p>
          </table:table-cell>
          <table:table-cell office:value-type="float" office:value="210.4" calcext:value-type="float">
            <text:p>210.4</text:p>
          </table:table-cell>
          <table:table-cell office:value-type="float" office:value="209.87" calcext:value-type="float">
            <text:p>209.87</text:p>
          </table:table-cell>
          <table:table-cell office:value-type="float" office:value="209.97" calcext:value-type="float">
            <text:p>209.97</text:p>
          </table:table-cell>
          <table:table-cell office:value-type="float" office:value="209.2075" calcext:value-type="float">
            <text:p>209.2075</text:p>
          </table:table-cell>
          <table:table-cell table:formula="of:=MAX([.C296:.C304])" office:value-type="float" office:value="211.22" calcext:value-type="float">
            <text:p>211.22</text:p>
          </table:table-cell>
          <table:table-cell table:formula="of:=MIN([.D296:.D304])" office:value-type="float" office:value="209.85" calcext:value-type="float">
            <text:p>209.85</text:p>
          </table:table-cell>
          <table:table-cell table:formula="of:=([.G304]+[.H304])/2" office:value-type="float" office:value="210.535" calcext:value-type="float">
            <text:p>210.535</text:p>
          </table:table-cell>
          <table:table-cell table:formula="of:=MAX([.C279:.C304])" office:value-type="float" office:value="211.89" calcext:value-type="float">
            <text:p>211.89</text:p>
          </table:table-cell>
          <table:table-cell table:formula="of:=MIN([.D279:.D304])" office:value-type="float" office:value="208.62" calcext:value-type="float">
            <text:p>208.62</text:p>
          </table:table-cell>
          <table:table-cell table:formula="of:=([.J304]+[.K304])/2" office:value-type="float" office:value="210.255" calcext:value-type="float">
            <text:p>210.255</text:p>
          </table:table-cell>
          <table:table-cell table:formula="of:=([.I278]+[.L278])/2" office:value-type="float" office:value="209.2075" calcext:value-type="float">
            <text:p>209.2075</text:p>
          </table:table-cell>
          <table:table-cell table:formula="of:=MAX([.C253:.C304])" office:value-type="float" office:value="211.89" calcext:value-type="float">
            <text:p>211.89</text:p>
          </table:table-cell>
          <table:table-cell table:formula="of:=MIN([.D253:.D304])" office:value-type="float" office:value="206.76" calcext:value-type="float">
            <text:p>206.76</text:p>
          </table:table-cell>
          <table:table-cell table:formula="of:=([.O278]+[.N278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3/05/15 16:00:00 +08:00</text:p>
          </table:table-cell>
          <table:table-cell office:value-type="float" office:value="209.97" calcext:value-type="float">
            <text:p>209.97</text:p>
          </table:table-cell>
          <table:table-cell office:value-type="float" office:value="210.22" calcext:value-type="float">
            <text:p>210.22</text:p>
          </table:table-cell>
          <table:table-cell office:value-type="float" office:value="209.74" calcext:value-type="float">
            <text:p>209.74</text:p>
          </table:table-cell>
          <table:table-cell office:value-type="float" office:value="210.06" calcext:value-type="float">
            <text:p>210.06</text:p>
          </table:table-cell>
          <table:table-cell office:value-type="float" office:value="209.39" calcext:value-type="float">
            <text:p>209.39</text:p>
          </table:table-cell>
          <table:table-cell table:formula="of:=MAX([.C297:.C305])" office:value-type="float" office:value="211.22" calcext:value-type="float">
            <text:p>211.22</text:p>
          </table:table-cell>
          <table:table-cell table:formula="of:=MIN([.D297:.D305])" office:value-type="float" office:value="209.74" calcext:value-type="float">
            <text:p>209.74</text:p>
          </table:table-cell>
          <table:table-cell table:formula="of:=([.G305]+[.H305])/2" office:value-type="float" office:value="210.48" calcext:value-type="float">
            <text:p>210.48</text:p>
          </table:table-cell>
          <table:table-cell table:formula="of:=MAX([.C280:.C305])" office:value-type="float" office:value="211.89" calcext:value-type="float">
            <text:p>211.89</text:p>
          </table:table-cell>
          <table:table-cell table:formula="of:=MIN([.D280:.D305])" office:value-type="float" office:value="208.62" calcext:value-type="float">
            <text:p>208.62</text:p>
          </table:table-cell>
          <table:table-cell table:formula="of:=([.J305]+[.K305])/2" office:value-type="float" office:value="210.255" calcext:value-type="float">
            <text:p>210.255</text:p>
          </table:table-cell>
          <table:table-cell table:formula="of:=([.I279]+[.L279])/2" office:value-type="float" office:value="209.4025" calcext:value-type="float">
            <text:p>209.4025</text:p>
          </table:table-cell>
          <table:table-cell table:formula="of:=MAX([.C254:.C305])" office:value-type="float" office:value="211.89" calcext:value-type="float">
            <text:p>211.89</text:p>
          </table:table-cell>
          <table:table-cell table:formula="of:=MIN([.D254:.D305])" office:value-type="float" office:value="206.76" calcext:value-type="float">
            <text:p>206.76</text:p>
          </table:table-cell>
          <table:table-cell table:formula="of:=([.O279]+[.N279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4/05/15 10:00:00 +08:00</text:p>
          </table:table-cell>
          <table:table-cell office:value-type="float" office:value="211.24" calcext:value-type="float">
            <text:p>211.24</text:p>
          </table:table-cell>
          <table:table-cell office:value-type="float" office:value="211.48" calcext:value-type="float">
            <text:p>211.48</text:p>
          </table:table-cell>
          <table:table-cell office:value-type="float" office:value="210.91" calcext:value-type="float">
            <text:p>210.91</text:p>
          </table:table-cell>
          <table:table-cell office:value-type="float" office:value="211.08" calcext:value-type="float">
            <text:p>211.08</text:p>
          </table:table-cell>
          <table:table-cell office:value-type="float" office:value="209.39" calcext:value-type="float">
            <text:p>209.39</text:p>
          </table:table-cell>
          <table:table-cell table:formula="of:=MAX([.C298:.C306])" office:value-type="float" office:value="211.48" calcext:value-type="float">
            <text:p>211.48</text:p>
          </table:table-cell>
          <table:table-cell table:formula="of:=MIN([.D298:.D306])" office:value-type="float" office:value="209.74" calcext:value-type="float">
            <text:p>209.74</text:p>
          </table:table-cell>
          <table:table-cell table:formula="of:=([.G306]+[.H306])/2" office:value-type="float" office:value="210.61" calcext:value-type="float">
            <text:p>210.61</text:p>
          </table:table-cell>
          <table:table-cell table:formula="of:=MAX([.C281:.C306])" office:value-type="float" office:value="211.89" calcext:value-type="float">
            <text:p>211.89</text:p>
          </table:table-cell>
          <table:table-cell table:formula="of:=MIN([.D281:.D306])" office:value-type="float" office:value="208.62" calcext:value-type="float">
            <text:p>208.62</text:p>
          </table:table-cell>
          <table:table-cell table:formula="of:=([.J306]+[.K306])/2" office:value-type="float" office:value="210.255" calcext:value-type="float">
            <text:p>210.255</text:p>
          </table:table-cell>
          <table:table-cell table:formula="of:=([.I280]+[.L280])/2" office:value-type="float" office:value="209.5" calcext:value-type="float">
            <text:p>209.5</text:p>
          </table:table-cell>
          <table:table-cell table:formula="of:=MAX([.C255:.C306])" office:value-type="float" office:value="211.89" calcext:value-type="float">
            <text:p>211.89</text:p>
          </table:table-cell>
          <table:table-cell table:formula="of:=MIN([.D255:.D306])" office:value-type="float" office:value="206.76" calcext:value-type="float">
            <text:p>206.76</text:p>
          </table:table-cell>
          <table:table-cell table:formula="of:=([.O280]+[.N280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4/05/15 11:00:00 +08:00</text:p>
          </table:table-cell>
          <table:table-cell office:value-type="float" office:value="211.08" calcext:value-type="float">
            <text:p>211.08</text:p>
          </table:table-cell>
          <table:table-cell office:value-type="float" office:value="211.65" calcext:value-type="float">
            <text:p>211.65</text:p>
          </table:table-cell>
          <table:table-cell office:value-type="float" office:value="210.94" calcext:value-type="float">
            <text:p>210.94</text:p>
          </table:table-cell>
          <table:table-cell office:value-type="float" office:value="211.51" calcext:value-type="float">
            <text:p>211.51</text:p>
          </table:table-cell>
          <table:table-cell office:value-type="float" office:value="209.39" calcext:value-type="float">
            <text:p>209.39</text:p>
          </table:table-cell>
          <table:table-cell table:formula="of:=MAX([.C299:.C307])" office:value-type="float" office:value="211.65" calcext:value-type="float">
            <text:p>211.65</text:p>
          </table:table-cell>
          <table:table-cell table:formula="of:=MIN([.D299:.D307])" office:value-type="float" office:value="209.74" calcext:value-type="float">
            <text:p>209.74</text:p>
          </table:table-cell>
          <table:table-cell table:formula="of:=([.G307]+[.H307])/2" office:value-type="float" office:value="210.695" calcext:value-type="float">
            <text:p>210.695</text:p>
          </table:table-cell>
          <table:table-cell table:formula="of:=MAX([.C282:.C307])" office:value-type="float" office:value="211.89" calcext:value-type="float">
            <text:p>211.89</text:p>
          </table:table-cell>
          <table:table-cell table:formula="of:=MIN([.D282:.D307])" office:value-type="float" office:value="208.62" calcext:value-type="float">
            <text:p>208.62</text:p>
          </table:table-cell>
          <table:table-cell table:formula="of:=([.J307]+[.K307])/2" office:value-type="float" office:value="210.255" calcext:value-type="float">
            <text:p>210.255</text:p>
          </table:table-cell>
          <table:table-cell table:formula="of:=([.I281]+[.L281])/2" office:value-type="float" office:value="209.6975" calcext:value-type="float">
            <text:p>209.6975</text:p>
          </table:table-cell>
          <table:table-cell table:formula="of:=MAX([.C256:.C307])" office:value-type="float" office:value="211.89" calcext:value-type="float">
            <text:p>211.89</text:p>
          </table:table-cell>
          <table:table-cell table:formula="of:=MIN([.D256:.D307])" office:value-type="float" office:value="206.76" calcext:value-type="float">
            <text:p>206.76</text:p>
          </table:table-cell>
          <table:table-cell table:formula="of:=([.O281]+[.N281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4/05/15 12:00:00 +08:00</text:p>
          </table:table-cell>
          <table:table-cell office:value-type="float" office:value="211.51" calcext:value-type="float">
            <text:p>211.51</text:p>
          </table:table-cell>
          <table:table-cell office:value-type="float" office:value="211.62" calcext:value-type="float">
            <text:p>211.62</text:p>
          </table:table-cell>
          <table:table-cell office:value-type="float" office:value="211.33" calcext:value-type="float">
            <text:p>211.33</text:p>
          </table:table-cell>
          <table:table-cell office:value-type="float" office:value="211.56" calcext:value-type="float">
            <text:p>211.56</text:p>
          </table:table-cell>
          <table:table-cell office:value-type="float" office:value="209.39" calcext:value-type="float">
            <text:p>209.39</text:p>
          </table:table-cell>
          <table:table-cell table:formula="of:=MAX([.C300:.C308])" office:value-type="float" office:value="211.65" calcext:value-type="float">
            <text:p>211.65</text:p>
          </table:table-cell>
          <table:table-cell table:formula="of:=MIN([.D300:.D308])" office:value-type="float" office:value="209.74" calcext:value-type="float">
            <text:p>209.74</text:p>
          </table:table-cell>
          <table:table-cell table:formula="of:=([.G308]+[.H308])/2" office:value-type="float" office:value="210.695" calcext:value-type="float">
            <text:p>210.695</text:p>
          </table:table-cell>
          <table:table-cell table:formula="of:=MAX([.C283:.C308])" office:value-type="float" office:value="211.89" calcext:value-type="float">
            <text:p>211.89</text:p>
          </table:table-cell>
          <table:table-cell table:formula="of:=MIN([.D283:.D308])" office:value-type="float" office:value="208.62" calcext:value-type="float">
            <text:p>208.62</text:p>
          </table:table-cell>
          <table:table-cell table:formula="of:=([.J308]+[.K308])/2" office:value-type="float" office:value="210.255" calcext:value-type="float">
            <text:p>210.255</text:p>
          </table:table-cell>
          <table:table-cell table:formula="of:=([.I282]+[.L282])/2" office:value-type="float" office:value="209.775" calcext:value-type="float">
            <text:p>209.775</text:p>
          </table:table-cell>
          <table:table-cell table:formula="of:=MAX([.C257:.C308])" office:value-type="float" office:value="211.89" calcext:value-type="float">
            <text:p>211.89</text:p>
          </table:table-cell>
          <table:table-cell table:formula="of:=MIN([.D257:.D308])" office:value-type="float" office:value="206.76" calcext:value-type="float">
            <text:p>206.76</text:p>
          </table:table-cell>
          <table:table-cell table:formula="of:=([.O282]+[.N282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4/05/15 13:00:00 +08:00</text:p>
          </table:table-cell>
          <table:table-cell office:value-type="float" office:value="211.57" calcext:value-type="float">
            <text:p>211.57</text:p>
          </table:table-cell>
          <table:table-cell office:value-type="float" office:value="211.92" calcext:value-type="float">
            <text:p>211.92</text:p>
          </table:table-cell>
          <table:table-cell office:value-type="float" office:value="211.46" calcext:value-type="float">
            <text:p>211.46</text:p>
          </table:table-cell>
          <table:table-cell office:value-type="float" office:value="211.9" calcext:value-type="float">
            <text:p>211.9</text:p>
          </table:table-cell>
          <table:table-cell office:value-type="float" office:value="209.39" calcext:value-type="float">
            <text:p>209.39</text:p>
          </table:table-cell>
          <table:table-cell table:formula="of:=MAX([.C301:.C309])" office:value-type="float" office:value="211.92" calcext:value-type="float">
            <text:p>211.92</text:p>
          </table:table-cell>
          <table:table-cell table:formula="of:=MIN([.D301:.D309])" office:value-type="float" office:value="209.74" calcext:value-type="float">
            <text:p>209.74</text:p>
          </table:table-cell>
          <table:table-cell table:formula="of:=([.G309]+[.H309])/2" office:value-type="float" office:value="210.83" calcext:value-type="float">
            <text:p>210.83</text:p>
          </table:table-cell>
          <table:table-cell table:formula="of:=MAX([.C284:.C309])" office:value-type="float" office:value="211.92" calcext:value-type="float">
            <text:p>211.92</text:p>
          </table:table-cell>
          <table:table-cell table:formula="of:=MIN([.D284:.D309])" office:value-type="float" office:value="208.62" calcext:value-type="float">
            <text:p>208.62</text:p>
          </table:table-cell>
          <table:table-cell table:formula="of:=([.J309]+[.K309])/2" office:value-type="float" office:value="210.27" calcext:value-type="float">
            <text:p>210.27</text:p>
          </table:table-cell>
          <table:table-cell table:formula="of:=([.I283]+[.L283])/2" office:value-type="float" office:value="209.775" calcext:value-type="float">
            <text:p>209.775</text:p>
          </table:table-cell>
          <table:table-cell table:formula="of:=MAX([.C258:.C309])" office:value-type="float" office:value="211.92" calcext:value-type="float">
            <text:p>211.92</text:p>
          </table:table-cell>
          <table:table-cell table:formula="of:=MIN([.D258:.D309])" office:value-type="float" office:value="206.76" calcext:value-type="float">
            <text:p>206.76</text:p>
          </table:table-cell>
          <table:table-cell table:formula="of:=([.O283]+[.N283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4/05/15 14:00:00 +08:00</text:p>
          </table:table-cell>
          <table:table-cell office:value-type="float" office:value="211.9" calcext:value-type="float">
            <text:p>211.9</text:p>
          </table:table-cell>
          <table:table-cell office:value-type="float" office:value="212.19" calcext:value-type="float">
            <text:p>212.19</text:p>
          </table:table-cell>
          <table:table-cell office:value-type="float" office:value="211.86" calcext:value-type="float">
            <text:p>211.86</text:p>
          </table:table-cell>
          <table:table-cell office:value-type="float" office:value="212.06" calcext:value-type="float">
            <text:p>212.06</text:p>
          </table:table-cell>
          <table:table-cell office:value-type="float" office:value="209.39" calcext:value-type="float">
            <text:p>209.39</text:p>
          </table:table-cell>
          <table:table-cell table:formula="of:=MAX([.C302:.C310])" office:value-type="float" office:value="212.19" calcext:value-type="float">
            <text:p>212.19</text:p>
          </table:table-cell>
          <table:table-cell table:formula="of:=MIN([.D302:.D310])" office:value-type="float" office:value="209.74" calcext:value-type="float">
            <text:p>209.74</text:p>
          </table:table-cell>
          <table:table-cell table:formula="of:=([.G310]+[.H310])/2" office:value-type="float" office:value="210.965" calcext:value-type="float">
            <text:p>210.965</text:p>
          </table:table-cell>
          <table:table-cell table:formula="of:=MAX([.C285:.C310])" office:value-type="float" office:value="212.19" calcext:value-type="float">
            <text:p>212.19</text:p>
          </table:table-cell>
          <table:table-cell table:formula="of:=MIN([.D285:.D310])" office:value-type="float" office:value="208.62" calcext:value-type="float">
            <text:p>208.62</text:p>
          </table:table-cell>
          <table:table-cell table:formula="of:=([.J310]+[.K310])/2" office:value-type="float" office:value="210.405" calcext:value-type="float">
            <text:p>210.405</text:p>
          </table:table-cell>
          <table:table-cell table:formula="of:=([.I284]+[.L284])/2" office:value-type="float" office:value="209.775" calcext:value-type="float">
            <text:p>209.775</text:p>
          </table:table-cell>
          <table:table-cell table:formula="of:=MAX([.C259:.C310])" office:value-type="float" office:value="212.19" calcext:value-type="float">
            <text:p>212.19</text:p>
          </table:table-cell>
          <table:table-cell table:formula="of:=MIN([.D259:.D310])" office:value-type="float" office:value="206.76" calcext:value-type="float">
            <text:p>206.76</text:p>
          </table:table-cell>
          <table:table-cell table:formula="of:=([.O284]+[.N284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4/05/15 15:00:00 +08:00</text:p>
          </table:table-cell>
          <table:table-cell office:value-type="float" office:value="212.05" calcext:value-type="float">
            <text:p>212.05</text:p>
          </table:table-cell>
          <table:table-cell office:value-type="float" office:value="212.2" calcext:value-type="float">
            <text:p>212.2</text:p>
          </table:table-cell>
          <table:table-cell office:value-type="float" office:value="212" calcext:value-type="float">
            <text:p>212</text:p>
          </table:table-cell>
          <table:table-cell office:value-type="float" office:value="212.15" calcext:value-type="float">
            <text:p>212.15</text:p>
          </table:table-cell>
          <table:table-cell office:value-type="float" office:value="209.39" calcext:value-type="float">
            <text:p>209.39</text:p>
          </table:table-cell>
          <table:table-cell table:formula="of:=MAX([.C303:.C311])" office:value-type="float" office:value="212.2" calcext:value-type="float">
            <text:p>212.2</text:p>
          </table:table-cell>
          <table:table-cell table:formula="of:=MIN([.D303:.D311])" office:value-type="float" office:value="209.74" calcext:value-type="float">
            <text:p>209.74</text:p>
          </table:table-cell>
          <table:table-cell table:formula="of:=([.G311]+[.H311])/2" office:value-type="float" office:value="210.97" calcext:value-type="float">
            <text:p>210.97</text:p>
          </table:table-cell>
          <table:table-cell table:formula="of:=MAX([.C286:.C311])" office:value-type="float" office:value="212.2" calcext:value-type="float">
            <text:p>212.2</text:p>
          </table:table-cell>
          <table:table-cell table:formula="of:=MIN([.D286:.D311])" office:value-type="float" office:value="208.62" calcext:value-type="float">
            <text:p>208.62</text:p>
          </table:table-cell>
          <table:table-cell table:formula="of:=([.J311]+[.K311])/2" office:value-type="float" office:value="210.41" calcext:value-type="float">
            <text:p>210.41</text:p>
          </table:table-cell>
          <table:table-cell table:formula="of:=([.I285]+[.L285])/2" office:value-type="float" office:value="209.775" calcext:value-type="float">
            <text:p>209.775</text:p>
          </table:table-cell>
          <table:table-cell table:formula="of:=MAX([.C260:.C311])" office:value-type="float" office:value="212.2" calcext:value-type="float">
            <text:p>212.2</text:p>
          </table:table-cell>
          <table:table-cell table:formula="of:=MIN([.D260:.D311])" office:value-type="float" office:value="206.76" calcext:value-type="float">
            <text:p>206.76</text:p>
          </table:table-cell>
          <table:table-cell table:formula="of:=([.O285]+[.N285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4/05/15 16:00:00 +08:00</text:p>
          </table:table-cell>
          <table:table-cell office:value-type="float" office:value="212.15" calcext:value-type="float">
            <text:p>212.15</text:p>
          </table:table-cell>
          <table:table-cell office:value-type="float" office:value="212.32" calcext:value-type="float">
            <text:p>212.32</text:p>
          </table:table-cell>
          <table:table-cell office:value-type="float" office:value="212.06" calcext:value-type="float">
            <text:p>212.06</text:p>
          </table:table-cell>
          <table:table-cell office:value-type="float" office:value="212.21" calcext:value-type="float">
            <text:p>212.21</text:p>
          </table:table-cell>
          <table:table-cell office:value-type="float" office:value="209.39" calcext:value-type="float">
            <text:p>209.39</text:p>
          </table:table-cell>
          <table:table-cell table:formula="of:=MAX([.C304:.C312])" office:value-type="float" office:value="212.32" calcext:value-type="float">
            <text:p>212.32</text:p>
          </table:table-cell>
          <table:table-cell table:formula="of:=MIN([.D304:.D312])" office:value-type="float" office:value="209.74" calcext:value-type="float">
            <text:p>209.74</text:p>
          </table:table-cell>
          <table:table-cell table:formula="of:=([.G312]+[.H312])/2" office:value-type="float" office:value="211.03" calcext:value-type="float">
            <text:p>211.03</text:p>
          </table:table-cell>
          <table:table-cell table:formula="of:=MAX([.C287:.C312])" office:value-type="float" office:value="212.32" calcext:value-type="float">
            <text:p>212.32</text:p>
          </table:table-cell>
          <table:table-cell table:formula="of:=MIN([.D287:.D312])" office:value-type="float" office:value="208.62" calcext:value-type="float">
            <text:p>208.62</text:p>
          </table:table-cell>
          <table:table-cell table:formula="of:=([.J312]+[.K312])/2" office:value-type="float" office:value="210.47" calcext:value-type="float">
            <text:p>210.47</text:p>
          </table:table-cell>
          <table:table-cell table:formula="of:=([.I286]+[.L286])/2" office:value-type="float" office:value="210.33" calcext:value-type="float">
            <text:p>210.33</text:p>
          </table:table-cell>
          <table:table-cell table:formula="of:=MAX([.C261:.C312])" office:value-type="float" office:value="212.32" calcext:value-type="float">
            <text:p>212.32</text:p>
          </table:table-cell>
          <table:table-cell table:formula="of:=MIN([.D261:.D312])" office:value-type="float" office:value="206.76" calcext:value-type="float">
            <text:p>206.76</text:p>
          </table:table-cell>
          <table:table-cell table:formula="of:=([.O286]+[.N286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5/05/15 10:00:00 +08:00</text:p>
          </table:table-cell>
          <table:table-cell office:value-type="float" office:value="212.43" calcext:value-type="float">
            <text:p>212.43</text:p>
          </table:table-cell>
          <table:table-cell office:value-type="float" office:value="212.61" calcext:value-type="float">
            <text:p>212.61</text:p>
          </table:table-cell>
          <table:table-cell office:value-type="float" office:value="212.12" calcext:value-type="float">
            <text:p>212.12</text:p>
          </table:table-cell>
          <table:table-cell office:value-type="float" office:value="212.27" calcext:value-type="float">
            <text:p>212.27</text:p>
          </table:table-cell>
          <table:table-cell office:value-type="float" office:value="209.39" calcext:value-type="float">
            <text:p>209.39</text:p>
          </table:table-cell>
          <table:table-cell table:formula="of:=MAX([.C305:.C313])" office:value-type="float" office:value="212.61" calcext:value-type="float">
            <text:p>212.61</text:p>
          </table:table-cell>
          <table:table-cell table:formula="of:=MIN([.D305:.D313])" office:value-type="float" office:value="209.74" calcext:value-type="float">
            <text:p>209.74</text:p>
          </table:table-cell>
          <table:table-cell table:formula="of:=([.G313]+[.H313])/2" office:value-type="float" office:value="211.175" calcext:value-type="float">
            <text:p>211.175</text:p>
          </table:table-cell>
          <table:table-cell table:formula="of:=MAX([.C288:.C313])" office:value-type="float" office:value="212.61" calcext:value-type="float">
            <text:p>212.61</text:p>
          </table:table-cell>
          <table:table-cell table:formula="of:=MIN([.D288:.D313])" office:value-type="float" office:value="208.62" calcext:value-type="float">
            <text:p>208.62</text:p>
          </table:table-cell>
          <table:table-cell table:formula="of:=([.J313]+[.K313])/2" office:value-type="float" office:value="210.615" calcext:value-type="float">
            <text:p>210.615</text:p>
          </table:table-cell>
          <table:table-cell table:formula="of:=([.I287]+[.L287])/2" office:value-type="float" office:value="210.4125" calcext:value-type="float">
            <text:p>210.4125</text:p>
          </table:table-cell>
          <table:table-cell table:formula="of:=MAX([.C262:.C313])" office:value-type="float" office:value="212.61" calcext:value-type="float">
            <text:p>212.61</text:p>
          </table:table-cell>
          <table:table-cell table:formula="of:=MIN([.D262:.D313])" office:value-type="float" office:value="206.76" calcext:value-type="float">
            <text:p>206.76</text:p>
          </table:table-cell>
          <table:table-cell table:formula="of:=([.O287]+[.N287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5/05/15 11:00:00 +08:00</text:p>
          </table:table-cell>
          <table:table-cell office:value-type="float" office:value="212.26" calcext:value-type="float">
            <text:p>212.26</text:p>
          </table:table-cell>
          <table:table-cell office:value-type="float" office:value="212.37" calcext:value-type="float">
            <text:p>212.37</text:p>
          </table:table-cell>
          <table:table-cell office:value-type="float" office:value="211.86" calcext:value-type="float">
            <text:p>211.86</text:p>
          </table:table-cell>
          <table:table-cell office:value-type="float" office:value="212.29" calcext:value-type="float">
            <text:p>212.29</text:p>
          </table:table-cell>
          <table:table-cell office:value-type="float" office:value="209.39" calcext:value-type="float">
            <text:p>209.39</text:p>
          </table:table-cell>
          <table:table-cell table:formula="of:=MAX([.C306:.C314])" office:value-type="float" office:value="212.61" calcext:value-type="float">
            <text:p>212.61</text:p>
          </table:table-cell>
          <table:table-cell table:formula="of:=MIN([.D306:.D314])" office:value-type="float" office:value="210.91" calcext:value-type="float">
            <text:p>210.91</text:p>
          </table:table-cell>
          <table:table-cell table:formula="of:=([.G314]+[.H314])/2" office:value-type="float" office:value="211.76" calcext:value-type="float">
            <text:p>211.76</text:p>
          </table:table-cell>
          <table:table-cell table:formula="of:=MAX([.C289:.C314])" office:value-type="float" office:value="212.61" calcext:value-type="float">
            <text:p>212.61</text:p>
          </table:table-cell>
          <table:table-cell table:formula="of:=MIN([.D289:.D314])" office:value-type="float" office:value="208.62" calcext:value-type="float">
            <text:p>208.62</text:p>
          </table:table-cell>
          <table:table-cell table:formula="of:=([.J314]+[.K314])/2" office:value-type="float" office:value="210.615" calcext:value-type="float">
            <text:p>210.615</text:p>
          </table:table-cell>
          <table:table-cell table:formula="of:=([.I288]+[.L288])/2" office:value-type="float" office:value="210.3925" calcext:value-type="float">
            <text:p>210.3925</text:p>
          </table:table-cell>
          <table:table-cell table:formula="of:=MAX([.C263:.C314])" office:value-type="float" office:value="212.61" calcext:value-type="float">
            <text:p>212.61</text:p>
          </table:table-cell>
          <table:table-cell table:formula="of:=MIN([.D263:.D314])" office:value-type="float" office:value="206.76" calcext:value-type="float">
            <text:p>206.76</text:p>
          </table:table-cell>
          <table:table-cell table:formula="of:=([.O288]+[.N288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5/05/15 12:00:00 +08:00</text:p>
          </table:table-cell>
          <table:table-cell office:value-type="float" office:value="212.28" calcext:value-type="float">
            <text:p>212.28</text:p>
          </table:table-cell>
          <table:table-cell office:value-type="float" office:value="212.42" calcext:value-type="float">
            <text:p>212.42</text:p>
          </table:table-cell>
          <table:table-cell office:value-type="float" office:value="211.94" calcext:value-type="float">
            <text:p>211.94</text:p>
          </table:table-cell>
          <table:table-cell office:value-type="float" office:value="212.08" calcext:value-type="float">
            <text:p>212.08</text:p>
          </table:table-cell>
          <table:table-cell office:value-type="float" office:value="209.39" calcext:value-type="float">
            <text:p>209.39</text:p>
          </table:table-cell>
          <table:table-cell table:formula="of:=MAX([.C307:.C315])" office:value-type="float" office:value="212.61" calcext:value-type="float">
            <text:p>212.61</text:p>
          </table:table-cell>
          <table:table-cell table:formula="of:=MIN([.D307:.D315])" office:value-type="float" office:value="210.94" calcext:value-type="float">
            <text:p>210.94</text:p>
          </table:table-cell>
          <table:table-cell table:formula="of:=([.G315]+[.H315])/2" office:value-type="float" office:value="211.775" calcext:value-type="float">
            <text:p>211.775</text:p>
          </table:table-cell>
          <table:table-cell table:formula="of:=MAX([.C290:.C315])" office:value-type="float" office:value="212.61" calcext:value-type="float">
            <text:p>212.61</text:p>
          </table:table-cell>
          <table:table-cell table:formula="of:=MIN([.D290:.D315])" office:value-type="float" office:value="208.62" calcext:value-type="float">
            <text:p>208.62</text:p>
          </table:table-cell>
          <table:table-cell table:formula="of:=([.J315]+[.K315])/2" office:value-type="float" office:value="210.615" calcext:value-type="float">
            <text:p>210.615</text:p>
          </table:table-cell>
          <table:table-cell table:formula="of:=([.I289]+[.L289])/2" office:value-type="float" office:value="210.3925" calcext:value-type="float">
            <text:p>210.3925</text:p>
          </table:table-cell>
          <table:table-cell table:formula="of:=MAX([.C264:.C315])" office:value-type="float" office:value="212.61" calcext:value-type="float">
            <text:p>212.61</text:p>
          </table:table-cell>
          <table:table-cell table:formula="of:=MIN([.D264:.D315])" office:value-type="float" office:value="206.76" calcext:value-type="float">
            <text:p>206.76</text:p>
          </table:table-cell>
          <table:table-cell table:formula="of:=([.O289]+[.N289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5/05/15 13:00:00 +08:00</text:p>
          </table:table-cell>
          <table:table-cell office:value-type="float" office:value="212.08" calcext:value-type="float">
            <text:p>212.08</text:p>
          </table:table-cell>
          <table:table-cell office:value-type="float" office:value="212.22" calcext:value-type="float">
            <text:p>212.22</text:p>
          </table:table-cell>
          <table:table-cell office:value-type="float" office:value="211.94" calcext:value-type="float">
            <text:p>211.94</text:p>
          </table:table-cell>
          <table:table-cell office:value-type="float" office:value="212.16" calcext:value-type="float">
            <text:p>212.16</text:p>
          </table:table-cell>
          <table:table-cell office:value-type="float" office:value="209.39" calcext:value-type="float">
            <text:p>209.39</text:p>
          </table:table-cell>
          <table:table-cell table:formula="of:=MAX([.C308:.C316])" office:value-type="float" office:value="212.61" calcext:value-type="float">
            <text:p>212.61</text:p>
          </table:table-cell>
          <table:table-cell table:formula="of:=MIN([.D308:.D316])" office:value-type="float" office:value="211.33" calcext:value-type="float">
            <text:p>211.33</text:p>
          </table:table-cell>
          <table:table-cell table:formula="of:=([.G316]+[.H316])/2" office:value-type="float" office:value="211.97" calcext:value-type="float">
            <text:p>211.97</text:p>
          </table:table-cell>
          <table:table-cell table:formula="of:=MAX([.C291:.C316])" office:value-type="float" office:value="212.61" calcext:value-type="float">
            <text:p>212.61</text:p>
          </table:table-cell>
          <table:table-cell table:formula="of:=MIN([.D291:.D316])" office:value-type="float" office:value="208.62" calcext:value-type="float">
            <text:p>208.62</text:p>
          </table:table-cell>
          <table:table-cell table:formula="of:=([.J316]+[.K316])/2" office:value-type="float" office:value="210.615" calcext:value-type="float">
            <text:p>210.615</text:p>
          </table:table-cell>
          <table:table-cell table:formula="of:=([.I290]+[.L290])/2" office:value-type="float" office:value="210.305" calcext:value-type="float">
            <text:p>210.305</text:p>
          </table:table-cell>
          <table:table-cell table:formula="of:=MAX([.C265:.C316])" office:value-type="float" office:value="212.61" calcext:value-type="float">
            <text:p>212.61</text:p>
          </table:table-cell>
          <table:table-cell table:formula="of:=MIN([.D265:.D316])" office:value-type="float" office:value="206.76" calcext:value-type="float">
            <text:p>206.76</text:p>
          </table:table-cell>
          <table:table-cell table:formula="of:=([.O290]+[.N290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5/05/15 14:00:00 +08:00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2.23" calcext:value-type="float">
            <text:p>212.23</text:p>
          </table:table-cell>
          <table:table-cell office:value-type="float" office:value="212.04" calcext:value-type="float">
            <text:p>212.04</text:p>
          </table:table-cell>
          <table:table-cell office:value-type="float" office:value="212.09" calcext:value-type="float">
            <text:p>212.09</text:p>
          </table:table-cell>
          <table:table-cell office:value-type="float" office:value="209.39" calcext:value-type="float">
            <text:p>209.39</text:p>
          </table:table-cell>
          <table:table-cell table:formula="of:=MAX([.C309:.C317])" office:value-type="float" office:value="212.61" calcext:value-type="float">
            <text:p>212.61</text:p>
          </table:table-cell>
          <table:table-cell table:formula="of:=MIN([.D309:.D317])" office:value-type="float" office:value="211.46" calcext:value-type="float">
            <text:p>211.46</text:p>
          </table:table-cell>
          <table:table-cell table:formula="of:=([.G317]+[.H317])/2" office:value-type="float" office:value="212.035" calcext:value-type="float">
            <text:p>212.035</text:p>
          </table:table-cell>
          <table:table-cell table:formula="of:=MAX([.C292:.C317])" office:value-type="float" office:value="212.61" calcext:value-type="float">
            <text:p>212.61</text:p>
          </table:table-cell>
          <table:table-cell table:formula="of:=MIN([.D292:.D317])" office:value-type="float" office:value="208.62" calcext:value-type="float">
            <text:p>208.62</text:p>
          </table:table-cell>
          <table:table-cell table:formula="of:=([.J317]+[.K317])/2" office:value-type="float" office:value="210.615" calcext:value-type="float">
            <text:p>210.615</text:p>
          </table:table-cell>
          <table:table-cell table:formula="of:=([.I291]+[.L291])/2" office:value-type="float" office:value="210.265" calcext:value-type="float">
            <text:p>210.265</text:p>
          </table:table-cell>
          <table:table-cell table:formula="of:=MAX([.C266:.C317])" office:value-type="float" office:value="212.61" calcext:value-type="float">
            <text:p>212.61</text:p>
          </table:table-cell>
          <table:table-cell table:formula="of:=MIN([.D266:.D317])" office:value-type="float" office:value="206.76" calcext:value-type="float">
            <text:p>206.76</text:p>
          </table:table-cell>
          <table:table-cell table:formula="of:=([.O291]+[.N291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5/05/15 15:00:00 +08:00</text:p>
          </table:table-cell>
          <table:table-cell office:value-type="float" office:value="212.09" calcext:value-type="float">
            <text:p>212.09</text:p>
          </table:table-cell>
          <table:table-cell office:value-type="float" office:value="212.39" calcext:value-type="float">
            <text:p>212.39</text:p>
          </table:table-cell>
          <table:table-cell office:value-type="float" office:value="211.97" calcext:value-type="float">
            <text:p>211.97</text:p>
          </table:table-cell>
          <table:table-cell office:value-type="float" office:value="212.32" calcext:value-type="float">
            <text:p>212.32</text:p>
          </table:table-cell>
          <table:table-cell office:value-type="float" office:value="209.39" calcext:value-type="float">
            <text:p>209.39</text:p>
          </table:table-cell>
          <table:table-cell table:formula="of:=MAX([.C310:.C318])" office:value-type="float" office:value="212.61" calcext:value-type="float">
            <text:p>212.61</text:p>
          </table:table-cell>
          <table:table-cell table:formula="of:=MIN([.D310:.D318])" office:value-type="float" office:value="211.86" calcext:value-type="float">
            <text:p>211.86</text:p>
          </table:table-cell>
          <table:table-cell table:formula="of:=([.G318]+[.H318])/2" office:value-type="float" office:value="212.235" calcext:value-type="float">
            <text:p>212.235</text:p>
          </table:table-cell>
          <table:table-cell table:formula="of:=MAX([.C293:.C318])" office:value-type="float" office:value="212.61" calcext:value-type="float">
            <text:p>212.61</text:p>
          </table:table-cell>
          <table:table-cell table:formula="of:=MIN([.D293:.D318])" office:value-type="float" office:value="208.74" calcext:value-type="float">
            <text:p>208.74</text:p>
          </table:table-cell>
          <table:table-cell table:formula="of:=([.J318]+[.K318])/2" office:value-type="float" office:value="210.675" calcext:value-type="float">
            <text:p>210.675</text:p>
          </table:table-cell>
          <table:table-cell table:formula="of:=([.I292]+[.L292])/2" office:value-type="float" office:value="209.79" calcext:value-type="float">
            <text:p>209.79</text:p>
          </table:table-cell>
          <table:table-cell table:formula="of:=MAX([.C267:.C318])" office:value-type="float" office:value="212.61" calcext:value-type="float">
            <text:p>212.61</text:p>
          </table:table-cell>
          <table:table-cell table:formula="of:=MIN([.D267:.D318])" office:value-type="float" office:value="206.76" calcext:value-type="float">
            <text:p>206.76</text:p>
          </table:table-cell>
          <table:table-cell table:formula="of:=([.O292]+[.N292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5/05/15 16:00:00 +08:00</text:p>
          </table:table-cell>
          <table:table-cell office:value-type="float" office:value="212.32" calcext:value-type="float">
            <text:p>212.32</text:p>
          </table:table-cell>
          <table:table-cell office:value-type="float" office:value="212.48" calcext:value-type="float">
            <text:p>212.48</text:p>
          </table:table-cell>
          <table:table-cell office:value-type="float" office:value="212.22" calcext:value-type="float">
            <text:p>212.22</text:p>
          </table:table-cell>
          <table:table-cell office:value-type="float" office:value="212.44" calcext:value-type="float">
            <text:p>212.44</text:p>
          </table:table-cell>
          <table:table-cell office:value-type="float" office:value="209.39" calcext:value-type="float">
            <text:p>209.39</text:p>
          </table:table-cell>
          <table:table-cell table:formula="of:=MAX([.C311:.C319])" office:value-type="float" office:value="212.61" calcext:value-type="float">
            <text:p>212.61</text:p>
          </table:table-cell>
          <table:table-cell table:formula="of:=MIN([.D311:.D319])" office:value-type="float" office:value="211.86" calcext:value-type="float">
            <text:p>211.86</text:p>
          </table:table-cell>
          <table:table-cell table:formula="of:=([.G319]+[.H319])/2" office:value-type="float" office:value="212.235" calcext:value-type="float">
            <text:p>212.235</text:p>
          </table:table-cell>
          <table:table-cell table:formula="of:=MAX([.C294:.C319])" office:value-type="float" office:value="212.61" calcext:value-type="float">
            <text:p>212.61</text:p>
          </table:table-cell>
          <table:table-cell table:formula="of:=MIN([.D294:.D319])" office:value-type="float" office:value="209.58" calcext:value-type="float">
            <text:p>209.58</text:p>
          </table:table-cell>
          <table:table-cell table:formula="of:=([.J319]+[.K319])/2" office:value-type="float" office:value="211.095" calcext:value-type="float">
            <text:p>211.095</text:p>
          </table:table-cell>
          <table:table-cell table:formula="of:=([.I293]+[.L293])/2" office:value-type="float" office:value="209.79" calcext:value-type="float">
            <text:p>209.79</text:p>
          </table:table-cell>
          <table:table-cell table:formula="of:=MAX([.C268:.C319])" office:value-type="float" office:value="212.61" calcext:value-type="float">
            <text:p>212.61</text:p>
          </table:table-cell>
          <table:table-cell table:formula="of:=MIN([.D268:.D319])" office:value-type="float" office:value="206.76" calcext:value-type="float">
            <text:p>206.76</text:p>
          </table:table-cell>
          <table:table-cell table:formula="of:=([.O293]+[.N293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8/05/15 10:00:00 +08:00</text:p>
          </table:table-cell>
          <table:table-cell office:value-type="float" office:value="212.24" calcext:value-type="float">
            <text:p>212.24</text:p>
          </table:table-cell>
          <table:table-cell office:value-type="float" office:value="212.6" calcext:value-type="float">
            <text:p>212.6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2.55" calcext:value-type="float">
            <text:p>212.55</text:p>
          </table:table-cell>
          <table:table-cell office:value-type="float" office:value="209.39" calcext:value-type="float">
            <text:p>209.39</text:p>
          </table:table-cell>
          <table:table-cell table:formula="of:=MAX([.C312:.C320])" office:value-type="float" office:value="212.61" calcext:value-type="float">
            <text:p>212.61</text:p>
          </table:table-cell>
          <table:table-cell table:formula="of:=MIN([.D312:.D320])" office:value-type="float" office:value="211.86" calcext:value-type="float">
            <text:p>211.86</text:p>
          </table:table-cell>
          <table:table-cell table:formula="of:=([.G320]+[.H320])/2" office:value-type="float" office:value="212.235" calcext:value-type="float">
            <text:p>212.235</text:p>
          </table:table-cell>
          <table:table-cell table:formula="of:=MAX([.C295:.C320])" office:value-type="float" office:value="212.61" calcext:value-type="float">
            <text:p>212.61</text:p>
          </table:table-cell>
          <table:table-cell table:formula="of:=MIN([.D295:.D320])" office:value-type="float" office:value="209.58" calcext:value-type="float">
            <text:p>209.58</text:p>
          </table:table-cell>
          <table:table-cell table:formula="of:=([.J320]+[.K320])/2" office:value-type="float" office:value="211.095" calcext:value-type="float">
            <text:p>211.095</text:p>
          </table:table-cell>
          <table:table-cell table:formula="of:=([.I294]+[.L294])/2" office:value-type="float" office:value="209.79" calcext:value-type="float">
            <text:p>209.79</text:p>
          </table:table-cell>
          <table:table-cell table:formula="of:=MAX([.C269:.C320])" office:value-type="float" office:value="212.61" calcext:value-type="float">
            <text:p>212.61</text:p>
          </table:table-cell>
          <table:table-cell table:formula="of:=MIN([.D269:.D320])" office:value-type="float" office:value="206.76" calcext:value-type="float">
            <text:p>206.76</text:p>
          </table:table-cell>
          <table:table-cell table:formula="of:=([.O294]+[.N294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8/05/15 11:00:00 +08:00</text:p>
          </table:table-cell>
          <table:table-cell office:value-type="float" office:value="212.55" calcext:value-type="float">
            <text:p>212.55</text:p>
          </table:table-cell>
          <table:table-cell office:value-type="float" office:value="212.6" calcext:value-type="float">
            <text:p>212.6</text:p>
          </table:table-cell>
          <table:table-cell office:value-type="float" office:value="212.25" calcext:value-type="float">
            <text:p>212.25</text:p>
          </table:table-cell>
          <table:table-cell office:value-type="float" office:value="212.42" calcext:value-type="float">
            <text:p>212.42</text:p>
          </table:table-cell>
          <table:table-cell office:value-type="float" office:value="209.39" calcext:value-type="float">
            <text:p>209.39</text:p>
          </table:table-cell>
          <table:table-cell table:formula="of:=MAX([.C313:.C321])" office:value-type="float" office:value="212.61" calcext:value-type="float">
            <text:p>212.61</text:p>
          </table:table-cell>
          <table:table-cell table:formula="of:=MIN([.D313:.D321])" office:value-type="float" office:value="211.86" calcext:value-type="float">
            <text:p>211.86</text:p>
          </table:table-cell>
          <table:table-cell table:formula="of:=([.G321]+[.H321])/2" office:value-type="float" office:value="212.235" calcext:value-type="float">
            <text:p>212.235</text:p>
          </table:table-cell>
          <table:table-cell table:formula="of:=MAX([.C296:.C321])" office:value-type="float" office:value="212.61" calcext:value-type="float">
            <text:p>212.61</text:p>
          </table:table-cell>
          <table:table-cell table:formula="of:=MIN([.D296:.D321])" office:value-type="float" office:value="209.74" calcext:value-type="float">
            <text:p>209.74</text:p>
          </table:table-cell>
          <table:table-cell table:formula="of:=([.J321]+[.K321])/2" office:value-type="float" office:value="211.175" calcext:value-type="float">
            <text:p>211.175</text:p>
          </table:table-cell>
          <table:table-cell table:formula="of:=([.I295]+[.L295])/2" office:value-type="float" office:value="209.77" calcext:value-type="float">
            <text:p>209.77</text:p>
          </table:table-cell>
          <table:table-cell table:formula="of:=MAX([.C270:.C321])" office:value-type="float" office:value="212.61" calcext:value-type="float">
            <text:p>212.61</text:p>
          </table:table-cell>
          <table:table-cell table:formula="of:=MIN([.D270:.D321])" office:value-type="float" office:value="206.89" calcext:value-type="float">
            <text:p>206.89</text:p>
          </table:table-cell>
          <table:table-cell table:formula="of:=([.O295]+[.N295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8/05/15 12:00:00 +08:00</text:p>
          </table:table-cell>
          <table:table-cell office:value-type="float" office:value="212.43" calcext:value-type="float">
            <text:p>212.43</text:p>
          </table:table-cell>
          <table:table-cell office:value-type="float" office:value="212.99" calcext:value-type="float">
            <text:p>212.99</text:p>
          </table:table-cell>
          <table:table-cell office:value-type="float" office:value="212.43" calcext:value-type="float">
            <text:p>212.43</text:p>
          </table:table-cell>
          <table:table-cell office:value-type="float" office:value="212.9" calcext:value-type="float">
            <text:p>212.9</text:p>
          </table:table-cell>
          <table:table-cell office:value-type="float" office:value="209.39" calcext:value-type="float">
            <text:p>209.39</text:p>
          </table:table-cell>
          <table:table-cell table:formula="of:=MAX([.C314:.C322])" office:value-type="float" office:value="212.99" calcext:value-type="float">
            <text:p>212.99</text:p>
          </table:table-cell>
          <table:table-cell table:formula="of:=MIN([.D314:.D322])" office:value-type="float" office:value="211.86" calcext:value-type="float">
            <text:p>211.86</text:p>
          </table:table-cell>
          <table:table-cell table:formula="of:=([.G322]+[.H322])/2" office:value-type="float" office:value="212.425" calcext:value-type="float">
            <text:p>212.425</text:p>
          </table:table-cell>
          <table:table-cell table:formula="of:=MAX([.C297:.C322])" office:value-type="float" office:value="212.99" calcext:value-type="float">
            <text:p>212.99</text:p>
          </table:table-cell>
          <table:table-cell table:formula="of:=MIN([.D297:.D322])" office:value-type="float" office:value="209.74" calcext:value-type="float">
            <text:p>209.74</text:p>
          </table:table-cell>
          <table:table-cell table:formula="of:=([.J322]+[.K322])/2" office:value-type="float" office:value="211.365" calcext:value-type="float">
            <text:p>211.365</text:p>
          </table:table-cell>
          <table:table-cell table:formula="of:=([.I296]+[.L296])/2" office:value-type="float" office:value="209.9025" calcext:value-type="float">
            <text:p>209.9025</text:p>
          </table:table-cell>
          <table:table-cell table:formula="of:=MAX([.C271:.C322])" office:value-type="float" office:value="212.99" calcext:value-type="float">
            <text:p>212.99</text:p>
          </table:table-cell>
          <table:table-cell table:formula="of:=MIN([.D271:.D322])" office:value-type="float" office:value="207.52" calcext:value-type="float">
            <text:p>207.52</text:p>
          </table:table-cell>
          <table:table-cell table:formula="of:=([.O296]+[.N296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8/05/15 13:00:00 +08:00</text:p>
          </table:table-cell>
          <table:table-cell office:value-type="float" office:value="212.9" calcext:value-type="float">
            <text:p>212.9</text:p>
          </table:table-cell>
          <table:table-cell office:value-type="float" office:value="212.99" calcext:value-type="float">
            <text:p>212.99</text:p>
          </table:table-cell>
          <table:table-cell office:value-type="float" office:value="212.56" calcext:value-type="float">
            <text:p>212.56</text:p>
          </table:table-cell>
          <table:table-cell office:value-type="float" office:value="212.9" calcext:value-type="float">
            <text:p>212.9</text:p>
          </table:table-cell>
          <table:table-cell office:value-type="float" office:value="209.39" calcext:value-type="float">
            <text:p>209.39</text:p>
          </table:table-cell>
          <table:table-cell table:formula="of:=MAX([.C315:.C323])" office:value-type="float" office:value="212.99" calcext:value-type="float">
            <text:p>212.99</text:p>
          </table:table-cell>
          <table:table-cell table:formula="of:=MIN([.D315:.D323])" office:value-type="float" office:value="211.94" calcext:value-type="float">
            <text:p>211.94</text:p>
          </table:table-cell>
          <table:table-cell table:formula="of:=([.G323]+[.H323])/2" office:value-type="float" office:value="212.465" calcext:value-type="float">
            <text:p>212.465</text:p>
          </table:table-cell>
          <table:table-cell table:formula="of:=MAX([.C298:.C323])" office:value-type="float" office:value="212.99" calcext:value-type="float">
            <text:p>212.99</text:p>
          </table:table-cell>
          <table:table-cell table:formula="of:=MIN([.D298:.D323])" office:value-type="float" office:value="209.74" calcext:value-type="float">
            <text:p>209.74</text:p>
          </table:table-cell>
          <table:table-cell table:formula="of:=([.J323]+[.K323])/2" office:value-type="float" office:value="211.365" calcext:value-type="float">
            <text:p>211.365</text:p>
          </table:table-cell>
          <table:table-cell table:formula="of:=([.I297]+[.L297])/2" office:value-type="float" office:value="209.8625" calcext:value-type="float">
            <text:p>209.8625</text:p>
          </table:table-cell>
          <table:table-cell table:formula="of:=MAX([.C272:.C323])" office:value-type="float" office:value="212.99" calcext:value-type="float">
            <text:p>212.99</text:p>
          </table:table-cell>
          <table:table-cell table:formula="of:=MIN([.D272:.D323])" office:value-type="float" office:value="207.52" calcext:value-type="float">
            <text:p>207.52</text:p>
          </table:table-cell>
          <table:table-cell table:formula="of:=([.O297]+[.N297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8/05/15 14:00:00 +08:00</text:p>
          </table:table-cell>
          <table:table-cell office:value-type="float" office:value="212.9" calcext:value-type="float">
            <text:p>212.9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88" calcext:value-type="float">
            <text:p>212.88</text:p>
          </table:table-cell>
          <table:table-cell office:value-type="float" office:value="213.14" calcext:value-type="float">
            <text:p>213.14</text:p>
          </table:table-cell>
          <table:table-cell office:value-type="float" office:value="209.39" calcext:value-type="float">
            <text:p>209.39</text:p>
          </table:table-cell>
          <table:table-cell table:formula="of:=MAX([.C316:.C324])" office:value-type="float" office:value="213.2" calcext:value-type="float">
            <text:p>213.2</text:p>
          </table:table-cell>
          <table:table-cell table:formula="of:=MIN([.D316:.D324])" office:value-type="float" office:value="211.94" calcext:value-type="float">
            <text:p>211.94</text:p>
          </table:table-cell>
          <table:table-cell table:formula="of:=([.G324]+[.H324])/2" office:value-type="float" office:value="212.57" calcext:value-type="float">
            <text:p>212.57</text:p>
          </table:table-cell>
          <table:table-cell table:formula="of:=MAX([.C299:.C324])" office:value-type="float" office:value="213.2" calcext:value-type="float">
            <text:p>213.2</text:p>
          </table:table-cell>
          <table:table-cell table:formula="of:=MIN([.D299:.D324])" office:value-type="float" office:value="209.74" calcext:value-type="float">
            <text:p>209.74</text:p>
          </table:table-cell>
          <table:table-cell table:formula="of:=([.J324]+[.K324])/2" office:value-type="float" office:value="211.47" calcext:value-type="float">
            <text:p>211.47</text:p>
          </table:table-cell>
          <table:table-cell table:formula="of:=([.I298]+[.L298])/2" office:value-type="float" office:value="210.0175" calcext:value-type="float">
            <text:p>210.0175</text:p>
          </table:table-cell>
          <table:table-cell table:formula="of:=MAX([.C273:.C324])" office:value-type="float" office:value="213.2" calcext:value-type="float">
            <text:p>213.2</text:p>
          </table:table-cell>
          <table:table-cell table:formula="of:=MIN([.D273:.D324])" office:value-type="float" office:value="208.31" calcext:value-type="float">
            <text:p>208.31</text:p>
          </table:table-cell>
          <table:table-cell table:formula="of:=([.O298]+[.N298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8/05/15 15:00:00 +08:00</text:p>
          </table:table-cell>
          <table:table-cell office:value-type="float" office:value="213.15" calcext:value-type="float">
            <text:p>213.15</text:p>
          </table:table-cell>
          <table:table-cell office:value-type="float" office:value="213.28" calcext:value-type="float">
            <text:p>213.28</text:p>
          </table:table-cell>
          <table:table-cell office:value-type="float" office:value="213.09" calcext:value-type="float">
            <text:p>213.09</text:p>
          </table:table-cell>
          <table:table-cell office:value-type="float" office:value="213.24" calcext:value-type="float">
            <text:p>213.24</text:p>
          </table:table-cell>
          <table:table-cell office:value-type="float" office:value="209.39" calcext:value-type="float">
            <text:p>209.39</text:p>
          </table:table-cell>
          <table:table-cell table:formula="of:=MAX([.C317:.C325])" office:value-type="float" office:value="213.28" calcext:value-type="float">
            <text:p>213.28</text:p>
          </table:table-cell>
          <table:table-cell table:formula="of:=MIN([.D317:.D325])" office:value-type="float" office:value="211.97" calcext:value-type="float">
            <text:p>211.97</text:p>
          </table:table-cell>
          <table:table-cell table:formula="of:=([.G325]+[.H325])/2" office:value-type="float" office:value="212.625" calcext:value-type="float">
            <text:p>212.625</text:p>
          </table:table-cell>
          <table:table-cell table:formula="of:=MAX([.C300:.C325])" office:value-type="float" office:value="213.28" calcext:value-type="float">
            <text:p>213.28</text:p>
          </table:table-cell>
          <table:table-cell table:formula="of:=MIN([.D300:.D325])" office:value-type="float" office:value="209.74" calcext:value-type="float">
            <text:p>209.74</text:p>
          </table:table-cell>
          <table:table-cell table:formula="of:=([.J325]+[.K325])/2" office:value-type="float" office:value="211.51" calcext:value-type="float">
            <text:p>211.51</text:p>
          </table:table-cell>
          <table:table-cell table:formula="of:=([.I299]+[.L299])/2" office:value-type="float" office:value="210.0875" calcext:value-type="float">
            <text:p>210.0875</text:p>
          </table:table-cell>
          <table:table-cell table:formula="of:=MAX([.C274:.C325])" office:value-type="float" office:value="213.28" calcext:value-type="float">
            <text:p>213.28</text:p>
          </table:table-cell>
          <table:table-cell table:formula="of:=MIN([.D274:.D325])" office:value-type="float" office:value="208.62" calcext:value-type="float">
            <text:p>208.62</text:p>
          </table:table-cell>
          <table:table-cell table:formula="of:=([.O299]+[.N299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8/05/15 16:00:00 +08:00</text:p>
          </table:table-cell>
          <table:table-cell office:value-type="float" office:value="213.24" calcext:value-type="float">
            <text:p>213.24</text:p>
          </table:table-cell>
          <table:table-cell office:value-type="float" office:value="213.4" calcext:value-type="float">
            <text:p>213.4</text:p>
          </table:table-cell>
          <table:table-cell office:value-type="float" office:value="213.06" calcext:value-type="float">
            <text:p>213.06</text:p>
          </table:table-cell>
          <table:table-cell office:value-type="float" office:value="213.1" calcext:value-type="float">
            <text:p>213.1</text:p>
          </table:table-cell>
          <table:table-cell office:value-type="float" office:value="209.39" calcext:value-type="float">
            <text:p>209.39</text:p>
          </table:table-cell>
          <table:table-cell table:formula="of:=MAX([.C318:.C326])" office:value-type="float" office:value="213.4" calcext:value-type="float">
            <text:p>213.4</text:p>
          </table:table-cell>
          <table:table-cell table:formula="of:=MIN([.D318:.D326])" office:value-type="float" office:value="211.97" calcext:value-type="float">
            <text:p>211.97</text:p>
          </table:table-cell>
          <table:table-cell table:formula="of:=([.G326]+[.H326])/2" office:value-type="float" office:value="212.685" calcext:value-type="float">
            <text:p>212.685</text:p>
          </table:table-cell>
          <table:table-cell table:formula="of:=MAX([.C301:.C326])" office:value-type="float" office:value="213.4" calcext:value-type="float">
            <text:p>213.4</text:p>
          </table:table-cell>
          <table:table-cell table:formula="of:=MIN([.D301:.D326])" office:value-type="float" office:value="209.74" calcext:value-type="float">
            <text:p>209.74</text:p>
          </table:table-cell>
          <table:table-cell table:formula="of:=([.J326]+[.K326])/2" office:value-type="float" office:value="211.57" calcext:value-type="float">
            <text:p>211.57</text:p>
          </table:table-cell>
          <table:table-cell table:formula="of:=([.I300]+[.L300])/2" office:value-type="float" office:value="210.0875" calcext:value-type="float">
            <text:p>210.0875</text:p>
          </table:table-cell>
          <table:table-cell table:formula="of:=MAX([.C275:.C326])" office:value-type="float" office:value="213.4" calcext:value-type="float">
            <text:p>213.4</text:p>
          </table:table-cell>
          <table:table-cell table:formula="of:=MIN([.D275:.D326])" office:value-type="float" office:value="208.62" calcext:value-type="float">
            <text:p>208.62</text:p>
          </table:table-cell>
          <table:table-cell table:formula="of:=([.O300]+[.N300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9/05/15 10:00:00 +08:00</text:p>
          </table:table-cell>
          <table:table-cell office:value-type="float" office:value="213.26" calcext:value-type="float">
            <text:p>213.26</text:p>
          </table:table-cell>
          <table:table-cell office:value-type="float" office:value="213.32" calcext:value-type="float">
            <text:p>213.32</text:p>
          </table:table-cell>
          <table:table-cell office:value-type="float" office:value="212.8" calcext:value-type="float">
            <text:p>212.8</text:p>
          </table:table-cell>
          <table:table-cell office:value-type="float" office:value="213.07" calcext:value-type="float">
            <text:p>213.07</text:p>
          </table:table-cell>
          <table:table-cell office:value-type="float" office:value="209.39" calcext:value-type="float">
            <text:p>209.39</text:p>
          </table:table-cell>
          <table:table-cell table:formula="of:=MAX([.C319:.C327])" office:value-type="float" office:value="213.4" calcext:value-type="float">
            <text:p>213.4</text:p>
          </table:table-cell>
          <table:table-cell table:formula="of:=MIN([.D319:.D327])" office:value-type="float" office:value="212.16" calcext:value-type="float">
            <text:p>212.16</text:p>
          </table:table-cell>
          <table:table-cell table:formula="of:=([.G327]+[.H327])/2" office:value-type="float" office:value="212.78" calcext:value-type="float">
            <text:p>212.78</text:p>
          </table:table-cell>
          <table:table-cell table:formula="of:=MAX([.C302:.C327])" office:value-type="float" office:value="213.4" calcext:value-type="float">
            <text:p>213.4</text:p>
          </table:table-cell>
          <table:table-cell table:formula="of:=MIN([.D302:.D327])" office:value-type="float" office:value="209.74" calcext:value-type="float">
            <text:p>209.74</text:p>
          </table:table-cell>
          <table:table-cell table:formula="of:=([.J327]+[.K327])/2" office:value-type="float" office:value="211.57" calcext:value-type="float">
            <text:p>211.57</text:p>
          </table:table-cell>
          <table:table-cell table:formula="of:=([.I301]+[.L301])/2" office:value-type="float" office:value="210.1175" calcext:value-type="float">
            <text:p>210.1175</text:p>
          </table:table-cell>
          <table:table-cell table:formula="of:=MAX([.C276:.C327])" office:value-type="float" office:value="213.4" calcext:value-type="float">
            <text:p>213.4</text:p>
          </table:table-cell>
          <table:table-cell table:formula="of:=MIN([.D276:.D327])" office:value-type="float" office:value="208.62" calcext:value-type="float">
            <text:p>208.62</text:p>
          </table:table-cell>
          <table:table-cell table:formula="of:=([.O301]+[.N301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9/05/15 11:00:00 +08:00</text:p>
          </table:table-cell>
          <table:table-cell office:value-type="float" office:value="213.07" calcext:value-type="float">
            <text:p>213.07</text:p>
          </table:table-cell>
          <table:table-cell office:value-type="float" office:value="213.31" calcext:value-type="float">
            <text:p>213.31</text:p>
          </table:table-cell>
          <table:table-cell office:value-type="float" office:value="212.86" calcext:value-type="float">
            <text:p>212.86</text:p>
          </table:table-cell>
          <table:table-cell office:value-type="float" office:value="213.08" calcext:value-type="float">
            <text:p>213.08</text:p>
          </table:table-cell>
          <table:table-cell office:value-type="float" office:value="209.39" calcext:value-type="float">
            <text:p>209.39</text:p>
          </table:table-cell>
          <table:table-cell table:formula="of:=MAX([.C320:.C328])" office:value-type="float" office:value="213.4" calcext:value-type="float">
            <text:p>213.4</text:p>
          </table:table-cell>
          <table:table-cell table:formula="of:=MIN([.D320:.D328])" office:value-type="float" office:value="212.16" calcext:value-type="float">
            <text:p>212.16</text:p>
          </table:table-cell>
          <table:table-cell table:formula="of:=([.G328]+[.H328])/2" office:value-type="float" office:value="212.78" calcext:value-type="float">
            <text:p>212.78</text:p>
          </table:table-cell>
          <table:table-cell table:formula="of:=MAX([.C303:.C328])" office:value-type="float" office:value="213.4" calcext:value-type="float">
            <text:p>213.4</text:p>
          </table:table-cell>
          <table:table-cell table:formula="of:=MIN([.D303:.D328])" office:value-type="float" office:value="209.74" calcext:value-type="float">
            <text:p>209.74</text:p>
          </table:table-cell>
          <table:table-cell table:formula="of:=([.J328]+[.K328])/2" office:value-type="float" office:value="211.57" calcext:value-type="float">
            <text:p>211.57</text:p>
          </table:table-cell>
          <table:table-cell table:formula="of:=([.I302]+[.L302])/2" office:value-type="float" office:value="210.3275" calcext:value-type="float">
            <text:p>210.3275</text:p>
          </table:table-cell>
          <table:table-cell table:formula="of:=MAX([.C277:.C328])" office:value-type="float" office:value="213.4" calcext:value-type="float">
            <text:p>213.4</text:p>
          </table:table-cell>
          <table:table-cell table:formula="of:=MIN([.D277:.D328])" office:value-type="float" office:value="208.62" calcext:value-type="float">
            <text:p>208.62</text:p>
          </table:table-cell>
          <table:table-cell table:formula="of:=([.O302]+[.N302])/2" office:value-type="float" office:value="209.39" calcext:value-type="float">
            <text:p>209.39</text:p>
          </table:table-cell>
        </table:table-row>
        <table:table-row table:style-name="ro1">
          <table:table-cell office:value-type="string" calcext:value-type="string">
            <text:p>19/05/15 12:00:00 +08:00</text:p>
          </table:table-cell>
          <table:table-cell office:value-type="float" office:value="213.08" calcext:value-type="float">
            <text:p>213.08</text:p>
          </table:table-cell>
          <table:table-cell office:value-type="float" office:value="213.36" calcext:value-type="float">
            <text:p>213.36</text:p>
          </table:table-cell>
          <table:table-cell office:value-type="float" office:value="212.93" calcext:value-type="float">
            <text:p>212.93</text:p>
          </table:table-cell>
          <table:table-cell office:value-type="float" office:value="213.19" calcext:value-type="float">
            <text:p>213.19</text:p>
          </table:table-cell>
          <table:table-cell office:value-type="float" office:value="209.325" calcext:value-type="float">
            <text:p>209.325</text:p>
          </table:table-cell>
          <table:table-cell table:formula="of:=MAX([.C321:.C329])" office:value-type="float" office:value="213.4" calcext:value-type="float">
            <text:p>213.4</text:p>
          </table:table-cell>
          <table:table-cell table:formula="of:=MIN([.D321:.D329])" office:value-type="float" office:value="212.25" calcext:value-type="float">
            <text:p>212.25</text:p>
          </table:table-cell>
          <table:table-cell table:formula="of:=([.G329]+[.H329])/2" office:value-type="float" office:value="212.825" calcext:value-type="float">
            <text:p>212.825</text:p>
          </table:table-cell>
          <table:table-cell table:formula="of:=MAX([.C304:.C329])" office:value-type="float" office:value="213.4" calcext:value-type="float">
            <text:p>213.4</text:p>
          </table:table-cell>
          <table:table-cell table:formula="of:=MIN([.D304:.D329])" office:value-type="float" office:value="209.74" calcext:value-type="float">
            <text:p>209.74</text:p>
          </table:table-cell>
          <table:table-cell table:formula="of:=([.J329]+[.K329])/2" office:value-type="float" office:value="211.57" calcext:value-type="float">
            <text:p>211.57</text:p>
          </table:table-cell>
          <table:table-cell table:formula="of:=([.I303]+[.L303])/2" office:value-type="float" office:value="210.3275" calcext:value-type="float">
            <text:p>210.3275</text:p>
          </table:table-cell>
          <table:table-cell table:formula="of:=MAX([.C278:.C329])" office:value-type="float" office:value="213.4" calcext:value-type="float">
            <text:p>213.4</text:p>
          </table:table-cell>
          <table:table-cell table:formula="of:=MIN([.D278:.D329])" office:value-type="float" office:value="208.62" calcext:value-type="float">
            <text:p>208.62</text:p>
          </table:table-cell>
          <table:table-cell table:formula="of:=([.O303]+[.N303])/2" office:value-type="float" office:value="209.325" calcext:value-type="float">
            <text:p>209.325</text:p>
          </table:table-cell>
        </table:table-row>
        <table:table-row table:style-name="ro1">
          <table:table-cell office:value-type="string" calcext:value-type="string">
            <text:p>19/05/15 13:00:00 +08:00</text:p>
          </table:table-cell>
          <table:table-cell office:value-type="float" office:value="213.19" calcext:value-type="float">
            <text:p>213.19</text:p>
          </table:table-cell>
          <table:table-cell office:value-type="float" office:value="213.3" calcext:value-type="float">
            <text:p>213.3</text:p>
          </table:table-cell>
          <table:table-cell office:value-type="float" office:value="213.08" calcext:value-type="float">
            <text:p>213.08</text:p>
          </table:table-cell>
          <table:table-cell office:value-type="float" office:value="213.2" calcext:value-type="float">
            <text:p>213.2</text:p>
          </table:table-cell>
          <table:table-cell office:value-type="float" office:value="209.325" calcext:value-type="float">
            <text:p>209.325</text:p>
          </table:table-cell>
          <table:table-cell table:formula="of:=MAX([.C322:.C330])" office:value-type="float" office:value="213.4" calcext:value-type="float">
            <text:p>213.4</text:p>
          </table:table-cell>
          <table:table-cell table:formula="of:=MIN([.D322:.D330])" office:value-type="float" office:value="212.43" calcext:value-type="float">
            <text:p>212.43</text:p>
          </table:table-cell>
          <table:table-cell table:formula="of:=([.G330]+[.H330])/2" office:value-type="float" office:value="212.915" calcext:value-type="float">
            <text:p>212.915</text:p>
          </table:table-cell>
          <table:table-cell table:formula="of:=MAX([.C305:.C330])" office:value-type="float" office:value="213.4" calcext:value-type="float">
            <text:p>213.4</text:p>
          </table:table-cell>
          <table:table-cell table:formula="of:=MIN([.D305:.D330])" office:value-type="float" office:value="209.74" calcext:value-type="float">
            <text:p>209.74</text:p>
          </table:table-cell>
          <table:table-cell table:formula="of:=([.J330]+[.K330])/2" office:value-type="float" office:value="211.57" calcext:value-type="float">
            <text:p>211.57</text:p>
          </table:table-cell>
          <table:table-cell table:formula="of:=([.I304]+[.L304])/2" office:value-type="float" office:value="210.395" calcext:value-type="float">
            <text:p>210.395</text:p>
          </table:table-cell>
          <table:table-cell table:formula="of:=MAX([.C279:.C330])" office:value-type="float" office:value="213.4" calcext:value-type="float">
            <text:p>213.4</text:p>
          </table:table-cell>
          <table:table-cell table:formula="of:=MIN([.D279:.D330])" office:value-type="float" office:value="208.62" calcext:value-type="float">
            <text:p>208.62</text:p>
          </table:table-cell>
          <table:table-cell table:formula="of:=([.O304]+[.N304])/2" office:value-type="float" office:value="209.325" calcext:value-type="float">
            <text:p>209.325</text:p>
          </table:table-cell>
        </table:table-row>
        <table:table-row table:style-name="ro1">
          <table:table-cell office:value-type="string" calcext:value-type="string">
            <text:p>19/05/15 14:00:00 +08:00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57" calcext:value-type="float">
            <text:p>213.57</text:p>
          </table:table-cell>
          <table:table-cell office:value-type="float" office:value="213.15" calcext:value-type="float">
            <text:p>213.15</text:p>
          </table:table-cell>
          <table:table-cell office:value-type="float" office:value="213.45" calcext:value-type="float">
            <text:p>213.45</text:p>
          </table:table-cell>
          <table:table-cell office:value-type="float" office:value="209.325" calcext:value-type="float">
            <text:p>209.325</text:p>
          </table:table-cell>
          <table:table-cell table:formula="of:=MAX([.C323:.C331])" office:value-type="float" office:value="213.57" calcext:value-type="float">
            <text:p>213.57</text:p>
          </table:table-cell>
          <table:table-cell table:formula="of:=MIN([.D323:.D331])" office:value-type="float" office:value="212.56" calcext:value-type="float">
            <text:p>212.56</text:p>
          </table:table-cell>
          <table:table-cell table:formula="of:=([.G331]+[.H331])/2" office:value-type="float" office:value="213.065" calcext:value-type="float">
            <text:p>213.065</text:p>
          </table:table-cell>
          <table:table-cell table:formula="of:=MAX([.C306:.C331])" office:value-type="float" office:value="213.57" calcext:value-type="float">
            <text:p>213.57</text:p>
          </table:table-cell>
          <table:table-cell table:formula="of:=MIN([.D306:.D331])" office:value-type="float" office:value="210.91" calcext:value-type="float">
            <text:p>210.91</text:p>
          </table:table-cell>
          <table:table-cell table:formula="of:=([.J331]+[.K331])/2" office:value-type="float" office:value="212.24" calcext:value-type="float">
            <text:p>212.24</text:p>
          </table:table-cell>
          <table:table-cell table:formula="of:=([.I305]+[.L305])/2" office:value-type="float" office:value="210.3675" calcext:value-type="float">
            <text:p>210.3675</text:p>
          </table:table-cell>
          <table:table-cell table:formula="of:=MAX([.C280:.C331])" office:value-type="float" office:value="213.57" calcext:value-type="float">
            <text:p>213.57</text:p>
          </table:table-cell>
          <table:table-cell table:formula="of:=MIN([.D280:.D331])" office:value-type="float" office:value="208.62" calcext:value-type="float">
            <text:p>208.62</text:p>
          </table:table-cell>
          <table:table-cell table:formula="of:=([.O305]+[.N305])/2" office:value-type="float" office:value="209.325" calcext:value-type="float">
            <text:p>209.325</text:p>
          </table:table-cell>
        </table:table-row>
        <table:table-row table:style-name="ro1">
          <table:table-cell office:value-type="string" calcext:value-type="string">
            <text:p>19/05/15 15:00:00 +08:00</text:p>
          </table:table-cell>
          <table:table-cell office:value-type="float" office:value="213.46" calcext:value-type="float">
            <text:p>213.46</text:p>
          </table:table-cell>
          <table:table-cell office:value-type="float" office:value="213.49" calcext:value-type="float">
            <text:p>213.49</text:p>
          </table:table-cell>
          <table:table-cell office:value-type="float" office:value="212.97" calcext:value-type="float">
            <text:p>212.97</text:p>
          </table:table-cell>
          <table:table-cell office:value-type="float" office:value="213.18" calcext:value-type="float">
            <text:p>213.18</text:p>
          </table:table-cell>
          <table:table-cell office:value-type="float" office:value="209.325" calcext:value-type="float">
            <text:p>209.325</text:p>
          </table:table-cell>
          <table:table-cell table:formula="of:=MAX([.C324:.C332])" office:value-type="float" office:value="213.57" calcext:value-type="float">
            <text:p>213.57</text:p>
          </table:table-cell>
          <table:table-cell table:formula="of:=MIN([.D324:.D332])" office:value-type="float" office:value="212.8" calcext:value-type="float">
            <text:p>212.8</text:p>
          </table:table-cell>
          <table:table-cell table:formula="of:=([.G332]+[.H332])/2" office:value-type="float" office:value="213.185" calcext:value-type="float">
            <text:p>213.185</text:p>
          </table:table-cell>
          <table:table-cell table:formula="of:=MAX([.C307:.C332])" office:value-type="float" office:value="213.57" calcext:value-type="float">
            <text:p>213.57</text:p>
          </table:table-cell>
          <table:table-cell table:formula="of:=MIN([.D307:.D332])" office:value-type="float" office:value="210.94" calcext:value-type="float">
            <text:p>210.94</text:p>
          </table:table-cell>
          <table:table-cell table:formula="of:=([.J332]+[.K332])/2" office:value-type="float" office:value="212.255" calcext:value-type="float">
            <text:p>212.255</text:p>
          </table:table-cell>
          <table:table-cell table:formula="of:=([.I306]+[.L306])/2" office:value-type="float" office:value="210.4325" calcext:value-type="float">
            <text:p>210.4325</text:p>
          </table:table-cell>
          <table:table-cell table:formula="of:=MAX([.C281:.C332])" office:value-type="float" office:value="213.57" calcext:value-type="float">
            <text:p>213.57</text:p>
          </table:table-cell>
          <table:table-cell table:formula="of:=MIN([.D281:.D332])" office:value-type="float" office:value="208.62" calcext:value-type="float">
            <text:p>208.62</text:p>
          </table:table-cell>
          <table:table-cell table:formula="of:=([.O306]+[.N306])/2" office:value-type="float" office:value="209.325" calcext:value-type="float">
            <text:p>209.325</text:p>
          </table:table-cell>
        </table:table-row>
        <table:table-row table:style-name="ro1">
          <table:table-cell office:value-type="string" calcext:value-type="string">
            <text:p>19/05/15 16:00:00 +08:00</text:p>
          </table:table-cell>
          <table:table-cell office:value-type="float" office:value="213.18" calcext:value-type="float">
            <text:p>213.18</text:p>
          </table:table-cell>
          <table:table-cell office:value-type="float" office:value="213.19" calcext:value-type="float">
            <text:p>213.19</text:p>
          </table:table-cell>
          <table:table-cell office:value-type="float" office:value="212.69" calcext:value-type="float">
            <text:p>212.69</text:p>
          </table:table-cell>
          <table:table-cell office:value-type="float" office:value="213.03" calcext:value-type="float">
            <text:p>213.03</text:p>
          </table:table-cell>
          <table:table-cell office:value-type="float" office:value="209.325" calcext:value-type="float">
            <text:p>209.325</text:p>
          </table:table-cell>
          <table:table-cell table:formula="of:=MAX([.C325:.C333])" office:value-type="float" office:value="213.57" calcext:value-type="float">
            <text:p>213.57</text:p>
          </table:table-cell>
          <table:table-cell table:formula="of:=MIN([.D325:.D333])" office:value-type="float" office:value="212.69" calcext:value-type="float">
            <text:p>212.69</text:p>
          </table:table-cell>
          <table:table-cell table:formula="of:=([.G333]+[.H333])/2" office:value-type="float" office:value="213.13" calcext:value-type="float">
            <text:p>213.13</text:p>
          </table:table-cell>
          <table:table-cell table:formula="of:=MAX([.C308:.C333])" office:value-type="float" office:value="213.57" calcext:value-type="float">
            <text:p>213.57</text:p>
          </table:table-cell>
          <table:table-cell table:formula="of:=MIN([.D308:.D333])" office:value-type="float" office:value="211.33" calcext:value-type="float">
            <text:p>211.33</text:p>
          </table:table-cell>
          <table:table-cell table:formula="of:=([.J333]+[.K333])/2" office:value-type="float" office:value="212.45" calcext:value-type="float">
            <text:p>212.45</text:p>
          </table:table-cell>
          <table:table-cell table:formula="of:=([.I307]+[.L307])/2" office:value-type="float" office:value="210.475" calcext:value-type="float">
            <text:p>210.475</text:p>
          </table:table-cell>
          <table:table-cell table:formula="of:=MAX([.C282:.C333])" office:value-type="float" office:value="213.57" calcext:value-type="float">
            <text:p>213.57</text:p>
          </table:table-cell>
          <table:table-cell table:formula="of:=MIN([.D282:.D333])" office:value-type="float" office:value="208.62" calcext:value-type="float">
            <text:p>208.62</text:p>
          </table:table-cell>
          <table:table-cell table:formula="of:=([.O307]+[.N307])/2" office:value-type="float" office:value="209.325" calcext:value-type="float">
            <text:p>209.325</text:p>
          </table:table-cell>
        </table:table-row>
        <table:table-row table:style-name="ro1">
          <table:table-cell office:value-type="string" calcext:value-type="string">
            <text:p>20/05/15 10:00:00 +08:00</text:p>
          </table:table-cell>
          <table:table-cell office:value-type="float" office:value="213.16" calcext:value-type="float">
            <text:p>213.16</text:p>
          </table:table-cell>
          <table:table-cell office:value-type="float" office:value="213.2" calcext:value-type="float">
            <text:p>213.2</text:p>
          </table:table-cell>
          <table:table-cell office:value-type="float" office:value="212.5" calcext:value-type="float">
            <text:p>212.5</text:p>
          </table:table-cell>
          <table:table-cell office:value-type="float" office:value="212.62" calcext:value-type="float">
            <text:p>212.62</text:p>
          </table:table-cell>
          <table:table-cell office:value-type="float" office:value="209.325" calcext:value-type="float">
            <text:p>209.325</text:p>
          </table:table-cell>
          <table:table-cell table:formula="of:=MAX([.C326:.C334])" office:value-type="float" office:value="213.57" calcext:value-type="float">
            <text:p>213.57</text:p>
          </table:table-cell>
          <table:table-cell table:formula="of:=MIN([.D326:.D334])" office:value-type="float" office:value="212.5" calcext:value-type="float">
            <text:p>212.5</text:p>
          </table:table-cell>
          <table:table-cell table:formula="of:=([.G334]+[.H334])/2" office:value-type="float" office:value="213.035" calcext:value-type="float">
            <text:p>213.035</text:p>
          </table:table-cell>
          <table:table-cell table:formula="of:=MAX([.C309:.C334])" office:value-type="float" office:value="213.57" calcext:value-type="float">
            <text:p>213.57</text:p>
          </table:table-cell>
          <table:table-cell table:formula="of:=MIN([.D309:.D334])" office:value-type="float" office:value="211.46" calcext:value-type="float">
            <text:p>211.46</text:p>
          </table:table-cell>
          <table:table-cell table:formula="of:=([.J334]+[.K334])/2" office:value-type="float" office:value="212.515" calcext:value-type="float">
            <text:p>212.515</text:p>
          </table:table-cell>
          <table:table-cell table:formula="of:=([.I308]+[.L308])/2" office:value-type="float" office:value="210.475" calcext:value-type="float">
            <text:p>210.475</text:p>
          </table:table-cell>
          <table:table-cell table:formula="of:=MAX([.C283:.C334])" office:value-type="float" office:value="213.57" calcext:value-type="float">
            <text:p>213.57</text:p>
          </table:table-cell>
          <table:table-cell table:formula="of:=MIN([.D283:.D334])" office:value-type="float" office:value="208.62" calcext:value-type="float">
            <text:p>208.62</text:p>
          </table:table-cell>
          <table:table-cell table:formula="of:=([.O308]+[.N308])/2" office:value-type="float" office:value="209.325" calcext:value-type="float">
            <text:p>209.325</text:p>
          </table:table-cell>
        </table:table-row>
        <table:table-row table:style-name="ro1">
          <table:table-cell office:value-type="string" calcext:value-type="string">
            <text:p>20/05/15 11:00:00 +08:00</text:p>
          </table:table-cell>
          <table:table-cell office:value-type="float" office:value="212.62" calcext:value-type="float">
            <text:p>212.62</text:p>
          </table:table-cell>
          <table:table-cell office:value-type="float" office:value="213.19" calcext:value-type="float">
            <text:p>213.19</text:p>
          </table:table-cell>
          <table:table-cell office:value-type="float" office:value="212.53" calcext:value-type="float">
            <text:p>212.53</text:p>
          </table:table-cell>
          <table:table-cell office:value-type="float" office:value="213.02" calcext:value-type="float">
            <text:p>213.02</text:p>
          </table:table-cell>
          <table:table-cell office:value-type="float" office:value="209.34" calcext:value-type="float">
            <text:p>209.34</text:p>
          </table:table-cell>
          <table:table-cell table:formula="of:=MAX([.C327:.C335])" office:value-type="float" office:value="213.57" calcext:value-type="float">
            <text:p>213.57</text:p>
          </table:table-cell>
          <table:table-cell table:formula="of:=MIN([.D327:.D335])" office:value-type="float" office:value="212.5" calcext:value-type="float">
            <text:p>212.5</text:p>
          </table:table-cell>
          <table:table-cell table:formula="of:=([.G335]+[.H335])/2" office:value-type="float" office:value="213.035" calcext:value-type="float">
            <text:p>213.035</text:p>
          </table:table-cell>
          <table:table-cell table:formula="of:=MAX([.C310:.C335])" office:value-type="float" office:value="213.57" calcext:value-type="float">
            <text:p>213.57</text:p>
          </table:table-cell>
          <table:table-cell table:formula="of:=MIN([.D310:.D335])" office:value-type="float" office:value="211.86" calcext:value-type="float">
            <text:p>211.86</text:p>
          </table:table-cell>
          <table:table-cell table:formula="of:=([.J335]+[.K335])/2" office:value-type="float" office:value="212.715" calcext:value-type="float">
            <text:p>212.715</text:p>
          </table:table-cell>
          <table:table-cell table:formula="of:=([.I309]+[.L309])/2" office:value-type="float" office:value="210.55" calcext:value-type="float">
            <text:p>210.55</text:p>
          </table:table-cell>
          <table:table-cell table:formula="of:=MAX([.C284:.C335])" office:value-type="float" office:value="213.57" calcext:value-type="float">
            <text:p>213.57</text:p>
          </table:table-cell>
          <table:table-cell table:formula="of:=MIN([.D284:.D335])" office:value-type="float" office:value="208.62" calcext:value-type="float">
            <text:p>208.62</text:p>
          </table:table-cell>
          <table:table-cell table:formula="of:=([.O309]+[.N309])/2" office:value-type="float" office:value="209.34" calcext:value-type="float">
            <text:p>209.34</text:p>
          </table:table-cell>
        </table:table-row>
        <table:table-row table:style-name="ro1">
          <table:table-cell office:value-type="string" calcext:value-type="string">
            <text:p>20/05/15 12:00:00 +08:00</text:p>
          </table:table-cell>
          <table:table-cell office:value-type="float" office:value="213.02" calcext:value-type="float">
            <text:p>213.02</text:p>
          </table:table-cell>
          <table:table-cell office:value-type="float" office:value="213.13" calcext:value-type="float">
            <text:p>213.13</text:p>
          </table:table-cell>
          <table:table-cell office:value-type="float" office:value="212.68" calcext:value-type="float">
            <text:p>212.68</text:p>
          </table:table-cell>
          <table:table-cell office:value-type="float" office:value="212.81" calcext:value-type="float">
            <text:p>212.81</text:p>
          </table:table-cell>
          <table:table-cell office:value-type="float" office:value="209.475" calcext:value-type="float">
            <text:p>209.475</text:p>
          </table:table-cell>
          <table:table-cell table:formula="of:=MAX([.C328:.C336])" office:value-type="float" office:value="213.57" calcext:value-type="float">
            <text:p>213.57</text:p>
          </table:table-cell>
          <table:table-cell table:formula="of:=MIN([.D328:.D336])" office:value-type="float" office:value="212.5" calcext:value-type="float">
            <text:p>212.5</text:p>
          </table:table-cell>
          <table:table-cell table:formula="of:=([.G336]+[.H336])/2" office:value-type="float" office:value="213.035" calcext:value-type="float">
            <text:p>213.035</text:p>
          </table:table-cell>
          <table:table-cell table:formula="of:=MAX([.C311:.C336])" office:value-type="float" office:value="213.57" calcext:value-type="float">
            <text:p>213.57</text:p>
          </table:table-cell>
          <table:table-cell table:formula="of:=MIN([.D311:.D336])" office:value-type="float" office:value="211.86" calcext:value-type="float">
            <text:p>211.86</text:p>
          </table:table-cell>
          <table:table-cell table:formula="of:=([.J336]+[.K336])/2" office:value-type="float" office:value="212.715" calcext:value-type="float">
            <text:p>212.715</text:p>
          </table:table-cell>
          <table:table-cell table:formula="of:=([.I310]+[.L310])/2" office:value-type="float" office:value="210.685" calcext:value-type="float">
            <text:p>210.685</text:p>
          </table:table-cell>
          <table:table-cell table:formula="of:=MAX([.C285:.C336])" office:value-type="float" office:value="213.57" calcext:value-type="float">
            <text:p>213.57</text:p>
          </table:table-cell>
          <table:table-cell table:formula="of:=MIN([.D285:.D336])" office:value-type="float" office:value="208.62" calcext:value-type="float">
            <text:p>208.62</text:p>
          </table:table-cell>
          <table:table-cell table:formula="of:=([.O310]+[.N310])/2" office:value-type="float" office:value="209.475" calcext:value-type="float">
            <text:p>209.475</text:p>
          </table:table-cell>
        </table:table-row>
        <table:table-row table:style-name="ro1">
          <table:table-cell office:value-type="string" calcext:value-type="string">
            <text:p>20/05/15 13:00:00 +08:00</text:p>
          </table:table-cell>
          <table:table-cell office:value-type="float" office:value="212.82" calcext:value-type="float">
            <text:p>212.82</text:p>
          </table:table-cell>
          <table:table-cell office:value-type="float" office:value="213.1" calcext:value-type="float">
            <text:p>213.1</text:p>
          </table:table-cell>
          <table:table-cell office:value-type="float" office:value="212.78" calcext:value-type="float">
            <text:p>212.78</text:p>
          </table:table-cell>
          <table:table-cell office:value-type="float" office:value="212.93" calcext:value-type="float">
            <text:p>212.93</text:p>
          </table:table-cell>
          <table:table-cell office:value-type="float" office:value="209.48" calcext:value-type="float">
            <text:p>209.48</text:p>
          </table:table-cell>
          <table:table-cell table:formula="of:=MAX([.C329:.C337])" office:value-type="float" office:value="213.57" calcext:value-type="float">
            <text:p>213.57</text:p>
          </table:table-cell>
          <table:table-cell table:formula="of:=MIN([.D329:.D337])" office:value-type="float" office:value="212.5" calcext:value-type="float">
            <text:p>212.5</text:p>
          </table:table-cell>
          <table:table-cell table:formula="of:=([.G337]+[.H337])/2" office:value-type="float" office:value="213.035" calcext:value-type="float">
            <text:p>213.035</text:p>
          </table:table-cell>
          <table:table-cell table:formula="of:=MAX([.C312:.C337])" office:value-type="float" office:value="213.57" calcext:value-type="float">
            <text:p>213.57</text:p>
          </table:table-cell>
          <table:table-cell table:formula="of:=MIN([.D312:.D337])" office:value-type="float" office:value="211.86" calcext:value-type="float">
            <text:p>211.86</text:p>
          </table:table-cell>
          <table:table-cell table:formula="of:=([.J337]+[.K337])/2" office:value-type="float" office:value="212.715" calcext:value-type="float">
            <text:p>212.715</text:p>
          </table:table-cell>
          <table:table-cell table:formula="of:=([.I311]+[.L311])/2" office:value-type="float" office:value="210.69" calcext:value-type="float">
            <text:p>210.69</text:p>
          </table:table-cell>
          <table:table-cell table:formula="of:=MAX([.C286:.C337])" office:value-type="float" office:value="213.57" calcext:value-type="float">
            <text:p>213.57</text:p>
          </table:table-cell>
          <table:table-cell table:formula="of:=MIN([.D286:.D337])" office:value-type="float" office:value="208.62" calcext:value-type="float">
            <text:p>208.62</text:p>
          </table:table-cell>
          <table:table-cell table:formula="of:=([.O311]+[.N311])/2" office:value-type="float" office:value="209.48" calcext:value-type="float">
            <text:p>209.48</text:p>
          </table:table-cell>
        </table:table-row>
        <table:table-row table:style-name="ro1">
          <table:table-cell office:value-type="string" calcext:value-type="string">
            <text:p>20/05/15 14:00:00 +08:00</text:p>
          </table:table-cell>
          <table:table-cell office:value-type="float" office:value="212.92" calcext:value-type="float">
            <text:p>212.92</text:p>
          </table:table-cell>
          <table:table-cell office:value-type="float" office:value="212.95" calcext:value-type="float">
            <text:p>212.95</text:p>
          </table:table-cell>
          <table:table-cell office:value-type="float" office:value="212.74" calcext:value-type="float">
            <text:p>212.74</text:p>
          </table:table-cell>
          <table:table-cell office:value-type="float" office:value="212.87" calcext:value-type="float">
            <text:p>212.87</text:p>
          </table:table-cell>
          <table:table-cell office:value-type="float" office:value="209.54" calcext:value-type="float">
            <text:p>209.54</text:p>
          </table:table-cell>
          <table:table-cell table:formula="of:=MAX([.C330:.C338])" office:value-type="float" office:value="213.57" calcext:value-type="float">
            <text:p>213.57</text:p>
          </table:table-cell>
          <table:table-cell table:formula="of:=MIN([.D330:.D338])" office:value-type="float" office:value="212.5" calcext:value-type="float">
            <text:p>212.5</text:p>
          </table:table-cell>
          <table:table-cell table:formula="of:=([.G338]+[.H338])/2" office:value-type="float" office:value="213.035" calcext:value-type="float">
            <text:p>213.035</text:p>
          </table:table-cell>
          <table:table-cell table:formula="of:=MAX([.C313:.C338])" office:value-type="float" office:value="213.57" calcext:value-type="float">
            <text:p>213.57</text:p>
          </table:table-cell>
          <table:table-cell table:formula="of:=MIN([.D313:.D338])" office:value-type="float" office:value="211.86" calcext:value-type="float">
            <text:p>211.86</text:p>
          </table:table-cell>
          <table:table-cell table:formula="of:=([.J338]+[.K338])/2" office:value-type="float" office:value="212.715" calcext:value-type="float">
            <text:p>212.715</text:p>
          </table:table-cell>
          <table:table-cell table:formula="of:=([.I312]+[.L312])/2" office:value-type="float" office:value="210.75" calcext:value-type="float">
            <text:p>210.75</text:p>
          </table:table-cell>
          <table:table-cell table:formula="of:=MAX([.C287:.C338])" office:value-type="float" office:value="213.57" calcext:value-type="float">
            <text:p>213.57</text:p>
          </table:table-cell>
          <table:table-cell table:formula="of:=MIN([.D287:.D338])" office:value-type="float" office:value="208.62" calcext:value-type="float">
            <text:p>208.62</text:p>
          </table:table-cell>
          <table:table-cell table:formula="of:=([.O312]+[.N312])/2" office:value-type="float" office:value="209.54" calcext:value-type="float">
            <text:p>209.54</text:p>
          </table:table-cell>
        </table:table-row>
        <table:table-row table:style-name="ro1">
          <table:table-cell office:value-type="string" calcext:value-type="string">
            <text:p>20/05/15 15:00:00 +08:00</text:p>
          </table:table-cell>
          <table:table-cell office:value-type="float" office:value="212.87" calcext:value-type="float">
            <text:p>212.87</text:p>
          </table:table-cell>
          <table:table-cell office:value-type="float" office:value="213.78" calcext:value-type="float">
            <text:p>213.78</text:p>
          </table:table-cell>
          <table:table-cell office:value-type="float" office:value="212.84" calcext:value-type="float">
            <text:p>212.84</text:p>
          </table:table-cell>
          <table:table-cell office:value-type="float" office:value="213.43" calcext:value-type="float">
            <text:p>213.43</text:p>
          </table:table-cell>
          <table:table-cell office:value-type="float" office:value="209.685" calcext:value-type="float">
            <text:p>209.685</text:p>
          </table:table-cell>
          <table:table-cell table:formula="of:=MAX([.C331:.C339])" office:value-type="float" office:value="213.78" calcext:value-type="float">
            <text:p>213.78</text:p>
          </table:table-cell>
          <table:table-cell table:formula="of:=MIN([.D331:.D339])" office:value-type="float" office:value="212.5" calcext:value-type="float">
            <text:p>212.5</text:p>
          </table:table-cell>
          <table:table-cell table:formula="of:=([.G339]+[.H339])/2" office:value-type="float" office:value="213.14" calcext:value-type="float">
            <text:p>213.14</text:p>
          </table:table-cell>
          <table:table-cell table:formula="of:=MAX([.C314:.C339])" office:value-type="float" office:value="213.78" calcext:value-type="float">
            <text:p>213.78</text:p>
          </table:table-cell>
          <table:table-cell table:formula="of:=MIN([.D314:.D339])" office:value-type="float" office:value="211.86" calcext:value-type="float">
            <text:p>211.86</text:p>
          </table:table-cell>
          <table:table-cell table:formula="of:=([.J339]+[.K339])/2" office:value-type="float" office:value="212.82" calcext:value-type="float">
            <text:p>212.82</text:p>
          </table:table-cell>
          <table:table-cell table:formula="of:=([.I313]+[.L313])/2" office:value-type="float" office:value="210.895" calcext:value-type="float">
            <text:p>210.895</text:p>
          </table:table-cell>
          <table:table-cell table:formula="of:=MAX([.C288:.C339])" office:value-type="float" office:value="213.78" calcext:value-type="float">
            <text:p>213.78</text:p>
          </table:table-cell>
          <table:table-cell table:formula="of:=MIN([.D288:.D339])" office:value-type="float" office:value="208.62" calcext:value-type="float">
            <text:p>208.62</text:p>
          </table:table-cell>
          <table:table-cell table:formula="of:=([.O313]+[.N313])/2" office:value-type="float" office:value="209.685" calcext:value-type="float">
            <text:p>209.685</text:p>
          </table:table-cell>
        </table:table-row>
        <table:table-row table:style-name="ro1">
          <table:table-cell office:value-type="string" calcext:value-type="string">
            <text:p>20/05/15 16:00:00 +08:00</text:p>
          </table:table-cell>
          <table:table-cell office:value-type="float" office:value="213.43" calcext:value-type="float">
            <text:p>213.43</text:p>
          </table:table-cell>
          <table:table-cell office:value-type="float" office:value="213.48" calcext:value-type="float">
            <text:p>213.48</text:p>
          </table:table-cell>
          <table:table-cell office:value-type="float" office:value="212.72" calcext:value-type="float">
            <text:p>212.72</text:p>
          </table:table-cell>
          <table:table-cell office:value-type="float" office:value="212.88" calcext:value-type="float">
            <text:p>212.88</text:p>
          </table:table-cell>
          <table:table-cell office:value-type="float" office:value="209.685" calcext:value-type="float">
            <text:p>209.685</text:p>
          </table:table-cell>
          <table:table-cell table:formula="of:=MAX([.C332:.C340])" office:value-type="float" office:value="213.78" calcext:value-type="float">
            <text:p>213.78</text:p>
          </table:table-cell>
          <table:table-cell table:formula="of:=MIN([.D332:.D340])" office:value-type="float" office:value="212.5" calcext:value-type="float">
            <text:p>212.5</text:p>
          </table:table-cell>
          <table:table-cell table:formula="of:=([.G340]+[.H340])/2" office:value-type="float" office:value="213.14" calcext:value-type="float">
            <text:p>213.14</text:p>
          </table:table-cell>
          <table:table-cell table:formula="of:=MAX([.C315:.C340])" office:value-type="float" office:value="213.78" calcext:value-type="float">
            <text:p>213.78</text:p>
          </table:table-cell>
          <table:table-cell table:formula="of:=MIN([.D315:.D340])" office:value-type="float" office:value="211.94" calcext:value-type="float">
            <text:p>211.94</text:p>
          </table:table-cell>
          <table:table-cell table:formula="of:=([.J340]+[.K340])/2" office:value-type="float" office:value="212.86" calcext:value-type="float">
            <text:p>212.86</text:p>
          </table:table-cell>
          <table:table-cell table:formula="of:=([.I314]+[.L314])/2" office:value-type="float" office:value="211.1875" calcext:value-type="float">
            <text:p>211.1875</text:p>
          </table:table-cell>
          <table:table-cell table:formula="of:=MAX([.C289:.C340])" office:value-type="float" office:value="213.78" calcext:value-type="float">
            <text:p>213.78</text:p>
          </table:table-cell>
          <table:table-cell table:formula="of:=MIN([.D289:.D340])" office:value-type="float" office:value="208.62" calcext:value-type="float">
            <text:p>208.62</text:p>
          </table:table-cell>
          <table:table-cell table:formula="of:=([.O314]+[.N314])/2" office:value-type="float" office:value="209.685" calcext:value-type="float">
            <text:p>209.685</text:p>
          </table:table-cell>
        </table:table-row>
        <table:table-row table:style-name="ro1">
          <table:table-cell office:value-type="string" calcext:value-type="string">
            <text:p>21/05/15 10:00:00 +08:00</text:p>
          </table:table-cell>
          <table:table-cell office:value-type="float" office:value="212.74" calcext:value-type="float">
            <text:p>212.74</text:p>
          </table:table-cell>
          <table:table-cell office:value-type="float" office:value="212.96" calcext:value-type="float">
            <text:p>212.96</text:p>
          </table:table-cell>
          <table:table-cell office:value-type="float" office:value="212.51" calcext:value-type="float">
            <text:p>212.51</text:p>
          </table:table-cell>
          <table:table-cell office:value-type="float" office:value="212.84" calcext:value-type="float">
            <text:p>212.84</text:p>
          </table:table-cell>
          <table:table-cell office:value-type="float" office:value="209.685" calcext:value-type="float">
            <text:p>209.685</text:p>
          </table:table-cell>
          <table:table-cell table:formula="of:=MAX([.C333:.C341])" office:value-type="float" office:value="213.78" calcext:value-type="float">
            <text:p>213.78</text:p>
          </table:table-cell>
          <table:table-cell table:formula="of:=MIN([.D333:.D341])" office:value-type="float" office:value="212.5" calcext:value-type="float">
            <text:p>212.5</text:p>
          </table:table-cell>
          <table:table-cell table:formula="of:=([.G341]+[.H341])/2" office:value-type="float" office:value="213.14" calcext:value-type="float">
            <text:p>213.14</text:p>
          </table:table-cell>
          <table:table-cell table:formula="of:=MAX([.C316:.C341])" office:value-type="float" office:value="213.78" calcext:value-type="float">
            <text:p>213.78</text:p>
          </table:table-cell>
          <table:table-cell table:formula="of:=MIN([.D316:.D341])" office:value-type="float" office:value="211.94" calcext:value-type="float">
            <text:p>211.94</text:p>
          </table:table-cell>
          <table:table-cell table:formula="of:=([.J341]+[.K341])/2" office:value-type="float" office:value="212.86" calcext:value-type="float">
            <text:p>212.86</text:p>
          </table:table-cell>
          <table:table-cell table:formula="of:=([.I315]+[.L315])/2" office:value-type="float" office:value="211.195" calcext:value-type="float">
            <text:p>211.195</text:p>
          </table:table-cell>
          <table:table-cell table:formula="of:=MAX([.C290:.C341])" office:value-type="float" office:value="213.78" calcext:value-type="float">
            <text:p>213.78</text:p>
          </table:table-cell>
          <table:table-cell table:formula="of:=MIN([.D290:.D341])" office:value-type="float" office:value="208.62" calcext:value-type="float">
            <text:p>208.62</text:p>
          </table:table-cell>
          <table:table-cell table:formula="of:=([.O315]+[.N315])/2" office:value-type="float" office:value="209.685" calcext:value-type="float">
            <text:p>209.685</text:p>
          </table:table-cell>
        </table:table-row>
        <table:table-row table:style-name="ro1">
          <table:table-cell office:value-type="string" calcext:value-type="string">
            <text:p>21/05/15 11:00:00 +08:00</text:p>
          </table:table-cell>
          <table:table-cell office:value-type="float" office:value="212.84" calcext:value-type="float">
            <text:p>212.84</text:p>
          </table:table-cell>
          <table:table-cell office:value-type="float" office:value="213.37" calcext:value-type="float">
            <text:p>213.37</text:p>
          </table:table-cell>
          <table:table-cell office:value-type="float" office:value="212.74" calcext:value-type="float">
            <text:p>212.74</text:p>
          </table:table-cell>
          <table:table-cell office:value-type="float" office:value="213.24" calcext:value-type="float">
            <text:p>213.24</text:p>
          </table:table-cell>
          <table:table-cell office:value-type="float" office:value="209.685" calcext:value-type="float">
            <text:p>209.685</text:p>
          </table:table-cell>
          <table:table-cell table:formula="of:=MAX([.C334:.C342])" office:value-type="float" office:value="213.78" calcext:value-type="float">
            <text:p>213.78</text:p>
          </table:table-cell>
          <table:table-cell table:formula="of:=MIN([.D334:.D342])" office:value-type="float" office:value="212.5" calcext:value-type="float">
            <text:p>212.5</text:p>
          </table:table-cell>
          <table:table-cell table:formula="of:=([.G342]+[.H342])/2" office:value-type="float" office:value="213.14" calcext:value-type="float">
            <text:p>213.14</text:p>
          </table:table-cell>
          <table:table-cell table:formula="of:=MAX([.C317:.C342])" office:value-type="float" office:value="213.78" calcext:value-type="float">
            <text:p>213.78</text:p>
          </table:table-cell>
          <table:table-cell table:formula="of:=MIN([.D317:.D342])" office:value-type="float" office:value="211.97" calcext:value-type="float">
            <text:p>211.97</text:p>
          </table:table-cell>
          <table:table-cell table:formula="of:=([.J342]+[.K342])/2" office:value-type="float" office:value="212.875" calcext:value-type="float">
            <text:p>212.875</text:p>
          </table:table-cell>
          <table:table-cell table:formula="of:=([.I316]+[.L316])/2" office:value-type="float" office:value="211.2925" calcext:value-type="float">
            <text:p>211.2925</text:p>
          </table:table-cell>
          <table:table-cell table:formula="of:=MAX([.C291:.C342])" office:value-type="float" office:value="213.78" calcext:value-type="float">
            <text:p>213.78</text:p>
          </table:table-cell>
          <table:table-cell table:formula="of:=MIN([.D291:.D342])" office:value-type="float" office:value="208.62" calcext:value-type="float">
            <text:p>208.62</text:p>
          </table:table-cell>
          <table:table-cell table:formula="of:=([.O316]+[.N316])/2" office:value-type="float" office:value="209.685" calcext:value-type="float">
            <text:p>209.685</text:p>
          </table:table-cell>
        </table:table-row>
        <table:table-row table:style-name="ro1">
          <table:table-cell office:value-type="string" calcext:value-type="string">
            <text:p>21/05/15 12:00:00 +08:00</text:p>
          </table:table-cell>
          <table:table-cell office:value-type="float" office:value="213.24" calcext:value-type="float">
            <text:p>213.24</text:p>
          </table:table-cell>
          <table:table-cell office:value-type="float" office:value="213.6" calcext:value-type="float">
            <text:p>213.6</text:p>
          </table:table-cell>
          <table:table-cell office:value-type="float" office:value="213.24" calcext:value-type="float">
            <text:p>213.24</text:p>
          </table:table-cell>
          <table:table-cell office:value-type="float" office:value="213.5" calcext:value-type="float">
            <text:p>213.5</text:p>
          </table:table-cell>
          <table:table-cell office:value-type="float" office:value="209.685" calcext:value-type="float">
            <text:p>209.685</text:p>
          </table:table-cell>
          <table:table-cell table:formula="of:=MAX([.C335:.C343])" office:value-type="float" office:value="213.78" calcext:value-type="float">
            <text:p>213.78</text:p>
          </table:table-cell>
          <table:table-cell table:formula="of:=MIN([.D335:.D343])" office:value-type="float" office:value="212.51" calcext:value-type="float">
            <text:p>212.51</text:p>
          </table:table-cell>
          <table:table-cell table:formula="of:=([.G343]+[.H343])/2" office:value-type="float" office:value="213.145" calcext:value-type="float">
            <text:p>213.145</text:p>
          </table:table-cell>
          <table:table-cell table:formula="of:=MAX([.C318:.C343])" office:value-type="float" office:value="213.78" calcext:value-type="float">
            <text:p>213.78</text:p>
          </table:table-cell>
          <table:table-cell table:formula="of:=MIN([.D318:.D343])" office:value-type="float" office:value="211.97" calcext:value-type="float">
            <text:p>211.97</text:p>
          </table:table-cell>
          <table:table-cell table:formula="of:=([.J343]+[.K343])/2" office:value-type="float" office:value="212.875" calcext:value-type="float">
            <text:p>212.875</text:p>
          </table:table-cell>
          <table:table-cell table:formula="of:=([.I317]+[.L317])/2" office:value-type="float" office:value="211.325" calcext:value-type="float">
            <text:p>211.325</text:p>
          </table:table-cell>
          <table:table-cell table:formula="of:=MAX([.C292:.C343])" office:value-type="float" office:value="213.78" calcext:value-type="float">
            <text:p>213.78</text:p>
          </table:table-cell>
          <table:table-cell table:formula="of:=MIN([.D292:.D343])" office:value-type="float" office:value="208.62" calcext:value-type="float">
            <text:p>208.62</text:p>
          </table:table-cell>
          <table:table-cell table:formula="of:=([.O317]+[.N317])/2" office:value-type="float" office:value="209.685" calcext:value-type="float">
            <text:p>209.685</text:p>
          </table:table-cell>
        </table:table-row>
        <table:table-row table:style-name="ro1">
          <table:table-cell office:value-type="string" calcext:value-type="string">
            <text:p>21/05/15 13:00:00 +08:00</text:p>
          </table:table-cell>
          <table:table-cell office:value-type="float" office:value="213.49" calcext:value-type="float">
            <text:p>213.49</text:p>
          </table:table-cell>
          <table:table-cell office:value-type="float" office:value="213.64" calcext:value-type="float">
            <text:p>213.64</text:p>
          </table:table-cell>
          <table:table-cell office:value-type="float" office:value="213.39" calcext:value-type="float">
            <text:p>213.39</text:p>
          </table:table-cell>
          <table:table-cell office:value-type="float" office:value="213.46" calcext:value-type="float">
            <text:p>213.46</text:p>
          </table:table-cell>
          <table:table-cell office:value-type="float" office:value="209.685" calcext:value-type="float">
            <text:p>209.685</text:p>
          </table:table-cell>
          <table:table-cell table:formula="of:=MAX([.C336:.C344])" office:value-type="float" office:value="213.78" calcext:value-type="float">
            <text:p>213.78</text:p>
          </table:table-cell>
          <table:table-cell table:formula="of:=MIN([.D336:.D344])" office:value-type="float" office:value="212.51" calcext:value-type="float">
            <text:p>212.51</text:p>
          </table:table-cell>
          <table:table-cell table:formula="of:=([.G344]+[.H344])/2" office:value-type="float" office:value="213.145" calcext:value-type="float">
            <text:p>213.145</text:p>
          </table:table-cell>
          <table:table-cell table:formula="of:=MAX([.C319:.C344])" office:value-type="float" office:value="213.78" calcext:value-type="float">
            <text:p>213.78</text:p>
          </table:table-cell>
          <table:table-cell table:formula="of:=MIN([.D319:.D344])" office:value-type="float" office:value="212.16" calcext:value-type="float">
            <text:p>212.16</text:p>
          </table:table-cell>
          <table:table-cell table:formula="of:=([.J344]+[.K344])/2" office:value-type="float" office:value="212.97" calcext:value-type="float">
            <text:p>212.97</text:p>
          </table:table-cell>
          <table:table-cell table:formula="of:=([.I318]+[.L318])/2" office:value-type="float" office:value="211.455" calcext:value-type="float">
            <text:p>211.455</text:p>
          </table:table-cell>
          <table:table-cell table:formula="of:=MAX([.C293:.C344])" office:value-type="float" office:value="213.78" calcext:value-type="float">
            <text:p>213.78</text:p>
          </table:table-cell>
          <table:table-cell table:formula="of:=MIN([.D293:.D344])" office:value-type="float" office:value="208.74" calcext:value-type="float">
            <text:p>208.74</text:p>
          </table:table-cell>
          <table:table-cell table:formula="of:=([.O318]+[.N318])/2" office:value-type="float" office:value="209.685" calcext:value-type="float">
            <text:p>209.685</text:p>
          </table:table-cell>
        </table:table-row>
        <table:table-row table:style-name="ro1">
          <table:table-cell office:value-type="string" calcext:value-type="string">
            <text:p>21/05/15 14:00:00 +08:00</text:p>
          </table:table-cell>
          <table:table-cell office:value-type="float" office:value="213.47" calcext:value-type="float">
            <text:p>213.47</text:p>
          </table:table-cell>
          <table:table-cell office:value-type="float" office:value="213.55" calcext:value-type="float">
            <text:p>213.55</text:p>
          </table:table-cell>
          <table:table-cell office:value-type="float" office:value="213.15" calcext:value-type="float">
            <text:p>213.15</text:p>
          </table:table-cell>
          <table:table-cell office:value-type="float" office:value="213.19" calcext:value-type="float">
            <text:p>213.19</text:p>
          </table:table-cell>
          <table:table-cell office:value-type="float" office:value="209.685" calcext:value-type="float">
            <text:p>209.685</text:p>
          </table:table-cell>
          <table:table-cell table:formula="of:=MAX([.C337:.C345])" office:value-type="float" office:value="213.78" calcext:value-type="float">
            <text:p>213.78</text:p>
          </table:table-cell>
          <table:table-cell table:formula="of:=MIN([.D337:.D345])" office:value-type="float" office:value="212.51" calcext:value-type="float">
            <text:p>212.51</text:p>
          </table:table-cell>
          <table:table-cell table:formula="of:=([.G345]+[.H345])/2" office:value-type="float" office:value="213.145" calcext:value-type="float">
            <text:p>213.145</text:p>
          </table:table-cell>
          <table:table-cell table:formula="of:=MAX([.C320:.C345])" office:value-type="float" office:value="213.78" calcext:value-type="float">
            <text:p>213.78</text:p>
          </table:table-cell>
          <table:table-cell table:formula="of:=MIN([.D320:.D345])" office:value-type="float" office:value="212.16" calcext:value-type="float">
            <text:p>212.16</text:p>
          </table:table-cell>
          <table:table-cell table:formula="of:=([.J345]+[.K345])/2" office:value-type="float" office:value="212.97" calcext:value-type="float">
            <text:p>212.97</text:p>
          </table:table-cell>
          <table:table-cell table:formula="of:=([.I319]+[.L319])/2" office:value-type="float" office:value="211.665" calcext:value-type="float">
            <text:p>211.665</text:p>
          </table:table-cell>
          <table:table-cell table:formula="of:=MAX([.C294:.C345])" office:value-type="float" office:value="213.78" calcext:value-type="float">
            <text:p>213.78</text:p>
          </table:table-cell>
          <table:table-cell table:formula="of:=MIN([.D294:.D345])" office:value-type="float" office:value="209.58" calcext:value-type="float">
            <text:p>209.58</text:p>
          </table:table-cell>
          <table:table-cell table:formula="of:=([.O319]+[.N319])/2" office:value-type="float" office:value="209.685" calcext:value-type="float">
            <text:p>209.685</text:p>
          </table:table-cell>
        </table:table-row>
        <table:table-row table:style-name="ro1">
          <table:table-cell office:value-type="string" calcext:value-type="string">
            <text:p>21/05/15 15:00:00 +08:00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58" calcext:value-type="float">
            <text:p>213.58</text:p>
          </table:table-cell>
          <table:table-cell office:value-type="float" office:value="213.15" calcext:value-type="float">
            <text:p>213.15</text:p>
          </table:table-cell>
          <table:table-cell office:value-type="float" office:value="213.48" calcext:value-type="float">
            <text:p>213.48</text:p>
          </table:table-cell>
          <table:table-cell office:value-type="float" office:value="209.685" calcext:value-type="float">
            <text:p>209.685</text:p>
          </table:table-cell>
          <table:table-cell table:formula="of:=MAX([.C338:.C346])" office:value-type="float" office:value="213.78" calcext:value-type="float">
            <text:p>213.78</text:p>
          </table:table-cell>
          <table:table-cell table:formula="of:=MIN([.D338:.D346])" office:value-type="float" office:value="212.51" calcext:value-type="float">
            <text:p>212.51</text:p>
          </table:table-cell>
          <table:table-cell table:formula="of:=([.G346]+[.H346])/2" office:value-type="float" office:value="213.145" calcext:value-type="float">
            <text:p>213.145</text:p>
          </table:table-cell>
          <table:table-cell table:formula="of:=MAX([.C321:.C346])" office:value-type="float" office:value="213.78" calcext:value-type="float">
            <text:p>213.78</text:p>
          </table:table-cell>
          <table:table-cell table:formula="of:=MIN([.D321:.D346])" office:value-type="float" office:value="212.25" calcext:value-type="float">
            <text:p>212.25</text:p>
          </table:table-cell>
          <table:table-cell table:formula="of:=([.J346]+[.K346])/2" office:value-type="float" office:value="213.015" calcext:value-type="float">
            <text:p>213.015</text:p>
          </table:table-cell>
          <table:table-cell table:formula="of:=([.I320]+[.L320])/2" office:value-type="float" office:value="211.665" calcext:value-type="float">
            <text:p>211.665</text:p>
          </table:table-cell>
          <table:table-cell table:formula="of:=MAX([.C295:.C346])" office:value-type="float" office:value="213.78" calcext:value-type="float">
            <text:p>213.78</text:p>
          </table:table-cell>
          <table:table-cell table:formula="of:=MIN([.D295:.D346])" office:value-type="float" office:value="209.58" calcext:value-type="float">
            <text:p>209.58</text:p>
          </table:table-cell>
          <table:table-cell table:formula="of:=([.O320]+[.N320])/2" office:value-type="float" office:value="209.685" calcext:value-type="float">
            <text:p>209.685</text:p>
          </table:table-cell>
        </table:table-row>
        <table:table-row table:style-name="ro1">
          <table:table-cell office:value-type="string" calcext:value-type="string">
            <text:p>21/05/15 16:00:00 +08:00</text:p>
          </table:table-cell>
          <table:table-cell office:value-type="float" office:value="213.48" calcext:value-type="float">
            <text:p>213.48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3.21" calcext:value-type="float">
            <text:p>213.21</text:p>
          </table:table-cell>
          <table:table-cell office:value-type="float" office:value="213.5" calcext:value-type="float">
            <text:p>213.5</text:p>
          </table:table-cell>
          <table:table-cell office:value-type="float" office:value="209.75" calcext:value-type="float">
            <text:p>209.75</text:p>
          </table:table-cell>
          <table:table-cell table:formula="of:=MAX([.C339:.C347])" office:value-type="float" office:value="213.78" calcext:value-type="float">
            <text:p>213.78</text:p>
          </table:table-cell>
          <table:table-cell table:formula="of:=MIN([.D339:.D347])" office:value-type="float" office:value="212.51" calcext:value-type="float">
            <text:p>212.51</text:p>
          </table:table-cell>
          <table:table-cell table:formula="of:=([.G347]+[.H347])/2" office:value-type="float" office:value="213.145" calcext:value-type="float">
            <text:p>213.145</text:p>
          </table:table-cell>
          <table:table-cell table:formula="of:=MAX([.C322:.C347])" office:value-type="float" office:value="213.78" calcext:value-type="float">
            <text:p>213.78</text:p>
          </table:table-cell>
          <table:table-cell table:formula="of:=MIN([.D322:.D347])" office:value-type="float" office:value="212.43" calcext:value-type="float">
            <text:p>212.43</text:p>
          </table:table-cell>
          <table:table-cell table:formula="of:=([.J347]+[.K347])/2" office:value-type="float" office:value="213.105" calcext:value-type="float">
            <text:p>213.105</text:p>
          </table:table-cell>
          <table:table-cell table:formula="of:=([.I321]+[.L321])/2" office:value-type="float" office:value="211.705" calcext:value-type="float">
            <text:p>211.705</text:p>
          </table:table-cell>
          <table:table-cell table:formula="of:=MAX([.C296:.C347])" office:value-type="float" office:value="213.78" calcext:value-type="float">
            <text:p>213.78</text:p>
          </table:table-cell>
          <table:table-cell table:formula="of:=MIN([.D296:.D347])" office:value-type="float" office:value="209.74" calcext:value-type="float">
            <text:p>209.74</text:p>
          </table:table-cell>
          <table:table-cell table:formula="of:=([.O321]+[.N321])/2" office:value-type="float" office:value="209.75" calcext:value-type="float">
            <text:p>209.75</text:p>
          </table:table-cell>
        </table:table-row>
        <table:table-row table:style-name="ro1">
          <table:table-cell office:value-type="string" calcext:value-type="string">
            <text:p>22/05/15 10:00:00 +08:00</text:p>
          </table:table-cell>
          <table:table-cell office:value-type="float" office:value="213.02" calcext:value-type="float">
            <text:p>213.02</text:p>
          </table:table-cell>
          <table:table-cell office:value-type="float" office:value="213.34" calcext:value-type="float">
            <text:p>213.34</text:p>
          </table:table-cell>
          <table:table-cell office:value-type="float" office:value="212.91" calcext:value-type="float">
            <text:p>212.91</text:p>
          </table:table-cell>
          <table:table-cell office:value-type="float" office:value="213.23" calcext:value-type="float">
            <text:p>213.23</text:p>
          </table:table-cell>
          <table:table-cell office:value-type="float" office:value="210.255" calcext:value-type="float">
            <text:p>210.255</text:p>
          </table:table-cell>
          <table:table-cell table:formula="of:=MAX([.C340:.C348])" office:value-type="float" office:value="213.75" calcext:value-type="float">
            <text:p>213.75</text:p>
          </table:table-cell>
          <table:table-cell table:formula="of:=MIN([.D340:.D348])" office:value-type="float" office:value="212.51" calcext:value-type="float">
            <text:p>212.51</text:p>
          </table:table-cell>
          <table:table-cell table:formula="of:=([.G348]+[.H348])/2" office:value-type="float" office:value="213.13" calcext:value-type="float">
            <text:p>213.13</text:p>
          </table:table-cell>
          <table:table-cell table:formula="of:=MAX([.C323:.C348])" office:value-type="float" office:value="213.78" calcext:value-type="float">
            <text:p>213.78</text:p>
          </table:table-cell>
          <table:table-cell table:formula="of:=MIN([.D323:.D348])" office:value-type="float" office:value="212.5" calcext:value-type="float">
            <text:p>212.5</text:p>
          </table:table-cell>
          <table:table-cell table:formula="of:=([.J348]+[.K348])/2" office:value-type="float" office:value="213.14" calcext:value-type="float">
            <text:p>213.14</text:p>
          </table:table-cell>
          <table:table-cell table:formula="of:=([.I322]+[.L322])/2" office:value-type="float" office:value="211.895" calcext:value-type="float">
            <text:p>211.895</text:p>
          </table:table-cell>
          <table:table-cell table:formula="of:=MAX([.C297:.C348])" office:value-type="float" office:value="213.78" calcext:value-type="float">
            <text:p>213.78</text:p>
          </table:table-cell>
          <table:table-cell table:formula="of:=MIN([.D297:.D348])" office:value-type="float" office:value="209.74" calcext:value-type="float">
            <text:p>209.74</text:p>
          </table:table-cell>
          <table:table-cell table:formula="of:=([.O322]+[.N322])/2" office:value-type="float" office:value="210.255" calcext:value-type="float">
            <text:p>210.255</text:p>
          </table:table-cell>
        </table:table-row>
        <table:table-row table:style-name="ro1">
          <table:table-cell office:value-type="string" calcext:value-type="string">
            <text:p>22/05/15 11:00:00 +08:00</text:p>
          </table:table-cell>
          <table:table-cell office:value-type="float" office:value="213.23" calcext:value-type="float">
            <text:p>213.23</text:p>
          </table:table-cell>
          <table:table-cell office:value-type="float" office:value="213.43" calcext:value-type="float">
            <text:p>213.43</text:p>
          </table:table-cell>
          <table:table-cell office:value-type="float" office:value="213.14" calcext:value-type="float">
            <text:p>213.14</text:p>
          </table:table-cell>
          <table:table-cell office:value-type="float" office:value="213.37" calcext:value-type="float">
            <text:p>213.37</text:p>
          </table:table-cell>
          <table:table-cell office:value-type="float" office:value="210.255" calcext:value-type="float">
            <text:p>210.255</text:p>
          </table:table-cell>
          <table:table-cell table:formula="of:=MAX([.C341:.C349])" office:value-type="float" office:value="213.75" calcext:value-type="float">
            <text:p>213.75</text:p>
          </table:table-cell>
          <table:table-cell table:formula="of:=MIN([.D341:.D349])" office:value-type="float" office:value="212.51" calcext:value-type="float">
            <text:p>212.51</text:p>
          </table:table-cell>
          <table:table-cell table:formula="of:=([.G349]+[.H349])/2" office:value-type="float" office:value="213.13" calcext:value-type="float">
            <text:p>213.13</text:p>
          </table:table-cell>
          <table:table-cell table:formula="of:=MAX([.C324:.C349])" office:value-type="float" office:value="213.78" calcext:value-type="float">
            <text:p>213.78</text:p>
          </table:table-cell>
          <table:table-cell table:formula="of:=MIN([.D324:.D349])" office:value-type="float" office:value="212.5" calcext:value-type="float">
            <text:p>212.5</text:p>
          </table:table-cell>
          <table:table-cell table:formula="of:=([.J349]+[.K349])/2" office:value-type="float" office:value="213.14" calcext:value-type="float">
            <text:p>213.14</text:p>
          </table:table-cell>
          <table:table-cell table:formula="of:=([.I323]+[.L323])/2" office:value-type="float" office:value="211.915" calcext:value-type="float">
            <text:p>211.915</text:p>
          </table:table-cell>
          <table:table-cell table:formula="of:=MAX([.C298:.C349])" office:value-type="float" office:value="213.78" calcext:value-type="float">
            <text:p>213.78</text:p>
          </table:table-cell>
          <table:table-cell table:formula="of:=MIN([.D298:.D349])" office:value-type="float" office:value="209.74" calcext:value-type="float">
            <text:p>209.74</text:p>
          </table:table-cell>
          <table:table-cell table:formula="of:=([.O323]+[.N323])/2" office:value-type="float" office:value="210.255" calcext:value-type="float">
            <text:p>210.255</text:p>
          </table:table-cell>
        </table:table-row>
        <table:table-row table:style-name="ro1">
          <table:table-cell office:value-type="string" calcext:value-type="string">
            <text:p>22/05/15 12:00:00 +08:00</text:p>
          </table:table-cell>
          <table:table-cell office:value-type="float" office:value="213.37" calcext:value-type="float">
            <text:p>213.37</text:p>
          </table:table-cell>
          <table:table-cell office:value-type="float" office:value="213.4" calcext:value-type="float">
            <text:p>213.4</text:p>
          </table:table-cell>
          <table:table-cell office:value-type="float" office:value="212.92" calcext:value-type="float">
            <text:p>212.92</text:p>
          </table:table-cell>
          <table:table-cell office:value-type="float" office:value="213.16" calcext:value-type="float">
            <text:p>213.16</text:p>
          </table:table-cell>
          <table:table-cell office:value-type="float" office:value="210.755" calcext:value-type="float">
            <text:p>210.755</text:p>
          </table:table-cell>
          <table:table-cell table:formula="of:=MAX([.C342:.C350])" office:value-type="float" office:value="213.75" calcext:value-type="float">
            <text:p>213.75</text:p>
          </table:table-cell>
          <table:table-cell table:formula="of:=MIN([.D342:.D350])" office:value-type="float" office:value="212.74" calcext:value-type="float">
            <text:p>212.74</text:p>
          </table:table-cell>
          <table:table-cell table:formula="of:=([.G350]+[.H350])/2" office:value-type="float" office:value="213.245" calcext:value-type="float">
            <text:p>213.245</text:p>
          </table:table-cell>
          <table:table-cell table:formula="of:=MAX([.C325:.C350])" office:value-type="float" office:value="213.78" calcext:value-type="float">
            <text:p>213.78</text:p>
          </table:table-cell>
          <table:table-cell table:formula="of:=MIN([.D325:.D350])" office:value-type="float" office:value="212.5" calcext:value-type="float">
            <text:p>212.5</text:p>
          </table:table-cell>
          <table:table-cell table:formula="of:=([.J350]+[.K350])/2" office:value-type="float" office:value="213.14" calcext:value-type="float">
            <text:p>213.14</text:p>
          </table:table-cell>
          <table:table-cell table:formula="of:=([.I324]+[.L324])/2" office:value-type="float" office:value="212.02" calcext:value-type="float">
            <text:p>212.02</text:p>
          </table:table-cell>
          <table:table-cell table:formula="of:=MAX([.C299:.C350])" office:value-type="float" office:value="213.78" calcext:value-type="float">
            <text:p>213.78</text:p>
          </table:table-cell>
          <table:table-cell table:formula="of:=MIN([.D299:.D350])" office:value-type="float" office:value="209.74" calcext:value-type="float">
            <text:p>209.74</text:p>
          </table:table-cell>
          <table:table-cell table:formula="of:=([.O324]+[.N324])/2" office:value-type="float" office:value="210.755" calcext:value-type="float">
            <text:p>210.755</text:p>
          </table:table-cell>
        </table:table-row>
        <table:table-row table:style-name="ro1">
          <table:table-cell office:value-type="string" calcext:value-type="string">
            <text:p>22/05/15 13:00:00 +08:00</text:p>
          </table:table-cell>
          <table:table-cell office:value-type="float" office:value="213.16" calcext:value-type="float">
            <text:p>213.16</text:p>
          </table:table-cell>
          <table:table-cell office:value-type="float" office:value="213.27" calcext:value-type="float">
            <text:p>213.27</text:p>
          </table:table-cell>
          <table:table-cell office:value-type="float" office:value="213.03" calcext:value-type="float">
            <text:p>213.03</text:p>
          </table:table-cell>
          <table:table-cell office:value-type="float" office:value="213.24" calcext:value-type="float">
            <text:p>213.24</text:p>
          </table:table-cell>
          <table:table-cell office:value-type="float" office:value="210.95" calcext:value-type="float">
            <text:p>210.95</text:p>
          </table:table-cell>
          <table:table-cell table:formula="of:=MAX([.C343:.C351])" office:value-type="float" office:value="213.75" calcext:value-type="float">
            <text:p>213.75</text:p>
          </table:table-cell>
          <table:table-cell table:formula="of:=MIN([.D343:.D351])" office:value-type="float" office:value="212.91" calcext:value-type="float">
            <text:p>212.91</text:p>
          </table:table-cell>
          <table:table-cell table:formula="of:=([.G351]+[.H351])/2" office:value-type="float" office:value="213.33" calcext:value-type="float">
            <text:p>213.33</text:p>
          </table:table-cell>
          <table:table-cell table:formula="of:=MAX([.C326:.C351])" office:value-type="float" office:value="213.78" calcext:value-type="float">
            <text:p>213.78</text:p>
          </table:table-cell>
          <table:table-cell table:formula="of:=MIN([.D326:.D351])" office:value-type="float" office:value="212.5" calcext:value-type="float">
            <text:p>212.5</text:p>
          </table:table-cell>
          <table:table-cell table:formula="of:=([.J351]+[.K351])/2" office:value-type="float" office:value="213.14" calcext:value-type="float">
            <text:p>213.14</text:p>
          </table:table-cell>
          <table:table-cell table:formula="of:=([.I325]+[.L325])/2" office:value-type="float" office:value="212.0675" calcext:value-type="float">
            <text:p>212.0675</text:p>
          </table:table-cell>
          <table:table-cell table:formula="of:=MAX([.C300:.C351])" office:value-type="float" office:value="213.78" calcext:value-type="float">
            <text:p>213.78</text:p>
          </table:table-cell>
          <table:table-cell table:formula="of:=MIN([.D300:.D351])" office:value-type="float" office:value="209.74" calcext:value-type="float">
            <text:p>209.74</text:p>
          </table:table-cell>
          <table:table-cell table:formula="of:=([.O325]+[.N325])/2" office:value-type="float" office:value="210.95" calcext:value-type="float">
            <text:p>210.95</text:p>
          </table:table-cell>
        </table:table-row>
        <table:table-row table:style-name="ro1">
          <table:table-cell office:value-type="string" calcext:value-type="string">
            <text:p>22/05/15 14:00:00 +08:00</text:p>
          </table:table-cell>
          <table:table-cell office:value-type="float" office:value="213.22" calcext:value-type="float">
            <text:p>213.22</text:p>
          </table:table-cell>
          <table:table-cell office:value-type="float" office:value="213.54" calcext:value-type="float">
            <text:p>213.54</text:p>
          </table:table-cell>
          <table:table-cell office:value-type="float" office:value="213.07" calcext:value-type="float">
            <text:p>213.07</text:p>
          </table:table-cell>
          <table:table-cell office:value-type="float" office:value="213.33" calcext:value-type="float">
            <text:p>213.33</text:p>
          </table:table-cell>
          <table:table-cell office:value-type="float" office:value="211.01" calcext:value-type="float">
            <text:p>211.01</text:p>
          </table:table-cell>
          <table:table-cell table:formula="of:=MAX([.C344:.C352])" office:value-type="float" office:value="213.75" calcext:value-type="float">
            <text:p>213.75</text:p>
          </table:table-cell>
          <table:table-cell table:formula="of:=MIN([.D344:.D352])" office:value-type="float" office:value="212.91" calcext:value-type="float">
            <text:p>212.91</text:p>
          </table:table-cell>
          <table:table-cell table:formula="of:=([.G352]+[.H352])/2" office:value-type="float" office:value="213.33" calcext:value-type="float">
            <text:p>213.33</text:p>
          </table:table-cell>
          <table:table-cell table:formula="of:=MAX([.C327:.C352])" office:value-type="float" office:value="213.78" calcext:value-type="float">
            <text:p>213.78</text:p>
          </table:table-cell>
          <table:table-cell table:formula="of:=MIN([.D327:.D352])" office:value-type="float" office:value="212.5" calcext:value-type="float">
            <text:p>212.5</text:p>
          </table:table-cell>
          <table:table-cell table:formula="of:=([.J352]+[.K352])/2" office:value-type="float" office:value="213.14" calcext:value-type="float">
            <text:p>213.14</text:p>
          </table:table-cell>
          <table:table-cell table:formula="of:=([.I326]+[.L326])/2" office:value-type="float" office:value="212.1275" calcext:value-type="float">
            <text:p>212.1275</text:p>
          </table:table-cell>
          <table:table-cell table:formula="of:=MAX([.C301:.C352])" office:value-type="float" office:value="213.78" calcext:value-type="float">
            <text:p>213.78</text:p>
          </table:table-cell>
          <table:table-cell table:formula="of:=MIN([.D301:.D352])" office:value-type="float" office:value="209.74" calcext:value-type="float">
            <text:p>209.74</text:p>
          </table:table-cell>
          <table:table-cell table:formula="of:=([.O326]+[.N326])/2" office:value-type="float" office:value="211.01" calcext:value-type="float">
            <text:p>211.01</text:p>
          </table:table-cell>
        </table:table-row>
        <table:table-row table:style-name="ro1">
          <table:table-cell office:value-type="string" calcext:value-type="string">
            <text:p>22/05/15 15:00:00 +08:00</text:p>
          </table:table-cell>
          <table:table-cell office:value-type="float" office:value="213.33" calcext:value-type="float">
            <text:p>213.33</text:p>
          </table:table-cell>
          <table:table-cell office:value-type="float" office:value="213.35" calcext:value-type="float">
            <text:p>213.35</text:p>
          </table:table-cell>
          <table:table-cell office:value-type="float" office:value="213.15" calcext:value-type="float">
            <text:p>213.15</text:p>
          </table:table-cell>
          <table:table-cell office:value-type="float" office:value="213.27" calcext:value-type="float">
            <text:p>213.27</text:p>
          </table:table-cell>
          <table:table-cell office:value-type="float" office:value="211.01" calcext:value-type="float">
            <text:p>211.01</text:p>
          </table:table-cell>
          <table:table-cell table:formula="of:=MAX([.C345:.C353])" office:value-type="float" office:value="213.75" calcext:value-type="float">
            <text:p>213.75</text:p>
          </table:table-cell>
          <table:table-cell table:formula="of:=MIN([.D345:.D353])" office:value-type="float" office:value="212.91" calcext:value-type="float">
            <text:p>212.91</text:p>
          </table:table-cell>
          <table:table-cell table:formula="of:=([.G353]+[.H353])/2" office:value-type="float" office:value="213.33" calcext:value-type="float">
            <text:p>213.33</text:p>
          </table:table-cell>
          <table:table-cell table:formula="of:=MAX([.C328:.C353])" office:value-type="float" office:value="213.78" calcext:value-type="float">
            <text:p>213.78</text:p>
          </table:table-cell>
          <table:table-cell table:formula="of:=MIN([.D328:.D353])" office:value-type="float" office:value="212.5" calcext:value-type="float">
            <text:p>212.5</text:p>
          </table:table-cell>
          <table:table-cell table:formula="of:=([.J353]+[.K353])/2" office:value-type="float" office:value="213.14" calcext:value-type="float">
            <text:p>213.14</text:p>
          </table:table-cell>
          <table:table-cell table:formula="of:=([.I327]+[.L327])/2" office:value-type="float" office:value="212.175" calcext:value-type="float">
            <text:p>212.175</text:p>
          </table:table-cell>
          <table:table-cell table:formula="of:=MAX([.C302:.C353])" office:value-type="float" office:value="213.78" calcext:value-type="float">
            <text:p>213.78</text:p>
          </table:table-cell>
          <table:table-cell table:formula="of:=MIN([.D302:.D353])" office:value-type="float" office:value="209.74" calcext:value-type="float">
            <text:p>209.74</text:p>
          </table:table-cell>
          <table:table-cell table:formula="of:=([.O327]+[.N327])/2" office:value-type="float" office:value="211.01" calcext:value-type="float">
            <text:p>211.01</text:p>
          </table:table-cell>
        </table:table-row>
        <table:table-row table:style-name="ro1">
          <table:table-cell office:value-type="string" calcext:value-type="string">
            <text:p>22/05/15 16:00:00 +08:00</text:p>
          </table:table-cell>
          <table:table-cell office:value-type="float" office:value="213.27" calcext:value-type="float">
            <text:p>213.27</text:p>
          </table:table-cell>
          <table:table-cell office:value-type="float" office:value="213.44" calcext:value-type="float">
            <text:p>213.44</text:p>
          </table:table-cell>
          <table:table-cell office:value-type="float" office:value="212.92" calcext:value-type="float">
            <text:p>212.92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1.01" calcext:value-type="float">
            <text:p>211.01</text:p>
          </table:table-cell>
          <table:table-cell table:formula="of:=MAX([.C346:.C354])" office:value-type="float" office:value="213.75" calcext:value-type="float">
            <text:p>213.75</text:p>
          </table:table-cell>
          <table:table-cell table:formula="of:=MIN([.D346:.D354])" office:value-type="float" office:value="212.91" calcext:value-type="float">
            <text:p>212.91</text:p>
          </table:table-cell>
          <table:table-cell table:formula="of:=([.G354]+[.H354])/2" office:value-type="float" office:value="213.33" calcext:value-type="float">
            <text:p>213.33</text:p>
          </table:table-cell>
          <table:table-cell table:formula="of:=MAX([.C329:.C354])" office:value-type="float" office:value="213.78" calcext:value-type="float">
            <text:p>213.78</text:p>
          </table:table-cell>
          <table:table-cell table:formula="of:=MIN([.D329:.D354])" office:value-type="float" office:value="212.5" calcext:value-type="float">
            <text:p>212.5</text:p>
          </table:table-cell>
          <table:table-cell table:formula="of:=([.J354]+[.K354])/2" office:value-type="float" office:value="213.14" calcext:value-type="float">
            <text:p>213.14</text:p>
          </table:table-cell>
          <table:table-cell table:formula="of:=([.I328]+[.L328])/2" office:value-type="float" office:value="212.175" calcext:value-type="float">
            <text:p>212.175</text:p>
          </table:table-cell>
          <table:table-cell table:formula="of:=MAX([.C303:.C354])" office:value-type="float" office:value="213.78" calcext:value-type="float">
            <text:p>213.78</text:p>
          </table:table-cell>
          <table:table-cell table:formula="of:=MIN([.D303:.D354])" office:value-type="float" office:value="209.74" calcext:value-type="float">
            <text:p>209.74</text:p>
          </table:table-cell>
          <table:table-cell table:formula="of:=([.O328]+[.N328])/2" office:value-type="float" office:value="211.01" calcext:value-type="float">
            <text:p>211.01</text:p>
          </table:table-cell>
        </table:table-row>
        <table:table-row table:style-name="ro1">
          <table:table-cell office:value-type="string" calcext:value-type="string">
            <text:p>26/05/15 10:00:00 +08:00</text:p>
          </table:table-cell>
          <table:table-cell office:value-type="float" office:value="212.39" calcext:value-type="float">
            <text:p>212.39</text:p>
          </table:table-cell>
          <table:table-cell office:value-type="float" office:value="212.5" calcext:value-type="float">
            <text:p>212.5</text:p>
          </table:table-cell>
          <table:table-cell office:value-type="float" office:value="211.47" calcext:value-type="float">
            <text:p>211.47</text:p>
          </table:table-cell>
          <table:table-cell office:value-type="float" office:value="211.57" calcext:value-type="float">
            <text:p>211.57</text:p>
          </table:table-cell>
          <table:table-cell office:value-type="float" office:value="211.01" calcext:value-type="float">
            <text:p>211.01</text:p>
          </table:table-cell>
          <table:table-cell table:formula="of:=MAX([.C347:.C355])" office:value-type="float" office:value="213.75" calcext:value-type="float">
            <text:p>213.75</text:p>
          </table:table-cell>
          <table:table-cell table:formula="of:=MIN([.D347:.D355])" office:value-type="float" office:value="211.47" calcext:value-type="float">
            <text:p>211.47</text:p>
          </table:table-cell>
          <table:table-cell table:formula="of:=([.G355]+[.H355])/2" office:value-type="float" office:value="212.61" calcext:value-type="float">
            <text:p>212.61</text:p>
          </table:table-cell>
          <table:table-cell table:formula="of:=MAX([.C330:.C355])" office:value-type="float" office:value="213.78" calcext:value-type="float">
            <text:p>213.78</text:p>
          </table:table-cell>
          <table:table-cell table:formula="of:=MIN([.D330:.D355])" office:value-type="float" office:value="211.47" calcext:value-type="float">
            <text:p>211.47</text:p>
          </table:table-cell>
          <table:table-cell table:formula="of:=([.J355]+[.K355])/2" office:value-type="float" office:value="212.625" calcext:value-type="float">
            <text:p>212.625</text:p>
          </table:table-cell>
          <table:table-cell table:formula="of:=([.I329]+[.L329])/2" office:value-type="float" office:value="212.1975" calcext:value-type="float">
            <text:p>212.1975</text:p>
          </table:table-cell>
          <table:table-cell table:formula="of:=MAX([.C304:.C355])" office:value-type="float" office:value="213.78" calcext:value-type="float">
            <text:p>213.78</text:p>
          </table:table-cell>
          <table:table-cell table:formula="of:=MIN([.D304:.D355])" office:value-type="float" office:value="209.74" calcext:value-type="float">
            <text:p>209.74</text:p>
          </table:table-cell>
          <table:table-cell table:formula="of:=([.O329]+[.N329])/2" office:value-type="float" office:value="211.01" calcext:value-type="float">
            <text:p>211.01</text:p>
          </table:table-cell>
        </table:table-row>
        <table:table-row table:style-name="ro1">
          <table:table-cell office:value-type="string" calcext:value-type="string">
            <text:p>26/05/15 11:00:00 +08:00</text:p>
          </table:table-cell>
          <table:table-cell office:value-type="float" office:value="211.59" calcext:value-type="float">
            <text:p>211.59</text:p>
          </table:table-cell>
          <table:table-cell office:value-type="float" office:value="211.69" calcext:value-type="float">
            <text:p>211.69</text:p>
          </table:table-cell>
          <table:table-cell office:value-type="float" office:value="210.83" calcext:value-type="float">
            <text:p>210.83</text:p>
          </table:table-cell>
          <table:table-cell office:value-type="float" office:value="210.9" calcext:value-type="float">
            <text:p>210.9</text:p>
          </table:table-cell>
          <table:table-cell office:value-type="float" office:value="211.01" calcext:value-type="float">
            <text:p>211.01</text:p>
          </table:table-cell>
          <table:table-cell table:formula="of:=MAX([.C348:.C356])" office:value-type="float" office:value="213.54" calcext:value-type="float">
            <text:p>213.54</text:p>
          </table:table-cell>
          <table:table-cell table:formula="of:=MIN([.D348:.D356])" office:value-type="float" office:value="210.83" calcext:value-type="float">
            <text:p>210.83</text:p>
          </table:table-cell>
          <table:table-cell table:formula="of:=([.G356]+[.H356])/2" office:value-type="float" office:value="212.185" calcext:value-type="float">
            <text:p>212.185</text:p>
          </table:table-cell>
          <table:table-cell table:formula="of:=MAX([.C331:.C356])" office:value-type="float" office:value="213.78" calcext:value-type="float">
            <text:p>213.78</text:p>
          </table:table-cell>
          <table:table-cell table:formula="of:=MIN([.D331:.D356])" office:value-type="float" office:value="210.83" calcext:value-type="float">
            <text:p>210.83</text:p>
          </table:table-cell>
          <table:table-cell table:formula="of:=([.J356]+[.K356])/2" office:value-type="float" office:value="212.305" calcext:value-type="float">
            <text:p>212.305</text:p>
          </table:table-cell>
          <table:table-cell table:formula="of:=([.I330]+[.L330])/2" office:value-type="float" office:value="212.2425" calcext:value-type="float">
            <text:p>212.2425</text:p>
          </table:table-cell>
          <table:table-cell table:formula="of:=MAX([.C305:.C356])" office:value-type="float" office:value="213.78" calcext:value-type="float">
            <text:p>213.78</text:p>
          </table:table-cell>
          <table:table-cell table:formula="of:=MIN([.D305:.D356])" office:value-type="float" office:value="209.74" calcext:value-type="float">
            <text:p>209.74</text:p>
          </table:table-cell>
          <table:table-cell table:formula="of:=([.O330]+[.N330])/2" office:value-type="float" office:value="211.01" calcext:value-type="float">
            <text:p>211.01</text:p>
          </table:table-cell>
        </table:table-row>
        <table:table-row table:style-name="ro1">
          <table:table-cell office:value-type="string" calcext:value-type="string">
            <text:p>26/05/15 12:00:00 +08:00</text:p>
          </table:table-cell>
          <table:table-cell office:value-type="float" office:value="210.91" calcext:value-type="float">
            <text:p>210.91</text:p>
          </table:table-cell>
          <table:table-cell office:value-type="float" office:value="211.24" calcext:value-type="float">
            <text:p>211.24</text:p>
          </table:table-cell>
          <table:table-cell office:value-type="float" office:value="210.61" calcext:value-type="float">
            <text:p>210.61</text:p>
          </table:table-cell>
          <table:table-cell office:value-type="float" office:value="210.89" calcext:value-type="float">
            <text:p>210.89</text:p>
          </table:table-cell>
          <table:table-cell office:value-type="float" office:value="211.095" calcext:value-type="float">
            <text:p>211.095</text:p>
          </table:table-cell>
          <table:table-cell table:formula="of:=MAX([.C349:.C357])" office:value-type="float" office:value="213.54" calcext:value-type="float">
            <text:p>213.54</text:p>
          </table:table-cell>
          <table:table-cell table:formula="of:=MIN([.D349:.D357])" office:value-type="float" office:value="210.61" calcext:value-type="float">
            <text:p>210.61</text:p>
          </table:table-cell>
          <table:table-cell table:formula="of:=([.G357]+[.H357])/2" office:value-type="float" office:value="212.075" calcext:value-type="float">
            <text:p>212.075</text:p>
          </table:table-cell>
          <table:table-cell table:formula="of:=MAX([.C332:.C357])" office:value-type="float" office:value="213.78" calcext:value-type="float">
            <text:p>213.78</text:p>
          </table:table-cell>
          <table:table-cell table:formula="of:=MIN([.D332:.D357])" office:value-type="float" office:value="210.61" calcext:value-type="float">
            <text:p>210.61</text:p>
          </table:table-cell>
          <table:table-cell table:formula="of:=([.J357]+[.K357])/2" office:value-type="float" office:value="212.195" calcext:value-type="float">
            <text:p>212.195</text:p>
          </table:table-cell>
          <table:table-cell table:formula="of:=([.I331]+[.L331])/2" office:value-type="float" office:value="212.6525" calcext:value-type="float">
            <text:p>212.6525</text:p>
          </table:table-cell>
          <table:table-cell table:formula="of:=MAX([.C306:.C357])" office:value-type="float" office:value="213.78" calcext:value-type="float">
            <text:p>213.78</text:p>
          </table:table-cell>
          <table:table-cell table:formula="of:=MIN([.D306:.D357])" office:value-type="float" office:value="210.61" calcext:value-type="float">
            <text:p>210.61</text:p>
          </table:table-cell>
          <table:table-cell table:formula="of:=([.O331]+[.N331])/2" office:value-type="float" office:value="211.095" calcext:value-type="float">
            <text:p>211.095</text:p>
          </table:table-cell>
        </table:table-row>
        <table:table-row table:style-name="ro1">
          <table:table-cell office:value-type="string" calcext:value-type="string">
            <text:p>26/05/15 13:00:00 +08:00</text:p>
          </table:table-cell>
          <table:table-cell office:value-type="float" office:value="210.9" calcext:value-type="float">
            <text:p>210.9</text:p>
          </table:table-cell>
          <table:table-cell office:value-type="float" office:value="211.11" calcext:value-type="float">
            <text:p>211.11</text:p>
          </table:table-cell>
          <table:table-cell office:value-type="float" office:value="210.67" calcext:value-type="float">
            <text:p>210.67</text:p>
          </table:table-cell>
          <table:table-cell office:value-type="float" office:value="210.7" calcext:value-type="float">
            <text:p>210.7</text:p>
          </table:table-cell>
          <table:table-cell office:value-type="float" office:value="211.095" calcext:value-type="float">
            <text:p>211.095</text:p>
          </table:table-cell>
          <table:table-cell table:formula="of:=MAX([.C350:.C358])" office:value-type="float" office:value="213.54" calcext:value-type="float">
            <text:p>213.54</text:p>
          </table:table-cell>
          <table:table-cell table:formula="of:=MIN([.D350:.D358])" office:value-type="float" office:value="210.61" calcext:value-type="float">
            <text:p>210.61</text:p>
          </table:table-cell>
          <table:table-cell table:formula="of:=([.G358]+[.H358])/2" office:value-type="float" office:value="212.075" calcext:value-type="float">
            <text:p>212.075</text:p>
          </table:table-cell>
          <table:table-cell table:formula="of:=MAX([.C333:.C358])" office:value-type="float" office:value="213.78" calcext:value-type="float">
            <text:p>213.78</text:p>
          </table:table-cell>
          <table:table-cell table:formula="of:=MIN([.D333:.D358])" office:value-type="float" office:value="210.61" calcext:value-type="float">
            <text:p>210.61</text:p>
          </table:table-cell>
          <table:table-cell table:formula="of:=([.J358]+[.K358])/2" office:value-type="float" office:value="212.195" calcext:value-type="float">
            <text:p>212.195</text:p>
          </table:table-cell>
          <table:table-cell table:formula="of:=([.I332]+[.L332])/2" office:value-type="float" office:value="212.72" calcext:value-type="float">
            <text:p>212.72</text:p>
          </table:table-cell>
          <table:table-cell table:formula="of:=MAX([.C307:.C358])" office:value-type="float" office:value="213.78" calcext:value-type="float">
            <text:p>213.78</text:p>
          </table:table-cell>
          <table:table-cell table:formula="of:=MIN([.D307:.D358])" office:value-type="float" office:value="210.61" calcext:value-type="float">
            <text:p>210.61</text:p>
          </table:table-cell>
          <table:table-cell table:formula="of:=([.O332]+[.N332])/2" office:value-type="float" office:value="211.095" calcext:value-type="float">
            <text:p>211.095</text:p>
          </table:table-cell>
        </table:table-row>
        <table:table-row table:style-name="ro1">
          <table:table-cell office:value-type="string" calcext:value-type="string">
            <text:p>26/05/15 14:00:00 +08:00</text:p>
          </table:table-cell>
          <table:table-cell office:value-type="float" office:value="210.7" calcext:value-type="float">
            <text:p>210.7</text:p>
          </table:table-cell>
          <table:table-cell office:value-type="float" office:value="210.88" calcext:value-type="float">
            <text:p>210.88</text:p>
          </table:table-cell>
          <table:table-cell office:value-type="float" office:value="210.27" calcext:value-type="float">
            <text:p>210.27</text:p>
          </table:table-cell>
          <table:table-cell office:value-type="float" office:value="210.35" calcext:value-type="float">
            <text:p>210.35</text:p>
          </table:table-cell>
          <table:table-cell office:value-type="float" office:value="211.095" calcext:value-type="float">
            <text:p>211.095</text:p>
          </table:table-cell>
          <table:table-cell table:formula="of:=MAX([.C351:.C359])" office:value-type="float" office:value="213.54" calcext:value-type="float">
            <text:p>213.54</text:p>
          </table:table-cell>
          <table:table-cell table:formula="of:=MIN([.D351:.D359])" office:value-type="float" office:value="210.27" calcext:value-type="float">
            <text:p>210.27</text:p>
          </table:table-cell>
          <table:table-cell table:formula="of:=([.G359]+[.H359])/2" office:value-type="float" office:value="211.905" calcext:value-type="float">
            <text:p>211.905</text:p>
          </table:table-cell>
          <table:table-cell table:formula="of:=MAX([.C334:.C359])" office:value-type="float" office:value="213.78" calcext:value-type="float">
            <text:p>213.78</text:p>
          </table:table-cell>
          <table:table-cell table:formula="of:=MIN([.D334:.D359])" office:value-type="float" office:value="210.27" calcext:value-type="float">
            <text:p>210.27</text:p>
          </table:table-cell>
          <table:table-cell table:formula="of:=([.J359]+[.K359])/2" office:value-type="float" office:value="212.025" calcext:value-type="float">
            <text:p>212.025</text:p>
          </table:table-cell>
          <table:table-cell table:formula="of:=([.I333]+[.L333])/2" office:value-type="float" office:value="212.79" calcext:value-type="float">
            <text:p>212.79</text:p>
          </table:table-cell>
          <table:table-cell table:formula="of:=MAX([.C308:.C359])" office:value-type="float" office:value="213.78" calcext:value-type="float">
            <text:p>213.78</text:p>
          </table:table-cell>
          <table:table-cell table:formula="of:=MIN([.D308:.D359])" office:value-type="float" office:value="210.27" calcext:value-type="float">
            <text:p>210.27</text:p>
          </table:table-cell>
          <table:table-cell table:formula="of:=([.O333]+[.N333])/2" office:value-type="float" office:value="211.095" calcext:value-type="float">
            <text:p>211.095</text:p>
          </table:table-cell>
        </table:table-row>
        <table:table-row table:style-name="ro1">
          <table:table-cell office:value-type="string" calcext:value-type="string">
            <text:p>26/05/15 15:00:00 +08:00</text:p>
          </table:table-cell>
          <table:table-cell office:value-type="float" office:value="210.34" calcext:value-type="float">
            <text:p>210.34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0.21" calcext:value-type="float">
            <text:p>210.21</text:p>
          </table:table-cell>
          <table:table-cell office:value-type="float" office:value="210.24" calcext:value-type="float">
            <text:p>210.24</text:p>
          </table:table-cell>
          <table:table-cell office:value-type="float" office:value="211.095" calcext:value-type="float">
            <text:p>211.095</text:p>
          </table:table-cell>
          <table:table-cell table:formula="of:=MAX([.C352:.C360])" office:value-type="float" office:value="213.54" calcext:value-type="float">
            <text:p>213.54</text:p>
          </table:table-cell>
          <table:table-cell table:formula="of:=MIN([.D352:.D360])" office:value-type="float" office:value="210.21" calcext:value-type="float">
            <text:p>210.21</text:p>
          </table:table-cell>
          <table:table-cell table:formula="of:=([.G360]+[.H360])/2" office:value-type="float" office:value="211.875" calcext:value-type="float">
            <text:p>211.875</text:p>
          </table:table-cell>
          <table:table-cell table:formula="of:=MAX([.C335:.C360])" office:value-type="float" office:value="213.78" calcext:value-type="float">
            <text:p>213.78</text:p>
          </table:table-cell>
          <table:table-cell table:formula="of:=MIN([.D335:.D360])" office:value-type="float" office:value="210.21" calcext:value-type="float">
            <text:p>210.21</text:p>
          </table:table-cell>
          <table:table-cell table:formula="of:=([.J360]+[.K360])/2" office:value-type="float" office:value="211.995" calcext:value-type="float">
            <text:p>211.995</text:p>
          </table:table-cell>
          <table:table-cell table:formula="of:=([.I334]+[.L334])/2" office:value-type="float" office:value="212.775" calcext:value-type="float">
            <text:p>212.775</text:p>
          </table:table-cell>
          <table:table-cell table:formula="of:=MAX([.C309:.C360])" office:value-type="float" office:value="213.78" calcext:value-type="float">
            <text:p>213.78</text:p>
          </table:table-cell>
          <table:table-cell table:formula="of:=MIN([.D309:.D360])" office:value-type="float" office:value="210.21" calcext:value-type="float">
            <text:p>210.21</text:p>
          </table:table-cell>
          <table:table-cell table:formula="of:=([.O334]+[.N334])/2" office:value-type="float" office:value="211.095" calcext:value-type="float">
            <text:p>211.095</text:p>
          </table:table-cell>
        </table:table-row>
        <table:table-row table:style-name="ro1">
          <table:table-cell office:value-type="string" calcext:value-type="string">
            <text:p>26/05/15 16:00:00 +08:00</text:p>
          </table:table-cell>
          <table:table-cell office:value-type="float" office:value="210.25" calcext:value-type="float">
            <text:p>210.25</text:p>
          </table:table-cell>
          <table:table-cell office:value-type="float" office:value="210.92" calcext:value-type="float">
            <text:p>210.92</text:p>
          </table:table-cell>
          <table:table-cell office:value-type="float" office:value="210.2" calcext:value-type="float">
            <text:p>210.2</text:p>
          </table:table-cell>
          <table:table-cell office:value-type="float" office:value="210.7" calcext:value-type="float">
            <text:p>210.7</text:p>
          </table:table-cell>
          <table:table-cell office:value-type="float" office:value="211.095" calcext:value-type="float">
            <text:p>211.095</text:p>
          </table:table-cell>
          <table:table-cell table:formula="of:=MAX([.C353:.C361])" office:value-type="float" office:value="213.44" calcext:value-type="float">
            <text:p>213.44</text:p>
          </table:table-cell>
          <table:table-cell table:formula="of:=MIN([.D353:.D361])" office:value-type="float" office:value="210.2" calcext:value-type="float">
            <text:p>210.2</text:p>
          </table:table-cell>
          <table:table-cell table:formula="of:=([.G361]+[.H361])/2" office:value-type="float" office:value="211.82" calcext:value-type="float">
            <text:p>211.82</text:p>
          </table:table-cell>
          <table:table-cell table:formula="of:=MAX([.C336:.C361])" office:value-type="float" office:value="213.78" calcext:value-type="float">
            <text:p>213.78</text:p>
          </table:table-cell>
          <table:table-cell table:formula="of:=MIN([.D336:.D361])" office:value-type="float" office:value="210.2" calcext:value-type="float">
            <text:p>210.2</text:p>
          </table:table-cell>
          <table:table-cell table:formula="of:=([.J361]+[.K361])/2" office:value-type="float" office:value="211.99" calcext:value-type="float">
            <text:p>211.99</text:p>
          </table:table-cell>
          <table:table-cell table:formula="of:=([.I335]+[.L335])/2" office:value-type="float" office:value="212.875" calcext:value-type="float">
            <text:p>212.875</text:p>
          </table:table-cell>
          <table:table-cell table:formula="of:=MAX([.C310:.C361])" office:value-type="float" office:value="213.78" calcext:value-type="float">
            <text:p>213.78</text:p>
          </table:table-cell>
          <table:table-cell table:formula="of:=MIN([.D310:.D361])" office:value-type="float" office:value="210.2" calcext:value-type="float">
            <text:p>210.2</text:p>
          </table:table-cell>
          <table:table-cell table:formula="of:=([.O335]+[.N335])/2" office:value-type="float" office:value="211.095" calcext:value-type="float">
            <text:p>211.095</text:p>
          </table:table-cell>
        </table:table-row>
        <table:table-row table:style-name="ro1">
          <table:table-cell office:value-type="string" calcext:value-type="string">
            <text:p>27/05/15 10:00:00 +08:00</text:p>
          </table:table-cell>
          <table:table-cell office:value-type="float" office:value="211.23" calcext:value-type="float">
            <text:p>211.23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0.85" calcext:value-type="float">
            <text:p>210.85</text:p>
          </table:table-cell>
          <table:table-cell office:value-type="float" office:value="211.85" calcext:value-type="float">
            <text:p>211.85</text:p>
          </table:table-cell>
          <table:table-cell office:value-type="float" office:value="211.095" calcext:value-type="float">
            <text:p>211.095</text:p>
          </table:table-cell>
          <table:table-cell table:formula="of:=MAX([.C354:.C362])" office:value-type="float" office:value="213.44" calcext:value-type="float">
            <text:p>213.44</text:p>
          </table:table-cell>
          <table:table-cell table:formula="of:=MIN([.D354:.D362])" office:value-type="float" office:value="210.2" calcext:value-type="float">
            <text:p>210.2</text:p>
          </table:table-cell>
          <table:table-cell table:formula="of:=([.G362]+[.H362])/2" office:value-type="float" office:value="211.82" calcext:value-type="float">
            <text:p>211.82</text:p>
          </table:table-cell>
          <table:table-cell table:formula="of:=MAX([.C337:.C362])" office:value-type="float" office:value="213.78" calcext:value-type="float">
            <text:p>213.78</text:p>
          </table:table-cell>
          <table:table-cell table:formula="of:=MIN([.D337:.D362])" office:value-type="float" office:value="210.2" calcext:value-type="float">
            <text:p>210.2</text:p>
          </table:table-cell>
          <table:table-cell table:formula="of:=([.J362]+[.K362])/2" office:value-type="float" office:value="211.99" calcext:value-type="float">
            <text:p>211.99</text:p>
          </table:table-cell>
          <table:table-cell table:formula="of:=([.I336]+[.L336])/2" office:value-type="float" office:value="212.875" calcext:value-type="float">
            <text:p>212.875</text:p>
          </table:table-cell>
          <table:table-cell table:formula="of:=MAX([.C311:.C362])" office:value-type="float" office:value="213.78" calcext:value-type="float">
            <text:p>213.78</text:p>
          </table:table-cell>
          <table:table-cell table:formula="of:=MIN([.D311:.D362])" office:value-type="float" office:value="210.2" calcext:value-type="float">
            <text:p>210.2</text:p>
          </table:table-cell>
          <table:table-cell table:formula="of:=([.O336]+[.N336])/2" office:value-type="float" office:value="211.095" calcext:value-type="float">
            <text:p>211.095</text:p>
          </table:table-cell>
        </table:table-row>
        <table:table-row table:style-name="ro1">
          <table:table-cell office:value-type="string" calcext:value-type="string">
            <text:p>27/05/15 11:00:00 +08:00</text:p>
          </table:table-cell>
          <table:table-cell office:value-type="float" office:value="211.86" calcext:value-type="float">
            <text:p>211.86</text:p>
          </table:table-cell>
          <table:table-cell office:value-type="float" office:value="212" calcext:value-type="float">
            <text:p>212</text:p>
          </table:table-cell>
          <table:table-cell office:value-type="float" office:value="211.6" calcext:value-type="float">
            <text:p>211.6</text:p>
          </table:table-cell>
          <table:table-cell office:value-type="float" office:value="211.99" calcext:value-type="float">
            <text:p>211.99</text:p>
          </table:table-cell>
          <table:table-cell office:value-type="float" office:value="211.095" calcext:value-type="float">
            <text:p>211.095</text:p>
          </table:table-cell>
          <table:table-cell table:formula="of:=MAX([.C355:.C363])" office:value-type="float" office:value="212.5" calcext:value-type="float">
            <text:p>212.5</text:p>
          </table:table-cell>
          <table:table-cell table:formula="of:=MIN([.D355:.D363])" office:value-type="float" office:value="210.2" calcext:value-type="float">
            <text:p>210.2</text:p>
          </table:table-cell>
          <table:table-cell table:formula="of:=([.G363]+[.H363])/2" office:value-type="float" office:value="211.35" calcext:value-type="float">
            <text:p>211.35</text:p>
          </table:table-cell>
          <table:table-cell table:formula="of:=MAX([.C338:.C363])" office:value-type="float" office:value="213.78" calcext:value-type="float">
            <text:p>213.78</text:p>
          </table:table-cell>
          <table:table-cell table:formula="of:=MIN([.D338:.D363])" office:value-type="float" office:value="210.2" calcext:value-type="float">
            <text:p>210.2</text:p>
          </table:table-cell>
          <table:table-cell table:formula="of:=([.J363]+[.K363])/2" office:value-type="float" office:value="211.99" calcext:value-type="float">
            <text:p>211.99</text:p>
          </table:table-cell>
          <table:table-cell table:formula="of:=([.I337]+[.L337])/2" office:value-type="float" office:value="212.875" calcext:value-type="float">
            <text:p>212.875</text:p>
          </table:table-cell>
          <table:table-cell table:formula="of:=MAX([.C312:.C363])" office:value-type="float" office:value="213.78" calcext:value-type="float">
            <text:p>213.78</text:p>
          </table:table-cell>
          <table:table-cell table:formula="of:=MIN([.D312:.D363])" office:value-type="float" office:value="210.2" calcext:value-type="float">
            <text:p>210.2</text:p>
          </table:table-cell>
          <table:table-cell table:formula="of:=([.O337]+[.N337])/2" office:value-type="float" office:value="211.095" calcext:value-type="float">
            <text:p>211.095</text:p>
          </table:table-cell>
        </table:table-row>
        <table:table-row table:style-name="ro1">
          <table:table-cell office:value-type="string" calcext:value-type="string">
            <text:p>27/05/15 12:00:00 +08:00</text:p>
          </table:table-cell>
          <table:table-cell office:value-type="float" office:value="211.99" calcext:value-type="float">
            <text:p>211.99</text:p>
          </table:table-cell>
          <table:table-cell office:value-type="float" office:value="212.34" calcext:value-type="float">
            <text:p>212.34</text:p>
          </table:table-cell>
          <table:table-cell office:value-type="float" office:value="211.85" calcext:value-type="float">
            <text:p>211.85</text:p>
          </table:table-cell>
          <table:table-cell office:value-type="float" office:value="212.22" calcext:value-type="float">
            <text:p>212.22</text:p>
          </table:table-cell>
          <table:table-cell office:value-type="float" office:value="210.77" calcext:value-type="float">
            <text:p>210.77</text:p>
          </table:table-cell>
          <table:table-cell table:formula="of:=MAX([.C356:.C364])" office:value-type="float" office:value="212.34" calcext:value-type="float">
            <text:p>212.34</text:p>
          </table:table-cell>
          <table:table-cell table:formula="of:=MIN([.D356:.D364])" office:value-type="float" office:value="210.2" calcext:value-type="float">
            <text:p>210.2</text:p>
          </table:table-cell>
          <table:table-cell table:formula="of:=([.G364]+[.H364])/2" office:value-type="float" office:value="211.27" calcext:value-type="float">
            <text:p>211.27</text:p>
          </table:table-cell>
          <table:table-cell table:formula="of:=MAX([.C339:.C364])" office:value-type="float" office:value="213.78" calcext:value-type="float">
            <text:p>213.78</text:p>
          </table:table-cell>
          <table:table-cell table:formula="of:=MIN([.D339:.D364])" office:value-type="float" office:value="210.2" calcext:value-type="float">
            <text:p>210.2</text:p>
          </table:table-cell>
          <table:table-cell table:formula="of:=([.J364]+[.K364])/2" office:value-type="float" office:value="211.99" calcext:value-type="float">
            <text:p>211.99</text:p>
          </table:table-cell>
          <table:table-cell table:formula="of:=([.I338]+[.L338])/2" office:value-type="float" office:value="212.875" calcext:value-type="float">
            <text:p>212.875</text:p>
          </table:table-cell>
          <table:table-cell table:formula="of:=MAX([.C313:.C364])" office:value-type="float" office:value="213.78" calcext:value-type="float">
            <text:p>213.78</text:p>
          </table:table-cell>
          <table:table-cell table:formula="of:=MIN([.D313:.D364])" office:value-type="float" office:value="210.2" calcext:value-type="float">
            <text:p>210.2</text:p>
          </table:table-cell>
          <table:table-cell table:formula="of:=([.O338]+[.N338])/2" office:value-type="float" office:value="211.095" calcext:value-type="float">
            <text:p>211.095</text:p>
          </table:table-cell>
        </table:table-row>
        <table:table-row table:style-name="ro1">
          <table:table-cell office:value-type="string" calcext:value-type="string">
            <text:p>27/05/15 13:00:00 +08:00</text:p>
          </table:table-cell>
          <table:table-cell office:value-type="float" office:value="212.22" calcext:value-type="float">
            <text:p>212.22</text:p>
          </table:table-cell>
          <table:table-cell office:value-type="float" office:value="212.33" calcext:value-type="float">
            <text:p>212.33</text:p>
          </table:table-cell>
          <table:table-cell office:value-type="float" office:value="212.07" calcext:value-type="float">
            <text:p>212.07</text:p>
          </table:table-cell>
          <table:table-cell office:value-type="float" office:value="212.18" calcext:value-type="float">
            <text:p>212.18</text:p>
          </table:table-cell>
          <table:table-cell office:value-type="float" office:value="211.15" calcext:value-type="float">
            <text:p>211.15</text:p>
          </table:table-cell>
          <table:table-cell table:formula="of:=MAX([.C357:.C365])" office:value-type="float" office:value="212.34" calcext:value-type="float">
            <text:p>212.34</text:p>
          </table:table-cell>
          <table:table-cell table:formula="of:=MIN([.D357:.D365])" office:value-type="float" office:value="210.2" calcext:value-type="float">
            <text:p>210.2</text:p>
          </table:table-cell>
          <table:table-cell table:formula="of:=([.G365]+[.H365])/2" office:value-type="float" office:value="211.27" calcext:value-type="float">
            <text:p>211.27</text:p>
          </table:table-cell>
          <table:table-cell table:formula="of:=MAX([.C340:.C365])" office:value-type="float" office:value="213.75" calcext:value-type="float">
            <text:p>213.75</text:p>
          </table:table-cell>
          <table:table-cell table:formula="of:=MIN([.D340:.D365])" office:value-type="float" office:value="210.2" calcext:value-type="float">
            <text:p>210.2</text:p>
          </table:table-cell>
          <table:table-cell table:formula="of:=([.J365]+[.K365])/2" office:value-type="float" office:value="211.975" calcext:value-type="float">
            <text:p>211.975</text:p>
          </table:table-cell>
          <table:table-cell table:formula="of:=([.I339]+[.L339])/2" office:value-type="float" office:value="212.98" calcext:value-type="float">
            <text:p>212.98</text:p>
          </table:table-cell>
          <table:table-cell table:formula="of:=MAX([.C314:.C365])" office:value-type="float" office:value="213.78" calcext:value-type="float">
            <text:p>213.78</text:p>
          </table:table-cell>
          <table:table-cell table:formula="of:=MIN([.D314:.D365])" office:value-type="float" office:value="210.2" calcext:value-type="float">
            <text:p>210.2</text:p>
          </table:table-cell>
          <table:table-cell table:formula="of:=([.O339]+[.N339])/2" office:value-type="float" office:value="211.2" calcext:value-type="float">
            <text:p>211.2</text:p>
          </table:table-cell>
        </table:table-row>
        <table:table-row table:style-name="ro1">
          <table:table-cell office:value-type="string" calcext:value-type="string">
            <text:p>27/05/15 14:00:00 +08:00</text:p>
          </table:table-cell>
          <table:table-cell office:value-type="float" office:value="212.18" calcext:value-type="float">
            <text:p>212.18</text:p>
          </table:table-cell>
          <table:table-cell office:value-type="float" office:value="212.49" calcext:value-type="float">
            <text:p>212.49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2.47" calcext:value-type="float">
            <text:p>212.47</text:p>
          </table:table-cell>
          <table:table-cell office:value-type="float" office:value="211.2" calcext:value-type="float">
            <text:p>211.2</text:p>
          </table:table-cell>
          <table:table-cell table:formula="of:=MAX([.C358:.C366])" office:value-type="float" office:value="212.49" calcext:value-type="float">
            <text:p>212.49</text:p>
          </table:table-cell>
          <table:table-cell table:formula="of:=MIN([.D358:.D366])" office:value-type="float" office:value="210.2" calcext:value-type="float">
            <text:p>210.2</text:p>
          </table:table-cell>
          <table:table-cell table:formula="of:=([.G366]+[.H366])/2" office:value-type="float" office:value="211.345" calcext:value-type="float">
            <text:p>211.345</text:p>
          </table:table-cell>
          <table:table-cell table:formula="of:=MAX([.C341:.C366])" office:value-type="float" office:value="213.75" calcext:value-type="float">
            <text:p>213.75</text:p>
          </table:table-cell>
          <table:table-cell table:formula="of:=MIN([.D341:.D366])" office:value-type="float" office:value="210.2" calcext:value-type="float">
            <text:p>210.2</text:p>
          </table:table-cell>
          <table:table-cell table:formula="of:=([.J366]+[.K366])/2" office:value-type="float" office:value="211.975" calcext:value-type="float">
            <text:p>211.975</text:p>
          </table:table-cell>
          <table:table-cell table:formula="of:=([.I340]+[.L340])/2" office:value-type="float" office:value="213" calcext:value-type="float">
            <text:p>213</text:p>
          </table:table-cell>
          <table:table-cell table:formula="of:=MAX([.C315:.C366])" office:value-type="float" office:value="213.78" calcext:value-type="float">
            <text:p>213.78</text:p>
          </table:table-cell>
          <table:table-cell table:formula="of:=MIN([.D315:.D366])" office:value-type="float" office:value="210.2" calcext:value-type="float">
            <text:p>210.2</text:p>
          </table:table-cell>
          <table:table-cell table:formula="of:=([.O340]+[.N340])/2" office:value-type="float" office:value="211.2" calcext:value-type="float">
            <text:p>211.2</text:p>
          </table:table-cell>
        </table:table-row>
        <table:table-row table:style-name="ro1">
          <table:table-cell office:value-type="string" calcext:value-type="string">
            <text:p>27/05/15 15:00:00 +08:00</text:p>
          </table:table-cell>
          <table:table-cell office:value-type="float" office:value="212.48" calcext:value-type="float">
            <text:p>212.48</text:p>
          </table:table-cell>
          <table:table-cell office:value-type="float" office:value="212.7" calcext:value-type="float">
            <text:p>212.7</text:p>
          </table:table-cell>
          <table:table-cell office:value-type="float" office:value="212.47" calcext:value-type="float">
            <text:p>212.47</text:p>
          </table:table-cell>
          <table:table-cell office:value-type="float" office:value="212.61" calcext:value-type="float">
            <text:p>212.61</text:p>
          </table:table-cell>
          <table:table-cell office:value-type="float" office:value="211.2" calcext:value-type="float">
            <text:p>211.2</text:p>
          </table:table-cell>
          <table:table-cell table:formula="of:=MAX([.C359:.C367])" office:value-type="float" office:value="212.7" calcext:value-type="float">
            <text:p>212.7</text:p>
          </table:table-cell>
          <table:table-cell table:formula="of:=MIN([.D359:.D367])" office:value-type="float" office:value="210.2" calcext:value-type="float">
            <text:p>210.2</text:p>
          </table:table-cell>
          <table:table-cell table:formula="of:=([.G367]+[.H367])/2" office:value-type="float" office:value="211.45" calcext:value-type="float">
            <text:p>211.45</text:p>
          </table:table-cell>
          <table:table-cell table:formula="of:=MAX([.C342:.C367])" office:value-type="float" office:value="213.75" calcext:value-type="float">
            <text:p>213.75</text:p>
          </table:table-cell>
          <table:table-cell table:formula="of:=MIN([.D342:.D367])" office:value-type="float" office:value="210.2" calcext:value-type="float">
            <text:p>210.2</text:p>
          </table:table-cell>
          <table:table-cell table:formula="of:=([.J367]+[.K367])/2" office:value-type="float" office:value="211.975" calcext:value-type="float">
            <text:p>211.975</text:p>
          </table:table-cell>
          <table:table-cell table:formula="of:=([.I341]+[.L341])/2" office:value-type="float" office:value="213" calcext:value-type="float">
            <text:p>213</text:p>
          </table:table-cell>
          <table:table-cell table:formula="of:=MAX([.C316:.C367])" office:value-type="float" office:value="213.78" calcext:value-type="float">
            <text:p>213.78</text:p>
          </table:table-cell>
          <table:table-cell table:formula="of:=MIN([.D316:.D367])" office:value-type="float" office:value="210.2" calcext:value-type="float">
            <text:p>210.2</text:p>
          </table:table-cell>
          <table:table-cell table:formula="of:=([.O341]+[.N341])/2" office:value-type="float" office:value="211.2" calcext:value-type="float">
            <text:p>211.2</text:p>
          </table:table-cell>
        </table:table-row>
        <table:table-row table:style-name="ro1">
          <table:table-cell office:value-type="string" calcext:value-type="string">
            <text:p>27/05/15 16:00:00 +08:00</text:p>
          </table:table-cell>
          <table:table-cell office:value-type="float" office:value="212.61" calcext:value-type="float">
            <text:p>212.61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2.59" calcext:value-type="float">
            <text:p>212.59</text:p>
          </table:table-cell>
          <table:table-cell office:value-type="float" office:value="212.7" calcext:value-type="float">
            <text:p>212.7</text:p>
          </table:table-cell>
          <table:table-cell office:value-type="float" office:value="211.2" calcext:value-type="float">
            <text:p>211.2</text:p>
          </table:table-cell>
          <table:table-cell table:formula="of:=MAX([.C360:.C368])" office:value-type="float" office:value="212.98" calcext:value-type="float">
            <text:p>212.98</text:p>
          </table:table-cell>
          <table:table-cell table:formula="of:=MIN([.D360:.D368])" office:value-type="float" office:value="210.2" calcext:value-type="float">
            <text:p>210.2</text:p>
          </table:table-cell>
          <table:table-cell table:formula="of:=([.G368]+[.H368])/2" office:value-type="float" office:value="211.59" calcext:value-type="float">
            <text:p>211.59</text:p>
          </table:table-cell>
          <table:table-cell table:formula="of:=MAX([.C343:.C368])" office:value-type="float" office:value="213.75" calcext:value-type="float">
            <text:p>213.75</text:p>
          </table:table-cell>
          <table:table-cell table:formula="of:=MIN([.D343:.D368])" office:value-type="float" office:value="210.2" calcext:value-type="float">
            <text:p>210.2</text:p>
          </table:table-cell>
          <table:table-cell table:formula="of:=([.J368]+[.K368])/2" office:value-type="float" office:value="211.975" calcext:value-type="float">
            <text:p>211.975</text:p>
          </table:table-cell>
          <table:table-cell table:formula="of:=([.I342]+[.L342])/2" office:value-type="float" office:value="213.0075" calcext:value-type="float">
            <text:p>213.0075</text:p>
          </table:table-cell>
          <table:table-cell table:formula="of:=MAX([.C317:.C368])" office:value-type="float" office:value="213.78" calcext:value-type="float">
            <text:p>213.78</text:p>
          </table:table-cell>
          <table:table-cell table:formula="of:=MIN([.D317:.D368])" office:value-type="float" office:value="210.2" calcext:value-type="float">
            <text:p>210.2</text:p>
          </table:table-cell>
          <table:table-cell table:formula="of:=([.O342]+[.N342])/2" office:value-type="float" office:value="211.2" calcext:value-type="float">
            <text:p>211.2</text:p>
          </table:table-cell>
        </table:table-row>
        <table:table-row table:style-name="ro1">
          <table:table-cell office:value-type="string" calcext:value-type="string">
            <text:p>28/05/15 10:00:00 +08:00</text:p>
          </table:table-cell>
          <table:table-cell office:value-type="float" office:value="212.34" calcext:value-type="float">
            <text:p>212.34</text:p>
          </table:table-cell>
          <table:table-cell office:value-type="float" office:value="212.59" calcext:value-type="float">
            <text:p>212.59</text:p>
          </table:table-cell>
          <table:table-cell office:value-type="float" office:value="211.82" calcext:value-type="float">
            <text:p>211.82</text:p>
          </table:table-cell>
          <table:table-cell office:value-type="float" office:value="211.85" calcext:value-type="float">
            <text:p>211.85</text:p>
          </table:table-cell>
          <table:table-cell office:value-type="float" office:value="211.2" calcext:value-type="float">
            <text:p>211.2</text:p>
          </table:table-cell>
          <table:table-cell table:formula="of:=MAX([.C361:.C369])" office:value-type="float" office:value="212.98" calcext:value-type="float">
            <text:p>212.98</text:p>
          </table:table-cell>
          <table:table-cell table:formula="of:=MIN([.D361:.D369])" office:value-type="float" office:value="210.2" calcext:value-type="float">
            <text:p>210.2</text:p>
          </table:table-cell>
          <table:table-cell table:formula="of:=([.G369]+[.H369])/2" office:value-type="float" office:value="211.59" calcext:value-type="float">
            <text:p>211.59</text:p>
          </table:table-cell>
          <table:table-cell table:formula="of:=MAX([.C344:.C369])" office:value-type="float" office:value="213.75" calcext:value-type="float">
            <text:p>213.75</text:p>
          </table:table-cell>
          <table:table-cell table:formula="of:=MIN([.D344:.D369])" office:value-type="float" office:value="210.2" calcext:value-type="float">
            <text:p>210.2</text:p>
          </table:table-cell>
          <table:table-cell table:formula="of:=([.J369]+[.K369])/2" office:value-type="float" office:value="211.975" calcext:value-type="float">
            <text:p>211.975</text:p>
          </table:table-cell>
          <table:table-cell table:formula="of:=([.I343]+[.L343])/2" office:value-type="float" office:value="213.01" calcext:value-type="float">
            <text:p>213.01</text:p>
          </table:table-cell>
          <table:table-cell table:formula="of:=MAX([.C318:.C369])" office:value-type="float" office:value="213.78" calcext:value-type="float">
            <text:p>213.78</text:p>
          </table:table-cell>
          <table:table-cell table:formula="of:=MIN([.D318:.D369])" office:value-type="float" office:value="210.2" calcext:value-type="float">
            <text:p>210.2</text:p>
          </table:table-cell>
          <table:table-cell table:formula="of:=([.O343]+[.N343])/2" office:value-type="float" office:value="211.2" calcext:value-type="float">
            <text:p>211.2</text:p>
          </table:table-cell>
        </table:table-row>
        <table:table-row table:style-name="ro1">
          <table:table-cell office:value-type="string" calcext:value-type="string">
            <text:p>28/05/15 11:00:00 +08:00</text:p>
          </table:table-cell>
          <table:table-cell office:value-type="float" office:value="211.87" calcext:value-type="float">
            <text:p>211.87</text:p>
          </table:table-cell>
          <table:table-cell office:value-type="float" office:value="212.21" calcext:value-type="float">
            <text:p>212.21</text:p>
          </table:table-cell>
          <table:table-cell office:value-type="float" office:value="211.63" calcext:value-type="float">
            <text:p>211.63</text:p>
          </table:table-cell>
          <table:table-cell office:value-type="float" office:value="211.88" calcext:value-type="float">
            <text:p>211.88</text:p>
          </table:table-cell>
          <table:table-cell office:value-type="float" office:value="211.26" calcext:value-type="float">
            <text:p>211.26</text:p>
          </table:table-cell>
          <table:table-cell table:formula="of:=MAX([.C362:.C370])" office:value-type="float" office:value="212.98" calcext:value-type="float">
            <text:p>212.98</text:p>
          </table:table-cell>
          <table:table-cell table:formula="of:=MIN([.D362:.D370])" office:value-type="float" office:value="210.85" calcext:value-type="float">
            <text:p>210.85</text:p>
          </table:table-cell>
          <table:table-cell table:formula="of:=([.G370]+[.H370])/2" office:value-type="float" office:value="211.915" calcext:value-type="float">
            <text:p>211.915</text:p>
          </table:table-cell>
          <table:table-cell table:formula="of:=MAX([.C345:.C370])" office:value-type="float" office:value="213.75" calcext:value-type="float">
            <text:p>213.75</text:p>
          </table:table-cell>
          <table:table-cell table:formula="of:=MIN([.D345:.D370])" office:value-type="float" office:value="210.2" calcext:value-type="float">
            <text:p>210.2</text:p>
          </table:table-cell>
          <table:table-cell table:formula="of:=([.J370]+[.K370])/2" office:value-type="float" office:value="211.975" calcext:value-type="float">
            <text:p>211.975</text:p>
          </table:table-cell>
          <table:table-cell table:formula="of:=([.I344]+[.L344])/2" office:value-type="float" office:value="213.0575" calcext:value-type="float">
            <text:p>213.0575</text:p>
          </table:table-cell>
          <table:table-cell table:formula="of:=MAX([.C319:.C370])" office:value-type="float" office:value="213.78" calcext:value-type="float">
            <text:p>213.78</text:p>
          </table:table-cell>
          <table:table-cell table:formula="of:=MIN([.D319:.D370])" office:value-type="float" office:value="210.2" calcext:value-type="float">
            <text:p>210.2</text:p>
          </table:table-cell>
          <table:table-cell table:formula="of:=([.O344]+[.N344])/2" office:value-type="float" office:value="211.26" calcext:value-type="float">
            <text:p>211.26</text:p>
          </table:table-cell>
        </table:table-row>
        <table:table-row table:style-name="ro1">
          <table:table-cell office:value-type="string" calcext:value-type="string">
            <text:p>28/05/15 12:00:00 +08:00</text:p>
          </table:table-cell>
          <table:table-cell office:value-type="float" office:value="211.88" calcext:value-type="float">
            <text:p>211.88</text:p>
          </table:table-cell>
          <table:table-cell office:value-type="float" office:value="212.34" calcext:value-type="float">
            <text:p>212.34</text:p>
          </table:table-cell>
          <table:table-cell office:value-type="float" office:value="211.66" calcext:value-type="float">
            <text:p>211.66</text:p>
          </table:table-cell>
          <table:table-cell office:value-type="float" office:value="211.84" calcext:value-type="float">
            <text:p>211.84</text:p>
          </table:table-cell>
          <table:table-cell office:value-type="float" office:value="211.68" calcext:value-type="float">
            <text:p>211.68</text:p>
          </table:table-cell>
          <table:table-cell table:formula="of:=MAX([.C363:.C371])" office:value-type="float" office:value="212.98" calcext:value-type="float">
            <text:p>212.98</text:p>
          </table:table-cell>
          <table:table-cell table:formula="of:=MIN([.D363:.D371])" office:value-type="float" office:value="211.6" calcext:value-type="float">
            <text:p>211.6</text:p>
          </table:table-cell>
          <table:table-cell table:formula="of:=([.G371]+[.H371])/2" office:value-type="float" office:value="212.29" calcext:value-type="float">
            <text:p>212.29</text:p>
          </table:table-cell>
          <table:table-cell table:formula="of:=MAX([.C346:.C371])" office:value-type="float" office:value="213.75" calcext:value-type="float">
            <text:p>213.75</text:p>
          </table:table-cell>
          <table:table-cell table:formula="of:=MIN([.D346:.D371])" office:value-type="float" office:value="210.2" calcext:value-type="float">
            <text:p>210.2</text:p>
          </table:table-cell>
          <table:table-cell table:formula="of:=([.J371]+[.K371])/2" office:value-type="float" office:value="211.975" calcext:value-type="float">
            <text:p>211.975</text:p>
          </table:table-cell>
          <table:table-cell table:formula="of:=([.I345]+[.L345])/2" office:value-type="float" office:value="213.0575" calcext:value-type="float">
            <text:p>213.0575</text:p>
          </table:table-cell>
          <table:table-cell table:formula="of:=MAX([.C320:.C371])" office:value-type="float" office:value="213.78" calcext:value-type="float">
            <text:p>213.78</text:p>
          </table:table-cell>
          <table:table-cell table:formula="of:=MIN([.D320:.D371])" office:value-type="float" office:value="210.2" calcext:value-type="float">
            <text:p>210.2</text:p>
          </table:table-cell>
          <table:table-cell table:formula="of:=([.O345]+[.N345])/2" office:value-type="float" office:value="211.68" calcext:value-type="float">
            <text:p>211.68</text:p>
          </table:table-cell>
        </table:table-row>
        <table:table-row table:style-name="ro1">
          <table:table-cell office:value-type="string" calcext:value-type="string">
            <text:p>28/05/15 13:00:00 +08:00</text:p>
          </table:table-cell>
          <table:table-cell office:value-type="float" office:value="211.84" calcext:value-type="float">
            <text:p>211.84</text:p>
          </table:table-cell>
          <table:table-cell office:value-type="float" office:value="212.15" calcext:value-type="float">
            <text:p>212.15</text:p>
          </table:table-cell>
          <table:table-cell office:value-type="float" office:value="211.72" calcext:value-type="float">
            <text:p>211.72</text:p>
          </table:table-cell>
          <table:table-cell office:value-type="float" office:value="211.89" calcext:value-type="float">
            <text:p>211.89</text:p>
          </table:table-cell>
          <table:table-cell office:value-type="float" office:value="211.68" calcext:value-type="float">
            <text:p>211.68</text:p>
          </table:table-cell>
          <table:table-cell table:formula="of:=MAX([.C364:.C372])" office:value-type="float" office:value="212.98" calcext:value-type="float">
            <text:p>212.98</text:p>
          </table:table-cell>
          <table:table-cell table:formula="of:=MIN([.D364:.D372])" office:value-type="float" office:value="211.63" calcext:value-type="float">
            <text:p>211.63</text:p>
          </table:table-cell>
          <table:table-cell table:formula="of:=([.G372]+[.H372])/2" office:value-type="float" office:value="212.305" calcext:value-type="float">
            <text:p>212.305</text:p>
          </table:table-cell>
          <table:table-cell table:formula="of:=MAX([.C347:.C372])" office:value-type="float" office:value="213.75" calcext:value-type="float">
            <text:p>213.75</text:p>
          </table:table-cell>
          <table:table-cell table:formula="of:=MIN([.D347:.D372])" office:value-type="float" office:value="210.2" calcext:value-type="float">
            <text:p>210.2</text:p>
          </table:table-cell>
          <table:table-cell table:formula="of:=([.J372]+[.K372])/2" office:value-type="float" office:value="211.975" calcext:value-type="float">
            <text:p>211.975</text:p>
          </table:table-cell>
          <table:table-cell table:formula="of:=([.I346]+[.L346])/2" office:value-type="float" office:value="213.08" calcext:value-type="float">
            <text:p>213.08</text:p>
          </table:table-cell>
          <table:table-cell table:formula="of:=MAX([.C321:.C372])" office:value-type="float" office:value="213.78" calcext:value-type="float">
            <text:p>213.78</text:p>
          </table:table-cell>
          <table:table-cell table:formula="of:=MIN([.D321:.D372])" office:value-type="float" office:value="210.2" calcext:value-type="float">
            <text:p>210.2</text:p>
          </table:table-cell>
          <table:table-cell table:formula="of:=([.O346]+[.N346])/2" office:value-type="float" office:value="211.68" calcext:value-type="float">
            <text:p>211.68</text:p>
          </table:table-cell>
        </table:table-row>
        <table:table-row table:style-name="ro1">
          <table:table-cell office:value-type="string" calcext:value-type="string">
            <text:p>28/05/15 14:00:00 +08:00</text:p>
          </table:table-cell>
          <table:table-cell office:value-type="float" office:value="211.89" calcext:value-type="float">
            <text:p>211.89</text:p>
          </table:table-cell>
          <table:table-cell office:value-type="float" office:value="212.26" calcext:value-type="float">
            <text:p>212.26</text:p>
          </table:table-cell>
          <table:table-cell office:value-type="float" office:value="211.84" calcext:value-type="float">
            <text:p>211.84</text:p>
          </table:table-cell>
          <table:table-cell office:value-type="float" office:value="212.1" calcext:value-type="float">
            <text:p>212.1</text:p>
          </table:table-cell>
          <table:table-cell office:value-type="float" office:value="211.76" calcext:value-type="float">
            <text:p>211.76</text:p>
          </table:table-cell>
          <table:table-cell table:formula="of:=MAX([.C365:.C373])" office:value-type="float" office:value="212.98" calcext:value-type="float">
            <text:p>212.98</text:p>
          </table:table-cell>
          <table:table-cell table:formula="of:=MIN([.D365:.D373])" office:value-type="float" office:value="211.63" calcext:value-type="float">
            <text:p>211.63</text:p>
          </table:table-cell>
          <table:table-cell table:formula="of:=([.G373]+[.H373])/2" office:value-type="float" office:value="212.305" calcext:value-type="float">
            <text:p>212.305</text:p>
          </table:table-cell>
          <table:table-cell table:formula="of:=MAX([.C348:.C373])" office:value-type="float" office:value="213.54" calcext:value-type="float">
            <text:p>213.54</text:p>
          </table:table-cell>
          <table:table-cell table:formula="of:=MIN([.D348:.D373])" office:value-type="float" office:value="210.2" calcext:value-type="float">
            <text:p>210.2</text:p>
          </table:table-cell>
          <table:table-cell table:formula="of:=([.J373]+[.K373])/2" office:value-type="float" office:value="211.87" calcext:value-type="float">
            <text:p>211.87</text:p>
          </table:table-cell>
          <table:table-cell table:formula="of:=([.I347]+[.L347])/2" office:value-type="float" office:value="213.125" calcext:value-type="float">
            <text:p>213.125</text:p>
          </table:table-cell>
          <table:table-cell table:formula="of:=MAX([.C322:.C373])" office:value-type="float" office:value="213.78" calcext:value-type="float">
            <text:p>213.78</text:p>
          </table:table-cell>
          <table:table-cell table:formula="of:=MIN([.D322:.D373])" office:value-type="float" office:value="210.2" calcext:value-type="float">
            <text:p>210.2</text:p>
          </table:table-cell>
          <table:table-cell table:formula="of:=([.O347]+[.N347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8/05/15 15:00:00 +08:00</text:p>
          </table:table-cell>
          <table:table-cell office:value-type="float" office:value="212.1" calcext:value-type="float">
            <text:p>212.1</text:p>
          </table:table-cell>
          <table:table-cell office:value-type="float" office:value="212.53" calcext:value-type="float">
            <text:p>212.53</text:p>
          </table:table-cell>
          <table:table-cell office:value-type="float" office:value="212" calcext:value-type="float">
            <text:p>212</text:p>
          </table:table-cell>
          <table:table-cell office:value-type="float" office:value="212.45" calcext:value-type="float">
            <text:p>212.45</text:p>
          </table:table-cell>
          <table:table-cell office:value-type="float" office:value="211.76" calcext:value-type="float">
            <text:p>211.76</text:p>
          </table:table-cell>
          <table:table-cell table:formula="of:=MAX([.C366:.C374])" office:value-type="float" office:value="212.98" calcext:value-type="float">
            <text:p>212.98</text:p>
          </table:table-cell>
          <table:table-cell table:formula="of:=MIN([.D366:.D374])" office:value-type="float" office:value="211.63" calcext:value-type="float">
            <text:p>211.63</text:p>
          </table:table-cell>
          <table:table-cell table:formula="of:=([.G374]+[.H374])/2" office:value-type="float" office:value="212.305" calcext:value-type="float">
            <text:p>212.305</text:p>
          </table:table-cell>
          <table:table-cell table:formula="of:=MAX([.C349:.C374])" office:value-type="float" office:value="213.54" calcext:value-type="float">
            <text:p>213.54</text:p>
          </table:table-cell>
          <table:table-cell table:formula="of:=MIN([.D349:.D374])" office:value-type="float" office:value="210.2" calcext:value-type="float">
            <text:p>210.2</text:p>
          </table:table-cell>
          <table:table-cell table:formula="of:=([.J374]+[.K374])/2" office:value-type="float" office:value="211.87" calcext:value-type="float">
            <text:p>211.87</text:p>
          </table:table-cell>
          <table:table-cell table:formula="of:=([.I348]+[.L348])/2" office:value-type="float" office:value="213.135" calcext:value-type="float">
            <text:p>213.135</text:p>
          </table:table-cell>
          <table:table-cell table:formula="of:=MAX([.C323:.C374])" office:value-type="float" office:value="213.78" calcext:value-type="float">
            <text:p>213.78</text:p>
          </table:table-cell>
          <table:table-cell table:formula="of:=MIN([.D323:.D374])" office:value-type="float" office:value="210.2" calcext:value-type="float">
            <text:p>210.2</text:p>
          </table:table-cell>
          <table:table-cell table:formula="of:=([.O348]+[.N348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8/05/15 16:00:00 +08:00</text:p>
          </table:table-cell>
          <table:table-cell office:value-type="float" office:value="212.45" calcext:value-type="float">
            <text:p>212.45</text:p>
          </table:table-cell>
          <table:table-cell office:value-type="float" office:value="212.58" calcext:value-type="float">
            <text:p>212.58</text:p>
          </table:table-cell>
          <table:table-cell office:value-type="float" office:value="212.3" calcext:value-type="float">
            <text:p>212.3</text:p>
          </table:table-cell>
          <table:table-cell office:value-type="float" office:value="212.46" calcext:value-type="float">
            <text:p>212.46</text:p>
          </table:table-cell>
          <table:table-cell office:value-type="float" office:value="211.76" calcext:value-type="float">
            <text:p>211.76</text:p>
          </table:table-cell>
          <table:table-cell table:formula="of:=MAX([.C367:.C375])" office:value-type="float" office:value="212.98" calcext:value-type="float">
            <text:p>212.98</text:p>
          </table:table-cell>
          <table:table-cell table:formula="of:=MIN([.D367:.D375])" office:value-type="float" office:value="211.63" calcext:value-type="float">
            <text:p>211.63</text:p>
          </table:table-cell>
          <table:table-cell table:formula="of:=([.G375]+[.H375])/2" office:value-type="float" office:value="212.305" calcext:value-type="float">
            <text:p>212.305</text:p>
          </table:table-cell>
          <table:table-cell table:formula="of:=MAX([.C350:.C375])" office:value-type="float" office:value="213.54" calcext:value-type="float">
            <text:p>213.54</text:p>
          </table:table-cell>
          <table:table-cell table:formula="of:=MIN([.D350:.D375])" office:value-type="float" office:value="210.2" calcext:value-type="float">
            <text:p>210.2</text:p>
          </table:table-cell>
          <table:table-cell table:formula="of:=([.J375]+[.K375])/2" office:value-type="float" office:value="211.87" calcext:value-type="float">
            <text:p>211.87</text:p>
          </table:table-cell>
          <table:table-cell table:formula="of:=([.I349]+[.L349])/2" office:value-type="float" office:value="213.135" calcext:value-type="float">
            <text:p>213.135</text:p>
          </table:table-cell>
          <table:table-cell table:formula="of:=MAX([.C324:.C375])" office:value-type="float" office:value="213.78" calcext:value-type="float">
            <text:p>213.78</text:p>
          </table:table-cell>
          <table:table-cell table:formula="of:=MIN([.D324:.D375])" office:value-type="float" office:value="210.2" calcext:value-type="float">
            <text:p>210.2</text:p>
          </table:table-cell>
          <table:table-cell table:formula="of:=([.O349]+[.N349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9/05/15 10:00:00 +08:00</text:p>
          </table:table-cell>
          <table:table-cell office:value-type="float" office:value="212.4" calcext:value-type="float">
            <text:p>212.4</text:p>
          </table:table-cell>
          <table:table-cell office:value-type="float" office:value="212.43" calcext:value-type="float">
            <text:p>212.43</text:p>
          </table:table-cell>
          <table:table-cell office:value-type="float" office:value="211.82" calcext:value-type="float">
            <text:p>211.82</text:p>
          </table:table-cell>
          <table:table-cell office:value-type="float" office:value="212.06" calcext:value-type="float">
            <text:p>212.06</text:p>
          </table:table-cell>
          <table:table-cell office:value-type="float" office:value="211.76" calcext:value-type="float">
            <text:p>211.76</text:p>
          </table:table-cell>
          <table:table-cell table:formula="of:=MAX([.C368:.C376])" office:value-type="float" office:value="212.98" calcext:value-type="float">
            <text:p>212.98</text:p>
          </table:table-cell>
          <table:table-cell table:formula="of:=MIN([.D368:.D376])" office:value-type="float" office:value="211.63" calcext:value-type="float">
            <text:p>211.63</text:p>
          </table:table-cell>
          <table:table-cell table:formula="of:=([.G376]+[.H376])/2" office:value-type="float" office:value="212.305" calcext:value-type="float">
            <text:p>212.305</text:p>
          </table:table-cell>
          <table:table-cell table:formula="of:=MAX([.C351:.C376])" office:value-type="float" office:value="213.54" calcext:value-type="float">
            <text:p>213.54</text:p>
          </table:table-cell>
          <table:table-cell table:formula="of:=MIN([.D351:.D376])" office:value-type="float" office:value="210.2" calcext:value-type="float">
            <text:p>210.2</text:p>
          </table:table-cell>
          <table:table-cell table:formula="of:=([.J376]+[.K376])/2" office:value-type="float" office:value="211.87" calcext:value-type="float">
            <text:p>211.87</text:p>
          </table:table-cell>
          <table:table-cell table:formula="of:=([.I350]+[.L350])/2" office:value-type="float" office:value="213.1925" calcext:value-type="float">
            <text:p>213.1925</text:p>
          </table:table-cell>
          <table:table-cell table:formula="of:=MAX([.C325:.C376])" office:value-type="float" office:value="213.78" calcext:value-type="float">
            <text:p>213.78</text:p>
          </table:table-cell>
          <table:table-cell table:formula="of:=MIN([.D325:.D376])" office:value-type="float" office:value="210.2" calcext:value-type="float">
            <text:p>210.2</text:p>
          </table:table-cell>
          <table:table-cell table:formula="of:=([.O350]+[.N350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9/05/15 11:00:00 +08:00</text:p>
          </table:table-cell>
          <table:table-cell office:value-type="float" office:value="212.06" calcext:value-type="float">
            <text:p>212.06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0.82" calcext:value-type="float">
            <text:p>210.82</text:p>
          </table:table-cell>
          <table:table-cell office:value-type="float" office:value="211.13" calcext:value-type="float">
            <text:p>211.13</text:p>
          </table:table-cell>
          <table:table-cell office:value-type="float" office:value="211.705" calcext:value-type="float">
            <text:p>211.705</text:p>
          </table:table-cell>
          <table:table-cell table:formula="of:=MAX([.C369:.C377])" office:value-type="float" office:value="212.59" calcext:value-type="float">
            <text:p>212.59</text:p>
          </table:table-cell>
          <table:table-cell table:formula="of:=MIN([.D369:.D377])" office:value-type="float" office:value="210.82" calcext:value-type="float">
            <text:p>210.82</text:p>
          </table:table-cell>
          <table:table-cell table:formula="of:=([.G377]+[.H377])/2" office:value-type="float" office:value="211.705" calcext:value-type="float">
            <text:p>211.705</text:p>
          </table:table-cell>
          <table:table-cell table:formula="of:=MAX([.C352:.C377])" office:value-type="float" office:value="213.54" calcext:value-type="float">
            <text:p>213.54</text:p>
          </table:table-cell>
          <table:table-cell table:formula="of:=MIN([.D352:.D377])" office:value-type="float" office:value="210.2" calcext:value-type="float">
            <text:p>210.2</text:p>
          </table:table-cell>
          <table:table-cell table:formula="of:=([.J377]+[.K377])/2" office:value-type="float" office:value="211.87" calcext:value-type="float">
            <text:p>211.87</text:p>
          </table:table-cell>
          <table:table-cell table:formula="of:=([.I351]+[.L351])/2" office:value-type="float" office:value="213.235" calcext:value-type="float">
            <text:p>213.235</text:p>
          </table:table-cell>
          <table:table-cell table:formula="of:=MAX([.C326:.C377])" office:value-type="float" office:value="213.78" calcext:value-type="float">
            <text:p>213.78</text:p>
          </table:table-cell>
          <table:table-cell table:formula="of:=MIN([.D326:.D377])" office:value-type="float" office:value="210.2" calcext:value-type="float">
            <text:p>210.2</text:p>
          </table:table-cell>
          <table:table-cell table:formula="of:=([.O351]+[.N351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9/05/15 12:00:00 +08:00</text:p>
          </table:table-cell>
          <table:table-cell office:value-type="float" office:value="211.13" calcext:value-type="float">
            <text:p>211.13</text:p>
          </table:table-cell>
          <table:table-cell office:value-type="float" office:value="211.58" calcext:value-type="float">
            <text:p>211.58</text:p>
          </table:table-cell>
          <table:table-cell office:value-type="float" office:value="210.86" calcext:value-type="float">
            <text:p>210.86</text:p>
          </table:table-cell>
          <table:table-cell office:value-type="float" office:value="211.48" calcext:value-type="float">
            <text:p>211.48</text:p>
          </table:table-cell>
          <table:table-cell office:value-type="float" office:value="211.35" calcext:value-type="float">
            <text:p>211.35</text:p>
          </table:table-cell>
          <table:table-cell table:formula="of:=MAX([.C370:.C378])" office:value-type="float" office:value="212.58" calcext:value-type="float">
            <text:p>212.58</text:p>
          </table:table-cell>
          <table:table-cell table:formula="of:=MIN([.D370:.D378])" office:value-type="float" office:value="210.82" calcext:value-type="float">
            <text:p>210.82</text:p>
          </table:table-cell>
          <table:table-cell table:formula="of:=([.G378]+[.H378])/2" office:value-type="float" office:value="211.7" calcext:value-type="float">
            <text:p>211.7</text:p>
          </table:table-cell>
          <table:table-cell table:formula="of:=MAX([.C353:.C378])" office:value-type="float" office:value="213.44" calcext:value-type="float">
            <text:p>213.44</text:p>
          </table:table-cell>
          <table:table-cell table:formula="of:=MIN([.D353:.D378])" office:value-type="float" office:value="210.2" calcext:value-type="float">
            <text:p>210.2</text:p>
          </table:table-cell>
          <table:table-cell table:formula="of:=([.J378]+[.K378])/2" office:value-type="float" office:value="211.82" calcext:value-type="float">
            <text:p>211.82</text:p>
          </table:table-cell>
          <table:table-cell table:formula="of:=([.I352]+[.L352])/2" office:value-type="float" office:value="213.235" calcext:value-type="float">
            <text:p>213.235</text:p>
          </table:table-cell>
          <table:table-cell table:formula="of:=MAX([.C327:.C378])" office:value-type="float" office:value="213.78" calcext:value-type="float">
            <text:p>213.78</text:p>
          </table:table-cell>
          <table:table-cell table:formula="of:=MIN([.D327:.D378])" office:value-type="float" office:value="210.2" calcext:value-type="float">
            <text:p>210.2</text:p>
          </table:table-cell>
          <table:table-cell table:formula="of:=([.O352]+[.N352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9/05/15 13:00:00 +08:00</text:p>
          </table:table-cell>
          <table:table-cell office:value-type="float" office:value="211.49" calcext:value-type="float">
            <text:p>211.49</text:p>
          </table:table-cell>
          <table:table-cell office:value-type="float" office:value="211.96" calcext:value-type="float">
            <text:p>211.96</text:p>
          </table:table-cell>
          <table:table-cell office:value-type="float" office:value="211.4" calcext:value-type="float">
            <text:p>211.4</text:p>
          </table:table-cell>
          <table:table-cell office:value-type="float" office:value="211.71" calcext:value-type="float">
            <text:p>211.71</text:p>
          </table:table-cell>
          <table:table-cell office:value-type="float" office:value="210.88" calcext:value-type="float">
            <text:p>210.88</text:p>
          </table:table-cell>
          <table:table-cell table:formula="of:=MAX([.C371:.C379])" office:value-type="float" office:value="212.58" calcext:value-type="float">
            <text:p>212.58</text:p>
          </table:table-cell>
          <table:table-cell table:formula="of:=MIN([.D371:.D379])" office:value-type="float" office:value="210.82" calcext:value-type="float">
            <text:p>210.82</text:p>
          </table:table-cell>
          <table:table-cell table:formula="of:=([.G379]+[.H379])/2" office:value-type="float" office:value="211.7" calcext:value-type="float">
            <text:p>211.7</text:p>
          </table:table-cell>
          <table:table-cell table:formula="of:=MAX([.C354:.C379])" office:value-type="float" office:value="213.44" calcext:value-type="float">
            <text:p>213.44</text:p>
          </table:table-cell>
          <table:table-cell table:formula="of:=MIN([.D354:.D379])" office:value-type="float" office:value="210.2" calcext:value-type="float">
            <text:p>210.2</text:p>
          </table:table-cell>
          <table:table-cell table:formula="of:=([.J379]+[.K379])/2" office:value-type="float" office:value="211.82" calcext:value-type="float">
            <text:p>211.82</text:p>
          </table:table-cell>
          <table:table-cell table:formula="of:=([.I353]+[.L353])/2" office:value-type="float" office:value="213.235" calcext:value-type="float">
            <text:p>213.235</text:p>
          </table:table-cell>
          <table:table-cell table:formula="of:=MAX([.C328:.C379])" office:value-type="float" office:value="213.78" calcext:value-type="float">
            <text:p>213.78</text:p>
          </table:table-cell>
          <table:table-cell table:formula="of:=MIN([.D328:.D379])" office:value-type="float" office:value="210.2" calcext:value-type="float">
            <text:p>210.2</text:p>
          </table:table-cell>
          <table:table-cell table:formula="of:=([.O353]+[.N353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9/05/15 14:00:00 +08:00</text:p>
          </table:table-cell>
          <table:table-cell office:value-type="float" office:value="211.71" calcext:value-type="float">
            <text:p>211.71</text:p>
          </table:table-cell>
          <table:table-cell office:value-type="float" office:value="212.1" calcext:value-type="float">
            <text:p>212.1</text:p>
          </table:table-cell>
          <table:table-cell office:value-type="float" office:value="211.63" calcext:value-type="float">
            <text:p>211.63</text:p>
          </table:table-cell>
          <table:table-cell office:value-type="float" office:value="211.79" calcext:value-type="float">
            <text:p>211.79</text:p>
          </table:table-cell>
          <table:table-cell office:value-type="float" office:value="210.59" calcext:value-type="float">
            <text:p>210.59</text:p>
          </table:table-cell>
          <table:table-cell table:formula="of:=MAX([.C372:.C380])" office:value-type="float" office:value="212.58" calcext:value-type="float">
            <text:p>212.58</text:p>
          </table:table-cell>
          <table:table-cell table:formula="of:=MIN([.D372:.D380])" office:value-type="float" office:value="210.82" calcext:value-type="float">
            <text:p>210.82</text:p>
          </table:table-cell>
          <table:table-cell table:formula="of:=([.G380]+[.H380])/2" office:value-type="float" office:value="211.7" calcext:value-type="float">
            <text:p>211.7</text:p>
          </table:table-cell>
          <table:table-cell table:formula="of:=MAX([.C355:.C380])" office:value-type="float" office:value="212.98" calcext:value-type="float">
            <text:p>212.98</text:p>
          </table:table-cell>
          <table:table-cell table:formula="of:=MIN([.D355:.D380])" office:value-type="float" office:value="210.2" calcext:value-type="float">
            <text:p>210.2</text:p>
          </table:table-cell>
          <table:table-cell table:formula="of:=([.J380]+[.K380])/2" office:value-type="float" office:value="211.59" calcext:value-type="float">
            <text:p>211.59</text:p>
          </table:table-cell>
          <table:table-cell table:formula="of:=([.I354]+[.L354])/2" office:value-type="float" office:value="213.235" calcext:value-type="float">
            <text:p>213.235</text:p>
          </table:table-cell>
          <table:table-cell table:formula="of:=MAX([.C329:.C380])" office:value-type="float" office:value="213.78" calcext:value-type="float">
            <text:p>213.78</text:p>
          </table:table-cell>
          <table:table-cell table:formula="of:=MIN([.D329:.D380])" office:value-type="float" office:value="210.2" calcext:value-type="float">
            <text:p>210.2</text:p>
          </table:table-cell>
          <table:table-cell table:formula="of:=([.O354]+[.N354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9/05/15 15:00:00 +08:00</text:p>
          </table:table-cell>
          <table:table-cell office:value-type="float" office:value="211.79" calcext:value-type="float">
            <text:p>211.79</text:p>
          </table:table-cell>
          <table:table-cell office:value-type="float" office:value="211.82" calcext:value-type="float">
            <text:p>211.82</text:p>
          </table:table-cell>
          <table:table-cell office:value-type="float" office:value="210.92" calcext:value-type="float">
            <text:p>210.92</text:p>
          </table:table-cell>
          <table:table-cell office:value-type="float" office:value="211.18" calcext:value-type="float">
            <text:p>211.18</text:p>
          </table:table-cell>
          <table:table-cell office:value-type="float" office:value="210.5" calcext:value-type="float">
            <text:p>210.5</text:p>
          </table:table-cell>
          <table:table-cell table:formula="of:=MAX([.C373:.C381])" office:value-type="float" office:value="212.58" calcext:value-type="float">
            <text:p>212.58</text:p>
          </table:table-cell>
          <table:table-cell table:formula="of:=MIN([.D373:.D381])" office:value-type="float" office:value="210.82" calcext:value-type="float">
            <text:p>210.82</text:p>
          </table:table-cell>
          <table:table-cell table:formula="of:=([.G381]+[.H381])/2" office:value-type="float" office:value="211.7" calcext:value-type="float">
            <text:p>211.7</text:p>
          </table:table-cell>
          <table:table-cell table:formula="of:=MAX([.C356:.C381])" office:value-type="float" office:value="212.98" calcext:value-type="float">
            <text:p>212.98</text:p>
          </table:table-cell>
          <table:table-cell table:formula="of:=MIN([.D356:.D381])" office:value-type="float" office:value="210.2" calcext:value-type="float">
            <text:p>210.2</text:p>
          </table:table-cell>
          <table:table-cell table:formula="of:=([.J381]+[.K381])/2" office:value-type="float" office:value="211.59" calcext:value-type="float">
            <text:p>211.59</text:p>
          </table:table-cell>
          <table:table-cell table:formula="of:=([.I355]+[.L355])/2" office:value-type="float" office:value="212.6175" calcext:value-type="float">
            <text:p>212.6175</text:p>
          </table:table-cell>
          <table:table-cell table:formula="of:=MAX([.C330:.C381])" office:value-type="float" office:value="213.78" calcext:value-type="float">
            <text:p>213.78</text:p>
          </table:table-cell>
          <table:table-cell table:formula="of:=MIN([.D330:.D381])" office:value-type="float" office:value="210.2" calcext:value-type="float">
            <text:p>210.2</text:p>
          </table:table-cell>
          <table:table-cell table:formula="of:=([.O355]+[.N355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29/05/15 16:00:00 +08:00</text:p>
          </table:table-cell>
          <table:table-cell office:value-type="float" office:value="211.17" calcext:value-type="float">
            <text:p>211.17</text:p>
          </table:table-cell>
          <table:table-cell office:value-type="float" office:value="211.66" calcext:value-type="float">
            <text:p>211.66</text:p>
          </table:table-cell>
          <table:table-cell table:number-columns-repeated="2" office:value-type="float" office:value="211.1" calcext:value-type="float">
            <text:p>211.1</text:p>
          </table:table-cell>
          <table:table-cell office:value-type="float" office:value="209.93" calcext:value-type="float">
            <text:p>209.93</text:p>
          </table:table-cell>
          <table:table-cell table:formula="of:=MAX([.C374:.C382])" office:value-type="float" office:value="212.58" calcext:value-type="float">
            <text:p>212.58</text:p>
          </table:table-cell>
          <table:table-cell table:formula="of:=MIN([.D374:.D382])" office:value-type="float" office:value="210.82" calcext:value-type="float">
            <text:p>210.82</text:p>
          </table:table-cell>
          <table:table-cell table:formula="of:=([.G382]+[.H382])/2" office:value-type="float" office:value="211.7" calcext:value-type="float">
            <text:p>211.7</text:p>
          </table:table-cell>
          <table:table-cell table:formula="of:=MAX([.C357:.C382])" office:value-type="float" office:value="212.98" calcext:value-type="float">
            <text:p>212.98</text:p>
          </table:table-cell>
          <table:table-cell table:formula="of:=MIN([.D357:.D382])" office:value-type="float" office:value="210.2" calcext:value-type="float">
            <text:p>210.2</text:p>
          </table:table-cell>
          <table:table-cell table:formula="of:=([.J382]+[.K382])/2" office:value-type="float" office:value="211.59" calcext:value-type="float">
            <text:p>211.59</text:p>
          </table:table-cell>
          <table:table-cell table:formula="of:=([.I356]+[.L356])/2" office:value-type="float" office:value="212.245" calcext:value-type="float">
            <text:p>212.245</text:p>
          </table:table-cell>
          <table:table-cell table:formula="of:=MAX([.C331:.C382])" office:value-type="float" office:value="213.78" calcext:value-type="float">
            <text:p>213.78</text:p>
          </table:table-cell>
          <table:table-cell table:formula="of:=MIN([.D331:.D382])" office:value-type="float" office:value="210.2" calcext:value-type="float">
            <text:p>210.2</text:p>
          </table:table-cell>
          <table:table-cell table:formula="of:=([.O356]+[.N356])/2" office:value-type="float" office:value="211.76" calcext:value-type="float">
            <text:p>211.76</text:p>
          </table:table-cell>
        </table:table-row>
        <table:table-row table:style-name="ro1">
          <table:table-cell office:value-type="string" calcext:value-type="string">
            <text:p>1/06/15 10:00:00 +08:00</text:p>
          </table:table-cell>
          <table:table-cell office:value-type="float" office:value="211.95" calcext:value-type="float">
            <text:p>211.95</text:p>
          </table:table-cell>
          <table:table-cell office:value-type="float" office:value="212.11" calcext:value-type="float">
            <text:p>212.11</text:p>
          </table:table-cell>
          <table:table-cell office:value-type="float" office:value="210.94" calcext:value-type="float">
            <text:p>210.94</text:p>
          </table:table-cell>
          <table:table-cell office:value-type="float" office:value="211.3" calcext:value-type="float">
            <text:p>211.3</text:p>
          </table:table-cell>
          <table:table-cell office:value-type="float" office:value="210.13" calcext:value-type="float">
            <text:p>210.13</text:p>
          </table:table-cell>
          <table:table-cell table:formula="of:=MAX([.C375:.C383])" office:value-type="float" office:value="212.58" calcext:value-type="float">
            <text:p>212.58</text:p>
          </table:table-cell>
          <table:table-cell table:formula="of:=MIN([.D375:.D383])" office:value-type="float" office:value="210.82" calcext:value-type="float">
            <text:p>210.82</text:p>
          </table:table-cell>
          <table:table-cell table:formula="of:=([.G383]+[.H383])/2" office:value-type="float" office:value="211.7" calcext:value-type="float">
            <text:p>211.7</text:p>
          </table:table-cell>
          <table:table-cell table:formula="of:=MAX([.C358:.C383])" office:value-type="float" office:value="212.98" calcext:value-type="float">
            <text:p>212.98</text:p>
          </table:table-cell>
          <table:table-cell table:formula="of:=MIN([.D358:.D383])" office:value-type="float" office:value="210.2" calcext:value-type="float">
            <text:p>210.2</text:p>
          </table:table-cell>
          <table:table-cell table:formula="of:=([.J383]+[.K383])/2" office:value-type="float" office:value="211.59" calcext:value-type="float">
            <text:p>211.59</text:p>
          </table:table-cell>
          <table:table-cell table:formula="of:=([.I357]+[.L357])/2" office:value-type="float" office:value="212.135" calcext:value-type="float">
            <text:p>212.135</text:p>
          </table:table-cell>
          <table:table-cell table:formula="of:=MAX([.C332:.C383])" office:value-type="float" office:value="213.78" calcext:value-type="float">
            <text:p>213.78</text:p>
          </table:table-cell>
          <table:table-cell table:formula="of:=MIN([.D332:.D383])" office:value-type="float" office:value="210.2" calcext:value-type="float">
            <text:p>210.2</text:p>
          </table:table-cell>
          <table:table-cell table:formula="of:=([.O357]+[.N357])/2" office:value-type="float" office:value="212.195" calcext:value-type="float">
            <text:p>212.195</text:p>
          </table:table-cell>
        </table:table-row>
        <table:table-row table:style-name="ro1">
          <table:table-cell office:value-type="string" calcext:value-type="string">
            <text:p>1/06/15 11:00:00 +08:00</text:p>
          </table:table-cell>
          <table:table-cell office:value-type="float" office:value="211.3" calcext:value-type="float">
            <text:p>211.3</text:p>
          </table:table-cell>
          <table:table-cell office:value-type="float" office:value="211.73" calcext:value-type="float">
            <text:p>211.73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1.31" calcext:value-type="float">
            <text:p>211.31</text:p>
          </table:table-cell>
          <table:table-cell office:value-type="float" office:value="210.23" calcext:value-type="float">
            <text:p>210.23</text:p>
          </table:table-cell>
          <table:table-cell table:formula="of:=MAX([.C376:.C384])" office:value-type="float" office:value="212.43" calcext:value-type="float">
            <text:p>212.43</text:p>
          </table:table-cell>
          <table:table-cell table:formula="of:=MIN([.D376:.D384])" office:value-type="float" office:value="210.62" calcext:value-type="float">
            <text:p>210.62</text:p>
          </table:table-cell>
          <table:table-cell table:formula="of:=([.G384]+[.H384])/2" office:value-type="float" office:value="211.525" calcext:value-type="float">
            <text:p>211.525</text:p>
          </table:table-cell>
          <table:table-cell table:formula="of:=MAX([.C359:.C384])" office:value-type="float" office:value="212.98" calcext:value-type="float">
            <text:p>212.98</text:p>
          </table:table-cell>
          <table:table-cell table:formula="of:=MIN([.D359:.D384])" office:value-type="float" office:value="210.2" calcext:value-type="float">
            <text:p>210.2</text:p>
          </table:table-cell>
          <table:table-cell table:formula="of:=([.J384]+[.K384])/2" office:value-type="float" office:value="211.59" calcext:value-type="float">
            <text:p>211.59</text:p>
          </table:table-cell>
          <table:table-cell table:formula="of:=([.I358]+[.L358])/2" office:value-type="float" office:value="212.135" calcext:value-type="float">
            <text:p>212.135</text:p>
          </table:table-cell>
          <table:table-cell table:formula="of:=MAX([.C333:.C384])" office:value-type="float" office:value="213.78" calcext:value-type="float">
            <text:p>213.78</text:p>
          </table:table-cell>
          <table:table-cell table:formula="of:=MIN([.D333:.D384])" office:value-type="float" office:value="210.2" calcext:value-type="float">
            <text:p>210.2</text:p>
          </table:table-cell>
          <table:table-cell table:formula="of:=([.O358]+[.N358])/2" office:value-type="float" office:value="212.195" calcext:value-type="float">
            <text:p>212.195</text:p>
          </table:table-cell>
        </table:table-row>
        <table:table-row table:style-name="ro1">
          <table:table-cell office:value-type="string" calcext:value-type="string">
            <text:p>1/06/15 12:00:00 +08:00</text:p>
          </table:table-cell>
          <table:table-cell office:value-type="float" office:value="211.3" calcext:value-type="float">
            <text:p>211.3</text:p>
          </table:table-cell>
          <table:table-cell office:value-type="float" office:value="211.59" calcext:value-type="float">
            <text:p>211.59</text:p>
          </table:table-cell>
          <table:table-cell office:value-type="float" office:value="211.03" calcext:value-type="float">
            <text:p>211.03</text:p>
          </table:table-cell>
          <table:table-cell office:value-type="float" office:value="211.15" calcext:value-type="float">
            <text:p>211.15</text:p>
          </table:table-cell>
          <table:table-cell office:value-type="float" office:value="209.68" calcext:value-type="float">
            <text:p>209.68</text:p>
          </table:table-cell>
          <table:table-cell table:formula="of:=MAX([.C377:.C385])" office:value-type="float" office:value="212.16" calcext:value-type="float">
            <text:p>212.16</text:p>
          </table:table-cell>
          <table:table-cell table:formula="of:=MIN([.D377:.D385])" office:value-type="float" office:value="210.62" calcext:value-type="float">
            <text:p>210.62</text:p>
          </table:table-cell>
          <table:table-cell table:formula="of:=([.G385]+[.H385])/2" office:value-type="float" office:value="211.39" calcext:value-type="float">
            <text:p>211.39</text:p>
          </table:table-cell>
          <table:table-cell table:formula="of:=MAX([.C360:.C385])" office:value-type="float" office:value="212.98" calcext:value-type="float">
            <text:p>212.98</text:p>
          </table:table-cell>
          <table:table-cell table:formula="of:=MIN([.D360:.D385])" office:value-type="float" office:value="210.2" calcext:value-type="float">
            <text:p>210.2</text:p>
          </table:table-cell>
          <table:table-cell table:formula="of:=([.J385]+[.K385])/2" office:value-type="float" office:value="211.59" calcext:value-type="float">
            <text:p>211.59</text:p>
          </table:table-cell>
          <table:table-cell table:formula="of:=([.I359]+[.L359])/2" office:value-type="float" office:value="211.965" calcext:value-type="float">
            <text:p>211.965</text:p>
          </table:table-cell>
          <table:table-cell table:formula="of:=MAX([.C334:.C385])" office:value-type="float" office:value="213.78" calcext:value-type="float">
            <text:p>213.78</text:p>
          </table:table-cell>
          <table:table-cell table:formula="of:=MIN([.D334:.D385])" office:value-type="float" office:value="210.2" calcext:value-type="float">
            <text:p>210.2</text:p>
          </table:table-cell>
          <table:table-cell table:formula="of:=([.O359]+[.N359])/2" office:value-type="float" office:value="212.025" calcext:value-type="float">
            <text:p>212.025</text:p>
          </table:table-cell>
        </table:table-row>
        <table:table-row table:style-name="ro1">
          <table:table-cell office:value-type="string" calcext:value-type="string">
            <text:p>1/06/15 13:00:00 +08:00</text:p>
          </table:table-cell>
          <table:table-cell office:value-type="float" office:value="211.15" calcext:value-type="float">
            <text:p>211.15</text:p>
          </table:table-cell>
          <table:table-cell office:value-type="float" office:value="212.01" calcext:value-type="float">
            <text:p>212.01</text:p>
          </table:table-cell>
          <table:table-cell office:value-type="float" office:value="211.12" calcext:value-type="float">
            <text:p>211.12</text:p>
          </table:table-cell>
          <table:table-cell office:value-type="float" office:value="211.98" calcext:value-type="float">
            <text:p>211.98</text:p>
          </table:table-cell>
          <table:table-cell office:value-type="float" office:value="209.96" calcext:value-type="float">
            <text:p>209.96</text:p>
          </table:table-cell>
          <table:table-cell table:formula="of:=MAX([.C378:.C386])" office:value-type="float" office:value="212.11" calcext:value-type="float">
            <text:p>212.11</text:p>
          </table:table-cell>
          <table:table-cell table:formula="of:=MIN([.D378:.D386])" office:value-type="float" office:value="210.62" calcext:value-type="float">
            <text:p>210.62</text:p>
          </table:table-cell>
          <table:table-cell table:formula="of:=([.G386]+[.H386])/2" office:value-type="float" office:value="211.365" calcext:value-type="float">
            <text:p>211.365</text:p>
          </table:table-cell>
          <table:table-cell table:formula="of:=MAX([.C361:.C386])" office:value-type="float" office:value="212.98" calcext:value-type="float">
            <text:p>212.98</text:p>
          </table:table-cell>
          <table:table-cell table:formula="of:=MIN([.D361:.D386])" office:value-type="float" office:value="210.2" calcext:value-type="float">
            <text:p>210.2</text:p>
          </table:table-cell>
          <table:table-cell table:formula="of:=([.J386]+[.K386])/2" office:value-type="float" office:value="211.59" calcext:value-type="float">
            <text:p>211.59</text:p>
          </table:table-cell>
          <table:table-cell table:formula="of:=([.I360]+[.L360])/2" office:value-type="float" office:value="211.935" calcext:value-type="float">
            <text:p>211.935</text:p>
          </table:table-cell>
          <table:table-cell table:formula="of:=MAX([.C335:.C386])" office:value-type="float" office:value="213.78" calcext:value-type="float">
            <text:p>213.78</text:p>
          </table:table-cell>
          <table:table-cell table:formula="of:=MIN([.D335:.D386])" office:value-type="float" office:value="210.2" calcext:value-type="float">
            <text:p>210.2</text:p>
          </table:table-cell>
          <table:table-cell table:formula="of:=([.O360]+[.N360])/2" office:value-type="float" office:value="211.995" calcext:value-type="float">
            <text:p>211.995</text:p>
          </table:table-cell>
        </table:table-row>
        <table:table-row table:style-name="ro1">
          <table:table-cell office:value-type="string" calcext:value-type="string">
            <text:p>1/06/15 14:00:00 +08:00</text:p>
          </table:table-cell>
          <table:table-cell office:value-type="float" office:value="211.99" calcext:value-type="float">
            <text:p>211.99</text:p>
          </table:table-cell>
          <table:table-cell office:value-type="float" office:value="212.09" calcext:value-type="float">
            <text:p>212.09</text:p>
          </table:table-cell>
          <table:table-cell office:value-type="float" office:value="211.83" calcext:value-type="float">
            <text:p>211.83</text:p>
          </table:table-cell>
          <table:table-cell office:value-type="float" office:value="212.04" calcext:value-type="float">
            <text:p>212.04</text:p>
          </table:table-cell>
          <table:table-cell office:value-type="float" office:value="209.97" calcext:value-type="float">
            <text:p>209.97</text:p>
          </table:table-cell>
          <table:table-cell table:formula="of:=MAX([.C379:.C387])" office:value-type="float" office:value="212.11" calcext:value-type="float">
            <text:p>212.11</text:p>
          </table:table-cell>
          <table:table-cell table:formula="of:=MIN([.D379:.D387])" office:value-type="float" office:value="210.62" calcext:value-type="float">
            <text:p>210.62</text:p>
          </table:table-cell>
          <table:table-cell table:formula="of:=([.G387]+[.H387])/2" office:value-type="float" office:value="211.365" calcext:value-type="float">
            <text:p>211.365</text:p>
          </table:table-cell>
          <table:table-cell table:formula="of:=MAX([.C362:.C387])" office:value-type="float" office:value="212.98" calcext:value-type="float">
            <text:p>212.98</text:p>
          </table:table-cell>
          <table:table-cell table:formula="of:=MIN([.D362:.D387])" office:value-type="float" office:value="210.62" calcext:value-type="float">
            <text:p>210.62</text:p>
          </table:table-cell>
          <table:table-cell table:formula="of:=([.J387]+[.K387])/2" office:value-type="float" office:value="211.8" calcext:value-type="float">
            <text:p>211.8</text:p>
          </table:table-cell>
          <table:table-cell table:formula="of:=([.I361]+[.L361])/2" office:value-type="float" office:value="211.905" calcext:value-type="float">
            <text:p>211.905</text:p>
          </table:table-cell>
          <table:table-cell table:formula="of:=MAX([.C336:.C387])" office:value-type="float" office:value="213.78" calcext:value-type="float">
            <text:p>213.78</text:p>
          </table:table-cell>
          <table:table-cell table:formula="of:=MIN([.D336:.D387])" office:value-type="float" office:value="210.2" calcext:value-type="float">
            <text:p>210.2</text:p>
          </table:table-cell>
          <table:table-cell table:formula="of:=([.O361]+[.N361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1/06/15 15:00:00 +08:00</text:p>
          </table:table-cell>
          <table:table-cell office:value-type="float" office:value="212.04" calcext:value-type="float">
            <text:p>212.04</text:p>
          </table:table-cell>
          <table:table-cell office:value-type="float" office:value="212.34" calcext:value-type="float">
            <text:p>212.34</text:p>
          </table:table-cell>
          <table:table-cell office:value-type="float" office:value="211.98" calcext:value-type="float">
            <text:p>211.98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0.01" calcext:value-type="float">
            <text:p>210.01</text:p>
          </table:table-cell>
          <table:table-cell table:formula="of:=MAX([.C380:.C388])" office:value-type="float" office:value="212.34" calcext:value-type="float">
            <text:p>212.34</text:p>
          </table:table-cell>
          <table:table-cell table:formula="of:=MIN([.D380:.D388])" office:value-type="float" office:value="210.62" calcext:value-type="float">
            <text:p>210.62</text:p>
          </table:table-cell>
          <table:table-cell table:formula="of:=([.G388]+[.H388])/2" office:value-type="float" office:value="211.48" calcext:value-type="float">
            <text:p>211.48</text:p>
          </table:table-cell>
          <table:table-cell table:formula="of:=MAX([.C363:.C388])" office:value-type="float" office:value="212.98" calcext:value-type="float">
            <text:p>212.98</text:p>
          </table:table-cell>
          <table:table-cell table:formula="of:=MIN([.D363:.D388])" office:value-type="float" office:value="210.62" calcext:value-type="float">
            <text:p>210.62</text:p>
          </table:table-cell>
          <table:table-cell table:formula="of:=([.J388]+[.K388])/2" office:value-type="float" office:value="211.8" calcext:value-type="float">
            <text:p>211.8</text:p>
          </table:table-cell>
          <table:table-cell table:formula="of:=([.I362]+[.L362])/2" office:value-type="float" office:value="211.905" calcext:value-type="float">
            <text:p>211.905</text:p>
          </table:table-cell>
          <table:table-cell table:formula="of:=MAX([.C337:.C388])" office:value-type="float" office:value="213.78" calcext:value-type="float">
            <text:p>213.78</text:p>
          </table:table-cell>
          <table:table-cell table:formula="of:=MIN([.D337:.D388])" office:value-type="float" office:value="210.2" calcext:value-type="float">
            <text:p>210.2</text:p>
          </table:table-cell>
          <table:table-cell table:formula="of:=([.O362]+[.N362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1/06/15 16:00:00 +08:00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2.26" calcext:value-type="float">
            <text:p>212.26</text:p>
          </table:table-cell>
          <table:table-cell office:value-type="float" office:value="211.46" calcext:value-type="float">
            <text:p>211.46</text:p>
          </table:table-cell>
          <table:table-cell office:value-type="float" office:value="211.57" calcext:value-type="float">
            <text:p>211.57</text:p>
          </table:table-cell>
          <table:table-cell office:value-type="float" office:value="209.87" calcext:value-type="float">
            <text:p>209.87</text:p>
          </table:table-cell>
          <table:table-cell table:formula="of:=MAX([.C381:.C389])" office:value-type="float" office:value="212.34" calcext:value-type="float">
            <text:p>212.34</text:p>
          </table:table-cell>
          <table:table-cell table:formula="of:=MIN([.D381:.D389])" office:value-type="float" office:value="210.62" calcext:value-type="float">
            <text:p>210.62</text:p>
          </table:table-cell>
          <table:table-cell table:formula="of:=([.G389]+[.H389])/2" office:value-type="float" office:value="211.48" calcext:value-type="float">
            <text:p>211.48</text:p>
          </table:table-cell>
          <table:table-cell table:formula="of:=MAX([.C364:.C389])" office:value-type="float" office:value="212.98" calcext:value-type="float">
            <text:p>212.98</text:p>
          </table:table-cell>
          <table:table-cell table:formula="of:=MIN([.D364:.D389])" office:value-type="float" office:value="210.62" calcext:value-type="float">
            <text:p>210.62</text:p>
          </table:table-cell>
          <table:table-cell table:formula="of:=([.J389]+[.K389])/2" office:value-type="float" office:value="211.8" calcext:value-type="float">
            <text:p>211.8</text:p>
          </table:table-cell>
          <table:table-cell table:formula="of:=([.I363]+[.L363])/2" office:value-type="float" office:value="211.67" calcext:value-type="float">
            <text:p>211.67</text:p>
          </table:table-cell>
          <table:table-cell table:formula="of:=MAX([.C338:.C389])" office:value-type="float" office:value="213.78" calcext:value-type="float">
            <text:p>213.78</text:p>
          </table:table-cell>
          <table:table-cell table:formula="of:=MIN([.D338:.D389])" office:value-type="float" office:value="210.2" calcext:value-type="float">
            <text:p>210.2</text:p>
          </table:table-cell>
          <table:table-cell table:formula="of:=([.O363]+[.N363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2/06/15 10:00:00 +08:00</text:p>
          </table:table-cell>
          <table:table-cell office:value-type="float" office:value="211.02" calcext:value-type="float">
            <text:p>211.02</text:p>
          </table:table-cell>
          <table:table-cell office:value-type="float" office:value="211.14" calcext:value-type="float">
            <text:p>211.14</text:p>
          </table:table-cell>
          <table:table-cell office:value-type="float" office:value="210.27" calcext:value-type="float">
            <text:p>210.27</text:p>
          </table:table-cell>
          <table:table-cell office:value-type="float" office:value="210.77" calcext:value-type="float">
            <text:p>210.77</text:p>
          </table:table-cell>
          <table:table-cell office:value-type="float" office:value="209.95" calcext:value-type="float">
            <text:p>209.95</text:p>
          </table:table-cell>
          <table:table-cell table:formula="of:=MAX([.C382:.C390])" office:value-type="float" office:value="212.34" calcext:value-type="float">
            <text:p>212.34</text:p>
          </table:table-cell>
          <table:table-cell table:formula="of:=MIN([.D382:.D390])" office:value-type="float" office:value="210.27" calcext:value-type="float">
            <text:p>210.27</text:p>
          </table:table-cell>
          <table:table-cell table:formula="of:=([.G390]+[.H390])/2" office:value-type="float" office:value="211.305" calcext:value-type="float">
            <text:p>211.305</text:p>
          </table:table-cell>
          <table:table-cell table:formula="of:=MAX([.C365:.C390])" office:value-type="float" office:value="212.98" calcext:value-type="float">
            <text:p>212.98</text:p>
          </table:table-cell>
          <table:table-cell table:formula="of:=MIN([.D365:.D390])" office:value-type="float" office:value="210.27" calcext:value-type="float">
            <text:p>210.27</text:p>
          </table:table-cell>
          <table:table-cell table:formula="of:=([.J390]+[.K390])/2" office:value-type="float" office:value="211.625" calcext:value-type="float">
            <text:p>211.625</text:p>
          </table:table-cell>
          <table:table-cell table:formula="of:=([.I364]+[.L364])/2" office:value-type="float" office:value="211.63" calcext:value-type="float">
            <text:p>211.63</text:p>
          </table:table-cell>
          <table:table-cell table:formula="of:=MAX([.C339:.C390])" office:value-type="float" office:value="213.78" calcext:value-type="float">
            <text:p>213.78</text:p>
          </table:table-cell>
          <table:table-cell table:formula="of:=MIN([.D339:.D390])" office:value-type="float" office:value="210.2" calcext:value-type="float">
            <text:p>210.2</text:p>
          </table:table-cell>
          <table:table-cell table:formula="of:=([.O364]+[.N364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2/06/15 11:00:00 +08:00</text:p>
          </table:table-cell>
          <table:table-cell office:value-type="float" office:value="210.77" calcext:value-type="float">
            <text:p>210.77</text:p>
          </table:table-cell>
          <table:table-cell office:value-type="float" office:value="211.47" calcext:value-type="float">
            <text:p>211.47</text:p>
          </table:table-cell>
          <table:table-cell office:value-type="float" office:value="210.56" calcext:value-type="float">
            <text:p>210.56</text:p>
          </table:table-cell>
          <table:table-cell office:value-type="float" office:value="211.15" calcext:value-type="float">
            <text:p>211.15</text:p>
          </table:table-cell>
          <table:table-cell office:value-type="float" office:value="209.77" calcext:value-type="float">
            <text:p>209.77</text:p>
          </table:table-cell>
          <table:table-cell table:formula="of:=MAX([.C383:.C391])" office:value-type="float" office:value="212.34" calcext:value-type="float">
            <text:p>212.34</text:p>
          </table:table-cell>
          <table:table-cell table:formula="of:=MIN([.D383:.D391])" office:value-type="float" office:value="210.27" calcext:value-type="float">
            <text:p>210.27</text:p>
          </table:table-cell>
          <table:table-cell table:formula="of:=([.G391]+[.H391])/2" office:value-type="float" office:value="211.305" calcext:value-type="float">
            <text:p>211.305</text:p>
          </table:table-cell>
          <table:table-cell table:formula="of:=MAX([.C366:.C391])" office:value-type="float" office:value="212.98" calcext:value-type="float">
            <text:p>212.98</text:p>
          </table:table-cell>
          <table:table-cell table:formula="of:=MIN([.D366:.D391])" office:value-type="float" office:value="210.27" calcext:value-type="float">
            <text:p>210.27</text:p>
          </table:table-cell>
          <table:table-cell table:formula="of:=([.J391]+[.K391])/2" office:value-type="float" office:value="211.625" calcext:value-type="float">
            <text:p>211.625</text:p>
          </table:table-cell>
          <table:table-cell table:formula="of:=([.I365]+[.L365])/2" office:value-type="float" office:value="211.6225" calcext:value-type="float">
            <text:p>211.6225</text:p>
          </table:table-cell>
          <table:table-cell table:formula="of:=MAX([.C340:.C391])" office:value-type="float" office:value="213.75" calcext:value-type="float">
            <text:p>213.75</text:p>
          </table:table-cell>
          <table:table-cell table:formula="of:=MIN([.D340:.D391])" office:value-type="float" office:value="210.2" calcext:value-type="float">
            <text:p>210.2</text:p>
          </table:table-cell>
          <table:table-cell table:formula="of:=([.O365]+[.N365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2/06/15 12:00:00 +08:00</text:p>
          </table:table-cell>
          <table:table-cell office:value-type="float" office:value="211.15" calcext:value-type="float">
            <text:p>211.15</text:p>
          </table:table-cell>
          <table:table-cell office:value-type="float" office:value="211.44" calcext:value-type="float">
            <text:p>211.44</text:p>
          </table:table-cell>
          <table:table-cell office:value-type="float" office:value="211.04" calcext:value-type="float">
            <text:p>211.04</text:p>
          </table:table-cell>
          <table:table-cell office:value-type="float" office:value="211.37" calcext:value-type="float">
            <text:p>211.37</text:p>
          </table:table-cell>
          <table:table-cell office:value-type="float" office:value="209.33" calcext:value-type="float">
            <text:p>209.33</text:p>
          </table:table-cell>
          <table:table-cell table:formula="of:=MAX([.C384:.C392])" office:value-type="float" office:value="212.34" calcext:value-type="float">
            <text:p>212.34</text:p>
          </table:table-cell>
          <table:table-cell table:formula="of:=MIN([.D384:.D392])" office:value-type="float" office:value="210.27" calcext:value-type="float">
            <text:p>210.27</text:p>
          </table:table-cell>
          <table:table-cell table:formula="of:=([.G392]+[.H392])/2" office:value-type="float" office:value="211.305" calcext:value-type="float">
            <text:p>211.305</text:p>
          </table:table-cell>
          <table:table-cell table:formula="of:=MAX([.C367:.C392])" office:value-type="float" office:value="212.98" calcext:value-type="float">
            <text:p>212.98</text:p>
          </table:table-cell>
          <table:table-cell table:formula="of:=MIN([.D367:.D392])" office:value-type="float" office:value="210.27" calcext:value-type="float">
            <text:p>210.27</text:p>
          </table:table-cell>
          <table:table-cell table:formula="of:=([.J392]+[.K392])/2" office:value-type="float" office:value="211.625" calcext:value-type="float">
            <text:p>211.625</text:p>
          </table:table-cell>
          <table:table-cell table:formula="of:=([.I366]+[.L366])/2" office:value-type="float" office:value="211.66" calcext:value-type="float">
            <text:p>211.66</text:p>
          </table:table-cell>
          <table:table-cell table:formula="of:=MAX([.C341:.C392])" office:value-type="float" office:value="213.75" calcext:value-type="float">
            <text:p>213.75</text:p>
          </table:table-cell>
          <table:table-cell table:formula="of:=MIN([.D341:.D392])" office:value-type="float" office:value="210.2" calcext:value-type="float">
            <text:p>210.2</text:p>
          </table:table-cell>
          <table:table-cell table:formula="of:=([.O366]+[.N366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2/06/15 13:00:00 +08:00</text:p>
          </table:table-cell>
          <table:table-cell office:value-type="float" office:value="211.37" calcext:value-type="float">
            <text:p>211.37</text:p>
          </table:table-cell>
          <table:table-cell office:value-type="float" office:value="212.13" calcext:value-type="float">
            <text:p>212.13</text:p>
          </table:table-cell>
          <table:table-cell office:value-type="float" office:value="211.35" calcext:value-type="float">
            <text:p>211.35</text:p>
          </table:table-cell>
          <table:table-cell office:value-type="float" office:value="212" calcext:value-type="float">
            <text:p>212</text:p>
          </table:table-cell>
          <table:table-cell office:value-type="float" office:value="209.23" calcext:value-type="float">
            <text:p>209.23</text:p>
          </table:table-cell>
          <table:table-cell table:formula="of:=MAX([.C385:.C393])" office:value-type="float" office:value="212.34" calcext:value-type="float">
            <text:p>212.34</text:p>
          </table:table-cell>
          <table:table-cell table:formula="of:=MIN([.D385:.D393])" office:value-type="float" office:value="210.27" calcext:value-type="float">
            <text:p>210.27</text:p>
          </table:table-cell>
          <table:table-cell table:formula="of:=([.G393]+[.H393])/2" office:value-type="float" office:value="211.305" calcext:value-type="float">
            <text:p>211.305</text:p>
          </table:table-cell>
          <table:table-cell table:formula="of:=MAX([.C368:.C393])" office:value-type="float" office:value="212.98" calcext:value-type="float">
            <text:p>212.98</text:p>
          </table:table-cell>
          <table:table-cell table:formula="of:=MIN([.D368:.D393])" office:value-type="float" office:value="210.27" calcext:value-type="float">
            <text:p>210.27</text:p>
          </table:table-cell>
          <table:table-cell table:formula="of:=([.J393]+[.K393])/2" office:value-type="float" office:value="211.625" calcext:value-type="float">
            <text:p>211.625</text:p>
          </table:table-cell>
          <table:table-cell table:formula="of:=([.I367]+[.L367])/2" office:value-type="float" office:value="211.7125" calcext:value-type="float">
            <text:p>211.7125</text:p>
          </table:table-cell>
          <table:table-cell table:formula="of:=MAX([.C342:.C393])" office:value-type="float" office:value="213.75" calcext:value-type="float">
            <text:p>213.75</text:p>
          </table:table-cell>
          <table:table-cell table:formula="of:=MIN([.D342:.D393])" office:value-type="float" office:value="210.2" calcext:value-type="float">
            <text:p>210.2</text:p>
          </table:table-cell>
          <table:table-cell table:formula="of:=([.O367]+[.N367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2/06/15 14:00:00 +08:00</text:p>
          </table:table-cell>
          <table:table-cell office:value-type="float" office:value="212" calcext:value-type="float">
            <text:p>212</text:p>
          </table:table-cell>
          <table:table-cell office:value-type="float" office:value="212.19" calcext:value-type="float">
            <text:p>212.19</text:p>
          </table:table-cell>
          <table:table-cell office:value-type="float" office:value="211.87" calcext:value-type="float">
            <text:p>211.87</text:p>
          </table:table-cell>
          <table:table-cell office:value-type="float" office:value="212.11" calcext:value-type="float">
            <text:p>212.11</text:p>
          </table:table-cell>
          <table:table-cell office:value-type="float" office:value="209.04" calcext:value-type="float">
            <text:p>209.04</text:p>
          </table:table-cell>
          <table:table-cell table:formula="of:=MAX([.C386:.C394])" office:value-type="float" office:value="212.34" calcext:value-type="float">
            <text:p>212.34</text:p>
          </table:table-cell>
          <table:table-cell table:formula="of:=MIN([.D386:.D394])" office:value-type="float" office:value="210.27" calcext:value-type="float">
            <text:p>210.27</text:p>
          </table:table-cell>
          <table:table-cell table:formula="of:=([.G394]+[.H394])/2" office:value-type="float" office:value="211.305" calcext:value-type="float">
            <text:p>211.305</text:p>
          </table:table-cell>
          <table:table-cell table:formula="of:=MAX([.C369:.C394])" office:value-type="float" office:value="212.59" calcext:value-type="float">
            <text:p>212.59</text:p>
          </table:table-cell>
          <table:table-cell table:formula="of:=MIN([.D369:.D394])" office:value-type="float" office:value="210.27" calcext:value-type="float">
            <text:p>210.27</text:p>
          </table:table-cell>
          <table:table-cell table:formula="of:=([.J394]+[.K394])/2" office:value-type="float" office:value="211.43" calcext:value-type="float">
            <text:p>211.43</text:p>
          </table:table-cell>
          <table:table-cell table:formula="of:=([.I368]+[.L368])/2" office:value-type="float" office:value="211.7825" calcext:value-type="float">
            <text:p>211.7825</text:p>
          </table:table-cell>
          <table:table-cell table:formula="of:=MAX([.C343:.C394])" office:value-type="float" office:value="213.75" calcext:value-type="float">
            <text:p>213.75</text:p>
          </table:table-cell>
          <table:table-cell table:formula="of:=MIN([.D343:.D394])" office:value-type="float" office:value="210.2" calcext:value-type="float">
            <text:p>210.2</text:p>
          </table:table-cell>
          <table:table-cell table:formula="of:=([.O368]+[.N368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2/06/15 15:00:00 +08:00</text:p>
          </table:table-cell>
          <table:table-cell office:value-type="float" office:value="212.12" calcext:value-type="float">
            <text:p>212.12</text:p>
          </table:table-cell>
          <table:table-cell office:value-type="float" office:value="212.15" calcext:value-type="float">
            <text:p>212.15</text:p>
          </table:table-cell>
          <table:table-cell office:value-type="float" office:value="211.38" calcext:value-type="float">
            <text:p>211.38</text:p>
          </table:table-cell>
          <table:table-cell office:value-type="float" office:value="211.66" calcext:value-type="float">
            <text:p>211.66</text:p>
          </table:table-cell>
          <table:table-cell office:value-type="float" office:value="208.79" calcext:value-type="float">
            <text:p>208.79</text:p>
          </table:table-cell>
          <table:table-cell table:formula="of:=MAX([.C387:.C395])" office:value-type="float" office:value="212.34" calcext:value-type="float">
            <text:p>212.34</text:p>
          </table:table-cell>
          <table:table-cell table:formula="of:=MIN([.D387:.D395])" office:value-type="float" office:value="210.27" calcext:value-type="float">
            <text:p>210.27</text:p>
          </table:table-cell>
          <table:table-cell table:formula="of:=([.G395]+[.H395])/2" office:value-type="float" office:value="211.305" calcext:value-type="float">
            <text:p>211.305</text:p>
          </table:table-cell>
          <table:table-cell table:formula="of:=MAX([.C370:.C395])" office:value-type="float" office:value="212.58" calcext:value-type="float">
            <text:p>212.58</text:p>
          </table:table-cell>
          <table:table-cell table:formula="of:=MIN([.D370:.D395])" office:value-type="float" office:value="210.27" calcext:value-type="float">
            <text:p>210.27</text:p>
          </table:table-cell>
          <table:table-cell table:formula="of:=([.J395]+[.K395])/2" office:value-type="float" office:value="211.425" calcext:value-type="float">
            <text:p>211.425</text:p>
          </table:table-cell>
          <table:table-cell table:formula="of:=([.I369]+[.L369])/2" office:value-type="float" office:value="211.7825" calcext:value-type="float">
            <text:p>211.7825</text:p>
          </table:table-cell>
          <table:table-cell table:formula="of:=MAX([.C344:.C395])" office:value-type="float" office:value="213.75" calcext:value-type="float">
            <text:p>213.75</text:p>
          </table:table-cell>
          <table:table-cell table:formula="of:=MIN([.D344:.D395])" office:value-type="float" office:value="210.2" calcext:value-type="float">
            <text:p>210.2</text:p>
          </table:table-cell>
          <table:table-cell table:formula="of:=([.O369]+[.N369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2/06/15 16:00:00 +08:00</text:p>
          </table:table-cell>
          <table:table-cell table:number-columns-repeated="2" office:value-type="float" office:value="211.66" calcext:value-type="float">
            <text:p>211.66</text:p>
          </table:table-cell>
          <table:table-cell office:value-type="float" office:value="211.24" calcext:value-type="float">
            <text:p>211.24</text:p>
          </table:table-cell>
          <table:table-cell office:value-type="float" office:value="211.36" calcext:value-type="float">
            <text:p>211.36</text:p>
          </table:table-cell>
          <table:table-cell office:value-type="float" office:value="208.69" calcext:value-type="float">
            <text:p>208.69</text:p>
          </table:table-cell>
          <table:table-cell table:formula="of:=MAX([.C388:.C396])" office:value-type="float" office:value="212.34" calcext:value-type="float">
            <text:p>212.34</text:p>
          </table:table-cell>
          <table:table-cell table:formula="of:=MIN([.D388:.D396])" office:value-type="float" office:value="210.27" calcext:value-type="float">
            <text:p>210.27</text:p>
          </table:table-cell>
          <table:table-cell table:formula="of:=([.G396]+[.H396])/2" office:value-type="float" office:value="211.305" calcext:value-type="float">
            <text:p>211.305</text:p>
          </table:table-cell>
          <table:table-cell table:formula="of:=MAX([.C371:.C396])" office:value-type="float" office:value="212.58" calcext:value-type="float">
            <text:p>212.58</text:p>
          </table:table-cell>
          <table:table-cell table:formula="of:=MIN([.D371:.D396])" office:value-type="float" office:value="210.27" calcext:value-type="float">
            <text:p>210.27</text:p>
          </table:table-cell>
          <table:table-cell table:formula="of:=([.J396]+[.K396])/2" office:value-type="float" office:value="211.425" calcext:value-type="float">
            <text:p>211.425</text:p>
          </table:table-cell>
          <table:table-cell table:formula="of:=([.I370]+[.L370])/2" office:value-type="float" office:value="211.945" calcext:value-type="float">
            <text:p>211.945</text:p>
          </table:table-cell>
          <table:table-cell table:formula="of:=MAX([.C345:.C396])" office:value-type="float" office:value="213.75" calcext:value-type="float">
            <text:p>213.75</text:p>
          </table:table-cell>
          <table:table-cell table:formula="of:=MIN([.D345:.D396])" office:value-type="float" office:value="210.2" calcext:value-type="float">
            <text:p>210.2</text:p>
          </table:table-cell>
          <table:table-cell table:formula="of:=([.O370]+[.N370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3/06/15 10:00:00 +08:00</text:p>
          </table:table-cell>
          <table:table-cell office:value-type="float" office:value="211.97" calcext:value-type="float">
            <text:p>211.97</text:p>
          </table:table-cell>
          <table:table-cell office:value-type="float" office:value="212.16" calcext:value-type="float">
            <text:p>212.16</text:p>
          </table:table-cell>
          <table:table-cell office:value-type="float" office:value="211.33" calcext:value-type="float">
            <text:p>211.33</text:p>
          </table:table-cell>
          <table:table-cell office:value-type="float" office:value="211.96" calcext:value-type="float">
            <text:p>211.96</text:p>
          </table:table-cell>
          <table:table-cell office:value-type="float" office:value="209.13" calcext:value-type="float">
            <text:p>209.13</text:p>
          </table:table-cell>
          <table:table-cell table:formula="of:=MAX([.C389:.C397])" office:value-type="float" office:value="212.26" calcext:value-type="float">
            <text:p>212.26</text:p>
          </table:table-cell>
          <table:table-cell table:formula="of:=MIN([.D389:.D397])" office:value-type="float" office:value="210.27" calcext:value-type="float">
            <text:p>210.27</text:p>
          </table:table-cell>
          <table:table-cell table:formula="of:=([.G397]+[.H397])/2" office:value-type="float" office:value="211.265" calcext:value-type="float">
            <text:p>211.265</text:p>
          </table:table-cell>
          <table:table-cell table:formula="of:=MAX([.C372:.C397])" office:value-type="float" office:value="212.58" calcext:value-type="float">
            <text:p>212.58</text:p>
          </table:table-cell>
          <table:table-cell table:formula="of:=MIN([.D372:.D397])" office:value-type="float" office:value="210.27" calcext:value-type="float">
            <text:p>210.27</text:p>
          </table:table-cell>
          <table:table-cell table:formula="of:=([.J397]+[.K397])/2" office:value-type="float" office:value="211.425" calcext:value-type="float">
            <text:p>211.425</text:p>
          </table:table-cell>
          <table:table-cell table:formula="of:=([.I371]+[.L371])/2" office:value-type="float" office:value="212.1325" calcext:value-type="float">
            <text:p>212.1325</text:p>
          </table:table-cell>
          <table:table-cell table:formula="of:=MAX([.C346:.C397])" office:value-type="float" office:value="213.75" calcext:value-type="float">
            <text:p>213.75</text:p>
          </table:table-cell>
          <table:table-cell table:formula="of:=MIN([.D346:.D397])" office:value-type="float" office:value="210.2" calcext:value-type="float">
            <text:p>210.2</text:p>
          </table:table-cell>
          <table:table-cell table:formula="of:=([.O371]+[.N371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3/06/15 11:00:00 +08:00</text:p>
          </table:table-cell>
          <table:table-cell office:value-type="float" office:value="211.95" calcext:value-type="float">
            <text:p>211.95</text:p>
          </table:table-cell>
          <table:table-cell office:value-type="float" office:value="212.67" calcext:value-type="float">
            <text:p>212.67</text:p>
          </table:table-cell>
          <table:table-cell office:value-type="float" office:value="211.57" calcext:value-type="float">
            <text:p>211.57</text:p>
          </table:table-cell>
          <table:table-cell office:value-type="float" office:value="212.55" calcext:value-type="float">
            <text:p>212.55</text:p>
          </table:table-cell>
          <table:table-cell office:value-type="float" office:value="208.49" calcext:value-type="float">
            <text:p>208.49</text:p>
          </table:table-cell>
          <table:table-cell table:formula="of:=MAX([.C390:.C398])" office:value-type="float" office:value="212.67" calcext:value-type="float">
            <text:p>212.67</text:p>
          </table:table-cell>
          <table:table-cell table:formula="of:=MIN([.D390:.D398])" office:value-type="float" office:value="210.27" calcext:value-type="float">
            <text:p>210.27</text:p>
          </table:table-cell>
          <table:table-cell table:formula="of:=([.G398]+[.H398])/2" office:value-type="float" office:value="211.47" calcext:value-type="float">
            <text:p>211.47</text:p>
          </table:table-cell>
          <table:table-cell table:formula="of:=MAX([.C373:.C398])" office:value-type="float" office:value="212.67" calcext:value-type="float">
            <text:p>212.67</text:p>
          </table:table-cell>
          <table:table-cell table:formula="of:=MIN([.D373:.D398])" office:value-type="float" office:value="210.27" calcext:value-type="float">
            <text:p>210.27</text:p>
          </table:table-cell>
          <table:table-cell table:formula="of:=([.J398]+[.K398])/2" office:value-type="float" office:value="211.47" calcext:value-type="float">
            <text:p>211.47</text:p>
          </table:table-cell>
          <table:table-cell table:formula="of:=([.I372]+[.L372])/2" office:value-type="float" office:value="212.14" calcext:value-type="float">
            <text:p>212.14</text:p>
          </table:table-cell>
          <table:table-cell table:formula="of:=MAX([.C347:.C398])" office:value-type="float" office:value="213.75" calcext:value-type="float">
            <text:p>213.75</text:p>
          </table:table-cell>
          <table:table-cell table:formula="of:=MIN([.D347:.D398])" office:value-type="float" office:value="210.2" calcext:value-type="float">
            <text:p>210.2</text:p>
          </table:table-cell>
          <table:table-cell table:formula="of:=([.O372]+[.N372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3/06/15 12:00:00 +08:00</text:p>
          </table:table-cell>
          <table:table-cell office:value-type="float" office:value="212.54" calcext:value-type="float">
            <text:p>212.54</text:p>
          </table:table-cell>
          <table:table-cell office:value-type="float" office:value="212.63" calcext:value-type="float">
            <text:p>212.63</text:p>
          </table:table-cell>
          <table:table-cell office:value-type="float" office:value="211.69" calcext:value-type="float">
            <text:p>211.69</text:p>
          </table:table-cell>
          <table:table-cell office:value-type="float" office:value="211.91" calcext:value-type="float">
            <text:p>211.91</text:p>
          </table:table-cell>
          <table:table-cell office:value-type="float" office:value="207.96" calcext:value-type="float">
            <text:p>207.96</text:p>
          </table:table-cell>
          <table:table-cell table:formula="of:=MAX([.C391:.C399])" office:value-type="float" office:value="212.67" calcext:value-type="float">
            <text:p>212.67</text:p>
          </table:table-cell>
          <table:table-cell table:formula="of:=MIN([.D391:.D399])" office:value-type="float" office:value="210.56" calcext:value-type="float">
            <text:p>210.56</text:p>
          </table:table-cell>
          <table:table-cell table:formula="of:=([.G399]+[.H399])/2" office:value-type="float" office:value="211.615" calcext:value-type="float">
            <text:p>211.615</text:p>
          </table:table-cell>
          <table:table-cell table:formula="of:=MAX([.C374:.C399])" office:value-type="float" office:value="212.67" calcext:value-type="float">
            <text:p>212.67</text:p>
          </table:table-cell>
          <table:table-cell table:formula="of:=MIN([.D374:.D399])" office:value-type="float" office:value="210.27" calcext:value-type="float">
            <text:p>210.27</text:p>
          </table:table-cell>
          <table:table-cell table:formula="of:=([.J399]+[.K399])/2" office:value-type="float" office:value="211.47" calcext:value-type="float">
            <text:p>211.47</text:p>
          </table:table-cell>
          <table:table-cell table:formula="of:=([.I373]+[.L373])/2" office:value-type="float" office:value="212.0875" calcext:value-type="float">
            <text:p>212.0875</text:p>
          </table:table-cell>
          <table:table-cell table:formula="of:=MAX([.C348:.C399])" office:value-type="float" office:value="213.54" calcext:value-type="float">
            <text:p>213.54</text:p>
          </table:table-cell>
          <table:table-cell table:formula="of:=MIN([.D348:.D399])" office:value-type="float" office:value="210.2" calcext:value-type="float">
            <text:p>210.2</text:p>
          </table:table-cell>
          <table:table-cell table:formula="of:=([.O373]+[.N373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3/06/15 13:00:00 +08:00</text:p>
          </table:table-cell>
          <table:table-cell office:value-type="float" office:value="211.91" calcext:value-type="float">
            <text:p>211.91</text:p>
          </table:table-cell>
          <table:table-cell office:value-type="float" office:value="211.97" calcext:value-type="float">
            <text:p>211.97</text:p>
          </table:table-cell>
          <table:table-cell office:value-type="float" office:value="211.5" calcext:value-type="float">
            <text:p>211.5</text:p>
          </table:table-cell>
          <table:table-cell office:value-type="float" office:value="211.82" calcext:value-type="float">
            <text:p>211.82</text:p>
          </table:table-cell>
          <table:table-cell office:value-type="float" office:value="208.56" calcext:value-type="float">
            <text:p>208.56</text:p>
          </table:table-cell>
          <table:table-cell table:formula="of:=MAX([.C392:.C400])" office:value-type="float" office:value="212.67" calcext:value-type="float">
            <text:p>212.67</text:p>
          </table:table-cell>
          <table:table-cell table:formula="of:=MIN([.D392:.D400])" office:value-type="float" office:value="211.04" calcext:value-type="float">
            <text:p>211.04</text:p>
          </table:table-cell>
          <table:table-cell table:formula="of:=([.G400]+[.H400])/2" office:value-type="float" office:value="211.855" calcext:value-type="float">
            <text:p>211.855</text:p>
          </table:table-cell>
          <table:table-cell table:formula="of:=MAX([.C375:.C400])" office:value-type="float" office:value="212.67" calcext:value-type="float">
            <text:p>212.67</text:p>
          </table:table-cell>
          <table:table-cell table:formula="of:=MIN([.D375:.D400])" office:value-type="float" office:value="210.27" calcext:value-type="float">
            <text:p>210.27</text:p>
          </table:table-cell>
          <table:table-cell table:formula="of:=([.J400]+[.K400])/2" office:value-type="float" office:value="211.47" calcext:value-type="float">
            <text:p>211.47</text:p>
          </table:table-cell>
          <table:table-cell table:formula="of:=([.I374]+[.L374])/2" office:value-type="float" office:value="212.0875" calcext:value-type="float">
            <text:p>212.0875</text:p>
          </table:table-cell>
          <table:table-cell table:formula="of:=MAX([.C349:.C400])" office:value-type="float" office:value="213.54" calcext:value-type="float">
            <text:p>213.54</text:p>
          </table:table-cell>
          <table:table-cell table:formula="of:=MIN([.D349:.D400])" office:value-type="float" office:value="210.2" calcext:value-type="float">
            <text:p>210.2</text:p>
          </table:table-cell>
          <table:table-cell table:formula="of:=([.O374]+[.N374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3/06/15 14:00:00 +08:00</text:p>
          </table:table-cell>
          <table:table-cell office:value-type="float" office:value="211.83" calcext:value-type="float">
            <text:p>211.83</text:p>
          </table:table-cell>
          <table:table-cell office:value-type="float" office:value="211.96" calcext:value-type="float">
            <text:p>211.96</text:p>
          </table:table-cell>
          <table:table-cell office:value-type="float" office:value="211.68" calcext:value-type="float">
            <text:p>211.68</text:p>
          </table:table-cell>
          <table:table-cell office:value-type="float" office:value="211.9" calcext:value-type="float">
            <text:p>211.9</text:p>
          </table:table-cell>
          <table:table-cell office:value-type="float" office:value="208.69" calcext:value-type="float">
            <text:p>208.69</text:p>
          </table:table-cell>
          <table:table-cell table:formula="of:=MAX([.C393:.C401])" office:value-type="float" office:value="212.67" calcext:value-type="float">
            <text:p>212.67</text:p>
          </table:table-cell>
          <table:table-cell table:formula="of:=MIN([.D393:.D401])" office:value-type="float" office:value="211.24" calcext:value-type="float">
            <text:p>211.24</text:p>
          </table:table-cell>
          <table:table-cell table:formula="of:=([.G401]+[.H401])/2" office:value-type="float" office:value="211.955" calcext:value-type="float">
            <text:p>211.955</text:p>
          </table:table-cell>
          <table:table-cell table:formula="of:=MAX([.C376:.C401])" office:value-type="float" office:value="212.67" calcext:value-type="float">
            <text:p>212.67</text:p>
          </table:table-cell>
          <table:table-cell table:formula="of:=MIN([.D376:.D401])" office:value-type="float" office:value="210.27" calcext:value-type="float">
            <text:p>210.27</text:p>
          </table:table-cell>
          <table:table-cell table:formula="of:=([.J401]+[.K401])/2" office:value-type="float" office:value="211.47" calcext:value-type="float">
            <text:p>211.47</text:p>
          </table:table-cell>
          <table:table-cell table:formula="of:=([.I375]+[.L375])/2" office:value-type="float" office:value="212.0875" calcext:value-type="float">
            <text:p>212.0875</text:p>
          </table:table-cell>
          <table:table-cell table:formula="of:=MAX([.C350:.C401])" office:value-type="float" office:value="213.54" calcext:value-type="float">
            <text:p>213.54</text:p>
          </table:table-cell>
          <table:table-cell table:formula="of:=MIN([.D350:.D401])" office:value-type="float" office:value="210.2" calcext:value-type="float">
            <text:p>210.2</text:p>
          </table:table-cell>
          <table:table-cell table:formula="of:=([.O375]+[.N375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3/06/15 15:00:00 +08:00</text:p>
          </table:table-cell>
          <table:table-cell office:value-type="float" office:value="211.9" calcext:value-type="float">
            <text:p>211.9</text:p>
          </table:table-cell>
          <table:table-cell office:value-type="float" office:value="212.25" calcext:value-type="float">
            <text:p>212.25</text:p>
          </table:table-cell>
          <table:table-cell office:value-type="float" office:value="211.9" calcext:value-type="float">
            <text:p>211.9</text:p>
          </table:table-cell>
          <table:table-cell office:value-type="float" office:value="211.98" calcext:value-type="float">
            <text:p>211.98</text:p>
          </table:table-cell>
          <table:table-cell office:value-type="float" office:value="208.86" calcext:value-type="float">
            <text:p>208.86</text:p>
          </table:table-cell>
          <table:table-cell table:formula="of:=MAX([.C394:.C402])" office:value-type="float" office:value="212.67" calcext:value-type="float">
            <text:p>212.67</text:p>
          </table:table-cell>
          <table:table-cell table:formula="of:=MIN([.D394:.D402])" office:value-type="float" office:value="211.24" calcext:value-type="float">
            <text:p>211.24</text:p>
          </table:table-cell>
          <table:table-cell table:formula="of:=([.G402]+[.H402])/2" office:value-type="float" office:value="211.955" calcext:value-type="float">
            <text:p>211.955</text:p>
          </table:table-cell>
          <table:table-cell table:formula="of:=MAX([.C377:.C402])" office:value-type="float" office:value="212.67" calcext:value-type="float">
            <text:p>212.67</text:p>
          </table:table-cell>
          <table:table-cell table:formula="of:=MIN([.D377:.D402])" office:value-type="float" office:value="210.27" calcext:value-type="float">
            <text:p>210.27</text:p>
          </table:table-cell>
          <table:table-cell table:formula="of:=([.J402]+[.K402])/2" office:value-type="float" office:value="211.47" calcext:value-type="float">
            <text:p>211.47</text:p>
          </table:table-cell>
          <table:table-cell table:formula="of:=([.I376]+[.L376])/2" office:value-type="float" office:value="212.0875" calcext:value-type="float">
            <text:p>212.0875</text:p>
          </table:table-cell>
          <table:table-cell table:formula="of:=MAX([.C351:.C402])" office:value-type="float" office:value="213.54" calcext:value-type="float">
            <text:p>213.54</text:p>
          </table:table-cell>
          <table:table-cell table:formula="of:=MIN([.D351:.D402])" office:value-type="float" office:value="210.2" calcext:value-type="float">
            <text:p>210.2</text:p>
          </table:table-cell>
          <table:table-cell table:formula="of:=([.O376]+[.N376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3/06/15 16:00:00 +08:00</text:p>
          </table:table-cell>
          <table:table-cell office:value-type="float" office:value="211.98" calcext:value-type="float">
            <text:p>211.98</text:p>
          </table:table-cell>
          <table:table-cell office:value-type="float" office:value="212.1" calcext:value-type="float">
            <text:p>212.1</text:p>
          </table:table-cell>
          <table:table-cell office:value-type="float" office:value="211.74" calcext:value-type="float">
            <text:p>211.74</text:p>
          </table:table-cell>
          <table:table-cell office:value-type="float" office:value="211.92" calcext:value-type="float">
            <text:p>211.92</text:p>
          </table:table-cell>
          <table:table-cell office:value-type="float" office:value="208.7" calcext:value-type="float">
            <text:p>208.7</text:p>
          </table:table-cell>
          <table:table-cell table:formula="of:=MAX([.C395:.C403])" office:value-type="float" office:value="212.67" calcext:value-type="float">
            <text:p>212.67</text:p>
          </table:table-cell>
          <table:table-cell table:formula="of:=MIN([.D395:.D403])" office:value-type="float" office:value="211.24" calcext:value-type="float">
            <text:p>211.24</text:p>
          </table:table-cell>
          <table:table-cell table:formula="of:=([.G403]+[.H403])/2" office:value-type="float" office:value="211.955" calcext:value-type="float">
            <text:p>211.955</text:p>
          </table:table-cell>
          <table:table-cell table:formula="of:=MAX([.C378:.C403])" office:value-type="float" office:value="212.67" calcext:value-type="float">
            <text:p>212.67</text:p>
          </table:table-cell>
          <table:table-cell table:formula="of:=MIN([.D378:.D403])" office:value-type="float" office:value="210.27" calcext:value-type="float">
            <text:p>210.27</text:p>
          </table:table-cell>
          <table:table-cell table:formula="of:=([.J403]+[.K403])/2" office:value-type="float" office:value="211.47" calcext:value-type="float">
            <text:p>211.47</text:p>
          </table:table-cell>
          <table:table-cell table:formula="of:=([.I377]+[.L377])/2" office:value-type="float" office:value="211.7875" calcext:value-type="float">
            <text:p>211.7875</text:p>
          </table:table-cell>
          <table:table-cell table:formula="of:=MAX([.C352:.C403])" office:value-type="float" office:value="213.54" calcext:value-type="float">
            <text:p>213.54</text:p>
          </table:table-cell>
          <table:table-cell table:formula="of:=MIN([.D352:.D403])" office:value-type="float" office:value="210.2" calcext:value-type="float">
            <text:p>210.2</text:p>
          </table:table-cell>
          <table:table-cell table:formula="of:=([.O377]+[.N377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4/06/15 10:00:00 +08:00</text:p>
          </table:table-cell>
          <table:table-cell office:value-type="float" office:value="211.12" calcext:value-type="float">
            <text:p>211.12</text:p>
          </table:table-cell>
          <table:table-cell office:value-type="float" office:value="211.44" calcext:value-type="float">
            <text:p>211.44</text:p>
          </table:table-cell>
          <table:table-cell office:value-type="float" office:value="210.6" calcext:value-type="float">
            <text:p>210.6</text:p>
          </table:table-cell>
          <table:table-cell office:value-type="float" office:value="211.35" calcext:value-type="float">
            <text:p>211.35</text:p>
          </table:table-cell>
          <table:table-cell office:value-type="float" office:value="208.76" calcext:value-type="float">
            <text:p>208.76</text:p>
          </table:table-cell>
          <table:table-cell table:formula="of:=MAX([.C396:.C404])" office:value-type="float" office:value="212.67" calcext:value-type="float">
            <text:p>212.67</text:p>
          </table:table-cell>
          <table:table-cell table:formula="of:=MIN([.D396:.D404])" office:value-type="float" office:value="210.6" calcext:value-type="float">
            <text:p>210.6</text:p>
          </table:table-cell>
          <table:table-cell table:formula="of:=([.G404]+[.H404])/2" office:value-type="float" office:value="211.635" calcext:value-type="float">
            <text:p>211.635</text:p>
          </table:table-cell>
          <table:table-cell table:formula="of:=MAX([.C379:.C404])" office:value-type="float" office:value="212.67" calcext:value-type="float">
            <text:p>212.67</text:p>
          </table:table-cell>
          <table:table-cell table:formula="of:=MIN([.D379:.D404])" office:value-type="float" office:value="210.27" calcext:value-type="float">
            <text:p>210.27</text:p>
          </table:table-cell>
          <table:table-cell table:formula="of:=([.J404]+[.K404])/2" office:value-type="float" office:value="211.47" calcext:value-type="float">
            <text:p>211.47</text:p>
          </table:table-cell>
          <table:table-cell table:formula="of:=([.I378]+[.L378])/2" office:value-type="float" office:value="211.76" calcext:value-type="float">
            <text:p>211.76</text:p>
          </table:table-cell>
          <table:table-cell table:formula="of:=MAX([.C353:.C404])" office:value-type="float" office:value="213.44" calcext:value-type="float">
            <text:p>213.44</text:p>
          </table:table-cell>
          <table:table-cell table:formula="of:=MIN([.D353:.D404])" office:value-type="float" office:value="210.2" calcext:value-type="float">
            <text:p>210.2</text:p>
          </table:table-cell>
          <table:table-cell table:formula="of:=([.O378]+[.N378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4/06/15 11:00:00 +08:00</text:p>
          </table:table-cell>
          <table:table-cell office:value-type="float" office:value="211.35" calcext:value-type="float">
            <text:p>211.35</text:p>
          </table:table-cell>
          <table:table-cell office:value-type="float" office:value="211.78" calcext:value-type="float">
            <text:p>211.78</text:p>
          </table:table-cell>
          <table:table-cell office:value-type="float" office:value="210.8" calcext:value-type="float">
            <text:p>210.8</text:p>
          </table:table-cell>
          <table:table-cell office:value-type="float" office:value="210.88" calcext:value-type="float">
            <text:p>210.88</text:p>
          </table:table-cell>
          <table:table-cell office:value-type="float" office:value="208.47" calcext:value-type="float">
            <text:p>208.47</text:p>
          </table:table-cell>
          <table:table-cell table:formula="of:=MAX([.C397:.C405])" office:value-type="float" office:value="212.67" calcext:value-type="float">
            <text:p>212.67</text:p>
          </table:table-cell>
          <table:table-cell table:formula="of:=MIN([.D397:.D405])" office:value-type="float" office:value="210.6" calcext:value-type="float">
            <text:p>210.6</text:p>
          </table:table-cell>
          <table:table-cell table:formula="of:=([.G405]+[.H405])/2" office:value-type="float" office:value="211.635" calcext:value-type="float">
            <text:p>211.635</text:p>
          </table:table-cell>
          <table:table-cell table:formula="of:=MAX([.C380:.C405])" office:value-type="float" office:value="212.67" calcext:value-type="float">
            <text:p>212.67</text:p>
          </table:table-cell>
          <table:table-cell table:formula="of:=MIN([.D380:.D405])" office:value-type="float" office:value="210.27" calcext:value-type="float">
            <text:p>210.27</text:p>
          </table:table-cell>
          <table:table-cell table:formula="of:=([.J405]+[.K405])/2" office:value-type="float" office:value="211.47" calcext:value-type="float">
            <text:p>211.47</text:p>
          </table:table-cell>
          <table:table-cell table:formula="of:=([.I379]+[.L379])/2" office:value-type="float" office:value="211.76" calcext:value-type="float">
            <text:p>211.76</text:p>
          </table:table-cell>
          <table:table-cell table:formula="of:=MAX([.C354:.C405])" office:value-type="float" office:value="213.44" calcext:value-type="float">
            <text:p>213.44</text:p>
          </table:table-cell>
          <table:table-cell table:formula="of:=MIN([.D354:.D405])" office:value-type="float" office:value="210.2" calcext:value-type="float">
            <text:p>210.2</text:p>
          </table:table-cell>
          <table:table-cell table:formula="of:=([.O379]+[.N379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4/06/15 12:00:00 +08:00</text:p>
          </table:table-cell>
          <table:table-cell office:value-type="float" office:value="210.88" calcext:value-type="float">
            <text:p>210.88</text:p>
          </table:table-cell>
          <table:table-cell office:value-type="float" office:value="211.1" calcext:value-type="float">
            <text:p>211.1</text:p>
          </table:table-cell>
          <table:table-cell office:value-type="float" office:value="210.36" calcext:value-type="float">
            <text:p>210.36</text:p>
          </table:table-cell>
          <table:table-cell office:value-type="float" office:value="210.59" calcext:value-type="float">
            <text:p>210.59</text:p>
          </table:table-cell>
          <table:table-cell office:value-type="float" office:value="209.9" calcext:value-type="float">
            <text:p>209.9</text:p>
          </table:table-cell>
          <table:table-cell table:formula="of:=MAX([.C398:.C406])" office:value-type="float" office:value="212.67" calcext:value-type="float">
            <text:p>212.67</text:p>
          </table:table-cell>
          <table:table-cell table:formula="of:=MIN([.D398:.D406])" office:value-type="float" office:value="210.36" calcext:value-type="float">
            <text:p>210.36</text:p>
          </table:table-cell>
          <table:table-cell table:formula="of:=([.G406]+[.H406])/2" office:value-type="float" office:value="211.515" calcext:value-type="float">
            <text:p>211.515</text:p>
          </table:table-cell>
          <table:table-cell table:formula="of:=MAX([.C381:.C406])" office:value-type="float" office:value="212.67" calcext:value-type="float">
            <text:p>212.67</text:p>
          </table:table-cell>
          <table:table-cell table:formula="of:=MIN([.D381:.D406])" office:value-type="float" office:value="210.27" calcext:value-type="float">
            <text:p>210.27</text:p>
          </table:table-cell>
          <table:table-cell table:formula="of:=([.J406]+[.K406])/2" office:value-type="float" office:value="211.47" calcext:value-type="float">
            <text:p>211.47</text:p>
          </table:table-cell>
          <table:table-cell table:formula="of:=([.I380]+[.L380])/2" office:value-type="float" office:value="211.645" calcext:value-type="float">
            <text:p>211.645</text:p>
          </table:table-cell>
          <table:table-cell table:formula="of:=MAX([.C355:.C406])" office:value-type="float" office:value="212.98" calcext:value-type="float">
            <text:p>212.98</text:p>
          </table:table-cell>
          <table:table-cell table:formula="of:=MIN([.D355:.D406])" office:value-type="float" office:value="210.2" calcext:value-type="float">
            <text:p>210.2</text:p>
          </table:table-cell>
          <table:table-cell table:formula="of:=([.O380]+[.N380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4/06/15 13:00:00 +08:00</text:p>
          </table:table-cell>
          <table:table-cell office:value-type="float" office:value="210.59" calcext:value-type="float">
            <text:p>210.59</text:p>
          </table:table-cell>
          <table:table-cell office:value-type="float" office:value="210.81" calcext:value-type="float">
            <text:p>210.81</text:p>
          </table:table-cell>
          <table:table-cell office:value-type="float" office:value="210.47" calcext:value-type="float">
            <text:p>210.47</text:p>
          </table:table-cell>
          <table:table-cell office:value-type="float" office:value="210.5" calcext:value-type="float">
            <text:p>210.5</text:p>
          </table:table-cell>
          <table:table-cell office:value-type="float" office:value="210.55" calcext:value-type="float">
            <text:p>210.55</text:p>
          </table:table-cell>
          <table:table-cell table:formula="of:=MAX([.C399:.C407])" office:value-type="float" office:value="212.63" calcext:value-type="float">
            <text:p>212.63</text:p>
          </table:table-cell>
          <table:table-cell table:formula="of:=MIN([.D399:.D407])" office:value-type="float" office:value="210.36" calcext:value-type="float">
            <text:p>210.36</text:p>
          </table:table-cell>
          <table:table-cell table:formula="of:=([.G407]+[.H407])/2" office:value-type="float" office:value="211.495" calcext:value-type="float">
            <text:p>211.495</text:p>
          </table:table-cell>
          <table:table-cell table:formula="of:=MAX([.C382:.C407])" office:value-type="float" office:value="212.67" calcext:value-type="float">
            <text:p>212.67</text:p>
          </table:table-cell>
          <table:table-cell table:formula="of:=MIN([.D382:.D407])" office:value-type="float" office:value="210.27" calcext:value-type="float">
            <text:p>210.27</text:p>
          </table:table-cell>
          <table:table-cell table:formula="of:=([.J407]+[.K407])/2" office:value-type="float" office:value="211.47" calcext:value-type="float">
            <text:p>211.47</text:p>
          </table:table-cell>
          <table:table-cell table:formula="of:=([.I381]+[.L381])/2" office:value-type="float" office:value="211.645" calcext:value-type="float">
            <text:p>211.645</text:p>
          </table:table-cell>
          <table:table-cell table:formula="of:=MAX([.C356:.C407])" office:value-type="float" office:value="212.98" calcext:value-type="float">
            <text:p>212.98</text:p>
          </table:table-cell>
          <table:table-cell table:formula="of:=MIN([.D356:.D407])" office:value-type="float" office:value="210.2" calcext:value-type="float">
            <text:p>210.2</text:p>
          </table:table-cell>
          <table:table-cell table:formula="of:=([.O381]+[.N381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4/06/15 14:00:00 +08:00</text:p>
          </table:table-cell>
          <table:table-cell table:number-columns-repeated="2" office:value-type="float" office:value="210.5" calcext:value-type="float">
            <text:p>210.5</text:p>
          </table:table-cell>
          <table:table-cell office:value-type="float" office:value="209.76" calcext:value-type="float">
            <text:p>209.76</text:p>
          </table:table-cell>
          <table:table-cell office:value-type="float" office:value="209.93" calcext:value-type="float">
            <text:p>209.93</text:p>
          </table:table-cell>
          <table:table-cell office:value-type="float" office:value="211.005" calcext:value-type="float">
            <text:p>211.005</text:p>
          </table:table-cell>
          <table:table-cell table:formula="of:=MAX([.C400:.C408])" office:value-type="float" office:value="212.25" calcext:value-type="float">
            <text:p>212.25</text:p>
          </table:table-cell>
          <table:table-cell table:formula="of:=MIN([.D400:.D408])" office:value-type="float" office:value="209.76" calcext:value-type="float">
            <text:p>209.76</text:p>
          </table:table-cell>
          <table:table-cell table:formula="of:=([.G408]+[.H408])/2" office:value-type="float" office:value="211.005" calcext:value-type="float">
            <text:p>211.005</text:p>
          </table:table-cell>
          <table:table-cell table:formula="of:=MAX([.C383:.C408])" office:value-type="float" office:value="212.67" calcext:value-type="float">
            <text:p>212.67</text:p>
          </table:table-cell>
          <table:table-cell table:formula="of:=MIN([.D383:.D408])" office:value-type="float" office:value="209.76" calcext:value-type="float">
            <text:p>209.76</text:p>
          </table:table-cell>
          <table:table-cell table:formula="of:=([.J408]+[.K408])/2" office:value-type="float" office:value="211.215" calcext:value-type="float">
            <text:p>211.215</text:p>
          </table:table-cell>
          <table:table-cell table:formula="of:=([.I382]+[.L382])/2" office:value-type="float" office:value="211.645" calcext:value-type="float">
            <text:p>211.645</text:p>
          </table:table-cell>
          <table:table-cell table:formula="of:=MAX([.C357:.C408])" office:value-type="float" office:value="212.98" calcext:value-type="float">
            <text:p>212.98</text:p>
          </table:table-cell>
          <table:table-cell table:formula="of:=MIN([.D357:.D408])" office:value-type="float" office:value="209.76" calcext:value-type="float">
            <text:p>209.76</text:p>
          </table:table-cell>
          <table:table-cell table:formula="of:=([.O382]+[.N382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4/06/15 15:00:00 +08:00</text:p>
          </table:table-cell>
          <table:table-cell office:value-type="float" office:value="209.93" calcext:value-type="float">
            <text:p>209.93</text:p>
          </table:table-cell>
          <table:table-cell office:value-type="float" office:value="210.35" calcext:value-type="float">
            <text:p>210.35</text:p>
          </table:table-cell>
          <table:table-cell office:value-type="float" office:value="209.78" calcext:value-type="float">
            <text:p>209.78</text:p>
          </table:table-cell>
          <table:table-cell office:value-type="float" office:value="210.13" calcext:value-type="float">
            <text:p>210.13</text:p>
          </table:table-cell>
          <table:table-cell office:value-type="float" office:value="211.005" calcext:value-type="float">
            <text:p>211.005</text:p>
          </table:table-cell>
          <table:table-cell table:formula="of:=MAX([.C401:.C409])" office:value-type="float" office:value="212.25" calcext:value-type="float">
            <text:p>212.25</text:p>
          </table:table-cell>
          <table:table-cell table:formula="of:=MIN([.D401:.D409])" office:value-type="float" office:value="209.76" calcext:value-type="float">
            <text:p>209.76</text:p>
          </table:table-cell>
          <table:table-cell table:formula="of:=([.G409]+[.H409])/2" office:value-type="float" office:value="211.005" calcext:value-type="float">
            <text:p>211.005</text:p>
          </table:table-cell>
          <table:table-cell table:formula="of:=MAX([.C384:.C409])" office:value-type="float" office:value="212.67" calcext:value-type="float">
            <text:p>212.67</text:p>
          </table:table-cell>
          <table:table-cell table:formula="of:=MIN([.D384:.D409])" office:value-type="float" office:value="209.76" calcext:value-type="float">
            <text:p>209.76</text:p>
          </table:table-cell>
          <table:table-cell table:formula="of:=([.J409]+[.K409])/2" office:value-type="float" office:value="211.215" calcext:value-type="float">
            <text:p>211.215</text:p>
          </table:table-cell>
          <table:table-cell table:formula="of:=([.I383]+[.L383])/2" office:value-type="float" office:value="211.645" calcext:value-type="float">
            <text:p>211.645</text:p>
          </table:table-cell>
          <table:table-cell table:formula="of:=MAX([.C358:.C409])" office:value-type="float" office:value="212.98" calcext:value-type="float">
            <text:p>212.98</text:p>
          </table:table-cell>
          <table:table-cell table:formula="of:=MIN([.D358:.D409])" office:value-type="float" office:value="209.76" calcext:value-type="float">
            <text:p>209.76</text:p>
          </table:table-cell>
          <table:table-cell table:formula="of:=([.O383]+[.N383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4/06/15 16:00:00 +08:00</text:p>
          </table:table-cell>
          <table:table-cell office:value-type="float" office:value="210.13" calcext:value-type="float">
            <text:p>210.13</text:p>
          </table:table-cell>
          <table:table-cell office:value-type="float" office:value="210.34" calcext:value-type="float">
            <text:p>210.34</text:p>
          </table:table-cell>
          <table:table-cell office:value-type="float" office:value="209.75" calcext:value-type="float">
            <text:p>209.75</text:p>
          </table:table-cell>
          <table:table-cell office:value-type="float" office:value="210.23" calcext:value-type="float">
            <text:p>210.23</text:p>
          </table:table-cell>
          <table:table-cell office:value-type="float" office:value="211" calcext:value-type="float">
            <text:p>211</text:p>
          </table:table-cell>
          <table:table-cell table:formula="of:=MAX([.C402:.C410])" office:value-type="float" office:value="212.25" calcext:value-type="float">
            <text:p>212.25</text:p>
          </table:table-cell>
          <table:table-cell table:formula="of:=MIN([.D402:.D410])" office:value-type="float" office:value="209.75" calcext:value-type="float">
            <text:p>209.75</text:p>
          </table:table-cell>
          <table:table-cell table:formula="of:=([.G410]+[.H410])/2" office:value-type="float" office:value="211" calcext:value-type="float">
            <text:p>211</text:p>
          </table:table-cell>
          <table:table-cell table:formula="of:=MAX([.C385:.C410])" office:value-type="float" office:value="212.67" calcext:value-type="float">
            <text:p>212.67</text:p>
          </table:table-cell>
          <table:table-cell table:formula="of:=MIN([.D385:.D410])" office:value-type="float" office:value="209.75" calcext:value-type="float">
            <text:p>209.75</text:p>
          </table:table-cell>
          <table:table-cell table:formula="of:=([.J410]+[.K410])/2" office:value-type="float" office:value="211.21" calcext:value-type="float">
            <text:p>211.21</text:p>
          </table:table-cell>
          <table:table-cell table:formula="of:=([.I384]+[.L384])/2" office:value-type="float" office:value="211.5575" calcext:value-type="float">
            <text:p>211.5575</text:p>
          </table:table-cell>
          <table:table-cell table:formula="of:=MAX([.C359:.C410])" office:value-type="float" office:value="212.98" calcext:value-type="float">
            <text:p>212.98</text:p>
          </table:table-cell>
          <table:table-cell table:formula="of:=MIN([.D359:.D410])" office:value-type="float" office:value="209.75" calcext:value-type="float">
            <text:p>209.75</text:p>
          </table:table-cell>
          <table:table-cell table:formula="of:=([.O384]+[.N384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5/06/15 10:00:00 +08:00</text:p>
          </table:table-cell>
          <table:table-cell office:value-type="float" office:value="209.93" calcext:value-type="float">
            <text:p>209.93</text:p>
          </table:table-cell>
          <table:table-cell office:value-type="float" office:value="210.17" calcext:value-type="float">
            <text:p>210.17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9.68" calcext:value-type="float">
            <text:p>209.68</text:p>
          </table:table-cell>
          <table:table-cell office:value-type="float" office:value="210.54" calcext:value-type="float">
            <text:p>210.54</text:p>
          </table:table-cell>
          <table:table-cell table:formula="of:=MAX([.C403:.C411])" office:value-type="float" office:value="212.1" calcext:value-type="float">
            <text:p>212.1</text:p>
          </table:table-cell>
          <table:table-cell table:formula="of:=MIN([.D403:.D411])" office:value-type="float" office:value="208.98" calcext:value-type="float">
            <text:p>208.98</text:p>
          </table:table-cell>
          <table:table-cell table:formula="of:=([.G411]+[.H411])/2" office:value-type="float" office:value="210.54" calcext:value-type="float">
            <text:p>210.54</text:p>
          </table:table-cell>
          <table:table-cell table:formula="of:=MAX([.C386:.C411])" office:value-type="float" office:value="212.67" calcext:value-type="float">
            <text:p>212.67</text:p>
          </table:table-cell>
          <table:table-cell table:formula="of:=MIN([.D386:.D411])" office:value-type="float" office:value="208.98" calcext:value-type="float">
            <text:p>208.98</text:p>
          </table:table-cell>
          <table:table-cell table:formula="of:=([.J411]+[.K411])/2" office:value-type="float" office:value="210.825" calcext:value-type="float">
            <text:p>210.825</text:p>
          </table:table-cell>
          <table:table-cell table:formula="of:=([.I385]+[.L385])/2" office:value-type="float" office:value="211.49" calcext:value-type="float">
            <text:p>211.49</text:p>
          </table:table-cell>
          <table:table-cell table:formula="of:=MAX([.C360:.C411])" office:value-type="float" office:value="212.98" calcext:value-type="float">
            <text:p>212.98</text:p>
          </table:table-cell>
          <table:table-cell table:formula="of:=MIN([.D360:.D411])" office:value-type="float" office:value="208.98" calcext:value-type="float">
            <text:p>208.98</text:p>
          </table:table-cell>
          <table:table-cell table:formula="of:=([.O385]+[.N385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5/06/15 11:00:00 +08:00</text:p>
          </table:table-cell>
          <table:table-cell office:value-type="float" office:value="209.7" calcext:value-type="float">
            <text:p>209.7</text:p>
          </table:table-cell>
          <table:table-cell office:value-type="float" office:value="210.58" calcext:value-type="float">
            <text:p>210.58</text:p>
          </table:table-cell>
          <table:table-cell office:value-type="float" office:value="209.66" calcext:value-type="float">
            <text:p>209.66</text:p>
          </table:table-cell>
          <table:table-cell office:value-type="float" office:value="209.96" calcext:value-type="float">
            <text:p>209.96</text:p>
          </table:table-cell>
          <table:table-cell office:value-type="float" office:value="210.38" calcext:value-type="float">
            <text:p>210.38</text:p>
          </table:table-cell>
          <table:table-cell table:formula="of:=MAX([.C404:.C412])" office:value-type="float" office:value="211.78" calcext:value-type="float">
            <text:p>211.78</text:p>
          </table:table-cell>
          <table:table-cell table:formula="of:=MIN([.D404:.D412])" office:value-type="float" office:value="208.98" calcext:value-type="float">
            <text:p>208.98</text:p>
          </table:table-cell>
          <table:table-cell table:formula="of:=([.G412]+[.H412])/2" office:value-type="float" office:value="210.38" calcext:value-type="float">
            <text:p>210.38</text:p>
          </table:table-cell>
          <table:table-cell table:formula="of:=MAX([.C387:.C412])" office:value-type="float" office:value="212.67" calcext:value-type="float">
            <text:p>212.67</text:p>
          </table:table-cell>
          <table:table-cell table:formula="of:=MIN([.D387:.D412])" office:value-type="float" office:value="208.98" calcext:value-type="float">
            <text:p>208.98</text:p>
          </table:table-cell>
          <table:table-cell table:formula="of:=([.J412]+[.K412])/2" office:value-type="float" office:value="210.825" calcext:value-type="float">
            <text:p>210.825</text:p>
          </table:table-cell>
          <table:table-cell table:formula="of:=([.I386]+[.L386])/2" office:value-type="float" office:value="211.4775" calcext:value-type="float">
            <text:p>211.4775</text:p>
          </table:table-cell>
          <table:table-cell table:formula="of:=MAX([.C361:.C412])" office:value-type="float" office:value="212.98" calcext:value-type="float">
            <text:p>212.98</text:p>
          </table:table-cell>
          <table:table-cell table:formula="of:=MIN([.D361:.D412])" office:value-type="float" office:value="208.98" calcext:value-type="float">
            <text:p>208.98</text:p>
          </table:table-cell>
          <table:table-cell table:formula="of:=([.O386]+[.N386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5/06/15 12:00:00 +08:00</text:p>
          </table:table-cell>
          <table:table-cell office:value-type="float" office:value="209.96" calcext:value-type="float">
            <text:p>209.96</text:p>
          </table:table-cell>
          <table:table-cell office:value-type="float" office:value="210.22" calcext:value-type="float">
            <text:p>210.22</text:p>
          </table:table-cell>
          <table:table-cell office:value-type="float" office:value="209.79" calcext:value-type="float">
            <text:p>209.79</text:p>
          </table:table-cell>
          <table:table-cell office:value-type="float" office:value="209.97" calcext:value-type="float">
            <text:p>209.97</text:p>
          </table:table-cell>
          <table:table-cell office:value-type="float" office:value="210.38" calcext:value-type="float">
            <text:p>210.38</text:p>
          </table:table-cell>
          <table:table-cell table:formula="of:=MAX([.C405:.C413])" office:value-type="float" office:value="211.78" calcext:value-type="float">
            <text:p>211.78</text:p>
          </table:table-cell>
          <table:table-cell table:formula="of:=MIN([.D405:.D413])" office:value-type="float" office:value="208.98" calcext:value-type="float">
            <text:p>208.98</text:p>
          </table:table-cell>
          <table:table-cell table:formula="of:=([.G413]+[.H413])/2" office:value-type="float" office:value="210.38" calcext:value-type="float">
            <text:p>210.38</text:p>
          </table:table-cell>
          <table:table-cell table:formula="of:=MAX([.C388:.C413])" office:value-type="float" office:value="212.67" calcext:value-type="float">
            <text:p>212.67</text:p>
          </table:table-cell>
          <table:table-cell table:formula="of:=MIN([.D388:.D413])" office:value-type="float" office:value="208.98" calcext:value-type="float">
            <text:p>208.98</text:p>
          </table:table-cell>
          <table:table-cell table:formula="of:=([.J413]+[.K413])/2" office:value-type="float" office:value="210.825" calcext:value-type="float">
            <text:p>210.825</text:p>
          </table:table-cell>
          <table:table-cell table:formula="of:=([.I387]+[.L387])/2" office:value-type="float" office:value="211.5825" calcext:value-type="float">
            <text:p>211.5825</text:p>
          </table:table-cell>
          <table:table-cell table:formula="of:=MAX([.C362:.C413])" office:value-type="float" office:value="212.98" calcext:value-type="float">
            <text:p>212.98</text:p>
          </table:table-cell>
          <table:table-cell table:formula="of:=MIN([.D362:.D413])" office:value-type="float" office:value="208.98" calcext:value-type="float">
            <text:p>208.98</text:p>
          </table:table-cell>
          <table:table-cell table:formula="of:=([.O387]+[.N387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5/06/15 13:00:00 +08:00</text:p>
          </table:table-cell>
          <table:table-cell office:value-type="float" office:value="209.97" calcext:value-type="float">
            <text:p>209.97</text:p>
          </table:table-cell>
          <table:table-cell office:value-type="float" office:value="210.07" calcext:value-type="float">
            <text:p>210.07</text:p>
          </table:table-cell>
          <table:table-cell office:value-type="float" office:value="209.47" calcext:value-type="float">
            <text:p>209.47</text:p>
          </table:table-cell>
          <table:table-cell office:value-type="float" office:value="210.01" calcext:value-type="float">
            <text:p>210.01</text:p>
          </table:table-cell>
          <table:table-cell office:value-type="float" office:value="210.04" calcext:value-type="float">
            <text:p>210.04</text:p>
          </table:table-cell>
          <table:table-cell table:formula="of:=MAX([.C406:.C414])" office:value-type="float" office:value="211.1" calcext:value-type="float">
            <text:p>211.1</text:p>
          </table:table-cell>
          <table:table-cell table:formula="of:=MIN([.D406:.D414])" office:value-type="float" office:value="208.98" calcext:value-type="float">
            <text:p>208.98</text:p>
          </table:table-cell>
          <table:table-cell table:formula="of:=([.G414]+[.H414])/2" office:value-type="float" office:value="210.04" calcext:value-type="float">
            <text:p>210.04</text:p>
          </table:table-cell>
          <table:table-cell table:formula="of:=MAX([.C389:.C414])" office:value-type="float" office:value="212.67" calcext:value-type="float">
            <text:p>212.67</text:p>
          </table:table-cell>
          <table:table-cell table:formula="of:=MIN([.D389:.D414])" office:value-type="float" office:value="208.98" calcext:value-type="float">
            <text:p>208.98</text:p>
          </table:table-cell>
          <table:table-cell table:formula="of:=([.J414]+[.K414])/2" office:value-type="float" office:value="210.825" calcext:value-type="float">
            <text:p>210.825</text:p>
          </table:table-cell>
          <table:table-cell table:formula="of:=([.I388]+[.L388])/2" office:value-type="float" office:value="211.64" calcext:value-type="float">
            <text:p>211.64</text:p>
          </table:table-cell>
          <table:table-cell table:formula="of:=MAX([.C363:.C414])" office:value-type="float" office:value="212.98" calcext:value-type="float">
            <text:p>212.98</text:p>
          </table:table-cell>
          <table:table-cell table:formula="of:=MIN([.D363:.D414])" office:value-type="float" office:value="208.98" calcext:value-type="float">
            <text:p>208.98</text:p>
          </table:table-cell>
          <table:table-cell table:formula="of:=([.O388]+[.N388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5/06/15 14:00:00 +08:00</text:p>
          </table:table-cell>
          <table:table-cell office:value-type="float" office:value="210" calcext:value-type="float">
            <text:p>210</text:p>
          </table:table-cell>
          <table:table-cell office:value-type="float" office:value="210.15" calcext:value-type="float">
            <text:p>210.15</text:p>
          </table:table-cell>
          <table:table-cell office:value-type="float" office:value="209.81" calcext:value-type="float">
            <text:p>209.81</text:p>
          </table:table-cell>
          <table:table-cell office:value-type="float" office:value="209.87" calcext:value-type="float">
            <text:p>209.87</text:p>
          </table:table-cell>
          <table:table-cell office:value-type="float" office:value="209.895" calcext:value-type="float">
            <text:p>209.895</text:p>
          </table:table-cell>
          <table:table-cell table:formula="of:=MAX([.C407:.C415])" office:value-type="float" office:value="210.81" calcext:value-type="float">
            <text:p>210.81</text:p>
          </table:table-cell>
          <table:table-cell table:formula="of:=MIN([.D407:.D415])" office:value-type="float" office:value="208.98" calcext:value-type="float">
            <text:p>208.98</text:p>
          </table:table-cell>
          <table:table-cell table:formula="of:=([.G415]+[.H415])/2" office:value-type="float" office:value="209.895" calcext:value-type="float">
            <text:p>209.895</text:p>
          </table:table-cell>
          <table:table-cell table:formula="of:=MAX([.C390:.C415])" office:value-type="float" office:value="212.67" calcext:value-type="float">
            <text:p>212.67</text:p>
          </table:table-cell>
          <table:table-cell table:formula="of:=MIN([.D390:.D415])" office:value-type="float" office:value="208.98" calcext:value-type="float">
            <text:p>208.98</text:p>
          </table:table-cell>
          <table:table-cell table:formula="of:=([.J415]+[.K415])/2" office:value-type="float" office:value="210.825" calcext:value-type="float">
            <text:p>210.825</text:p>
          </table:table-cell>
          <table:table-cell table:formula="of:=([.I389]+[.L389])/2" office:value-type="float" office:value="211.64" calcext:value-type="float">
            <text:p>211.64</text:p>
          </table:table-cell>
          <table:table-cell table:formula="of:=MAX([.C364:.C415])" office:value-type="float" office:value="212.98" calcext:value-type="float">
            <text:p>212.98</text:p>
          </table:table-cell>
          <table:table-cell table:formula="of:=MIN([.D364:.D415])" office:value-type="float" office:value="208.98" calcext:value-type="float">
            <text:p>208.98</text:p>
          </table:table-cell>
          <table:table-cell table:formula="of:=([.O389]+[.N389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5/06/15 15:00:00 +08:00</text:p>
          </table:table-cell>
          <table:table-cell office:value-type="float" office:value="209.88" calcext:value-type="float">
            <text:p>209.88</text:p>
          </table:table-cell>
          <table:table-cell office:value-type="float" office:value="210.17" calcext:value-type="float">
            <text:p>210.17</text:p>
          </table:table-cell>
          <table:table-cell office:value-type="float" office:value="209.8" calcext:value-type="float">
            <text:p>209.8</text:p>
          </table:table-cell>
          <table:table-cell office:value-type="float" office:value="209.95" calcext:value-type="float">
            <text:p>209.95</text:p>
          </table:table-cell>
          <table:table-cell office:value-type="float" office:value="209.78" calcext:value-type="float">
            <text:p>209.78</text:p>
          </table:table-cell>
          <table:table-cell table:formula="of:=MAX([.C408:.C416])" office:value-type="float" office:value="210.58" calcext:value-type="float">
            <text:p>210.58</text:p>
          </table:table-cell>
          <table:table-cell table:formula="of:=MIN([.D408:.D416])" office:value-type="float" office:value="208.98" calcext:value-type="float">
            <text:p>208.98</text:p>
          </table:table-cell>
          <table:table-cell table:formula="of:=([.G416]+[.H416])/2" office:value-type="float" office:value="209.78" calcext:value-type="float">
            <text:p>209.78</text:p>
          </table:table-cell>
          <table:table-cell table:formula="of:=MAX([.C391:.C416])" office:value-type="float" office:value="212.67" calcext:value-type="float">
            <text:p>212.67</text:p>
          </table:table-cell>
          <table:table-cell table:formula="of:=MIN([.D391:.D416])" office:value-type="float" office:value="208.98" calcext:value-type="float">
            <text:p>208.98</text:p>
          </table:table-cell>
          <table:table-cell table:formula="of:=([.J416]+[.K416])/2" office:value-type="float" office:value="210.825" calcext:value-type="float">
            <text:p>210.825</text:p>
          </table:table-cell>
          <table:table-cell table:formula="of:=([.I390]+[.L390])/2" office:value-type="float" office:value="211.465" calcext:value-type="float">
            <text:p>211.465</text:p>
          </table:table-cell>
          <table:table-cell table:formula="of:=MAX([.C365:.C416])" office:value-type="float" office:value="212.98" calcext:value-type="float">
            <text:p>212.98</text:p>
          </table:table-cell>
          <table:table-cell table:formula="of:=MIN([.D365:.D416])" office:value-type="float" office:value="208.98" calcext:value-type="float">
            <text:p>208.98</text:p>
          </table:table-cell>
          <table:table-cell table:formula="of:=([.O390]+[.N390])/2" office:value-type="float" office:value="211.99" calcext:value-type="float">
            <text:p>211.99</text:p>
          </table:table-cell>
        </table:table-row>
        <table:table-row table:style-name="ro1">
          <table:table-cell office:value-type="string" calcext:value-type="string">
            <text:p>5/06/15 16:00:00 +08:00</text:p>
          </table:table-cell>
          <table:table-cell office:value-type="float" office:value="209.94" calcext:value-type="float">
            <text:p>209.94</text:p>
          </table:table-cell>
          <table:table-cell office:value-type="float" office:value="210.08" calcext:value-type="float">
            <text:p>210.08</text:p>
          </table:table-cell>
          <table:table-cell office:value-type="float" office:value="209.56" calcext:value-type="float">
            <text:p>209.56</text:p>
          </table:table-cell>
          <table:table-cell office:value-type="float" office:value="209.77" calcext:value-type="float">
            <text:p>209.77</text:p>
          </table:table-cell>
          <table:table-cell office:value-type="float" office:value="209.78" calcext:value-type="float">
            <text:p>209.78</text:p>
          </table:table-cell>
          <table:table-cell table:formula="of:=MAX([.C409:.C417])" office:value-type="float" office:value="210.58" calcext:value-type="float">
            <text:p>210.58</text:p>
          </table:table-cell>
          <table:table-cell table:formula="of:=MIN([.D409:.D417])" office:value-type="float" office:value="208.98" calcext:value-type="float">
            <text:p>208.98</text:p>
          </table:table-cell>
          <table:table-cell table:formula="of:=([.G417]+[.H417])/2" office:value-type="float" office:value="209.78" calcext:value-type="float">
            <text:p>209.78</text:p>
          </table:table-cell>
          <table:table-cell table:formula="of:=MAX([.C392:.C417])" office:value-type="float" office:value="212.67" calcext:value-type="float">
            <text:p>212.67</text:p>
          </table:table-cell>
          <table:table-cell table:formula="of:=MIN([.D392:.D417])" office:value-type="float" office:value="208.98" calcext:value-type="float">
            <text:p>208.98</text:p>
          </table:table-cell>
          <table:table-cell table:formula="of:=([.J417]+[.K417])/2" office:value-type="float" office:value="210.825" calcext:value-type="float">
            <text:p>210.825</text:p>
          </table:table-cell>
          <table:table-cell table:formula="of:=([.I391]+[.L391])/2" office:value-type="float" office:value="211.465" calcext:value-type="float">
            <text:p>211.465</text:p>
          </table:table-cell>
          <table:table-cell table:formula="of:=MAX([.C366:.C417])" office:value-type="float" office:value="212.98" calcext:value-type="float">
            <text:p>212.98</text:p>
          </table:table-cell>
          <table:table-cell table:formula="of:=MIN([.D366:.D417])" office:value-type="float" office:value="208.98" calcext:value-type="float">
            <text:p>208.98</text:p>
          </table:table-cell>
          <table:table-cell table:formula="of:=([.O391]+[.N391])/2" office:value-type="float" office:value="211.975" calcext:value-type="float">
            <text:p>211.975</text:p>
          </table:table-cell>
        </table:table-row>
        <table:table-row table:style-name="ro1">
          <table:table-cell office:value-type="string" calcext:value-type="string">
            <text:p>8/06/15 10:00:00 +08:00</text:p>
          </table:table-cell>
          <table:table-cell office:value-type="float" office:value="209.63" calcext:value-type="float">
            <text:p>209.63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9.17" calcext:value-type="float">
            <text:p>209.17</text:p>
          </table:table-cell>
          <table:table-cell office:value-type="float" office:value="209.33" calcext:value-type="float">
            <text:p>209.33</text:p>
          </table:table-cell>
          <table:table-cell office:value-type="float" office:value="209.78" calcext:value-type="float">
            <text:p>209.78</text:p>
          </table:table-cell>
          <table:table-cell table:formula="of:=MAX([.C410:.C418])" office:value-type="float" office:value="210.58" calcext:value-type="float">
            <text:p>210.58</text:p>
          </table:table-cell>
          <table:table-cell table:formula="of:=MIN([.D410:.D418])" office:value-type="float" office:value="208.98" calcext:value-type="float">
            <text:p>208.98</text:p>
          </table:table-cell>
          <table:table-cell table:formula="of:=([.G418]+[.H418])/2" office:value-type="float" office:value="209.78" calcext:value-type="float">
            <text:p>209.78</text:p>
          </table:table-cell>
          <table:table-cell table:formula="of:=MAX([.C393:.C418])" office:value-type="float" office:value="212.67" calcext:value-type="float">
            <text:p>212.67</text:p>
          </table:table-cell>
          <table:table-cell table:formula="of:=MIN([.D393:.D418])" office:value-type="float" office:value="208.98" calcext:value-type="float">
            <text:p>208.98</text:p>
          </table:table-cell>
          <table:table-cell table:formula="of:=([.J418]+[.K418])/2" office:value-type="float" office:value="210.825" calcext:value-type="float">
            <text:p>210.825</text:p>
          </table:table-cell>
          <table:table-cell table:formula="of:=([.I392]+[.L392])/2" office:value-type="float" office:value="211.465" calcext:value-type="float">
            <text:p>211.465</text:p>
          </table:table-cell>
          <table:table-cell table:formula="of:=MAX([.C367:.C418])" office:value-type="float" office:value="212.98" calcext:value-type="float">
            <text:p>212.98</text:p>
          </table:table-cell>
          <table:table-cell table:formula="of:=MIN([.D367:.D418])" office:value-type="float" office:value="208.98" calcext:value-type="float">
            <text:p>208.98</text:p>
          </table:table-cell>
          <table:table-cell table:formula="of:=([.O392]+[.N392])/2" office:value-type="float" office:value="211.975" calcext:value-type="float">
            <text:p>211.975</text:p>
          </table:table-cell>
        </table:table-row>
        <table:table-row table:style-name="ro1">
          <table:table-cell office:value-type="string" calcext:value-type="string">
            <text:p>8/06/15 11:00:00 +08:00</text:p>
          </table:table-cell>
          <table:table-cell office:value-type="float" office:value="209.33" calcext:value-type="float">
            <text:p>209.33</text:p>
          </table:table-cell>
          <table:table-cell office:value-type="float" office:value="209.51" calcext:value-type="float">
            <text:p>209.51</text:p>
          </table:table-cell>
          <table:table-cell office:value-type="float" office:value="209.15" calcext:value-type="float">
            <text:p>209.15</text:p>
          </table:table-cell>
          <table:table-cell office:value-type="float" office:value="209.23" calcext:value-type="float">
            <text:p>209.23</text:p>
          </table:table-cell>
          <table:table-cell office:value-type="float" office:value="209.78" calcext:value-type="float">
            <text:p>209.78</text:p>
          </table:table-cell>
          <table:table-cell table:formula="of:=MAX([.C411:.C419])" office:value-type="float" office:value="210.58" calcext:value-type="float">
            <text:p>210.58</text:p>
          </table:table-cell>
          <table:table-cell table:formula="of:=MIN([.D411:.D419])" office:value-type="float" office:value="208.98" calcext:value-type="float">
            <text:p>208.98</text:p>
          </table:table-cell>
          <table:table-cell table:formula="of:=([.G419]+[.H419])/2" office:value-type="float" office:value="209.78" calcext:value-type="float">
            <text:p>209.78</text:p>
          </table:table-cell>
          <table:table-cell table:formula="of:=MAX([.C394:.C419])" office:value-type="float" office:value="212.67" calcext:value-type="float">
            <text:p>212.67</text:p>
          </table:table-cell>
          <table:table-cell table:formula="of:=MIN([.D394:.D419])" office:value-type="float" office:value="208.98" calcext:value-type="float">
            <text:p>208.98</text:p>
          </table:table-cell>
          <table:table-cell table:formula="of:=([.J419]+[.K419])/2" office:value-type="float" office:value="210.825" calcext:value-type="float">
            <text:p>210.825</text:p>
          </table:table-cell>
          <table:table-cell table:formula="of:=([.I393]+[.L393])/2" office:value-type="float" office:value="211.465" calcext:value-type="float">
            <text:p>211.465</text:p>
          </table:table-cell>
          <table:table-cell table:formula="of:=MAX([.C368:.C419])" office:value-type="float" office:value="212.98" calcext:value-type="float">
            <text:p>212.98</text:p>
          </table:table-cell>
          <table:table-cell table:formula="of:=MIN([.D368:.D419])" office:value-type="float" office:value="208.98" calcext:value-type="float">
            <text:p>208.98</text:p>
          </table:table-cell>
          <table:table-cell table:formula="of:=([.O393]+[.N393])/2" office:value-type="float" office:value="211.975" calcext:value-type="float">
            <text:p>211.975</text:p>
          </table:table-cell>
        </table:table-row>
        <table:table-row table:style-name="ro1">
          <table:table-cell office:value-type="string" calcext:value-type="string">
            <text:p>8/06/15 12:00:00 +08:00</text:p>
          </table:table-cell>
          <table:table-cell office:value-type="float" office:value="209.23" calcext:value-type="float">
            <text:p>209.23</text:p>
          </table:table-cell>
          <table:table-cell office:value-type="float" office:value="209.47" calcext:value-type="float">
            <text:p>209.47</text:p>
          </table:table-cell>
          <table:table-cell office:value-type="float" office:value="208.96" calcext:value-type="float">
            <text:p>208.96</text:p>
          </table:table-cell>
          <table:table-cell office:value-type="float" office:value="209.04" calcext:value-type="float">
            <text:p>209.04</text:p>
          </table:table-cell>
          <table:table-cell office:value-type="float" office:value="209.77" calcext:value-type="float">
            <text:p>209.77</text:p>
          </table:table-cell>
          <table:table-cell table:formula="of:=MAX([.C412:.C420])" office:value-type="float" office:value="210.58" calcext:value-type="float">
            <text:p>210.58</text:p>
          </table:table-cell>
          <table:table-cell table:formula="of:=MIN([.D412:.D420])" office:value-type="float" office:value="208.96" calcext:value-type="float">
            <text:p>208.96</text:p>
          </table:table-cell>
          <table:table-cell table:formula="of:=([.G420]+[.H420])/2" office:value-type="float" office:value="209.77" calcext:value-type="float">
            <text:p>209.77</text:p>
          </table:table-cell>
          <table:table-cell table:formula="of:=MAX([.C395:.C420])" office:value-type="float" office:value="212.67" calcext:value-type="float">
            <text:p>212.67</text:p>
          </table:table-cell>
          <table:table-cell table:formula="of:=MIN([.D395:.D420])" office:value-type="float" office:value="208.96" calcext:value-type="float">
            <text:p>208.96</text:p>
          </table:table-cell>
          <table:table-cell table:formula="of:=([.J420]+[.K420])/2" office:value-type="float" office:value="210.815" calcext:value-type="float">
            <text:p>210.815</text:p>
          </table:table-cell>
          <table:table-cell table:formula="of:=([.I394]+[.L394])/2" office:value-type="float" office:value="211.3675" calcext:value-type="float">
            <text:p>211.3675</text:p>
          </table:table-cell>
          <table:table-cell table:formula="of:=MAX([.C369:.C420])" office:value-type="float" office:value="212.67" calcext:value-type="float">
            <text:p>212.67</text:p>
          </table:table-cell>
          <table:table-cell table:formula="of:=MIN([.D369:.D420])" office:value-type="float" office:value="208.96" calcext:value-type="float">
            <text:p>208.96</text:p>
          </table:table-cell>
          <table:table-cell table:formula="of:=([.O394]+[.N394])/2" office:value-type="float" office:value="211.975" calcext:value-type="float">
            <text:p>211.975</text:p>
          </table:table-cell>
        </table:table-row>
        <table:table-row table:style-name="ro1">
          <table:table-cell office:value-type="string" calcext:value-type="string">
            <text:p>8/06/15 13:00:00 +08:00</text:p>
          </table:table-cell>
          <table:table-cell office:value-type="float" office:value="209.04" calcext:value-type="float">
            <text:p>209.04</text:p>
          </table:table-cell>
          <table:table-cell office:value-type="float" office:value="209.19" calcext:value-type="float">
            <text:p>209.19</text:p>
          </table:table-cell>
          <table:table-cell office:value-type="float" office:value="208.77" calcext:value-type="float">
            <text:p>208.77</text:p>
          </table:table-cell>
          <table:table-cell office:value-type="float" office:value="208.79" calcext:value-type="float">
            <text:p>208.79</text:p>
          </table:table-cell>
          <table:table-cell office:value-type="float" office:value="209.495" calcext:value-type="float">
            <text:p>209.495</text:p>
          </table:table-cell>
          <table:table-cell table:formula="of:=MAX([.C413:.C421])" office:value-type="float" office:value="210.22" calcext:value-type="float">
            <text:p>210.22</text:p>
          </table:table-cell>
          <table:table-cell table:formula="of:=MIN([.D413:.D421])" office:value-type="float" office:value="208.77" calcext:value-type="float">
            <text:p>208.77</text:p>
          </table:table-cell>
          <table:table-cell table:formula="of:=([.G421]+[.H421])/2" office:value-type="float" office:value="209.495" calcext:value-type="float">
            <text:p>209.495</text:p>
          </table:table-cell>
          <table:table-cell table:formula="of:=MAX([.C396:.C421])" office:value-type="float" office:value="212.67" calcext:value-type="float">
            <text:p>212.67</text:p>
          </table:table-cell>
          <table:table-cell table:formula="of:=MIN([.D396:.D421])" office:value-type="float" office:value="208.77" calcext:value-type="float">
            <text:p>208.77</text:p>
          </table:table-cell>
          <table:table-cell table:formula="of:=([.J421]+[.K421])/2" office:value-type="float" office:value="210.72" calcext:value-type="float">
            <text:p>210.72</text:p>
          </table:table-cell>
          <table:table-cell table:formula="of:=([.I395]+[.L395])/2" office:value-type="float" office:value="211.365" calcext:value-type="float">
            <text:p>211.365</text:p>
          </table:table-cell>
          <table:table-cell table:formula="of:=MAX([.C370:.C421])" office:value-type="float" office:value="212.67" calcext:value-type="float">
            <text:p>212.67</text:p>
          </table:table-cell>
          <table:table-cell table:formula="of:=MIN([.D370:.D421])" office:value-type="float" office:value="208.77" calcext:value-type="float">
            <text:p>208.77</text:p>
          </table:table-cell>
          <table:table-cell table:formula="of:=([.O395]+[.N395])/2" office:value-type="float" office:value="211.975" calcext:value-type="float">
            <text:p>211.975</text:p>
          </table:table-cell>
        </table:table-row>
        <table:table-row table:style-name="ro1">
          <table:table-cell office:value-type="string" calcext:value-type="string">
            <text:p>8/06/15 14:00:00 +08:00</text:p>
          </table:table-cell>
          <table:table-cell office:value-type="float" office:value="208.79" calcext:value-type="float">
            <text:p>208.79</text:p>
          </table:table-cell>
          <table:table-cell office:value-type="float" office:value="208.88" calcext:value-type="float">
            <text:p>208.88</text:p>
          </table:table-cell>
          <table:table-cell office:value-type="float" office:value="208.42" calcext:value-type="float">
            <text:p>208.42</text:p>
          </table:table-cell>
          <table:table-cell office:value-type="float" office:value="208.69" calcext:value-type="float">
            <text:p>208.69</text:p>
          </table:table-cell>
          <table:table-cell office:value-type="float" office:value="209.295" calcext:value-type="float">
            <text:p>209.295</text:p>
          </table:table-cell>
          <table:table-cell table:formula="of:=MAX([.C414:.C422])" office:value-type="float" office:value="210.17" calcext:value-type="float">
            <text:p>210.17</text:p>
          </table:table-cell>
          <table:table-cell table:formula="of:=MIN([.D414:.D422])" office:value-type="float" office:value="208.42" calcext:value-type="float">
            <text:p>208.42</text:p>
          </table:table-cell>
          <table:table-cell table:formula="of:=([.G422]+[.H422])/2" office:value-type="float" office:value="209.295" calcext:value-type="float">
            <text:p>209.295</text:p>
          </table:table-cell>
          <table:table-cell table:formula="of:=MAX([.C397:.C422])" office:value-type="float" office:value="212.67" calcext:value-type="float">
            <text:p>212.67</text:p>
          </table:table-cell>
          <table:table-cell table:formula="of:=MIN([.D397:.D422])" office:value-type="float" office:value="208.42" calcext:value-type="float">
            <text:p>208.42</text:p>
          </table:table-cell>
          <table:table-cell table:formula="of:=([.J422]+[.K422])/2" office:value-type="float" office:value="210.545" calcext:value-type="float">
            <text:p>210.545</text:p>
          </table:table-cell>
          <table:table-cell table:formula="of:=([.I396]+[.L396])/2" office:value-type="float" office:value="211.365" calcext:value-type="float">
            <text:p>211.365</text:p>
          </table:table-cell>
          <table:table-cell table:formula="of:=MAX([.C371:.C422])" office:value-type="float" office:value="212.67" calcext:value-type="float">
            <text:p>212.67</text:p>
          </table:table-cell>
          <table:table-cell table:formula="of:=MIN([.D371:.D422])" office:value-type="float" office:value="208.42" calcext:value-type="float">
            <text:p>208.42</text:p>
          </table:table-cell>
          <table:table-cell table:formula="of:=([.O396]+[.N396])/2" office:value-type="float" office:value="211.975" calcext:value-type="float">
            <text:p>211.975</text:p>
          </table:table-cell>
        </table:table-row>
        <table:table-row table:style-name="ro1">
          <table:table-cell office:value-type="string" calcext:value-type="string">
            <text:p>8/06/15 15:00:00 +08:00</text:p>
          </table:table-cell>
          <table:table-cell office:value-type="float" office:value="208.7" calcext:value-type="float">
            <text:p>208.7</text:p>
          </table:table-cell>
          <table:table-cell office:value-type="float" office:value="209.26" calcext:value-type="float">
            <text:p>209.26</text:p>
          </table:table-cell>
          <table:table-cell office:value-type="float" office:value="208.47" calcext:value-type="float">
            <text:p>208.47</text:p>
          </table:table-cell>
          <table:table-cell office:value-type="float" office:value="209.13" calcext:value-type="float">
            <text:p>209.13</text:p>
          </table:table-cell>
          <table:table-cell office:value-type="float" office:value="209.295" calcext:value-type="float">
            <text:p>209.295</text:p>
          </table:table-cell>
          <table:table-cell table:formula="of:=MAX([.C415:.C423])" office:value-type="float" office:value="210.17" calcext:value-type="float">
            <text:p>210.17</text:p>
          </table:table-cell>
          <table:table-cell table:formula="of:=MIN([.D415:.D423])" office:value-type="float" office:value="208.42" calcext:value-type="float">
            <text:p>208.42</text:p>
          </table:table-cell>
          <table:table-cell table:formula="of:=([.G423]+[.H423])/2" office:value-type="float" office:value="209.295" calcext:value-type="float">
            <text:p>209.295</text:p>
          </table:table-cell>
          <table:table-cell table:formula="of:=MAX([.C398:.C423])" office:value-type="float" office:value="212.67" calcext:value-type="float">
            <text:p>212.67</text:p>
          </table:table-cell>
          <table:table-cell table:formula="of:=MIN([.D398:.D423])" office:value-type="float" office:value="208.42" calcext:value-type="float">
            <text:p>208.42</text:p>
          </table:table-cell>
          <table:table-cell table:formula="of:=([.J423]+[.K423])/2" office:value-type="float" office:value="210.545" calcext:value-type="float">
            <text:p>210.545</text:p>
          </table:table-cell>
          <table:table-cell table:formula="of:=([.I397]+[.L397])/2" office:value-type="float" office:value="211.345" calcext:value-type="float">
            <text:p>211.345</text:p>
          </table:table-cell>
          <table:table-cell table:formula="of:=MAX([.C372:.C423])" office:value-type="float" office:value="212.67" calcext:value-type="float">
            <text:p>212.67</text:p>
          </table:table-cell>
          <table:table-cell table:formula="of:=MIN([.D372:.D423])" office:value-type="float" office:value="208.42" calcext:value-type="float">
            <text:p>208.42</text:p>
          </table:table-cell>
          <table:table-cell table:formula="of:=([.O397]+[.N397])/2" office:value-type="float" office:value="211.975" calcext:value-type="float">
            <text:p>211.975</text:p>
          </table:table-cell>
        </table:table-row>
        <table:table-row table:style-name="ro1">
          <table:table-cell office:value-type="string" calcext:value-type="string">
            <text:p>8/06/15 16:00:00 +08:00</text:p>
          </table:table-cell>
          <table:table-cell office:value-type="float" office:value="209.13" calcext:value-type="float">
            <text:p>209.13</text:p>
          </table:table-cell>
          <table:table-cell office:value-type="float" office:value="209.15" calcext:value-type="float">
            <text:p>209.15</text:p>
          </table:table-cell>
          <table:table-cell office:value-type="float" office:value="208.39" calcext:value-type="float">
            <text:p>208.39</text:p>
          </table:table-cell>
          <table:table-cell office:value-type="float" office:value="208.49" calcext:value-type="float">
            <text:p>208.49</text:p>
          </table:table-cell>
          <table:table-cell office:value-type="float" office:value="209.28" calcext:value-type="float">
            <text:p>209.28</text:p>
          </table:table-cell>
          <table:table-cell table:formula="of:=MAX([.C416:.C424])" office:value-type="float" office:value="210.17" calcext:value-type="float">
            <text:p>210.17</text:p>
          </table:table-cell>
          <table:table-cell table:formula="of:=MIN([.D416:.D424])" office:value-type="float" office:value="208.39" calcext:value-type="float">
            <text:p>208.39</text:p>
          </table:table-cell>
          <table:table-cell table:formula="of:=([.G424]+[.H424])/2" office:value-type="float" office:value="209.28" calcext:value-type="float">
            <text:p>209.28</text:p>
          </table:table-cell>
          <table:table-cell table:formula="of:=MAX([.C399:.C424])" office:value-type="float" office:value="212.63" calcext:value-type="float">
            <text:p>212.63</text:p>
          </table:table-cell>
          <table:table-cell table:formula="of:=MIN([.D399:.D424])" office:value-type="float" office:value="208.39" calcext:value-type="float">
            <text:p>208.39</text:p>
          </table:table-cell>
          <table:table-cell table:formula="of:=([.J424]+[.K424])/2" office:value-type="float" office:value="210.51" calcext:value-type="float">
            <text:p>210.51</text:p>
          </table:table-cell>
          <table:table-cell table:formula="of:=([.I398]+[.L398])/2" office:value-type="float" office:value="211.47" calcext:value-type="float">
            <text:p>211.47</text:p>
          </table:table-cell>
          <table:table-cell table:formula="of:=MAX([.C373:.C424])" office:value-type="float" office:value="212.67" calcext:value-type="float">
            <text:p>212.67</text:p>
          </table:table-cell>
          <table:table-cell table:formula="of:=MIN([.D373:.D424])" office:value-type="float" office:value="208.39" calcext:value-type="float">
            <text:p>208.39</text:p>
          </table:table-cell>
          <table:table-cell table:formula="of:=([.O398]+[.N398])/2" office:value-type="float" office:value="211.975" calcext:value-type="float">
            <text:p>211.975</text:p>
          </table:table-cell>
        </table:table-row>
        <table:table-row table:style-name="ro1">
          <table:table-cell office:value-type="string" calcext:value-type="string">
            <text:p>9/06/15 10:00:00 +08:00</text:p>
          </table:table-cell>
          <table:table-cell office:value-type="float" office:value="208.44" calcext:value-type="float">
            <text:p>208.44</text:p>
          </table:table-cell>
          <table:table-cell office:value-type="float" office:value="208.82" calcext:value-type="float">
            <text:p>208.82</text:p>
          </table:table-cell>
          <table:table-cell office:value-type="float" office:value="207.91" calcext:value-type="float">
            <text:p>207.91</text:p>
          </table:table-cell>
          <table:table-cell office:value-type="float" office:value="207.96" calcext:value-type="float">
            <text:p>207.96</text:p>
          </table:table-cell>
          <table:table-cell office:value-type="float" office:value="208.995" calcext:value-type="float">
            <text:p>208.995</text:p>
          </table:table-cell>
          <table:table-cell table:formula="of:=MAX([.C417:.C425])" office:value-type="float" office:value="210.08" calcext:value-type="float">
            <text:p>210.08</text:p>
          </table:table-cell>
          <table:table-cell table:formula="of:=MIN([.D417:.D425])" office:value-type="float" office:value="207.91" calcext:value-type="float">
            <text:p>207.91</text:p>
          </table:table-cell>
          <table:table-cell table:formula="of:=([.G425]+[.H425])/2" office:value-type="float" office:value="208.995" calcext:value-type="float">
            <text:p>208.995</text:p>
          </table:table-cell>
          <table:table-cell table:formula="of:=MAX([.C400:.C425])" office:value-type="float" office:value="212.25" calcext:value-type="float">
            <text:p>212.25</text:p>
          </table:table-cell>
          <table:table-cell table:formula="of:=MIN([.D400:.D425])" office:value-type="float" office:value="207.91" calcext:value-type="float">
            <text:p>207.91</text:p>
          </table:table-cell>
          <table:table-cell table:formula="of:=([.J425]+[.K425])/2" office:value-type="float" office:value="210.08" calcext:value-type="float">
            <text:p>210.08</text:p>
          </table:table-cell>
          <table:table-cell table:formula="of:=([.I399]+[.L399])/2" office:value-type="float" office:value="211.5425" calcext:value-type="float">
            <text:p>211.5425</text:p>
          </table:table-cell>
          <table:table-cell table:formula="of:=MAX([.C374:.C425])" office:value-type="float" office:value="212.67" calcext:value-type="float">
            <text:p>212.67</text:p>
          </table:table-cell>
          <table:table-cell table:formula="of:=MIN([.D374:.D425])" office:value-type="float" office:value="207.91" calcext:value-type="float">
            <text:p>207.91</text:p>
          </table:table-cell>
          <table:table-cell table:formula="of:=([.O399]+[.N399])/2" office:value-type="float" office:value="211.87" calcext:value-type="float">
            <text:p>211.87</text:p>
          </table:table-cell>
        </table:table-row>
        <table:table-row table:style-name="ro1">
          <table:table-cell office:value-type="string" calcext:value-type="string">
            <text:p>9/06/15 11:00:00 +08:00</text:p>
          </table:table-cell>
          <table:table-cell office:value-type="float" office:value="207.96" calcext:value-type="float">
            <text:p>207.96</text:p>
          </table:table-cell>
          <table:table-cell office:value-type="float" office:value="208.6" calcext:value-type="float">
            <text:p>208.6</text:p>
          </table:table-cell>
          <table:table-cell office:value-type="float" office:value="207.69" calcext:value-type="float">
            <text:p>207.69</text:p>
          </table:table-cell>
          <table:table-cell office:value-type="float" office:value="208.56" calcext:value-type="float">
            <text:p>208.56</text:p>
          </table:table-cell>
          <table:table-cell office:value-type="float" office:value="208.755" calcext:value-type="float">
            <text:p>208.755</text:p>
          </table:table-cell>
          <table:table-cell table:formula="of:=MAX([.C418:.C426])" office:value-type="float" office:value="209.82" calcext:value-type="float">
            <text:p>209.82</text:p>
          </table:table-cell>
          <table:table-cell table:formula="of:=MIN([.D418:.D426])" office:value-type="float" office:value="207.69" calcext:value-type="float">
            <text:p>207.69</text:p>
          </table:table-cell>
          <table:table-cell table:formula="of:=([.G426]+[.H426])/2" office:value-type="float" office:value="208.755" calcext:value-type="float">
            <text:p>208.755</text:p>
          </table:table-cell>
          <table:table-cell table:formula="of:=MAX([.C401:.C426])" office:value-type="float" office:value="212.25" calcext:value-type="float">
            <text:p>212.25</text:p>
          </table:table-cell>
          <table:table-cell table:formula="of:=MIN([.D401:.D426])" office:value-type="float" office:value="207.69" calcext:value-type="float">
            <text:p>207.69</text:p>
          </table:table-cell>
          <table:table-cell table:formula="of:=([.J426]+[.K426])/2" office:value-type="float" office:value="209.97" calcext:value-type="float">
            <text:p>209.97</text:p>
          </table:table-cell>
          <table:table-cell table:formula="of:=([.I400]+[.L400])/2" office:value-type="float" office:value="211.6625" calcext:value-type="float">
            <text:p>211.6625</text:p>
          </table:table-cell>
          <table:table-cell table:formula="of:=MAX([.C375:.C426])" office:value-type="float" office:value="212.67" calcext:value-type="float">
            <text:p>212.67</text:p>
          </table:table-cell>
          <table:table-cell table:formula="of:=MIN([.D375:.D426])" office:value-type="float" office:value="207.69" calcext:value-type="float">
            <text:p>207.69</text:p>
          </table:table-cell>
          <table:table-cell table:formula="of:=([.O400]+[.N400])/2" office:value-type="float" office:value="211.87" calcext:value-type="float">
            <text:p>211.87</text:p>
          </table:table-cell>
        </table:table-row>
        <table:table-row table:style-name="ro1">
          <table:table-cell office:value-type="string" calcext:value-type="string">
            <text:p>9/06/15 12:00:00 +08:00</text:p>
          </table:table-cell>
          <table:table-cell office:value-type="float" office:value="208.56" calcext:value-type="float">
            <text:p>208.56</text:p>
          </table:table-cell>
          <table:table-cell office:value-type="float" office:value="208.91" calcext:value-type="float">
            <text:p>208.91</text:p>
          </table:table-cell>
          <table:table-cell office:value-type="float" office:value="208.41" calcext:value-type="float">
            <text:p>208.41</text:p>
          </table:table-cell>
          <table:table-cell office:value-type="float" office:value="208.69" calcext:value-type="float">
            <text:p>208.69</text:p>
          </table:table-cell>
          <table:table-cell office:value-type="float" office:value="208.13" calcext:value-type="float">
            <text:p>208.13</text:p>
          </table:table-cell>
          <table:table-cell table:formula="of:=MAX([.C419:.C427])" office:value-type="float" office:value="209.51" calcext:value-type="float">
            <text:p>209.51</text:p>
          </table:table-cell>
          <table:table-cell table:formula="of:=MIN([.D419:.D427])" office:value-type="float" office:value="207.69" calcext:value-type="float">
            <text:p>207.69</text:p>
          </table:table-cell>
          <table:table-cell table:formula="of:=([.G427]+[.H427])/2" office:value-type="float" office:value="208.6" calcext:value-type="float">
            <text:p>208.6</text:p>
          </table:table-cell>
          <table:table-cell table:formula="of:=MAX([.C402:.C427])" office:value-type="float" office:value="212.25" calcext:value-type="float">
            <text:p>212.25</text:p>
          </table:table-cell>
          <table:table-cell table:formula="of:=MIN([.D402:.D427])" office:value-type="float" office:value="207.69" calcext:value-type="float">
            <text:p>207.69</text:p>
          </table:table-cell>
          <table:table-cell table:formula="of:=([.J427]+[.K427])/2" office:value-type="float" office:value="209.97" calcext:value-type="float">
            <text:p>209.97</text:p>
          </table:table-cell>
          <table:table-cell table:formula="of:=([.I401]+[.L401])/2" office:value-type="float" office:value="211.7125" calcext:value-type="float">
            <text:p>211.7125</text:p>
          </table:table-cell>
          <table:table-cell table:formula="of:=MAX([.C376:.C427])" office:value-type="float" office:value="212.67" calcext:value-type="float">
            <text:p>212.67</text:p>
          </table:table-cell>
          <table:table-cell table:formula="of:=MIN([.D376:.D427])" office:value-type="float" office:value="207.69" calcext:value-type="float">
            <text:p>207.69</text:p>
          </table:table-cell>
          <table:table-cell table:formula="of:=([.O401]+[.N401])/2" office:value-type="float" office:value="211.87" calcext:value-type="float">
            <text:p>211.87</text:p>
          </table:table-cell>
        </table:table-row>
        <table:table-row table:style-name="ro1">
          <table:table-cell office:value-type="string" calcext:value-type="string">
            <text:p>9/06/15 13:00:00 +08:00</text:p>
          </table:table-cell>
          <table:table-cell office:value-type="float" office:value="208.69" calcext:value-type="float">
            <text:p>208.69</text:p>
          </table:table-cell>
          <table:table-cell office:value-type="float" office:value="208.88" calcext:value-type="float">
            <text:p>208.88</text:p>
          </table:table-cell>
          <table:table-cell office:value-type="float" office:value="208.5" calcext:value-type="float">
            <text:p>208.5</text:p>
          </table:table-cell>
          <table:table-cell office:value-type="float" office:value="208.86" calcext:value-type="float">
            <text:p>208.86</text:p>
          </table:table-cell>
          <table:table-cell office:value-type="float" office:value="208.57" calcext:value-type="float">
            <text:p>208.57</text:p>
          </table:table-cell>
          <table:table-cell table:formula="of:=MAX([.C420:.C428])" office:value-type="float" office:value="209.47" calcext:value-type="float">
            <text:p>209.47</text:p>
          </table:table-cell>
          <table:table-cell table:formula="of:=MIN([.D420:.D428])" office:value-type="float" office:value="207.69" calcext:value-type="float">
            <text:p>207.69</text:p>
          </table:table-cell>
          <table:table-cell table:formula="of:=([.G428]+[.H428])/2" office:value-type="float" office:value="208.58" calcext:value-type="float">
            <text:p>208.58</text:p>
          </table:table-cell>
          <table:table-cell table:formula="of:=MAX([.C403:.C428])" office:value-type="float" office:value="212.1" calcext:value-type="float">
            <text:p>212.1</text:p>
          </table:table-cell>
          <table:table-cell table:formula="of:=MIN([.D403:.D428])" office:value-type="float" office:value="207.69" calcext:value-type="float">
            <text:p>207.69</text:p>
          </table:table-cell>
          <table:table-cell table:formula="of:=([.J428]+[.K428])/2" office:value-type="float" office:value="209.895" calcext:value-type="float">
            <text:p>209.895</text:p>
          </table:table-cell>
          <table:table-cell table:formula="of:=([.I402]+[.L402])/2" office:value-type="float" office:value="211.7125" calcext:value-type="float">
            <text:p>211.7125</text:p>
          </table:table-cell>
          <table:table-cell table:formula="of:=MAX([.C377:.C428])" office:value-type="float" office:value="212.67" calcext:value-type="float">
            <text:p>212.67</text:p>
          </table:table-cell>
          <table:table-cell table:formula="of:=MIN([.D377:.D428])" office:value-type="float" office:value="207.69" calcext:value-type="float">
            <text:p>207.69</text:p>
          </table:table-cell>
          <table:table-cell table:formula="of:=([.O402]+[.N402])/2" office:value-type="float" office:value="211.87" calcext:value-type="float">
            <text:p>211.87</text:p>
          </table:table-cell>
        </table:table-row>
        <table:table-row table:style-name="ro1">
          <table:table-cell office:value-type="string" calcext:value-type="string">
            <text:p>9/06/15 14:00:00 +08:00</text:p>
          </table:table-cell>
          <table:table-cell office:value-type="float" office:value="208.87" calcext:value-type="float">
            <text:p>208.87</text:p>
          </table:table-cell>
          <table:table-cell office:value-type="float" office:value="209.1" calcext:value-type="float">
            <text:p>209.1</text:p>
          </table:table-cell>
          <table:table-cell office:value-type="float" office:value="208.63" calcext:value-type="float">
            <text:p>208.63</text:p>
          </table:table-cell>
          <table:table-cell office:value-type="float" office:value="208.7" calcext:value-type="float">
            <text:p>208.7</text:p>
          </table:table-cell>
          <table:table-cell office:value-type="float" office:value="208.475" calcext:value-type="float">
            <text:p>208.475</text:p>
          </table:table-cell>
          <table:table-cell table:formula="of:=MAX([.C421:.C429])" office:value-type="float" office:value="209.26" calcext:value-type="float">
            <text:p>209.26</text:p>
          </table:table-cell>
          <table:table-cell table:formula="of:=MIN([.D421:.D429])" office:value-type="float" office:value="207.69" calcext:value-type="float">
            <text:p>207.69</text:p>
          </table:table-cell>
          <table:table-cell table:formula="of:=([.G429]+[.H429])/2" office:value-type="float" office:value="208.475" calcext:value-type="float">
            <text:p>208.475</text:p>
          </table:table-cell>
          <table:table-cell table:formula="of:=MAX([.C404:.C429])" office:value-type="float" office:value="211.78" calcext:value-type="float">
            <text:p>211.78</text:p>
          </table:table-cell>
          <table:table-cell table:formula="of:=MIN([.D404:.D429])" office:value-type="float" office:value="207.69" calcext:value-type="float">
            <text:p>207.69</text:p>
          </table:table-cell>
          <table:table-cell table:formula="of:=([.J429]+[.K429])/2" office:value-type="float" office:value="209.735" calcext:value-type="float">
            <text:p>209.735</text:p>
          </table:table-cell>
          <table:table-cell table:formula="of:=([.I403]+[.L403])/2" office:value-type="float" office:value="211.7125" calcext:value-type="float">
            <text:p>211.7125</text:p>
          </table:table-cell>
          <table:table-cell table:formula="of:=MAX([.C378:.C429])" office:value-type="float" office:value="212.67" calcext:value-type="float">
            <text:p>212.67</text:p>
          </table:table-cell>
          <table:table-cell table:formula="of:=MIN([.D378:.D429])" office:value-type="float" office:value="207.69" calcext:value-type="float">
            <text:p>207.69</text:p>
          </table:table-cell>
          <table:table-cell table:formula="of:=([.O403]+[.N403])/2" office:value-type="float" office:value="211.87" calcext:value-type="float">
            <text:p>211.87</text:p>
          </table:table-cell>
        </table:table-row>
        <table:table-row table:style-name="ro1">
          <table:table-cell office:value-type="string" calcext:value-type="string">
            <text:p>9/06/15 15:00:00 +08:00</text:p>
          </table:table-cell>
          <table:table-cell office:value-type="float" office:value="208.7" calcext:value-type="float">
            <text:p>208.7</text:p>
          </table:table-cell>
          <table:table-cell office:value-type="float" office:value="209.02" calcext:value-type="float">
            <text:p>209.02</text:p>
          </table:table-cell>
          <table:table-cell office:value-type="float" office:value="208.64" calcext:value-type="float">
            <text:p>208.64</text:p>
          </table:table-cell>
          <table:table-cell office:value-type="float" office:value="208.76" calcext:value-type="float">
            <text:p>208.76</text:p>
          </table:table-cell>
          <table:table-cell office:value-type="float" office:value="208.475" calcext:value-type="float">
            <text:p>208.475</text:p>
          </table:table-cell>
          <table:table-cell table:formula="of:=MAX([.C422:.C430])" office:value-type="float" office:value="209.26" calcext:value-type="float">
            <text:p>209.26</text:p>
          </table:table-cell>
          <table:table-cell table:formula="of:=MIN([.D422:.D430])" office:value-type="float" office:value="207.69" calcext:value-type="float">
            <text:p>207.69</text:p>
          </table:table-cell>
          <table:table-cell table:formula="of:=([.G430]+[.H430])/2" office:value-type="float" office:value="208.475" calcext:value-type="float">
            <text:p>208.475</text:p>
          </table:table-cell>
          <table:table-cell table:formula="of:=MAX([.C405:.C430])" office:value-type="float" office:value="211.78" calcext:value-type="float">
            <text:p>211.78</text:p>
          </table:table-cell>
          <table:table-cell table:formula="of:=MIN([.D405:.D430])" office:value-type="float" office:value="207.69" calcext:value-type="float">
            <text:p>207.69</text:p>
          </table:table-cell>
          <table:table-cell table:formula="of:=([.J430]+[.K430])/2" office:value-type="float" office:value="209.735" calcext:value-type="float">
            <text:p>209.735</text:p>
          </table:table-cell>
          <table:table-cell table:formula="of:=([.I404]+[.L404])/2" office:value-type="float" office:value="211.5525" calcext:value-type="float">
            <text:p>211.5525</text:p>
          </table:table-cell>
          <table:table-cell table:formula="of:=MAX([.C379:.C430])" office:value-type="float" office:value="212.67" calcext:value-type="float">
            <text:p>212.67</text:p>
          </table:table-cell>
          <table:table-cell table:formula="of:=MIN([.D379:.D430])" office:value-type="float" office:value="207.69" calcext:value-type="float">
            <text:p>207.69</text:p>
          </table:table-cell>
          <table:table-cell table:formula="of:=([.O404]+[.N404])/2" office:value-type="float" office:value="211.82" calcext:value-type="float">
            <text:p>211.82</text:p>
          </table:table-cell>
        </table:table-row>
        <table:table-row table:style-name="ro1">
          <table:table-cell office:value-type="string" calcext:value-type="string">
            <text:p>9/06/15 16:00:00 +08:00</text:p>
          </table:table-cell>
          <table:table-cell office:value-type="float" office:value="208.75" calcext:value-type="float">
            <text:p>208.75</text:p>
          </table:table-cell>
          <table:table-cell office:value-type="float" office:value="208.81" calcext:value-type="float">
            <text:p>208.81</text:p>
          </table:table-cell>
          <table:table-cell office:value-type="float" office:value="208.27" calcext:value-type="float">
            <text:p>208.27</text:p>
          </table:table-cell>
          <table:table-cell office:value-type="float" office:value="208.47" calcext:value-type="float">
            <text:p>208.47</text:p>
          </table:table-cell>
          <table:table-cell office:value-type="float" office:value="208.475" calcext:value-type="float">
            <text:p>208.475</text:p>
          </table:table-cell>
          <table:table-cell table:formula="of:=MAX([.C423:.C431])" office:value-type="float" office:value="209.26" calcext:value-type="float">
            <text:p>209.26</text:p>
          </table:table-cell>
          <table:table-cell table:formula="of:=MIN([.D423:.D431])" office:value-type="float" office:value="207.69" calcext:value-type="float">
            <text:p>207.69</text:p>
          </table:table-cell>
          <table:table-cell table:formula="of:=([.G431]+[.H431])/2" office:value-type="float" office:value="208.475" calcext:value-type="float">
            <text:p>208.475</text:p>
          </table:table-cell>
          <table:table-cell table:formula="of:=MAX([.C406:.C431])" office:value-type="float" office:value="211.1" calcext:value-type="float">
            <text:p>211.1</text:p>
          </table:table-cell>
          <table:table-cell table:formula="of:=MIN([.D406:.D431])" office:value-type="float" office:value="207.69" calcext:value-type="float">
            <text:p>207.69</text:p>
          </table:table-cell>
          <table:table-cell table:formula="of:=([.J431]+[.K431])/2" office:value-type="float" office:value="209.395" calcext:value-type="float">
            <text:p>209.395</text:p>
          </table:table-cell>
          <table:table-cell table:formula="of:=([.I405]+[.L405])/2" office:value-type="float" office:value="211.5525" calcext:value-type="float">
            <text:p>211.5525</text:p>
          </table:table-cell>
          <table:table-cell table:formula="of:=MAX([.C380:.C431])" office:value-type="float" office:value="212.67" calcext:value-type="float">
            <text:p>212.67</text:p>
          </table:table-cell>
          <table:table-cell table:formula="of:=MIN([.D380:.D431])" office:value-type="float" office:value="207.69" calcext:value-type="float">
            <text:p>207.69</text:p>
          </table:table-cell>
          <table:table-cell table:formula="of:=([.O405]+[.N405])/2" office:value-type="float" office:value="211.82" calcext:value-type="float">
            <text:p>211.82</text:p>
          </table:table-cell>
        </table:table-row>
        <table:table-row table:style-name="ro1">
          <table:table-cell office:value-type="string" calcext:value-type="string">
            <text:p>10/06/15 10:00:00 +08:00</text:p>
          </table:table-cell>
          <table:table-cell office:value-type="float" office:value="209.38" calcext:value-type="float">
            <text:p>209.38</text:p>
          </table:table-cell>
          <table:table-cell office:value-type="float" office:value="210.1" calcext:value-type="float">
            <text:p>210.1</text:p>
          </table:table-cell>
          <table:table-cell office:value-type="float" office:value="209.31" calcext:value-type="float">
            <text:p>209.31</text:p>
          </table:table-cell>
          <table:table-cell office:value-type="float" office:value="209.9" calcext:value-type="float">
            <text:p>209.9</text:p>
          </table:table-cell>
          <table:table-cell office:value-type="float" office:value="208.895" calcext:value-type="float">
            <text:p>208.895</text:p>
          </table:table-cell>
          <table:table-cell table:formula="of:=MAX([.C424:.C432])" office:value-type="float" office:value="210.1" calcext:value-type="float">
            <text:p>210.1</text:p>
          </table:table-cell>
          <table:table-cell table:formula="of:=MIN([.D424:.D432])" office:value-type="float" office:value="207.69" calcext:value-type="float">
            <text:p>207.69</text:p>
          </table:table-cell>
          <table:table-cell table:formula="of:=([.G432]+[.H432])/2" office:value-type="float" office:value="208.895" calcext:value-type="float">
            <text:p>208.895</text:p>
          </table:table-cell>
          <table:table-cell table:formula="of:=MAX([.C407:.C432])" office:value-type="float" office:value="210.81" calcext:value-type="float">
            <text:p>210.81</text:p>
          </table:table-cell>
          <table:table-cell table:formula="of:=MIN([.D407:.D432])" office:value-type="float" office:value="207.69" calcext:value-type="float">
            <text:p>207.69</text:p>
          </table:table-cell>
          <table:table-cell table:formula="of:=([.J432]+[.K432])/2" office:value-type="float" office:value="209.25" calcext:value-type="float">
            <text:p>209.25</text:p>
          </table:table-cell>
          <table:table-cell table:formula="of:=([.I406]+[.L406])/2" office:value-type="float" office:value="211.4925" calcext:value-type="float">
            <text:p>211.4925</text:p>
          </table:table-cell>
          <table:table-cell table:formula="of:=MAX([.C381:.C432])" office:value-type="float" office:value="212.67" calcext:value-type="float">
            <text:p>212.67</text:p>
          </table:table-cell>
          <table:table-cell table:formula="of:=MIN([.D381:.D432])" office:value-type="float" office:value="207.69" calcext:value-type="float">
            <text:p>207.69</text:p>
          </table:table-cell>
          <table:table-cell table:formula="of:=([.O406]+[.N406])/2" office:value-type="float" office:value="211.59" calcext:value-type="float">
            <text:p>211.59</text:p>
          </table:table-cell>
        </table:table-row>
        <table:table-row table:style-name="ro1">
          <table:table-cell office:value-type="string" calcext:value-type="string">
            <text:p>10/06/15 11:00:00 +08:00</text:p>
          </table:table-cell>
          <table:table-cell office:value-type="float" office:value="209.9" calcext:value-type="float">
            <text:p>209.9</text:p>
          </table:table-cell>
          <table:table-cell office:value-type="float" office:value="210.6" calcext:value-type="float">
            <text:p>210.6</text:p>
          </table:table-cell>
          <table:table-cell office:value-type="float" office:value="209.9" calcext:value-type="float">
            <text:p>209.9</text:p>
          </table:table-cell>
          <table:table-cell office:value-type="float" office:value="210.55" calcext:value-type="float">
            <text:p>210.55</text:p>
          </table:table-cell>
          <table:table-cell office:value-type="float" office:value="209.07" calcext:value-type="float">
            <text:p>209.07</text:p>
          </table:table-cell>
          <table:table-cell table:formula="of:=MAX([.C425:.C433])" office:value-type="float" office:value="210.6" calcext:value-type="float">
            <text:p>210.6</text:p>
          </table:table-cell>
          <table:table-cell table:formula="of:=MIN([.D425:.D433])" office:value-type="float" office:value="207.69" calcext:value-type="float">
            <text:p>207.69</text:p>
          </table:table-cell>
          <table:table-cell table:formula="of:=([.G433]+[.H433])/2" office:value-type="float" office:value="209.145" calcext:value-type="float">
            <text:p>209.145</text:p>
          </table:table-cell>
          <table:table-cell table:formula="of:=MAX([.C408:.C433])" office:value-type="float" office:value="210.6" calcext:value-type="float">
            <text:p>210.6</text:p>
          </table:table-cell>
          <table:table-cell table:formula="of:=MIN([.D408:.D433])" office:value-type="float" office:value="207.69" calcext:value-type="float">
            <text:p>207.69</text:p>
          </table:table-cell>
          <table:table-cell table:formula="of:=([.J433]+[.K433])/2" office:value-type="float" office:value="209.145" calcext:value-type="float">
            <text:p>209.145</text:p>
          </table:table-cell>
          <table:table-cell table:formula="of:=([.I407]+[.L407])/2" office:value-type="float" office:value="211.4825" calcext:value-type="float">
            <text:p>211.4825</text:p>
          </table:table-cell>
          <table:table-cell table:formula="of:=MAX([.C382:.C433])" office:value-type="float" office:value="212.67" calcext:value-type="float">
            <text:p>212.67</text:p>
          </table:table-cell>
          <table:table-cell table:formula="of:=MIN([.D382:.D433])" office:value-type="float" office:value="207.69" calcext:value-type="float">
            <text:p>207.69</text:p>
          </table:table-cell>
          <table:table-cell table:formula="of:=([.O407]+[.N407])/2" office:value-type="float" office:value="211.59" calcext:value-type="float">
            <text:p>211.59</text:p>
          </table:table-cell>
        </table:table-row>
        <table:table-row table:style-name="ro1">
          <table:table-cell office:value-type="string" calcext:value-type="string">
            <text:p>10/06/15 12:00:00 +08:00</text:p>
          </table:table-cell>
          <table:table-cell office:value-type="float" office:value="210.55" calcext:value-type="float">
            <text:p>210.55</text:p>
          </table:table-cell>
          <table:table-cell office:value-type="float" office:value="211.41" calcext:value-type="float">
            <text:p>211.41</text:p>
          </table:table-cell>
          <table:table-cell office:value-type="float" office:value="210.47" calcext:value-type="float">
            <text:p>210.47</text:p>
          </table:table-cell>
          <table:table-cell office:value-type="float" office:value="211.06" calcext:value-type="float">
            <text:p>211.06</text:p>
          </table:table-cell>
          <table:table-cell office:value-type="float" office:value="209.42" calcext:value-type="float">
            <text:p>209.42</text:p>
          </table:table-cell>
          <table:table-cell table:formula="of:=MAX([.C426:.C434])" office:value-type="float" office:value="211.41" calcext:value-type="float">
            <text:p>211.41</text:p>
          </table:table-cell>
          <table:table-cell table:formula="of:=MIN([.D426:.D434])" office:value-type="float" office:value="207.69" calcext:value-type="float">
            <text:p>207.69</text:p>
          </table:table-cell>
          <table:table-cell table:formula="of:=([.G434]+[.H434])/2" office:value-type="float" office:value="209.55" calcext:value-type="float">
            <text:p>209.55</text:p>
          </table:table-cell>
          <table:table-cell table:formula="of:=MAX([.C409:.C434])" office:value-type="float" office:value="211.41" calcext:value-type="float">
            <text:p>211.41</text:p>
          </table:table-cell>
          <table:table-cell table:formula="of:=MIN([.D409:.D434])" office:value-type="float" office:value="207.69" calcext:value-type="float">
            <text:p>207.69</text:p>
          </table:table-cell>
          <table:table-cell table:formula="of:=([.J434]+[.K434])/2" office:value-type="float" office:value="209.55" calcext:value-type="float">
            <text:p>209.55</text:p>
          </table:table-cell>
          <table:table-cell table:formula="of:=([.I408]+[.L408])/2" office:value-type="float" office:value="211.11" calcext:value-type="float">
            <text:p>211.11</text:p>
          </table:table-cell>
          <table:table-cell table:formula="of:=MAX([.C383:.C434])" office:value-type="float" office:value="212.67" calcext:value-type="float">
            <text:p>212.67</text:p>
          </table:table-cell>
          <table:table-cell table:formula="of:=MIN([.D383:.D434])" office:value-type="float" office:value="207.69" calcext:value-type="float">
            <text:p>207.69</text:p>
          </table:table-cell>
          <table:table-cell table:formula="of:=([.O408]+[.N408])/2" office:value-type="float" office:value="211.37" calcext:value-type="float">
            <text:p>211.37</text:p>
          </table:table-cell>
        </table:table-row>
        <table:table-row table:style-name="ro1">
          <table:table-cell office:value-type="string" calcext:value-type="string">
            <text:p>10/06/15 13:00:00 +08:00</text:p>
          </table:table-cell>
          <table:table-cell office:value-type="float" office:value="211.06" calcext:value-type="float">
            <text:p>211.06</text:p>
          </table:table-cell>
          <table:table-cell office:value-type="float" office:value="211.26" calcext:value-type="float">
            <text:p>211.26</text:p>
          </table:table-cell>
          <table:table-cell office:value-type="float" office:value="211.02" calcext:value-type="float">
            <text:p>211.02</text:p>
          </table:table-cell>
          <table:table-cell office:value-type="float" office:value="211.19" calcext:value-type="float">
            <text:p>211.19</text:p>
          </table:table-cell>
          <table:table-cell office:value-type="float" office:value="209.26" calcext:value-type="float">
            <text:p>209.26</text:p>
          </table:table-cell>
          <table:table-cell table:formula="of:=MAX([.C427:.C435])" office:value-type="float" office:value="211.41" calcext:value-type="float">
            <text:p>211.41</text:p>
          </table:table-cell>
          <table:table-cell table:formula="of:=MIN([.D427:.D435])" office:value-type="float" office:value="208.27" calcext:value-type="float">
            <text:p>208.27</text:p>
          </table:table-cell>
          <table:table-cell table:formula="of:=([.G435]+[.H435])/2" office:value-type="float" office:value="209.84" calcext:value-type="float">
            <text:p>209.84</text:p>
          </table:table-cell>
          <table:table-cell table:formula="of:=MAX([.C410:.C435])" office:value-type="float" office:value="211.41" calcext:value-type="float">
            <text:p>211.41</text:p>
          </table:table-cell>
          <table:table-cell table:formula="of:=MIN([.D410:.D435])" office:value-type="float" office:value="207.69" calcext:value-type="float">
            <text:p>207.69</text:p>
          </table:table-cell>
          <table:table-cell table:formula="of:=([.J435]+[.K435])/2" office:value-type="float" office:value="209.55" calcext:value-type="float">
            <text:p>209.55</text:p>
          </table:table-cell>
          <table:table-cell table:formula="of:=([.I409]+[.L409])/2" office:value-type="float" office:value="211.11" calcext:value-type="float">
            <text:p>211.11</text:p>
          </table:table-cell>
          <table:table-cell table:formula="of:=MAX([.C384:.C435])" office:value-type="float" office:value="212.67" calcext:value-type="float">
            <text:p>212.67</text:p>
          </table:table-cell>
          <table:table-cell table:formula="of:=MIN([.D384:.D435])" office:value-type="float" office:value="207.69" calcext:value-type="float">
            <text:p>207.69</text:p>
          </table:table-cell>
          <table:table-cell table:formula="of:=([.O409]+[.N409])/2" office:value-type="float" office:value="211.37" calcext:value-type="float">
            <text:p>211.37</text:p>
          </table:table-cell>
        </table:table-row>
        <table:table-row table:style-name="ro1">
          <table:table-cell office:value-type="string" calcext:value-type="string">
            <text:p>10/06/15 14:00:00 +08:00</text:p>
          </table:table-cell>
          <table:table-cell office:value-type="float" office:value="211.19" calcext:value-type="float">
            <text:p>211.19</text:p>
          </table:table-cell>
          <table:table-cell office:value-type="float" office:value="211.25" calcext:value-type="float">
            <text:p>211.25</text:p>
          </table:table-cell>
          <table:table-cell office:value-type="float" office:value="210.92" calcext:value-type="float">
            <text:p>210.92</text:p>
          </table:table-cell>
          <table:table-cell office:value-type="float" office:value="211.08" calcext:value-type="float">
            <text:p>211.08</text:p>
          </table:table-cell>
          <table:table-cell office:value-type="float" office:value="209.55" calcext:value-type="float">
            <text:p>209.55</text:p>
          </table:table-cell>
          <table:table-cell table:formula="of:=MAX([.C428:.C436])" office:value-type="float" office:value="211.41" calcext:value-type="float">
            <text:p>211.41</text:p>
          </table:table-cell>
          <table:table-cell table:formula="of:=MIN([.D428:.D436])" office:value-type="float" office:value="208.27" calcext:value-type="float">
            <text:p>208.27</text:p>
          </table:table-cell>
          <table:table-cell table:formula="of:=([.G436]+[.H436])/2" office:value-type="float" office:value="209.84" calcext:value-type="float">
            <text:p>209.84</text:p>
          </table:table-cell>
          <table:table-cell table:formula="of:=MAX([.C411:.C436])" office:value-type="float" office:value="211.41" calcext:value-type="float">
            <text:p>211.41</text:p>
          </table:table-cell>
          <table:table-cell table:formula="of:=MIN([.D411:.D436])" office:value-type="float" office:value="207.69" calcext:value-type="float">
            <text:p>207.69</text:p>
          </table:table-cell>
          <table:table-cell table:formula="of:=([.J436]+[.K436])/2" office:value-type="float" office:value="209.55" calcext:value-type="float">
            <text:p>209.55</text:p>
          </table:table-cell>
          <table:table-cell table:formula="of:=([.I410]+[.L410])/2" office:value-type="float" office:value="211.105" calcext:value-type="float">
            <text:p>211.105</text:p>
          </table:table-cell>
          <table:table-cell table:formula="of:=MAX([.C385:.C436])" office:value-type="float" office:value="212.67" calcext:value-type="float">
            <text:p>212.67</text:p>
          </table:table-cell>
          <table:table-cell table:formula="of:=MIN([.D385:.D436])" office:value-type="float" office:value="207.69" calcext:value-type="float">
            <text:p>207.69</text:p>
          </table:table-cell>
          <table:table-cell table:formula="of:=([.O410]+[.N410])/2" office:value-type="float" office:value="211.365" calcext:value-type="float">
            <text:p>211.365</text:p>
          </table:table-cell>
        </table:table-row>
        <table:table-row table:style-name="ro1">
          <table:table-cell office:value-type="string" calcext:value-type="string">
            <text:p>10/06/15 15:00:00 +08:00</text:p>
          </table:table-cell>
          <table:table-cell office:value-type="float" office:value="211.08" calcext:value-type="float">
            <text:p>211.08</text:p>
          </table:table-cell>
          <table:table-cell office:value-type="float" office:value="211.39" calcext:value-type="float">
            <text:p>211.39</text:p>
          </table:table-cell>
          <table:table-cell office:value-type="float" office:value="211.07" calcext:value-type="float">
            <text:p>211.07</text:p>
          </table:table-cell>
          <table:table-cell office:value-type="float" office:value="211.35" calcext:value-type="float">
            <text:p>211.35</text:p>
          </table:table-cell>
          <table:table-cell office:value-type="float" office:value="209.55" calcext:value-type="float">
            <text:p>209.55</text:p>
          </table:table-cell>
          <table:table-cell table:formula="of:=MAX([.C429:.C437])" office:value-type="float" office:value="211.41" calcext:value-type="float">
            <text:p>211.41</text:p>
          </table:table-cell>
          <table:table-cell table:formula="of:=MIN([.D429:.D437])" office:value-type="float" office:value="208.27" calcext:value-type="float">
            <text:p>208.27</text:p>
          </table:table-cell>
          <table:table-cell table:formula="of:=([.G437]+[.H437])/2" office:value-type="float" office:value="209.84" calcext:value-type="float">
            <text:p>209.84</text:p>
          </table:table-cell>
          <table:table-cell table:formula="of:=MAX([.C412:.C437])" office:value-type="float" office:value="211.41" calcext:value-type="float">
            <text:p>211.41</text:p>
          </table:table-cell>
          <table:table-cell table:formula="of:=MIN([.D412:.D437])" office:value-type="float" office:value="207.69" calcext:value-type="float">
            <text:p>207.69</text:p>
          </table:table-cell>
          <table:table-cell table:formula="of:=([.J437]+[.K437])/2" office:value-type="float" office:value="209.55" calcext:value-type="float">
            <text:p>209.55</text:p>
          </table:table-cell>
          <table:table-cell table:formula="of:=([.I411]+[.L411])/2" office:value-type="float" office:value="210.6825" calcext:value-type="float">
            <text:p>210.6825</text:p>
          </table:table-cell>
          <table:table-cell table:formula="of:=MAX([.C386:.C437])" office:value-type="float" office:value="212.67" calcext:value-type="float">
            <text:p>212.67</text:p>
          </table:table-cell>
          <table:table-cell table:formula="of:=MIN([.D386:.D437])" office:value-type="float" office:value="207.69" calcext:value-type="float">
            <text:p>207.69</text:p>
          </table:table-cell>
          <table:table-cell table:formula="of:=([.O411]+[.N411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0/06/15 16:00:00 +08:00</text:p>
          </table:table-cell>
          <table:table-cell table:number-columns-repeated="2" office:value-type="float" office:value="211.35" calcext:value-type="float">
            <text:p>211.35</text:p>
          </table:table-cell>
          <table:table-cell office:value-type="float" office:value="210.94" calcext:value-type="float">
            <text:p>210.94</text:p>
          </table:table-cell>
          <table:table-cell office:value-type="float" office:value="210.95" calcext:value-type="float">
            <text:p>210.95</text:p>
          </table:table-cell>
          <table:table-cell office:value-type="float" office:value="209.55" calcext:value-type="float">
            <text:p>209.55</text:p>
          </table:table-cell>
          <table:table-cell table:formula="of:=MAX([.C430:.C438])" office:value-type="float" office:value="211.41" calcext:value-type="float">
            <text:p>211.41</text:p>
          </table:table-cell>
          <table:table-cell table:formula="of:=MIN([.D430:.D438])" office:value-type="float" office:value="208.27" calcext:value-type="float">
            <text:p>208.27</text:p>
          </table:table-cell>
          <table:table-cell table:formula="of:=([.G438]+[.H438])/2" office:value-type="float" office:value="209.84" calcext:value-type="float">
            <text:p>209.84</text:p>
          </table:table-cell>
          <table:table-cell table:formula="of:=MAX([.C413:.C438])" office:value-type="float" office:value="211.41" calcext:value-type="float">
            <text:p>211.41</text:p>
          </table:table-cell>
          <table:table-cell table:formula="of:=MIN([.D413:.D438])" office:value-type="float" office:value="207.69" calcext:value-type="float">
            <text:p>207.69</text:p>
          </table:table-cell>
          <table:table-cell table:formula="of:=([.J438]+[.K438])/2" office:value-type="float" office:value="209.55" calcext:value-type="float">
            <text:p>209.55</text:p>
          </table:table-cell>
          <table:table-cell table:formula="of:=([.I412]+[.L412])/2" office:value-type="float" office:value="210.6025" calcext:value-type="float">
            <text:p>210.6025</text:p>
          </table:table-cell>
          <table:table-cell table:formula="of:=MAX([.C387:.C438])" office:value-type="float" office:value="212.67" calcext:value-type="float">
            <text:p>212.67</text:p>
          </table:table-cell>
          <table:table-cell table:formula="of:=MIN([.D387:.D438])" office:value-type="float" office:value="207.69" calcext:value-type="float">
            <text:p>207.69</text:p>
          </table:table-cell>
          <table:table-cell table:formula="of:=([.O412]+[.N412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1/06/15 10:00:00 +08:00</text:p>
          </table:table-cell>
          <table:table-cell office:value-type="float" office:value="211.49" calcext:value-type="float">
            <text:p>211.49</text:p>
          </table:table-cell>
          <table:table-cell office:value-type="float" office:value="211.98" calcext:value-type="float">
            <text:p>211.98</text:p>
          </table:table-cell>
          <table:table-cell office:value-type="float" office:value="211.41" calcext:value-type="float">
            <text:p>211.41</text:p>
          </table:table-cell>
          <table:table-cell office:value-type="float" office:value="211.93" calcext:value-type="float">
            <text:p>211.93</text:p>
          </table:table-cell>
          <table:table-cell office:value-type="float" office:value="209.835" calcext:value-type="float">
            <text:p>209.835</text:p>
          </table:table-cell>
          <table:table-cell table:formula="of:=MAX([.C431:.C439])" office:value-type="float" office:value="211.98" calcext:value-type="float">
            <text:p>211.98</text:p>
          </table:table-cell>
          <table:table-cell table:formula="of:=MIN([.D431:.D439])" office:value-type="float" office:value="208.27" calcext:value-type="float">
            <text:p>208.27</text:p>
          </table:table-cell>
          <table:table-cell table:formula="of:=([.G439]+[.H439])/2" office:value-type="float" office:value="210.125" calcext:value-type="float">
            <text:p>210.125</text:p>
          </table:table-cell>
          <table:table-cell table:formula="of:=MAX([.C414:.C439])" office:value-type="float" office:value="211.98" calcext:value-type="float">
            <text:p>211.98</text:p>
          </table:table-cell>
          <table:table-cell table:formula="of:=MIN([.D414:.D439])" office:value-type="float" office:value="207.69" calcext:value-type="float">
            <text:p>207.69</text:p>
          </table:table-cell>
          <table:table-cell table:formula="of:=([.J439]+[.K439])/2" office:value-type="float" office:value="209.835" calcext:value-type="float">
            <text:p>209.835</text:p>
          </table:table-cell>
          <table:table-cell table:formula="of:=([.I413]+[.L413])/2" office:value-type="float" office:value="210.6025" calcext:value-type="float">
            <text:p>210.6025</text:p>
          </table:table-cell>
          <table:table-cell table:formula="of:=MAX([.C388:.C439])" office:value-type="float" office:value="212.67" calcext:value-type="float">
            <text:p>212.67</text:p>
          </table:table-cell>
          <table:table-cell table:formula="of:=MIN([.D388:.D439])" office:value-type="float" office:value="207.69" calcext:value-type="float">
            <text:p>207.69</text:p>
          </table:table-cell>
          <table:table-cell table:formula="of:=([.O413]+[.N413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1/06/15 11:00:00 +08:00</text:p>
          </table:table-cell>
          <table:table-cell office:value-type="float" office:value="211.93" calcext:value-type="float">
            <text:p>211.93</text:p>
          </table:table-cell>
          <table:table-cell office:value-type="float" office:value="212.09" calcext:value-type="float">
            <text:p>212.09</text:p>
          </table:table-cell>
          <table:table-cell office:value-type="float" office:value="211.2" calcext:value-type="float">
            <text:p>211.2</text:p>
          </table:table-cell>
          <table:table-cell office:value-type="float" office:value="211.3" calcext:value-type="float">
            <text:p>211.3</text:p>
          </table:table-cell>
          <table:table-cell office:value-type="float" office:value="209.89" calcext:value-type="float">
            <text:p>209.89</text:p>
          </table:table-cell>
          <table:table-cell table:formula="of:=MAX([.C432:.C440])" office:value-type="float" office:value="212.09" calcext:value-type="float">
            <text:p>212.09</text:p>
          </table:table-cell>
          <table:table-cell table:formula="of:=MIN([.D432:.D440])" office:value-type="float" office:value="209.31" calcext:value-type="float">
            <text:p>209.31</text:p>
          </table:table-cell>
          <table:table-cell table:formula="of:=([.G440]+[.H440])/2" office:value-type="float" office:value="210.7" calcext:value-type="float">
            <text:p>210.7</text:p>
          </table:table-cell>
          <table:table-cell table:formula="of:=MAX([.C415:.C440])" office:value-type="float" office:value="212.09" calcext:value-type="float">
            <text:p>212.09</text:p>
          </table:table-cell>
          <table:table-cell table:formula="of:=MIN([.D415:.D440])" office:value-type="float" office:value="207.69" calcext:value-type="float">
            <text:p>207.69</text:p>
          </table:table-cell>
          <table:table-cell table:formula="of:=([.J440]+[.K440])/2" office:value-type="float" office:value="209.89" calcext:value-type="float">
            <text:p>209.89</text:p>
          </table:table-cell>
          <table:table-cell table:formula="of:=([.I414]+[.L414])/2" office:value-type="float" office:value="210.4325" calcext:value-type="float">
            <text:p>210.4325</text:p>
          </table:table-cell>
          <table:table-cell table:formula="of:=MAX([.C389:.C440])" office:value-type="float" office:value="212.67" calcext:value-type="float">
            <text:p>212.67</text:p>
          </table:table-cell>
          <table:table-cell table:formula="of:=MIN([.D389:.D440])" office:value-type="float" office:value="207.69" calcext:value-type="float">
            <text:p>207.69</text:p>
          </table:table-cell>
          <table:table-cell table:formula="of:=([.O414]+[.N414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1/06/15 12:00:00 +08:00</text:p>
          </table:table-cell>
          <table:table-cell office:value-type="float" office:value="211.3" calcext:value-type="float">
            <text:p>211.3</text:p>
          </table:table-cell>
          <table:table-cell office:value-type="float" office:value="211.72" calcext:value-type="float">
            <text:p>211.72</text:p>
          </table:table-cell>
          <table:table-cell office:value-type="float" office:value="211.22" calcext:value-type="float">
            <text:p>211.22</text:p>
          </table:table-cell>
          <table:table-cell office:value-type="float" office:value="211.55" calcext:value-type="float">
            <text:p>211.55</text:p>
          </table:table-cell>
          <table:table-cell office:value-type="float" office:value="209.89" calcext:value-type="float">
            <text:p>209.89</text:p>
          </table:table-cell>
          <table:table-cell table:formula="of:=MAX([.C433:.C441])" office:value-type="float" office:value="212.09" calcext:value-type="float">
            <text:p>212.09</text:p>
          </table:table-cell>
          <table:table-cell table:formula="of:=MIN([.D433:.D441])" office:value-type="float" office:value="209.9" calcext:value-type="float">
            <text:p>209.9</text:p>
          </table:table-cell>
          <table:table-cell table:formula="of:=([.G441]+[.H441])/2" office:value-type="float" office:value="210.995" calcext:value-type="float">
            <text:p>210.995</text:p>
          </table:table-cell>
          <table:table-cell table:formula="of:=MAX([.C416:.C441])" office:value-type="float" office:value="212.09" calcext:value-type="float">
            <text:p>212.09</text:p>
          </table:table-cell>
          <table:table-cell table:formula="of:=MIN([.D416:.D441])" office:value-type="float" office:value="207.69" calcext:value-type="float">
            <text:p>207.69</text:p>
          </table:table-cell>
          <table:table-cell table:formula="of:=([.J441]+[.K441])/2" office:value-type="float" office:value="209.89" calcext:value-type="float">
            <text:p>209.89</text:p>
          </table:table-cell>
          <table:table-cell table:formula="of:=([.I415]+[.L415])/2" office:value-type="float" office:value="210.36" calcext:value-type="float">
            <text:p>210.36</text:p>
          </table:table-cell>
          <table:table-cell table:formula="of:=MAX([.C390:.C441])" office:value-type="float" office:value="212.67" calcext:value-type="float">
            <text:p>212.67</text:p>
          </table:table-cell>
          <table:table-cell table:formula="of:=MIN([.D390:.D441])" office:value-type="float" office:value="207.69" calcext:value-type="float">
            <text:p>207.69</text:p>
          </table:table-cell>
          <table:table-cell table:formula="of:=([.O415]+[.N415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1/06/15 13:00:00 +08:00</text:p>
          </table:table-cell>
          <table:table-cell office:value-type="float" office:value="211.55" calcext:value-type="float">
            <text:p>211.55</text:p>
          </table:table-cell>
          <table:table-cell office:value-type="float" office:value="211.7" calcext:value-type="float">
            <text:p>211.7</text:p>
          </table:table-cell>
          <table:table-cell office:value-type="float" office:value="211.38" calcext:value-type="float">
            <text:p>211.38</text:p>
          </table:table-cell>
          <table:table-cell office:value-type="float" office:value="211.62" calcext:value-type="float">
            <text:p>211.62</text:p>
          </table:table-cell>
          <table:table-cell office:value-type="float" office:value="209.89" calcext:value-type="float">
            <text:p>209.89</text:p>
          </table:table-cell>
          <table:table-cell table:formula="of:=MAX([.C434:.C442])" office:value-type="float" office:value="212.09" calcext:value-type="float">
            <text:p>212.09</text:p>
          </table:table-cell>
          <table:table-cell table:formula="of:=MIN([.D434:.D442])" office:value-type="float" office:value="210.47" calcext:value-type="float">
            <text:p>210.47</text:p>
          </table:table-cell>
          <table:table-cell table:formula="of:=([.G442]+[.H442])/2" office:value-type="float" office:value="211.28" calcext:value-type="float">
            <text:p>211.28</text:p>
          </table:table-cell>
          <table:table-cell table:formula="of:=MAX([.C417:.C442])" office:value-type="float" office:value="212.09" calcext:value-type="float">
            <text:p>212.09</text:p>
          </table:table-cell>
          <table:table-cell table:formula="of:=MIN([.D417:.D442])" office:value-type="float" office:value="207.69" calcext:value-type="float">
            <text:p>207.69</text:p>
          </table:table-cell>
          <table:table-cell table:formula="of:=([.J442]+[.K442])/2" office:value-type="float" office:value="209.89" calcext:value-type="float">
            <text:p>209.89</text:p>
          </table:table-cell>
          <table:table-cell table:formula="of:=([.I416]+[.L416])/2" office:value-type="float" office:value="210.3025" calcext:value-type="float">
            <text:p>210.3025</text:p>
          </table:table-cell>
          <table:table-cell table:formula="of:=MAX([.C391:.C442])" office:value-type="float" office:value="212.67" calcext:value-type="float">
            <text:p>212.67</text:p>
          </table:table-cell>
          <table:table-cell table:formula="of:=MIN([.D391:.D442])" office:value-type="float" office:value="207.69" calcext:value-type="float">
            <text:p>207.69</text:p>
          </table:table-cell>
          <table:table-cell table:formula="of:=([.O416]+[.N416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1/06/15 14:00:00 +08:00</text:p>
          </table:table-cell>
          <table:table-cell office:value-type="float" office:value="211.62" calcext:value-type="float">
            <text:p>211.62</text:p>
          </table:table-cell>
          <table:table-cell office:value-type="float" office:value="211.87" calcext:value-type="float">
            <text:p>211.87</text:p>
          </table:table-cell>
          <table:table-cell office:value-type="float" office:value="211.49" calcext:value-type="float">
            <text:p>211.49</text:p>
          </table:table-cell>
          <table:table-cell office:value-type="float" office:value="211.76" calcext:value-type="float">
            <text:p>211.76</text:p>
          </table:table-cell>
          <table:table-cell office:value-type="float" office:value="209.89" calcext:value-type="float">
            <text:p>209.89</text:p>
          </table:table-cell>
          <table:table-cell table:formula="of:=MAX([.C435:.C443])" office:value-type="float" office:value="212.09" calcext:value-type="float">
            <text:p>212.09</text:p>
          </table:table-cell>
          <table:table-cell table:formula="of:=MIN([.D435:.D443])" office:value-type="float" office:value="210.92" calcext:value-type="float">
            <text:p>210.92</text:p>
          </table:table-cell>
          <table:table-cell table:formula="of:=([.G443]+[.H443])/2" office:value-type="float" office:value="211.505" calcext:value-type="float">
            <text:p>211.505</text:p>
          </table:table-cell>
          <table:table-cell table:formula="of:=MAX([.C418:.C443])" office:value-type="float" office:value="212.09" calcext:value-type="float">
            <text:p>212.09</text:p>
          </table:table-cell>
          <table:table-cell table:formula="of:=MIN([.D418:.D443])" office:value-type="float" office:value="207.69" calcext:value-type="float">
            <text:p>207.69</text:p>
          </table:table-cell>
          <table:table-cell table:formula="of:=([.J443]+[.K443])/2" office:value-type="float" office:value="209.89" calcext:value-type="float">
            <text:p>209.89</text:p>
          </table:table-cell>
          <table:table-cell table:formula="of:=([.I417]+[.L417])/2" office:value-type="float" office:value="210.3025" calcext:value-type="float">
            <text:p>210.3025</text:p>
          </table:table-cell>
          <table:table-cell table:formula="of:=MAX([.C392:.C443])" office:value-type="float" office:value="212.67" calcext:value-type="float">
            <text:p>212.67</text:p>
          </table:table-cell>
          <table:table-cell table:formula="of:=MIN([.D392:.D443])" office:value-type="float" office:value="207.69" calcext:value-type="float">
            <text:p>207.69</text:p>
          </table:table-cell>
          <table:table-cell table:formula="of:=([.O417]+[.N417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1/06/15 15:00:00 +08:00</text:p>
          </table:table-cell>
          <table:table-cell office:value-type="float" office:value="211.76" calcext:value-type="float">
            <text:p>211.76</text:p>
          </table:table-cell>
          <table:table-cell office:value-type="float" office:value="211.82" calcext:value-type="float">
            <text:p>211.82</text:p>
          </table:table-cell>
          <table:table-cell office:value-type="float" office:value="211.56" calcext:value-type="float">
            <text:p>211.56</text:p>
          </table:table-cell>
          <table:table-cell office:value-type="float" office:value="211.64" calcext:value-type="float">
            <text:p>211.64</text:p>
          </table:table-cell>
          <table:table-cell office:value-type="float" office:value="209.64" calcext:value-type="float">
            <text:p>209.64</text:p>
          </table:table-cell>
          <table:table-cell table:formula="of:=MAX([.C436:.C444])" office:value-type="float" office:value="212.09" calcext:value-type="float">
            <text:p>212.09</text:p>
          </table:table-cell>
          <table:table-cell table:formula="of:=MIN([.D436:.D444])" office:value-type="float" office:value="210.92" calcext:value-type="float">
            <text:p>210.92</text:p>
          </table:table-cell>
          <table:table-cell table:formula="of:=([.G444]+[.H444])/2" office:value-type="float" office:value="211.505" calcext:value-type="float">
            <text:p>211.505</text:p>
          </table:table-cell>
          <table:table-cell table:formula="of:=MAX([.C419:.C444])" office:value-type="float" office:value="212.09" calcext:value-type="float">
            <text:p>212.09</text:p>
          </table:table-cell>
          <table:table-cell table:formula="of:=MIN([.D419:.D444])" office:value-type="float" office:value="207.69" calcext:value-type="float">
            <text:p>207.69</text:p>
          </table:table-cell>
          <table:table-cell table:formula="of:=([.J444]+[.K444])/2" office:value-type="float" office:value="209.89" calcext:value-type="float">
            <text:p>209.89</text:p>
          </table:table-cell>
          <table:table-cell table:formula="of:=([.I418]+[.L418])/2" office:value-type="float" office:value="210.3025" calcext:value-type="float">
            <text:p>210.3025</text:p>
          </table:table-cell>
          <table:table-cell table:formula="of:=MAX([.C393:.C444])" office:value-type="float" office:value="212.67" calcext:value-type="float">
            <text:p>212.67</text:p>
          </table:table-cell>
          <table:table-cell table:formula="of:=MIN([.D393:.D444])" office:value-type="float" office:value="207.69" calcext:value-type="float">
            <text:p>207.69</text:p>
          </table:table-cell>
          <table:table-cell table:formula="of:=([.O418]+[.N418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1/06/15 16:00:00 +08:00</text:p>
          </table:table-cell>
          <table:table-cell office:value-type="float" office:value="211.64" calcext:value-type="float">
            <text:p>211.64</text:p>
          </table:table-cell>
          <table:table-cell office:value-type="float" office:value="211.76" calcext:value-type="float">
            <text:p>211.76</text:p>
          </table:table-cell>
          <table:table-cell office:value-type="float" office:value="211.29" calcext:value-type="float">
            <text:p>211.29</text:p>
          </table:table-cell>
          <table:table-cell office:value-type="float" office:value="211.65" calcext:value-type="float">
            <text:p>211.65</text:p>
          </table:table-cell>
          <table:table-cell office:value-type="float" office:value="209.89" calcext:value-type="float">
            <text:p>209.89</text:p>
          </table:table-cell>
          <table:table-cell table:formula="of:=MAX([.C437:.C445])" office:value-type="float" office:value="212.09" calcext:value-type="float">
            <text:p>212.09</text:p>
          </table:table-cell>
          <table:table-cell table:formula="of:=MIN([.D437:.D445])" office:value-type="float" office:value="210.94" calcext:value-type="float">
            <text:p>210.94</text:p>
          </table:table-cell>
          <table:table-cell table:formula="of:=([.G445]+[.H445])/2" office:value-type="float" office:value="211.515" calcext:value-type="float">
            <text:p>211.515</text:p>
          </table:table-cell>
          <table:table-cell table:formula="of:=MAX([.C420:.C445])" office:value-type="float" office:value="212.09" calcext:value-type="float">
            <text:p>212.09</text:p>
          </table:table-cell>
          <table:table-cell table:formula="of:=MIN([.D420:.D445])" office:value-type="float" office:value="207.69" calcext:value-type="float">
            <text:p>207.69</text:p>
          </table:table-cell>
          <table:table-cell table:formula="of:=([.J445]+[.K445])/2" office:value-type="float" office:value="209.89" calcext:value-type="float">
            <text:p>209.89</text:p>
          </table:table-cell>
          <table:table-cell table:formula="of:=([.I419]+[.L419])/2" office:value-type="float" office:value="210.3025" calcext:value-type="float">
            <text:p>210.3025</text:p>
          </table:table-cell>
          <table:table-cell table:formula="of:=MAX([.C394:.C445])" office:value-type="float" office:value="212.67" calcext:value-type="float">
            <text:p>212.67</text:p>
          </table:table-cell>
          <table:table-cell table:formula="of:=MIN([.D394:.D445])" office:value-type="float" office:value="207.69" calcext:value-type="float">
            <text:p>207.69</text:p>
          </table:table-cell>
          <table:table-cell table:formula="of:=([.O419]+[.N419])/2" office:value-type="float" office:value="210.98" calcext:value-type="float">
            <text:p>210.98</text:p>
          </table:table-cell>
        </table:table-row>
        <table:table-row table:style-name="ro1">
          <table:table-cell office:value-type="string" calcext:value-type="string">
            <text:p>12/06/15 10:00:00 +08:00</text:p>
          </table:table-cell>
          <table:table-cell office:value-type="float" office:value="210.62" calcext:value-type="float">
            <text:p>210.62</text:p>
          </table:table-cell>
          <table:table-cell office:value-type="float" office:value="210.84" calcext:value-type="float">
            <text:p>210.84</text:p>
          </table:table-cell>
          <table:table-cell office:value-type="float" office:value="210.13" calcext:value-type="float">
            <text:p>210.13</text:p>
          </table:table-cell>
          <table:table-cell office:value-type="float" office:value="210.41" calcext:value-type="float">
            <text:p>210.41</text:p>
          </table:table-cell>
          <table:table-cell office:value-type="float" office:value="209.89" calcext:value-type="float">
            <text:p>209.89</text:p>
          </table:table-cell>
          <table:table-cell table:formula="of:=MAX([.C438:.C446])" office:value-type="float" office:value="212.09" calcext:value-type="float">
            <text:p>212.09</text:p>
          </table:table-cell>
          <table:table-cell table:formula="of:=MIN([.D438:.D446])" office:value-type="float" office:value="210.13" calcext:value-type="float">
            <text:p>210.13</text:p>
          </table:table-cell>
          <table:table-cell table:formula="of:=([.G446]+[.H446])/2" office:value-type="float" office:value="211.11" calcext:value-type="float">
            <text:p>211.11</text:p>
          </table:table-cell>
          <table:table-cell table:formula="of:=MAX([.C421:.C446])" office:value-type="float" office:value="212.09" calcext:value-type="float">
            <text:p>212.09</text:p>
          </table:table-cell>
          <table:table-cell table:formula="of:=MIN([.D421:.D446])" office:value-type="float" office:value="207.69" calcext:value-type="float">
            <text:p>207.69</text:p>
          </table:table-cell>
          <table:table-cell table:formula="of:=([.J446]+[.K446])/2" office:value-type="float" office:value="209.89" calcext:value-type="float">
            <text:p>209.89</text:p>
          </table:table-cell>
          <table:table-cell table:formula="of:=([.I420]+[.L420])/2" office:value-type="float" office:value="210.2925" calcext:value-type="float">
            <text:p>210.2925</text:p>
          </table:table-cell>
          <table:table-cell table:formula="of:=MAX([.C395:.C446])" office:value-type="float" office:value="212.67" calcext:value-type="float">
            <text:p>212.67</text:p>
          </table:table-cell>
          <table:table-cell table:formula="of:=MIN([.D395:.D446])" office:value-type="float" office:value="207.69" calcext:value-type="float">
            <text:p>207.69</text:p>
          </table:table-cell>
          <table:table-cell table:formula="of:=([.O420]+[.N420])/2" office:value-type="float" office:value="210.815" calcext:value-type="float">
            <text:p>210.815</text:p>
          </table:table-cell>
        </table:table-row>
        <table:table-row table:style-name="ro1">
          <table:table-cell office:value-type="string" calcext:value-type="string">
            <text:p>12/06/15 11:00:00 +08:00</text:p>
          </table:table-cell>
          <table:table-cell office:value-type="float" office:value="210.41" calcext:value-type="float">
            <text:p>210.41</text:p>
          </table:table-cell>
          <table:table-cell office:value-type="float" office:value="210.73" calcext:value-type="float">
            <text:p>210.73</text:p>
          </table:table-cell>
          <table:table-cell office:value-type="float" office:value="209.71" calcext:value-type="float">
            <text:p>209.71</text:p>
          </table:table-cell>
          <table:table-cell office:value-type="float" office:value="209.75" calcext:value-type="float">
            <text:p>209.75</text:p>
          </table:table-cell>
          <table:table-cell office:value-type="float" office:value="209.89" calcext:value-type="float">
            <text:p>209.89</text:p>
          </table:table-cell>
          <table:table-cell table:formula="of:=MAX([.C439:.C447])" office:value-type="float" office:value="212.09" calcext:value-type="float">
            <text:p>212.09</text:p>
          </table:table-cell>
          <table:table-cell table:formula="of:=MIN([.D439:.D447])" office:value-type="float" office:value="209.71" calcext:value-type="float">
            <text:p>209.71</text:p>
          </table:table-cell>
          <table:table-cell table:formula="of:=([.G447]+[.H447])/2" office:value-type="float" office:value="210.9" calcext:value-type="float">
            <text:p>210.9</text:p>
          </table:table-cell>
          <table:table-cell table:formula="of:=MAX([.C422:.C447])" office:value-type="float" office:value="212.09" calcext:value-type="float">
            <text:p>212.09</text:p>
          </table:table-cell>
          <table:table-cell table:formula="of:=MIN([.D422:.D447])" office:value-type="float" office:value="207.69" calcext:value-type="float">
            <text:p>207.69</text:p>
          </table:table-cell>
          <table:table-cell table:formula="of:=([.J447]+[.K447])/2" office:value-type="float" office:value="209.89" calcext:value-type="float">
            <text:p>209.89</text:p>
          </table:table-cell>
          <table:table-cell table:formula="of:=([.I421]+[.L421])/2" office:value-type="float" office:value="210.1075" calcext:value-type="float">
            <text:p>210.1075</text:p>
          </table:table-cell>
          <table:table-cell table:formula="of:=MAX([.C396:.C447])" office:value-type="float" office:value="212.67" calcext:value-type="float">
            <text:p>212.67</text:p>
          </table:table-cell>
          <table:table-cell table:formula="of:=MIN([.D396:.D447])" office:value-type="float" office:value="207.69" calcext:value-type="float">
            <text:p>207.69</text:p>
          </table:table-cell>
          <table:table-cell table:formula="of:=([.O421]+[.N421])/2" office:value-type="float" office:value="210.72" calcext:value-type="float">
            <text:p>210.72</text:p>
          </table:table-cell>
        </table:table-row>
        <table:table-row table:style-name="ro1">
          <table:table-cell office:value-type="string" calcext:value-type="string">
            <text:p>12/06/15 12:00:00 +08:00</text:p>
          </table:table-cell>
          <table:table-cell office:value-type="float" office:value="209.75" calcext:value-type="float">
            <text:p>209.75</text:p>
          </table:table-cell>
          <table:table-cell office:value-type="float" office:value="210.54" calcext:value-type="float">
            <text:p>210.54</text:p>
          </table:table-cell>
          <table:table-cell office:value-type="float" office:value="209.68" calcext:value-type="float">
            <text:p>209.68</text:p>
          </table:table-cell>
          <table:table-cell office:value-type="float" office:value="210.07" calcext:value-type="float">
            <text:p>210.07</text:p>
          </table:table-cell>
          <table:table-cell office:value-type="float" office:value="209.89" calcext:value-type="float">
            <text:p>209.89</text:p>
          </table:table-cell>
          <table:table-cell table:formula="of:=MAX([.C440:.C448])" office:value-type="float" office:value="212.09" calcext:value-type="float">
            <text:p>212.09</text:p>
          </table:table-cell>
          <table:table-cell table:formula="of:=MIN([.D440:.D448])" office:value-type="float" office:value="209.68" calcext:value-type="float">
            <text:p>209.68</text:p>
          </table:table-cell>
          <table:table-cell table:formula="of:=([.G448]+[.H448])/2" office:value-type="float" office:value="210.885" calcext:value-type="float">
            <text:p>210.885</text:p>
          </table:table-cell>
          <table:table-cell table:formula="of:=MAX([.C423:.C448])" office:value-type="float" office:value="212.09" calcext:value-type="float">
            <text:p>212.09</text:p>
          </table:table-cell>
          <table:table-cell table:formula="of:=MIN([.D423:.D448])" office:value-type="float" office:value="207.69" calcext:value-type="float">
            <text:p>207.69</text:p>
          </table:table-cell>
          <table:table-cell table:formula="of:=([.J448]+[.K448])/2" office:value-type="float" office:value="209.89" calcext:value-type="float">
            <text:p>209.89</text:p>
          </table:table-cell>
          <table:table-cell table:formula="of:=([.I422]+[.L422])/2" office:value-type="float" office:value="209.92" calcext:value-type="float">
            <text:p>209.92</text:p>
          </table:table-cell>
          <table:table-cell table:formula="of:=MAX([.C397:.C448])" office:value-type="float" office:value="212.67" calcext:value-type="float">
            <text:p>212.67</text:p>
          </table:table-cell>
          <table:table-cell table:formula="of:=MIN([.D397:.D448])" office:value-type="float" office:value="207.69" calcext:value-type="float">
            <text:p>207.69</text:p>
          </table:table-cell>
          <table:table-cell table:formula="of:=([.O422]+[.N422])/2" office:value-type="float" office:value="210.545" calcext:value-type="float">
            <text:p>210.545</text:p>
          </table:table-cell>
        </table:table-row>
        <table:table-row table:style-name="ro1">
          <table:table-cell office:value-type="string" calcext:value-type="string">
            <text:p>12/06/15 13:00:00 +08:00</text:p>
          </table:table-cell>
          <table:table-cell office:value-type="float" office:value="210.07" calcext:value-type="float">
            <text:p>210.07</text:p>
          </table:table-cell>
          <table:table-cell office:value-type="float" office:value="210.17" calcext:value-type="float">
            <text:p>210.17</text:p>
          </table:table-cell>
          <table:table-cell office:value-type="float" office:value="209.89" calcext:value-type="float">
            <text:p>209.89</text:p>
          </table:table-cell>
          <table:table-cell office:value-type="float" office:value="209.96" calcext:value-type="float">
            <text:p>209.96</text:p>
          </table:table-cell>
          <table:table-cell office:value-type="float" office:value="209.89" calcext:value-type="float">
            <text:p>209.89</text:p>
          </table:table-cell>
          <table:table-cell table:formula="of:=MAX([.C441:.C449])" office:value-type="float" office:value="211.87" calcext:value-type="float">
            <text:p>211.87</text:p>
          </table:table-cell>
          <table:table-cell table:formula="of:=MIN([.D441:.D449])" office:value-type="float" office:value="209.68" calcext:value-type="float">
            <text:p>209.68</text:p>
          </table:table-cell>
          <table:table-cell table:formula="of:=([.G449]+[.H449])/2" office:value-type="float" office:value="210.775" calcext:value-type="float">
            <text:p>210.775</text:p>
          </table:table-cell>
          <table:table-cell table:formula="of:=MAX([.C424:.C449])" office:value-type="float" office:value="212.09" calcext:value-type="float">
            <text:p>212.09</text:p>
          </table:table-cell>
          <table:table-cell table:formula="of:=MIN([.D424:.D449])" office:value-type="float" office:value="207.69" calcext:value-type="float">
            <text:p>207.69</text:p>
          </table:table-cell>
          <table:table-cell table:formula="of:=([.J449]+[.K449])/2" office:value-type="float" office:value="209.89" calcext:value-type="float">
            <text:p>209.89</text:p>
          </table:table-cell>
          <table:table-cell table:formula="of:=([.I423]+[.L423])/2" office:value-type="float" office:value="209.92" calcext:value-type="float">
            <text:p>209.92</text:p>
          </table:table-cell>
          <table:table-cell table:formula="of:=MAX([.C398:.C449])" office:value-type="float" office:value="212.67" calcext:value-type="float">
            <text:p>212.67</text:p>
          </table:table-cell>
          <table:table-cell table:formula="of:=MIN([.D398:.D449])" office:value-type="float" office:value="207.69" calcext:value-type="float">
            <text:p>207.69</text:p>
          </table:table-cell>
          <table:table-cell table:formula="of:=([.O423]+[.N423])/2" office:value-type="float" office:value="210.545" calcext:value-type="float">
            <text:p>210.545</text:p>
          </table:table-cell>
        </table:table-row>
        <table:table-row table:style-name="ro1">
          <table:table-cell office:value-type="string" calcext:value-type="string">
            <text:p>12/06/15 14:00:00 +08:00</text:p>
          </table:table-cell>
          <table:table-cell office:value-type="float" office:value="209.96" calcext:value-type="float">
            <text:p>209.96</text:p>
          </table:table-cell>
          <table:table-cell office:value-type="float" office:value="210.3" calcext:value-type="float">
            <text:p>210.3</text:p>
          </table:table-cell>
          <table:table-cell office:value-type="float" office:value="209.92" calcext:value-type="float">
            <text:p>209.92</text:p>
          </table:table-cell>
          <table:table-cell office:value-type="float" office:value="210.19" calcext:value-type="float">
            <text:p>210.19</text:p>
          </table:table-cell>
          <table:table-cell office:value-type="float" office:value="209.89" calcext:value-type="float">
            <text:p>209.89</text:p>
          </table:table-cell>
          <table:table-cell table:formula="of:=MAX([.C442:.C450])" office:value-type="float" office:value="211.87" calcext:value-type="float">
            <text:p>211.87</text:p>
          </table:table-cell>
          <table:table-cell table:formula="of:=MIN([.D442:.D450])" office:value-type="float" office:value="209.68" calcext:value-type="float">
            <text:p>209.68</text:p>
          </table:table-cell>
          <table:table-cell table:formula="of:=([.G450]+[.H450])/2" office:value-type="float" office:value="210.775" calcext:value-type="float">
            <text:p>210.775</text:p>
          </table:table-cell>
          <table:table-cell table:formula="of:=MAX([.C425:.C450])" office:value-type="float" office:value="212.09" calcext:value-type="float">
            <text:p>212.09</text:p>
          </table:table-cell>
          <table:table-cell table:formula="of:=MIN([.D425:.D450])" office:value-type="float" office:value="207.69" calcext:value-type="float">
            <text:p>207.69</text:p>
          </table:table-cell>
          <table:table-cell table:formula="of:=([.J450]+[.K450])/2" office:value-type="float" office:value="209.89" calcext:value-type="float">
            <text:p>209.89</text:p>
          </table:table-cell>
          <table:table-cell table:formula="of:=([.I424]+[.L424])/2" office:value-type="float" office:value="209.895" calcext:value-type="float">
            <text:p>209.895</text:p>
          </table:table-cell>
          <table:table-cell table:formula="of:=MAX([.C399:.C450])" office:value-type="float" office:value="212.63" calcext:value-type="float">
            <text:p>212.63</text:p>
          </table:table-cell>
          <table:table-cell table:formula="of:=MIN([.D399:.D450])" office:value-type="float" office:value="207.69" calcext:value-type="float">
            <text:p>207.69</text:p>
          </table:table-cell>
          <table:table-cell table:formula="of:=([.O424]+[.N424])/2" office:value-type="float" office:value="210.53" calcext:value-type="float">
            <text:p>210.53</text:p>
          </table:table-cell>
        </table:table-row>
        <table:table-row table:style-name="ro1">
          <table:table-cell office:value-type="string" calcext:value-type="string">
            <text:p>12/06/15 15:00:00 +08:00</text:p>
          </table:table-cell>
          <table:table-cell office:value-type="float" office:value="210.19" calcext:value-type="float">
            <text:p>210.19</text:p>
          </table:table-cell>
          <table:table-cell office:value-type="float" office:value="210.2" calcext:value-type="float">
            <text:p>210.2</text:p>
          </table:table-cell>
          <table:table-cell office:value-type="float" office:value="209.72" calcext:value-type="float">
            <text:p>209.72</text:p>
          </table:table-cell>
          <table:table-cell office:value-type="float" office:value="209.76" calcext:value-type="float">
            <text:p>209.76</text:p>
          </table:table-cell>
          <table:table-cell office:value-type="float" office:value="209.5375" calcext:value-type="float">
            <text:p>209.5375</text:p>
          </table:table-cell>
          <table:table-cell table:formula="of:=MAX([.C443:.C451])" office:value-type="float" office:value="211.87" calcext:value-type="float">
            <text:p>211.87</text:p>
          </table:table-cell>
          <table:table-cell table:formula="of:=MIN([.D443:.D451])" office:value-type="float" office:value="209.68" calcext:value-type="float">
            <text:p>209.68</text:p>
          </table:table-cell>
          <table:table-cell table:formula="of:=([.G451]+[.H451])/2" office:value-type="float" office:value="210.775" calcext:value-type="float">
            <text:p>210.775</text:p>
          </table:table-cell>
          <table:table-cell table:formula="of:=MAX([.C426:.C451])" office:value-type="float" office:value="212.09" calcext:value-type="float">
            <text:p>212.09</text:p>
          </table:table-cell>
          <table:table-cell table:formula="of:=MIN([.D426:.D451])" office:value-type="float" office:value="207.69" calcext:value-type="float">
            <text:p>207.69</text:p>
          </table:table-cell>
          <table:table-cell table:formula="of:=([.J451]+[.K451])/2" office:value-type="float" office:value="209.89" calcext:value-type="float">
            <text:p>209.89</text:p>
          </table:table-cell>
          <table:table-cell table:formula="of:=([.I425]+[.L425])/2" office:value-type="float" office:value="209.5375" calcext:value-type="float">
            <text:p>209.5375</text:p>
          </table:table-cell>
          <table:table-cell table:formula="of:=MAX([.C400:.C451])" office:value-type="float" office:value="212.25" calcext:value-type="float">
            <text:p>212.25</text:p>
          </table:table-cell>
          <table:table-cell table:formula="of:=MIN([.D400:.D451])" office:value-type="float" office:value="207.69" calcext:value-type="float">
            <text:p>207.69</text:p>
          </table:table-cell>
          <table:table-cell table:formula="of:=([.O425]+[.N425])/2" office:value-type="float" office:value="210.29" calcext:value-type="float">
            <text:p>210.29</text:p>
          </table:table-cell>
        </table:table-row>
        <table:table-row table:style-name="ro1">
          <table:table-cell office:value-type="string" calcext:value-type="string">
            <text:p>12/06/15 16:00:00 +08:00</text:p>
          </table:table-cell>
          <table:table-cell office:value-type="float" office:value="209.76" calcext:value-type="float">
            <text:p>209.76</text:p>
          </table:table-cell>
          <table:table-cell office:value-type="float" office:value="210.2" calcext:value-type="float">
            <text:p>210.2</text:p>
          </table:table-cell>
          <table:table-cell office:value-type="float" office:value="209.72" calcext:value-type="float">
            <text:p>209.72</text:p>
          </table:table-cell>
          <table:table-cell office:value-type="float" office:value="210" calcext:value-type="float">
            <text:p>210</text:p>
          </table:table-cell>
          <table:table-cell office:value-type="float" office:value="209.3625" calcext:value-type="float">
            <text:p>209.3625</text:p>
          </table:table-cell>
          <table:table-cell table:formula="of:=MAX([.C444:.C452])" office:value-type="float" office:value="211.82" calcext:value-type="float">
            <text:p>211.82</text:p>
          </table:table-cell>
          <table:table-cell table:formula="of:=MIN([.D444:.D452])" office:value-type="float" office:value="209.68" calcext:value-type="float">
            <text:p>209.68</text:p>
          </table:table-cell>
          <table:table-cell table:formula="of:=([.G452]+[.H452])/2" office:value-type="float" office:value="210.75" calcext:value-type="float">
            <text:p>210.75</text:p>
          </table:table-cell>
          <table:table-cell table:formula="of:=MAX([.C427:.C452])" office:value-type="float" office:value="212.09" calcext:value-type="float">
            <text:p>212.09</text:p>
          </table:table-cell>
          <table:table-cell table:formula="of:=MIN([.D427:.D452])" office:value-type="float" office:value="208.27" calcext:value-type="float">
            <text:p>208.27</text:p>
          </table:table-cell>
          <table:table-cell table:formula="of:=([.J452]+[.K452])/2" office:value-type="float" office:value="210.18" calcext:value-type="float">
            <text:p>210.18</text:p>
          </table:table-cell>
          <table:table-cell table:formula="of:=([.I426]+[.L426])/2" office:value-type="float" office:value="209.3625" calcext:value-type="float">
            <text:p>209.3625</text:p>
          </table:table-cell>
          <table:table-cell table:formula="of:=MAX([.C401:.C452])" office:value-type="float" office:value="212.25" calcext:value-type="float">
            <text:p>212.25</text:p>
          </table:table-cell>
          <table:table-cell table:formula="of:=MIN([.D401:.D452])" office:value-type="float" office:value="207.69" calcext:value-type="float">
            <text:p>207.69</text:p>
          </table:table-cell>
          <table:table-cell table:formula="of:=([.O426]+[.N426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5/06/15 10:00:00 +08:00</text:p>
          </table:table-cell>
          <table:table-cell office:value-type="float" office:value="208.62" calcext:value-type="float">
            <text:p>208.62</text:p>
          </table:table-cell>
          <table:table-cell office:value-type="float" office:value="208.66" calcext:value-type="float">
            <text:p>208.66</text:p>
          </table:table-cell>
          <table:table-cell office:value-type="float" office:value="207.79" calcext:value-type="float">
            <text:p>207.79</text:p>
          </table:table-cell>
          <table:table-cell office:value-type="float" office:value="208.13" calcext:value-type="float">
            <text:p>208.13</text:p>
          </table:table-cell>
          <table:table-cell office:value-type="float" office:value="209.285" calcext:value-type="float">
            <text:p>209.285</text:p>
          </table:table-cell>
          <table:table-cell table:formula="of:=MAX([.C445:.C453])" office:value-type="float" office:value="211.76" calcext:value-type="float">
            <text:p>211.76</text:p>
          </table:table-cell>
          <table:table-cell table:formula="of:=MIN([.D445:.D453])" office:value-type="float" office:value="207.79" calcext:value-type="float">
            <text:p>207.79</text:p>
          </table:table-cell>
          <table:table-cell table:formula="of:=([.G453]+[.H453])/2" office:value-type="float" office:value="209.775" calcext:value-type="float">
            <text:p>209.775</text:p>
          </table:table-cell>
          <table:table-cell table:formula="of:=MAX([.C428:.C453])" office:value-type="float" office:value="212.09" calcext:value-type="float">
            <text:p>212.09</text:p>
          </table:table-cell>
          <table:table-cell table:formula="of:=MIN([.D428:.D453])" office:value-type="float" office:value="207.79" calcext:value-type="float">
            <text:p>207.79</text:p>
          </table:table-cell>
          <table:table-cell table:formula="of:=([.J453]+[.K453])/2" office:value-type="float" office:value="209.94" calcext:value-type="float">
            <text:p>209.94</text:p>
          </table:table-cell>
          <table:table-cell table:formula="of:=([.I427]+[.L427])/2" office:value-type="float" office:value="209.285" calcext:value-type="float">
            <text:p>209.285</text:p>
          </table:table-cell>
          <table:table-cell table:formula="of:=MAX([.C402:.C453])" office:value-type="float" office:value="212.25" calcext:value-type="float">
            <text:p>212.25</text:p>
          </table:table-cell>
          <table:table-cell table:formula="of:=MIN([.D402:.D453])" office:value-type="float" office:value="207.69" calcext:value-type="float">
            <text:p>207.69</text:p>
          </table:table-cell>
          <table:table-cell table:formula="of:=([.O427]+[.N427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5/06/15 11:00:00 +08:00</text:p>
          </table:table-cell>
          <table:table-cell office:value-type="float" office:value="208.12" calcext:value-type="float">
            <text:p>208.12</text:p>
          </table:table-cell>
          <table:table-cell office:value-type="float" office:value="208.59" calcext:value-type="float">
            <text:p>208.59</text:p>
          </table:table-cell>
          <table:table-cell office:value-type="float" office:value="208.03" calcext:value-type="float">
            <text:p>208.03</text:p>
          </table:table-cell>
          <table:table-cell office:value-type="float" office:value="208.57" calcext:value-type="float">
            <text:p>208.57</text:p>
          </table:table-cell>
          <table:table-cell office:value-type="float" office:value="209.2375" calcext:value-type="float">
            <text:p>209.2375</text:p>
          </table:table-cell>
          <table:table-cell table:formula="of:=MAX([.C446:.C454])" office:value-type="float" office:value="210.84" calcext:value-type="float">
            <text:p>210.84</text:p>
          </table:table-cell>
          <table:table-cell table:formula="of:=MIN([.D446:.D454])" office:value-type="float" office:value="207.79" calcext:value-type="float">
            <text:p>207.79</text:p>
          </table:table-cell>
          <table:table-cell table:formula="of:=([.G454]+[.H454])/2" office:value-type="float" office:value="209.315" calcext:value-type="float">
            <text:p>209.315</text:p>
          </table:table-cell>
          <table:table-cell table:formula="of:=MAX([.C429:.C454])" office:value-type="float" office:value="212.09" calcext:value-type="float">
            <text:p>212.09</text:p>
          </table:table-cell>
          <table:table-cell table:formula="of:=MIN([.D429:.D454])" office:value-type="float" office:value="207.79" calcext:value-type="float">
            <text:p>207.79</text:p>
          </table:table-cell>
          <table:table-cell table:formula="of:=([.J454]+[.K454])/2" office:value-type="float" office:value="209.94" calcext:value-type="float">
            <text:p>209.94</text:p>
          </table:table-cell>
          <table:table-cell table:formula="of:=([.I428]+[.L428])/2" office:value-type="float" office:value="209.2375" calcext:value-type="float">
            <text:p>209.2375</text:p>
          </table:table-cell>
          <table:table-cell table:formula="of:=MAX([.C403:.C454])" office:value-type="float" office:value="212.1" calcext:value-type="float">
            <text:p>212.1</text:p>
          </table:table-cell>
          <table:table-cell table:formula="of:=MIN([.D403:.D454])" office:value-type="float" office:value="207.69" calcext:value-type="float">
            <text:p>207.69</text:p>
          </table:table-cell>
          <table:table-cell table:formula="of:=([.O428]+[.N428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5/06/15 12:00:00 +08:00</text:p>
          </table:table-cell>
          <table:table-cell office:value-type="float" office:value="208.57" calcext:value-type="float">
            <text:p>208.57</text:p>
          </table:table-cell>
          <table:table-cell office:value-type="float" office:value="209.34" calcext:value-type="float">
            <text:p>209.34</text:p>
          </table:table-cell>
          <table:table-cell office:value-type="float" office:value="208.57" calcext:value-type="float">
            <text:p>208.57</text:p>
          </table:table-cell>
          <table:table-cell office:value-type="float" office:value="208.99" calcext:value-type="float">
            <text:p>208.99</text:p>
          </table:table-cell>
          <table:table-cell office:value-type="float" office:value="209.105" calcext:value-type="float">
            <text:p>209.105</text:p>
          </table:table-cell>
          <table:table-cell table:formula="of:=MAX([.C447:.C455])" office:value-type="float" office:value="210.73" calcext:value-type="float">
            <text:p>210.73</text:p>
          </table:table-cell>
          <table:table-cell table:formula="of:=MIN([.D447:.D455])" office:value-type="float" office:value="207.79" calcext:value-type="float">
            <text:p>207.79</text:p>
          </table:table-cell>
          <table:table-cell table:formula="of:=([.G455]+[.H455])/2" office:value-type="float" office:value="209.26" calcext:value-type="float">
            <text:p>209.26</text:p>
          </table:table-cell>
          <table:table-cell table:formula="of:=MAX([.C430:.C455])" office:value-type="float" office:value="212.09" calcext:value-type="float">
            <text:p>212.09</text:p>
          </table:table-cell>
          <table:table-cell table:formula="of:=MIN([.D430:.D455])" office:value-type="float" office:value="207.79" calcext:value-type="float">
            <text:p>207.79</text:p>
          </table:table-cell>
          <table:table-cell table:formula="of:=([.J455]+[.K455])/2" office:value-type="float" office:value="209.94" calcext:value-type="float">
            <text:p>209.94</text:p>
          </table:table-cell>
          <table:table-cell table:formula="of:=([.I429]+[.L429])/2" office:value-type="float" office:value="209.105" calcext:value-type="float">
            <text:p>209.105</text:p>
          </table:table-cell>
          <table:table-cell table:formula="of:=MAX([.C404:.C455])" office:value-type="float" office:value="212.09" calcext:value-type="float">
            <text:p>212.09</text:p>
          </table:table-cell>
          <table:table-cell table:formula="of:=MIN([.D404:.D455])" office:value-type="float" office:value="207.69" calcext:value-type="float">
            <text:p>207.69</text:p>
          </table:table-cell>
          <table:table-cell table:formula="of:=([.O429]+[.N429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5/06/15 13:00:00 +08:00</text:p>
          </table:table-cell>
          <table:table-cell office:value-type="float" office:value="208.99" calcext:value-type="float">
            <text:p>208.99</text:p>
          </table:table-cell>
          <table:table-cell office:value-type="float" office:value="209.31" calcext:value-type="float">
            <text:p>209.31</text:p>
          </table:table-cell>
          <table:table-cell office:value-type="float" office:value="208.9" calcext:value-type="float">
            <text:p>208.9</text:p>
          </table:table-cell>
          <table:table-cell office:value-type="float" office:value="209.23" calcext:value-type="float">
            <text:p>209.23</text:p>
          </table:table-cell>
          <table:table-cell office:value-type="float" office:value="209.105" calcext:value-type="float">
            <text:p>209.105</text:p>
          </table:table-cell>
          <table:table-cell table:formula="of:=MAX([.C448:.C456])" office:value-type="float" office:value="210.54" calcext:value-type="float">
            <text:p>210.54</text:p>
          </table:table-cell>
          <table:table-cell table:formula="of:=MIN([.D448:.D456])" office:value-type="float" office:value="207.79" calcext:value-type="float">
            <text:p>207.79</text:p>
          </table:table-cell>
          <table:table-cell table:formula="of:=([.G456]+[.H456])/2" office:value-type="float" office:value="209.165" calcext:value-type="float">
            <text:p>209.165</text:p>
          </table:table-cell>
          <table:table-cell table:formula="of:=MAX([.C431:.C456])" office:value-type="float" office:value="212.09" calcext:value-type="float">
            <text:p>212.09</text:p>
          </table:table-cell>
          <table:table-cell table:formula="of:=MIN([.D431:.D456])" office:value-type="float" office:value="207.79" calcext:value-type="float">
            <text:p>207.79</text:p>
          </table:table-cell>
          <table:table-cell table:formula="of:=([.J456]+[.K456])/2" office:value-type="float" office:value="209.94" calcext:value-type="float">
            <text:p>209.94</text:p>
          </table:table-cell>
          <table:table-cell table:formula="of:=([.I430]+[.L430])/2" office:value-type="float" office:value="209.105" calcext:value-type="float">
            <text:p>209.105</text:p>
          </table:table-cell>
          <table:table-cell table:formula="of:=MAX([.C405:.C456])" office:value-type="float" office:value="212.09" calcext:value-type="float">
            <text:p>212.09</text:p>
          </table:table-cell>
          <table:table-cell table:formula="of:=MIN([.D405:.D456])" office:value-type="float" office:value="207.69" calcext:value-type="float">
            <text:p>207.69</text:p>
          </table:table-cell>
          <table:table-cell table:formula="of:=([.O430]+[.N430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5/06/15 14:00:00 +08:00</text:p>
          </table:table-cell>
          <table:table-cell office:value-type="float" office:value="209.23" calcext:value-type="float">
            <text:p>209.23</text:p>
          </table:table-cell>
          <table:table-cell office:value-type="float" office:value="209.45" calcext:value-type="float">
            <text:p>209.45</text:p>
          </table:table-cell>
          <table:table-cell office:value-type="float" office:value="208.78" calcext:value-type="float">
            <text:p>208.78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8.935" calcext:value-type="float">
            <text:p>208.935</text:p>
          </table:table-cell>
          <table:table-cell table:formula="of:=MAX([.C449:.C457])" office:value-type="float" office:value="210.3" calcext:value-type="float">
            <text:p>210.3</text:p>
          </table:table-cell>
          <table:table-cell table:formula="of:=MIN([.D449:.D457])" office:value-type="float" office:value="207.79" calcext:value-type="float">
            <text:p>207.79</text:p>
          </table:table-cell>
          <table:table-cell table:formula="of:=([.G457]+[.H457])/2" office:value-type="float" office:value="209.045" calcext:value-type="float">
            <text:p>209.045</text:p>
          </table:table-cell>
          <table:table-cell table:formula="of:=MAX([.C432:.C457])" office:value-type="float" office:value="212.09" calcext:value-type="float">
            <text:p>212.09</text:p>
          </table:table-cell>
          <table:table-cell table:formula="of:=MIN([.D432:.D457])" office:value-type="float" office:value="207.79" calcext:value-type="float">
            <text:p>207.79</text:p>
          </table:table-cell>
          <table:table-cell table:formula="of:=([.J457]+[.K457])/2" office:value-type="float" office:value="209.94" calcext:value-type="float">
            <text:p>209.94</text:p>
          </table:table-cell>
          <table:table-cell table:formula="of:=([.I431]+[.L431])/2" office:value-type="float" office:value="208.935" calcext:value-type="float">
            <text:p>208.935</text:p>
          </table:table-cell>
          <table:table-cell table:formula="of:=MAX([.C406:.C457])" office:value-type="float" office:value="212.09" calcext:value-type="float">
            <text:p>212.09</text:p>
          </table:table-cell>
          <table:table-cell table:formula="of:=MIN([.D406:.D457])" office:value-type="float" office:value="207.69" calcext:value-type="float">
            <text:p>207.69</text:p>
          </table:table-cell>
          <table:table-cell table:formula="of:=([.O431]+[.N431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5/06/15 15:00:00 +08:00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9.32" calcext:value-type="float">
            <text:p>209.32</text:p>
          </table:table-cell>
          <table:table-cell office:value-type="float" office:value="208.82" calcext:value-type="float">
            <text:p>208.82</text:p>
          </table:table-cell>
          <table:table-cell office:value-type="float" office:value="208.91" calcext:value-type="float">
            <text:p>208.91</text:p>
          </table:table-cell>
          <table:table-cell office:value-type="float" office:value="209.045" calcext:value-type="float">
            <text:p>209.045</text:p>
          </table:table-cell>
          <table:table-cell table:formula="of:=MAX([.C450:.C458])" office:value-type="float" office:value="210.3" calcext:value-type="float">
            <text:p>210.3</text:p>
          </table:table-cell>
          <table:table-cell table:formula="of:=MIN([.D450:.D458])" office:value-type="float" office:value="207.79" calcext:value-type="float">
            <text:p>207.79</text:p>
          </table:table-cell>
          <table:table-cell table:formula="of:=([.G458]+[.H458])/2" office:value-type="float" office:value="209.045" calcext:value-type="float">
            <text:p>209.045</text:p>
          </table:table-cell>
          <table:table-cell table:formula="of:=MAX([.C433:.C458])" office:value-type="float" office:value="212.09" calcext:value-type="float">
            <text:p>212.09</text:p>
          </table:table-cell>
          <table:table-cell table:formula="of:=MIN([.D433:.D458])" office:value-type="float" office:value="207.79" calcext:value-type="float">
            <text:p>207.79</text:p>
          </table:table-cell>
          <table:table-cell table:formula="of:=([.J458]+[.K458])/2" office:value-type="float" office:value="209.94" calcext:value-type="float">
            <text:p>209.94</text:p>
          </table:table-cell>
          <table:table-cell table:formula="of:=([.I432]+[.L432])/2" office:value-type="float" office:value="209.0725" calcext:value-type="float">
            <text:p>209.0725</text:p>
          </table:table-cell>
          <table:table-cell table:formula="of:=MAX([.C407:.C458])" office:value-type="float" office:value="212.09" calcext:value-type="float">
            <text:p>212.09</text:p>
          </table:table-cell>
          <table:table-cell table:formula="of:=MIN([.D407:.D458])" office:value-type="float" office:value="207.69" calcext:value-type="float">
            <text:p>207.69</text:p>
          </table:table-cell>
          <table:table-cell table:formula="of:=([.O432]+[.N432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5/06/15 16:00:00 +08:00</text:p>
          </table:table-cell>
          <table:table-cell office:value-type="float" office:value="208.9" calcext:value-type="float">
            <text:p>208.9</text:p>
          </table:table-cell>
          <table:table-cell office:value-type="float" office:value="209.26" calcext:value-type="float">
            <text:p>209.26</text:p>
          </table:table-cell>
          <table:table-cell office:value-type="float" office:value="208.75" calcext:value-type="float">
            <text:p>208.75</text:p>
          </table:table-cell>
          <table:table-cell office:value-type="float" office:value="209.07" calcext:value-type="float">
            <text:p>209.07</text:p>
          </table:table-cell>
          <table:table-cell office:value-type="float" office:value="208.995" calcext:value-type="float">
            <text:p>208.995</text:p>
          </table:table-cell>
          <table:table-cell table:formula="of:=MAX([.C451:.C459])" office:value-type="float" office:value="210.2" calcext:value-type="float">
            <text:p>210.2</text:p>
          </table:table-cell>
          <table:table-cell table:formula="of:=MIN([.D451:.D459])" office:value-type="float" office:value="207.79" calcext:value-type="float">
            <text:p>207.79</text:p>
          </table:table-cell>
          <table:table-cell table:formula="of:=([.G459]+[.H459])/2" office:value-type="float" office:value="208.995" calcext:value-type="float">
            <text:p>208.995</text:p>
          </table:table-cell>
          <table:table-cell table:formula="of:=MAX([.C434:.C459])" office:value-type="float" office:value="212.09" calcext:value-type="float">
            <text:p>212.09</text:p>
          </table:table-cell>
          <table:table-cell table:formula="of:=MIN([.D434:.D459])" office:value-type="float" office:value="207.79" calcext:value-type="float">
            <text:p>207.79</text:p>
          </table:table-cell>
          <table:table-cell table:formula="of:=([.J459]+[.K459])/2" office:value-type="float" office:value="209.94" calcext:value-type="float">
            <text:p>209.94</text:p>
          </table:table-cell>
          <table:table-cell table:formula="of:=([.I433]+[.L433])/2" office:value-type="float" office:value="209.145" calcext:value-type="float">
            <text:p>209.145</text:p>
          </table:table-cell>
          <table:table-cell table:formula="of:=MAX([.C408:.C459])" office:value-type="float" office:value="212.09" calcext:value-type="float">
            <text:p>212.09</text:p>
          </table:table-cell>
          <table:table-cell table:formula="of:=MIN([.D408:.D459])" office:value-type="float" office:value="207.69" calcext:value-type="float">
            <text:p>207.69</text:p>
          </table:table-cell>
          <table:table-cell table:formula="of:=([.O433]+[.N433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6/06/15 10:00:00 +08:00</text:p>
          </table:table-cell>
          <table:table-cell office:value-type="float" office:value="208.9" calcext:value-type="float">
            <text:p>208.9</text:p>
          </table:table-cell>
          <table:table-cell office:value-type="float" office:value="209.72" calcext:value-type="float">
            <text:p>209.72</text:p>
          </table:table-cell>
          <table:table-cell office:value-type="float" office:value="208.72" calcext:value-type="float">
            <text:p>208.72</text:p>
          </table:table-cell>
          <table:table-cell office:value-type="float" office:value="209.42" calcext:value-type="float">
            <text:p>209.42</text:p>
          </table:table-cell>
          <table:table-cell office:value-type="float" office:value="208.995" calcext:value-type="float">
            <text:p>208.995</text:p>
          </table:table-cell>
          <table:table-cell table:formula="of:=MAX([.C452:.C460])" office:value-type="float" office:value="210.2" calcext:value-type="float">
            <text:p>210.2</text:p>
          </table:table-cell>
          <table:table-cell table:formula="of:=MIN([.D452:.D460])" office:value-type="float" office:value="207.79" calcext:value-type="float">
            <text:p>207.79</text:p>
          </table:table-cell>
          <table:table-cell table:formula="of:=([.G460]+[.H460])/2" office:value-type="float" office:value="208.995" calcext:value-type="float">
            <text:p>208.995</text:p>
          </table:table-cell>
          <table:table-cell table:formula="of:=MAX([.C435:.C460])" office:value-type="float" office:value="212.09" calcext:value-type="float">
            <text:p>212.09</text:p>
          </table:table-cell>
          <table:table-cell table:formula="of:=MIN([.D435:.D460])" office:value-type="float" office:value="207.79" calcext:value-type="float">
            <text:p>207.79</text:p>
          </table:table-cell>
          <table:table-cell table:formula="of:=([.J460]+[.K460])/2" office:value-type="float" office:value="209.94" calcext:value-type="float">
            <text:p>209.94</text:p>
          </table:table-cell>
          <table:table-cell table:formula="of:=([.I434]+[.L434])/2" office:value-type="float" office:value="209.55" calcext:value-type="float">
            <text:p>209.55</text:p>
          </table:table-cell>
          <table:table-cell table:formula="of:=MAX([.C409:.C460])" office:value-type="float" office:value="212.09" calcext:value-type="float">
            <text:p>212.09</text:p>
          </table:table-cell>
          <table:table-cell table:formula="of:=MIN([.D409:.D460])" office:value-type="float" office:value="207.69" calcext:value-type="float">
            <text:p>207.69</text:p>
          </table:table-cell>
          <table:table-cell table:formula="of:=([.O434]+[.N434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6/06/15 11:00:00 +08:00</text:p>
          </table:table-cell>
          <table:table-cell office:value-type="float" office:value="209.42" calcext:value-type="float">
            <text:p>209.42</text:p>
          </table:table-cell>
          <table:table-cell office:value-type="float" office:value="209.56" calcext:value-type="float">
            <text:p>209.56</text:p>
          </table:table-cell>
          <table:table-cell office:value-type="float" office:value="208.87" calcext:value-type="float">
            <text:p>208.87</text:p>
          </table:table-cell>
          <table:table-cell office:value-type="float" office:value="209.26" calcext:value-type="float">
            <text:p>209.26</text:p>
          </table:table-cell>
          <table:table-cell office:value-type="float" office:value="208.755" calcext:value-type="float">
            <text:p>208.755</text:p>
          </table:table-cell>
          <table:table-cell table:formula="of:=MAX([.C453:.C461])" office:value-type="float" office:value="209.72" calcext:value-type="float">
            <text:p>209.72</text:p>
          </table:table-cell>
          <table:table-cell table:formula="of:=MIN([.D453:.D461])" office:value-type="float" office:value="207.79" calcext:value-type="float">
            <text:p>207.79</text:p>
          </table:table-cell>
          <table:table-cell table:formula="of:=([.G461]+[.H461])/2" office:value-type="float" office:value="208.755" calcext:value-type="float">
            <text:p>208.755</text:p>
          </table:table-cell>
          <table:table-cell table:formula="of:=MAX([.C436:.C461])" office:value-type="float" office:value="212.09" calcext:value-type="float">
            <text:p>212.09</text:p>
          </table:table-cell>
          <table:table-cell table:formula="of:=MIN([.D436:.D461])" office:value-type="float" office:value="207.79" calcext:value-type="float">
            <text:p>207.79</text:p>
          </table:table-cell>
          <table:table-cell table:formula="of:=([.J461]+[.K461])/2" office:value-type="float" office:value="209.94" calcext:value-type="float">
            <text:p>209.94</text:p>
          </table:table-cell>
          <table:table-cell table:formula="of:=([.I435]+[.L435])/2" office:value-type="float" office:value="209.695" calcext:value-type="float">
            <text:p>209.695</text:p>
          </table:table-cell>
          <table:table-cell table:formula="of:=MAX([.C410:.C461])" office:value-type="float" office:value="212.09" calcext:value-type="float">
            <text:p>212.09</text:p>
          </table:table-cell>
          <table:table-cell table:formula="of:=MIN([.D410:.D461])" office:value-type="float" office:value="207.69" calcext:value-type="float">
            <text:p>207.69</text:p>
          </table:table-cell>
          <table:table-cell table:formula="of:=([.O435]+[.N435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6/06/15 12:00:00 +08:00</text:p>
          </table:table-cell>
          <table:table-cell office:value-type="float" office:value="209.26" calcext:value-type="float">
            <text:p>209.26</text:p>
          </table:table-cell>
          <table:table-cell office:value-type="float" office:value="209.87" calcext:value-type="float">
            <text:p>209.87</text:p>
          </table:table-cell>
          <table:table-cell office:value-type="float" office:value="209.2" calcext:value-type="float">
            <text:p>209.2</text:p>
          </table:table-cell>
          <table:table-cell office:value-type="float" office:value="209.67" calcext:value-type="float">
            <text:p>209.67</text:p>
          </table:table-cell>
          <table:table-cell office:value-type="float" office:value="208.95" calcext:value-type="float">
            <text:p>208.95</text:p>
          </table:table-cell>
          <table:table-cell table:formula="of:=MAX([.C454:.C462])" office:value-type="float" office:value="209.87" calcext:value-type="float">
            <text:p>209.87</text:p>
          </table:table-cell>
          <table:table-cell table:formula="of:=MIN([.D454:.D462])" office:value-type="float" office:value="208.03" calcext:value-type="float">
            <text:p>208.03</text:p>
          </table:table-cell>
          <table:table-cell table:formula="of:=([.G462]+[.H462])/2" office:value-type="float" office:value="208.95" calcext:value-type="float">
            <text:p>208.95</text:p>
          </table:table-cell>
          <table:table-cell table:formula="of:=MAX([.C437:.C462])" office:value-type="float" office:value="212.09" calcext:value-type="float">
            <text:p>212.09</text:p>
          </table:table-cell>
          <table:table-cell table:formula="of:=MIN([.D437:.D462])" office:value-type="float" office:value="207.79" calcext:value-type="float">
            <text:p>207.79</text:p>
          </table:table-cell>
          <table:table-cell table:formula="of:=([.J462]+[.K462])/2" office:value-type="float" office:value="209.94" calcext:value-type="float">
            <text:p>209.94</text:p>
          </table:table-cell>
          <table:table-cell table:formula="of:=([.I436]+[.L436])/2" office:value-type="float" office:value="209.695" calcext:value-type="float">
            <text:p>209.695</text:p>
          </table:table-cell>
          <table:table-cell table:formula="of:=MAX([.C411:.C462])" office:value-type="float" office:value="212.09" calcext:value-type="float">
            <text:p>212.09</text:p>
          </table:table-cell>
          <table:table-cell table:formula="of:=MIN([.D411:.D462])" office:value-type="float" office:value="207.69" calcext:value-type="float">
            <text:p>207.69</text:p>
          </table:table-cell>
          <table:table-cell table:formula="of:=([.O436]+[.N436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6/06/15 13:00:00 +08:00</text:p>
          </table:table-cell>
          <table:table-cell office:value-type="float" office:value="209.67" calcext:value-type="float">
            <text:p>209.67</text:p>
          </table:table-cell>
          <table:table-cell office:value-type="float" office:value="210.03" calcext:value-type="float">
            <text:p>210.03</text:p>
          </table:table-cell>
          <table:table-cell office:value-type="float" office:value="209.59" calcext:value-type="float">
            <text:p>209.59</text:p>
          </table:table-cell>
          <table:table-cell office:value-type="float" office:value="209.99" calcext:value-type="float">
            <text:p>209.99</text:p>
          </table:table-cell>
          <table:table-cell office:value-type="float" office:value="209.3" calcext:value-type="float">
            <text:p>209.3</text:p>
          </table:table-cell>
          <table:table-cell table:formula="of:=MAX([.C455:.C463])" office:value-type="float" office:value="210.03" calcext:value-type="float">
            <text:p>210.03</text:p>
          </table:table-cell>
          <table:table-cell table:formula="of:=MIN([.D455:.D463])" office:value-type="float" office:value="208.57" calcext:value-type="float">
            <text:p>208.57</text:p>
          </table:table-cell>
          <table:table-cell table:formula="of:=([.G463]+[.H463])/2" office:value-type="float" office:value="209.3" calcext:value-type="float">
            <text:p>209.3</text:p>
          </table:table-cell>
          <table:table-cell table:formula="of:=MAX([.C438:.C463])" office:value-type="float" office:value="212.09" calcext:value-type="float">
            <text:p>212.09</text:p>
          </table:table-cell>
          <table:table-cell table:formula="of:=MIN([.D438:.D463])" office:value-type="float" office:value="207.79" calcext:value-type="float">
            <text:p>207.79</text:p>
          </table:table-cell>
          <table:table-cell table:formula="of:=([.J463]+[.K463])/2" office:value-type="float" office:value="209.94" calcext:value-type="float">
            <text:p>209.94</text:p>
          </table:table-cell>
          <table:table-cell table:formula="of:=([.I437]+[.L437])/2" office:value-type="float" office:value="209.695" calcext:value-type="float">
            <text:p>209.695</text:p>
          </table:table-cell>
          <table:table-cell table:formula="of:=MAX([.C412:.C463])" office:value-type="float" office:value="212.09" calcext:value-type="float">
            <text:p>212.09</text:p>
          </table:table-cell>
          <table:table-cell table:formula="of:=MIN([.D412:.D463])" office:value-type="float" office:value="207.69" calcext:value-type="float">
            <text:p>207.69</text:p>
          </table:table-cell>
          <table:table-cell table:formula="of:=([.O437]+[.N437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6/06/15 14:00:00 +08:00</text:p>
          </table:table-cell>
          <table:table-cell office:value-type="float" office:value="209.99" calcext:value-type="float">
            <text:p>209.99</text:p>
          </table:table-cell>
          <table:table-cell office:value-type="float" office:value="210.23" calcext:value-type="float">
            <text:p>210.23</text:p>
          </table:table-cell>
          <table:table-cell office:value-type="float" office:value="209.92" calcext:value-type="float">
            <text:p>209.92</text:p>
          </table:table-cell>
          <table:table-cell office:value-type="float" office:value="210.11" calcext:value-type="float">
            <text:p>210.11</text:p>
          </table:table-cell>
          <table:table-cell office:value-type="float" office:value="209.475" calcext:value-type="float">
            <text:p>209.475</text:p>
          </table:table-cell>
          <table:table-cell table:formula="of:=MAX([.C456:.C464])" office:value-type="float" office:value="210.23" calcext:value-type="float">
            <text:p>210.23</text:p>
          </table:table-cell>
          <table:table-cell table:formula="of:=MIN([.D456:.D464])" office:value-type="float" office:value="208.72" calcext:value-type="float">
            <text:p>208.72</text:p>
          </table:table-cell>
          <table:table-cell table:formula="of:=([.G464]+[.H464])/2" office:value-type="float" office:value="209.475" calcext:value-type="float">
            <text:p>209.475</text:p>
          </table:table-cell>
          <table:table-cell table:formula="of:=MAX([.C439:.C464])" office:value-type="float" office:value="212.09" calcext:value-type="float">
            <text:p>212.09</text:p>
          </table:table-cell>
          <table:table-cell table:formula="of:=MIN([.D439:.D464])" office:value-type="float" office:value="207.79" calcext:value-type="float">
            <text:p>207.79</text:p>
          </table:table-cell>
          <table:table-cell table:formula="of:=([.J464]+[.K464])/2" office:value-type="float" office:value="209.94" calcext:value-type="float">
            <text:p>209.94</text:p>
          </table:table-cell>
          <table:table-cell table:formula="of:=([.I438]+[.L438])/2" office:value-type="float" office:value="209.695" calcext:value-type="float">
            <text:p>209.695</text:p>
          </table:table-cell>
          <table:table-cell table:formula="of:=MAX([.C413:.C464])" office:value-type="float" office:value="212.09" calcext:value-type="float">
            <text:p>212.09</text:p>
          </table:table-cell>
          <table:table-cell table:formula="of:=MIN([.D413:.D464])" office:value-type="float" office:value="207.69" calcext:value-type="float">
            <text:p>207.69</text:p>
          </table:table-cell>
          <table:table-cell table:formula="of:=([.O438]+[.N438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6/06/15 15:00:00 +08:00</text:p>
          </table:table-cell>
          <table:table-cell office:value-type="float" office:value="210.11" calcext:value-type="float">
            <text:p>210.11</text:p>
          </table:table-cell>
          <table:table-cell office:value-type="float" office:value="210.35" calcext:value-type="float">
            <text:p>210.35</text:p>
          </table:table-cell>
          <table:table-cell office:value-type="float" office:value="210.11" calcext:value-type="float">
            <text:p>210.11</text:p>
          </table:table-cell>
          <table:table-cell office:value-type="float" office:value="210.27" calcext:value-type="float">
            <text:p>210.27</text:p>
          </table:table-cell>
          <table:table-cell office:value-type="float" office:value="209.535" calcext:value-type="float">
            <text:p>209.535</text:p>
          </table:table-cell>
          <table:table-cell table:formula="of:=MAX([.C457:.C465])" office:value-type="float" office:value="210.35" calcext:value-type="float">
            <text:p>210.35</text:p>
          </table:table-cell>
          <table:table-cell table:formula="of:=MIN([.D457:.D465])" office:value-type="float" office:value="208.72" calcext:value-type="float">
            <text:p>208.72</text:p>
          </table:table-cell>
          <table:table-cell table:formula="of:=([.G465]+[.H465])/2" office:value-type="float" office:value="209.535" calcext:value-type="float">
            <text:p>209.535</text:p>
          </table:table-cell>
          <table:table-cell table:formula="of:=MAX([.C440:.C465])" office:value-type="float" office:value="212.09" calcext:value-type="float">
            <text:p>212.09</text:p>
          </table:table-cell>
          <table:table-cell table:formula="of:=MIN([.D440:.D465])" office:value-type="float" office:value="207.79" calcext:value-type="float">
            <text:p>207.79</text:p>
          </table:table-cell>
          <table:table-cell table:formula="of:=([.J465]+[.K465])/2" office:value-type="float" office:value="209.94" calcext:value-type="float">
            <text:p>209.94</text:p>
          </table:table-cell>
          <table:table-cell table:formula="of:=([.I439]+[.L439])/2" office:value-type="float" office:value="209.98" calcext:value-type="float">
            <text:p>209.98</text:p>
          </table:table-cell>
          <table:table-cell table:formula="of:=MAX([.C414:.C465])" office:value-type="float" office:value="212.09" calcext:value-type="float">
            <text:p>212.09</text:p>
          </table:table-cell>
          <table:table-cell table:formula="of:=MIN([.D414:.D465])" office:value-type="float" office:value="207.69" calcext:value-type="float">
            <text:p>207.69</text:p>
          </table:table-cell>
          <table:table-cell table:formula="of:=([.O439]+[.N439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6/06/15 16:00:00 +08:00</text:p>
          </table:table-cell>
          <table:table-cell office:value-type="float" office:value="210.26" calcext:value-type="float">
            <text:p>210.26</text:p>
          </table:table-cell>
          <table:table-cell office:value-type="float" office:value="210.34" calcext:value-type="float">
            <text:p>210.34</text:p>
          </table:table-cell>
          <table:table-cell office:value-type="float" office:value="210.12" calcext:value-type="float">
            <text:p>210.12</text:p>
          </table:table-cell>
          <table:table-cell office:value-type="float" office:value="210.25" calcext:value-type="float">
            <text:p>210.25</text:p>
          </table:table-cell>
          <table:table-cell office:value-type="float" office:value="209.535" calcext:value-type="float">
            <text:p>209.535</text:p>
          </table:table-cell>
          <table:table-cell table:formula="of:=MAX([.C458:.C466])" office:value-type="float" office:value="210.35" calcext:value-type="float">
            <text:p>210.35</text:p>
          </table:table-cell>
          <table:table-cell table:formula="of:=MIN([.D458:.D466])" office:value-type="float" office:value="208.72" calcext:value-type="float">
            <text:p>208.72</text:p>
          </table:table-cell>
          <table:table-cell table:formula="of:=([.G466]+[.H466])/2" office:value-type="float" office:value="209.535" calcext:value-type="float">
            <text:p>209.535</text:p>
          </table:table-cell>
          <table:table-cell table:formula="of:=MAX([.C441:.C466])" office:value-type="float" office:value="211.87" calcext:value-type="float">
            <text:p>211.87</text:p>
          </table:table-cell>
          <table:table-cell table:formula="of:=MIN([.D441:.D466])" office:value-type="float" office:value="207.79" calcext:value-type="float">
            <text:p>207.79</text:p>
          </table:table-cell>
          <table:table-cell table:formula="of:=([.J466]+[.K466])/2" office:value-type="float" office:value="209.83" calcext:value-type="float">
            <text:p>209.83</text:p>
          </table:table-cell>
          <table:table-cell table:formula="of:=([.I440]+[.L440])/2" office:value-type="float" office:value="210.295" calcext:value-type="float">
            <text:p>210.295</text:p>
          </table:table-cell>
          <table:table-cell table:formula="of:=MAX([.C415:.C466])" office:value-type="float" office:value="212.09" calcext:value-type="float">
            <text:p>212.09</text:p>
          </table:table-cell>
          <table:table-cell table:formula="of:=MIN([.D415:.D466])" office:value-type="float" office:value="207.69" calcext:value-type="float">
            <text:p>207.69</text:p>
          </table:table-cell>
          <table:table-cell table:formula="of:=([.O440]+[.N440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7/06/15 10:00:00 +08:00</text:p>
          </table:table-cell>
          <table:table-cell office:value-type="float" office:value="210.58" calcext:value-type="float">
            <text:p>210.58</text:p>
          </table:table-cell>
          <table:table-cell office:value-type="float" office:value="210.99" calcext:value-type="float">
            <text:p>210.99</text:p>
          </table:table-cell>
          <table:table-cell office:value-type="float" office:value="210.57" calcext:value-type="float">
            <text:p>210.57</text:p>
          </table:table-cell>
          <table:table-cell office:value-type="float" office:value="210.71" calcext:value-type="float">
            <text:p>210.71</text:p>
          </table:table-cell>
          <table:table-cell office:value-type="float" office:value="209.83" calcext:value-type="float">
            <text:p>209.83</text:p>
          </table:table-cell>
          <table:table-cell table:formula="of:=MAX([.C459:.C467])" office:value-type="float" office:value="210.99" calcext:value-type="float">
            <text:p>210.99</text:p>
          </table:table-cell>
          <table:table-cell table:formula="of:=MIN([.D459:.D467])" office:value-type="float" office:value="208.72" calcext:value-type="float">
            <text:p>208.72</text:p>
          </table:table-cell>
          <table:table-cell table:formula="of:=([.G467]+[.H467])/2" office:value-type="float" office:value="209.855" calcext:value-type="float">
            <text:p>209.855</text:p>
          </table:table-cell>
          <table:table-cell table:formula="of:=MAX([.C442:.C467])" office:value-type="float" office:value="211.87" calcext:value-type="float">
            <text:p>211.87</text:p>
          </table:table-cell>
          <table:table-cell table:formula="of:=MIN([.D442:.D467])" office:value-type="float" office:value="207.79" calcext:value-type="float">
            <text:p>207.79</text:p>
          </table:table-cell>
          <table:table-cell table:formula="of:=([.J467]+[.K467])/2" office:value-type="float" office:value="209.83" calcext:value-type="float">
            <text:p>209.83</text:p>
          </table:table-cell>
          <table:table-cell table:formula="of:=([.I441]+[.L441])/2" office:value-type="float" office:value="210.4425" calcext:value-type="float">
            <text:p>210.4425</text:p>
          </table:table-cell>
          <table:table-cell table:formula="of:=MAX([.C416:.C467])" office:value-type="float" office:value="212.09" calcext:value-type="float">
            <text:p>212.09</text:p>
          </table:table-cell>
          <table:table-cell table:formula="of:=MIN([.D416:.D467])" office:value-type="float" office:value="207.69" calcext:value-type="float">
            <text:p>207.69</text:p>
          </table:table-cell>
          <table:table-cell table:formula="of:=([.O441]+[.N441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7/06/15 11:00:00 +08:00</text:p>
          </table:table-cell>
          <table:table-cell office:value-type="float" office:value="210.71" calcext:value-type="float">
            <text:p>210.71</text:p>
          </table:table-cell>
          <table:table-cell office:value-type="float" office:value="210.84" calcext:value-type="float">
            <text:p>210.84</text:p>
          </table:table-cell>
          <table:table-cell office:value-type="float" office:value="210.48" calcext:value-type="float">
            <text:p>210.48</text:p>
          </table:table-cell>
          <table:table-cell office:value-type="float" office:value="210.71" calcext:value-type="float">
            <text:p>210.71</text:p>
          </table:table-cell>
          <table:table-cell office:value-type="float" office:value="209.83" calcext:value-type="float">
            <text:p>209.83</text:p>
          </table:table-cell>
          <table:table-cell table:formula="of:=MAX([.C460:.C468])" office:value-type="float" office:value="210.99" calcext:value-type="float">
            <text:p>210.99</text:p>
          </table:table-cell>
          <table:table-cell table:formula="of:=MIN([.D460:.D468])" office:value-type="float" office:value="208.72" calcext:value-type="float">
            <text:p>208.72</text:p>
          </table:table-cell>
          <table:table-cell table:formula="of:=([.G468]+[.H468])/2" office:value-type="float" office:value="209.855" calcext:value-type="float">
            <text:p>209.855</text:p>
          </table:table-cell>
          <table:table-cell table:formula="of:=MAX([.C443:.C468])" office:value-type="float" office:value="211.87" calcext:value-type="float">
            <text:p>211.87</text:p>
          </table:table-cell>
          <table:table-cell table:formula="of:=MIN([.D443:.D468])" office:value-type="float" office:value="207.79" calcext:value-type="float">
            <text:p>207.79</text:p>
          </table:table-cell>
          <table:table-cell table:formula="of:=([.J468]+[.K468])/2" office:value-type="float" office:value="209.83" calcext:value-type="float">
            <text:p>209.83</text:p>
          </table:table-cell>
          <table:table-cell table:formula="of:=([.I442]+[.L442])/2" office:value-type="float" office:value="210.585" calcext:value-type="float">
            <text:p>210.585</text:p>
          </table:table-cell>
          <table:table-cell table:formula="of:=MAX([.C417:.C468])" office:value-type="float" office:value="212.09" calcext:value-type="float">
            <text:p>212.09</text:p>
          </table:table-cell>
          <table:table-cell table:formula="of:=MIN([.D417:.D468])" office:value-type="float" office:value="207.69" calcext:value-type="float">
            <text:p>207.69</text:p>
          </table:table-cell>
          <table:table-cell table:formula="of:=([.O442]+[.N442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7/06/15 12:00:00 +08:00</text:p>
          </table:table-cell>
          <table:table-cell office:value-type="float" office:value="210.71" calcext:value-type="float">
            <text:p>210.71</text:p>
          </table:table-cell>
          <table:table-cell office:value-type="float" office:value="210.76" calcext:value-type="float">
            <text:p>210.76</text:p>
          </table:table-cell>
          <table:table-cell office:value-type="float" office:value="210.13" calcext:value-type="float">
            <text:p>210.13</text:p>
          </table:table-cell>
          <table:table-cell office:value-type="float" office:value="210.33" calcext:value-type="float">
            <text:p>210.33</text:p>
          </table:table-cell>
          <table:table-cell office:value-type="float" office:value="209.805" calcext:value-type="float">
            <text:p>209.805</text:p>
          </table:table-cell>
          <table:table-cell table:formula="of:=MAX([.C461:.C469])" office:value-type="float" office:value="210.99" calcext:value-type="float">
            <text:p>210.99</text:p>
          </table:table-cell>
          <table:table-cell table:formula="of:=MIN([.D461:.D469])" office:value-type="float" office:value="208.87" calcext:value-type="float">
            <text:p>208.87</text:p>
          </table:table-cell>
          <table:table-cell table:formula="of:=([.G469]+[.H469])/2" office:value-type="float" office:value="209.93" calcext:value-type="float">
            <text:p>209.93</text:p>
          </table:table-cell>
          <table:table-cell table:formula="of:=MAX([.C444:.C469])" office:value-type="float" office:value="211.82" calcext:value-type="float">
            <text:p>211.82</text:p>
          </table:table-cell>
          <table:table-cell table:formula="of:=MIN([.D444:.D469])" office:value-type="float" office:value="207.79" calcext:value-type="float">
            <text:p>207.79</text:p>
          </table:table-cell>
          <table:table-cell table:formula="of:=([.J469]+[.K469])/2" office:value-type="float" office:value="209.805" calcext:value-type="float">
            <text:p>209.805</text:p>
          </table:table-cell>
          <table:table-cell table:formula="of:=([.I443]+[.L443])/2" office:value-type="float" office:value="210.6975" calcext:value-type="float">
            <text:p>210.6975</text:p>
          </table:table-cell>
          <table:table-cell table:formula="of:=MAX([.C418:.C469])" office:value-type="float" office:value="212.09" calcext:value-type="float">
            <text:p>212.09</text:p>
          </table:table-cell>
          <table:table-cell table:formula="of:=MIN([.D418:.D469])" office:value-type="float" office:value="207.69" calcext:value-type="float">
            <text:p>207.69</text:p>
          </table:table-cell>
          <table:table-cell table:formula="of:=([.O443]+[.N443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7/06/15 13:00:00 +08:00</text:p>
          </table:table-cell>
          <table:table-cell office:value-type="float" office:value="210.33" calcext:value-type="float">
            <text:p>210.33</text:p>
          </table:table-cell>
          <table:table-cell office:value-type="float" office:value="210.35" calcext:value-type="float">
            <text:p>210.35</text:p>
          </table:table-cell>
          <table:table-cell office:value-type="float" office:value="209.49" calcext:value-type="float">
            <text:p>209.49</text:p>
          </table:table-cell>
          <table:table-cell office:value-type="float" office:value="209.64" calcext:value-type="float">
            <text:p>209.64</text:p>
          </table:table-cell>
          <table:table-cell office:value-type="float" office:value="209.775" calcext:value-type="float">
            <text:p>209.775</text:p>
          </table:table-cell>
          <table:table-cell table:formula="of:=MAX([.C462:.C470])" office:value-type="float" office:value="210.99" calcext:value-type="float">
            <text:p>210.99</text:p>
          </table:table-cell>
          <table:table-cell table:formula="of:=MIN([.D462:.D470])" office:value-type="float" office:value="209.2" calcext:value-type="float">
            <text:p>209.2</text:p>
          </table:table-cell>
          <table:table-cell table:formula="of:=([.G470]+[.H470])/2" office:value-type="float" office:value="210.095" calcext:value-type="float">
            <text:p>210.095</text:p>
          </table:table-cell>
          <table:table-cell table:formula="of:=MAX([.C445:.C470])" office:value-type="float" office:value="211.76" calcext:value-type="float">
            <text:p>211.76</text:p>
          </table:table-cell>
          <table:table-cell table:formula="of:=MIN([.D445:.D470])" office:value-type="float" office:value="207.79" calcext:value-type="float">
            <text:p>207.79</text:p>
          </table:table-cell>
          <table:table-cell table:formula="of:=([.J470]+[.K470])/2" office:value-type="float" office:value="209.775" calcext:value-type="float">
            <text:p>209.775</text:p>
          </table:table-cell>
          <table:table-cell table:formula="of:=([.I444]+[.L444])/2" office:value-type="float" office:value="210.6975" calcext:value-type="float">
            <text:p>210.6975</text:p>
          </table:table-cell>
          <table:table-cell table:formula="of:=MAX([.C419:.C470])" office:value-type="float" office:value="212.09" calcext:value-type="float">
            <text:p>212.09</text:p>
          </table:table-cell>
          <table:table-cell table:formula="of:=MIN([.D419:.D470])" office:value-type="float" office:value="207.69" calcext:value-type="float">
            <text:p>207.69</text:p>
          </table:table-cell>
          <table:table-cell table:formula="of:=([.O444]+[.N444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7/06/15 14:00:00 +08:00</text:p>
          </table:table-cell>
          <table:table-cell office:value-type="float" office:value="209.64" calcext:value-type="float">
            <text:p>209.64</text:p>
          </table:table-cell>
          <table:table-cell office:value-type="float" office:value="210.03" calcext:value-type="float">
            <text:p>210.03</text:p>
          </table:table-cell>
          <table:table-cell office:value-type="float" office:value="209.55" calcext:value-type="float">
            <text:p>209.55</text:p>
          </table:table-cell>
          <table:table-cell office:value-type="float" office:value="209.92" calcext:value-type="float">
            <text:p>209.92</text:p>
          </table:table-cell>
          <table:table-cell office:value-type="float" office:value="209.39" calcext:value-type="float">
            <text:p>209.39</text:p>
          </table:table-cell>
          <table:table-cell table:formula="of:=MAX([.C463:.C471])" office:value-type="float" office:value="210.99" calcext:value-type="float">
            <text:p>210.99</text:p>
          </table:table-cell>
          <table:table-cell table:formula="of:=MIN([.D463:.D471])" office:value-type="float" office:value="209.49" calcext:value-type="float">
            <text:p>209.49</text:p>
          </table:table-cell>
          <table:table-cell table:formula="of:=([.G471]+[.H471])/2" office:value-type="float" office:value="210.24" calcext:value-type="float">
            <text:p>210.24</text:p>
          </table:table-cell>
          <table:table-cell table:formula="of:=MAX([.C446:.C471])" office:value-type="float" office:value="210.99" calcext:value-type="float">
            <text:p>210.99</text:p>
          </table:table-cell>
          <table:table-cell table:formula="of:=MIN([.D446:.D471])" office:value-type="float" office:value="207.79" calcext:value-type="float">
            <text:p>207.79</text:p>
          </table:table-cell>
          <table:table-cell table:formula="of:=([.J471]+[.K471])/2" office:value-type="float" office:value="209.39" calcext:value-type="float">
            <text:p>209.39</text:p>
          </table:table-cell>
          <table:table-cell table:formula="of:=([.I445]+[.L445])/2" office:value-type="float" office:value="210.7025" calcext:value-type="float">
            <text:p>210.7025</text:p>
          </table:table-cell>
          <table:table-cell table:formula="of:=MAX([.C420:.C471])" office:value-type="float" office:value="212.09" calcext:value-type="float">
            <text:p>212.09</text:p>
          </table:table-cell>
          <table:table-cell table:formula="of:=MIN([.D420:.D471])" office:value-type="float" office:value="207.69" calcext:value-type="float">
            <text:p>207.69</text:p>
          </table:table-cell>
          <table:table-cell table:formula="of:=([.O445]+[.N445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7/06/15 15:00:00 +08:00</text:p>
          </table:table-cell>
          <table:table-cell office:value-type="float" office:value="209.93" calcext:value-type="float">
            <text:p>209.93</text:p>
          </table:table-cell>
          <table:table-cell office:value-type="float" office:value="211.32" calcext:value-type="float">
            <text:p>211.32</text:p>
          </table:table-cell>
          <table:table-cell office:value-type="float" office:value="209.36" calcext:value-type="float">
            <text:p>209.36</text:p>
          </table:table-cell>
          <table:table-cell office:value-type="float" office:value="211.07" calcext:value-type="float">
            <text:p>211.07</text:p>
          </table:table-cell>
          <table:table-cell office:value-type="float" office:value="209.555" calcext:value-type="float">
            <text:p>209.555</text:p>
          </table:table-cell>
          <table:table-cell table:formula="of:=MAX([.C464:.C472])" office:value-type="float" office:value="211.32" calcext:value-type="float">
            <text:p>211.32</text:p>
          </table:table-cell>
          <table:table-cell table:formula="of:=MIN([.D464:.D472])" office:value-type="float" office:value="209.36" calcext:value-type="float">
            <text:p>209.36</text:p>
          </table:table-cell>
          <table:table-cell table:formula="of:=([.G472]+[.H472])/2" office:value-type="float" office:value="210.34" calcext:value-type="float">
            <text:p>210.34</text:p>
          </table:table-cell>
          <table:table-cell table:formula="of:=MAX([.C447:.C472])" office:value-type="float" office:value="211.32" calcext:value-type="float">
            <text:p>211.32</text:p>
          </table:table-cell>
          <table:table-cell table:formula="of:=MIN([.D447:.D472])" office:value-type="float" office:value="207.79" calcext:value-type="float">
            <text:p>207.79</text:p>
          </table:table-cell>
          <table:table-cell table:formula="of:=([.J472]+[.K472])/2" office:value-type="float" office:value="209.555" calcext:value-type="float">
            <text:p>209.555</text:p>
          </table:table-cell>
          <table:table-cell table:formula="of:=([.I446]+[.L446])/2" office:value-type="float" office:value="210.5" calcext:value-type="float">
            <text:p>210.5</text:p>
          </table:table-cell>
          <table:table-cell table:formula="of:=MAX([.C421:.C472])" office:value-type="float" office:value="212.09" calcext:value-type="float">
            <text:p>212.09</text:p>
          </table:table-cell>
          <table:table-cell table:formula="of:=MIN([.D421:.D472])" office:value-type="float" office:value="207.69" calcext:value-type="float">
            <text:p>207.69</text:p>
          </table:table-cell>
          <table:table-cell table:formula="of:=([.O446]+[.N446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7/06/15 16:00:00 +08:00</text:p>
          </table:table-cell>
          <table:table-cell office:value-type="float" office:value="211.07" calcext:value-type="float">
            <text:p>211.07</text:p>
          </table:table-cell>
          <table:table-cell office:value-type="float" office:value="211.17" calcext:value-type="float">
            <text:p>211.17</text:p>
          </table:table-cell>
          <table:table-cell office:value-type="float" office:value="210.58" calcext:value-type="float">
            <text:p>210.58</text:p>
          </table:table-cell>
          <table:table-cell office:value-type="float" office:value="210.61" calcext:value-type="float">
            <text:p>210.61</text:p>
          </table:table-cell>
          <table:table-cell office:value-type="float" office:value="209.555" calcext:value-type="float">
            <text:p>209.555</text:p>
          </table:table-cell>
          <table:table-cell table:formula="of:=MAX([.C465:.C473])" office:value-type="float" office:value="211.32" calcext:value-type="float">
            <text:p>211.32</text:p>
          </table:table-cell>
          <table:table-cell table:formula="of:=MIN([.D465:.D473])" office:value-type="float" office:value="209.36" calcext:value-type="float">
            <text:p>209.36</text:p>
          </table:table-cell>
          <table:table-cell table:formula="of:=([.G473]+[.H473])/2" office:value-type="float" office:value="210.34" calcext:value-type="float">
            <text:p>210.34</text:p>
          </table:table-cell>
          <table:table-cell table:formula="of:=MAX([.C448:.C473])" office:value-type="float" office:value="211.32" calcext:value-type="float">
            <text:p>211.32</text:p>
          </table:table-cell>
          <table:table-cell table:formula="of:=MIN([.D448:.D473])" office:value-type="float" office:value="207.79" calcext:value-type="float">
            <text:p>207.79</text:p>
          </table:table-cell>
          <table:table-cell table:formula="of:=([.J473]+[.K473])/2" office:value-type="float" office:value="209.555" calcext:value-type="float">
            <text:p>209.555</text:p>
          </table:table-cell>
          <table:table-cell table:formula="of:=([.I447]+[.L447])/2" office:value-type="float" office:value="210.395" calcext:value-type="float">
            <text:p>210.395</text:p>
          </table:table-cell>
          <table:table-cell table:formula="of:=MAX([.C422:.C473])" office:value-type="float" office:value="212.09" calcext:value-type="float">
            <text:p>212.09</text:p>
          </table:table-cell>
          <table:table-cell table:formula="of:=MIN([.D422:.D473])" office:value-type="float" office:value="207.69" calcext:value-type="float">
            <text:p>207.69</text:p>
          </table:table-cell>
          <table:table-cell table:formula="of:=([.O447]+[.N447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8/06/15 10:00:00 +08:00</text:p>
          </table:table-cell>
          <table:table-cell office:value-type="float" office:value="211.23" calcext:value-type="float">
            <text:p>211.23</text:p>
          </table:table-cell>
          <table:table-cell office:value-type="float" office:value="212.02" calcext:value-type="float">
            <text:p>212.02</text:p>
          </table:table-cell>
          <table:table-cell office:value-type="float" office:value="211.17" calcext:value-type="float">
            <text:p>211.17</text:p>
          </table:table-cell>
          <table:table-cell office:value-type="float" office:value="211.86" calcext:value-type="float">
            <text:p>211.86</text:p>
          </table:table-cell>
          <table:table-cell office:value-type="float" office:value="209.905" calcext:value-type="float">
            <text:p>209.905</text:p>
          </table:table-cell>
          <table:table-cell table:formula="of:=MAX([.C466:.C474])" office:value-type="float" office:value="212.02" calcext:value-type="float">
            <text:p>212.02</text:p>
          </table:table-cell>
          <table:table-cell table:formula="of:=MIN([.D466:.D474])" office:value-type="float" office:value="209.36" calcext:value-type="float">
            <text:p>209.36</text:p>
          </table:table-cell>
          <table:table-cell table:formula="of:=([.G474]+[.H474])/2" office:value-type="float" office:value="210.69" calcext:value-type="float">
            <text:p>210.69</text:p>
          </table:table-cell>
          <table:table-cell table:formula="of:=MAX([.C449:.C474])" office:value-type="float" office:value="212.02" calcext:value-type="float">
            <text:p>212.02</text:p>
          </table:table-cell>
          <table:table-cell table:formula="of:=MIN([.D449:.D474])" office:value-type="float" office:value="207.79" calcext:value-type="float">
            <text:p>207.79</text:p>
          </table:table-cell>
          <table:table-cell table:formula="of:=([.J474]+[.K474])/2" office:value-type="float" office:value="209.905" calcext:value-type="float">
            <text:p>209.905</text:p>
          </table:table-cell>
          <table:table-cell table:formula="of:=([.I448]+[.L448])/2" office:value-type="float" office:value="210.3875" calcext:value-type="float">
            <text:p>210.3875</text:p>
          </table:table-cell>
          <table:table-cell table:formula="of:=MAX([.C423:.C474])" office:value-type="float" office:value="212.09" calcext:value-type="float">
            <text:p>212.09</text:p>
          </table:table-cell>
          <table:table-cell table:formula="of:=MIN([.D423:.D474])" office:value-type="float" office:value="207.69" calcext:value-type="float">
            <text:p>207.69</text:p>
          </table:table-cell>
          <table:table-cell table:formula="of:=([.O448]+[.N448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8/06/15 11:00:00 +08:00</text:p>
          </table:table-cell>
          <table:table-cell office:value-type="float" office:value="211.86" calcext:value-type="float">
            <text:p>211.86</text:p>
          </table:table-cell>
          <table:table-cell office:value-type="float" office:value="212.59" calcext:value-type="float">
            <text:p>212.59</text:p>
          </table:table-cell>
          <table:table-cell office:value-type="float" office:value="211.86" calcext:value-type="float">
            <text:p>211.86</text:p>
          </table:table-cell>
          <table:table-cell office:value-type="float" office:value="212.56" calcext:value-type="float">
            <text:p>212.56</text:p>
          </table:table-cell>
          <table:table-cell office:value-type="float" office:value="210.18" calcext:value-type="float">
            <text:p>210.18</text:p>
          </table:table-cell>
          <table:table-cell table:formula="of:=MAX([.C467:.C475])" office:value-type="float" office:value="212.59" calcext:value-type="float">
            <text:p>212.59</text:p>
          </table:table-cell>
          <table:table-cell table:formula="of:=MIN([.D467:.D475])" office:value-type="float" office:value="209.36" calcext:value-type="float">
            <text:p>209.36</text:p>
          </table:table-cell>
          <table:table-cell table:formula="of:=([.G475]+[.H475])/2" office:value-type="float" office:value="210.975" calcext:value-type="float">
            <text:p>210.975</text:p>
          </table:table-cell>
          <table:table-cell table:formula="of:=MAX([.C450:.C475])" office:value-type="float" office:value="212.59" calcext:value-type="float">
            <text:p>212.59</text:p>
          </table:table-cell>
          <table:table-cell table:formula="of:=MIN([.D450:.D475])" office:value-type="float" office:value="207.79" calcext:value-type="float">
            <text:p>207.79</text:p>
          </table:table-cell>
          <table:table-cell table:formula="of:=([.J475]+[.K475])/2" office:value-type="float" office:value="210.19" calcext:value-type="float">
            <text:p>210.19</text:p>
          </table:table-cell>
          <table:table-cell table:formula="of:=([.I449]+[.L449])/2" office:value-type="float" office:value="210.3325" calcext:value-type="float">
            <text:p>210.3325</text:p>
          </table:table-cell>
          <table:table-cell table:formula="of:=MAX([.C424:.C475])" office:value-type="float" office:value="212.59" calcext:value-type="float">
            <text:p>212.59</text:p>
          </table:table-cell>
          <table:table-cell table:formula="of:=MIN([.D424:.D475])" office:value-type="float" office:value="207.69" calcext:value-type="float">
            <text:p>207.69</text:p>
          </table:table-cell>
          <table:table-cell table:formula="of:=([.O449]+[.N449])/2" office:value-type="float" office:value="210.18" calcext:value-type="float">
            <text:p>210.18</text:p>
          </table:table-cell>
        </table:table-row>
        <table:table-row table:style-name="ro1">
          <table:table-cell office:value-type="string" calcext:value-type="string">
            <text:p>18/06/15 12:00:00 +08:00</text:p>
          </table:table-cell>
          <table:table-cell office:value-type="float" office:value="212.56" calcext:value-type="float">
            <text:p>212.56</text:p>
          </table:table-cell>
          <table:table-cell office:value-type="float" office:value="212.94" calcext:value-type="float">
            <text:p>212.94</text:p>
          </table:table-cell>
          <table:table-cell office:value-type="float" office:value="212.54" calcext:value-type="float">
            <text:p>212.54</text:p>
          </table:table-cell>
          <table:table-cell office:value-type="float" office:value="212.76" calcext:value-type="float">
            <text:p>212.76</text:p>
          </table:table-cell>
          <table:table-cell office:value-type="float" office:value="210.16" calcext:value-type="float">
            <text:p>210.16</text:p>
          </table:table-cell>
          <table:table-cell table:formula="of:=MAX([.C468:.C476])" office:value-type="float" office:value="212.94" calcext:value-type="float">
            <text:p>212.94</text:p>
          </table:table-cell>
          <table:table-cell table:formula="of:=MIN([.D468:.D476])" office:value-type="float" office:value="209.36" calcext:value-type="float">
            <text:p>209.36</text:p>
          </table:table-cell>
          <table:table-cell table:formula="of:=([.G476]+[.H476])/2" office:value-type="float" office:value="211.15" calcext:value-type="float">
            <text:p>211.15</text:p>
          </table:table-cell>
          <table:table-cell table:formula="of:=MAX([.C451:.C476])" office:value-type="float" office:value="212.94" calcext:value-type="float">
            <text:p>212.94</text:p>
          </table:table-cell>
          <table:table-cell table:formula="of:=MIN([.D451:.D476])" office:value-type="float" office:value="207.79" calcext:value-type="float">
            <text:p>207.79</text:p>
          </table:table-cell>
          <table:table-cell table:formula="of:=([.J476]+[.K476])/2" office:value-type="float" office:value="210.365" calcext:value-type="float">
            <text:p>210.365</text:p>
          </table:table-cell>
          <table:table-cell table:formula="of:=([.I450]+[.L450])/2" office:value-type="float" office:value="210.3325" calcext:value-type="float">
            <text:p>210.3325</text:p>
          </table:table-cell>
          <table:table-cell table:formula="of:=MAX([.C425:.C476])" office:value-type="float" office:value="212.94" calcext:value-type="float">
            <text:p>212.94</text:p>
          </table:table-cell>
          <table:table-cell table:formula="of:=MIN([.D425:.D476])" office:value-type="float" office:value="207.69" calcext:value-type="float">
            <text:p>207.69</text:p>
          </table:table-cell>
          <table:table-cell table:formula="of:=([.O450]+[.N450])/2" office:value-type="float" office:value="210.16" calcext:value-type="float">
            <text:p>210.16</text:p>
          </table:table-cell>
        </table:table-row>
        <table:table-row table:style-name="ro1">
          <table:table-cell office:value-type="string" calcext:value-type="string">
            <text:p>18/06/15 13:00:00 +08:00</text:p>
          </table:table-cell>
          <table:table-cell office:value-type="float" office:value="212.76" calcext:value-type="float">
            <text:p>212.76</text:p>
          </table:table-cell>
          <table:table-cell office:value-type="float" office:value="213.34" calcext:value-type="float">
            <text:p>213.34</text:p>
          </table:table-cell>
          <table:table-cell office:value-type="float" office:value="212.69" calcext:value-type="float">
            <text:p>212.69</text:p>
          </table:table-cell>
          <table:table-cell office:value-type="float" office:value="212.81" calcext:value-type="float">
            <text:p>212.81</text:p>
          </table:table-cell>
          <table:table-cell office:value-type="float" office:value="209.97" calcext:value-type="float">
            <text:p>209.97</text:p>
          </table:table-cell>
          <table:table-cell table:formula="of:=MAX([.C469:.C477])" office:value-type="float" office:value="213.34" calcext:value-type="float">
            <text:p>213.34</text:p>
          </table:table-cell>
          <table:table-cell table:formula="of:=MIN([.D469:.D477])" office:value-type="float" office:value="209.36" calcext:value-type="float">
            <text:p>209.36</text:p>
          </table:table-cell>
          <table:table-cell table:formula="of:=([.G477]+[.H477])/2" office:value-type="float" office:value="211.35" calcext:value-type="float">
            <text:p>211.35</text:p>
          </table:table-cell>
          <table:table-cell table:formula="of:=MAX([.C452:.C477])" office:value-type="float" office:value="213.34" calcext:value-type="float">
            <text:p>213.34</text:p>
          </table:table-cell>
          <table:table-cell table:formula="of:=MIN([.D452:.D477])" office:value-type="float" office:value="207.79" calcext:value-type="float">
            <text:p>207.79</text:p>
          </table:table-cell>
          <table:table-cell table:formula="of:=([.J477]+[.K477])/2" office:value-type="float" office:value="210.565" calcext:value-type="float">
            <text:p>210.565</text:p>
          </table:table-cell>
          <table:table-cell table:formula="of:=([.I451]+[.L451])/2" office:value-type="float" office:value="210.3325" calcext:value-type="float">
            <text:p>210.3325</text:p>
          </table:table-cell>
          <table:table-cell table:formula="of:=MAX([.C426:.C477])" office:value-type="float" office:value="213.34" calcext:value-type="float">
            <text:p>213.34</text:p>
          </table:table-cell>
          <table:table-cell table:formula="of:=MIN([.D426:.D477])" office:value-type="float" office:value="207.69" calcext:value-type="float">
            <text:p>207.69</text:p>
          </table:table-cell>
          <table:table-cell table:formula="of:=([.O451]+[.N451])/2" office:value-type="float" office:value="209.97" calcext:value-type="float">
            <text:p>209.97</text:p>
          </table:table-cell>
        </table:table-row>
        <table:table-row table:style-name="ro1">
          <table:table-cell office:value-type="string" calcext:value-type="string">
            <text:p>18/06/15 14:00:00 +08:00</text:p>
          </table:table-cell>
          <table:table-cell office:value-type="float" office:value="212.81" calcext:value-type="float">
            <text:p>212.81</text:p>
          </table:table-cell>
          <table:table-cell office:value-type="float" office:value="212.95" calcext:value-type="float">
            <text:p>212.95</text:p>
          </table:table-cell>
          <table:table-cell office:value-type="float" office:value="212.44" calcext:value-type="float">
            <text:p>212.44</text:p>
          </table:table-cell>
          <table:table-cell office:value-type="float" office:value="212.56" calcext:value-type="float">
            <text:p>212.56</text:p>
          </table:table-cell>
          <table:table-cell office:value-type="float" office:value="209.97" calcext:value-type="float">
            <text:p>209.97</text:p>
          </table:table-cell>
          <table:table-cell table:formula="of:=MAX([.C470:.C478])" office:value-type="float" office:value="213.34" calcext:value-type="float">
            <text:p>213.34</text:p>
          </table:table-cell>
          <table:table-cell table:formula="of:=MIN([.D470:.D478])" office:value-type="float" office:value="209.36" calcext:value-type="float">
            <text:p>209.36</text:p>
          </table:table-cell>
          <table:table-cell table:formula="of:=([.G478]+[.H478])/2" office:value-type="float" office:value="211.35" calcext:value-type="float">
            <text:p>211.35</text:p>
          </table:table-cell>
          <table:table-cell table:formula="of:=MAX([.C453:.C478])" office:value-type="float" office:value="213.34" calcext:value-type="float">
            <text:p>213.34</text:p>
          </table:table-cell>
          <table:table-cell table:formula="of:=MIN([.D453:.D478])" office:value-type="float" office:value="207.79" calcext:value-type="float">
            <text:p>207.79</text:p>
          </table:table-cell>
          <table:table-cell table:formula="of:=([.J478]+[.K478])/2" office:value-type="float" office:value="210.565" calcext:value-type="float">
            <text:p>210.565</text:p>
          </table:table-cell>
          <table:table-cell table:formula="of:=([.I452]+[.L452])/2" office:value-type="float" office:value="210.465" calcext:value-type="float">
            <text:p>210.465</text:p>
          </table:table-cell>
          <table:table-cell table:formula="of:=MAX([.C427:.C478])" office:value-type="float" office:value="213.34" calcext:value-type="float">
            <text:p>213.34</text:p>
          </table:table-cell>
          <table:table-cell table:formula="of:=MIN([.D427:.D478])" office:value-type="float" office:value="207.79" calcext:value-type="float">
            <text:p>207.79</text:p>
          </table:table-cell>
          <table:table-cell table:formula="of:=([.O452]+[.N452])/2" office:value-type="float" office:value="209.97" calcext:value-type="float">
            <text:p>209.97</text:p>
          </table:table-cell>
        </table:table-row>
        <table:table-row table:style-name="ro1">
          <table:table-cell office:value-type="string" calcext:value-type="string">
            <text:p>18/06/15 15:00:00 +08:00</text:p>
          </table:table-cell>
          <table:table-cell office:value-type="float" office:value="212.56" calcext:value-type="float">
            <text:p>212.56</text:p>
          </table:table-cell>
          <table:table-cell office:value-type="float" office:value="212.99" calcext:value-type="float">
            <text:p>212.99</text:p>
          </table:table-cell>
          <table:table-cell office:value-type="float" office:value="212.51" calcext:value-type="float">
            <text:p>212.51</text:p>
          </table:table-cell>
          <table:table-cell office:value-type="float" office:value="212.96" calcext:value-type="float">
            <text:p>212.96</text:p>
          </table:table-cell>
          <table:table-cell office:value-type="float" office:value="209.8575" calcext:value-type="float">
            <text:p>209.8575</text:p>
          </table:table-cell>
          <table:table-cell table:formula="of:=MAX([.C471:.C479])" office:value-type="float" office:value="213.34" calcext:value-type="float">
            <text:p>213.34</text:p>
          </table:table-cell>
          <table:table-cell table:formula="of:=MIN([.D471:.D479])" office:value-type="float" office:value="209.36" calcext:value-type="float">
            <text:p>209.36</text:p>
          </table:table-cell>
          <table:table-cell table:formula="of:=([.G479]+[.H479])/2" office:value-type="float" office:value="211.35" calcext:value-type="float">
            <text:p>211.35</text:p>
          </table:table-cell>
          <table:table-cell table:formula="of:=MAX([.C454:.C479])" office:value-type="float" office:value="213.34" calcext:value-type="float">
            <text:p>213.34</text:p>
          </table:table-cell>
          <table:table-cell table:formula="of:=MIN([.D454:.D479])" office:value-type="float" office:value="208.03" calcext:value-type="float">
            <text:p>208.03</text:p>
          </table:table-cell>
          <table:table-cell table:formula="of:=([.J479]+[.K479])/2" office:value-type="float" office:value="210.685" calcext:value-type="float">
            <text:p>210.685</text:p>
          </table:table-cell>
          <table:table-cell table:formula="of:=([.I453]+[.L453])/2" office:value-type="float" office:value="209.8575" calcext:value-type="float">
            <text:p>209.8575</text:p>
          </table:table-cell>
          <table:table-cell table:formula="of:=MAX([.C428:.C479])" office:value-type="float" office:value="213.34" calcext:value-type="float">
            <text:p>213.34</text:p>
          </table:table-cell>
          <table:table-cell table:formula="of:=MIN([.D428:.D479])" office:value-type="float" office:value="207.79" calcext:value-type="float">
            <text:p>207.79</text:p>
          </table:table-cell>
          <table:table-cell table:formula="of:=([.O453]+[.N453])/2" office:value-type="float" office:value="209.97" calcext:value-type="float">
            <text:p>209.97</text:p>
          </table:table-cell>
        </table:table-row>
        <table:table-row table:style-name="ro1">
          <table:table-cell office:value-type="string" calcext:value-type="string">
            <text:p>18/06/15 16:00:00 +08:00</text:p>
          </table:table-cell>
          <table:table-cell office:value-type="float" office:value="212.96" calcext:value-type="float">
            <text:p>212.96</text:p>
          </table:table-cell>
          <table:table-cell office:value-type="float" office:value="213.1" calcext:value-type="float">
            <text:p>213.1</text:p>
          </table:table-cell>
          <table:table-cell office:value-type="float" office:value="212.66" calcext:value-type="float">
            <text:p>212.66</text:p>
          </table:table-cell>
          <table:table-cell office:value-type="float" office:value="212.78" calcext:value-type="float">
            <text:p>212.78</text:p>
          </table:table-cell>
          <table:table-cell office:value-type="float" office:value="209.6275" calcext:value-type="float">
            <text:p>209.6275</text:p>
          </table:table-cell>
          <table:table-cell table:formula="of:=MAX([.C472:.C480])" office:value-type="float" office:value="213.34" calcext:value-type="float">
            <text:p>213.34</text:p>
          </table:table-cell>
          <table:table-cell table:formula="of:=MIN([.D472:.D480])" office:value-type="float" office:value="209.36" calcext:value-type="float">
            <text:p>209.36</text:p>
          </table:table-cell>
          <table:table-cell table:formula="of:=([.G480]+[.H480])/2" office:value-type="float" office:value="211.35" calcext:value-type="float">
            <text:p>211.35</text:p>
          </table:table-cell>
          <table:table-cell table:formula="of:=MAX([.C455:.C480])" office:value-type="float" office:value="213.34" calcext:value-type="float">
            <text:p>213.34</text:p>
          </table:table-cell>
          <table:table-cell table:formula="of:=MIN([.D455:.D480])" office:value-type="float" office:value="208.57" calcext:value-type="float">
            <text:p>208.57</text:p>
          </table:table-cell>
          <table:table-cell table:formula="of:=([.J480]+[.K480])/2" office:value-type="float" office:value="210.955" calcext:value-type="float">
            <text:p>210.955</text:p>
          </table:table-cell>
          <table:table-cell table:formula="of:=([.I454]+[.L454])/2" office:value-type="float" office:value="209.6275" calcext:value-type="float">
            <text:p>209.6275</text:p>
          </table:table-cell>
          <table:table-cell table:formula="of:=MAX([.C429:.C480])" office:value-type="float" office:value="213.34" calcext:value-type="float">
            <text:p>213.34</text:p>
          </table:table-cell>
          <table:table-cell table:formula="of:=MIN([.D429:.D480])" office:value-type="float" office:value="207.79" calcext:value-type="float">
            <text:p>207.79</text:p>
          </table:table-cell>
          <table:table-cell table:formula="of:=([.O454]+[.N454])/2" office:value-type="float" office:value="209.895" calcext:value-type="float">
            <text:p>209.895</text:p>
          </table:table-cell>
        </table:table-row>
        <table:table-row table:style-name="ro1">
          <table:table-cell office:value-type="string" calcext:value-type="string">
            <text:p>19/06/15 10:00:00 +08:00</text:p>
          </table:table-cell>
          <table:table-cell office:value-type="float" office:value="211.42" calcext:value-type="float">
            <text:p>211.42</text:p>
          </table:table-cell>
          <table:table-cell office:value-type="float" office:value="211.52" calcext:value-type="float">
            <text:p>211.52</text:p>
          </table:table-cell>
          <table:table-cell office:value-type="float" office:value="211.09" calcext:value-type="float">
            <text:p>211.09</text:p>
          </table:table-cell>
          <table:table-cell office:value-type="float" office:value="211.35" calcext:value-type="float">
            <text:p>211.35</text:p>
          </table:table-cell>
          <table:table-cell office:value-type="float" office:value="209.6" calcext:value-type="float">
            <text:p>209.6</text:p>
          </table:table-cell>
          <table:table-cell table:formula="of:=MAX([.C473:.C481])" office:value-type="float" office:value="213.34" calcext:value-type="float">
            <text:p>213.34</text:p>
          </table:table-cell>
          <table:table-cell table:formula="of:=MIN([.D473:.D481])" office:value-type="float" office:value="210.58" calcext:value-type="float">
            <text:p>210.58</text:p>
          </table:table-cell>
          <table:table-cell table:formula="of:=([.G481]+[.H481])/2" office:value-type="float" office:value="211.96" calcext:value-type="float">
            <text:p>211.96</text:p>
          </table:table-cell>
          <table:table-cell table:formula="of:=MAX([.C456:.C481])" office:value-type="float" office:value="213.34" calcext:value-type="float">
            <text:p>213.34</text:p>
          </table:table-cell>
          <table:table-cell table:formula="of:=MIN([.D456:.D481])" office:value-type="float" office:value="208.72" calcext:value-type="float">
            <text:p>208.72</text:p>
          </table:table-cell>
          <table:table-cell table:formula="of:=([.J481]+[.K481])/2" office:value-type="float" office:value="211.03" calcext:value-type="float">
            <text:p>211.03</text:p>
          </table:table-cell>
          <table:table-cell table:formula="of:=([.I455]+[.L455])/2" office:value-type="float" office:value="209.6" calcext:value-type="float">
            <text:p>209.6</text:p>
          </table:table-cell>
          <table:table-cell table:formula="of:=MAX([.C430:.C481])" office:value-type="float" office:value="213.34" calcext:value-type="float">
            <text:p>213.34</text:p>
          </table:table-cell>
          <table:table-cell table:formula="of:=MIN([.D430:.D481])" office:value-type="float" office:value="207.79" calcext:value-type="float">
            <text:p>207.79</text:p>
          </table:table-cell>
          <table:table-cell table:formula="of:=([.O455]+[.N455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19/06/15 11:00:00 +08:00</text:p>
          </table:table-cell>
          <table:table-cell office:value-type="float" office:value="211.35" calcext:value-type="float">
            <text:p>211.35</text:p>
          </table:table-cell>
          <table:table-cell office:value-type="float" office:value="211.55" calcext:value-type="float">
            <text:p>211.55</text:p>
          </table:table-cell>
          <table:table-cell office:value-type="float" office:value="211.26" calcext:value-type="float">
            <text:p>211.26</text:p>
          </table:table-cell>
          <table:table-cell office:value-type="float" office:value="211.51" calcext:value-type="float">
            <text:p>211.51</text:p>
          </table:table-cell>
          <table:table-cell office:value-type="float" office:value="209.5525" calcext:value-type="float">
            <text:p>209.5525</text:p>
          </table:table-cell>
          <table:table-cell table:formula="of:=MAX([.C474:.C482])" office:value-type="float" office:value="213.34" calcext:value-type="float">
            <text:p>213.34</text:p>
          </table:table-cell>
          <table:table-cell table:formula="of:=MIN([.D474:.D482])" office:value-type="float" office:value="211.09" calcext:value-type="float">
            <text:p>211.09</text:p>
          </table:table-cell>
          <table:table-cell table:formula="of:=([.G482]+[.H482])/2" office:value-type="float" office:value="212.215" calcext:value-type="float">
            <text:p>212.215</text:p>
          </table:table-cell>
          <table:table-cell table:formula="of:=MAX([.C457:.C482])" office:value-type="float" office:value="213.34" calcext:value-type="float">
            <text:p>213.34</text:p>
          </table:table-cell>
          <table:table-cell table:formula="of:=MIN([.D457:.D482])" office:value-type="float" office:value="208.72" calcext:value-type="float">
            <text:p>208.72</text:p>
          </table:table-cell>
          <table:table-cell table:formula="of:=([.J482]+[.K482])/2" office:value-type="float" office:value="211.03" calcext:value-type="float">
            <text:p>211.03</text:p>
          </table:table-cell>
          <table:table-cell table:formula="of:=([.I456]+[.L456])/2" office:value-type="float" office:value="209.5525" calcext:value-type="float">
            <text:p>209.5525</text:p>
          </table:table-cell>
          <table:table-cell table:formula="of:=MAX([.C431:.C482])" office:value-type="float" office:value="213.34" calcext:value-type="float">
            <text:p>213.34</text:p>
          </table:table-cell>
          <table:table-cell table:formula="of:=MIN([.D431:.D482])" office:value-type="float" office:value="207.79" calcext:value-type="float">
            <text:p>207.79</text:p>
          </table:table-cell>
          <table:table-cell table:formula="of:=([.O456]+[.N456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19/06/15 12:00:00 +08:00</text:p>
          </table:table-cell>
          <table:table-cell office:value-type="float" office:value="211.51" calcext:value-type="float">
            <text:p>211.51</text:p>
          </table:table-cell>
          <table:table-cell office:value-type="float" office:value="211.52" calcext:value-type="float">
            <text:p>211.52</text:p>
          </table:table-cell>
          <table:table-cell office:value-type="float" office:value="211.07" calcext:value-type="float">
            <text:p>211.07</text:p>
          </table:table-cell>
          <table:table-cell office:value-type="float" office:value="211.13" calcext:value-type="float">
            <text:p>211.13</text:p>
          </table:table-cell>
          <table:table-cell office:value-type="float" office:value="209.4925" calcext:value-type="float">
            <text:p>209.4925</text:p>
          </table:table-cell>
          <table:table-cell table:formula="of:=MAX([.C475:.C483])" office:value-type="float" office:value="213.34" calcext:value-type="float">
            <text:p>213.34</text:p>
          </table:table-cell>
          <table:table-cell table:formula="of:=MIN([.D475:.D483])" office:value-type="float" office:value="211.07" calcext:value-type="float">
            <text:p>211.07</text:p>
          </table:table-cell>
          <table:table-cell table:formula="of:=([.G483]+[.H483])/2" office:value-type="float" office:value="212.205" calcext:value-type="float">
            <text:p>212.205</text:p>
          </table:table-cell>
          <table:table-cell table:formula="of:=MAX([.C458:.C483])" office:value-type="float" office:value="213.34" calcext:value-type="float">
            <text:p>213.34</text:p>
          </table:table-cell>
          <table:table-cell table:formula="of:=MIN([.D458:.D483])" office:value-type="float" office:value="208.72" calcext:value-type="float">
            <text:p>208.72</text:p>
          </table:table-cell>
          <table:table-cell table:formula="of:=([.J483]+[.K483])/2" office:value-type="float" office:value="211.03" calcext:value-type="float">
            <text:p>211.03</text:p>
          </table:table-cell>
          <table:table-cell table:formula="of:=([.I457]+[.L457])/2" office:value-type="float" office:value="209.4925" calcext:value-type="float">
            <text:p>209.4925</text:p>
          </table:table-cell>
          <table:table-cell table:formula="of:=MAX([.C432:.C483])" office:value-type="float" office:value="213.34" calcext:value-type="float">
            <text:p>213.34</text:p>
          </table:table-cell>
          <table:table-cell table:formula="of:=MIN([.D432:.D483])" office:value-type="float" office:value="207.79" calcext:value-type="float">
            <text:p>207.79</text:p>
          </table:table-cell>
          <table:table-cell table:formula="of:=([.O457]+[.N457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19/06/15 13:00:00 +08:00</text:p>
          </table:table-cell>
          <table:table-cell office:value-type="float" office:value="211.14" calcext:value-type="float">
            <text:p>211.14</text:p>
          </table:table-cell>
          <table:table-cell office:value-type="float" office:value="211.18" calcext:value-type="float">
            <text:p>211.18</text:p>
          </table:table-cell>
          <table:table-cell office:value-type="float" office:value="210.95" calcext:value-type="float">
            <text:p>210.95</text:p>
          </table:table-cell>
          <table:table-cell office:value-type="float" office:value="211.11" calcext:value-type="float">
            <text:p>211.11</text:p>
          </table:table-cell>
          <table:table-cell office:value-type="float" office:value="209.4925" calcext:value-type="float">
            <text:p>209.4925</text:p>
          </table:table-cell>
          <table:table-cell table:formula="of:=MAX([.C476:.C484])" office:value-type="float" office:value="213.34" calcext:value-type="float">
            <text:p>213.34</text:p>
          </table:table-cell>
          <table:table-cell table:formula="of:=MIN([.D476:.D484])" office:value-type="float" office:value="210.95" calcext:value-type="float">
            <text:p>210.95</text:p>
          </table:table-cell>
          <table:table-cell table:formula="of:=([.G484]+[.H484])/2" office:value-type="float" office:value="212.145" calcext:value-type="float">
            <text:p>212.145</text:p>
          </table:table-cell>
          <table:table-cell table:formula="of:=MAX([.C459:.C484])" office:value-type="float" office:value="213.34" calcext:value-type="float">
            <text:p>213.34</text:p>
          </table:table-cell>
          <table:table-cell table:formula="of:=MIN([.D459:.D484])" office:value-type="float" office:value="208.72" calcext:value-type="float">
            <text:p>208.72</text:p>
          </table:table-cell>
          <table:table-cell table:formula="of:=([.J484]+[.K484])/2" office:value-type="float" office:value="211.03" calcext:value-type="float">
            <text:p>211.03</text:p>
          </table:table-cell>
          <table:table-cell table:formula="of:=([.I458]+[.L458])/2" office:value-type="float" office:value="209.4925" calcext:value-type="float">
            <text:p>209.4925</text:p>
          </table:table-cell>
          <table:table-cell table:formula="of:=MAX([.C433:.C484])" office:value-type="float" office:value="213.34" calcext:value-type="float">
            <text:p>213.34</text:p>
          </table:table-cell>
          <table:table-cell table:formula="of:=MIN([.D433:.D484])" office:value-type="float" office:value="207.79" calcext:value-type="float">
            <text:p>207.79</text:p>
          </table:table-cell>
          <table:table-cell table:formula="of:=([.O458]+[.N458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19/06/15 14:00:00 +08:00</text:p>
          </table:table-cell>
          <table:table-cell office:value-type="float" office:value="211.12" calcext:value-type="float">
            <text:p>211.12</text:p>
          </table:table-cell>
          <table:table-cell office:value-type="float" office:value="211.31" calcext:value-type="float">
            <text:p>211.31</text:p>
          </table:table-cell>
          <table:table-cell office:value-type="float" office:value="210.99" calcext:value-type="float">
            <text:p>210.99</text:p>
          </table:table-cell>
          <table:table-cell office:value-type="float" office:value="211.21" calcext:value-type="float">
            <text:p>211.21</text:p>
          </table:table-cell>
          <table:table-cell office:value-type="float" office:value="209.4675" calcext:value-type="float">
            <text:p>209.4675</text:p>
          </table:table-cell>
          <table:table-cell table:formula="of:=MAX([.C477:.C485])" office:value-type="float" office:value="213.34" calcext:value-type="float">
            <text:p>213.34</text:p>
          </table:table-cell>
          <table:table-cell table:formula="of:=MIN([.D477:.D485])" office:value-type="float" office:value="210.95" calcext:value-type="float">
            <text:p>210.95</text:p>
          </table:table-cell>
          <table:table-cell table:formula="of:=([.G485]+[.H485])/2" office:value-type="float" office:value="212.145" calcext:value-type="float">
            <text:p>212.145</text:p>
          </table:table-cell>
          <table:table-cell table:formula="of:=MAX([.C460:.C485])" office:value-type="float" office:value="213.34" calcext:value-type="float">
            <text:p>213.34</text:p>
          </table:table-cell>
          <table:table-cell table:formula="of:=MIN([.D460:.D485])" office:value-type="float" office:value="208.72" calcext:value-type="float">
            <text:p>208.72</text:p>
          </table:table-cell>
          <table:table-cell table:formula="of:=([.J485]+[.K485])/2" office:value-type="float" office:value="211.03" calcext:value-type="float">
            <text:p>211.03</text:p>
          </table:table-cell>
          <table:table-cell table:formula="of:=([.I459]+[.L459])/2" office:value-type="float" office:value="209.4675" calcext:value-type="float">
            <text:p>209.4675</text:p>
          </table:table-cell>
          <table:table-cell table:formula="of:=MAX([.C434:.C485])" office:value-type="float" office:value="213.34" calcext:value-type="float">
            <text:p>213.34</text:p>
          </table:table-cell>
          <table:table-cell table:formula="of:=MIN([.D434:.D485])" office:value-type="float" office:value="207.79" calcext:value-type="float">
            <text:p>207.79</text:p>
          </table:table-cell>
          <table:table-cell table:formula="of:=([.O459]+[.N459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19/06/15 15:00:00 +08:00</text:p>
          </table:table-cell>
          <table:table-cell office:value-type="float" office:value="211.2" calcext:value-type="float">
            <text:p>211.2</text:p>
          </table:table-cell>
          <table:table-cell office:value-type="float" office:value="211.22" calcext:value-type="float">
            <text:p>211.22</text:p>
          </table:table-cell>
          <table:table-cell office:value-type="float" office:value="210.68" calcext:value-type="float">
            <text:p>210.68</text:p>
          </table:table-cell>
          <table:table-cell office:value-type="float" office:value="210.77" calcext:value-type="float">
            <text:p>210.77</text:p>
          </table:table-cell>
          <table:table-cell office:value-type="float" office:value="209.4675" calcext:value-type="float">
            <text:p>209.4675</text:p>
          </table:table-cell>
          <table:table-cell table:formula="of:=MAX([.C478:.C486])" office:value-type="float" office:value="213.1" calcext:value-type="float">
            <text:p>213.1</text:p>
          </table:table-cell>
          <table:table-cell table:formula="of:=MIN([.D478:.D486])" office:value-type="float" office:value="210.68" calcext:value-type="float">
            <text:p>210.68</text:p>
          </table:table-cell>
          <table:table-cell table:formula="of:=([.G486]+[.H486])/2" office:value-type="float" office:value="211.89" calcext:value-type="float">
            <text:p>211.89</text:p>
          </table:table-cell>
          <table:table-cell table:formula="of:=MAX([.C461:.C486])" office:value-type="float" office:value="213.34" calcext:value-type="float">
            <text:p>213.34</text:p>
          </table:table-cell>
          <table:table-cell table:formula="of:=MIN([.D461:.D486])" office:value-type="float" office:value="208.87" calcext:value-type="float">
            <text:p>208.87</text:p>
          </table:table-cell>
          <table:table-cell table:formula="of:=([.J486]+[.K486])/2" office:value-type="float" office:value="211.105" calcext:value-type="float">
            <text:p>211.105</text:p>
          </table:table-cell>
          <table:table-cell table:formula="of:=([.I460]+[.L460])/2" office:value-type="float" office:value="209.4675" calcext:value-type="float">
            <text:p>209.4675</text:p>
          </table:table-cell>
          <table:table-cell table:formula="of:=MAX([.C435:.C486])" office:value-type="float" office:value="213.34" calcext:value-type="float">
            <text:p>213.34</text:p>
          </table:table-cell>
          <table:table-cell table:formula="of:=MIN([.D435:.D486])" office:value-type="float" office:value="207.79" calcext:value-type="float">
            <text:p>207.79</text:p>
          </table:table-cell>
          <table:table-cell table:formula="of:=([.O460]+[.N460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19/06/15 16:00:00 +08:00</text:p>
          </table:table-cell>
          <table:table-cell office:value-type="float" office:value="210.76" calcext:value-type="float">
            <text:p>210.76</text:p>
          </table:table-cell>
          <table:table-cell office:value-type="float" office:value="211.01" calcext:value-type="float">
            <text:p>211.01</text:p>
          </table:table-cell>
          <table:table-cell office:value-type="float" office:value="210.44" calcext:value-type="float">
            <text:p>210.44</text:p>
          </table:table-cell>
          <table:table-cell office:value-type="float" office:value="210.46" calcext:value-type="float">
            <text:p>210.46</text:p>
          </table:table-cell>
          <table:table-cell office:value-type="float" office:value="209.3475" calcext:value-type="float">
            <text:p>209.3475</text:p>
          </table:table-cell>
          <table:table-cell table:formula="of:=MAX([.C479:.C487])" office:value-type="float" office:value="213.1" calcext:value-type="float">
            <text:p>213.1</text:p>
          </table:table-cell>
          <table:table-cell table:formula="of:=MIN([.D479:.D487])" office:value-type="float" office:value="210.44" calcext:value-type="float">
            <text:p>210.44</text:p>
          </table:table-cell>
          <table:table-cell table:formula="of:=([.G487]+[.H487])/2" office:value-type="float" office:value="211.77" calcext:value-type="float">
            <text:p>211.77</text:p>
          </table:table-cell>
          <table:table-cell table:formula="of:=MAX([.C462:.C487])" office:value-type="float" office:value="213.34" calcext:value-type="float">
            <text:p>213.34</text:p>
          </table:table-cell>
          <table:table-cell table:formula="of:=MIN([.D462:.D487])" office:value-type="float" office:value="209.2" calcext:value-type="float">
            <text:p>209.2</text:p>
          </table:table-cell>
          <table:table-cell table:formula="of:=([.J487]+[.K487])/2" office:value-type="float" office:value="211.27" calcext:value-type="float">
            <text:p>211.27</text:p>
          </table:table-cell>
          <table:table-cell table:formula="of:=([.I461]+[.L461])/2" office:value-type="float" office:value="209.3475" calcext:value-type="float">
            <text:p>209.3475</text:p>
          </table:table-cell>
          <table:table-cell table:formula="of:=MAX([.C436:.C487])" office:value-type="float" office:value="213.34" calcext:value-type="float">
            <text:p>213.34</text:p>
          </table:table-cell>
          <table:table-cell table:formula="of:=MIN([.D436:.D487])" office:value-type="float" office:value="207.79" calcext:value-type="float">
            <text:p>207.79</text:p>
          </table:table-cell>
          <table:table-cell table:formula="of:=([.O461]+[.N461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2/06/15 10:00:00 +08:00</text:p>
          </table:table-cell>
          <table:table-cell office:value-type="float" office:value="211.95" calcext:value-type="float">
            <text:p>211.95</text:p>
          </table:table-cell>
          <table:table-cell office:value-type="float" office:value="212.18" calcext:value-type="float">
            <text:p>212.18</text:p>
          </table:table-cell>
          <table:table-cell office:value-type="float" office:value="211.69" calcext:value-type="float">
            <text:p>211.69</text:p>
          </table:table-cell>
          <table:table-cell office:value-type="float" office:value="212.09" calcext:value-type="float">
            <text:p>212.09</text:p>
          </table:table-cell>
          <table:table-cell office:value-type="float" office:value="209.445" calcext:value-type="float">
            <text:p>209.445</text:p>
          </table:table-cell>
          <table:table-cell table:formula="of:=MAX([.C480:.C488])" office:value-type="float" office:value="213.1" calcext:value-type="float">
            <text:p>213.1</text:p>
          </table:table-cell>
          <table:table-cell table:formula="of:=MIN([.D480:.D488])" office:value-type="float" office:value="210.44" calcext:value-type="float">
            <text:p>210.44</text:p>
          </table:table-cell>
          <table:table-cell table:formula="of:=([.G488]+[.H488])/2" office:value-type="float" office:value="211.77" calcext:value-type="float">
            <text:p>211.77</text:p>
          </table:table-cell>
          <table:table-cell table:formula="of:=MAX([.C463:.C488])" office:value-type="float" office:value="213.34" calcext:value-type="float">
            <text:p>213.34</text:p>
          </table:table-cell>
          <table:table-cell table:formula="of:=MIN([.D463:.D488])" office:value-type="float" office:value="209.36" calcext:value-type="float">
            <text:p>209.36</text:p>
          </table:table-cell>
          <table:table-cell table:formula="of:=([.J488]+[.K488])/2" office:value-type="float" office:value="211.35" calcext:value-type="float">
            <text:p>211.35</text:p>
          </table:table-cell>
          <table:table-cell table:formula="of:=([.I462]+[.L462])/2" office:value-type="float" office:value="209.445" calcext:value-type="float">
            <text:p>209.445</text:p>
          </table:table-cell>
          <table:table-cell table:formula="of:=MAX([.C437:.C488])" office:value-type="float" office:value="213.34" calcext:value-type="float">
            <text:p>213.34</text:p>
          </table:table-cell>
          <table:table-cell table:formula="of:=MIN([.D437:.D488])" office:value-type="float" office:value="207.79" calcext:value-type="float">
            <text:p>207.79</text:p>
          </table:table-cell>
          <table:table-cell table:formula="of:=([.O462]+[.N462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2/06/15 11:00:00 +08:00</text:p>
          </table:table-cell>
          <table:table-cell office:value-type="float" office:value="212.08" calcext:value-type="float">
            <text:p>212.08</text:p>
          </table:table-cell>
          <table:table-cell office:value-type="float" office:value="212.46" calcext:value-type="float">
            <text:p>212.46</text:p>
          </table:table-cell>
          <table:table-cell office:value-type="float" office:value="211.97" calcext:value-type="float">
            <text:p>211.97</text:p>
          </table:table-cell>
          <table:table-cell office:value-type="float" office:value="212.34" calcext:value-type="float">
            <text:p>212.34</text:p>
          </table:table-cell>
          <table:table-cell office:value-type="float" office:value="209.62" calcext:value-type="float">
            <text:p>209.62</text:p>
          </table:table-cell>
          <table:table-cell table:formula="of:=MAX([.C481:.C489])" office:value-type="float" office:value="212.46" calcext:value-type="float">
            <text:p>212.46</text:p>
          </table:table-cell>
          <table:table-cell table:formula="of:=MIN([.D481:.D489])" office:value-type="float" office:value="210.44" calcext:value-type="float">
            <text:p>210.44</text:p>
          </table:table-cell>
          <table:table-cell table:formula="of:=([.G489]+[.H489])/2" office:value-type="float" office:value="211.45" calcext:value-type="float">
            <text:p>211.45</text:p>
          </table:table-cell>
          <table:table-cell table:formula="of:=MAX([.C464:.C489])" office:value-type="float" office:value="213.34" calcext:value-type="float">
            <text:p>213.34</text:p>
          </table:table-cell>
          <table:table-cell table:formula="of:=MIN([.D464:.D489])" office:value-type="float" office:value="209.36" calcext:value-type="float">
            <text:p>209.36</text:p>
          </table:table-cell>
          <table:table-cell table:formula="of:=([.J489]+[.K489])/2" office:value-type="float" office:value="211.35" calcext:value-type="float">
            <text:p>211.35</text:p>
          </table:table-cell>
          <table:table-cell table:formula="of:=([.I463]+[.L463])/2" office:value-type="float" office:value="209.62" calcext:value-type="float">
            <text:p>209.62</text:p>
          </table:table-cell>
          <table:table-cell table:formula="of:=MAX([.C438:.C489])" office:value-type="float" office:value="213.34" calcext:value-type="float">
            <text:p>213.34</text:p>
          </table:table-cell>
          <table:table-cell table:formula="of:=MIN([.D438:.D489])" office:value-type="float" office:value="207.79" calcext:value-type="float">
            <text:p>207.79</text:p>
          </table:table-cell>
          <table:table-cell table:formula="of:=([.O463]+[.N463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2/06/15 12:00:00 +08:00</text:p>
          </table:table-cell>
          <table:table-cell office:value-type="float" office:value="212.35" calcext:value-type="float">
            <text:p>212.35</text:p>
          </table:table-cell>
          <table:table-cell office:value-type="float" office:value="212.59" calcext:value-type="float">
            <text:p>212.59</text:p>
          </table:table-cell>
          <table:table-cell office:value-type="float" office:value="212.14" calcext:value-type="float">
            <text:p>212.14</text:p>
          </table:table-cell>
          <table:table-cell office:value-type="float" office:value="212.18" calcext:value-type="float">
            <text:p>212.18</text:p>
          </table:table-cell>
          <table:table-cell office:value-type="float" office:value="209.7075" calcext:value-type="float">
            <text:p>209.7075</text:p>
          </table:table-cell>
          <table:table-cell table:formula="of:=MAX([.C482:.C490])" office:value-type="float" office:value="212.59" calcext:value-type="float">
            <text:p>212.59</text:p>
          </table:table-cell>
          <table:table-cell table:formula="of:=MIN([.D482:.D490])" office:value-type="float" office:value="210.44" calcext:value-type="float">
            <text:p>210.44</text:p>
          </table:table-cell>
          <table:table-cell table:formula="of:=([.G490]+[.H490])/2" office:value-type="float" office:value="211.515" calcext:value-type="float">
            <text:p>211.515</text:p>
          </table:table-cell>
          <table:table-cell table:formula="of:=MAX([.C465:.C490])" office:value-type="float" office:value="213.34" calcext:value-type="float">
            <text:p>213.34</text:p>
          </table:table-cell>
          <table:table-cell table:formula="of:=MIN([.D465:.D490])" office:value-type="float" office:value="209.36" calcext:value-type="float">
            <text:p>209.36</text:p>
          </table:table-cell>
          <table:table-cell table:formula="of:=([.J490]+[.K490])/2" office:value-type="float" office:value="211.35" calcext:value-type="float">
            <text:p>211.35</text:p>
          </table:table-cell>
          <table:table-cell table:formula="of:=([.I464]+[.L464])/2" office:value-type="float" office:value="209.7075" calcext:value-type="float">
            <text:p>209.7075</text:p>
          </table:table-cell>
          <table:table-cell table:formula="of:=MAX([.C439:.C490])" office:value-type="float" office:value="213.34" calcext:value-type="float">
            <text:p>213.34</text:p>
          </table:table-cell>
          <table:table-cell table:formula="of:=MIN([.D439:.D490])" office:value-type="float" office:value="207.79" calcext:value-type="float">
            <text:p>207.79</text:p>
          </table:table-cell>
          <table:table-cell table:formula="of:=([.O464]+[.N464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2/06/15 13:00:00 +08:00</text:p>
          </table:table-cell>
          <table:table-cell office:value-type="float" office:value="212.18" calcext:value-type="float">
            <text:p>212.18</text:p>
          </table:table-cell>
          <table:table-cell office:value-type="float" office:value="212.21" calcext:value-type="float">
            <text:p>212.21</text:p>
          </table:table-cell>
          <table:table-cell office:value-type="float" office:value="211.64" calcext:value-type="float">
            <text:p>211.64</text:p>
          </table:table-cell>
          <table:table-cell office:value-type="float" office:value="211.99" calcext:value-type="float">
            <text:p>211.99</text:p>
          </table:table-cell>
          <table:table-cell office:value-type="float" office:value="209.7375" calcext:value-type="float">
            <text:p>209.7375</text:p>
          </table:table-cell>
          <table:table-cell table:formula="of:=MAX([.C483:.C491])" office:value-type="float" office:value="212.59" calcext:value-type="float">
            <text:p>212.59</text:p>
          </table:table-cell>
          <table:table-cell table:formula="of:=MIN([.D483:.D491])" office:value-type="float" office:value="210.44" calcext:value-type="float">
            <text:p>210.44</text:p>
          </table:table-cell>
          <table:table-cell table:formula="of:=([.G491]+[.H491])/2" office:value-type="float" office:value="211.515" calcext:value-type="float">
            <text:p>211.515</text:p>
          </table:table-cell>
          <table:table-cell table:formula="of:=MAX([.C466:.C491])" office:value-type="float" office:value="213.34" calcext:value-type="float">
            <text:p>213.34</text:p>
          </table:table-cell>
          <table:table-cell table:formula="of:=MIN([.D466:.D491])" office:value-type="float" office:value="209.36" calcext:value-type="float">
            <text:p>209.36</text:p>
          </table:table-cell>
          <table:table-cell table:formula="of:=([.J491]+[.K491])/2" office:value-type="float" office:value="211.35" calcext:value-type="float">
            <text:p>211.35</text:p>
          </table:table-cell>
          <table:table-cell table:formula="of:=([.I465]+[.L465])/2" office:value-type="float" office:value="209.7375" calcext:value-type="float">
            <text:p>209.7375</text:p>
          </table:table-cell>
          <table:table-cell table:formula="of:=MAX([.C440:.C491])" office:value-type="float" office:value="213.34" calcext:value-type="float">
            <text:p>213.34</text:p>
          </table:table-cell>
          <table:table-cell table:formula="of:=MIN([.D440:.D491])" office:value-type="float" office:value="207.79" calcext:value-type="float">
            <text:p>207.79</text:p>
          </table:table-cell>
          <table:table-cell table:formula="of:=([.O465]+[.N465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2/06/15 14:00:00 +08:00</text:p>
          </table:table-cell>
          <table:table-cell office:value-type="float" office:value="211.99" calcext:value-type="float">
            <text:p>211.99</text:p>
          </table:table-cell>
          <table:table-cell office:value-type="float" office:value="212.02" calcext:value-type="float">
            <text:p>212.02</text:p>
          </table:table-cell>
          <table:table-cell office:value-type="float" office:value="211.68" calcext:value-type="float">
            <text:p>211.68</text:p>
          </table:table-cell>
          <table:table-cell office:value-type="float" office:value="211.95" calcext:value-type="float">
            <text:p>211.95</text:p>
          </table:table-cell>
          <table:table-cell office:value-type="float" office:value="209.6825" calcext:value-type="float">
            <text:p>209.6825</text:p>
          </table:table-cell>
          <table:table-cell table:formula="of:=MAX([.C484:.C492])" office:value-type="float" office:value="212.59" calcext:value-type="float">
            <text:p>212.59</text:p>
          </table:table-cell>
          <table:table-cell table:formula="of:=MIN([.D484:.D492])" office:value-type="float" office:value="210.44" calcext:value-type="float">
            <text:p>210.44</text:p>
          </table:table-cell>
          <table:table-cell table:formula="of:=([.G492]+[.H492])/2" office:value-type="float" office:value="211.515" calcext:value-type="float">
            <text:p>211.515</text:p>
          </table:table-cell>
          <table:table-cell table:formula="of:=MAX([.C467:.C492])" office:value-type="float" office:value="213.34" calcext:value-type="float">
            <text:p>213.34</text:p>
          </table:table-cell>
          <table:table-cell table:formula="of:=MIN([.D467:.D492])" office:value-type="float" office:value="209.36" calcext:value-type="float">
            <text:p>209.36</text:p>
          </table:table-cell>
          <table:table-cell table:formula="of:=([.J492]+[.K492])/2" office:value-type="float" office:value="211.35" calcext:value-type="float">
            <text:p>211.35</text:p>
          </table:table-cell>
          <table:table-cell table:formula="of:=([.I466]+[.L466])/2" office:value-type="float" office:value="209.6825" calcext:value-type="float">
            <text:p>209.6825</text:p>
          </table:table-cell>
          <table:table-cell table:formula="of:=MAX([.C441:.C492])" office:value-type="float" office:value="213.34" calcext:value-type="float">
            <text:p>213.34</text:p>
          </table:table-cell>
          <table:table-cell table:formula="of:=MIN([.D441:.D492])" office:value-type="float" office:value="207.79" calcext:value-type="float">
            <text:p>207.79</text:p>
          </table:table-cell>
          <table:table-cell table:formula="of:=([.O466]+[.N466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2/06/15 15:00:00 +08:00</text:p>
          </table:table-cell>
          <table:table-cell office:value-type="float" office:value="211.95" calcext:value-type="float">
            <text:p>211.95</text:p>
          </table:table-cell>
          <table:table-cell office:value-type="float" office:value="212.15" calcext:value-type="float">
            <text:p>212.15</text:p>
          </table:table-cell>
          <table:table-cell office:value-type="float" office:value="211.81" calcext:value-type="float">
            <text:p>211.81</text:p>
          </table:table-cell>
          <table:table-cell office:value-type="float" office:value="212.07" calcext:value-type="float">
            <text:p>212.07</text:p>
          </table:table-cell>
          <table:table-cell office:value-type="float" office:value="209.8425" calcext:value-type="float">
            <text:p>209.8425</text:p>
          </table:table-cell>
          <table:table-cell table:formula="of:=MAX([.C485:.C493])" office:value-type="float" office:value="212.59" calcext:value-type="float">
            <text:p>212.59</text:p>
          </table:table-cell>
          <table:table-cell table:formula="of:=MIN([.D485:.D493])" office:value-type="float" office:value="210.44" calcext:value-type="float">
            <text:p>210.44</text:p>
          </table:table-cell>
          <table:table-cell table:formula="of:=([.G493]+[.H493])/2" office:value-type="float" office:value="211.515" calcext:value-type="float">
            <text:p>211.515</text:p>
          </table:table-cell>
          <table:table-cell table:formula="of:=MAX([.C468:.C493])" office:value-type="float" office:value="213.34" calcext:value-type="float">
            <text:p>213.34</text:p>
          </table:table-cell>
          <table:table-cell table:formula="of:=MIN([.D468:.D493])" office:value-type="float" office:value="209.36" calcext:value-type="float">
            <text:p>209.36</text:p>
          </table:table-cell>
          <table:table-cell table:formula="of:=([.J493]+[.K493])/2" office:value-type="float" office:value="211.35" calcext:value-type="float">
            <text:p>211.35</text:p>
          </table:table-cell>
          <table:table-cell table:formula="of:=([.I467]+[.L467])/2" office:value-type="float" office:value="209.8425" calcext:value-type="float">
            <text:p>209.8425</text:p>
          </table:table-cell>
          <table:table-cell table:formula="of:=MAX([.C442:.C493])" office:value-type="float" office:value="213.34" calcext:value-type="float">
            <text:p>213.34</text:p>
          </table:table-cell>
          <table:table-cell table:formula="of:=MIN([.D442:.D493])" office:value-type="float" office:value="207.79" calcext:value-type="float">
            <text:p>207.79</text:p>
          </table:table-cell>
          <table:table-cell table:formula="of:=([.O467]+[.N467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2/06/15 16:00:00 +08:00</text:p>
          </table:table-cell>
          <table:table-cell office:value-type="float" office:value="212.07" calcext:value-type="float">
            <text:p>212.07</text:p>
          </table:table-cell>
          <table:table-cell office:value-type="float" office:value="212.09" calcext:value-type="float">
            <text:p>212.09</text:p>
          </table:table-cell>
          <table:table-cell office:value-type="float" office:value="211.74" calcext:value-type="float">
            <text:p>211.74</text:p>
          </table:table-cell>
          <table:table-cell office:value-type="float" office:value="211.89" calcext:value-type="float">
            <text:p>211.89</text:p>
          </table:table-cell>
          <table:table-cell office:value-type="float" office:value="209.8425" calcext:value-type="float">
            <text:p>209.8425</text:p>
          </table:table-cell>
          <table:table-cell table:formula="of:=MAX([.C486:.C494])" office:value-type="float" office:value="212.59" calcext:value-type="float">
            <text:p>212.59</text:p>
          </table:table-cell>
          <table:table-cell table:formula="of:=MIN([.D486:.D494])" office:value-type="float" office:value="210.44" calcext:value-type="float">
            <text:p>210.44</text:p>
          </table:table-cell>
          <table:table-cell table:formula="of:=([.G494]+[.H494])/2" office:value-type="float" office:value="211.515" calcext:value-type="float">
            <text:p>211.515</text:p>
          </table:table-cell>
          <table:table-cell table:formula="of:=MAX([.C469:.C494])" office:value-type="float" office:value="213.34" calcext:value-type="float">
            <text:p>213.34</text:p>
          </table:table-cell>
          <table:table-cell table:formula="of:=MIN([.D469:.D494])" office:value-type="float" office:value="209.36" calcext:value-type="float">
            <text:p>209.36</text:p>
          </table:table-cell>
          <table:table-cell table:formula="of:=([.J494]+[.K494])/2" office:value-type="float" office:value="211.35" calcext:value-type="float">
            <text:p>211.35</text:p>
          </table:table-cell>
          <table:table-cell table:formula="of:=([.I468]+[.L468])/2" office:value-type="float" office:value="209.8425" calcext:value-type="float">
            <text:p>209.8425</text:p>
          </table:table-cell>
          <table:table-cell table:formula="of:=MAX([.C443:.C494])" office:value-type="float" office:value="213.34" calcext:value-type="float">
            <text:p>213.34</text:p>
          </table:table-cell>
          <table:table-cell table:formula="of:=MIN([.D443:.D494])" office:value-type="float" office:value="207.79" calcext:value-type="float">
            <text:p>207.79</text:p>
          </table:table-cell>
          <table:table-cell table:formula="of:=([.O468]+[.N468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3/06/15 10:00:00 +08:00</text:p>
          </table:table-cell>
          <table:table-cell office:value-type="float" office:value="212.18" calcext:value-type="float">
            <text:p>212.18</text:p>
          </table:table-cell>
          <table:table-cell office:value-type="float" office:value="212.31" calcext:value-type="float">
            <text:p>212.31</text:p>
          </table:table-cell>
          <table:table-cell office:value-type="float" office:value="212.07" calcext:value-type="float">
            <text:p>212.07</text:p>
          </table:table-cell>
          <table:table-cell office:value-type="float" office:value="212.26" calcext:value-type="float">
            <text:p>212.26</text:p>
          </table:table-cell>
          <table:table-cell office:value-type="float" office:value="209.8675" calcext:value-type="float">
            <text:p>209.8675</text:p>
          </table:table-cell>
          <table:table-cell table:formula="of:=MAX([.C487:.C495])" office:value-type="float" office:value="212.59" calcext:value-type="float">
            <text:p>212.59</text:p>
          </table:table-cell>
          <table:table-cell table:formula="of:=MIN([.D487:.D495])" office:value-type="float" office:value="210.44" calcext:value-type="float">
            <text:p>210.44</text:p>
          </table:table-cell>
          <table:table-cell table:formula="of:=([.G495]+[.H495])/2" office:value-type="float" office:value="211.515" calcext:value-type="float">
            <text:p>211.515</text:p>
          </table:table-cell>
          <table:table-cell table:formula="of:=MAX([.C470:.C495])" office:value-type="float" office:value="213.34" calcext:value-type="float">
            <text:p>213.34</text:p>
          </table:table-cell>
          <table:table-cell table:formula="of:=MIN([.D470:.D495])" office:value-type="float" office:value="209.36" calcext:value-type="float">
            <text:p>209.36</text:p>
          </table:table-cell>
          <table:table-cell table:formula="of:=([.J495]+[.K495])/2" office:value-type="float" office:value="211.35" calcext:value-type="float">
            <text:p>211.35</text:p>
          </table:table-cell>
          <table:table-cell table:formula="of:=([.I469]+[.L469])/2" office:value-type="float" office:value="209.8675" calcext:value-type="float">
            <text:p>209.8675</text:p>
          </table:table-cell>
          <table:table-cell table:formula="of:=MAX([.C444:.C495])" office:value-type="float" office:value="213.34" calcext:value-type="float">
            <text:p>213.34</text:p>
          </table:table-cell>
          <table:table-cell table:formula="of:=MIN([.D444:.D495])" office:value-type="float" office:value="207.79" calcext:value-type="float">
            <text:p>207.79</text:p>
          </table:table-cell>
          <table:table-cell table:formula="of:=([.O469]+[.N469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3/06/15 11:00:00 +08:00</text:p>
          </table:table-cell>
          <table:table-cell office:value-type="float" office:value="212.26" calcext:value-type="float">
            <text:p>212.26</text:p>
          </table:table-cell>
          <table:table-cell office:value-type="float" office:value="212.44" calcext:value-type="float">
            <text:p>212.44</text:p>
          </table:table-cell>
          <table:table-cell office:value-type="float" office:value="211.7" calcext:value-type="float">
            <text:p>211.7</text:p>
          </table:table-cell>
          <table:table-cell office:value-type="float" office:value="211.86" calcext:value-type="float">
            <text:p>211.86</text:p>
          </table:table-cell>
          <table:table-cell office:value-type="float" office:value="209.89" calcext:value-type="float">
            <text:p>209.89</text:p>
          </table:table-cell>
          <table:table-cell table:formula="of:=MAX([.C488:.C496])" office:value-type="float" office:value="212.59" calcext:value-type="float">
            <text:p>212.59</text:p>
          </table:table-cell>
          <table:table-cell table:formula="of:=MIN([.D488:.D496])" office:value-type="float" office:value="211.64" calcext:value-type="float">
            <text:p>211.64</text:p>
          </table:table-cell>
          <table:table-cell table:formula="of:=([.G496]+[.H496])/2" office:value-type="float" office:value="212.115" calcext:value-type="float">
            <text:p>212.115</text:p>
          </table:table-cell>
          <table:table-cell table:formula="of:=MAX([.C471:.C496])" office:value-type="float" office:value="213.34" calcext:value-type="float">
            <text:p>213.34</text:p>
          </table:table-cell>
          <table:table-cell table:formula="of:=MIN([.D471:.D496])" office:value-type="float" office:value="209.36" calcext:value-type="float">
            <text:p>209.36</text:p>
          </table:table-cell>
          <table:table-cell table:formula="of:=([.J496]+[.K496])/2" office:value-type="float" office:value="211.35" calcext:value-type="float">
            <text:p>211.35</text:p>
          </table:table-cell>
          <table:table-cell table:formula="of:=([.I470]+[.L470])/2" office:value-type="float" office:value="209.935" calcext:value-type="float">
            <text:p>209.935</text:p>
          </table:table-cell>
          <table:table-cell table:formula="of:=MAX([.C445:.C496])" office:value-type="float" office:value="213.34" calcext:value-type="float">
            <text:p>213.34</text:p>
          </table:table-cell>
          <table:table-cell table:formula="of:=MIN([.D445:.D496])" office:value-type="float" office:value="207.79" calcext:value-type="float">
            <text:p>207.79</text:p>
          </table:table-cell>
          <table:table-cell table:formula="of:=([.O470]+[.N470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3/06/15 12:00:00 +08:00</text:p>
          </table:table-cell>
          <table:table-cell office:value-type="float" office:value="211.86" calcext:value-type="float">
            <text:p>211.86</text:p>
          </table:table-cell>
          <table:table-cell office:value-type="float" office:value="212.02" calcext:value-type="float">
            <text:p>212.02</text:p>
          </table:table-cell>
          <table:table-cell office:value-type="float" office:value="211.71" calcext:value-type="float">
            <text:p>211.71</text:p>
          </table:table-cell>
          <table:table-cell office:value-type="float" office:value="211.84" calcext:value-type="float">
            <text:p>211.84</text:p>
          </table:table-cell>
          <table:table-cell office:value-type="float" office:value="209.815" calcext:value-type="float">
            <text:p>209.815</text:p>
          </table:table-cell>
          <table:table-cell table:formula="of:=MAX([.C489:.C497])" office:value-type="float" office:value="212.59" calcext:value-type="float">
            <text:p>212.59</text:p>
          </table:table-cell>
          <table:table-cell table:formula="of:=MIN([.D489:.D497])" office:value-type="float" office:value="211.64" calcext:value-type="float">
            <text:p>211.64</text:p>
          </table:table-cell>
          <table:table-cell table:formula="of:=([.G497]+[.H497])/2" office:value-type="float" office:value="212.115" calcext:value-type="float">
            <text:p>212.115</text:p>
          </table:table-cell>
          <table:table-cell table:formula="of:=MAX([.C472:.C497])" office:value-type="float" office:value="213.34" calcext:value-type="float">
            <text:p>213.34</text:p>
          </table:table-cell>
          <table:table-cell table:formula="of:=MIN([.D472:.D497])" office:value-type="float" office:value="209.36" calcext:value-type="float">
            <text:p>209.36</text:p>
          </table:table-cell>
          <table:table-cell table:formula="of:=([.J497]+[.K497])/2" office:value-type="float" office:value="211.35" calcext:value-type="float">
            <text:p>211.35</text:p>
          </table:table-cell>
          <table:table-cell table:formula="of:=([.I471]+[.L471])/2" office:value-type="float" office:value="209.815" calcext:value-type="float">
            <text:p>209.815</text:p>
          </table:table-cell>
          <table:table-cell table:formula="of:=MAX([.C446:.C497])" office:value-type="float" office:value="213.34" calcext:value-type="float">
            <text:p>213.34</text:p>
          </table:table-cell>
          <table:table-cell table:formula="of:=MIN([.D446:.D497])" office:value-type="float" office:value="207.79" calcext:value-type="float">
            <text:p>207.79</text:p>
          </table:table-cell>
          <table:table-cell table:formula="of:=([.O471]+[.N471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3/06/15 13:00:00 +08:00</text:p>
          </table:table-cell>
          <table:table-cell office:value-type="float" office:value="211.84" calcext:value-type="float">
            <text:p>211.84</text:p>
          </table:table-cell>
          <table:table-cell office:value-type="float" office:value="211.86" calcext:value-type="float">
            <text:p>211.86</text:p>
          </table:table-cell>
          <table:table-cell office:value-type="float" office:value="211.57" calcext:value-type="float">
            <text:p>211.57</text:p>
          </table:table-cell>
          <table:table-cell office:value-type="float" office:value="211.68" calcext:value-type="float">
            <text:p>211.68</text:p>
          </table:table-cell>
          <table:table-cell office:value-type="float" office:value="209.89" calcext:value-type="float">
            <text:p>209.89</text:p>
          </table:table-cell>
          <table:table-cell table:formula="of:=MAX([.C490:.C498])" office:value-type="float" office:value="212.59" calcext:value-type="float">
            <text:p>212.59</text:p>
          </table:table-cell>
          <table:table-cell table:formula="of:=MIN([.D490:.D498])" office:value-type="float" office:value="211.57" calcext:value-type="float">
            <text:p>211.57</text:p>
          </table:table-cell>
          <table:table-cell table:formula="of:=([.G498]+[.H498])/2" office:value-type="float" office:value="212.08" calcext:value-type="float">
            <text:p>212.08</text:p>
          </table:table-cell>
          <table:table-cell table:formula="of:=MAX([.C473:.C498])" office:value-type="float" office:value="213.34" calcext:value-type="float">
            <text:p>213.34</text:p>
          </table:table-cell>
          <table:table-cell table:formula="of:=MIN([.D473:.D498])" office:value-type="float" office:value="210.44" calcext:value-type="float">
            <text:p>210.44</text:p>
          </table:table-cell>
          <table:table-cell table:formula="of:=([.J498]+[.K498])/2" office:value-type="float" office:value="211.89" calcext:value-type="float">
            <text:p>211.89</text:p>
          </table:table-cell>
          <table:table-cell table:formula="of:=([.I472]+[.L472])/2" office:value-type="float" office:value="209.9475" calcext:value-type="float">
            <text:p>209.9475</text:p>
          </table:table-cell>
          <table:table-cell table:formula="of:=MAX([.C447:.C498])" office:value-type="float" office:value="213.34" calcext:value-type="float">
            <text:p>213.34</text:p>
          </table:table-cell>
          <table:table-cell table:formula="of:=MIN([.D447:.D498])" office:value-type="float" office:value="207.79" calcext:value-type="float">
            <text:p>207.79</text:p>
          </table:table-cell>
          <table:table-cell table:formula="of:=([.O472]+[.N472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3/06/15 14:00:00 +08:00</text:p>
          </table:table-cell>
          <table:table-cell office:value-type="float" office:value="211.68" calcext:value-type="float">
            <text:p>211.68</text:p>
          </table:table-cell>
          <table:table-cell office:value-type="float" office:value="211.94" calcext:value-type="float">
            <text:p>211.94</text:p>
          </table:table-cell>
          <table:table-cell office:value-type="float" office:value="211.59" calcext:value-type="float">
            <text:p>211.59</text:p>
          </table:table-cell>
          <table:table-cell office:value-type="float" office:value="211.89" calcext:value-type="float">
            <text:p>211.89</text:p>
          </table:table-cell>
          <table:table-cell office:value-type="float" office:value="209.89" calcext:value-type="float">
            <text:p>209.89</text:p>
          </table:table-cell>
          <table:table-cell table:formula="of:=MAX([.C491:.C499])" office:value-type="float" office:value="212.44" calcext:value-type="float">
            <text:p>212.44</text:p>
          </table:table-cell>
          <table:table-cell table:formula="of:=MIN([.D491:.D499])" office:value-type="float" office:value="211.57" calcext:value-type="float">
            <text:p>211.57</text:p>
          </table:table-cell>
          <table:table-cell table:formula="of:=([.G499]+[.H499])/2" office:value-type="float" office:value="212.005" calcext:value-type="float">
            <text:p>212.005</text:p>
          </table:table-cell>
          <table:table-cell table:formula="of:=MAX([.C474:.C499])" office:value-type="float" office:value="213.34" calcext:value-type="float">
            <text:p>213.34</text:p>
          </table:table-cell>
          <table:table-cell table:formula="of:=MIN([.D474:.D499])" office:value-type="float" office:value="210.44" calcext:value-type="float">
            <text:p>210.44</text:p>
          </table:table-cell>
          <table:table-cell table:formula="of:=([.J499]+[.K499])/2" office:value-type="float" office:value="211.89" calcext:value-type="float">
            <text:p>211.89</text:p>
          </table:table-cell>
          <table:table-cell table:formula="of:=([.I473]+[.L473])/2" office:value-type="float" office:value="209.9475" calcext:value-type="float">
            <text:p>209.9475</text:p>
          </table:table-cell>
          <table:table-cell table:formula="of:=MAX([.C448:.C499])" office:value-type="float" office:value="213.34" calcext:value-type="float">
            <text:p>213.34</text:p>
          </table:table-cell>
          <table:table-cell table:formula="of:=MIN([.D448:.D499])" office:value-type="float" office:value="207.79" calcext:value-type="float">
            <text:p>207.79</text:p>
          </table:table-cell>
          <table:table-cell table:formula="of:=([.O473]+[.N473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3/06/15 15:00:00 +08:00</text:p>
          </table:table-cell>
          <table:table-cell office:value-type="float" office:value="211.89" calcext:value-type="float">
            <text:p>211.89</text:p>
          </table:table-cell>
          <table:table-cell office:value-type="float" office:value="212.15" calcext:value-type="float">
            <text:p>212.15</text:p>
          </table:table-cell>
          <table:table-cell office:value-type="float" office:value="211.83" calcext:value-type="float">
            <text:p>211.83</text:p>
          </table:table-cell>
          <table:table-cell office:value-type="float" office:value="212.07" calcext:value-type="float">
            <text:p>212.07</text:p>
          </table:table-cell>
          <table:table-cell office:value-type="float" office:value="209.89" calcext:value-type="float">
            <text:p>209.89</text:p>
          </table:table-cell>
          <table:table-cell table:formula="of:=MAX([.C492:.C500])" office:value-type="float" office:value="212.44" calcext:value-type="float">
            <text:p>212.44</text:p>
          </table:table-cell>
          <table:table-cell table:formula="of:=MIN([.D492:.D500])" office:value-type="float" office:value="211.57" calcext:value-type="float">
            <text:p>211.57</text:p>
          </table:table-cell>
          <table:table-cell table:formula="of:=([.G500]+[.H500])/2" office:value-type="float" office:value="212.005" calcext:value-type="float">
            <text:p>212.005</text:p>
          </table:table-cell>
          <table:table-cell table:formula="of:=MAX([.C475:.C500])" office:value-type="float" office:value="213.34" calcext:value-type="float">
            <text:p>213.34</text:p>
          </table:table-cell>
          <table:table-cell table:formula="of:=MIN([.D475:.D500])" office:value-type="float" office:value="210.44" calcext:value-type="float">
            <text:p>210.44</text:p>
          </table:table-cell>
          <table:table-cell table:formula="of:=([.J500]+[.K500])/2" office:value-type="float" office:value="211.89" calcext:value-type="float">
            <text:p>211.89</text:p>
          </table:table-cell>
          <table:table-cell table:formula="of:=([.I474]+[.L474])/2" office:value-type="float" office:value="210.2975" calcext:value-type="float">
            <text:p>210.2975</text:p>
          </table:table-cell>
          <table:table-cell table:formula="of:=MAX([.C449:.C500])" office:value-type="float" office:value="213.34" calcext:value-type="float">
            <text:p>213.34</text:p>
          </table:table-cell>
          <table:table-cell table:formula="of:=MIN([.D449:.D500])" office:value-type="float" office:value="207.79" calcext:value-type="float">
            <text:p>207.79</text:p>
          </table:table-cell>
          <table:table-cell table:formula="of:=([.O474]+[.N474])/2" office:value-type="float" office:value="209.89" calcext:value-type="float">
            <text:p>209.89</text:p>
          </table:table-cell>
        </table:table-row>
        <table:table-row table:style-name="ro1">
          <table:table-cell office:value-type="string" calcext:value-type="string">
            <text:p>23/06/15 16:00:00 +08:00</text:p>
          </table:table-cell>
          <table:table-cell office:value-type="float" office:value="212.07" calcext:value-type="float">
            <text:p>212.07</text:p>
          </table:table-cell>
          <table:table-cell office:value-type="float" office:value="212.17" calcext:value-type="float">
            <text:p>212.17</text:p>
          </table:table-cell>
          <table:table-cell office:value-type="float" office:value="211.93" calcext:value-type="float">
            <text:p>211.93</text:p>
          </table:table-cell>
          <table:table-cell office:value-type="float" office:value="211.99" calcext:value-type="float">
            <text:p>211.99</text:p>
          </table:table-cell>
          <table:table-cell office:value-type="float" office:value="210.14" calcext:value-type="float">
            <text:p>210.14</text:p>
          </table:table-cell>
          <table:table-cell table:formula="of:=MAX([.C493:.C501])" office:value-type="float" office:value="212.44" calcext:value-type="float">
            <text:p>212.44</text:p>
          </table:table-cell>
          <table:table-cell table:formula="of:=MIN([.D493:.D501])" office:value-type="float" office:value="211.57" calcext:value-type="float">
            <text:p>211.57</text:p>
          </table:table-cell>
          <table:table-cell table:formula="of:=([.G501]+[.H501])/2" office:value-type="float" office:value="212.005" calcext:value-type="float">
            <text:p>212.005</text:p>
          </table:table-cell>
          <table:table-cell table:formula="of:=MAX([.C476:.C501])" office:value-type="float" office:value="213.34" calcext:value-type="float">
            <text:p>213.34</text:p>
          </table:table-cell>
          <table:table-cell table:formula="of:=MIN([.D476:.D501])" office:value-type="float" office:value="210.44" calcext:value-type="float">
            <text:p>210.44</text:p>
          </table:table-cell>
          <table:table-cell table:formula="of:=([.J501]+[.K501])/2" office:value-type="float" office:value="211.89" calcext:value-type="float">
            <text:p>211.89</text:p>
          </table:table-cell>
          <table:table-cell table:formula="of:=([.I475]+[.L475])/2" office:value-type="float" office:value="210.5825" calcext:value-type="float">
            <text:p>210.5825</text:p>
          </table:table-cell>
          <table:table-cell table:formula="of:=MAX([.C450:.C501])" office:value-type="float" office:value="213.34" calcext:value-type="float">
            <text:p>213.34</text:p>
          </table:table-cell>
          <table:table-cell table:formula="of:=MIN([.D450:.D501])" office:value-type="float" office:value="207.79" calcext:value-type="float">
            <text:p>207.79</text:p>
          </table:table-cell>
          <table:table-cell table:formula="of:=([.O475]+[.N475])/2" office:value-type="float" office:value="210.14" calcext:value-type="float">
            <text:p>210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09:07:07.7353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09:29:14.995696000</dc:date>
    <meta:editing-duration>PT54M</meta:editing-duration>
    <meta:editing-cycles>5</meta:editing-cycles>
    <meta:generator>LibreOffice/4.4.2.2$MacOSX_X86_64 LibreOffice_project/c4c7d32d0d49397cad38d62472b0bc8acff48dd6</meta:generator>
    <meta:document-statistic meta:table-count="1" meta:cell-count="7687" meta:object-count="0"/>
  </office:meta>
</office:document-meta>
</file>